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Segoe UI" svg:font-family="&quot;Segoe UI&quot;"/>
  </office:font-face-decls>
  <office:automatic-styles>
    <style:style style:name="ce1" style:family="table-cell" style:parent-style-name="Default" style:data-style-name="N0"/>
    <style:style style:name="ce2" style:family="table-cell" style:parent-style-name="Heading_32_1" style:data-style-name="N0">
      <style:table-cell-properties style:vertical-align="middle" style:repeat-content="false"/>
      <style:paragraph-properties fo:text-align="start" fo:margin-left="0cm"/>
      <style:text-properties style:font-name="Arial" style:font-name-asian="Arial" style:font-name-complex="Arial" fo:font-size="15pt" style:font-size-asian="15pt" style:font-size-complex="15pt" fo:font-weight="bold" style:font-weight-asian="bold" style:font-weight-complex="bold"/>
    </style:style>
    <style:style style:name="ce3" style:family="table-cell" style:parent-style-name="Default" style:data-style-name="N0">
      <style:table-cell-properties style:vertical-align="middle" style:repeat-content="false"/>
      <style:paragraph-properties fo:text-align="start" fo:margin-left="0cm"/>
      <style:text-properties fo:font-size="14pt" style:font-size-asian="14pt" style:font-size-complex="14pt" fo:font-weight="bold" style:font-weight-asian="bold" style:font-weight-complex="bold"/>
    </style:style>
    <style:style style:name="ce4" style:family="table-cell" style:parent-style-name="Default" style:data-style-name="N0">
      <style:table-cell-properties style:vertical-align="middle" style:repeat-content="false"/>
      <style:paragraph-properties fo:text-align="start" fo:margin-left="0cm"/>
    </style:style>
    <style:style style:name="ce5" style:family="table-cell" style:parent-style-name="Default" style:data-style-name="N0">
      <style:text-properties fo:color="#0000EE" style:text-underline-style="solid" style:text-underline-type="single"/>
    </style:style>
    <style:style style:name="ce6" style:family="table-cell" style:parent-style-name="Heading_32_1" style:data-style-name="N0">
      <style:table-cell-properties style:vertical-align="middle" fo:wrap-option="wrap" style:repeat-content="false"/>
      <style:paragraph-properties fo:text-align="start" fo:margin-left="0cm"/>
      <style:text-properties style:font-name="Arial" style:font-name-asian="Arial" style:font-name-complex="Arial" fo:font-size="12pt" style:font-size-asian="12pt" style:font-size-complex="12pt" fo:font-weight="normal" style:font-weight-asian="normal" style:font-weight-complex="normal"/>
    </style:style>
    <style:style style:name="ce7" style:family="table-cell" style:parent-style-name="Default" style:data-style-name="N0">
      <style:text-properties fo:color="#4472C4" style:text-underline-style="solid" style:text-underline-type="single" fo:font-weight="bold" style:font-weight-asian="bold" style:font-weight-complex="bold"/>
    </style:style>
    <style:style style:name="ce8" style:family="table-cell" style:parent-style-name="Default" style:data-style-name="N0">
      <style:text-properties fo:font-weight="bold" style:font-weight-asian="bold" style:font-weight-complex="bold"/>
    </style:style>
    <style:style style:name="ce9" style:family="table-cell" style:parent-style-name="Hyperlink" style:data-style-name="N0">
      <style:text-properties fo:color="#4472C4" style:text-underline-style="solid" style:text-underline-type="single" fo:font-weight="bold" style:font-weight-asian="bold" style:font-weight-complex="bold"/>
    </style:style>
    <style:style style:name="ce10" style:family="table-cell" style:parent-style-name="Heading_32_1" style:data-style-name="N0">
      <style:table-cell-properties style:vertical-align="middle"/>
      <style:text-properties style:font-name="Arial" style:font-name-asian="Arial" style:font-name-complex="Arial" fo:font-size="15pt" style:font-size-asian="15pt" style:font-size-complex="15pt" fo:font-weight="bold" style:font-weight-asian="bold" style:font-weight-complex="bold"/>
    </style:style>
    <style:style style:name="ce11" style:family="table-cell" style:parent-style-name="Heading_32_1" style:data-style-name="N3">
      <style:table-cell-properties style:vertical-align="middle" style:repeat-content="false"/>
      <style:paragraph-properties fo:text-align="end" fo:margin-right="0cm"/>
      <style:text-properties style:font-name="Arial" style:font-name-asian="Arial" style:font-name-complex="Arial" fo:font-size="15pt" style:font-size-asian="15pt" style:font-size-complex="15pt" fo:font-weight="bold" style:font-weight-asian="bold" style:font-weight-complex="bold"/>
    </style:style>
    <style:style style:name="ce12" style:family="table-cell" style:parent-style-name="Default" style:data-style-name="N0">
      <style:table-cell-properties style:vertical-align="automatic" style:repeat-content="false"/>
      <style:paragraph-properties fo:text-align="end" fo:margin-right="0cm"/>
      <style:text-properties fo:color="#242424" style:font-name="Segoe UI" style:font-name-asian="Segoe UI" style:font-name-complex="Segoe UI" fo:font-size="7pt" style:font-size-asian="7pt" style:font-size-complex="7pt"/>
    </style:style>
    <style:style style:name="ce13" style:family="table-cell" style:parent-style-name="Default" style:data-style-name="N3">
      <style:table-cell-properties style:vertical-align="automatic" style:repeat-content="false"/>
      <style:paragraph-properties fo:text-align="end" fo:margin-right="0cm"/>
    </style:style>
    <style:style style:name="ce14" style:family="table-cell" style:parent-style-name="Default" style:data-style-name="N36">
      <style:table-cell-properties style:vertical-align="automatic" style:repeat-content="false"/>
      <style:paragraph-properties fo:text-align="end" fo:margin-right="0cm"/>
    </style:style>
    <style:style style:name="ce15" style:family="table-cell" style:parent-style-name="Default" style:data-style-name="N0">
      <style:table-cell-properties style:vertical-align="middle"/>
      <style:text-properties fo:color="#242424"/>
    </style:style>
    <style:style style:name="ce16" style:family="table-cell" style:parent-style-name="Default" style:data-style-name="N0">
      <style:table-cell-properties style:vertical-align="middle" fo:wrap-option="wrap" style:repeat-content="false"/>
      <style:paragraph-properties fo:text-align="end" fo:margin-right="0cm"/>
      <style:text-properties fo:color="#242424"/>
    </style:style>
    <style:style style:name="ce17" style:family="table-cell" style:parent-style-name="Heading_32_1" style:data-style-name="N36">
      <style:table-cell-properties style:vertical-align="middle" style:repeat-content="false"/>
      <style:paragraph-properties fo:text-align="end" fo:margin-right="0cm"/>
      <style:text-properties style:font-name="Arial" style:font-name-asian="Arial" style:font-name-complex="Arial" fo:font-size="15pt" style:font-size-asian="15pt" style:font-size-complex="15pt" fo:font-weight="bold" style:font-weight-asian="bold" style:font-weight-complex="bold"/>
    </style:style>
    <style:style style:name="ce18" style:family="table-cell" style:parent-style-name="Default" style:data-style-name="N3">
      <style:table-cell-properties style:vertical-align="middle" style:repeat-content="false"/>
      <style:paragraph-properties fo:text-align="end" fo:margin-right="0cm"/>
    </style:style>
    <style:style style:name="ce19" style:family="table-cell" style:parent-style-name="Default" style:data-style-name="N36">
      <style:table-cell-properties style:vertical-align="middle" style:repeat-content="false"/>
      <style:paragraph-properties fo:text-align="end" fo:margin-right="0cm"/>
    </style:style>
    <style:style style:name="ce20" style:family="table-cell" style:parent-style-name="Default" style:data-style-name="N0">
      <style:table-cell-properties style:vertical-align="middle"/>
    </style:style>
    <style:style style:name="ce21" style:family="table-cell" style:parent-style-name="Default" style:data-style-name="N0">
      <style:table-cell-properties fo:border-top="none" fo:border-bottom="thin solid #000000" fo:border-left="none" fo:border-right="none" style:vertical-align="automatic" style:repeat-content="false"/>
      <style:paragraph-properties fo:text-align="center"/>
      <style:text-properties fo:font-weight="bold" style:font-weight-asian="bold" style:font-weight-complex="bold"/>
    </style:style>
    <style:style style:name="ce22" style:family="table-cell" style:parent-style-name="Default" style:data-style-name="N3">
      <style:table-cell-properties fo:border-top="none" fo:border-bottom="thin solid #000000" fo:border-left="none" fo:border-right="none" style:vertical-align="automatic" style:repeat-content="false"/>
      <style:paragraph-properties fo:text-align="center"/>
      <style:text-properties fo:font-weight="bold" style:font-weight-asian="bold" style:font-weight-complex="bold"/>
    </style:style>
    <style:style style:name="ce23" style:family="table-cell" style:parent-style-name="Default" style:data-style-name="N36">
      <style:table-cell-properties fo:border-top="none" fo:border-bottom="thin solid #000000" fo:border-left="none" fo:border-right="none" style:vertical-align="automatic" style:repeat-content="false"/>
      <style:paragraph-properties fo:text-align="center"/>
      <style:text-properties fo:font-weight="bold" style:font-weight-asian="bold" style:font-weight-complex="bold"/>
    </style:style>
    <style:style style:name="ce24" style:family="table-cell" style:parent-style-name="Default" style:data-style-name="N0">
      <style:table-cell-properties style:vertical-align="automatic" style:repeat-content="false"/>
      <style:paragraph-properties fo:text-align="center"/>
    </style:style>
    <style:style style:name="ce25" style:family="table-cell" style:parent-style-name="Default" style:data-style-name="N0">
      <style:table-cell-properties style:vertical-align="automatic" style:repeat-content="false"/>
      <style:paragraph-properties fo:text-align="end" fo:margin-right="0cm"/>
    </style:style>
    <style:style style:name="ce26" style:family="table-cell" style:parent-style-name="Default" style:data-style-name="N0">
      <style:table-cell-properties fo:border-top="none" fo:border-bottom="thin solid #000000" fo:border-left="none" fo:border-right="none"/>
    </style:style>
    <style:style style:name="ce27" style:family="table-cell" style:parent-style-name="Default" style:data-style-name="N3">
      <style:table-cell-properties fo:border-top="none" fo:border-bottom="thin solid #000000" fo:border-left="none" fo:border-right="none" style:vertical-align="automatic" style:repeat-content="false"/>
      <style:paragraph-properties fo:text-align="end" fo:margin-right="0cm"/>
    </style:style>
    <style:style style:name="ce28" style:family="table-cell" style:parent-style-name="Default" style:data-style-name="N36">
      <style:table-cell-properties fo:border-top="none" fo:border-bottom="thin solid #000000" fo:border-left="none" fo:border-right="none" style:vertical-align="automatic" style:repeat-content="false"/>
      <style:paragraph-properties fo:text-align="end" fo:margin-right="0cm"/>
    </style:style>
    <style:style style:name="ce29" style:family="table-cell" style:parent-style-name="Default" style:data-style-name="N3">
      <style:table-cell-properties style:vertical-align="automatic"/>
    </style:style>
    <style:style style:name="ce30" style:family="table-cell" style:parent-style-name="Default" style:data-style-name="N36">
      <style:table-cell-properties style:vertical-align="automatic"/>
    </style:style>
    <style:style style:name="ce31" style:family="table-cell" style:parent-style-name="Default" style:data-style-name="N3">
      <style:table-cell-properties fo:border-top="thin solid #000000" fo:border-bottom="none" fo:border-left="none" fo:border-right="none" style:vertical-align="automatic" style:repeat-content="false"/>
      <style:paragraph-properties fo:text-align="end" fo:margin-right="0cm"/>
    </style:style>
    <style:style style:name="ce32" style:family="table-cell" style:parent-style-name="Default" style:data-style-name="N36">
      <style:table-cell-properties fo:border-top="thin solid #000000" fo:border-bottom="none" fo:border-left="none" fo:border-right="none" style:vertical-align="automatic" style:repeat-content="false"/>
      <style:paragraph-properties fo:text-align="end" fo:margin-right="0cm"/>
    </style:style>
    <style:style style:name="ce33" style:family="table-cell" style:parent-style-name="Default" style:data-style-name="N0">
      <style:table-cell-properties fo:border-top="none" fo:border-bottom="thin solid #000000" fo:border-left="none" fo:border-right="none" style:vertical-align="automatic" style:repeat-content="false"/>
      <style:paragraph-properties fo:text-align="end" fo:margin-right="0cm"/>
    </style:style>
    <style:style style:name="ce34" style:family="table-cell" style:parent-style-name="Default" style:data-style-name="N0">
      <style:table-cell-properties fo:border-top="none" fo:border-bottom="thin solid #000000" fo:border-left="none" fo:border-right="none" style:vertical-align="automatic" style:repeat-content="false"/>
      <style:paragraph-properties fo:text-align="center"/>
    </style:style>
    <style:style style:name="ce35" style:family="table-cell" style:parent-style-name="Default" style:data-style-name="N0">
      <style:table-cell-properties style:vertical-align="middle" style:repeat-content="false"/>
      <style:paragraph-properties fo:text-align="end" fo:margin-right="0cm"/>
    </style:style>
    <style:style style:name="ce36" style:family="table-cell" style:parent-style-name="Default" style:data-style-name="N3">
      <style:table-cell-properties style:vertical-align="middle"/>
    </style:style>
    <style:style style:name="ce37" style:family="table-cell" style:parent-style-name="Default" style:data-style-name="N0">
      <style:table-cell-properties fo:border-top="thin solid #000000" fo:border-bottom="none" fo:border-left="none" fo:border-right="none" style:vertical-align="automatic" style:repeat-content="false"/>
      <style:paragraph-properties fo:text-align="center"/>
    </style:style>
    <style:style style:name="ce38" style:family="table-cell" style:parent-style-name="Default" style:data-style-name="N0">
      <style:table-cell-properties fo:border-top="thin solid #000000" fo:border-bottom="none" fo:border-left="none" fo:border-right="none"/>
    </style:style>
    <style:style style:name="ce39" style:family="table-cell" style:parent-style-name="Default" style:data-style-name="N3"/>
    <style:style style:name="ce40" style:family="table-cell" style:parent-style-name="Default" style:data-style-name="N36"/>
    <style:style style:name="ce41" style:family="table-cell" style:parent-style-name="Default" style:data-style-name="N0">
      <style:table-cell-properties fo:border-top="none" fo:border-bottom="thin solid #000000" fo:border-left="none" fo:border-right="none" style:vertical-align="automatic" style:repeat-content="false"/>
      <style:paragraph-properties fo:text-align="start" fo:margin-left="0cm"/>
      <style:text-properties fo:font-weight="bold" style:font-weight-asian="bold" style:font-weight-complex="bold"/>
    </style:style>
    <style:style style:name="ce42" style:family="table-cell" style:parent-style-name="Default" style:data-style-name="N0">
      <style:table-cell-properties style:vertical-align="top" style:repeat-content="false"/>
      <style:paragraph-properties fo:text-align="start" fo:margin-left="0cm"/>
    </style:style>
    <style:style style:name="ce43" style:family="table-cell" style:parent-style-name="Default" style:data-style-name="N0">
      <style:table-cell-properties style:vertical-align="top" fo:wrap-option="wrap" style:repeat-content="false"/>
      <style:paragraph-properties fo:text-align="start" fo:margin-left="0cm"/>
      <style:text-properties fo:font-size="11pt" style:font-size-asian="11pt" style:font-size-complex="11pt"/>
    </style:style>
    <style:style style:name="ce44" style:family="table-cell" style:parent-style-name="Hyperlink" style:data-style-name="N0">
      <style:table-cell-properties style:vertical-align="top" fo:wrap-option="wrap" style:repeat-content="false"/>
      <style:paragraph-properties fo:text-align="start" fo:margin-left="0cm"/>
      <style:text-properties fo:color="#0563C1" fo:font-size="11pt" style:font-size-asian="11pt" style:font-size-complex="11pt" style:text-underline-style="solid" style:text-underline-type="single"/>
    </style:style>
    <style:style style:name="co1" style:family="table-column">
      <style:table-column-properties fo:break-before="auto" style:column-width="21.9339583333333cm"/>
    </style:style>
    <style:style style:name="co2" style:family="table-column">
      <style:table-column-properties fo:break-before="auto" style:column-width="2.75166666666667cm"/>
    </style:style>
    <style:style style:name="co3" style:family="table-column">
      <style:table-column-properties fo:break-before="auto" style:column-width="10.715625cm"/>
    </style:style>
    <style:style style:name="co4" style:family="table-column">
      <style:table-column-properties fo:break-before="auto" style:column-width="4.41854166666667cm" style:use-optimal-column-width="true"/>
    </style:style>
    <style:style style:name="co5" style:family="table-column">
      <style:table-column-properties fo:break-before="auto" style:column-width="5.45041666666667cm" style:use-optimal-column-width="true"/>
    </style:style>
    <style:style style:name="co6" style:family="table-column">
      <style:table-column-properties fo:break-before="auto" style:column-width="2.67229166666667cm" style:use-optimal-column-width="true"/>
    </style:style>
    <style:style style:name="co7" style:family="table-column">
      <style:table-column-properties fo:break-before="auto" style:column-width="2.778125cm"/>
    </style:style>
    <style:style style:name="co8" style:family="table-column">
      <style:table-column-properties fo:break-before="auto" style:column-width="4.25979166666667cm" style:use-optimal-column-width="true"/>
    </style:style>
    <style:style style:name="co9" style:family="table-column">
      <style:table-column-properties fo:break-before="auto" style:column-width="5.318125cm" style:use-optimal-column-width="true"/>
    </style:style>
    <style:style style:name="co10" style:family="table-column">
      <style:table-column-properties fo:break-before="auto" style:column-width="4.94770833333333cm" style:use-optimal-column-width="true"/>
    </style:style>
    <style:style style:name="co11" style:family="table-column">
      <style:table-column-properties fo:break-before="auto" style:column-width="6.00604166666667cm" style:use-optimal-column-width="true"/>
    </style:style>
    <style:style style:name="co12" style:family="table-column">
      <style:table-column-properties fo:break-before="auto" style:column-width="4.60375cm" style:use-optimal-column-width="true"/>
    </style:style>
    <style:style style:name="co13" style:family="table-column">
      <style:table-column-properties fo:break-before="auto" style:column-width="5.635625cm" style:use-optimal-column-width="true"/>
    </style:style>
    <style:style style:name="co14" style:family="table-column">
      <style:table-column-properties fo:break-before="auto" style:column-width="4.28625cm"/>
    </style:style>
    <style:style style:name="co15" style:family="table-column">
      <style:table-column-properties fo:break-before="auto" style:column-width="4.841875cm" style:use-optimal-column-width="true"/>
    </style:style>
    <style:style style:name="co16" style:family="table-column">
      <style:table-column-properties fo:break-before="auto" style:column-width="5.90020833333333cm" style:use-optimal-column-width="true"/>
    </style:style>
    <style:style style:name="co17" style:family="table-column">
      <style:table-column-properties fo:break-before="auto" style:column-width="4.73604166666667cm" style:use-optimal-column-width="true"/>
    </style:style>
    <style:style style:name="co18" style:family="table-column">
      <style:table-column-properties fo:break-before="auto" style:column-width="5.794375cm" style:use-optimal-column-width="true"/>
    </style:style>
    <style:style style:name="co19" style:family="table-column">
      <style:table-column-properties fo:break-before="auto" style:column-width="1.77270833333333cm"/>
    </style:style>
    <style:style style:name="co20" style:family="table-column">
      <style:table-column-properties fo:break-before="auto" style:column-width="8.651875cm" style:use-optimal-column-width="true"/>
    </style:style>
    <style:style style:name="co21" style:family="table-column">
      <style:table-column-properties fo:break-before="auto" style:column-width="6.746875cm" style:use-optimal-column-width="true"/>
    </style:style>
    <style:style style:name="co22" style:family="table-column">
      <style:table-column-properties fo:break-before="auto" style:column-width="1.71979166666667cm" style:use-optimal-column-width="true"/>
    </style:style>
    <style:style style:name="co23" style:family="table-column">
      <style:table-column-properties fo:break-before="auto" style:column-width="4.63020833333333cm" style:use-optimal-column-width="true"/>
    </style:style>
    <style:style style:name="co24" style:family="table-column">
      <style:table-column-properties fo:break-before="auto" style:column-width="1.37583333333333cm"/>
    </style:style>
    <style:style style:name="co25" style:family="table-column">
      <style:table-column-properties fo:break-before="auto" style:column-width="2.27541666666667cm" style:use-optimal-column-width="true"/>
    </style:style>
    <style:style style:name="co26" style:family="table-column">
      <style:table-column-properties fo:break-before="auto" style:column-width="2.56645833333333cm" style:use-optimal-column-width="true"/>
    </style:style>
    <style:style style:name="co27" style:family="table-column">
      <style:table-column-properties fo:break-before="auto" style:column-width="2.143125cm" style:use-optimal-column-width="true"/>
    </style:style>
    <style:style style:name="co28" style:family="table-column">
      <style:table-column-properties fo:break-before="auto" style:column-width="2.24895833333333cm" style:use-optimal-column-width="true"/>
    </style:style>
    <style:style style:name="co29" style:family="table-column">
      <style:table-column-properties fo:break-before="auto" style:column-width="2.8575cm" style:use-optimal-column-width="true"/>
    </style:style>
    <style:style style:name="co30" style:family="table-column">
      <style:table-column-properties fo:break-before="auto" style:column-width="2.40770833333333cm" style:use-optimal-column-width="true"/>
    </style:style>
    <style:style style:name="co31" style:family="table-column">
      <style:table-column-properties fo:break-before="auto" style:column-width="4.78895833333333cm" style:use-optimal-column-width="true"/>
    </style:style>
    <style:style style:name="co32" style:family="table-column">
      <style:table-column-properties fo:break-before="auto" style:column-width="3.175cm"/>
    </style:style>
    <style:style style:name="co33" style:family="table-column">
      <style:table-column-properties fo:break-before="auto" style:column-width="23.098125cm"/>
    </style:style>
    <style:style style:name="ro1" style:family="table-row">
      <style:table-row-properties style:row-height="33pt" style:use-optimal-row-height="false" fo:break-before="auto"/>
    </style:style>
    <style:style style:name="ro2" style:family="table-row">
      <style:table-row-properties style:row-height="30pt" style:use-optimal-row-height="true" fo:break-before="auto"/>
    </style:style>
    <style:style style:name="ro3" style:family="table-row">
      <style:table-row-properties style:row-height="29.25pt" style:use-optimal-row-height="false" fo:break-before="auto"/>
    </style:style>
    <style:style style:name="ro4" style:family="table-row">
      <style:table-row-properties style:row-height="15.75pt" style:use-optimal-row-height="true" fo:break-before="auto"/>
    </style:style>
    <style:style style:name="ro5" style:family="table-row">
      <style:table-row-properties style:row-height="17.25pt" style:use-optimal-row-height="false" fo:break-before="auto"/>
    </style:style>
    <style:style style:name="ro6" style:family="table-row">
      <style:table-row-properties style:row-height="28.5pt" style:use-optimal-row-height="false" fo:break-before="auto"/>
    </style:style>
    <style:style style:name="ro7" style:family="table-row">
      <style:table-row-properties style:row-height="15pt" style:use-optimal-row-height="true" fo:break-before="auto"/>
    </style:style>
    <style:style style:name="ro8" style:family="table-row">
      <style:table-row-properties style:row-height="15.6pt" style:use-optimal-row-height="true" fo:break-before="auto"/>
    </style:style>
    <style:style style:name="ro9" style:family="table-row">
      <style:table-row-properties style:row-height="35.1pt" style:use-optimal-row-height="false" fo:break-before="auto"/>
    </style:style>
    <style:style style:name="ro10" style:family="table-row">
      <style:table-row-properties style:row-height="17.45pt" style:use-optimal-row-height="false" fo:break-before="auto"/>
    </style:style>
    <style:style style:name="ro11" style:family="table-row">
      <style:table-row-properties style:row-height="15pt" style:use-optimal-row-height="false" fo:break-before="auto"/>
    </style:style>
    <style:style style:name="ro12" style:family="table-row">
      <style:table-row-properties style:row-height="35.45pt" style:use-optimal-row-height="false" fo:break-before="auto"/>
    </style:style>
    <style:style style:name="ro13" style:family="table-row">
      <style:table-row-properties style:row-height="33.75pt" style:use-optimal-row-height="false" fo:break-before="auto"/>
    </style:style>
    <style:style style:name="ro14" style:family="table-row">
      <style:table-row-properties style:row-height="42.75pt" style:use-optimal-row-height="true" fo:break-before="auto"/>
    </style:style>
    <style:style style:name="ro15" style:family="table-row">
      <style:table-row-properties style:row-height="57pt" style:use-optimal-row-height="true" fo:break-before="auto"/>
    </style:style>
    <style:style style:name="ro16" style:family="table-row">
      <style:table-row-properties style:row-height="28.5pt" style:use-optimal-row-height="true" fo:break-before="auto"/>
    </style:style>
    <style:style style:name="ro17" style:family="table-row">
      <style:table-row-properties style:row-height="185.25pt" style:use-optimal-row-height="true" fo:break-before="auto"/>
    </style:style>
    <style:style style:name="ro18" style:family="table-row">
      <style:table-row-properties style:row-height="71.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ntents" table:style-name="ta1">
        <table:table-column table:style-name="co1" table:default-cell-style-name="ce1"/>
        <table:table-column table:style-name="co2" table:number-columns-repeated="16383" table:default-cell-style-name="ce1"/>
        <table:table-row table:style-name="ro1">
          <table:table-cell office:value-type="string" table:style-name="ce2">
            <text:p>Provisional Attainment Statistics - August 2022 - Independent centres</text:p>
          </table:table-cell>
          <table:table-cell table:style-name="ce3"/>
          <table:table-cell table:number-columns-repeated="22" table:style-name="ce4"/>
          <table:table-cell table:style-name="ce5"/>
          <table:table-cell table:number-columns-repeated="16359" table:style-name="ce4"/>
        </table:table-row>
        <table:table-row table:style-name="ro2">
          <table:table-cell office:value-type="string" table:style-name="ce6">
            <text:p>Provisional Attainment Statistics - August 2022 - Independent centres presents a summary of entries and attainment on results day in August for independent centres only</text:p>
          </table:table-cell>
          <table:table-cell table:number-columns-repeated="16383" table:style-name="ce1"/>
        </table:table-row>
        <table:table-row table:style-name="ro3">
          <table:table-cell office:value-type="string" office:string-value="Table 1: Provisional National 2 Attainment" table:formula="of:=HYPERLINK(&quot;#'National_2'!A1&quot;; &quot;Table 1: Provisional National 2 Attainment&quot;)" table:style-name="ce7">
            <text:p>Table 1: Provisional National 2 Attainment</text:p>
          </table:table-cell>
          <table:table-cell table:number-columns-repeated="16383" table:style-name="ce1"/>
        </table:table-row>
        <table:table-row table:style-name="ro4">
          <table:table-cell office:value-type="string" office:string-value="Table 2: Provisional National 3 Attainment" table:formula="of:=HYPERLINK(&quot;#'National_3'!A1&quot;; &quot;Table 2: Provisional National 3 Attainment&quot;)" table:style-name="ce7">
            <text:p>Table 2: Provisional National 3 Attainment</text:p>
          </table:table-cell>
          <table:table-cell table:number-columns-repeated="16383" table:style-name="ce1"/>
        </table:table-row>
        <table:table-row table:style-name="ro4">
          <table:table-cell office:value-type="string" office:string-value="Table 3: Provisional National 4 Attainment" table:formula="of:=HYPERLINK(&quot;#'National_4'!A1&quot;; &quot;Table 3: Provisional National 4 Attainment&quot;)" table:style-name="ce7">
            <text:p>Table 3: Provisional National 4 Attainment</text:p>
          </table:table-cell>
          <table:table-cell table:number-columns-repeated="16383" table:style-name="ce1"/>
        </table:table-row>
        <table:table-row table:style-name="ro4">
          <table:table-cell office:value-type="string" office:string-value="Table 4: Provisional National 5 Attainment" table:formula="of:=HYPERLINK(&quot;#'National_5'!A1&quot;; &quot;Table 4: Provisional National 5 Attainment&quot;)" table:style-name="ce7">
            <text:p>Table 4: Provisional National 5 Attainment</text:p>
          </table:table-cell>
          <table:table-cell table:number-columns-repeated="16383" table:style-name="ce8"/>
        </table:table-row>
        <table:table-row table:style-name="ro4">
          <table:table-cell office:value-type="string" office:string-value="Table 5: Provisional Higher Attainment" table:formula="of:=HYPERLINK(&quot;#'Higher'!A1&quot;; &quot;Table 5: Provisional Higher Attainment&quot;)" table:style-name="ce7">
            <text:p>Table 5: Provisional Higher Attainment</text:p>
          </table:table-cell>
          <table:table-cell table:number-columns-repeated="16383" table:style-name="ce1"/>
        </table:table-row>
        <table:table-row table:style-name="ro4">
          <table:table-cell office:value-type="string" table:style-name="ce9">
            <text:p><text:a xlink:href="#Advanced_Higher.A1">Table 6: Provisional Advanced Higher Attainment</text:a></text:p>
          </table:table-cell>
          <table:table-cell table:number-columns-repeated="16383" table:style-name="ce8"/>
        </table:table-row>
        <table:table-row table:style-name="ro4">
          <table:table-cell office:value-type="string" office:string-value="Table 7: Provisional Scottish Baccalaureate Attainment" table:formula="of:=HYPERLINK(&quot;#'Scottish_Baccalaureate'!A1&quot;; &quot;Table 7: Provisional Scottish Baccalaureate Attainment&quot;)" table:style-name="ce7">
            <text:p>Table 7: Provisional Scottish Baccalaureate Attainment</text:p>
          </table:table-cell>
          <table:table-cell table:number-columns-repeated="16383" table:style-name="ce8"/>
        </table:table-row>
        <table:table-row table:style-name="ro4">
          <table:table-cell office:value-type="string" office:string-value="Table 8: Provisional Skills for Work Attainment" table:formula="of:=HYPERLINK(&quot;#'Skills_for_Work'!A1&quot;; &quot;Table 8: Provisional Skills for Work Attainment&quot;)" table:style-name="ce9">
            <text:p>Table 8: Provisional Skills for Work Attainment</text:p>
          </table:table-cell>
          <table:table-cell table:number-columns-repeated="16383" table:style-name="ce1"/>
        </table:table-row>
        <table:table-row table:style-name="ro4">
          <table:table-cell office:value-type="string" office:string-value="Table 9: Provisional Awards Attainment" table:formula="of:=HYPERLINK(&quot;#'Awards'!A1&quot;; &quot;Table 9: Provisional Awards Attainment&quot;)" table:style-name="ce9">
            <text:p>Table 9: Provisional Awards Attainment</text:p>
          </table:table-cell>
          <table:table-cell table:number-columns-repeated="16383" table:style-name="ce1"/>
        </table:table-row>
        <table:table-row table:style-name="ro4">
          <table:table-cell office:value-type="string" office:string-value="Table 10: Provisional National Progression Awards Attainment" table:formula="of:=HYPERLINK(&quot;#'National_Progression_Awards'!A1&quot;; &quot;Table 10: Provisional National Progression Awards Attainment&quot;)" table:style-name="ce7">
            <text:p>Table 10: Provisional National Progression Awards Attainment</text:p>
          </table:table-cell>
          <table:table-cell table:number-columns-repeated="16383" table:style-name="ce1"/>
        </table:table-row>
        <table:table-row table:style-name="ro4">
          <table:table-cell office:value-type="string" office:string-value="Table 11: Provisional National Certificates Attainment" table:formula="of:=HYPERLINK(&quot;#'National_Certificates'!A1&quot;; &quot;Table 11: Provisional National Certificates Attainment&quot;)" table:style-name="ce7">
            <text:p>Table 11: Provisional National Certificates Attainment</text:p>
          </table:table-cell>
          <table:table-cell table:number-columns-repeated="16383" table:style-name="ce1"/>
        </table:table-row>
        <table:table-row table:style-name="ro5">
          <table:table-cell office:value-type="string" office:string-value="Table 12: Provisional Stage Breakdowns for all qualifications" table:formula="of:=HYPERLINK(&quot;#'Stage_Breakdowns'!A1&quot;; &quot;Table 12: Provisional Stage Breakdowns for all qualifications&quot;)" table:style-name="ce7">
            <text:p>Table 12: Provisional Stage Breakdowns for all qualifications</text:p>
          </table:table-cell>
          <table:table-cell table:number-columns-repeated="16383" table:style-name="ce1"/>
        </table:table-row>
        <table:table-row table:style-name="ro6">
          <table:table-cell office:value-type="string" office:string-value="Notes accompanying this release" table:formula="of:=HYPERLINK(&quot;#'Notes'!A1&quot;; &quot;Notes accompanying this release&quot;)" table:style-name="ce7">
            <text:p>Notes accompanying this release</text:p>
          </table:table-cell>
          <table:table-cell table:number-columns-repeated="16383" table:style-name="ce1"/>
        </table:table-row>
        <table:table-row table:style-name="ro3">
          <table:table-cell office:value-type="string" table:style-name="ce1">
            <text:p>Reference: 22PACI</text:p>
          </table:table-cell>
          <table:table-cell table:number-columns-repeated="16383" table:style-name="ce1"/>
        </table:table-row>
        <table:table-row table:style-name="ro7">
          <table:table-cell office:value-type="string" table:style-name="ce1">
            <text:p>Release date: 9 August 2022</text:p>
          </table:table-cell>
          <table:table-cell table:number-columns-repeated="16383"/>
        </table:table-row>
        <table:table-row table:style-name="ro7">
          <table:table-cell office:value-type="string" table:style-name="ce1">
            <text:p>Head of Profession: Stephen J. Price</text:p>
          </table:table-cell>
          <table:table-cell table:number-columns-repeated="16383"/>
        </table:table-row>
        <table:table-row table:style-name="ro7">
          <table:table-cell office:value-type="string" table:style-name="ce1">
            <text:p>Contact: data.analytics@sqa.org.uk</text:p>
          </table:table-cell>
          <table:table-cell table:number-columns-repeated="16383"/>
        </table:table-row>
        <table:table-row table:number-rows-repeated="1048557" table:style-name="ro8">
          <table:table-cell table:number-columns-repeated="16384"/>
        </table:table-row>
      </table:table>
      <table:table table:name="National_2" table:style-name="ta1">
        <table:table-column table:style-name="co3" table:default-cell-style-name="ce1"/>
        <table:table-column table:style-name="co4" table:default-cell-style-name="ce13"/>
        <table:table-column table:style-name="co5" table:default-cell-style-name="ce14"/>
        <table:table-column table:style-name="co6" table:default-cell-style-name="ce13"/>
        <table:table-column table:style-name="co4" table:default-cell-style-name="ce13"/>
        <table:table-column table:style-name="co5" table:default-cell-style-name="ce14"/>
        <table:table-column table:style-name="co6" table:default-cell-style-name="ce13"/>
        <table:table-column table:style-name="co4" table:default-cell-style-name="ce13"/>
        <table:table-column table:style-name="co5" table:default-cell-style-name="ce14"/>
        <table:table-column table:style-name="co6" table:default-cell-style-name="ce13"/>
        <table:table-column table:style-name="co4" table:default-cell-style-name="ce13"/>
        <table:table-column table:style-name="co5" table:default-cell-style-name="ce14"/>
        <table:table-column table:style-name="co6" table:default-cell-style-name="ce13"/>
        <table:table-column table:style-name="co4" table:default-cell-style-name="ce13"/>
        <table:table-column table:style-name="co5" table:default-cell-style-name="ce14"/>
        <table:table-column table:style-name="co6" table:default-cell-style-name="ce13"/>
        <table:table-column table:style-name="co7" table:number-columns-repeated="16368" table:default-cell-style-name="ce1"/>
        <table:table-row table:style-name="ro9">
          <table:table-cell office:value-type="string" table:style-name="ce10">
            <text:p>Table 1: Provisional National 2 Attainment</text:p>
          </table:table-cell>
          <table:table-cell table:style-name="ce11"/>
          <table:table-cell table:style-name="ce12"/>
          <table:table-cell table:style-name="ce11"/>
          <table:table-cell table:style-name="ce13"/>
          <table:table-cell table:style-name="ce14"/>
          <table:table-cell table:number-columns-repeated="2" table:style-name="ce13"/>
          <table:table-cell table:style-name="ce14"/>
          <table:table-cell table:number-columns-repeated="2" table:style-name="ce13"/>
          <table:table-cell table:style-name="ce14"/>
          <table:table-cell table:number-columns-repeated="2" table:style-name="ce13"/>
          <table:table-cell table:style-name="ce14"/>
          <table:table-cell table:style-name="ce13"/>
          <table:table-cell table:number-columns-repeated="16368"/>
        </table:table-row>
        <table:table-row table:style-name="ro10">
          <table:table-cell office:value-type="string" table:style-name="ce15">
            <text:p>Some shorthand is used in this table, [c] where the value is suppressed to protect against the risk of disclosure of personal information, [low] for a value less than 0.05% and [z] for not applicable</text:p>
          </table:table-cell>
          <table:table-cell table:style-name="ce16"/>
          <table:table-cell table:style-name="ce17"/>
          <table:table-cell table:style-name="ce11"/>
          <table:table-cell table:style-name="ce18"/>
          <table:table-cell table:style-name="ce19"/>
          <table:table-cell table:number-columns-repeated="2" table:style-name="ce18"/>
          <table:table-cell table:style-name="ce19"/>
          <table:table-cell table:number-columns-repeated="2" table:style-name="ce18"/>
          <table:table-cell table:style-name="ce19"/>
          <table:table-cell table:number-columns-repeated="2" table:style-name="ce18"/>
          <table:table-cell table:style-name="ce19"/>
          <table:table-cell table:style-name="ce18"/>
          <table:table-cell table:number-columns-repeated="16368" table:style-name="ce20"/>
        </table:table-row>
        <table:table-row table:style-name="ro11">
          <table:table-cell office:value-type="string" table:style-name="ce21">
            <text:p>Subject</text:p>
          </table:table-cell>
          <table:table-cell office:value-type="string" table:style-name="ce22">
            <text:p>Awarded Count 2022</text:p>
          </table:table-cell>
          <table:table-cell office:value-type="string" table:style-name="ce23">
            <text:p>Awarded Percentage 2022</text:p>
          </table:table-cell>
          <table:table-cell office:value-type="string" table:style-name="ce22">
            <text:p>Entries 2022</text:p>
          </table:table-cell>
          <table:table-cell office:value-type="string" table:style-name="ce22">
            <text:p>Awarded Count 2021</text:p>
          </table:table-cell>
          <table:table-cell office:value-type="string" table:style-name="ce23">
            <text:p>Awarded Percentage 2021</text:p>
          </table:table-cell>
          <table:table-cell office:value-type="string" table:style-name="ce22">
            <text:p>Entries 2021</text:p>
          </table:table-cell>
          <table:table-cell office:value-type="string" table:style-name="ce22">
            <text:p>Awarded Count 2020</text:p>
          </table:table-cell>
          <table:table-cell office:value-type="string" table:style-name="ce23">
            <text:p>Awarded Percentage 2020</text:p>
          </table:table-cell>
          <table:table-cell office:value-type="string" table:style-name="ce22">
            <text:p>Entries 2020</text:p>
          </table:table-cell>
          <table:table-cell office:value-type="string" table:style-name="ce22">
            <text:p>Awarded Count 2019</text:p>
          </table:table-cell>
          <table:table-cell office:value-type="string" table:style-name="ce23">
            <text:p>Awarded Percentage 2019</text:p>
          </table:table-cell>
          <table:table-cell office:value-type="string" table:style-name="ce22">
            <text:p>Entries 2019</text:p>
          </table:table-cell>
          <table:table-cell office:value-type="string" table:style-name="ce22">
            <text:p>Awarded Count 2018</text:p>
          </table:table-cell>
          <table:table-cell office:value-type="string" table:style-name="ce23">
            <text:p>Awarded Percentage 2018</text:p>
          </table:table-cell>
          <table:table-cell office:value-type="string" table:style-name="ce22">
            <text:p>Entries 2018</text:p>
          </table:table-cell>
          <table:table-cell table:number-columns-repeated="16368" table:style-name="ce24"/>
        </table:table-row>
        <table:table-row table:style-name="ro11">
          <table:table-cell office:value-type="string" table:style-name="ce1">
            <text:p>Business in Practice</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table:number-columns-repeated="16368"/>
        </table:table-row>
        <table:table-row table:style-name="ro11">
          <table:table-cell office:value-type="string" table:style-name="ce1">
            <text:p>Creative Arts</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table:number-columns-repeated="16368"/>
        </table:table-row>
        <table:table-row table:style-name="ro11">
          <table:table-cell office:value-type="string" table:style-name="ce1">
            <text:p>English and Communication</text:p>
          </table:table-cell>
          <table:table-cell office:value-type="float" office:value="10" table:style-name="ce13">
            <text:p>10</text:p>
          </table:table-cell>
          <table:table-cell office:value-type="percentage" office:value="0.83333330000000005" table:style-name="ce14">
            <text:p>83.3%</text:p>
          </table:table-cell>
          <table:table-cell office:value-type="float" office:value="10" table:style-name="ce13">
            <text:p>10</text:p>
          </table:table-cell>
          <table:table-cell office:value-type="float" office:value="15" table:style-name="ce13">
            <text:p>15</text:p>
          </table:table-cell>
          <table:table-cell office:value-type="percentage" office:value="0.72222220000000004" table:style-name="ce14">
            <text:p>72.2%</text:p>
          </table:table-cell>
          <table:table-cell office:value-type="float" office:value="20" table:style-name="ce13">
            <text:p>20</text:p>
          </table:table-cell>
          <table:table-cell office:value-type="float" office:value="5" table:style-name="ce13">
            <text:p>5</text:p>
          </table:table-cell>
          <table:table-cell office:value-type="percentage" office:value="0.85714290000000004" table:style-name="ce14">
            <text:p>85.7%</text:p>
          </table:table-cell>
          <table:table-cell office:value-type="float" office:value="5" table:style-name="ce13">
            <text:p>5</text:p>
          </table:table-cell>
          <table:table-cell office:value-type="float" office:value="5" table:style-name="ce13">
            <text:p>5</text:p>
          </table:table-cell>
          <table:table-cell office:value-type="percentage" office:value="0.83333330000000005" table:style-name="ce14">
            <text:p>83.3%</text:p>
          </table:table-cell>
          <table:table-cell office:value-type="float" office:value="5" table:style-name="ce13">
            <text:p>5</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table:number-columns-repeated="16368"/>
        </table:table-row>
        <table:table-row table:style-name="ro11">
          <table:table-cell office:value-type="string" table:style-name="ce1">
            <text:p>Food, Health and Wellbeing</text:p>
          </table:table-cell>
          <table:table-cell office:value-type="float" office:value="15" table:style-name="ce13">
            <text:p>15</text:p>
          </table:table-cell>
          <table:table-cell office:value-type="percentage" office:value="1" table:style-name="ce14">
            <text:p>100.0%</text:p>
          </table:table-cell>
          <table:table-cell office:value-type="float" office:value="15" table:style-name="ce13">
            <text:p>15</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float" office:value="5" table:style-name="ce13">
            <text:p>5</text:p>
          </table:table-cell>
          <table:table-cell office:value-type="percentage" office:value="1" table:style-name="ce14">
            <text:p>100.0%</text:p>
          </table:table-cell>
          <table:table-cell office:value-type="float" office:value="5" table:style-name="ce13">
            <text:p>5</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table:number-columns-repeated="16368"/>
        </table:table-row>
        <table:table-row table:style-name="ro11">
          <table:table-cell office:value-type="string" table:style-name="ce1">
            <text:p>French</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float" office:value="0" table:style-name="ce13">
            <text:p>0</text:p>
          </table:table-cell>
          <table:table-cell office:value-type="float" office:value="0" table:style-name="ce25">
            <text:p>0</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table:number-columns-repeated="16368"/>
        </table:table-row>
        <table:table-row table:style-name="ro11">
          <table:table-cell office:value-type="string" table:style-name="ce1">
            <text:p>Information and Communications Technology</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25">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c]</text:p>
          </table:table-cell>
          <table:table-cell office:value-type="string" table:style-name="ce25">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table:number-columns-repeated="16368"/>
        </table:table-row>
        <table:table-row table:style-name="ro11">
          <table:table-cell office:value-type="string" table:style-name="ce1">
            <text:p>Lifeskills Mathematics</text:p>
          </table:table-cell>
          <table:table-cell office:value-type="float" office:value="15" table:style-name="ce13">
            <text:p>15</text:p>
          </table:table-cell>
          <table:table-cell office:value-type="percentage" office:value="0.8125" table:style-name="ce14">
            <text:p>81.3%</text:p>
          </table:table-cell>
          <table:table-cell office:value-type="float" office:value="15" table:style-name="ce13">
            <text:p>15</text:p>
          </table:table-cell>
          <table:table-cell office:value-type="float" office:value="15" table:style-name="ce13">
            <text:p>15</text:p>
          </table:table-cell>
          <table:table-cell office:value-type="percentage" office:value="0.7" table:style-name="ce14">
            <text:p>70.0%</text:p>
          </table:table-cell>
          <table:table-cell office:value-type="float" office:value="20" table:style-name="ce13">
            <text:p>20</text:p>
          </table:table-cell>
          <table:table-cell office:value-type="float" office:value="10" table:style-name="ce13">
            <text:p>10</text:p>
          </table:table-cell>
          <table:table-cell office:value-type="percentage" office:value="0.8" table:style-name="ce14">
            <text:p>80.0%</text:p>
          </table:table-cell>
          <table:table-cell office:value-type="float" office:value="15" table:style-name="ce13">
            <text:p>15</text:p>
          </table:table-cell>
          <table:table-cell office:value-type="float" office:value="10" table:style-name="ce13">
            <text:p>10</text:p>
          </table:table-cell>
          <table:table-cell office:value-type="percentage" office:value="0.8" table:style-name="ce14">
            <text:p>80.0%</text:p>
          </table:table-cell>
          <table:table-cell office:value-type="float" office:value="10" table:style-name="ce13">
            <text:p>10</text:p>
          </table:table-cell>
          <table:table-cell office:value-type="float" office:value="15" table:style-name="ce13">
            <text:p>15</text:p>
          </table:table-cell>
          <table:table-cell office:value-type="percentage" office:value="0.84210529999999995" table:style-name="ce14">
            <text:p>84.2%</text:p>
          </table:table-cell>
          <table:table-cell office:value-type="float" office:value="20" table:style-name="ce13">
            <text:p>20</text:p>
          </table:table-cell>
          <table:table-cell table:number-columns-repeated="16368"/>
        </table:table-row>
        <table:table-row table:style-name="ro11">
          <table:table-cell office:value-type="string" table:style-name="ce1">
            <text:p>Performance Arts</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table:number-columns-repeated="16368"/>
        </table:table-row>
        <table:table-row table:style-name="ro11">
          <table:table-cell office:value-type="string" table:style-name="ce1">
            <text:p>Physical Education</text:p>
          </table:table-cell>
          <table:table-cell office:value-type="float" office:value="5" table:style-name="ce13">
            <text:p>5</text:p>
          </table:table-cell>
          <table:table-cell office:value-type="percentage" office:value="1" table:style-name="ce14">
            <text:p>100.0%</text:p>
          </table:table-cell>
          <table:table-cell office:value-type="float" office:value="5" table:style-name="ce13">
            <text:p>5</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float" office:value="5" table:style-name="ce13">
            <text:p>5</text:p>
          </table:table-cell>
          <table:table-cell office:value-type="percentage" office:value="0.85714290000000004" table:style-name="ce14">
            <text:p>85.7%</text:p>
          </table:table-cell>
          <table:table-cell office:value-type="float" office:value="5" table:style-name="ce13">
            <text:p>5</text:p>
          </table:table-cell>
          <table:table-cell office:value-type="float" office:value="10" table:style-name="ce13">
            <text:p>10</text:p>
          </table:table-cell>
          <table:table-cell office:value-type="percentage" office:value="1" table:style-name="ce14">
            <text:p>100.0%</text:p>
          </table:table-cell>
          <table:table-cell office:value-type="float" office:value="10" table:style-name="ce13">
            <text:p>10</text:p>
          </table:table-cell>
          <table:table-cell office:value-type="float" office:value="5" table:style-name="ce13">
            <text:p>5</text:p>
          </table:table-cell>
          <table:table-cell office:value-type="percentage" office:value="0.85714290000000004" table:style-name="ce14">
            <text:p>85.7%</text:p>
          </table:table-cell>
          <table:table-cell office:value-type="float" office:value="5" table:style-name="ce13">
            <text:p>5</text:p>
          </table:table-cell>
          <table:table-cell table:number-columns-repeated="16368"/>
        </table:table-row>
        <table:table-row table:style-name="ro11">
          <table:table-cell office:value-type="string" table:style-name="ce1">
            <text:p>Practical Craft Skills</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table:number-columns-repeated="16368"/>
        </table:table-row>
        <table:table-row table:style-name="ro11">
          <table:table-cell office:value-type="string" table:style-name="ce1">
            <text:p>Science in the Environment</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table:number-columns-repeated="16368"/>
        </table:table-row>
        <table:table-row table:style-name="ro11">
          <table:table-cell office:value-type="string" table:style-name="ce1">
            <text:p>Social Subjects</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float" office:value="5" table:style-name="ce13">
            <text:p>5</text:p>
          </table:table-cell>
          <table:table-cell office:value-type="percentage" office:value="1" table:style-name="ce14">
            <text:p>100.0%</text:p>
          </table:table-cell>
          <table:table-cell office:value-type="float" office:value="5" table:style-name="ce13">
            <text:p>5</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table:number-columns-repeated="16368"/>
        </table:table-row>
        <table:table-row table:style-name="ro11">
          <table:table-cell office:value-type="string" table:style-name="ce26">
            <text:p>Spanish</text:p>
          </table:table-cell>
          <table:table-cell office:value-type="string" table:style-name="ce27">
            <text:p>[c]</text:p>
          </table:table-cell>
          <table:table-cell office:value-type="string" table:style-name="ce28">
            <text:p>[c]</text:p>
          </table:table-cell>
          <table:table-cell office:value-type="string" table:style-name="ce27">
            <text:p>[c]</text:p>
          </table:table-cell>
          <table:table-cell office:value-type="string" table:style-name="ce27">
            <text:p>[z]</text:p>
          </table:table-cell>
          <table:table-cell office:value-type="string" table:style-name="ce28">
            <text:p>[z]</text:p>
          </table:table-cell>
          <table:table-cell office:value-type="float" office:value="0" table:style-name="ce27">
            <text:p>0</text:p>
          </table:table-cell>
          <table:table-cell office:value-type="string" table:style-name="ce27">
            <text:p>[z]</text:p>
          </table:table-cell>
          <table:table-cell office:value-type="string" table:style-name="ce28">
            <text:p>[z]</text:p>
          </table:table-cell>
          <table:table-cell office:value-type="float" office:value="0" table:style-name="ce27">
            <text:p>0</text:p>
          </table:table-cell>
          <table:table-cell office:value-type="string" table:style-name="ce27">
            <text:p>[z]</text:p>
          </table:table-cell>
          <table:table-cell office:value-type="string" table:style-name="ce28">
            <text:p>[z]</text:p>
          </table:table-cell>
          <table:table-cell office:value-type="float" office:value="0" table:style-name="ce27">
            <text:p>0</text:p>
          </table:table-cell>
          <table:table-cell office:value-type="string" table:style-name="ce27">
            <text:p>[z]</text:p>
          </table:table-cell>
          <table:table-cell office:value-type="string" table:style-name="ce28">
            <text:p>[z]</text:p>
          </table:table-cell>
          <table:table-cell office:value-type="float" office:value="0" table:style-name="ce27">
            <text:p>0</text:p>
          </table:table-cell>
          <table:table-cell table:number-columns-repeated="16368"/>
        </table:table-row>
        <table:table-row table:style-name="ro11">
          <table:table-cell office:value-type="string" table:style-name="ce1">
            <text:p>Total</text:p>
          </table:table-cell>
          <table:table-cell office:value-type="float" office:value="55" table:style-name="ce13">
            <text:p>55</text:p>
          </table:table-cell>
          <table:table-cell office:value-type="percentage" office:value="0.81538460000000001" table:style-name="ce14">
            <text:p>81.5%</text:p>
          </table:table-cell>
          <table:table-cell office:value-type="float" office:value="65" table:style-name="ce13">
            <text:p>65</text:p>
          </table:table-cell>
          <table:table-cell office:value-type="float" office:value="40" table:style-name="ce13">
            <text:p>40</text:p>
          </table:table-cell>
          <table:table-cell office:value-type="percentage" office:value="0.73214290000000004" table:style-name="ce14">
            <text:p>73.2%</text:p>
          </table:table-cell>
          <table:table-cell office:value-type="float" office:value="55" table:style-name="ce13">
            <text:p>55</text:p>
          </table:table-cell>
          <table:table-cell office:value-type="float" office:value="30" table:style-name="ce13">
            <text:p>30</text:p>
          </table:table-cell>
          <table:table-cell office:value-type="percentage" office:value="0.81578949999999995" table:style-name="ce14">
            <text:p>81.6%</text:p>
          </table:table-cell>
          <table:table-cell office:value-type="float" office:value="40" table:style-name="ce13">
            <text:p>40</text:p>
          </table:table-cell>
          <table:table-cell office:value-type="float" office:value="40" table:style-name="ce13">
            <text:p>40</text:p>
          </table:table-cell>
          <table:table-cell office:value-type="percentage" office:value="0.93333330000000003" table:style-name="ce14">
            <text:p>93.3%</text:p>
          </table:table-cell>
          <table:table-cell office:value-type="float" office:value="45" table:style-name="ce13">
            <text:p>45</text:p>
          </table:table-cell>
          <table:table-cell office:value-type="float" office:value="35" table:style-name="ce13">
            <text:p>35</text:p>
          </table:table-cell>
          <table:table-cell office:value-type="percentage" office:value="0.81818179999999996" table:style-name="ce14">
            <text:p>81.8%</text:p>
          </table:table-cell>
          <table:table-cell office:value-type="float" office:value="45" table:style-name="ce13">
            <text:p>45</text:p>
          </table:table-cell>
          <table:table-cell table:number-columns-repeated="16368"/>
        </table:table-row>
        <table:table-row table:style-name="ro11">
          <table:table-cell table:style-name="ce1"/>
          <table:table-cell table:style-name="ce13"/>
          <table:table-cell table:style-name="ce14"/>
          <table:table-cell table:number-columns-repeated="2" table:style-name="ce13"/>
          <table:table-cell table:style-name="ce14"/>
          <table:table-cell table:number-columns-repeated="2" table:style-name="ce13"/>
          <table:table-cell table:style-name="ce14"/>
          <table:table-cell table:number-columns-repeated="2" table:style-name="ce13"/>
          <table:table-cell table:style-name="ce14"/>
          <table:table-cell table:number-columns-repeated="2" table:style-name="ce13"/>
          <table:table-cell table:style-name="ce14"/>
          <table:table-cell table:style-name="ce13"/>
          <table:table-cell table:number-columns-repeated="16368"/>
        </table:table-row>
        <table:table-row table:number-rows-repeated="1048558" table:style-name="ro8">
          <table:table-cell table:number-columns-repeated="16384"/>
        </table:table-row>
      </table:table>
      <table:table table:name="National_3" table:style-name="ta1">
        <table:table-column table:style-name="co3" table:default-cell-style-name="ce1"/>
        <table:table-column table:style-name="co4" table:default-cell-style-name="ce13"/>
        <table:table-column table:style-name="co5" table:default-cell-style-name="ce14"/>
        <table:table-column table:style-name="co6" table:default-cell-style-name="ce13"/>
        <table:table-column table:style-name="co4" table:default-cell-style-name="ce13"/>
        <table:table-column table:style-name="co5" table:default-cell-style-name="ce14"/>
        <table:table-column table:style-name="co6" table:default-cell-style-name="ce13"/>
        <table:table-column table:style-name="co4" table:default-cell-style-name="ce13"/>
        <table:table-column table:style-name="co5" table:default-cell-style-name="ce14"/>
        <table:table-column table:style-name="co6" table:default-cell-style-name="ce13"/>
        <table:table-column table:style-name="co4" table:default-cell-style-name="ce13"/>
        <table:table-column table:style-name="co5" table:default-cell-style-name="ce14"/>
        <table:table-column table:style-name="co6" table:default-cell-style-name="ce13"/>
        <table:table-column table:style-name="co4" table:default-cell-style-name="ce13"/>
        <table:table-column table:style-name="co5" table:default-cell-style-name="ce14"/>
        <table:table-column table:style-name="co6" table:default-cell-style-name="ce13"/>
        <table:table-column table:style-name="co2" table:number-columns-repeated="16368" table:default-cell-style-name="ce1"/>
        <table:table-row table:style-name="ro9">
          <table:table-cell office:value-type="string" table:style-name="ce10">
            <text:p>Table 2: Provisional National 3 Attainment</text:p>
          </table:table-cell>
          <table:table-cell table:style-name="ce13"/>
          <table:table-cell table:style-name="ce14"/>
          <table:table-cell table:number-columns-repeated="2" table:style-name="ce13"/>
          <table:table-cell table:style-name="ce14"/>
          <table:table-cell table:number-columns-repeated="2" table:style-name="ce13"/>
          <table:table-cell table:style-name="ce14"/>
          <table:table-cell table:number-columns-repeated="2" table:style-name="ce13"/>
          <table:table-cell table:style-name="ce14"/>
          <table:table-cell table:number-columns-repeated="2" table:style-name="ce13"/>
          <table:table-cell table:style-name="ce14"/>
          <table:table-cell table:style-name="ce13"/>
          <table:table-cell table:number-columns-repeated="16368"/>
        </table:table-row>
        <table:table-row table:style-name="ro10">
          <table:table-cell office:value-type="string" table:style-name="ce15">
            <text:p>Some shorthand is used in this table, [c] where the value is suppressed to protect against the risk of disclosure of personal information, [low] for a value less than 0.05% and [z] for not applicable</text:p>
          </table:table-cell>
          <table:table-cell table:style-name="ce13"/>
          <table:table-cell table:style-name="ce14"/>
          <table:table-cell table:number-columns-repeated="2" table:style-name="ce13"/>
          <table:table-cell table:style-name="ce14"/>
          <table:table-cell table:number-columns-repeated="2" table:style-name="ce13"/>
          <table:table-cell table:style-name="ce14"/>
          <table:table-cell table:number-columns-repeated="2" table:style-name="ce13"/>
          <table:table-cell table:style-name="ce14"/>
          <table:table-cell table:number-columns-repeated="2" table:style-name="ce13"/>
          <table:table-cell table:style-name="ce14"/>
          <table:table-cell table:style-name="ce13"/>
          <table:table-cell table:number-columns-repeated="16368"/>
        </table:table-row>
        <table:table-row table:style-name="ro11">
          <table:table-cell office:value-type="string" table:style-name="ce21">
            <text:p>Subject</text:p>
          </table:table-cell>
          <table:table-cell office:value-type="string" table:style-name="ce22">
            <text:p>Awarded Count 2022</text:p>
          </table:table-cell>
          <table:table-cell office:value-type="string" table:style-name="ce23">
            <text:p>Awarded Percentage 2022</text:p>
          </table:table-cell>
          <table:table-cell office:value-type="string" table:style-name="ce22">
            <text:p>Entries 2022</text:p>
          </table:table-cell>
          <table:table-cell office:value-type="string" table:style-name="ce22">
            <text:p>Awarded Count 2021</text:p>
          </table:table-cell>
          <table:table-cell office:value-type="string" table:style-name="ce23">
            <text:p>Awarded Percentage 2021</text:p>
          </table:table-cell>
          <table:table-cell office:value-type="string" table:style-name="ce22">
            <text:p>Entries 2021</text:p>
          </table:table-cell>
          <table:table-cell office:value-type="string" table:style-name="ce22">
            <text:p>Awarded Count 2020</text:p>
          </table:table-cell>
          <table:table-cell office:value-type="string" table:style-name="ce23">
            <text:p>Awarded Percentage 2020</text:p>
          </table:table-cell>
          <table:table-cell office:value-type="string" table:style-name="ce22">
            <text:p>Entries 2020</text:p>
          </table:table-cell>
          <table:table-cell office:value-type="string" table:style-name="ce22">
            <text:p>Awarded Count 2019</text:p>
          </table:table-cell>
          <table:table-cell office:value-type="string" table:style-name="ce23">
            <text:p>Awarded Percentage 2019</text:p>
          </table:table-cell>
          <table:table-cell office:value-type="string" table:style-name="ce22">
            <text:p>Entries 2019</text:p>
          </table:table-cell>
          <table:table-cell office:value-type="string" table:style-name="ce22">
            <text:p>Awarded Count 2018</text:p>
          </table:table-cell>
          <table:table-cell office:value-type="string" table:style-name="ce23">
            <text:p>Awarded Percentage 2018</text:p>
          </table:table-cell>
          <table:table-cell office:value-type="string" table:style-name="ce22">
            <text:p>Entries 2018</text:p>
          </table:table-cell>
          <table:table-cell table:number-columns-repeated="16368" table:style-name="ce24"/>
        </table:table-row>
        <table:table-row table:style-name="ro11">
          <table:table-cell office:value-type="string" table:style-name="ce1">
            <text:p>Administration and IT</text:p>
          </table:table-cell>
          <table:table-cell office:value-type="float" office:value="15" table:style-name="ce13">
            <text:p>15</text:p>
          </table:table-cell>
          <table:table-cell office:value-type="percentage" office:value="0.93333330000000003" table:style-name="ce14">
            <text:p>93.3%</text:p>
          </table:table-cell>
          <table:table-cell office:value-type="float" office:value="15" table:style-name="ce13">
            <text:p>15</text:p>
          </table:table-cell>
          <table:table-cell office:value-type="float" office:value="20" table:style-name="ce13">
            <text:p>20</text:p>
          </table:table-cell>
          <table:table-cell office:value-type="percentage" office:value="1" table:style-name="ce14">
            <text:p>100.0%</text:p>
          </table:table-cell>
          <table:table-cell office:value-type="float" office:value="20" table:style-name="ce13">
            <text:p>20</text:p>
          </table:table-cell>
          <table:table-cell office:value-type="float" office:value="15" table:style-name="ce13">
            <text:p>15</text:p>
          </table:table-cell>
          <table:table-cell office:value-type="percentage" office:value="1" table:style-name="ce14">
            <text:p>100.0%</text:p>
          </table:table-cell>
          <table:table-cell office:value-type="float" office:value="15" table:style-name="ce13">
            <text:p>15</text:p>
          </table:table-cell>
          <table:table-cell office:value-type="float" office:value="20" table:style-name="ce13">
            <text:p>20</text:p>
          </table:table-cell>
          <table:table-cell office:value-type="percentage" office:value="0.95238100000000003" table:style-name="ce14">
            <text:p>95.2%</text:p>
          </table:table-cell>
          <table:table-cell office:value-type="float" office:value="20" table:style-name="ce13">
            <text:p>20</text:p>
          </table:table-cell>
          <table:table-cell office:value-type="float" office:value="20" table:style-name="ce13">
            <text:p>20</text:p>
          </table:table-cell>
          <table:table-cell office:value-type="percentage" office:value="1" table:style-name="ce14">
            <text:p>100.0%</text:p>
          </table:table-cell>
          <table:table-cell office:value-type="float" office:value="20" table:style-name="ce13">
            <text:p>20</text:p>
          </table:table-cell>
          <table:table-cell table:number-columns-repeated="16368"/>
        </table:table-row>
        <table:table-row table:style-name="ro11">
          <table:table-cell office:value-type="string" table:style-name="ce1">
            <text:p>Applications of Mathematics</text:p>
          </table:table-cell>
          <table:table-cell office:value-type="float" office:value="60" table:style-name="ce13">
            <text:p>60</text:p>
          </table:table-cell>
          <table:table-cell office:value-type="percentage" office:value="0.95081970000000005" table:style-name="ce14">
            <text:p>95.1%</text:p>
          </table:table-cell>
          <table:table-cell office:value-type="float" office:value="60" table:style-name="ce13">
            <text:p>60</text:p>
          </table:table-cell>
          <table:table-cell office:value-type="float" office:value="80" table:style-name="ce13">
            <text:p>80</text:p>
          </table:table-cell>
          <table:table-cell office:value-type="percentage" office:value="0.87912089999999998" table:style-name="ce14">
            <text:p>87.9%</text:p>
          </table:table-cell>
          <table:table-cell office:value-type="float" office:value="90" table:style-name="ce13">
            <text:p>90</text:p>
          </table:table-cell>
          <table:table-cell office:value-type="float" office:value="70" table:style-name="ce13">
            <text:p>70</text:p>
          </table:table-cell>
          <table:table-cell office:value-type="percentage" office:value="0.87179490000000004" table:style-name="ce14">
            <text:p>87.2%</text:p>
          </table:table-cell>
          <table:table-cell office:value-type="float" office:value="80" table:style-name="ce13">
            <text:p>80</text:p>
          </table:table-cell>
          <table:table-cell office:value-type="float" office:value="60" table:style-name="ce13">
            <text:p>60</text:p>
          </table:table-cell>
          <table:table-cell office:value-type="percentage" office:value="0.88571429999999995" table:style-name="ce14">
            <text:p>88.6%</text:p>
          </table:table-cell>
          <table:table-cell office:value-type="float" office:value="70" table:style-name="ce13">
            <text:p>70</text:p>
          </table:table-cell>
          <table:table-cell office:value-type="float" office:value="30" table:style-name="ce13">
            <text:p>30</text:p>
          </table:table-cell>
          <table:table-cell office:value-type="percentage" office:value="0.80555560000000004" table:style-name="ce14">
            <text:p>80.6%</text:p>
          </table:table-cell>
          <table:table-cell office:value-type="float" office:value="35" table:style-name="ce13">
            <text:p>35</text:p>
          </table:table-cell>
          <table:table-cell table:number-columns-repeated="16368"/>
        </table:table-row>
        <table:table-row table:style-name="ro11">
          <table:table-cell office:value-type="string" table:style-name="ce1">
            <text:p>Art and Design</text:p>
          </table:table-cell>
          <table:table-cell office:value-type="float" office:value="15" table:style-name="ce13">
            <text:p>15</text:p>
          </table:table-cell>
          <table:table-cell office:value-type="percentage" office:value="1" table:style-name="ce14">
            <text:p>100.0%</text:p>
          </table:table-cell>
          <table:table-cell office:value-type="float" office:value="15" table:style-name="ce13">
            <text:p>15</text:p>
          </table:table-cell>
          <table:table-cell office:value-type="float" office:value="20" table:style-name="ce13">
            <text:p>20</text:p>
          </table:table-cell>
          <table:table-cell office:value-type="percentage" office:value="0.78571429999999998" table:style-name="ce14">
            <text:p>78.6%</text:p>
          </table:table-cell>
          <table:table-cell office:value-type="float" office:value="30" table:style-name="ce13">
            <text:p>30</text:p>
          </table:table-cell>
          <table:table-cell office:value-type="float" office:value="10" table:style-name="ce13">
            <text:p>10</text:p>
          </table:table-cell>
          <table:table-cell office:value-type="percentage" office:value="0.73333329999999997" table:style-name="ce14">
            <text:p>73.3%</text:p>
          </table:table-cell>
          <table:table-cell office:value-type="float" office:value="15" table:style-name="ce13">
            <text:p>15</text:p>
          </table:table-cell>
          <table:table-cell office:value-type="float" office:value="10" table:style-name="ce13">
            <text:p>10</text:p>
          </table:table-cell>
          <table:table-cell office:value-type="percentage" office:value="0.5625" table:style-name="ce14">
            <text:p>56.3%</text:p>
          </table:table-cell>
          <table:table-cell office:value-type="float" office:value="15" table:style-name="ce13">
            <text:p>15</text:p>
          </table:table-cell>
          <table:table-cell office:value-type="float" office:value="5" table:style-name="ce13">
            <text:p>5</text:p>
          </table:table-cell>
          <table:table-cell office:value-type="percentage" office:value="0.71428570000000002" table:style-name="ce14">
            <text:p>71.4%</text:p>
          </table:table-cell>
          <table:table-cell office:value-type="float" office:value="5" table:style-name="ce13">
            <text:p>5</text:p>
          </table:table-cell>
          <table:table-cell table:number-columns-repeated="16368"/>
        </table:table-row>
        <table:table-row table:style-name="ro11">
          <table:table-cell office:value-type="string" table:style-name="ce1">
            <text:p>Biology</text:p>
          </table:table-cell>
          <table:table-cell office:value-type="float" office:value="10" table:style-name="ce13">
            <text:p>10</text:p>
          </table:table-cell>
          <table:table-cell office:value-type="percentage" office:value="1" table:style-name="ce14">
            <text:p>100.0%</text:p>
          </table:table-cell>
          <table:table-cell office:value-type="float" office:value="10" table:style-name="ce13">
            <text:p>10</text:p>
          </table:table-cell>
          <table:table-cell office:value-type="float" office:value="10" table:style-name="ce13">
            <text:p>10</text:p>
          </table:table-cell>
          <table:table-cell office:value-type="percentage" office:value="0.8" table:style-name="ce14">
            <text:p>80.0%</text:p>
          </table:table-cell>
          <table:table-cell office:value-type="float" office:value="10" table:style-name="ce13">
            <text:p>10</text:p>
          </table:table-cell>
          <table:table-cell office:value-type="float" office:value="10" table:style-name="ce13">
            <text:p>10</text:p>
          </table:table-cell>
          <table:table-cell office:value-type="percentage" office:value="1" table:style-name="ce14">
            <text:p>100.0%</text:p>
          </table:table-cell>
          <table:table-cell office:value-type="float" office:value="10" table:style-name="ce13">
            <text:p>10</text:p>
          </table:table-cell>
          <table:table-cell office:value-type="float" office:value="5" table:style-name="ce13">
            <text:p>5</text:p>
          </table:table-cell>
          <table:table-cell office:value-type="percentage" office:value="1" table:style-name="ce14">
            <text:p>100.0%</text:p>
          </table:table-cell>
          <table:table-cell office:value-type="float" office:value="5" table:style-name="ce13">
            <text:p>5</text:p>
          </table:table-cell>
          <table:table-cell office:value-type="float" office:value="15" table:style-name="ce13">
            <text:p>15</text:p>
          </table:table-cell>
          <table:table-cell office:value-type="percentage" office:value="1" table:style-name="ce14">
            <text:p>100.0%</text:p>
          </table:table-cell>
          <table:table-cell office:value-type="float" office:value="15" table:style-name="ce13">
            <text:p>15</text:p>
          </table:table-cell>
          <table:table-cell table:number-columns-repeated="16368"/>
        </table:table-row>
        <table:table-row table:style-name="ro11">
          <table:table-cell office:value-type="string" table:style-name="ce1">
            <text:p>Business</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table:number-columns-repeated="16368"/>
        </table:table-row>
        <table:table-row table:style-name="ro11">
          <table:table-cell office:value-type="string" table:style-name="ce1">
            <text:p>Chemistry</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table:number-columns-repeated="16368"/>
        </table:table-row>
        <table:table-row table:style-name="ro11">
          <table:table-cell office:value-type="string" table:style-name="ce1">
            <text:p>Chinese Languages</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float" office:value="15" table:style-name="ce13">
            <text:p>15</text:p>
          </table:table-cell>
          <table:table-cell office:value-type="percentage" office:value="0.875" table:style-name="ce14">
            <text:p>87.5%</text:p>
          </table:table-cell>
          <table:table-cell office:value-type="float" office:value="15" table:style-name="ce13">
            <text:p>15</text:p>
          </table:table-cell>
          <table:table-cell table:number-columns-repeated="16368"/>
        </table:table-row>
        <table:table-row table:style-name="ro11">
          <table:table-cell office:value-type="string" table:style-name="ce1">
            <text:p>Computing Science</text:p>
          </table:table-cell>
          <table:table-cell office:value-type="float" office:value="5" table:style-name="ce13">
            <text:p>5</text:p>
          </table:table-cell>
          <table:table-cell office:value-type="percentage" office:value="0.85714290000000004" table:style-name="ce14">
            <text:p>85.7%</text:p>
          </table:table-cell>
          <table:table-cell office:value-type="float" office:value="5" table:style-name="ce13">
            <text:p>5</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table:number-columns-repeated="16368"/>
        </table:table-row>
        <table:table-row table:style-name="ro11">
          <table:table-cell office:value-type="string" table:style-name="ce1">
            <text:p>Design and Technology</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table:number-columns-repeated="16368"/>
        </table:table-row>
        <table:table-row table:style-name="ro11">
          <table:table-cell office:value-type="string" table:style-name="ce1">
            <text:p>Drama</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table:number-columns-repeated="16368"/>
        </table:table-row>
        <table:table-row table:style-name="ro11">
          <table:table-cell office:value-type="string" table:style-name="ce1">
            <text:p>English</text:p>
          </table:table-cell>
          <table:table-cell office:value-type="float" office:value="40" table:style-name="ce13">
            <text:p>40</text:p>
          </table:table-cell>
          <table:table-cell office:value-type="percentage" office:value="0.7241379" table:style-name="ce14">
            <text:p>72.4%</text:p>
          </table:table-cell>
          <table:table-cell office:value-type="float" office:value="60" table:style-name="ce13">
            <text:p>60</text:p>
          </table:table-cell>
          <table:table-cell office:value-type="float" office:value="55" table:style-name="ce13">
            <text:p>55</text:p>
          </table:table-cell>
          <table:table-cell office:value-type="percentage" office:value="0.88709680000000002" table:style-name="ce14">
            <text:p>88.7%</text:p>
          </table:table-cell>
          <table:table-cell office:value-type="float" office:value="60" table:style-name="ce13">
            <text:p>60</text:p>
          </table:table-cell>
          <table:table-cell office:value-type="float" office:value="50" table:style-name="ce13">
            <text:p>50</text:p>
          </table:table-cell>
          <table:table-cell office:value-type="percentage" office:value="0.89090910000000001" table:style-name="ce14">
            <text:p>89.1%</text:p>
          </table:table-cell>
          <table:table-cell office:value-type="float" office:value="55" table:style-name="ce13">
            <text:p>55</text:p>
          </table:table-cell>
          <table:table-cell office:value-type="float" office:value="45" table:style-name="ce13">
            <text:p>45</text:p>
          </table:table-cell>
          <table:table-cell office:value-type="percentage" office:value="0.68656720000000004" table:style-name="ce14">
            <text:p>68.7%</text:p>
          </table:table-cell>
          <table:table-cell office:value-type="float" office:value="65" table:style-name="ce13">
            <text:p>65</text:p>
          </table:table-cell>
          <table:table-cell office:value-type="float" office:value="30" table:style-name="ce13">
            <text:p>30</text:p>
          </table:table-cell>
          <table:table-cell office:value-type="percentage" office:value="0.67441859999999998" table:style-name="ce14">
            <text:p>67.4%</text:p>
          </table:table-cell>
          <table:table-cell office:value-type="float" office:value="45" table:style-name="ce13">
            <text:p>45</text:p>
          </table:table-cell>
          <table:table-cell table:number-columns-repeated="16368"/>
        </table:table-row>
        <table:table-row table:style-name="ro11">
          <table:table-cell office:value-type="string" table:style-name="ce1">
            <text:p>English for Speakers of Other Languages</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table:number-columns-repeated="16368"/>
        </table:table-row>
        <table:table-row table:style-name="ro11">
          <table:table-cell office:value-type="string" table:style-name="ce1">
            <text:p>Environmental Science</text:p>
          </table:table-cell>
          <table:table-cell office:value-type="float" office:value="5" table:style-name="ce13">
            <text:p>5</text:p>
          </table:table-cell>
          <table:table-cell office:value-type="percentage" office:value="1" table:style-name="ce14">
            <text:p>100.0%</text:p>
          </table:table-cell>
          <table:table-cell office:value-type="float" office:value="5" table:style-name="ce13">
            <text:p>5</text:p>
          </table:table-cell>
          <table:table-cell office:value-type="string" table:style-name="ce13">
            <text:p>[c]</text:p>
          </table:table-cell>
          <table:table-cell office:value-type="string" table:style-name="ce14">
            <text:p>[c]</text:p>
          </table:table-cell>
          <table:table-cell office:value-type="float" office:value="5" table:style-name="ce13">
            <text:p>5</text:p>
          </table:table-cell>
          <table:table-cell office:value-type="float" office:value="5" table:style-name="ce13">
            <text:p>5</text:p>
          </table:table-cell>
          <table:table-cell office:value-type="percentage" office:value="1" table:style-name="ce14">
            <text:p>100.0%</text:p>
          </table:table-cell>
          <table:table-cell office:value-type="float" office:value="5" table:style-name="ce13">
            <text:p>5</text:p>
          </table:table-cell>
          <table:table-cell office:value-type="float" office:value="5" table:style-name="ce13">
            <text:p>5</text:p>
          </table:table-cell>
          <table:table-cell office:value-type="percentage" office:value="0.85714290000000004" table:style-name="ce14">
            <text:p>85.7%</text:p>
          </table:table-cell>
          <table:table-cell office:value-type="float" office:value="5" table:style-name="ce13">
            <text:p>5</text:p>
          </table:table-cell>
          <table:table-cell office:value-type="float" office:value="5" table:style-name="ce13">
            <text:p>5</text:p>
          </table:table-cell>
          <table:table-cell office:value-type="percentage" office:value="1" table:style-name="ce14">
            <text:p>100.0%</text:p>
          </table:table-cell>
          <table:table-cell office:value-type="float" office:value="5" table:style-name="ce13">
            <text:p>5</text:p>
          </table:table-cell>
          <table:table-cell table:number-columns-repeated="16368"/>
        </table:table-row>
        <table:table-row table:style-name="ro11">
          <table:table-cell office:value-type="string" table:style-name="ce1">
            <text:p>Fashion and Textile Technology</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table:number-columns-repeated="16368"/>
        </table:table-row>
        <table:table-row table:style-name="ro11">
          <table:table-cell office:value-type="string" table:style-name="ce1">
            <text:p>French</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table:number-columns-repeated="16368"/>
        </table:table-row>
        <table:table-row table:style-name="ro11">
          <table:table-cell office:value-type="string" table:style-name="ce1">
            <text:p>Geography</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float" office:value="5" table:style-name="ce13">
            <text:p>5</text:p>
          </table:table-cell>
          <table:table-cell office:value-type="percentage" office:value="0.55555560000000004" table:style-name="ce14">
            <text:p>55.6%</text:p>
          </table:table-cell>
          <table:table-cell office:value-type="float" office:value="10" table:style-name="ce13">
            <text:p>1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float" office:value="5" table:style-name="ce13">
            <text:p>5</text:p>
          </table:table-cell>
          <table:table-cell office:value-type="percentage" office:value="0.66666669999999995" table:style-name="ce14">
            <text:p>66.7%</text:p>
          </table:table-cell>
          <table:table-cell office:value-type="float" office:value="10" table:style-name="ce13">
            <text:p>1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table:number-columns-repeated="16368"/>
        </table:table-row>
        <table:table-row table:style-name="ro11">
          <table:table-cell office:value-type="string" table:style-name="ce1">
            <text:p>Health and Food Technology</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table:number-columns-repeated="16368"/>
        </table:table-row>
        <table:table-row table:style-name="ro11">
          <table:table-cell office:value-type="string" table:style-name="ce1">
            <text:p>History</text:p>
          </table:table-cell>
          <table:table-cell office:value-type="float" office:value="10" table:style-name="ce13">
            <text:p>10</text:p>
          </table:table-cell>
          <table:table-cell office:value-type="percentage" office:value="0.52941179999999999" table:style-name="ce14">
            <text:p>52.9%</text:p>
          </table:table-cell>
          <table:table-cell office:value-type="float" office:value="15" table:style-name="ce13">
            <text:p>15</text:p>
          </table:table-cell>
          <table:table-cell office:value-type="float" office:value="10" table:style-name="ce13">
            <text:p>10</text:p>
          </table:table-cell>
          <table:table-cell office:value-type="percentage" office:value="0.84615379999999996" table:style-name="ce14">
            <text:p>84.6%</text:p>
          </table:table-cell>
          <table:table-cell office:value-type="float" office:value="15" table:style-name="ce13">
            <text:p>15</text:p>
          </table:table-cell>
          <table:table-cell office:value-type="float" office:value="5" table:style-name="ce13">
            <text:p>5</text:p>
          </table:table-cell>
          <table:table-cell office:value-type="percentage" office:value="0.83333330000000005" table:style-name="ce14">
            <text:p>83.3%</text:p>
          </table:table-cell>
          <table:table-cell office:value-type="float" office:value="5" table:style-name="ce13">
            <text:p>5</text:p>
          </table:table-cell>
          <table:table-cell office:value-type="float" office:value="5" table:style-name="ce13">
            <text:p>5</text:p>
          </table:table-cell>
          <table:table-cell office:value-type="percentage" office:value="0.54545449999999995" table:style-name="ce14">
            <text:p>54.5%</text:p>
          </table:table-cell>
          <table:table-cell office:value-type="float" office:value="10" table:style-name="ce13">
            <text:p>1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table:number-columns-repeated="16368"/>
        </table:table-row>
        <table:table-row table:style-name="ro11">
          <table:table-cell office:value-type="string" table:style-name="ce1">
            <text:p>Latin</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table:number-columns-repeated="16368"/>
        </table:table-row>
        <table:table-row table:style-name="ro11">
          <table:table-cell office:value-type="string" table:style-name="ce1">
            <text:p>Media</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float" office:value="10" table:style-name="ce13">
            <text:p>10</text:p>
          </table:table-cell>
          <table:table-cell office:value-type="percentage" office:value="0.88888889999999998" table:style-name="ce14">
            <text:p>88.9%</text:p>
          </table:table-cell>
          <table:table-cell office:value-type="float" office:value="10" table:style-name="ce13">
            <text:p>10</text:p>
          </table:table-cell>
          <table:table-cell office:value-type="string" table:style-name="ce13">
            <text:p>[c]</text:p>
          </table:table-cell>
          <table:table-cell office:value-type="string" table:style-name="ce14">
            <text:p>[c]</text:p>
          </table:table-cell>
          <table:table-cell office:value-type="float" office:value="5" table:style-name="ce13">
            <text:p>5</text:p>
          </table:table-cell>
          <table:table-cell office:value-type="float" office:value="10" table:style-name="ce13">
            <text:p>10</text:p>
          </table:table-cell>
          <table:table-cell office:value-type="percentage" office:value="0.71428570000000002" table:style-name="ce14">
            <text:p>71.4%</text:p>
          </table:table-cell>
          <table:table-cell office:value-type="float" office:value="15" table:style-name="ce13">
            <text:p>15</text:p>
          </table:table-cell>
          <table:table-cell table:number-columns-repeated="16368"/>
        </table:table-row>
        <table:table-row table:style-name="ro11">
          <table:table-cell office:value-type="string" table:style-name="ce1">
            <text:p>Modern Studies</text:p>
          </table:table-cell>
          <table:table-cell office:value-type="string" table:style-name="ce13">
            <text:p>[c]</text:p>
          </table:table-cell>
          <table:table-cell office:value-type="string" table:style-name="ce14">
            <text:p>[c]</text:p>
          </table:table-cell>
          <table:table-cell office:value-type="float" office:value="5" table:style-name="ce13">
            <text:p>5</text:p>
          </table:table-cell>
          <table:table-cell office:value-type="float" office:value="5" table:style-name="ce13">
            <text:p>5</text:p>
          </table:table-cell>
          <table:table-cell office:value-type="percentage" office:value="0.6" table:style-name="ce14">
            <text:p>60.0%</text:p>
          </table:table-cell>
          <table:table-cell office:value-type="float" office:value="10" table:style-name="ce13">
            <text:p>10</text:p>
          </table:table-cell>
          <table:table-cell office:value-type="float" office:value="15" table:style-name="ce13">
            <text:p>15</text:p>
          </table:table-cell>
          <table:table-cell office:value-type="percentage" office:value="1" table:style-name="ce14">
            <text:p>100.0%</text:p>
          </table:table-cell>
          <table:table-cell office:value-type="float" office:value="15" table:style-name="ce13">
            <text:p>15</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float" office:value="5" table:style-name="ce13">
            <text:p>5</text:p>
          </table:table-cell>
          <table:table-cell table:number-columns-repeated="16368"/>
        </table:table-row>
        <table:table-row table:style-name="ro11">
          <table:table-cell office:value-type="string" table:style-name="ce1">
            <text:p>Music</text:p>
          </table:table-cell>
          <table:table-cell office:value-type="float" office:value="5" table:style-name="ce13">
            <text:p>5</text:p>
          </table:table-cell>
          <table:table-cell office:value-type="percentage" office:value="0.71428570000000002" table:style-name="ce14">
            <text:p>71.4%</text:p>
          </table:table-cell>
          <table:table-cell office:value-type="float" office:value="5" table:style-name="ce13">
            <text:p>5</text:p>
          </table:table-cell>
          <table:table-cell office:value-type="float" office:value="10" table:style-name="ce13">
            <text:p>10</text:p>
          </table:table-cell>
          <table:table-cell office:value-type="percentage" office:value="1" table:style-name="ce14">
            <text:p>100.0%</text:p>
          </table:table-cell>
          <table:table-cell office:value-type="float" office:value="10" table:style-name="ce13">
            <text:p>1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c]</text:p>
          </table:table-cell>
          <table:table-cell office:value-type="string" table:style-name="ce14">
            <text:p>[c]</text:p>
          </table:table-cell>
          <table:table-cell office:value-type="float" office:value="10" table:style-name="ce13">
            <text:p>10</text:p>
          </table:table-cell>
          <table:table-cell office:value-type="float" office:value="10" table:style-name="ce13">
            <text:p>10</text:p>
          </table:table-cell>
          <table:table-cell office:value-type="percentage" office:value="0.66666669999999995" table:style-name="ce14">
            <text:p>66.7%</text:p>
          </table:table-cell>
          <table:table-cell office:value-type="float" office:value="10" table:style-name="ce13">
            <text:p>10</text:p>
          </table:table-cell>
          <table:table-cell table:number-columns-repeated="16368"/>
        </table:table-row>
        <table:table-row table:style-name="ro11">
          <table:table-cell office:value-type="string" table:style-name="ce1">
            <text:p>Music Technology</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float" office:value="5" table:style-name="ce13">
            <text:p>5</text:p>
          </table:table-cell>
          <table:table-cell office:value-type="percentage" office:value="1" table:style-name="ce14">
            <text:p>100.0%</text:p>
          </table:table-cell>
          <table:table-cell office:value-type="float" office:value="5" table:style-name="ce13">
            <text:p>5</text:p>
          </table:table-cell>
          <table:table-cell office:value-type="float" office:value="5" table:style-name="ce13">
            <text:p>5</text:p>
          </table:table-cell>
          <table:table-cell office:value-type="percentage" office:value="1" table:style-name="ce14">
            <text:p>100.0%</text:p>
          </table:table-cell>
          <table:table-cell office:value-type="float" office:value="5" table:style-name="ce13">
            <text:p>5</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table:number-columns-repeated="16368"/>
        </table:table-row>
        <table:table-row table:style-name="ro11">
          <table:table-cell office:value-type="string" table:style-name="ce1">
            <text:p>People and Society</text:p>
          </table:table-cell>
          <table:table-cell office:value-type="float" office:value="5" table:style-name="ce13">
            <text:p>5</text:p>
          </table:table-cell>
          <table:table-cell office:value-type="percentage" office:value="0.55555560000000004" table:style-name="ce14">
            <text:p>55.6%</text:p>
          </table:table-cell>
          <table:table-cell office:value-type="float" office:value="10" table:style-name="ce13">
            <text:p>10</text:p>
          </table:table-cell>
          <table:table-cell office:value-type="float" office:value="10" table:style-name="ce13">
            <text:p>10</text:p>
          </table:table-cell>
          <table:table-cell office:value-type="percentage" office:value="1" table:style-name="ce14">
            <text:p>100.0%</text:p>
          </table:table-cell>
          <table:table-cell office:value-type="float" office:value="10" table:style-name="ce13">
            <text:p>10</text:p>
          </table:table-cell>
          <table:table-cell office:value-type="string" table:style-name="ce13">
            <text:p>[c]</text:p>
          </table:table-cell>
          <table:table-cell office:value-type="string" table:style-name="ce14">
            <text:p>[c]</text:p>
          </table:table-cell>
          <table:table-cell office:value-type="float" office:value="5" table:style-name="ce13">
            <text:p>5</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table:number-columns-repeated="16368"/>
        </table:table-row>
        <table:table-row table:style-name="ro11">
          <table:table-cell office:value-type="string" table:style-name="ce1">
            <text:p>Physical Education</text:p>
          </table:table-cell>
          <table:table-cell office:value-type="float" office:value="15" table:style-name="ce13">
            <text:p>15</text:p>
          </table:table-cell>
          <table:table-cell office:value-type="percentage" office:value="0.77272730000000001" table:style-name="ce14">
            <text:p>77.3%</text:p>
          </table:table-cell>
          <table:table-cell office:value-type="float" office:value="20" table:style-name="ce13">
            <text:p>20</text:p>
          </table:table-cell>
          <table:table-cell office:value-type="float" office:value="15" table:style-name="ce13">
            <text:p>15</text:p>
          </table:table-cell>
          <table:table-cell office:value-type="percentage" office:value="0.64" table:style-name="ce14">
            <text:p>64.0%</text:p>
          </table:table-cell>
          <table:table-cell office:value-type="float" office:value="25" table:style-name="ce13">
            <text:p>25</text:p>
          </table:table-cell>
          <table:table-cell office:value-type="float" office:value="10" table:style-name="ce13">
            <text:p>10</text:p>
          </table:table-cell>
          <table:table-cell office:value-type="percentage" office:value="0.73333329999999997" table:style-name="ce14">
            <text:p>73.3%</text:p>
          </table:table-cell>
          <table:table-cell office:value-type="float" office:value="15" table:style-name="ce13">
            <text:p>15</text:p>
          </table:table-cell>
          <table:table-cell office:value-type="float" office:value="15" table:style-name="ce13">
            <text:p>15</text:p>
          </table:table-cell>
          <table:table-cell office:value-type="percentage" office:value="0.8125" table:style-name="ce14">
            <text:p>81.3%</text:p>
          </table:table-cell>
          <table:table-cell office:value-type="float" office:value="15" table:style-name="ce13">
            <text:p>15</text:p>
          </table:table-cell>
          <table:table-cell office:value-type="float" office:value="10" table:style-name="ce13">
            <text:p>10</text:p>
          </table:table-cell>
          <table:table-cell office:value-type="percentage" office:value="0.78571429999999998" table:style-name="ce14">
            <text:p>78.6%</text:p>
          </table:table-cell>
          <table:table-cell office:value-type="float" office:value="15" table:style-name="ce13">
            <text:p>15</text:p>
          </table:table-cell>
          <table:table-cell table:number-columns-repeated="16368"/>
        </table:table-row>
        <table:table-row table:style-name="ro11">
          <table:table-cell office:value-type="string" table:style-name="ce1">
            <text:p>Physics</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table:number-columns-repeated="16368"/>
        </table:table-row>
        <table:table-row table:style-name="ro11">
          <table:table-cell office:value-type="string" table:style-name="ce1">
            <text:p>Practical Cookery</text:p>
          </table:table-cell>
          <table:table-cell office:value-type="float" office:value="20" table:style-name="ce13">
            <text:p>20</text:p>
          </table:table-cell>
          <table:table-cell office:value-type="percentage" office:value="0.8" table:style-name="ce14">
            <text:p>80.0%</text:p>
          </table:table-cell>
          <table:table-cell office:value-type="float" office:value="25" table:style-name="ce13">
            <text:p>25</text:p>
          </table:table-cell>
          <table:table-cell office:value-type="float" office:value="10" table:style-name="ce13">
            <text:p>10</text:p>
          </table:table-cell>
          <table:table-cell office:value-type="percentage" office:value="0.85714290000000004" table:style-name="ce14">
            <text:p>85.7%</text:p>
          </table:table-cell>
          <table:table-cell office:value-type="float" office:value="15" table:style-name="ce13">
            <text:p>15</text:p>
          </table:table-cell>
          <table:table-cell office:value-type="float" office:value="15" table:style-name="ce13">
            <text:p>15</text:p>
          </table:table-cell>
          <table:table-cell office:value-type="percentage" office:value="0.88888889999999998" table:style-name="ce14">
            <text:p>88.9%</text:p>
          </table:table-cell>
          <table:table-cell office:value-type="float" office:value="20" table:style-name="ce13">
            <text:p>20</text:p>
          </table:table-cell>
          <table:table-cell office:value-type="float" office:value="25" table:style-name="ce13">
            <text:p>25</text:p>
          </table:table-cell>
          <table:table-cell office:value-type="percentage" office:value="0.96" table:style-name="ce14">
            <text:p>96.0%</text:p>
          </table:table-cell>
          <table:table-cell office:value-type="float" office:value="25" table:style-name="ce13">
            <text:p>25</text:p>
          </table:table-cell>
          <table:table-cell office:value-type="float" office:value="10" table:style-name="ce13">
            <text:p>10</text:p>
          </table:table-cell>
          <table:table-cell office:value-type="percentage" office:value="0.61538459999999995" table:style-name="ce14">
            <text:p>61.5%</text:p>
          </table:table-cell>
          <table:table-cell office:value-type="float" office:value="15" table:style-name="ce13">
            <text:p>15</text:p>
          </table:table-cell>
          <table:table-cell table:number-columns-repeated="16368"/>
        </table:table-row>
        <table:table-row table:style-name="ro11">
          <table:table-cell office:value-type="string" table:style-name="ce1">
            <text:p>Practical Craft Skills</text:p>
          </table:table-cell>
          <table:table-cell office:value-type="float" office:value="20" table:style-name="ce13">
            <text:p>20</text:p>
          </table:table-cell>
          <table:table-cell office:value-type="percentage" office:value="0.8" table:style-name="ce14">
            <text:p>80.0%</text:p>
          </table:table-cell>
          <table:table-cell office:value-type="float" office:value="25" table:style-name="ce13">
            <text:p>25</text:p>
          </table:table-cell>
          <table:table-cell office:value-type="float" office:value="25" table:style-name="ce13">
            <text:p>25</text:p>
          </table:table-cell>
          <table:table-cell office:value-type="percentage" office:value="0.53191489999999997" table:style-name="ce14">
            <text:p>53.2%</text:p>
          </table:table-cell>
          <table:table-cell office:value-type="float" office:value="45" table:style-name="ce13">
            <text:p>45</text:p>
          </table:table-cell>
          <table:table-cell office:value-type="float" office:value="10" table:style-name="ce13">
            <text:p>10</text:p>
          </table:table-cell>
          <table:table-cell office:value-type="percentage" office:value="0.75" table:style-name="ce14">
            <text:p>75.0%</text:p>
          </table:table-cell>
          <table:table-cell office:value-type="float" office:value="15" table:style-name="ce13">
            <text:p>15</text:p>
          </table:table-cell>
          <table:table-cell office:value-type="float" office:value="25" table:style-name="ce13">
            <text:p>25</text:p>
          </table:table-cell>
          <table:table-cell office:value-type="percentage" office:value="0.95833330000000005" table:style-name="ce14">
            <text:p>95.8%</text:p>
          </table:table-cell>
          <table:table-cell office:value-type="float" office:value="25" table:style-name="ce13">
            <text:p>25</text:p>
          </table:table-cell>
          <table:table-cell office:value-type="float" office:value="20" table:style-name="ce13">
            <text:p>20</text:p>
          </table:table-cell>
          <table:table-cell office:value-type="percentage" office:value="0.90476190000000001" table:style-name="ce14">
            <text:p>90.5%</text:p>
          </table:table-cell>
          <table:table-cell office:value-type="float" office:value="20" table:style-name="ce13">
            <text:p>20</text:p>
          </table:table-cell>
          <table:table-cell table:number-columns-repeated="16368"/>
        </table:table-row>
        <table:table-row table:style-name="ro11">
          <table:table-cell office:value-type="string" table:style-name="ce1">
            <text:p>Religious, Moral and Philosophical Studies</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table:number-columns-repeated="16368"/>
        </table:table-row>
        <table:table-row table:style-name="ro11">
          <table:table-cell office:value-type="string" table:style-name="ce26">
            <text:p>Science</text:p>
          </table:table-cell>
          <table:table-cell office:value-type="float" office:value="5" table:style-name="ce27">
            <text:p>5</text:p>
          </table:table-cell>
          <table:table-cell office:value-type="percentage" office:value="0.55555560000000004" table:style-name="ce28">
            <text:p>55.6%</text:p>
          </table:table-cell>
          <table:table-cell office:value-type="float" office:value="10" table:style-name="ce27">
            <text:p>10</text:p>
          </table:table-cell>
          <table:table-cell office:value-type="float" office:value="20" table:style-name="ce27">
            <text:p>20</text:p>
          </table:table-cell>
          <table:table-cell office:value-type="percentage" office:value="0.90476190000000001" table:style-name="ce28">
            <text:p>90.5%</text:p>
          </table:table-cell>
          <table:table-cell office:value-type="float" office:value="20" table:style-name="ce27">
            <text:p>20</text:p>
          </table:table-cell>
          <table:table-cell office:value-type="string" table:style-name="ce27">
            <text:p>[c]</text:p>
          </table:table-cell>
          <table:table-cell office:value-type="string" table:style-name="ce28">
            <text:p>[c]</text:p>
          </table:table-cell>
          <table:table-cell office:value-type="float" office:value="10" table:style-name="ce27">
            <text:p>10</text:p>
          </table:table-cell>
          <table:table-cell office:value-type="string" table:style-name="ce27">
            <text:p>[c]</text:p>
          </table:table-cell>
          <table:table-cell office:value-type="string" table:style-name="ce28">
            <text:p>[c]</text:p>
          </table:table-cell>
          <table:table-cell office:value-type="string" table:style-name="ce27">
            <text:p>[c]</text:p>
          </table:table-cell>
          <table:table-cell office:value-type="string" table:style-name="ce27">
            <text:p>[z]</text:p>
          </table:table-cell>
          <table:table-cell office:value-type="string" table:style-name="ce28">
            <text:p>[z]</text:p>
          </table:table-cell>
          <table:table-cell office:value-type="float" office:value="0" table:style-name="ce27">
            <text:p>0</text:p>
          </table:table-cell>
          <table:table-cell table:number-columns-repeated="16368"/>
        </table:table-row>
        <table:table-row table:style-name="ro11">
          <table:table-cell office:value-type="string" table:style-name="ce1">
            <text:p>Total</text:p>
          </table:table-cell>
          <table:table-cell office:value-type="float" office:value="240" table:style-name="ce25">
            <text:p>240</text:p>
          </table:table-cell>
          <table:table-cell office:value-type="percentage" office:value="0.80666669999999996" table:style-name="ce14">
            <text:p>80.7%</text:p>
          </table:table-cell>
          <table:table-cell office:value-type="float" office:value="300" table:style-name="ce25">
            <text:p>300</text:p>
          </table:table-cell>
          <table:table-cell office:value-type="float" office:value="310" table:style-name="ce25">
            <text:p>310</text:p>
          </table:table-cell>
          <table:table-cell office:value-type="percentage" office:value="0.79230769999999995" table:style-name="ce14">
            <text:p>79.2%</text:p>
          </table:table-cell>
          <table:table-cell office:value-type="float" office:value="390" table:style-name="ce25">
            <text:p>390</text:p>
          </table:table-cell>
          <table:table-cell office:value-type="float" office:value="245" table:style-name="ce25">
            <text:p>245</text:p>
          </table:table-cell>
          <table:table-cell office:value-type="percentage" office:value="0.8556338" table:style-name="ce14">
            <text:p>85.6%</text:p>
          </table:table-cell>
          <table:table-cell office:value-type="float" office:value="285" table:style-name="ce25">
            <text:p>285</text:p>
          </table:table-cell>
          <table:table-cell office:value-type="float" office:value="245" table:style-name="ce25">
            <text:p>245</text:p>
          </table:table-cell>
          <table:table-cell office:value-type="percentage" office:value="0.80194810000000005" table:style-name="ce14">
            <text:p>80.2%</text:p>
          </table:table-cell>
          <table:table-cell office:value-type="float" office:value="310" table:style-name="ce25">
            <text:p>310</text:p>
          </table:table-cell>
          <table:table-cell office:value-type="float" office:value="190" table:style-name="ce25">
            <text:p>190</text:p>
          </table:table-cell>
          <table:table-cell office:value-type="percentage" office:value="0.80851059999999997" table:style-name="ce14">
            <text:p>80.9%</text:p>
          </table:table-cell>
          <table:table-cell office:value-type="float" office:value="235" table:style-name="ce25">
            <text:p>235</text:p>
          </table:table-cell>
          <table:table-cell table:number-columns-repeated="16368"/>
        </table:table-row>
        <table:table-row table:style-name="ro11">
          <table:table-cell table:style-name="ce1"/>
          <table:table-cell table:style-name="ce13"/>
          <table:table-cell table:style-name="ce14"/>
          <table:table-cell table:number-columns-repeated="2" table:style-name="ce13"/>
          <table:table-cell table:style-name="ce14"/>
          <table:table-cell table:number-columns-repeated="2" table:style-name="ce13"/>
          <table:table-cell table:style-name="ce14"/>
          <table:table-cell table:number-columns-repeated="2" table:style-name="ce13"/>
          <table:table-cell table:style-name="ce14"/>
          <table:table-cell table:number-columns-repeated="2" table:style-name="ce13"/>
          <table:table-cell table:style-name="ce14"/>
          <table:table-cell table:style-name="ce13"/>
          <table:table-cell table:number-columns-repeated="16368"/>
        </table:table-row>
        <table:table-row table:number-rows-repeated="1048541" table:style-name="ro8">
          <table:table-cell table:number-columns-repeated="16384"/>
        </table:table-row>
      </table:table>
      <table:table table:name="National_4" table:style-name="ta1">
        <table:table-column table:style-name="co3" table:default-cell-style-name="ce1"/>
        <table:table-column table:style-name="co4" table:default-cell-style-name="ce29"/>
        <table:table-column table:style-name="co5" table:default-cell-style-name="ce30"/>
        <table:table-column table:style-name="co6" table:default-cell-style-name="ce29"/>
        <table:table-column table:style-name="co4" table:default-cell-style-name="ce29"/>
        <table:table-column table:style-name="co5" table:default-cell-style-name="ce30"/>
        <table:table-column table:style-name="co6" table:default-cell-style-name="ce29"/>
        <table:table-column table:style-name="co4" table:default-cell-style-name="ce29"/>
        <table:table-column table:style-name="co5" table:default-cell-style-name="ce30"/>
        <table:table-column table:style-name="co6" table:default-cell-style-name="ce29"/>
        <table:table-column table:style-name="co4" table:default-cell-style-name="ce29"/>
        <table:table-column table:style-name="co5" table:default-cell-style-name="ce30"/>
        <table:table-column table:style-name="co6" table:default-cell-style-name="ce29"/>
        <table:table-column table:style-name="co4" table:default-cell-style-name="ce29"/>
        <table:table-column table:style-name="co5" table:default-cell-style-name="ce30"/>
        <table:table-column table:style-name="co6" table:default-cell-style-name="ce29"/>
        <table:table-column table:style-name="co2" table:number-columns-repeated="16368" table:default-cell-style-name="ce1"/>
        <table:table-row table:style-name="ro9">
          <table:table-cell office:value-type="string" table:style-name="ce10">
            <text:p>Table 3: Provisional National 4 Attainment</text:p>
          </table:table-cell>
          <table:table-cell table:style-name="ce29"/>
          <table:table-cell table:style-name="ce30"/>
          <table:table-cell table:number-columns-repeated="2" table:style-name="ce29"/>
          <table:table-cell table:style-name="ce30"/>
          <table:table-cell table:number-columns-repeated="2" table:style-name="ce29"/>
          <table:table-cell table:style-name="ce30"/>
          <table:table-cell table:number-columns-repeated="2" table:style-name="ce29"/>
          <table:table-cell table:style-name="ce30"/>
          <table:table-cell table:number-columns-repeated="2" table:style-name="ce29"/>
          <table:table-cell table:style-name="ce30"/>
          <table:table-cell table:style-name="ce29"/>
          <table:table-cell table:number-columns-repeated="16368"/>
        </table:table-row>
        <table:table-row table:style-name="ro10">
          <table:table-cell office:value-type="string" table:style-name="ce15">
            <text:p>Some shorthand is used in this table, [c] where the value is suppressed to protect against the risk of disclosure of personal information, [low] for a value less than 0.05% and [z] for not applicable</text:p>
          </table:table-cell>
          <table:table-cell table:style-name="ce29"/>
          <table:table-cell table:style-name="ce30"/>
          <table:table-cell table:number-columns-repeated="2" table:style-name="ce29"/>
          <table:table-cell table:style-name="ce30"/>
          <table:table-cell table:number-columns-repeated="2" table:style-name="ce29"/>
          <table:table-cell table:style-name="ce30"/>
          <table:table-cell table:number-columns-repeated="2" table:style-name="ce29"/>
          <table:table-cell table:style-name="ce30"/>
          <table:table-cell table:number-columns-repeated="2" table:style-name="ce29"/>
          <table:table-cell table:style-name="ce30"/>
          <table:table-cell table:style-name="ce29"/>
          <table:table-cell table:number-columns-repeated="16368"/>
        </table:table-row>
        <table:table-row table:style-name="ro11">
          <table:table-cell office:value-type="string" table:style-name="ce21">
            <text:p>Subject</text:p>
          </table:table-cell>
          <table:table-cell office:value-type="string" table:style-name="ce22">
            <text:p>Awarded Count 2022</text:p>
          </table:table-cell>
          <table:table-cell office:value-type="string" table:style-name="ce23">
            <text:p>Awarded Percentage 2022</text:p>
          </table:table-cell>
          <table:table-cell office:value-type="string" table:style-name="ce22">
            <text:p>Entries 2022</text:p>
          </table:table-cell>
          <table:table-cell office:value-type="string" table:style-name="ce22">
            <text:p>Awarded Count 2021</text:p>
          </table:table-cell>
          <table:table-cell office:value-type="string" table:style-name="ce23">
            <text:p>Awarded Percentage 2021</text:p>
          </table:table-cell>
          <table:table-cell office:value-type="string" table:style-name="ce22">
            <text:p>Entries 2021</text:p>
          </table:table-cell>
          <table:table-cell office:value-type="string" table:style-name="ce22">
            <text:p>Awarded Count 2020</text:p>
          </table:table-cell>
          <table:table-cell office:value-type="string" table:style-name="ce23">
            <text:p>Awarded Percentage 2020</text:p>
          </table:table-cell>
          <table:table-cell office:value-type="string" table:style-name="ce22">
            <text:p>Entries 2020</text:p>
          </table:table-cell>
          <table:table-cell office:value-type="string" table:style-name="ce22">
            <text:p>Awarded Count 2019</text:p>
          </table:table-cell>
          <table:table-cell office:value-type="string" table:style-name="ce23">
            <text:p>Awarded Percentage 2019</text:p>
          </table:table-cell>
          <table:table-cell office:value-type="string" table:style-name="ce22">
            <text:p>Entries 2019</text:p>
          </table:table-cell>
          <table:table-cell office:value-type="string" table:style-name="ce22">
            <text:p>Awarded Count 2018</text:p>
          </table:table-cell>
          <table:table-cell office:value-type="string" table:style-name="ce23">
            <text:p>Awarded Percentage 2018</text:p>
          </table:table-cell>
          <table:table-cell office:value-type="string" table:style-name="ce22">
            <text:p>Entries 2018</text:p>
          </table:table-cell>
          <table:table-cell table:number-columns-repeated="16368" table:style-name="ce24"/>
        </table:table-row>
        <table:table-row table:style-name="ro11">
          <table:table-cell office:value-type="string" table:style-name="ce1">
            <text:p>Administration and IT</text:p>
          </table:table-cell>
          <table:table-cell office:value-type="float" office:value="10" table:style-name="ce13">
            <text:p>10</text:p>
          </table:table-cell>
          <table:table-cell office:value-type="percentage" office:value="1" table:style-name="ce14">
            <text:p>100.0%</text:p>
          </table:table-cell>
          <table:table-cell office:value-type="float" office:value="10" table:style-name="ce13">
            <text:p>10</text:p>
          </table:table-cell>
          <table:table-cell office:value-type="float" office:value="25" table:style-name="ce13">
            <text:p>25</text:p>
          </table:table-cell>
          <table:table-cell office:value-type="percentage" office:value="0.92" table:style-name="ce14">
            <text:p>92.0%</text:p>
          </table:table-cell>
          <table:table-cell office:value-type="float" office:value="25" table:style-name="ce13">
            <text:p>25</text:p>
          </table:table-cell>
          <table:table-cell office:value-type="float" office:value="5" table:style-name="ce13">
            <text:p>5</text:p>
          </table:table-cell>
          <table:table-cell office:value-type="percentage" office:value="0.45454549999999999" table:style-name="ce14">
            <text:p>45.5%</text:p>
          </table:table-cell>
          <table:table-cell office:value-type="float" office:value="10" table:style-name="ce13">
            <text:p>10</text:p>
          </table:table-cell>
          <table:table-cell office:value-type="float" office:value="5" table:style-name="ce13">
            <text:p>5</text:p>
          </table:table-cell>
          <table:table-cell office:value-type="percentage" office:value="0.83333330000000005" table:style-name="ce14">
            <text:p>83.3%</text:p>
          </table:table-cell>
          <table:table-cell office:value-type="float" office:value="5" table:style-name="ce13">
            <text:p>5</text:p>
          </table:table-cell>
          <table:table-cell office:value-type="float" office:value="10" table:style-name="ce13">
            <text:p>10</text:p>
          </table:table-cell>
          <table:table-cell office:value-type="percentage" office:value="0.76923079999999999" table:style-name="ce14">
            <text:p>76.9%</text:p>
          </table:table-cell>
          <table:table-cell office:value-type="float" office:value="15" table:style-name="ce13">
            <text:p>15</text:p>
          </table:table-cell>
          <table:table-cell table:number-columns-repeated="16368"/>
        </table:table-row>
        <table:table-row table:style-name="ro11">
          <table:table-cell office:value-type="string" table:style-name="ce1">
            <text:p>Applications of Mathematics</text:p>
          </table:table-cell>
          <table:table-cell office:value-type="float" office:value="60" table:style-name="ce13">
            <text:p>60</text:p>
          </table:table-cell>
          <table:table-cell office:value-type="percentage" office:value="0.69318179999999996" table:style-name="ce14">
            <text:p>69.3%</text:p>
          </table:table-cell>
          <table:table-cell office:value-type="float" office:value="90" table:style-name="ce13">
            <text:p>90</text:p>
          </table:table-cell>
          <table:table-cell office:value-type="float" office:value="50" table:style-name="ce13">
            <text:p>50</text:p>
          </table:table-cell>
          <table:table-cell office:value-type="percentage" office:value="0.8" table:style-name="ce14">
            <text:p>80.0%</text:p>
          </table:table-cell>
          <table:table-cell office:value-type="float" office:value="60" table:style-name="ce13">
            <text:p>60</text:p>
          </table:table-cell>
          <table:table-cell office:value-type="float" office:value="35" table:style-name="ce13">
            <text:p>35</text:p>
          </table:table-cell>
          <table:table-cell office:value-type="percentage" office:value="0.6875" table:style-name="ce14">
            <text:p>68.8%</text:p>
          </table:table-cell>
          <table:table-cell office:value-type="float" office:value="50" table:style-name="ce13">
            <text:p>50</text:p>
          </table:table-cell>
          <table:table-cell office:value-type="float" office:value="20" table:style-name="ce13">
            <text:p>20</text:p>
          </table:table-cell>
          <table:table-cell office:value-type="percentage" office:value="0.73333329999999997" table:style-name="ce14">
            <text:p>73.3%</text:p>
          </table:table-cell>
          <table:table-cell office:value-type="float" office:value="30" table:style-name="ce13">
            <text:p>30</text:p>
          </table:table-cell>
          <table:table-cell office:value-type="float" office:value="40" table:style-name="ce13">
            <text:p>40</text:p>
          </table:table-cell>
          <table:table-cell office:value-type="percentage" office:value="0.93023259999999997" table:style-name="ce14">
            <text:p>93.0%</text:p>
          </table:table-cell>
          <table:table-cell office:value-type="float" office:value="45" table:style-name="ce13">
            <text:p>45</text:p>
          </table:table-cell>
          <table:table-cell table:number-columns-repeated="16368"/>
        </table:table-row>
        <table:table-row table:style-name="ro11">
          <table:table-cell office:value-type="string" table:style-name="ce1">
            <text:p>Art and Design</text:p>
          </table:table-cell>
          <table:table-cell office:value-type="float" office:value="15" table:style-name="ce13">
            <text:p>15</text:p>
          </table:table-cell>
          <table:table-cell office:value-type="percentage" office:value="0.85" table:style-name="ce14">
            <text:p>85.0%</text:p>
          </table:table-cell>
          <table:table-cell office:value-type="float" office:value="20" table:style-name="ce13">
            <text:p>20</text:p>
          </table:table-cell>
          <table:table-cell office:value-type="float" office:value="10" table:style-name="ce13">
            <text:p>10</text:p>
          </table:table-cell>
          <table:table-cell office:value-type="percentage" office:value="0.5263158" table:style-name="ce14">
            <text:p>52.6%</text:p>
          </table:table-cell>
          <table:table-cell office:value-type="float" office:value="20" table:style-name="ce13">
            <text:p>20</text:p>
          </table:table-cell>
          <table:table-cell office:value-type="float" office:value="15" table:style-name="ce13">
            <text:p>15</text:p>
          </table:table-cell>
          <table:table-cell office:value-type="percentage" office:value="0.77777779999999996" table:style-name="ce14">
            <text:p>77.8%</text:p>
          </table:table-cell>
          <table:table-cell office:value-type="float" office:value="20" table:style-name="ce13">
            <text:p>20</text:p>
          </table:table-cell>
          <table:table-cell office:value-type="float" office:value="15" table:style-name="ce13">
            <text:p>15</text:p>
          </table:table-cell>
          <table:table-cell office:value-type="percentage" office:value="0.82352939999999997" table:style-name="ce14">
            <text:p>82.4%</text:p>
          </table:table-cell>
          <table:table-cell office:value-type="float" office:value="15" table:style-name="ce13">
            <text:p>15</text:p>
          </table:table-cell>
          <table:table-cell office:value-type="float" office:value="10" table:style-name="ce13">
            <text:p>10</text:p>
          </table:table-cell>
          <table:table-cell office:value-type="percentage" office:value="0.71428570000000002" table:style-name="ce14">
            <text:p>71.4%</text:p>
          </table:table-cell>
          <table:table-cell office:value-type="float" office:value="15" table:style-name="ce13">
            <text:p>15</text:p>
          </table:table-cell>
          <table:table-cell table:number-columns-repeated="16368"/>
        </table:table-row>
        <table:table-row table:style-name="ro11">
          <table:table-cell office:value-type="string" table:style-name="ce1">
            <text:p>Biology</text:p>
          </table:table-cell>
          <table:table-cell office:value-type="float" office:value="30" table:style-name="ce13">
            <text:p>30</text:p>
          </table:table-cell>
          <table:table-cell office:value-type="percentage" office:value="0.81578949999999995" table:style-name="ce14">
            <text:p>81.6%</text:p>
          </table:table-cell>
          <table:table-cell office:value-type="float" office:value="40" table:style-name="ce13">
            <text:p>40</text:p>
          </table:table-cell>
          <table:table-cell office:value-type="float" office:value="30" table:style-name="ce13">
            <text:p>30</text:p>
          </table:table-cell>
          <table:table-cell office:value-type="percentage" office:value="0.96969700000000003" table:style-name="ce14">
            <text:p>97.0%</text:p>
          </table:table-cell>
          <table:table-cell office:value-type="float" office:value="35" table:style-name="ce13">
            <text:p>35</text:p>
          </table:table-cell>
          <table:table-cell office:value-type="float" office:value="20" table:style-name="ce13">
            <text:p>20</text:p>
          </table:table-cell>
          <table:table-cell office:value-type="percentage" office:value="0.86956520000000004" table:style-name="ce14">
            <text:p>87.0%</text:p>
          </table:table-cell>
          <table:table-cell office:value-type="float" office:value="25" table:style-name="ce13">
            <text:p>25</text:p>
          </table:table-cell>
          <table:table-cell office:value-type="float" office:value="20" table:style-name="ce13">
            <text:p>20</text:p>
          </table:table-cell>
          <table:table-cell office:value-type="percentage" office:value="0.79166669999999995" table:style-name="ce14">
            <text:p>79.2%</text:p>
          </table:table-cell>
          <table:table-cell office:value-type="float" office:value="25" table:style-name="ce13">
            <text:p>25</text:p>
          </table:table-cell>
          <table:table-cell office:value-type="float" office:value="25" table:style-name="ce13">
            <text:p>25</text:p>
          </table:table-cell>
          <table:table-cell office:value-type="percentage" office:value="0.8518519" table:style-name="ce14">
            <text:p>85.2%</text:p>
          </table:table-cell>
          <table:table-cell office:value-type="float" office:value="25" table:style-name="ce13">
            <text:p>25</text:p>
          </table:table-cell>
          <table:table-cell table:number-columns-repeated="16368"/>
        </table:table-row>
        <table:table-row table:style-name="ro11">
          <table:table-cell office:value-type="string" table:style-name="ce1">
            <text:p>Business</text:p>
          </table:table-cell>
          <table:table-cell office:value-type="float" office:value="15" table:style-name="ce13">
            <text:p>15</text:p>
          </table:table-cell>
          <table:table-cell office:value-type="percentage" office:value="0.78947369999999994" table:style-name="ce14">
            <text:p>78.9%</text:p>
          </table:table-cell>
          <table:table-cell office:value-type="float" office:value="20" table:style-name="ce13">
            <text:p>20</text:p>
          </table:table-cell>
          <table:table-cell office:value-type="float" office:value="20" table:style-name="ce13">
            <text:p>20</text:p>
          </table:table-cell>
          <table:table-cell office:value-type="percentage" office:value="1" table:style-name="ce14">
            <text:p>100.0%</text:p>
          </table:table-cell>
          <table:table-cell office:value-type="float" office:value="20" table:style-name="ce13">
            <text:p>20</text:p>
          </table:table-cell>
          <table:table-cell office:value-type="float" office:value="20" table:style-name="ce13">
            <text:p>20</text:p>
          </table:table-cell>
          <table:table-cell office:value-type="percentage" office:value="0.90476190000000001" table:style-name="ce14">
            <text:p>90.5%</text:p>
          </table:table-cell>
          <table:table-cell office:value-type="float" office:value="20" table:style-name="ce13">
            <text:p>20</text:p>
          </table:table-cell>
          <table:table-cell office:value-type="float" office:value="20" table:style-name="ce13">
            <text:p>20</text:p>
          </table:table-cell>
          <table:table-cell office:value-type="percentage" office:value="0.9" table:style-name="ce14">
            <text:p>90.0%</text:p>
          </table:table-cell>
          <table:table-cell office:value-type="float" office:value="20" table:style-name="ce13">
            <text:p>20</text:p>
          </table:table-cell>
          <table:table-cell office:value-type="float" office:value="10" table:style-name="ce13">
            <text:p>10</text:p>
          </table:table-cell>
          <table:table-cell office:value-type="percentage" office:value="0.91666669999999995" table:style-name="ce14">
            <text:p>91.7%</text:p>
          </table:table-cell>
          <table:table-cell office:value-type="float" office:value="10" table:style-name="ce13">
            <text:p>10</text:p>
          </table:table-cell>
          <table:table-cell table:number-columns-repeated="16368"/>
        </table:table-row>
        <table:table-row table:style-name="ro11">
          <table:table-cell office:value-type="string" table:style-name="ce1">
            <text:p>Care</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table:number-columns-repeated="16368"/>
        </table:table-row>
        <table:table-row table:style-name="ro11">
          <table:table-cell office:value-type="string" table:style-name="ce1">
            <text:p>Chemistry</text:p>
          </table:table-cell>
          <table:table-cell office:value-type="float" office:value="25" table:style-name="ce13">
            <text:p>25</text:p>
          </table:table-cell>
          <table:table-cell office:value-type="percentage" office:value="0.88888889999999998" table:style-name="ce14">
            <text:p>88.9%</text:p>
          </table:table-cell>
          <table:table-cell office:value-type="float" office:value="25" table:style-name="ce13">
            <text:p>25</text:p>
          </table:table-cell>
          <table:table-cell office:value-type="float" office:value="15" table:style-name="ce13">
            <text:p>15</text:p>
          </table:table-cell>
          <table:table-cell office:value-type="percentage" office:value="1" table:style-name="ce14">
            <text:p>100.0%</text:p>
          </table:table-cell>
          <table:table-cell office:value-type="float" office:value="15" table:style-name="ce13">
            <text:p>15</text:p>
          </table:table-cell>
          <table:table-cell office:value-type="float" office:value="15" table:style-name="ce13">
            <text:p>15</text:p>
          </table:table-cell>
          <table:table-cell office:value-type="percentage" office:value="1" table:style-name="ce14">
            <text:p>100.0%</text:p>
          </table:table-cell>
          <table:table-cell office:value-type="float" office:value="15" table:style-name="ce13">
            <text:p>15</text:p>
          </table:table-cell>
          <table:table-cell office:value-type="float" office:value="15" table:style-name="ce13">
            <text:p>15</text:p>
          </table:table-cell>
          <table:table-cell office:value-type="percentage" office:value="1" table:style-name="ce14">
            <text:p>100.0%</text:p>
          </table:table-cell>
          <table:table-cell office:value-type="float" office:value="15" table:style-name="ce13">
            <text:p>15</text:p>
          </table:table-cell>
          <table:table-cell office:value-type="float" office:value="15" table:style-name="ce13">
            <text:p>15</text:p>
          </table:table-cell>
          <table:table-cell office:value-type="percentage" office:value="1" table:style-name="ce14">
            <text:p>100.0%</text:p>
          </table:table-cell>
          <table:table-cell office:value-type="float" office:value="15" table:style-name="ce13">
            <text:p>15</text:p>
          </table:table-cell>
          <table:table-cell table:number-columns-repeated="16368"/>
        </table:table-row>
        <table:table-row table:style-name="ro11">
          <table:table-cell office:value-type="string" table:style-name="ce1">
            <text:p>Chinese Languages</text:p>
          </table:table-cell>
          <table:table-cell office:value-type="float" office:value="5" table:style-name="ce13">
            <text:p>5</text:p>
          </table:table-cell>
          <table:table-cell office:value-type="percentage" office:value="1" table:style-name="ce14">
            <text:p>100.0%</text:p>
          </table:table-cell>
          <table:table-cell office:value-type="float" office:value="5" table:style-name="ce13">
            <text:p>5</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table:number-columns-repeated="16368"/>
        </table:table-row>
        <table:table-row table:style-name="ro11">
          <table:table-cell office:value-type="string" table:style-name="ce1">
            <text:p>Classical Studies</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float" office:value="5" table:style-name="ce13">
            <text:p>5</text:p>
          </table:table-cell>
          <table:table-cell office:value-type="percentage" office:value="1" table:style-name="ce14">
            <text:p>100.0%</text:p>
          </table:table-cell>
          <table:table-cell office:value-type="float" office:value="5" table:style-name="ce13">
            <text:p>5</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table:number-columns-repeated="16368"/>
        </table:table-row>
        <table:table-row table:style-name="ro11">
          <table:table-cell office:value-type="string" table:style-name="ce1">
            <text:p>Computing Science</text:p>
          </table:table-cell>
          <table:table-cell office:value-type="float" office:value="20" table:style-name="ce13">
            <text:p>20</text:p>
          </table:table-cell>
          <table:table-cell office:value-type="percentage" office:value="0.86956520000000004" table:style-name="ce14">
            <text:p>87.0%</text:p>
          </table:table-cell>
          <table:table-cell office:value-type="float" office:value="25" table:style-name="ce13">
            <text:p>25</text:p>
          </table:table-cell>
          <table:table-cell office:value-type="float" office:value="15" table:style-name="ce13">
            <text:p>15</text:p>
          </table:table-cell>
          <table:table-cell office:value-type="percentage" office:value="0.78947369999999994" table:style-name="ce14">
            <text:p>78.9%</text:p>
          </table:table-cell>
          <table:table-cell office:value-type="float" office:value="20" table:style-name="ce13">
            <text:p>20</text:p>
          </table:table-cell>
          <table:table-cell office:value-type="float" office:value="15" table:style-name="ce13">
            <text:p>15</text:p>
          </table:table-cell>
          <table:table-cell office:value-type="percentage" office:value="0.8" table:style-name="ce14">
            <text:p>80.0%</text:p>
          </table:table-cell>
          <table:table-cell office:value-type="float" office:value="20" table:style-name="ce13">
            <text:p>20</text:p>
          </table:table-cell>
          <table:table-cell office:value-type="float" office:value="15" table:style-name="ce13">
            <text:p>15</text:p>
          </table:table-cell>
          <table:table-cell office:value-type="percentage" office:value="0.94117649999999997" table:style-name="ce14">
            <text:p>94.1%</text:p>
          </table:table-cell>
          <table:table-cell office:value-type="float" office:value="15" table:style-name="ce13">
            <text:p>15</text:p>
          </table:table-cell>
          <table:table-cell office:value-type="float" office:value="10" table:style-name="ce13">
            <text:p>10</text:p>
          </table:table-cell>
          <table:table-cell office:value-type="percentage" office:value="0.83333330000000005" table:style-name="ce14">
            <text:p>83.3%</text:p>
          </table:table-cell>
          <table:table-cell office:value-type="float" office:value="10" table:style-name="ce13">
            <text:p>10</text:p>
          </table:table-cell>
          <table:table-cell table:number-columns-repeated="16368"/>
        </table:table-row>
        <table:table-row table:style-name="ro11">
          <table:table-cell office:value-type="string" table:style-name="ce1">
            <text:p>Design and Manufacture</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float" office:value="5" table:style-name="ce13">
            <text:p>5</text:p>
          </table:table-cell>
          <table:table-cell office:value-type="percentage" office:value="1" table:style-name="ce14">
            <text:p>100.0%</text:p>
          </table:table-cell>
          <table:table-cell office:value-type="float" office:value="5" table:style-name="ce13">
            <text:p>5</text:p>
          </table:table-cell>
          <table:table-cell table:number-columns-repeated="16368"/>
        </table:table-row>
        <table:table-row table:style-name="ro11">
          <table:table-cell office:value-type="string" table:style-name="ce1">
            <text:p>Drama</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table:number-columns-repeated="16368"/>
        </table:table-row>
        <table:table-row table:style-name="ro11">
          <table:table-cell office:value-type="string" table:style-name="ce1">
            <text:p>Engineering Science</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float" office:value="5" table:style-name="ce13">
            <text:p>5</text:p>
          </table:table-cell>
          <table:table-cell office:value-type="percentage" office:value="0.75" table:style-name="ce14">
            <text:p>75.0%</text:p>
          </table:table-cell>
          <table:table-cell office:value-type="float" office:value="10" table:style-name="ce13">
            <text:p>10</text:p>
          </table:table-cell>
          <table:table-cell office:value-type="float" office:value="10" table:style-name="ce13">
            <text:p>10</text:p>
          </table:table-cell>
          <table:table-cell office:value-type="percentage" office:value="0.6" table:style-name="ce14">
            <text:p>60.0%</text:p>
          </table:table-cell>
          <table:table-cell office:value-type="float" office:value="15" table:style-name="ce13">
            <text:p>15</text:p>
          </table:table-cell>
          <table:table-cell table:number-columns-repeated="16368"/>
        </table:table-row>
        <table:table-row table:style-name="ro11">
          <table:table-cell office:value-type="string" table:style-name="ce1">
            <text:p>English</text:p>
          </table:table-cell>
          <table:table-cell office:value-type="float" office:value="95" table:style-name="ce13">
            <text:p>95</text:p>
          </table:table-cell>
          <table:table-cell office:value-type="percentage" office:value="0.76859500000000003" table:style-name="ce14">
            <text:p>76.9%</text:p>
          </table:table-cell>
          <table:table-cell office:value-type="float" office:value="120" table:style-name="ce13">
            <text:p>120</text:p>
          </table:table-cell>
          <table:table-cell office:value-type="float" office:value="90" table:style-name="ce13">
            <text:p>90</text:p>
          </table:table-cell>
          <table:table-cell office:value-type="percentage" office:value="0.82242990000000005" table:style-name="ce14">
            <text:p>82.2%</text:p>
          </table:table-cell>
          <table:table-cell office:value-type="float" office:value="105" table:style-name="ce13">
            <text:p>105</text:p>
          </table:table-cell>
          <table:table-cell office:value-type="float" office:value="90" table:style-name="ce13">
            <text:p>90</text:p>
          </table:table-cell>
          <table:table-cell office:value-type="percentage" office:value="0.89" table:style-name="ce14">
            <text:p>89.0%</text:p>
          </table:table-cell>
          <table:table-cell office:value-type="float" office:value="100" table:style-name="ce13">
            <text:p>100</text:p>
          </table:table-cell>
          <table:table-cell office:value-type="float" office:value="85" table:style-name="ce13">
            <text:p>85</text:p>
          </table:table-cell>
          <table:table-cell office:value-type="percentage" office:value="0.76851849999999999" table:style-name="ce14">
            <text:p>76.9%</text:p>
          </table:table-cell>
          <table:table-cell office:value-type="float" office:value="110" table:style-name="ce13">
            <text:p>110</text:p>
          </table:table-cell>
          <table:table-cell office:value-type="float" office:value="85" table:style-name="ce13">
            <text:p>85</text:p>
          </table:table-cell>
          <table:table-cell office:value-type="percentage" office:value="0.65873020000000004" table:style-name="ce14">
            <text:p>65.9%</text:p>
          </table:table-cell>
          <table:table-cell office:value-type="float" office:value="125" table:style-name="ce13">
            <text:p>125</text:p>
          </table:table-cell>
          <table:table-cell table:number-columns-repeated="16368"/>
        </table:table-row>
        <table:table-row table:style-name="ro11">
          <table:table-cell office:value-type="string" table:style-name="ce1">
            <text:p>English for Speakers of Other Languages</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table:number-columns-repeated="16368"/>
        </table:table-row>
        <table:table-row table:style-name="ro11">
          <table:table-cell office:value-type="string" table:style-name="ce1">
            <text:p>Environmental Science</text:p>
          </table:table-cell>
          <table:table-cell office:value-type="float" office:value="5" table:style-name="ce13">
            <text:p>5</text:p>
          </table:table-cell>
          <table:table-cell office:value-type="percentage" office:value="0.85714290000000004" table:style-name="ce14">
            <text:p>85.7%</text:p>
          </table:table-cell>
          <table:table-cell office:value-type="float" office:value="5" table:style-name="ce13">
            <text:p>5</text:p>
          </table:table-cell>
          <table:table-cell office:value-type="float" office:value="10" table:style-name="ce13">
            <text:p>10</text:p>
          </table:table-cell>
          <table:table-cell office:value-type="percentage" office:value="0.85714290000000004" table:style-name="ce14">
            <text:p>85.7%</text:p>
          </table:table-cell>
          <table:table-cell office:value-type="float" office:value="15" table:style-name="ce13">
            <text:p>15</text:p>
          </table:table-cell>
          <table:table-cell office:value-type="float" office:value="5" table:style-name="ce13">
            <text:p>5</text:p>
          </table:table-cell>
          <table:table-cell office:value-type="percentage" office:value="1" table:style-name="ce14">
            <text:p>100.0%</text:p>
          </table:table-cell>
          <table:table-cell office:value-type="float" office:value="5" table:style-name="ce13">
            <text:p>5</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float" office:value="5" table:style-name="ce13">
            <text:p>5</text:p>
          </table:table-cell>
          <table:table-cell office:value-type="percentage" office:value="1" table:style-name="ce14">
            <text:p>100.0%</text:p>
          </table:table-cell>
          <table:table-cell office:value-type="float" office:value="5" table:style-name="ce13">
            <text:p>5</text:p>
          </table:table-cell>
          <table:table-cell table:number-columns-repeated="16368"/>
        </table:table-row>
        <table:table-row table:style-name="ro11">
          <table:table-cell office:value-type="string" table:style-name="ce1">
            <text:p>Fashion and Textile Technology</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float" office:value="5" table:style-name="ce13">
            <text:p>5</text:p>
          </table:table-cell>
          <table:table-cell office:value-type="percentage" office:value="1" table:style-name="ce14">
            <text:p>100.0%</text:p>
          </table:table-cell>
          <table:table-cell office:value-type="float" office:value="5" table:style-name="ce13">
            <text:p>5</text:p>
          </table:table-cell>
          <table:table-cell table:number-columns-repeated="16368"/>
        </table:table-row>
        <table:table-row table:style-name="ro11">
          <table:table-cell office:value-type="string" table:style-name="ce1">
            <text:p>French</text:p>
          </table:table-cell>
          <table:table-cell office:value-type="float" office:value="20" table:style-name="ce13">
            <text:p>20</text:p>
          </table:table-cell>
          <table:table-cell office:value-type="percentage" office:value="0.86363639999999997" table:style-name="ce14">
            <text:p>86.4%</text:p>
          </table:table-cell>
          <table:table-cell office:value-type="float" office:value="20" table:style-name="ce13">
            <text:p>20</text:p>
          </table:table-cell>
          <table:table-cell office:value-type="float" office:value="10" table:style-name="ce13">
            <text:p>10</text:p>
          </table:table-cell>
          <table:table-cell office:value-type="percentage" office:value="0.5" table:style-name="ce14">
            <text:p>50.0%</text:p>
          </table:table-cell>
          <table:table-cell office:value-type="float" office:value="20" table:style-name="ce13">
            <text:p>20</text:p>
          </table:table-cell>
          <table:table-cell office:value-type="float" office:value="30" table:style-name="ce13">
            <text:p>30</text:p>
          </table:table-cell>
          <table:table-cell office:value-type="percentage" office:value="1" table:style-name="ce14">
            <text:p>100.0%</text:p>
          </table:table-cell>
          <table:table-cell office:value-type="float" office:value="30" table:style-name="ce13">
            <text:p>30</text:p>
          </table:table-cell>
          <table:table-cell office:value-type="float" office:value="25" table:style-name="ce13">
            <text:p>25</text:p>
          </table:table-cell>
          <table:table-cell office:value-type="percentage" office:value="0.92307689999999998" table:style-name="ce14">
            <text:p>92.3%</text:p>
          </table:table-cell>
          <table:table-cell office:value-type="float" office:value="25" table:style-name="ce13">
            <text:p>25</text:p>
          </table:table-cell>
          <table:table-cell office:value-type="float" office:value="45" table:style-name="ce13">
            <text:p>45</text:p>
          </table:table-cell>
          <table:table-cell office:value-type="percentage" office:value="0.95652170000000003" table:style-name="ce14">
            <text:p>95.7%</text:p>
          </table:table-cell>
          <table:table-cell office:value-type="float" office:value="45" table:style-name="ce13">
            <text:p>45</text:p>
          </table:table-cell>
          <table:table-cell table:number-columns-repeated="16368"/>
        </table:table-row>
        <table:table-row table:style-name="ro11">
          <table:table-cell office:value-type="string" table:style-name="ce1">
            <text:p>Geography</text:p>
          </table:table-cell>
          <table:table-cell office:value-type="float" office:value="20" table:style-name="ce13">
            <text:p>20</text:p>
          </table:table-cell>
          <table:table-cell office:value-type="percentage" office:value="0.72" table:style-name="ce14">
            <text:p>72.0%</text:p>
          </table:table-cell>
          <table:table-cell office:value-type="float" office:value="25" table:style-name="ce13">
            <text:p>25</text:p>
          </table:table-cell>
          <table:table-cell office:value-type="float" office:value="25" table:style-name="ce13">
            <text:p>25</text:p>
          </table:table-cell>
          <table:table-cell office:value-type="percentage" office:value="0.71875" table:style-name="ce14">
            <text:p>71.9%</text:p>
          </table:table-cell>
          <table:table-cell office:value-type="float" office:value="30" table:style-name="ce13">
            <text:p>30</text:p>
          </table:table-cell>
          <table:table-cell office:value-type="float" office:value="10" table:style-name="ce13">
            <text:p>10</text:p>
          </table:table-cell>
          <table:table-cell office:value-type="percentage" office:value="0.69230769999999997" table:style-name="ce14">
            <text:p>69.2%</text:p>
          </table:table-cell>
          <table:table-cell office:value-type="float" office:value="15" table:style-name="ce13">
            <text:p>15</text:p>
          </table:table-cell>
          <table:table-cell office:value-type="float" office:value="20" table:style-name="ce13">
            <text:p>20</text:p>
          </table:table-cell>
          <table:table-cell office:value-type="percentage" office:value="0.85714290000000004" table:style-name="ce14">
            <text:p>85.7%</text:p>
          </table:table-cell>
          <table:table-cell office:value-type="float" office:value="20" table:style-name="ce13">
            <text:p>20</text:p>
          </table:table-cell>
          <table:table-cell office:value-type="float" office:value="15" table:style-name="ce13">
            <text:p>15</text:p>
          </table:table-cell>
          <table:table-cell office:value-type="percentage" office:value="0.9375" table:style-name="ce14">
            <text:p>93.8%</text:p>
          </table:table-cell>
          <table:table-cell office:value-type="float" office:value="15" table:style-name="ce13">
            <text:p>15</text:p>
          </table:table-cell>
          <table:table-cell table:number-columns-repeated="16368"/>
        </table:table-row>
        <table:table-row table:style-name="ro11">
          <table:table-cell office:value-type="string" table:style-name="ce1">
            <text:p>German</text:p>
          </table:table-cell>
          <table:table-cell office:value-type="float" office:value="5" table:style-name="ce13">
            <text:p>5</text:p>
          </table:table-cell>
          <table:table-cell office:value-type="percentage" office:value="1" table:style-name="ce14">
            <text:p>100.0%</text:p>
          </table:table-cell>
          <table:table-cell office:value-type="float" office:value="5" table:style-name="ce13">
            <text:p>5</text:p>
          </table:table-cell>
          <table:table-cell office:value-type="float" office:value="10" table:style-name="ce13">
            <text:p>10</text:p>
          </table:table-cell>
          <table:table-cell office:value-type="percentage" office:value="1" table:style-name="ce14">
            <text:p>100.0%</text:p>
          </table:table-cell>
          <table:table-cell office:value-type="float" office:value="10" table:style-name="ce13">
            <text:p>10</text:p>
          </table:table-cell>
          <table:table-cell office:value-type="float" office:value="15" table:style-name="ce13">
            <text:p>15</text:p>
          </table:table-cell>
          <table:table-cell office:value-type="percentage" office:value="1" table:style-name="ce14">
            <text:p>100.0%</text:p>
          </table:table-cell>
          <table:table-cell office:value-type="float" office:value="15" table:style-name="ce13">
            <text:p>15</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float" office:value="5" table:style-name="ce13">
            <text:p>5</text:p>
          </table:table-cell>
          <table:table-cell office:value-type="percentage" office:value="1" table:style-name="ce14">
            <text:p>100.0%</text:p>
          </table:table-cell>
          <table:table-cell office:value-type="float" office:value="5" table:style-name="ce13">
            <text:p>5</text:p>
          </table:table-cell>
          <table:table-cell table:number-columns-repeated="16368"/>
        </table:table-row>
        <table:table-row table:style-name="ro11">
          <table:table-cell office:value-type="string" table:style-name="ce1">
            <text:p>Graphic Communication</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table:number-columns-repeated="16368"/>
        </table:table-row>
        <table:table-row table:style-name="ro11">
          <table:table-cell office:value-type="string" table:style-name="ce1">
            <text:p>Health and Food Technology</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table:number-columns-repeated="16368"/>
        </table:table-row>
        <table:table-row table:style-name="ro11">
          <table:table-cell office:value-type="string" table:style-name="ce1">
            <text:p>History</text:p>
          </table:table-cell>
          <table:table-cell office:value-type="float" office:value="35" table:style-name="ce13">
            <text:p>35</text:p>
          </table:table-cell>
          <table:table-cell office:value-type="percentage" office:value="0.83333330000000005" table:style-name="ce14">
            <text:p>83.3%</text:p>
          </table:table-cell>
          <table:table-cell office:value-type="float" office:value="40" table:style-name="ce13">
            <text:p>40</text:p>
          </table:table-cell>
          <table:table-cell office:value-type="float" office:value="40" table:style-name="ce13">
            <text:p>40</text:p>
          </table:table-cell>
          <table:table-cell office:value-type="percentage" office:value="0.90909090000000004" table:style-name="ce14">
            <text:p>90.9%</text:p>
          </table:table-cell>
          <table:table-cell office:value-type="float" office:value="45" table:style-name="ce13">
            <text:p>45</text:p>
          </table:table-cell>
          <table:table-cell office:value-type="float" office:value="25" table:style-name="ce13">
            <text:p>25</text:p>
          </table:table-cell>
          <table:table-cell office:value-type="percentage" office:value="0.8518519" table:style-name="ce14">
            <text:p>85.2%</text:p>
          </table:table-cell>
          <table:table-cell office:value-type="float" office:value="25" table:style-name="ce13">
            <text:p>25</text:p>
          </table:table-cell>
          <table:table-cell office:value-type="float" office:value="20" table:style-name="ce13">
            <text:p>20</text:p>
          </table:table-cell>
          <table:table-cell office:value-type="percentage" office:value="0.52777779999999996" table:style-name="ce14">
            <text:p>52.8%</text:p>
          </table:table-cell>
          <table:table-cell office:value-type="float" office:value="35" table:style-name="ce13">
            <text:p>35</text:p>
          </table:table-cell>
          <table:table-cell office:value-type="float" office:value="25" table:style-name="ce13">
            <text:p>25</text:p>
          </table:table-cell>
          <table:table-cell office:value-type="percentage" office:value="0.9" table:style-name="ce14">
            <text:p>90.0%</text:p>
          </table:table-cell>
          <table:table-cell office:value-type="float" office:value="30" table:style-name="ce13">
            <text:p>30</text:p>
          </table:table-cell>
          <table:table-cell table:number-columns-repeated="16368"/>
        </table:table-row>
        <table:table-row table:style-name="ro11">
          <table:table-cell office:value-type="string" table:style-name="ce1">
            <text:p>Latin</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table:number-columns-repeated="16368"/>
        </table:table-row>
        <table:table-row table:style-name="ro11">
          <table:table-cell office:value-type="string" table:style-name="ce1">
            <text:p>Mathematics</text:p>
          </table:table-cell>
          <table:table-cell office:value-type="float" office:value="125" table:style-name="ce13">
            <text:p>125</text:p>
          </table:table-cell>
          <table:table-cell office:value-type="percentage" office:value="0.74269010000000002" table:style-name="ce14">
            <text:p>74.3%</text:p>
          </table:table-cell>
          <table:table-cell office:value-type="float" office:value="170" table:style-name="ce13">
            <text:p>170</text:p>
          </table:table-cell>
          <table:table-cell office:value-type="float" office:value="180" table:style-name="ce13">
            <text:p>180</text:p>
          </table:table-cell>
          <table:table-cell office:value-type="percentage" office:value="0.88349509999999998" table:style-name="ce14">
            <text:p>88.3%</text:p>
          </table:table-cell>
          <table:table-cell office:value-type="float" office:value="205" table:style-name="ce13">
            <text:p>205</text:p>
          </table:table-cell>
          <table:table-cell office:value-type="float" office:value="170" table:style-name="ce13">
            <text:p>170</text:p>
          </table:table-cell>
          <table:table-cell office:value-type="percentage" office:value="0.88144330000000004" table:style-name="ce14">
            <text:p>88.1%</text:p>
          </table:table-cell>
          <table:table-cell office:value-type="float" office:value="195" table:style-name="ce13">
            <text:p>195</text:p>
          </table:table-cell>
          <table:table-cell office:value-type="float" office:value="195" table:style-name="ce13">
            <text:p>195</text:p>
          </table:table-cell>
          <table:table-cell office:value-type="percentage" office:value="0.93689319999999998" table:style-name="ce14">
            <text:p>93.7%</text:p>
          </table:table-cell>
          <table:table-cell office:value-type="float" office:value="205" table:style-name="ce13">
            <text:p>205</text:p>
          </table:table-cell>
          <table:table-cell office:value-type="float" office:value="225" table:style-name="ce13">
            <text:p>225</text:p>
          </table:table-cell>
          <table:table-cell office:value-type="percentage" office:value="0.84905660000000005" table:style-name="ce14">
            <text:p>84.9%</text:p>
          </table:table-cell>
          <table:table-cell office:value-type="float" office:value="265" table:style-name="ce13">
            <text:p>265</text:p>
          </table:table-cell>
          <table:table-cell table:number-columns-repeated="16368"/>
        </table:table-row>
        <table:table-row table:style-name="ro11">
          <table:table-cell office:value-type="string" table:style-name="ce1">
            <text:p>Media</text:p>
          </table:table-cell>
          <table:table-cell office:value-type="float" office:value="70" table:style-name="ce13">
            <text:p>70</text:p>
          </table:table-cell>
          <table:table-cell office:value-type="percentage" office:value="1" table:style-name="ce14">
            <text:p>100.0%</text:p>
          </table:table-cell>
          <table:table-cell office:value-type="float" office:value="70" table:style-name="ce13">
            <text:p>70</text:p>
          </table:table-cell>
          <table:table-cell office:value-type="float" office:value="65" table:style-name="ce13">
            <text:p>65</text:p>
          </table:table-cell>
          <table:table-cell office:value-type="percentage" office:value="0.98484850000000002" table:style-name="ce14">
            <text:p>98.5%</text:p>
          </table:table-cell>
          <table:table-cell office:value-type="float" office:value="65" table:style-name="ce13">
            <text:p>65</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float" office:value="30" table:style-name="ce13">
            <text:p>30</text:p>
          </table:table-cell>
          <table:table-cell office:value-type="percentage" office:value="0.96551719999999996" table:style-name="ce14">
            <text:p>96.6%</text:p>
          </table:table-cell>
          <table:table-cell office:value-type="float" office:value="30" table:style-name="ce13">
            <text:p>30</text:p>
          </table:table-cell>
          <table:table-cell table:number-columns-repeated="16368"/>
        </table:table-row>
        <table:table-row table:style-name="ro11">
          <table:table-cell office:value-type="string" table:style-name="ce1">
            <text:p>Modern Studies</text:p>
          </table:table-cell>
          <table:table-cell office:value-type="float" office:value="25" table:style-name="ce13">
            <text:p>25</text:p>
          </table:table-cell>
          <table:table-cell office:value-type="percentage" office:value="0.80645160000000005" table:style-name="ce14">
            <text:p>80.6%</text:p>
          </table:table-cell>
          <table:table-cell office:value-type="float" office:value="30" table:style-name="ce13">
            <text:p>30</text:p>
          </table:table-cell>
          <table:table-cell office:value-type="float" office:value="35" table:style-name="ce13">
            <text:p>35</text:p>
          </table:table-cell>
          <table:table-cell office:value-type="percentage" office:value="0.8139535" table:style-name="ce14">
            <text:p>81.4%</text:p>
          </table:table-cell>
          <table:table-cell office:value-type="float" office:value="45" table:style-name="ce13">
            <text:p>45</text:p>
          </table:table-cell>
          <table:table-cell office:value-type="float" office:value="40" table:style-name="ce13">
            <text:p>40</text:p>
          </table:table-cell>
          <table:table-cell office:value-type="percentage" office:value="0.93333330000000003" table:style-name="ce14">
            <text:p>93.3%</text:p>
          </table:table-cell>
          <table:table-cell office:value-type="float" office:value="45" table:style-name="ce13">
            <text:p>45</text:p>
          </table:table-cell>
          <table:table-cell office:value-type="float" office:value="20" table:style-name="ce13">
            <text:p>20</text:p>
          </table:table-cell>
          <table:table-cell office:value-type="percentage" office:value="0.84" table:style-name="ce14">
            <text:p>84.0%</text:p>
          </table:table-cell>
          <table:table-cell office:value-type="float" office:value="25" table:style-name="ce13">
            <text:p>25</text:p>
          </table:table-cell>
          <table:table-cell office:value-type="float" office:value="20" table:style-name="ce13">
            <text:p>20</text:p>
          </table:table-cell>
          <table:table-cell office:value-type="percentage" office:value="0.79166669999999995" table:style-name="ce14">
            <text:p>79.2%</text:p>
          </table:table-cell>
          <table:table-cell office:value-type="float" office:value="25" table:style-name="ce13">
            <text:p>25</text:p>
          </table:table-cell>
          <table:table-cell table:number-columns-repeated="16368"/>
        </table:table-row>
        <table:table-row table:style-name="ro11">
          <table:table-cell office:value-type="string" table:style-name="ce1">
            <text:p>Music</text:p>
          </table:table-cell>
          <table:table-cell office:value-type="float" office:value="5" table:style-name="ce13">
            <text:p>5</text:p>
          </table:table-cell>
          <table:table-cell office:value-type="percentage" office:value="0.6" table:style-name="ce14">
            <text:p>60.0%</text:p>
          </table:table-cell>
          <table:table-cell office:value-type="float" office:value="10" table:style-name="ce13">
            <text:p>10</text:p>
          </table:table-cell>
          <table:table-cell office:value-type="float" office:value="10" table:style-name="ce13">
            <text:p>10</text:p>
          </table:table-cell>
          <table:table-cell office:value-type="percentage" office:value="0.76923079999999999" table:style-name="ce14">
            <text:p>76.9%</text:p>
          </table:table-cell>
          <table:table-cell office:value-type="float" office:value="15" table:style-name="ce13">
            <text:p>15</text:p>
          </table:table-cell>
          <table:table-cell office:value-type="string" table:style-name="ce13">
            <text:p>[c]</text:p>
          </table:table-cell>
          <table:table-cell office:value-type="string" table:style-name="ce14">
            <text:p>[c]</text:p>
          </table:table-cell>
          <table:table-cell office:value-type="float" office:value="10" table:style-name="ce13">
            <text:p>10</text:p>
          </table:table-cell>
          <table:table-cell office:value-type="float" office:value="20" table:style-name="ce13">
            <text:p>20</text:p>
          </table:table-cell>
          <table:table-cell office:value-type="percentage" office:value="1" table:style-name="ce14">
            <text:p>100.0%</text:p>
          </table:table-cell>
          <table:table-cell office:value-type="float" office:value="20" table:style-name="ce13">
            <text:p>20</text:p>
          </table:table-cell>
          <table:table-cell office:value-type="float" office:value="5" table:style-name="ce13">
            <text:p>5</text:p>
          </table:table-cell>
          <table:table-cell office:value-type="percentage" office:value="0.35714289999999999" table:style-name="ce14">
            <text:p>35.7%</text:p>
          </table:table-cell>
          <table:table-cell office:value-type="float" office:value="15" table:style-name="ce13">
            <text:p>15</text:p>
          </table:table-cell>
          <table:table-cell table:number-columns-repeated="16368"/>
        </table:table-row>
        <table:table-row table:style-name="ro11">
          <table:table-cell office:value-type="string" table:style-name="ce1">
            <text:p>Music Technology</text:p>
          </table:table-cell>
          <table:table-cell office:value-type="float" office:value="5" table:style-name="ce13">
            <text:p>5</text:p>
          </table:table-cell>
          <table:table-cell office:value-type="percentage" office:value="1" table:style-name="ce14">
            <text:p>100.0%</text:p>
          </table:table-cell>
          <table:table-cell office:value-type="float" office:value="5" table:style-name="ce13">
            <text:p>5</text:p>
          </table:table-cell>
          <table:table-cell office:value-type="float" office:value="5" table:style-name="ce13">
            <text:p>5</text:p>
          </table:table-cell>
          <table:table-cell office:value-type="percentage" office:value="1" table:style-name="ce14">
            <text:p>100.0%</text:p>
          </table:table-cell>
          <table:table-cell office:value-type="float" office:value="5" table:style-name="ce13">
            <text:p>5</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table:number-columns-repeated="16368"/>
        </table:table-row>
        <table:table-row table:style-name="ro11">
          <table:table-cell office:value-type="string" table:style-name="ce1">
            <text:p>People and Society</text:p>
          </table:table-cell>
          <table:table-cell office:value-type="float" office:value="5" table:style-name="ce13">
            <text:p>5</text:p>
          </table:table-cell>
          <table:table-cell office:value-type="percentage" office:value="0.77777779999999996" table:style-name="ce14">
            <text:p>77.8%</text:p>
          </table:table-cell>
          <table:table-cell office:value-type="float" office:value="10" table:style-name="ce13">
            <text:p>1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table:number-columns-repeated="16368"/>
        </table:table-row>
        <table:table-row table:style-name="ro11">
          <table:table-cell office:value-type="string" table:style-name="ce1">
            <text:p>Physical Education</text:p>
          </table:table-cell>
          <table:table-cell office:value-type="float" office:value="200" table:style-name="ce13">
            <text:p>200</text:p>
          </table:table-cell>
          <table:table-cell office:value-type="percentage" office:value="0.98507460000000002" table:style-name="ce14">
            <text:p>98.5%</text:p>
          </table:table-cell>
          <table:table-cell office:value-type="float" office:value="200" table:style-name="ce13">
            <text:p>200</text:p>
          </table:table-cell>
          <table:table-cell office:value-type="float" office:value="225" table:style-name="ce13">
            <text:p>225</text:p>
          </table:table-cell>
          <table:table-cell office:value-type="percentage" office:value="0.97424889999999997" table:style-name="ce14">
            <text:p>97.4%</text:p>
          </table:table-cell>
          <table:table-cell office:value-type="float" office:value="235" table:style-name="ce13">
            <text:p>235</text:p>
          </table:table-cell>
          <table:table-cell office:value-type="float" office:value="210" table:style-name="ce13">
            <text:p>210</text:p>
          </table:table-cell>
          <table:table-cell office:value-type="percentage" office:value="0.99523810000000001" table:style-name="ce14">
            <text:p>99.5%</text:p>
          </table:table-cell>
          <table:table-cell office:value-type="float" office:value="210" table:style-name="ce13">
            <text:p>210</text:p>
          </table:table-cell>
          <table:table-cell office:value-type="float" office:value="215" table:style-name="ce13">
            <text:p>215</text:p>
          </table:table-cell>
          <table:table-cell office:value-type="percentage" office:value="0.99078339999999998" table:style-name="ce14">
            <text:p>99.1%</text:p>
          </table:table-cell>
          <table:table-cell office:value-type="float" office:value="215" table:style-name="ce13">
            <text:p>215</text:p>
          </table:table-cell>
          <table:table-cell office:value-type="float" office:value="205" table:style-name="ce13">
            <text:p>205</text:p>
          </table:table-cell>
          <table:table-cell office:value-type="percentage" office:value="0.93981479999999995" table:style-name="ce14">
            <text:p>94.0%</text:p>
          </table:table-cell>
          <table:table-cell office:value-type="float" office:value="215" table:style-name="ce13">
            <text:p>215</text:p>
          </table:table-cell>
          <table:table-cell table:number-columns-repeated="16368"/>
        </table:table-row>
        <table:table-row table:style-name="ro11">
          <table:table-cell office:value-type="string" table:style-name="ce1">
            <text:p>Physics</text:p>
          </table:table-cell>
          <table:table-cell office:value-type="float" office:value="15" table:style-name="ce13">
            <text:p>15</text:p>
          </table:table-cell>
          <table:table-cell office:value-type="percentage" office:value="0.94444439999999996" table:style-name="ce14">
            <text:p>94.4%</text:p>
          </table:table-cell>
          <table:table-cell office:value-type="float" office:value="20" table:style-name="ce13">
            <text:p>20</text:p>
          </table:table-cell>
          <table:table-cell office:value-type="float" office:value="15" table:style-name="ce13">
            <text:p>15</text:p>
          </table:table-cell>
          <table:table-cell office:value-type="percentage" office:value="0.8823529" table:style-name="ce14">
            <text:p>88.2%</text:p>
          </table:table-cell>
          <table:table-cell office:value-type="float" office:value="15" table:style-name="ce13">
            <text:p>15</text:p>
          </table:table-cell>
          <table:table-cell office:value-type="float" office:value="10" table:style-name="ce13">
            <text:p>10</text:p>
          </table:table-cell>
          <table:table-cell office:value-type="percentage" office:value="1" table:style-name="ce14">
            <text:p>100.0%</text:p>
          </table:table-cell>
          <table:table-cell office:value-type="float" office:value="10" table:style-name="ce13">
            <text:p>10</text:p>
          </table:table-cell>
          <table:table-cell office:value-type="float" office:value="10" table:style-name="ce13">
            <text:p>10</text:p>
          </table:table-cell>
          <table:table-cell office:value-type="percentage" office:value="0.90909090000000004" table:style-name="ce14">
            <text:p>90.9%</text:p>
          </table:table-cell>
          <table:table-cell office:value-type="float" office:value="10" table:style-name="ce13">
            <text:p>10</text:p>
          </table:table-cell>
          <table:table-cell office:value-type="float" office:value="30" table:style-name="ce13">
            <text:p>30</text:p>
          </table:table-cell>
          <table:table-cell office:value-type="percentage" office:value="0.96774190000000004" table:style-name="ce14">
            <text:p>96.8%</text:p>
          </table:table-cell>
          <table:table-cell office:value-type="float" office:value="30" table:style-name="ce13">
            <text:p>30</text:p>
          </table:table-cell>
          <table:table-cell table:number-columns-repeated="16368"/>
        </table:table-row>
        <table:table-row table:style-name="ro11">
          <table:table-cell office:value-type="string" table:style-name="ce1">
            <text:p>Practical Cookery</text:p>
          </table:table-cell>
          <table:table-cell office:value-type="float" office:value="45" table:style-name="ce13">
            <text:p>45</text:p>
          </table:table-cell>
          <table:table-cell office:value-type="percentage" office:value="0.94" table:style-name="ce14">
            <text:p>94.0%</text:p>
          </table:table-cell>
          <table:table-cell office:value-type="float" office:value="50" table:style-name="ce13">
            <text:p>50</text:p>
          </table:table-cell>
          <table:table-cell office:value-type="float" office:value="65" table:style-name="ce13">
            <text:p>65</text:p>
          </table:table-cell>
          <table:table-cell office:value-type="percentage" office:value="0.9" table:style-name="ce14">
            <text:p>90.0%</text:p>
          </table:table-cell>
          <table:table-cell office:value-type="float" office:value="70" table:style-name="ce13">
            <text:p>70</text:p>
          </table:table-cell>
          <table:table-cell office:value-type="float" office:value="55" table:style-name="ce13">
            <text:p>55</text:p>
          </table:table-cell>
          <table:table-cell office:value-type="percentage" office:value="0.84848480000000004" table:style-name="ce14">
            <text:p>84.8%</text:p>
          </table:table-cell>
          <table:table-cell office:value-type="float" office:value="65" table:style-name="ce13">
            <text:p>65</text:p>
          </table:table-cell>
          <table:table-cell office:value-type="float" office:value="40" table:style-name="ce13">
            <text:p>40</text:p>
          </table:table-cell>
          <table:table-cell office:value-type="percentage" office:value="0.93181820000000004" table:style-name="ce14">
            <text:p>93.2%</text:p>
          </table:table-cell>
          <table:table-cell office:value-type="float" office:value="45" table:style-name="ce13">
            <text:p>45</text:p>
          </table:table-cell>
          <table:table-cell office:value-type="float" office:value="65" table:style-name="ce13">
            <text:p>65</text:p>
          </table:table-cell>
          <table:table-cell office:value-type="percentage" office:value="0.80246910000000005" table:style-name="ce14">
            <text:p>80.2%</text:p>
          </table:table-cell>
          <table:table-cell office:value-type="float" office:value="80" table:style-name="ce13">
            <text:p>80</text:p>
          </table:table-cell>
          <table:table-cell table:number-columns-repeated="16368"/>
        </table:table-row>
        <table:table-row table:style-name="ro11">
          <table:table-cell office:value-type="string" table:style-name="ce1">
            <text:p>Practical Woodworking</text:p>
          </table:table-cell>
          <table:table-cell office:value-type="float" office:value="10" table:style-name="ce13">
            <text:p>10</text:p>
          </table:table-cell>
          <table:table-cell office:value-type="percentage" office:value="0.66666669999999995" table:style-name="ce14">
            <text:p>66.7%</text:p>
          </table:table-cell>
          <table:table-cell office:value-type="float" office:value="15" table:style-name="ce13">
            <text:p>15</text:p>
          </table:table-cell>
          <table:table-cell office:value-type="float" office:value="15" table:style-name="ce13">
            <text:p>15</text:p>
          </table:table-cell>
          <table:table-cell office:value-type="percentage" office:value="0.68421050000000005" table:style-name="ce14">
            <text:p>68.4%</text:p>
          </table:table-cell>
          <table:table-cell office:value-type="float" office:value="20" table:style-name="ce13">
            <text:p>20</text:p>
          </table:table-cell>
          <table:table-cell office:value-type="float" office:value="10" table:style-name="ce13">
            <text:p>10</text:p>
          </table:table-cell>
          <table:table-cell office:value-type="percentage" office:value="0.83333330000000005" table:style-name="ce14">
            <text:p>83.3%</text:p>
          </table:table-cell>
          <table:table-cell office:value-type="float" office:value="10" table:style-name="ce13">
            <text:p>1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float" office:value="10" table:style-name="ce13">
            <text:p>10</text:p>
          </table:table-cell>
          <table:table-cell office:value-type="percentage" office:value="0.58823530000000002" table:style-name="ce14">
            <text:p>58.8%</text:p>
          </table:table-cell>
          <table:table-cell office:value-type="float" office:value="15" table:style-name="ce13">
            <text:p>15</text:p>
          </table:table-cell>
          <table:table-cell table:number-columns-repeated="16368"/>
        </table:table-row>
        <table:table-row table:style-name="ro11">
          <table:table-cell office:value-type="string" table:style-name="ce1">
            <text:p>Religious, Moral and Philosophical Studies</text:p>
          </table:table-cell>
          <table:table-cell office:value-type="float" office:value="65" table:style-name="ce13">
            <text:p>65</text:p>
          </table:table-cell>
          <table:table-cell office:value-type="percentage" office:value="0.98461540000000003" table:style-name="ce14">
            <text:p>98.5%</text:p>
          </table:table-cell>
          <table:table-cell office:value-type="float" office:value="65" table:style-name="ce13">
            <text:p>65</text:p>
          </table:table-cell>
          <table:table-cell office:value-type="float" office:value="45" table:style-name="ce13">
            <text:p>45</text:p>
          </table:table-cell>
          <table:table-cell office:value-type="percentage" office:value="0.97872340000000002" table:style-name="ce14">
            <text:p>97.9%</text:p>
          </table:table-cell>
          <table:table-cell office:value-type="float" office:value="45" table:style-name="ce13">
            <text:p>45</text:p>
          </table:table-cell>
          <table:table-cell office:value-type="float" office:value="45" table:style-name="ce13">
            <text:p>45</text:p>
          </table:table-cell>
          <table:table-cell office:value-type="percentage" office:value="0.97916669999999995" table:style-name="ce14">
            <text:p>97.9%</text:p>
          </table:table-cell>
          <table:table-cell office:value-type="float" office:value="50" table:style-name="ce13">
            <text:p>50</text:p>
          </table:table-cell>
          <table:table-cell office:value-type="float" office:value="55" table:style-name="ce13">
            <text:p>55</text:p>
          </table:table-cell>
          <table:table-cell office:value-type="percentage" office:value="0.94915249999999995" table:style-name="ce14">
            <text:p>94.9%</text:p>
          </table:table-cell>
          <table:table-cell office:value-type="float" office:value="60" table:style-name="ce13">
            <text:p>60</text:p>
          </table:table-cell>
          <table:table-cell office:value-type="float" office:value="75" table:style-name="ce13">
            <text:p>75</text:p>
          </table:table-cell>
          <table:table-cell office:value-type="percentage" office:value="0.98717949999999999" table:style-name="ce14">
            <text:p>98.7%</text:p>
          </table:table-cell>
          <table:table-cell office:value-type="float" office:value="80" table:style-name="ce13">
            <text:p>80</text:p>
          </table:table-cell>
          <table:table-cell table:number-columns-repeated="16368"/>
        </table:table-row>
        <table:table-row table:style-name="ro11">
          <table:table-cell office:value-type="string" table:style-name="ce1">
            <text:p>Science</text:p>
          </table:table-cell>
          <table:table-cell office:value-type="float" office:value="10" table:style-name="ce13">
            <text:p>10</text:p>
          </table:table-cell>
          <table:table-cell office:value-type="percentage" office:value="1" table:style-name="ce14">
            <text:p>100.0%</text:p>
          </table:table-cell>
          <table:table-cell office:value-type="float" office:value="10" table:style-name="ce13">
            <text:p>10</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float" office:value="5" table:style-name="ce13">
            <text:p>5</text:p>
          </table:table-cell>
          <table:table-cell table:number-columns-repeated="16368"/>
        </table:table-row>
        <table:table-row table:style-name="ro11">
          <table:table-cell office:value-type="string" table:style-name="ce26">
            <text:p>Spanish</text:p>
          </table:table-cell>
          <table:table-cell office:value-type="float" office:value="10" table:style-name="ce27">
            <text:p>10</text:p>
          </table:table-cell>
          <table:table-cell office:value-type="percentage" office:value="1" table:style-name="ce28">
            <text:p>100.0%</text:p>
          </table:table-cell>
          <table:table-cell office:value-type="float" office:value="10" table:style-name="ce27">
            <text:p>10</text:p>
          </table:table-cell>
          <table:table-cell office:value-type="float" office:value="10" table:style-name="ce27">
            <text:p>10</text:p>
          </table:table-cell>
          <table:table-cell office:value-type="percentage" office:value="0.78571429999999998" table:style-name="ce28">
            <text:p>78.6%</text:p>
          </table:table-cell>
          <table:table-cell office:value-type="float" office:value="15" table:style-name="ce27">
            <text:p>15</text:p>
          </table:table-cell>
          <table:table-cell office:value-type="float" office:value="10" table:style-name="ce27">
            <text:p>10</text:p>
          </table:table-cell>
          <table:table-cell office:value-type="percentage" office:value="0.88888889999999998" table:style-name="ce28">
            <text:p>88.9%</text:p>
          </table:table-cell>
          <table:table-cell office:value-type="float" office:value="10" table:style-name="ce27">
            <text:p>10</text:p>
          </table:table-cell>
          <table:table-cell office:value-type="float" office:value="15" table:style-name="ce27">
            <text:p>15</text:p>
          </table:table-cell>
          <table:table-cell office:value-type="percentage" office:value="1" table:style-name="ce28">
            <text:p>100.0%</text:p>
          </table:table-cell>
          <table:table-cell office:value-type="float" office:value="15" table:style-name="ce27">
            <text:p>15</text:p>
          </table:table-cell>
          <table:table-cell office:value-type="float" office:value="15" table:style-name="ce27">
            <text:p>15</text:p>
          </table:table-cell>
          <table:table-cell office:value-type="percentage" office:value="0.94444439999999996" table:style-name="ce28">
            <text:p>94.4%</text:p>
          </table:table-cell>
          <table:table-cell office:value-type="float" office:value="20" table:style-name="ce27">
            <text:p>20</text:p>
          </table:table-cell>
          <table:table-cell table:number-columns-repeated="16368"/>
        </table:table-row>
        <table:table-row table:style-name="ro11">
          <table:table-cell office:value-type="string" table:style-name="ce1">
            <text:p>Total</text:p>
          </table:table-cell>
          <table:table-cell office:value-type="float" office:value="970" table:style-name="ce13">
            <text:p>970</text:p>
          </table:table-cell>
          <table:table-cell office:value-type="percentage" office:value="0.85676390000000002" table:style-name="ce14">
            <text:p>85.7%</text:p>
          </table:table-cell>
          <table:table-cell office:value-type="float" office:value="1130" table:style-name="ce13">
            <text:p>1,130</text:p>
          </table:table-cell>
          <table:table-cell office:value-type="float" office:value="1030" table:style-name="ce13">
            <text:p>1,030</text:p>
          </table:table-cell>
          <table:table-cell office:value-type="percentage" office:value="0.88356159999999995" table:style-name="ce14">
            <text:p>88.4%</text:p>
          </table:table-cell>
          <table:table-cell office:value-type="float" office:value="1170" table:style-name="ce13">
            <text:p>1,170</text:p>
          </table:table-cell>
          <table:table-cell office:value-type="float" office:value="860" table:style-name="ce13">
            <text:p>860</text:p>
          </table:table-cell>
          <table:table-cell office:value-type="percentage" office:value="0.89107879999999995" table:style-name="ce14">
            <text:p>89.1%</text:p>
          </table:table-cell>
          <table:table-cell office:value-type="float" office:value="965" table:style-name="ce13">
            <text:p>965</text:p>
          </table:table-cell>
          <table:table-cell office:value-type="float" office:value="855" table:style-name="ce13">
            <text:p>855</text:p>
          </table:table-cell>
          <table:table-cell office:value-type="percentage" office:value="0.89695060000000004" table:style-name="ce14">
            <text:p>89.7%</text:p>
          </table:table-cell>
          <table:table-cell office:value-type="float" office:value="950" table:style-name="ce13">
            <text:p>950</text:p>
          </table:table-cell>
          <table:table-cell office:value-type="float" office:value="1010" table:style-name="ce13">
            <text:p>1,010</text:p>
          </table:table-cell>
          <table:table-cell office:value-type="percentage" office:value="0.85653650000000003" table:style-name="ce14">
            <text:p>85.7%</text:p>
          </table:table-cell>
          <table:table-cell office:value-type="float" office:value="1180" table:style-name="ce13">
            <text:p>1,180</text:p>
          </table:table-cell>
          <table:table-cell table:number-columns-repeated="16368"/>
        </table:table-row>
        <table:table-row table:style-name="ro11">
          <table:table-cell table:style-name="ce1"/>
          <table:table-cell table:style-name="ce29"/>
          <table:table-cell table:style-name="ce30"/>
          <table:table-cell table:number-columns-repeated="2" table:style-name="ce29"/>
          <table:table-cell table:style-name="ce30"/>
          <table:table-cell table:number-columns-repeated="2" table:style-name="ce29"/>
          <table:table-cell table:style-name="ce30"/>
          <table:table-cell table:number-columns-repeated="2" table:style-name="ce29"/>
          <table:table-cell table:style-name="ce30"/>
          <table:table-cell table:number-columns-repeated="2" table:style-name="ce29"/>
          <table:table-cell table:style-name="ce30"/>
          <table:table-cell table:style-name="ce29"/>
          <table:table-cell table:number-columns-repeated="16368"/>
        </table:table-row>
        <table:table-row table:number-rows-repeated="1048534" table:style-name="ro8">
          <table:table-cell table:number-columns-repeated="16384"/>
        </table:table-row>
      </table:table>
      <table:table table:name="National_5" table:style-name="ta1">
        <table:table-column table:style-name="co3" table:default-cell-style-name="ce1"/>
        <table:table-column table:style-name="co8" table:default-cell-style-name="ce13"/>
        <table:table-column table:style-name="co9" table:default-cell-style-name="ce14"/>
        <table:table-column table:style-name="co10" table:default-cell-style-name="ce13"/>
        <table:table-column table:style-name="co11" table:default-cell-style-name="ce14"/>
        <table:table-column table:style-name="co10" table:default-cell-style-name="ce13"/>
        <table:table-column table:style-name="co11" table:default-cell-style-name="ce14"/>
        <table:table-column table:style-name="co10" table:default-cell-style-name="ce13"/>
        <table:table-column table:style-name="co11" table:default-cell-style-name="ce14"/>
        <table:table-column table:style-name="co12" table:default-cell-style-name="ce13"/>
        <table:table-column table:style-name="co13" table:default-cell-style-name="ce14"/>
        <table:table-column table:style-name="co6" table:default-cell-style-name="ce13"/>
        <table:table-column table:style-name="co8" table:default-cell-style-name="ce13"/>
        <table:table-column table:style-name="co9" table:default-cell-style-name="ce14"/>
        <table:table-column table:style-name="co10" table:default-cell-style-name="ce13"/>
        <table:table-column table:style-name="co11" table:default-cell-style-name="ce14"/>
        <table:table-column table:style-name="co10" table:default-cell-style-name="ce13"/>
        <table:table-column table:style-name="co11" table:default-cell-style-name="ce14"/>
        <table:table-column table:style-name="co10" table:default-cell-style-name="ce13"/>
        <table:table-column table:style-name="co11" table:default-cell-style-name="ce14"/>
        <table:table-column table:style-name="co12" table:default-cell-style-name="ce13"/>
        <table:table-column table:style-name="co13" table:default-cell-style-name="ce14"/>
        <table:table-column table:style-name="co6" table:default-cell-style-name="ce13"/>
        <table:table-column table:style-name="co8" table:default-cell-style-name="ce13"/>
        <table:table-column table:style-name="co9" table:default-cell-style-name="ce14"/>
        <table:table-column table:style-name="co10" table:default-cell-style-name="ce13"/>
        <table:table-column table:style-name="co11" table:default-cell-style-name="ce14"/>
        <table:table-column table:style-name="co10" table:default-cell-style-name="ce13"/>
        <table:table-column table:style-name="co11" table:default-cell-style-name="ce14"/>
        <table:table-column table:style-name="co10" table:default-cell-style-name="ce13"/>
        <table:table-column table:style-name="co11" table:default-cell-style-name="ce14"/>
        <table:table-column table:style-name="co12" table:default-cell-style-name="ce13"/>
        <table:table-column table:style-name="co13" table:default-cell-style-name="ce14"/>
        <table:table-column table:style-name="co6" table:default-cell-style-name="ce13"/>
        <table:table-column table:style-name="co8" table:default-cell-style-name="ce13"/>
        <table:table-column table:style-name="co9" table:default-cell-style-name="ce14"/>
        <table:table-column table:style-name="co10" table:default-cell-style-name="ce13"/>
        <table:table-column table:style-name="co11" table:default-cell-style-name="ce14"/>
        <table:table-column table:style-name="co10" table:default-cell-style-name="ce13"/>
        <table:table-column table:style-name="co11" table:default-cell-style-name="ce14"/>
        <table:table-column table:style-name="co10" table:default-cell-style-name="ce13"/>
        <table:table-column table:style-name="co11" table:default-cell-style-name="ce14"/>
        <table:table-column table:style-name="co12" table:default-cell-style-name="ce13"/>
        <table:table-column table:style-name="co13" table:default-cell-style-name="ce14"/>
        <table:table-column table:style-name="co6" table:default-cell-style-name="ce13"/>
        <table:table-column table:style-name="co8" table:default-cell-style-name="ce13"/>
        <table:table-column table:style-name="co9" table:default-cell-style-name="ce14"/>
        <table:table-column table:style-name="co10" table:default-cell-style-name="ce13"/>
        <table:table-column table:style-name="co11" table:default-cell-style-name="ce14"/>
        <table:table-column table:style-name="co10" table:default-cell-style-name="ce13"/>
        <table:table-column table:style-name="co11" table:default-cell-style-name="ce14"/>
        <table:table-column table:style-name="co10" table:default-cell-style-name="ce13"/>
        <table:table-column table:style-name="co11" table:default-cell-style-name="ce14"/>
        <table:table-column table:style-name="co12" table:default-cell-style-name="ce13"/>
        <table:table-column table:style-name="co13" table:default-cell-style-name="ce14"/>
        <table:table-column table:style-name="co6" table:default-cell-style-name="ce13"/>
        <table:table-column table:style-name="co2" table:number-columns-repeated="16328" table:default-cell-style-name="ce1"/>
        <table:table-row table:style-name="ro12">
          <table:table-cell office:value-type="string" table:style-name="ce10">
            <text:p>Table 4: Provisional National 5 Attainment</text:p>
          </table:table-cell>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number-columns-repeated="2"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number-columns-repeated="2"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number-columns-repeated="2"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number-columns-repeated="2"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number-columns-repeated="16328"/>
        </table:table-row>
        <table:table-row table:style-name="ro10">
          <table:table-cell office:value-type="string" table:style-name="ce15">
            <text:p>Some shorthand is used in this table, [c] where the value is suppressed to protect against the risk of disclosure of personal information, [low] for a value less than 0.05% and [z] for not applicable</text:p>
          </table:table-cell>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number-columns-repeated="2"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number-columns-repeated="2"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number-columns-repeated="2"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number-columns-repeated="2"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number-columns-repeated="16328"/>
        </table:table-row>
        <table:table-row table:style-name="ro11">
          <table:table-cell office:value-type="string" table:style-name="ce21">
            <text:p>Subject</text:p>
          </table:table-cell>
          <table:table-cell office:value-type="string" table:style-name="ce22">
            <text:p>Grade A Count 2022</text:p>
          </table:table-cell>
          <table:table-cell office:value-type="string" table:style-name="ce23">
            <text:p>Grade A Percentage 2022</text:p>
          </table:table-cell>
          <table:table-cell office:value-type="string" table:style-name="ce22">
            <text:p>Grades A-B Count 2022</text:p>
          </table:table-cell>
          <table:table-cell office:value-type="string" table:style-name="ce23">
            <text:p>Grades A-B Percentage 2022</text:p>
          </table:table-cell>
          <table:table-cell office:value-type="string" table:style-name="ce22">
            <text:p>Grades A-C Count 2022</text:p>
          </table:table-cell>
          <table:table-cell office:value-type="string" table:style-name="ce23">
            <text:p>Grades A-C Percentage 2022</text:p>
          </table:table-cell>
          <table:table-cell office:value-type="string" table:style-name="ce22">
            <text:p>Grades A-D Count 2022</text:p>
          </table:table-cell>
          <table:table-cell office:value-type="string" table:style-name="ce23">
            <text:p>Grades A-D Percentage 2022</text:p>
          </table:table-cell>
          <table:table-cell office:value-type="string" table:style-name="ce22">
            <text:p>No Award Count 2022</text:p>
          </table:table-cell>
          <table:table-cell office:value-type="string" table:style-name="ce23">
            <text:p>No Award Percentage 2022</text:p>
          </table:table-cell>
          <table:table-cell office:value-type="string" table:style-name="ce22">
            <text:p>Entries 2022</text:p>
          </table:table-cell>
          <table:table-cell office:value-type="string" table:style-name="ce22">
            <text:p>Grade A Count 2021</text:p>
          </table:table-cell>
          <table:table-cell office:value-type="string" table:style-name="ce23">
            <text:p>Grade A Percentage 2021</text:p>
          </table:table-cell>
          <table:table-cell office:value-type="string" table:style-name="ce22">
            <text:p>Grades A-B Count 2021</text:p>
          </table:table-cell>
          <table:table-cell office:value-type="string" table:style-name="ce23">
            <text:p>Grades A-B Percentage 2021</text:p>
          </table:table-cell>
          <table:table-cell office:value-type="string" table:style-name="ce22">
            <text:p>Grades A-C Count 2021</text:p>
          </table:table-cell>
          <table:table-cell office:value-type="string" table:style-name="ce23">
            <text:p>Grades A-C Percentage 2021</text:p>
          </table:table-cell>
          <table:table-cell office:value-type="string" table:style-name="ce22">
            <text:p>Grades A-D Count 2021</text:p>
          </table:table-cell>
          <table:table-cell office:value-type="string" table:style-name="ce23">
            <text:p>Grades A-D Percentage 2021</text:p>
          </table:table-cell>
          <table:table-cell office:value-type="string" table:style-name="ce22">
            <text:p>No Award Count 2021</text:p>
          </table:table-cell>
          <table:table-cell office:value-type="string" table:style-name="ce23">
            <text:p>No Award Percentage 2021</text:p>
          </table:table-cell>
          <table:table-cell office:value-type="string" table:style-name="ce22">
            <text:p>Entries 2021</text:p>
          </table:table-cell>
          <table:table-cell office:value-type="string" table:style-name="ce22">
            <text:p>Grade A Count 2020</text:p>
          </table:table-cell>
          <table:table-cell office:value-type="string" table:style-name="ce23">
            <text:p>Grade A Percentage 2020</text:p>
          </table:table-cell>
          <table:table-cell office:value-type="string" table:style-name="ce22">
            <text:p>Grades A-B Count 2020</text:p>
          </table:table-cell>
          <table:table-cell office:value-type="string" table:style-name="ce23">
            <text:p>Grades A-B Percentage 2020</text:p>
          </table:table-cell>
          <table:table-cell office:value-type="string" table:style-name="ce22">
            <text:p>Grades A-C Count 2020</text:p>
          </table:table-cell>
          <table:table-cell office:value-type="string" table:style-name="ce23">
            <text:p>Grades A-C Percentage 2020</text:p>
          </table:table-cell>
          <table:table-cell office:value-type="string" table:style-name="ce22">
            <text:p>Grades A-D Count 2020</text:p>
          </table:table-cell>
          <table:table-cell office:value-type="string" table:style-name="ce23">
            <text:p>Grades A-D Percentage 2020</text:p>
          </table:table-cell>
          <table:table-cell office:value-type="string" table:style-name="ce22">
            <text:p>No Award Count 2020</text:p>
          </table:table-cell>
          <table:table-cell office:value-type="string" table:style-name="ce23">
            <text:p>No Award Percentage 2020</text:p>
          </table:table-cell>
          <table:table-cell office:value-type="string" table:style-name="ce22">
            <text:p>Entries 2020</text:p>
          </table:table-cell>
          <table:table-cell office:value-type="string" table:style-name="ce22">
            <text:p>Grade A Count 2019</text:p>
          </table:table-cell>
          <table:table-cell office:value-type="string" table:style-name="ce23">
            <text:p>Grade A Percentage 2019</text:p>
          </table:table-cell>
          <table:table-cell office:value-type="string" table:style-name="ce22">
            <text:p>Grades A-B Count 2019</text:p>
          </table:table-cell>
          <table:table-cell office:value-type="string" table:style-name="ce23">
            <text:p>Grades A-B Percentage 2019</text:p>
          </table:table-cell>
          <table:table-cell office:value-type="string" table:style-name="ce22">
            <text:p>Grades A-C Count 2019</text:p>
          </table:table-cell>
          <table:table-cell office:value-type="string" table:style-name="ce23">
            <text:p>Grades A-C Percentage 2019</text:p>
          </table:table-cell>
          <table:table-cell office:value-type="string" table:style-name="ce22">
            <text:p>Grades A-D Count 2019</text:p>
          </table:table-cell>
          <table:table-cell office:value-type="string" table:style-name="ce23">
            <text:p>Grades A-D Percentage 2019</text:p>
          </table:table-cell>
          <table:table-cell office:value-type="string" table:style-name="ce22">
            <text:p>No Award Count 2019</text:p>
          </table:table-cell>
          <table:table-cell office:value-type="string" table:style-name="ce23">
            <text:p>No Award Percentage 2019</text:p>
          </table:table-cell>
          <table:table-cell office:value-type="string" table:style-name="ce22">
            <text:p>Entries 2019</text:p>
          </table:table-cell>
          <table:table-cell office:value-type="string" table:style-name="ce22">
            <text:p>Grade A Count 2018</text:p>
          </table:table-cell>
          <table:table-cell office:value-type="string" table:style-name="ce23">
            <text:p>Grade A Percentage 2018</text:p>
          </table:table-cell>
          <table:table-cell office:value-type="string" table:style-name="ce22">
            <text:p>Grades A-B Count 2018</text:p>
          </table:table-cell>
          <table:table-cell office:value-type="string" table:style-name="ce23">
            <text:p>Grades A-B Percentage 2018</text:p>
          </table:table-cell>
          <table:table-cell office:value-type="string" table:style-name="ce22">
            <text:p>Grades A-C Count 2018</text:p>
          </table:table-cell>
          <table:table-cell office:value-type="string" table:style-name="ce23">
            <text:p>Grades A-C Percentage 2018</text:p>
          </table:table-cell>
          <table:table-cell office:value-type="string" table:style-name="ce22">
            <text:p>Grades A-D Count 2018</text:p>
          </table:table-cell>
          <table:table-cell office:value-type="string" table:style-name="ce23">
            <text:p>Grades A-D Percentage 2018</text:p>
          </table:table-cell>
          <table:table-cell office:value-type="string" table:style-name="ce22">
            <text:p>No Award Count 2018</text:p>
          </table:table-cell>
          <table:table-cell office:value-type="string" table:style-name="ce23">
            <text:p>No Award Percentage 2018</text:p>
          </table:table-cell>
          <table:table-cell office:value-type="string" table:style-name="ce22">
            <text:p>Entries 2018</text:p>
          </table:table-cell>
          <table:table-cell table:number-columns-repeated="16328" table:style-name="ce24"/>
        </table:table-row>
        <table:table-row table:style-name="ro11">
          <table:table-cell office:value-type="string" table:style-name="ce1">
            <text:p>Accounting</text:p>
          </table:table-cell>
          <table:table-cell office:value-type="float" office:value="15" table:style-name="ce13">
            <text:p>15</text:p>
          </table:table-cell>
          <table:table-cell office:value-type="string" table:style-name="ce14">
            <text:p>[c]</text:p>
          </table:table-cell>
          <table:table-cell office:value-type="float" office:value="15" table:style-name="ce13">
            <text:p>15</text:p>
          </table:table-cell>
          <table:table-cell office:value-type="string" table:style-name="ce14">
            <text:p>[c]</text:p>
          </table:table-cell>
          <table:table-cell office:value-type="float" office:value="20" table:style-name="ce13">
            <text:p>20</text:p>
          </table:table-cell>
          <table:table-cell office:value-type="string" table:style-name="ce14">
            <text:p>[c]</text:p>
          </table:table-cell>
          <table:table-cell office:value-type="float" office:value="20" table:style-name="ce13">
            <text:p>2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0" table:style-name="ce13">
            <text:p>20</text:p>
          </table:table-cell>
          <table:table-cell office:value-type="float" office:value="25" table:style-name="ce13">
            <text:p>25</text:p>
          </table:table-cell>
          <table:table-cell office:value-type="percentage" office:value="0.77142860000000002" table:style-name="ce14">
            <text:p>77.1%</text:p>
          </table:table-cell>
          <table:table-cell office:value-type="float" office:value="35" table:style-name="ce13">
            <text:p>35</text:p>
          </table:table-cell>
          <table:table-cell office:value-type="percentage" office:value="0.9428571" table:style-name="ce14">
            <text:p>94.3%</text:p>
          </table:table-cell>
          <table:table-cell office:value-type="float" office:value="35" table:style-name="ce13">
            <text:p>35</text:p>
          </table:table-cell>
          <table:table-cell office:value-type="percentage" office:value="1" table:style-name="ce14">
            <text:p>100.0%</text:p>
          </table:table-cell>
          <table:table-cell office:value-type="float" office:value="35" table:style-name="ce13">
            <text:p>3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5" table:style-name="ce13">
            <text:p>35</text:p>
          </table:table-cell>
          <table:table-cell office:value-type="float" office:value="30" table:style-name="ce13">
            <text:p>30</text:p>
          </table:table-cell>
          <table:table-cell office:value-type="percentage" office:value="0.78378380000000003" table:style-name="ce14">
            <text:p>78.4%</text:p>
          </table:table-cell>
          <table:table-cell office:value-type="float" office:value="35" table:style-name="ce13">
            <text:p>35</text:p>
          </table:table-cell>
          <table:table-cell office:value-type="percentage" office:value="0.89189189999999996" table:style-name="ce14">
            <text:p>89.2%</text:p>
          </table:table-cell>
          <table:table-cell office:value-type="float" office:value="35" table:style-name="ce13">
            <text:p>35</text:p>
          </table:table-cell>
          <table:table-cell office:value-type="percentage" office:value="0.94594590000000001" table:style-name="ce14">
            <text:p>94.6%</text:p>
          </table:table-cell>
          <table:table-cell office:value-type="float" office:value="35" table:style-name="ce13">
            <text:p>3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5" table:style-name="ce13">
            <text:p>35</text:p>
          </table:table-cell>
          <table:table-cell office:value-type="float" office:value="25" table:style-name="ce13">
            <text:p>25</text:p>
          </table:table-cell>
          <table:table-cell office:value-type="percentage" office:value="0.68421050000000005" table:style-name="ce14">
            <text:p>68.4%</text:p>
          </table:table-cell>
          <table:table-cell office:value-type="float" office:value="30" table:style-name="ce13">
            <text:p>30</text:p>
          </table:table-cell>
          <table:table-cell office:value-type="percentage" office:value="0.81578949999999995" table:style-name="ce14">
            <text:p>81.6%</text:p>
          </table:table-cell>
          <table:table-cell office:value-type="float" office:value="35" table:style-name="ce13">
            <text:p>35</text:p>
          </table:table-cell>
          <table:table-cell office:value-type="percentage" office:value="0.9736842" table:style-name="ce14">
            <text:p>97.4%</text:p>
          </table:table-cell>
          <table:table-cell office:value-type="float" office:value="40" table:style-name="ce13">
            <text:p>4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40" table:style-name="ce13">
            <text:p>40</text:p>
          </table:table-cell>
          <table:table-cell office:value-type="float" office:value="30" table:style-name="ce13">
            <text:p>30</text:p>
          </table:table-cell>
          <table:table-cell office:value-type="string" table:style-name="ce14">
            <text:p>[c]</text:p>
          </table:table-cell>
          <table:table-cell office:value-type="float" office:value="35" table:style-name="ce13">
            <text:p>35</text:p>
          </table:table-cell>
          <table:table-cell office:value-type="string" table:style-name="ce14">
            <text:p>[c]</text:p>
          </table:table-cell>
          <table:table-cell office:value-type="float" office:value="40" table:style-name="ce13">
            <text:p>40</text:p>
          </table:table-cell>
          <table:table-cell office:value-type="string" table:style-name="ce14">
            <text:p>[c]</text:p>
          </table:table-cell>
          <table:table-cell office:value-type="float" office:value="40" table:style-name="ce13">
            <text:p>4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40" table:style-name="ce13">
            <text:p>40</text:p>
          </table:table-cell>
          <table:table-cell table:number-columns-repeated="16328"/>
        </table:table-row>
        <table:table-row table:style-name="ro11">
          <table:table-cell office:value-type="string" table:style-name="ce1">
            <text:p>Administration and IT</text:p>
          </table:table-cell>
          <table:table-cell office:value-type="float" office:value="10" table:style-name="ce13">
            <text:p>10</text:p>
          </table:table-cell>
          <table:table-cell office:value-type="string" table:style-name="ce14">
            <text:p>[c]</text:p>
          </table:table-cell>
          <table:table-cell office:value-type="float" office:value="20" table:style-name="ce13">
            <text:p>20</text:p>
          </table:table-cell>
          <table:table-cell office:value-type="string" table:style-name="ce14">
            <text:p>[c]</text:p>
          </table:table-cell>
          <table:table-cell office:value-type="float" office:value="25" table:style-name="ce13">
            <text:p>25</text:p>
          </table:table-cell>
          <table:table-cell office:value-type="string" table:style-name="ce14">
            <text:p>[c]</text:p>
          </table:table-cell>
          <table:table-cell office:value-type="float" office:value="30" table:style-name="ce13">
            <text:p>3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30" table:style-name="ce13">
            <text:p>30</text:p>
          </table:table-cell>
          <table:table-cell office:value-type="float" office:value="20" table:style-name="ce13">
            <text:p>20</text:p>
          </table:table-cell>
          <table:table-cell office:value-type="percentage" office:value="0.6285714" table:style-name="ce14">
            <text:p>62.9%</text:p>
          </table:table-cell>
          <table:table-cell office:value-type="float" office:value="30" table:style-name="ce13">
            <text:p>30</text:p>
          </table:table-cell>
          <table:table-cell office:value-type="percentage" office:value="0.82857139999999996" table:style-name="ce14">
            <text:p>82.9%</text:p>
          </table:table-cell>
          <table:table-cell office:value-type="float" office:value="35" table:style-name="ce13">
            <text:p>35</text:p>
          </table:table-cell>
          <table:table-cell office:value-type="percentage" office:value="1" table:style-name="ce14">
            <text:p>100.0%</text:p>
          </table:table-cell>
          <table:table-cell office:value-type="float" office:value="35" table:style-name="ce13">
            <text:p>3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5" table:style-name="ce13">
            <text:p>35</text:p>
          </table:table-cell>
          <table:table-cell office:value-type="float" office:value="10" table:style-name="ce13">
            <text:p>10</text:p>
          </table:table-cell>
          <table:table-cell office:value-type="percentage" office:value="0.4583333" table:style-name="ce14">
            <text:p>45.8%</text:p>
          </table:table-cell>
          <table:table-cell office:value-type="float" office:value="20" table:style-name="ce13">
            <text:p>20</text:p>
          </table:table-cell>
          <table:table-cell office:value-type="percentage" office:value="0.75" table:style-name="ce14">
            <text:p>75.0%</text:p>
          </table:table-cell>
          <table:table-cell office:value-type="float" office:value="25" table:style-name="ce13">
            <text:p>25</text:p>
          </table:table-cell>
          <table:table-cell office:value-type="percentage" office:value="0.95833330000000005" table:style-name="ce14">
            <text:p>95.8%</text:p>
          </table:table-cell>
          <table:table-cell office:value-type="float" office:value="25" table:style-name="ce13">
            <text:p>2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5" table:style-name="ce13">
            <text:p>25</text:p>
          </table:table-cell>
          <table:table-cell office:value-type="float" office:value="20" table:style-name="ce13">
            <text:p>20</text:p>
          </table:table-cell>
          <table:table-cell office:value-type="string" table:style-name="ce14">
            <text:p>[c]</text:p>
          </table:table-cell>
          <table:table-cell office:value-type="float" office:value="30" table:style-name="ce13">
            <text:p>30</text:p>
          </table:table-cell>
          <table:table-cell office:value-type="string" table:style-name="ce14">
            <text:p>[c]</text:p>
          </table:table-cell>
          <table:table-cell office:value-type="float" office:value="35" table:style-name="ce13">
            <text:p>35</text:p>
          </table:table-cell>
          <table:table-cell office:value-type="string" table:style-name="ce14">
            <text:p>[c]</text:p>
          </table:table-cell>
          <table:table-cell office:value-type="float" office:value="40" table:style-name="ce13">
            <text:p>4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40" table:style-name="ce13">
            <text:p>40</text:p>
          </table:table-cell>
          <table:table-cell office:value-type="float" office:value="10" table:style-name="ce13">
            <text:p>10</text:p>
          </table:table-cell>
          <table:table-cell office:value-type="percentage" office:value="0.25" table:style-name="ce14">
            <text:p>25.0%</text:p>
          </table:table-cell>
          <table:table-cell office:value-type="float" office:value="20" table:style-name="ce13">
            <text:p>20</text:p>
          </table:table-cell>
          <table:table-cell office:value-type="percentage" office:value="0.625" table:style-name="ce14">
            <text:p>62.5%</text:p>
          </table:table-cell>
          <table:table-cell office:value-type="float" office:value="25" table:style-name="ce13">
            <text:p>25</text:p>
          </table:table-cell>
          <table:table-cell office:value-type="percentage" office:value="0.84375" table:style-name="ce14">
            <text:p>84.4%</text:p>
          </table:table-cell>
          <table:table-cell office:value-type="float" office:value="30" table:style-name="ce13">
            <text:p>3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0" table:style-name="ce13">
            <text:p>30</text:p>
          </table:table-cell>
          <table:table-cell table:number-columns-repeated="16328"/>
        </table:table-row>
        <table:table-row table:style-name="ro11">
          <table:table-cell office:value-type="string" table:style-name="ce1">
            <text:p>Applications of Mathematics</text:p>
          </table:table-cell>
          <table:table-cell office:value-type="float" office:value="75" table:style-name="ce13">
            <text:p>75</text:p>
          </table:table-cell>
          <table:table-cell office:value-type="percentage" office:value="0.53146850000000001" table:style-name="ce14">
            <text:p>53.1%</text:p>
          </table:table-cell>
          <table:table-cell office:value-type="float" office:value="100" table:style-name="ce13">
            <text:p>100</text:p>
          </table:table-cell>
          <table:table-cell office:value-type="percentage" office:value="0.70629370000000002" table:style-name="ce14">
            <text:p>70.6%</text:p>
          </table:table-cell>
          <table:table-cell office:value-type="float" office:value="125" table:style-name="ce13">
            <text:p>125</text:p>
          </table:table-cell>
          <table:table-cell office:value-type="percentage" office:value="0.87412590000000001" table:style-name="ce14">
            <text:p>87.4%</text:p>
          </table:table-cell>
          <table:table-cell office:value-type="float" office:value="135" table:style-name="ce13">
            <text:p>135</text:p>
          </table:table-cell>
          <table:table-cell office:value-type="percentage" office:value="0.95804199999999995" table:style-name="ce14">
            <text:p>95.8%</text:p>
          </table:table-cell>
          <table:table-cell office:value-type="float" office:value="5" table:style-name="ce13">
            <text:p>5</text:p>
          </table:table-cell>
          <table:table-cell office:value-type="percentage" office:value="4.1958000000000002E-2" table:style-name="ce14">
            <text:p>4.2%</text:p>
          </table:table-cell>
          <table:table-cell office:value-type="float" office:value="145" table:style-name="ce13">
            <text:p>145</text:p>
          </table:table-cell>
          <table:table-cell office:value-type="float" office:value="75" table:style-name="ce13">
            <text:p>75</text:p>
          </table:table-cell>
          <table:table-cell office:value-type="percentage" office:value="0.483871" table:style-name="ce14">
            <text:p>48.4%</text:p>
          </table:table-cell>
          <table:table-cell office:value-type="float" office:value="100" table:style-name="ce13">
            <text:p>100</text:p>
          </table:table-cell>
          <table:table-cell office:value-type="percentage" office:value="0.65806450000000005" table:style-name="ce14">
            <text:p>65.8%</text:p>
          </table:table-cell>
          <table:table-cell office:value-type="float" office:value="135" table:style-name="ce13">
            <text:p>135</text:p>
          </table:table-cell>
          <table:table-cell office:value-type="percentage" office:value="0.85806450000000001" table:style-name="ce14">
            <text:p>85.8%</text:p>
          </table:table-cell>
          <table:table-cell office:value-type="float" office:value="140" table:style-name="ce13">
            <text:p>140</text:p>
          </table:table-cell>
          <table:table-cell office:value-type="percentage" office:value="0.91612899999999997" table:style-name="ce14">
            <text:p>91.6%</text:p>
          </table:table-cell>
          <table:table-cell office:value-type="float" office:value="15" table:style-name="ce13">
            <text:p>15</text:p>
          </table:table-cell>
          <table:table-cell office:value-type="percentage" office:value="8.3871000000000001E-2" table:style-name="ce14">
            <text:p>8.4%</text:p>
          </table:table-cell>
          <table:table-cell office:value-type="float" office:value="155" table:style-name="ce13">
            <text:p>155</text:p>
          </table:table-cell>
          <table:table-cell office:value-type="float" office:value="75" table:style-name="ce13">
            <text:p>75</text:p>
          </table:table-cell>
          <table:table-cell office:value-type="percentage" office:value="0.54411759999999998" table:style-name="ce14">
            <text:p>54.4%</text:p>
          </table:table-cell>
          <table:table-cell office:value-type="float" office:value="95" table:style-name="ce13">
            <text:p>95</text:p>
          </table:table-cell>
          <table:table-cell office:value-type="percentage" office:value="0.70588240000000002" table:style-name="ce14">
            <text:p>70.6%</text:p>
          </table:table-cell>
          <table:table-cell office:value-type="float" office:value="120" table:style-name="ce13">
            <text:p>120</text:p>
          </table:table-cell>
          <table:table-cell office:value-type="percentage" office:value="0.88970590000000005" table:style-name="ce14">
            <text:p>89.0%</text:p>
          </table:table-cell>
          <table:table-cell office:value-type="float" office:value="130" table:style-name="ce13">
            <text:p>130</text:p>
          </table:table-cell>
          <table:table-cell office:value-type="percentage" office:value="0.96323530000000002" table:style-name="ce14">
            <text:p>96.3%</text:p>
          </table:table-cell>
          <table:table-cell office:value-type="float" office:value="5" table:style-name="ce13">
            <text:p>5</text:p>
          </table:table-cell>
          <table:table-cell office:value-type="percentage" office:value="3.6764699999999997E-2" table:style-name="ce14">
            <text:p>3.7%</text:p>
          </table:table-cell>
          <table:table-cell office:value-type="float" office:value="135" table:style-name="ce13">
            <text:p>135</text:p>
          </table:table-cell>
          <table:table-cell office:value-type="float" office:value="80" table:style-name="ce13">
            <text:p>80</text:p>
          </table:table-cell>
          <table:table-cell office:value-type="percentage" office:value="0.6504065" table:style-name="ce14">
            <text:p>65.0%</text:p>
          </table:table-cell>
          <table:table-cell office:value-type="float" office:value="100" table:style-name="ce13">
            <text:p>100</text:p>
          </table:table-cell>
          <table:table-cell office:value-type="percentage" office:value="0.80487799999999998" table:style-name="ce14">
            <text:p>80.5%</text:p>
          </table:table-cell>
          <table:table-cell office:value-type="float" office:value="105" table:style-name="ce13">
            <text:p>105</text:p>
          </table:table-cell>
          <table:table-cell office:value-type="percentage" office:value="0.86991870000000004" table:style-name="ce14">
            <text:p>87.0%</text:p>
          </table:table-cell>
          <table:table-cell office:value-type="float" office:value="115" table:style-name="ce13">
            <text:p>115</text:p>
          </table:table-cell>
          <table:table-cell office:value-type="percentage" office:value="0.93495930000000005" table:style-name="ce14">
            <text:p>93.5%</text:p>
          </table:table-cell>
          <table:table-cell office:value-type="float" office:value="10" table:style-name="ce13">
            <text:p>10</text:p>
          </table:table-cell>
          <table:table-cell office:value-type="percentage" office:value="6.5040700000000007E-2" table:style-name="ce14">
            <text:p>6.5%</text:p>
          </table:table-cell>
          <table:table-cell office:value-type="float" office:value="125" table:style-name="ce13">
            <text:p>125</text:p>
          </table:table-cell>
          <table:table-cell office:value-type="float" office:value="20" table:style-name="ce13">
            <text:p>20</text:p>
          </table:table-cell>
          <table:table-cell office:value-type="percentage" office:value="0.37254900000000002" table:style-name="ce14">
            <text:p>37.3%</text:p>
          </table:table-cell>
          <table:table-cell office:value-type="float" office:value="25" table:style-name="ce13">
            <text:p>25</text:p>
          </table:table-cell>
          <table:table-cell office:value-type="percentage" office:value="0.49019610000000002" table:style-name="ce14">
            <text:p>49.0%</text:p>
          </table:table-cell>
          <table:table-cell office:value-type="float" office:value="40" table:style-name="ce13">
            <text:p>40</text:p>
          </table:table-cell>
          <table:table-cell office:value-type="percentage" office:value="0.74509800000000004" table:style-name="ce14">
            <text:p>74.5%</text:p>
          </table:table-cell>
          <table:table-cell office:value-type="float" office:value="45" table:style-name="ce13">
            <text:p>45</text:p>
          </table:table-cell>
          <table:table-cell office:value-type="percentage" office:value="0.90196080000000001" table:style-name="ce14">
            <text:p>90.2%</text:p>
          </table:table-cell>
          <table:table-cell office:value-type="float" office:value="5" table:style-name="ce13">
            <text:p>5</text:p>
          </table:table-cell>
          <table:table-cell office:value-type="percentage" office:value="9.8039200000000007E-2" table:style-name="ce14">
            <text:p>9.8%</text:p>
          </table:table-cell>
          <table:table-cell office:value-type="float" office:value="50" table:style-name="ce13">
            <text:p>50</text:p>
          </table:table-cell>
          <table:table-cell table:number-columns-repeated="16328"/>
        </table:table-row>
        <table:table-row table:style-name="ro11">
          <table:table-cell office:value-type="string" table:style-name="ce1">
            <text:p>Art and Design</text:p>
          </table:table-cell>
          <table:table-cell office:value-type="float" office:value="405" table:style-name="ce13">
            <text:p>405</text:p>
          </table:table-cell>
          <table:table-cell office:value-type="string" table:style-name="ce14">
            <text:p>[c]</text:p>
          </table:table-cell>
          <table:table-cell office:value-type="float" office:value="495" table:style-name="ce13">
            <text:p>495</text:p>
          </table:table-cell>
          <table:table-cell office:value-type="string" table:style-name="ce14">
            <text:p>[c]</text:p>
          </table:table-cell>
          <table:table-cell office:value-type="float" office:value="535" table:style-name="ce13">
            <text:p>535</text:p>
          </table:table-cell>
          <table:table-cell office:value-type="string" table:style-name="ce14">
            <text:p>[c]</text:p>
          </table:table-cell>
          <table:table-cell office:value-type="float" office:value="535" table:style-name="ce13">
            <text:p>53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535" table:style-name="ce13">
            <text:p>535</text:p>
          </table:table-cell>
          <table:table-cell office:value-type="float" office:value="370" table:style-name="ce13">
            <text:p>370</text:p>
          </table:table-cell>
          <table:table-cell office:value-type="string" table:style-name="ce14">
            <text:p>[c]</text:p>
          </table:table-cell>
          <table:table-cell office:value-type="float" office:value="440" table:style-name="ce13">
            <text:p>440</text:p>
          </table:table-cell>
          <table:table-cell office:value-type="string" table:style-name="ce14">
            <text:p>[c]</text:p>
          </table:table-cell>
          <table:table-cell office:value-type="float" office:value="460" table:style-name="ce13">
            <text:p>460</text:p>
          </table:table-cell>
          <table:table-cell office:value-type="string" table:style-name="ce14">
            <text:p>[c]</text:p>
          </table:table-cell>
          <table:table-cell office:value-type="float" office:value="460" table:style-name="ce13">
            <text:p>46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460" table:style-name="ce13">
            <text:p>460</text:p>
          </table:table-cell>
          <table:table-cell office:value-type="float" office:value="395" table:style-name="ce13">
            <text:p>395</text:p>
          </table:table-cell>
          <table:table-cell office:value-type="string" table:style-name="ce14">
            <text:p>[c]</text:p>
          </table:table-cell>
          <table:table-cell office:value-type="float" office:value="490" table:style-name="ce13">
            <text:p>490</text:p>
          </table:table-cell>
          <table:table-cell office:value-type="string" table:style-name="ce14">
            <text:p>[c]</text:p>
          </table:table-cell>
          <table:table-cell office:value-type="float" office:value="515" table:style-name="ce13">
            <text:p>515</text:p>
          </table:table-cell>
          <table:table-cell office:value-type="string" table:style-name="ce14">
            <text:p>[c]</text:p>
          </table:table-cell>
          <table:table-cell office:value-type="float" office:value="520" table:style-name="ce13">
            <text:p>52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520" table:style-name="ce13">
            <text:p>520</text:p>
          </table:table-cell>
          <table:table-cell office:value-type="float" office:value="340" table:style-name="ce13">
            <text:p>340</text:p>
          </table:table-cell>
          <table:table-cell office:value-type="percentage" office:value="0.73390560000000005" table:style-name="ce14">
            <text:p>73.4%</text:p>
          </table:table-cell>
          <table:table-cell office:value-type="float" office:value="425" table:style-name="ce13">
            <text:p>425</text:p>
          </table:table-cell>
          <table:table-cell office:value-type="percentage" office:value="0.90987119999999999" table:style-name="ce14">
            <text:p>91.0%</text:p>
          </table:table-cell>
          <table:table-cell office:value-type="float" office:value="455" table:style-name="ce13">
            <text:p>455</text:p>
          </table:table-cell>
          <table:table-cell office:value-type="percentage" office:value="0.98068670000000002" table:style-name="ce14">
            <text:p>98.1%</text:p>
          </table:table-cell>
          <table:table-cell office:value-type="float" office:value="465" table:style-name="ce13">
            <text:p>46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465" table:style-name="ce13">
            <text:p>465</text:p>
          </table:table-cell>
          <table:table-cell office:value-type="float" office:value="355" table:style-name="ce13">
            <text:p>355</text:p>
          </table:table-cell>
          <table:table-cell office:value-type="string" table:style-name="ce14">
            <text:p>[c]</text:p>
          </table:table-cell>
          <table:table-cell office:value-type="float" office:value="460" table:style-name="ce13">
            <text:p>460</text:p>
          </table:table-cell>
          <table:table-cell office:value-type="string" table:style-name="ce14">
            <text:p>[c]</text:p>
          </table:table-cell>
          <table:table-cell office:value-type="float" office:value="495" table:style-name="ce13">
            <text:p>495</text:p>
          </table:table-cell>
          <table:table-cell office:value-type="string" table:style-name="ce14">
            <text:p>[c]</text:p>
          </table:table-cell>
          <table:table-cell office:value-type="float" office:value="505" table:style-name="ce13">
            <text:p>50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505" table:style-name="ce13">
            <text:p>505</text:p>
          </table:table-cell>
          <table:table-cell table:number-columns-repeated="16328"/>
        </table:table-row>
        <table:table-row table:style-name="ro11">
          <table:table-cell office:value-type="string" table:style-name="ce1">
            <text:p>Biology</text:p>
          </table:table-cell>
          <table:table-cell office:value-type="float" office:value="1110" table:style-name="ce13">
            <text:p>1,110</text:p>
          </table:table-cell>
          <table:table-cell office:value-type="percentage" office:value="0.68075980000000003" table:style-name="ce14">
            <text:p>68.1%</text:p>
          </table:table-cell>
          <table:table-cell office:value-type="float" office:value="1360" table:style-name="ce13">
            <text:p>1,360</text:p>
          </table:table-cell>
          <table:table-cell office:value-type="percentage" office:value="0.83272060000000003" table:style-name="ce14">
            <text:p>83.3%</text:p>
          </table:table-cell>
          <table:table-cell office:value-type="float" office:value="1510" table:style-name="ce13">
            <text:p>1,510</text:p>
          </table:table-cell>
          <table:table-cell office:value-type="percentage" office:value="0.92585779999999995" table:style-name="ce14">
            <text:p>92.6%</text:p>
          </table:table-cell>
          <table:table-cell office:value-type="float" office:value="1600" table:style-name="ce13">
            <text:p>1,600</text:p>
          </table:table-cell>
          <table:table-cell office:value-type="percentage" office:value="0.97977939999999997" table:style-name="ce14">
            <text:p>98.0%</text:p>
          </table:table-cell>
          <table:table-cell office:value-type="float" office:value="35" table:style-name="ce13">
            <text:p>35</text:p>
          </table:table-cell>
          <table:table-cell office:value-type="percentage" office:value="2.0220599999999998E-2" table:style-name="ce14">
            <text:p>2.0%</text:p>
          </table:table-cell>
          <table:table-cell office:value-type="float" office:value="1630" table:style-name="ce13">
            <text:p>1,630</text:p>
          </table:table-cell>
          <table:table-cell office:value-type="float" office:value="1100" table:style-name="ce13">
            <text:p>1,100</text:p>
          </table:table-cell>
          <table:table-cell office:value-type="percentage" office:value="0.70830649999999995" table:style-name="ce14">
            <text:p>70.8%</text:p>
          </table:table-cell>
          <table:table-cell office:value-type="float" office:value="1315" table:style-name="ce13">
            <text:p>1,315</text:p>
          </table:table-cell>
          <table:table-cell office:value-type="percentage" office:value="0.84803609999999996" table:style-name="ce14">
            <text:p>84.8%</text:p>
          </table:table-cell>
          <table:table-cell office:value-type="float" office:value="1460" table:style-name="ce13">
            <text:p>1,460</text:p>
          </table:table-cell>
          <table:table-cell office:value-type="percentage" office:value="0.93882810000000005" table:style-name="ce14">
            <text:p>93.9%</text:p>
          </table:table-cell>
          <table:table-cell office:value-type="float" office:value="1515" table:style-name="ce13">
            <text:p>1,515</text:p>
          </table:table-cell>
          <table:table-cell office:value-type="percentage" office:value="0.97553120000000004" table:style-name="ce14">
            <text:p>97.6%</text:p>
          </table:table-cell>
          <table:table-cell office:value-type="float" office:value="40" table:style-name="ce13">
            <text:p>40</text:p>
          </table:table-cell>
          <table:table-cell office:value-type="percentage" office:value="2.4468799999999999E-2" table:style-name="ce14">
            <text:p>2.4%</text:p>
          </table:table-cell>
          <table:table-cell office:value-type="float" office:value="1555" table:style-name="ce13">
            <text:p>1,555</text:p>
          </table:table-cell>
          <table:table-cell office:value-type="float" office:value="1030" table:style-name="ce13">
            <text:p>1,030</text:p>
          </table:table-cell>
          <table:table-cell office:value-type="percentage" office:value="0.66025639999999997" table:style-name="ce14">
            <text:p>66.0%</text:p>
          </table:table-cell>
          <table:table-cell office:value-type="float" office:value="1325" table:style-name="ce13">
            <text:p>1,325</text:p>
          </table:table-cell>
          <table:table-cell office:value-type="percentage" office:value="0.84871790000000003" table:style-name="ce14">
            <text:p>84.9%</text:p>
          </table:table-cell>
          <table:table-cell office:value-type="float" office:value="1515" table:style-name="ce13">
            <text:p>1,515</text:p>
          </table:table-cell>
          <table:table-cell office:value-type="percentage" office:value="0.96987179999999995" table:style-name="ce14">
            <text:p>97.0%</text:p>
          </table:table-cell>
          <table:table-cell office:value-type="float" office:value="1550" table:style-name="ce13">
            <text:p>1,550</text:p>
          </table:table-cell>
          <table:table-cell office:value-type="percentage" office:value="0.99358970000000002" table:style-name="ce14">
            <text:p>99.4%</text:p>
          </table:table-cell>
          <table:table-cell office:value-type="float" office:value="10" table:style-name="ce13">
            <text:p>10</text:p>
          </table:table-cell>
          <table:table-cell office:value-type="percentage" office:value="6.4102999999999999E-3" table:style-name="ce14">
            <text:p>0.6%</text:p>
          </table:table-cell>
          <table:table-cell office:value-type="float" office:value="1560" table:style-name="ce13">
            <text:p>1,560</text:p>
          </table:table-cell>
          <table:table-cell office:value-type="float" office:value="1025" table:style-name="ce13">
            <text:p>1,025</text:p>
          </table:table-cell>
          <table:table-cell office:value-type="percentage" office:value="0.65767500000000001" table:style-name="ce14">
            <text:p>65.8%</text:p>
          </table:table-cell>
          <table:table-cell office:value-type="float" office:value="1290" table:style-name="ce13">
            <text:p>1,290</text:p>
          </table:table-cell>
          <table:table-cell office:value-type="percentage" office:value="0.82787409999999995" table:style-name="ce14">
            <text:p>82.8%</text:p>
          </table:table-cell>
          <table:table-cell office:value-type="float" office:value="1440" table:style-name="ce13">
            <text:p>1,440</text:p>
          </table:table-cell>
          <table:table-cell office:value-type="percentage" office:value="0.92357100000000003" table:style-name="ce14">
            <text:p>92.4%</text:p>
          </table:table-cell>
          <table:table-cell office:value-type="float" office:value="1520" table:style-name="ce13">
            <text:p>1,520</text:p>
          </table:table-cell>
          <table:table-cell office:value-type="percentage" office:value="0.97559410000000002" table:style-name="ce14">
            <text:p>97.6%</text:p>
          </table:table-cell>
          <table:table-cell office:value-type="float" office:value="40" table:style-name="ce13">
            <text:p>40</text:p>
          </table:table-cell>
          <table:table-cell office:value-type="percentage" office:value="2.4405900000000001E-2" table:style-name="ce14">
            <text:p>2.4%</text:p>
          </table:table-cell>
          <table:table-cell office:value-type="float" office:value="1555" table:style-name="ce13">
            <text:p>1,555</text:p>
          </table:table-cell>
          <table:table-cell office:value-type="float" office:value="1030" table:style-name="ce13">
            <text:p>1,030</text:p>
          </table:table-cell>
          <table:table-cell office:value-type="percentage" office:value="0.66666669999999995" table:style-name="ce14">
            <text:p>66.7%</text:p>
          </table:table-cell>
          <table:table-cell office:value-type="float" office:value="1310" table:style-name="ce13">
            <text:p>1,310</text:p>
          </table:table-cell>
          <table:table-cell office:value-type="percentage" office:value="0.8475452" table:style-name="ce14">
            <text:p>84.8%</text:p>
          </table:table-cell>
          <table:table-cell office:value-type="float" office:value="1455" table:style-name="ce13">
            <text:p>1,455</text:p>
          </table:table-cell>
          <table:table-cell office:value-type="percentage" office:value="0.94121449999999995" table:style-name="ce14">
            <text:p>94.1%</text:p>
          </table:table-cell>
          <table:table-cell office:value-type="float" office:value="1525" table:style-name="ce13">
            <text:p>1,525</text:p>
          </table:table-cell>
          <table:table-cell office:value-type="percentage" office:value="0.98385009999999995" table:style-name="ce14">
            <text:p>98.4%</text:p>
          </table:table-cell>
          <table:table-cell office:value-type="float" office:value="25" table:style-name="ce13">
            <text:p>25</text:p>
          </table:table-cell>
          <table:table-cell office:value-type="percentage" office:value="1.6149899999999998E-2" table:style-name="ce14">
            <text:p>1.6%</text:p>
          </table:table-cell>
          <table:table-cell office:value-type="float" office:value="1550" table:style-name="ce13">
            <text:p>1,550</text:p>
          </table:table-cell>
          <table:table-cell table:number-columns-repeated="16328"/>
        </table:table-row>
        <table:table-row table:style-name="ro11">
          <table:table-cell office:value-type="string" table:style-name="ce1">
            <text:p>Business Management</text:p>
          </table:table-cell>
          <table:table-cell office:value-type="float" office:value="485" table:style-name="ce13">
            <text:p>485</text:p>
          </table:table-cell>
          <table:table-cell office:value-type="string" table:style-name="ce14">
            <text:p>[c]</text:p>
          </table:table-cell>
          <table:table-cell office:value-type="float" office:value="600" table:style-name="ce13">
            <text:p>600</text:p>
          </table:table-cell>
          <table:table-cell office:value-type="string" table:style-name="ce14">
            <text:p>[c]</text:p>
          </table:table-cell>
          <table:table-cell office:value-type="float" office:value="670" table:style-name="ce13">
            <text:p>670</text:p>
          </table:table-cell>
          <table:table-cell office:value-type="string" table:style-name="ce14">
            <text:p>[c]</text:p>
          </table:table-cell>
          <table:table-cell office:value-type="float" office:value="685" table:style-name="ce13">
            <text:p>68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690" table:style-name="ce13">
            <text:p>690</text:p>
          </table:table-cell>
          <table:table-cell office:value-type="float" office:value="500" table:style-name="ce13">
            <text:p>500</text:p>
          </table:table-cell>
          <table:table-cell office:value-type="percentage" office:value="0.74332339999999997" table:style-name="ce14">
            <text:p>74.3%</text:p>
          </table:table-cell>
          <table:table-cell office:value-type="float" office:value="605" table:style-name="ce13">
            <text:p>605</text:p>
          </table:table-cell>
          <table:table-cell office:value-type="percentage" office:value="0.89465879999999998" table:style-name="ce14">
            <text:p>89.5%</text:p>
          </table:table-cell>
          <table:table-cell office:value-type="float" office:value="660" table:style-name="ce13">
            <text:p>660</text:p>
          </table:table-cell>
          <table:table-cell office:value-type="percentage" office:value="0.97626109999999999" table:style-name="ce14">
            <text:p>97.6%</text:p>
          </table:table-cell>
          <table:table-cell office:value-type="float" office:value="665" table:style-name="ce13">
            <text:p>665</text:p>
          </table:table-cell>
          <table:table-cell office:value-type="percentage" office:value="0.9896142" table:style-name="ce14">
            <text:p>99.0%</text:p>
          </table:table-cell>
          <table:table-cell office:value-type="float" office:value="5" table:style-name="ce13">
            <text:p>5</text:p>
          </table:table-cell>
          <table:table-cell office:value-type="percentage" office:value="1.0385800000000001E-2" table:style-name="ce14">
            <text:p>1.0%</text:p>
          </table:table-cell>
          <table:table-cell office:value-type="float" office:value="675" table:style-name="ce13">
            <text:p>675</text:p>
          </table:table-cell>
          <table:table-cell office:value-type="float" office:value="445" table:style-name="ce13">
            <text:p>445</text:p>
          </table:table-cell>
          <table:table-cell office:value-type="string" table:style-name="ce14">
            <text:p>[c]</text:p>
          </table:table-cell>
          <table:table-cell office:value-type="float" office:value="590" table:style-name="ce13">
            <text:p>590</text:p>
          </table:table-cell>
          <table:table-cell office:value-type="string" table:style-name="ce14">
            <text:p>[c]</text:p>
          </table:table-cell>
          <table:table-cell office:value-type="float" office:value="665" table:style-name="ce13">
            <text:p>665</text:p>
          </table:table-cell>
          <table:table-cell office:value-type="string" table:style-name="ce14">
            <text:p>[c]</text:p>
          </table:table-cell>
          <table:table-cell office:value-type="float" office:value="670" table:style-name="ce13">
            <text:p>67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675" table:style-name="ce13">
            <text:p>675</text:p>
          </table:table-cell>
          <table:table-cell office:value-type="float" office:value="375" table:style-name="ce13">
            <text:p>375</text:p>
          </table:table-cell>
          <table:table-cell office:value-type="percentage" office:value="0.64163820000000005" table:style-name="ce14">
            <text:p>64.2%</text:p>
          </table:table-cell>
          <table:table-cell office:value-type="float" office:value="495" table:style-name="ce13">
            <text:p>495</text:p>
          </table:table-cell>
          <table:table-cell office:value-type="percentage" office:value="0.84470990000000001" table:style-name="ce14">
            <text:p>84.5%</text:p>
          </table:table-cell>
          <table:table-cell office:value-type="float" office:value="560" table:style-name="ce13">
            <text:p>560</text:p>
          </table:table-cell>
          <table:table-cell office:value-type="percentage" office:value="0.95904440000000002" table:style-name="ce14">
            <text:p>95.9%</text:p>
          </table:table-cell>
          <table:table-cell office:value-type="float" office:value="580" table:style-name="ce13">
            <text:p>580</text:p>
          </table:table-cell>
          <table:table-cell office:value-type="percentage" office:value="0.98976109999999995" table:style-name="ce14">
            <text:p>99.0%</text:p>
          </table:table-cell>
          <table:table-cell office:value-type="float" office:value="5" table:style-name="ce13">
            <text:p>5</text:p>
          </table:table-cell>
          <table:table-cell office:value-type="percentage" office:value="1.02389E-2" table:style-name="ce14">
            <text:p>1.0%</text:p>
          </table:table-cell>
          <table:table-cell office:value-type="float" office:value="585" table:style-name="ce13">
            <text:p>585</text:p>
          </table:table-cell>
          <table:table-cell office:value-type="float" office:value="415" table:style-name="ce13">
            <text:p>415</text:p>
          </table:table-cell>
          <table:table-cell office:value-type="percentage" office:value="0.72456140000000002" table:style-name="ce14">
            <text:p>72.5%</text:p>
          </table:table-cell>
          <table:table-cell office:value-type="float" office:value="495" table:style-name="ce13">
            <text:p>495</text:p>
          </table:table-cell>
          <table:table-cell office:value-type="percentage" office:value="0.87017540000000004" table:style-name="ce14">
            <text:p>87.0%</text:p>
          </table:table-cell>
          <table:table-cell office:value-type="float" office:value="545" table:style-name="ce13">
            <text:p>545</text:p>
          </table:table-cell>
          <table:table-cell office:value-type="percentage" office:value="0.9561404" table:style-name="ce14">
            <text:p>95.6%</text:p>
          </table:table-cell>
          <table:table-cell office:value-type="float" office:value="565" table:style-name="ce13">
            <text:p>565</text:p>
          </table:table-cell>
          <table:table-cell office:value-type="percentage" office:value="0.98771929999999997" table:style-name="ce14">
            <text:p>98.8%</text:p>
          </table:table-cell>
          <table:table-cell office:value-type="float" office:value="5" table:style-name="ce13">
            <text:p>5</text:p>
          </table:table-cell>
          <table:table-cell office:value-type="percentage" office:value="1.22807E-2" table:style-name="ce14">
            <text:p>1.2%</text:p>
          </table:table-cell>
          <table:table-cell office:value-type="float" office:value="570" table:style-name="ce13">
            <text:p>570</text:p>
          </table:table-cell>
          <table:table-cell table:number-columns-repeated="16328"/>
        </table:table-row>
        <table:table-row table:style-name="ro11">
          <table:table-cell office:value-type="string" table:style-name="ce1">
            <text:p>Chemistry</text:p>
          </table:table-cell>
          <table:table-cell office:value-type="float" office:value="1075" table:style-name="ce13">
            <text:p>1,075</text:p>
          </table:table-cell>
          <table:table-cell office:value-type="percentage" office:value="0.72439350000000002" table:style-name="ce14">
            <text:p>72.4%</text:p>
          </table:table-cell>
          <table:table-cell office:value-type="float" office:value="1290" table:style-name="ce13">
            <text:p>1,290</text:p>
          </table:table-cell>
          <table:table-cell office:value-type="percentage" office:value="0.86927220000000005" table:style-name="ce14">
            <text:p>86.9%</text:p>
          </table:table-cell>
          <table:table-cell office:value-type="float" office:value="1400" table:style-name="ce13">
            <text:p>1,400</text:p>
          </table:table-cell>
          <table:table-cell office:value-type="percentage" office:value="0.94272239999999996" table:style-name="ce14">
            <text:p>94.3%</text:p>
          </table:table-cell>
          <table:table-cell office:value-type="float" office:value="1455" table:style-name="ce13">
            <text:p>1,455</text:p>
          </table:table-cell>
          <table:table-cell office:value-type="percentage" office:value="0.97911049999999999" table:style-name="ce14">
            <text:p>97.9%</text:p>
          </table:table-cell>
          <table:table-cell office:value-type="float" office:value="30" table:style-name="ce13">
            <text:p>30</text:p>
          </table:table-cell>
          <table:table-cell office:value-type="percentage" office:value="2.0889499999999998E-2" table:style-name="ce14">
            <text:p>2.1%</text:p>
          </table:table-cell>
          <table:table-cell office:value-type="float" office:value="1485" table:style-name="ce13">
            <text:p>1,485</text:p>
          </table:table-cell>
          <table:table-cell office:value-type="float" office:value="1095" table:style-name="ce13">
            <text:p>1,095</text:p>
          </table:table-cell>
          <table:table-cell office:value-type="percentage" office:value="0.71465800000000002" table:style-name="ce14">
            <text:p>71.5%</text:p>
          </table:table-cell>
          <table:table-cell office:value-type="float" office:value="1325" table:style-name="ce13">
            <text:p>1,325</text:p>
          </table:table-cell>
          <table:table-cell office:value-type="percentage" office:value="0.86188929999999997" table:style-name="ce14">
            <text:p>86.2%</text:p>
          </table:table-cell>
          <table:table-cell office:value-type="float" office:value="1465" table:style-name="ce13">
            <text:p>1,465</text:p>
          </table:table-cell>
          <table:table-cell office:value-type="percentage" office:value="0.95439739999999995" table:style-name="ce14">
            <text:p>95.4%</text:p>
          </table:table-cell>
          <table:table-cell office:value-type="float" office:value="1505" table:style-name="ce13">
            <text:p>1,505</text:p>
          </table:table-cell>
          <table:table-cell office:value-type="percentage" office:value="0.98045599999999999" table:style-name="ce14">
            <text:p>98.0%</text:p>
          </table:table-cell>
          <table:table-cell office:value-type="float" office:value="30" table:style-name="ce13">
            <text:p>30</text:p>
          </table:table-cell>
          <table:table-cell office:value-type="percentage" office:value="1.9543999999999999E-2" table:style-name="ce14">
            <text:p>2.0%</text:p>
          </table:table-cell>
          <table:table-cell office:value-type="float" office:value="1535" table:style-name="ce13">
            <text:p>1,535</text:p>
          </table:table-cell>
          <table:table-cell office:value-type="float" office:value="1005" table:style-name="ce13">
            <text:p>1,005</text:p>
          </table:table-cell>
          <table:table-cell office:value-type="percentage" office:value="0.695442" table:style-name="ce14">
            <text:p>69.5%</text:p>
          </table:table-cell>
          <table:table-cell office:value-type="float" office:value="1270" table:style-name="ce13">
            <text:p>1,270</text:p>
          </table:table-cell>
          <table:table-cell office:value-type="percentage" office:value="0.87707179999999996" table:style-name="ce14">
            <text:p>87.7%</text:p>
          </table:table-cell>
          <table:table-cell office:value-type="float" office:value="1410" table:style-name="ce13">
            <text:p>1,410</text:p>
          </table:table-cell>
          <table:table-cell office:value-type="percentage" office:value="0.97375690000000004" table:style-name="ce14">
            <text:p>97.4%</text:p>
          </table:table-cell>
          <table:table-cell office:value-type="float" office:value="1440" table:style-name="ce13">
            <text:p>1,440</text:p>
          </table:table-cell>
          <table:table-cell office:value-type="percentage" office:value="0.99378449999999996" table:style-name="ce14">
            <text:p>99.4%</text:p>
          </table:table-cell>
          <table:table-cell office:value-type="float" office:value="10" table:style-name="ce13">
            <text:p>10</text:p>
          </table:table-cell>
          <table:table-cell office:value-type="percentage" office:value="6.2154999999999997E-3" table:style-name="ce14">
            <text:p>0.6%</text:p>
          </table:table-cell>
          <table:table-cell office:value-type="float" office:value="1450" table:style-name="ce13">
            <text:p>1,450</text:p>
          </table:table-cell>
          <table:table-cell office:value-type="float" office:value="1005" table:style-name="ce13">
            <text:p>1,005</text:p>
          </table:table-cell>
          <table:table-cell office:value-type="percentage" office:value="0.6724599" table:style-name="ce14">
            <text:p>67.2%</text:p>
          </table:table-cell>
          <table:table-cell office:value-type="float" office:value="1280" table:style-name="ce13">
            <text:p>1,280</text:p>
          </table:table-cell>
          <table:table-cell office:value-type="percentage" office:value="0.85427810000000004" table:style-name="ce14">
            <text:p>85.4%</text:p>
          </table:table-cell>
          <table:table-cell office:value-type="float" office:value="1425" table:style-name="ce13">
            <text:p>1,425</text:p>
          </table:table-cell>
          <table:table-cell office:value-type="percentage" office:value="0.9525401" table:style-name="ce14">
            <text:p>95.3%</text:p>
          </table:table-cell>
          <table:table-cell office:value-type="float" office:value="1480" table:style-name="ce13">
            <text:p>1,480</text:p>
          </table:table-cell>
          <table:table-cell office:value-type="percentage" office:value="0.98930479999999998" table:style-name="ce14">
            <text:p>98.9%</text:p>
          </table:table-cell>
          <table:table-cell office:value-type="float" office:value="15" table:style-name="ce13">
            <text:p>15</text:p>
          </table:table-cell>
          <table:table-cell office:value-type="percentage" office:value="1.06952E-2" table:style-name="ce14">
            <text:p>1.1%</text:p>
          </table:table-cell>
          <table:table-cell office:value-type="float" office:value="1495" table:style-name="ce13">
            <text:p>1,495</text:p>
          </table:table-cell>
          <table:table-cell office:value-type="float" office:value="1035" table:style-name="ce13">
            <text:p>1,035</text:p>
          </table:table-cell>
          <table:table-cell office:value-type="percentage" office:value="0.69831650000000001" table:style-name="ce14">
            <text:p>69.8%</text:p>
          </table:table-cell>
          <table:table-cell office:value-type="float" office:value="1295" table:style-name="ce13">
            <text:p>1,295</text:p>
          </table:table-cell>
          <table:table-cell office:value-type="percentage" office:value="0.87205390000000005" table:style-name="ce14">
            <text:p>87.2%</text:p>
          </table:table-cell>
          <table:table-cell office:value-type="float" office:value="1410" table:style-name="ce13">
            <text:p>1,410</text:p>
          </table:table-cell>
          <table:table-cell office:value-type="percentage" office:value="0.94949490000000003" table:style-name="ce14">
            <text:p>94.9%</text:p>
          </table:table-cell>
          <table:table-cell office:value-type="float" office:value="1460" table:style-name="ce13">
            <text:p>1,460</text:p>
          </table:table-cell>
          <table:table-cell office:value-type="percentage" office:value="0.98451180000000005" table:style-name="ce14">
            <text:p>98.5%</text:p>
          </table:table-cell>
          <table:table-cell office:value-type="float" office:value="25" table:style-name="ce13">
            <text:p>25</text:p>
          </table:table-cell>
          <table:table-cell office:value-type="percentage" office:value="1.5488200000000001E-2" table:style-name="ce14">
            <text:p>1.5%</text:p>
          </table:table-cell>
          <table:table-cell office:value-type="float" office:value="1485" table:style-name="ce13">
            <text:p>1,485</text:p>
          </table:table-cell>
          <table:table-cell table:number-columns-repeated="16328"/>
        </table:table-row>
        <table:table-row table:style-name="ro11">
          <table:table-cell office:value-type="string" table:style-name="ce1">
            <text:p>Chinese Languages</text:p>
          </table:table-cell>
          <table:table-cell office:value-type="float" office:value="95" table:style-name="ce13">
            <text:p>95</text:p>
          </table:table-cell>
          <table:table-cell office:value-type="string" table:style-name="ce14">
            <text:p>[c]</text:p>
          </table:table-cell>
          <table:table-cell office:value-type="float" office:value="110" table:style-name="ce13">
            <text:p>110</text:p>
          </table:table-cell>
          <table:table-cell office:value-type="string" table:style-name="ce14">
            <text:p>[c]</text:p>
          </table:table-cell>
          <table:table-cell office:value-type="float" office:value="115" table:style-name="ce13">
            <text:p>115</text:p>
          </table:table-cell>
          <table:table-cell office:value-type="string" table:style-name="ce14">
            <text:p>[c]</text:p>
          </table:table-cell>
          <table:table-cell office:value-type="float" office:value="115" table:style-name="ce13">
            <text:p>11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15" table:style-name="ce13">
            <text:p>115</text:p>
          </table:table-cell>
          <table:table-cell office:value-type="float" office:value="80" table:style-name="ce13">
            <text:p>80</text:p>
          </table:table-cell>
          <table:table-cell office:value-type="percentage" office:value="0.86315790000000003" table:style-name="ce14">
            <text:p>86.3%</text:p>
          </table:table-cell>
          <table:table-cell office:value-type="float" office:value="90" table:style-name="ce13">
            <text:p>90</text:p>
          </table:table-cell>
          <table:table-cell office:value-type="percentage" office:value="0.93684210000000001" table:style-name="ce14">
            <text:p>93.7%</text:p>
          </table:table-cell>
          <table:table-cell office:value-type="float" office:value="95" table:style-name="ce13">
            <text:p>95</text:p>
          </table:table-cell>
          <table:table-cell office:value-type="percentage" office:value="1" table:style-name="ce14">
            <text:p>100.0%</text:p>
          </table:table-cell>
          <table:table-cell office:value-type="float" office:value="95" table:style-name="ce13">
            <text:p>9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95" table:style-name="ce13">
            <text:p>95</text:p>
          </table:table-cell>
          <table:table-cell office:value-type="float" office:value="100" table:style-name="ce13">
            <text:p>100</text:p>
          </table:table-cell>
          <table:table-cell office:value-type="percentage" office:value="0.86956520000000004" table:style-name="ce14">
            <text:p>87.0%</text:p>
          </table:table-cell>
          <table:table-cell office:value-type="float" office:value="110" table:style-name="ce13">
            <text:p>110</text:p>
          </table:table-cell>
          <table:table-cell office:value-type="percentage" office:value="0.9478261" table:style-name="ce14">
            <text:p>94.8%</text:p>
          </table:table-cell>
          <table:table-cell office:value-type="float" office:value="115" table:style-name="ce13">
            <text:p>115</text:p>
          </table:table-cell>
          <table:table-cell office:value-type="percentage" office:value="0.99130430000000003" table:style-name="ce14">
            <text:p>99.1%</text:p>
          </table:table-cell>
          <table:table-cell office:value-type="float" office:value="115" table:style-name="ce13">
            <text:p>11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15" table:style-name="ce13">
            <text:p>115</text:p>
          </table:table-cell>
          <table:table-cell office:value-type="float" office:value="85" table:style-name="ce13">
            <text:p>85</text:p>
          </table:table-cell>
          <table:table-cell office:value-type="percentage" office:value="0.86597939999999995" table:style-name="ce14">
            <text:p>86.6%</text:p>
          </table:table-cell>
          <table:table-cell office:value-type="float" office:value="90" table:style-name="ce13">
            <text:p>90</text:p>
          </table:table-cell>
          <table:table-cell office:value-type="percentage" office:value="0.93814430000000004" table:style-name="ce14">
            <text:p>93.8%</text:p>
          </table:table-cell>
          <table:table-cell office:value-type="float" office:value="95" table:style-name="ce13">
            <text:p>95</text:p>
          </table:table-cell>
          <table:table-cell office:value-type="percentage" office:value="1" table:style-name="ce14">
            <text:p>100.0%</text:p>
          </table:table-cell>
          <table:table-cell office:value-type="float" office:value="95" table:style-name="ce13">
            <text:p>9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95" table:style-name="ce13">
            <text:p>95</text:p>
          </table:table-cell>
          <table:table-cell office:value-type="float" office:value="50" table:style-name="ce13">
            <text:p>50</text:p>
          </table:table-cell>
          <table:table-cell office:value-type="percentage" office:value="0.8" table:style-name="ce14">
            <text:p>80.0%</text:p>
          </table:table-cell>
          <table:table-cell office:value-type="float" office:value="55" table:style-name="ce13">
            <text:p>55</text:p>
          </table:table-cell>
          <table:table-cell office:value-type="percentage" office:value="0.93333330000000003" table:style-name="ce14">
            <text:p>93.3%</text:p>
          </table:table-cell>
          <table:table-cell office:value-type="float" office:value="60" table:style-name="ce13">
            <text:p>60</text:p>
          </table:table-cell>
          <table:table-cell office:value-type="percentage" office:value="0.98333329999999997" table:style-name="ce14">
            <text:p>98.3%</text:p>
          </table:table-cell>
          <table:table-cell office:value-type="float" office:value="60" table:style-name="ce13">
            <text:p>6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60" table:style-name="ce13">
            <text:p>60</text:p>
          </table:table-cell>
          <table:table-cell table:number-columns-repeated="16328"/>
        </table:table-row>
        <table:table-row table:style-name="ro11">
          <table:table-cell office:value-type="string" table:style-name="ce1">
            <text:p>Classical Studies</text:p>
          </table:table-cell>
          <table:table-cell office:value-type="float" office:value="45" table:style-name="ce13">
            <text:p>45</text:p>
          </table:table-cell>
          <table:table-cell office:value-type="percentage" office:value="0.86274510000000004" table:style-name="ce14">
            <text:p>86.3%</text:p>
          </table:table-cell>
          <table:table-cell office:value-type="float" office:value="50" table:style-name="ce13">
            <text:p>50</text:p>
          </table:table-cell>
          <table:table-cell office:value-type="percentage" office:value="0.96078430000000004" table:style-name="ce14">
            <text:p>96.1%</text:p>
          </table:table-cell>
          <table:table-cell office:value-type="float" office:value="50" table:style-name="ce13">
            <text:p>50</text:p>
          </table:table-cell>
          <table:table-cell office:value-type="percentage" office:value="1" table:style-name="ce14">
            <text:p>100.0%</text:p>
          </table:table-cell>
          <table:table-cell office:value-type="float" office:value="50" table:style-name="ce13">
            <text:p>5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50" table:style-name="ce13">
            <text:p>50</text:p>
          </table:table-cell>
          <table:table-cell office:value-type="float" office:value="30" table:style-name="ce13">
            <text:p>30</text:p>
          </table:table-cell>
          <table:table-cell office:value-type="percentage" office:value="0.87878789999999996" table:style-name="ce14">
            <text:p>87.9%</text:p>
          </table:table-cell>
          <table:table-cell office:value-type="float" office:value="35" table:style-name="ce13">
            <text:p>35</text:p>
          </table:table-cell>
          <table:table-cell office:value-type="percentage" office:value="1" table:style-name="ce14">
            <text:p>100.0%</text:p>
          </table:table-cell>
          <table:table-cell office:value-type="float" office:value="35" table:style-name="ce13">
            <text:p>35</text:p>
          </table:table-cell>
          <table:table-cell office:value-type="percentage" office:value="1" table:style-name="ce14">
            <text:p>100.0%</text:p>
          </table:table-cell>
          <table:table-cell office:value-type="float" office:value="35" table:style-name="ce13">
            <text:p>3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5" table:style-name="ce13">
            <text:p>35</text:p>
          </table:table-cell>
          <table:table-cell office:value-type="float" office:value="25" table:style-name="ce13">
            <text:p>25</text:p>
          </table:table-cell>
          <table:table-cell office:value-type="percentage" office:value="0.82142859999999995" table:style-name="ce14">
            <text:p>82.1%</text:p>
          </table:table-cell>
          <table:table-cell office:value-type="float" office:value="25" table:style-name="ce13">
            <text:p>25</text:p>
          </table:table-cell>
          <table:table-cell office:value-type="percentage" office:value="0.96428570000000002" table:style-name="ce14">
            <text:p>96.4%</text:p>
          </table:table-cell>
          <table:table-cell office:value-type="float" office:value="30" table:style-name="ce13">
            <text:p>30</text:p>
          </table:table-cell>
          <table:table-cell office:value-type="percentage" office:value="1" table:style-name="ce14">
            <text:p>100.0%</text:p>
          </table:table-cell>
          <table:table-cell office:value-type="float" office:value="30" table:style-name="ce13">
            <text:p>3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0" table:style-name="ce13">
            <text:p>30</text:p>
          </table:table-cell>
          <table:table-cell office:value-type="float" office:value="15" table:style-name="ce13">
            <text:p>15</text:p>
          </table:table-cell>
          <table:table-cell office:value-type="percentage" office:value="0.75" table:style-name="ce14">
            <text:p>75.0%</text:p>
          </table:table-cell>
          <table:table-cell office:value-type="float" office:value="20" table:style-name="ce13">
            <text:p>20</text:p>
          </table:table-cell>
          <table:table-cell office:value-type="percentage" office:value="0.95" table:style-name="ce14">
            <text:p>95.0%</text:p>
          </table:table-cell>
          <table:table-cell office:value-type="float" office:value="20" table:style-name="ce13">
            <text:p>20</text:p>
          </table:table-cell>
          <table:table-cell office:value-type="percentage" office:value="1" table:style-name="ce14">
            <text:p>100.0%</text:p>
          </table:table-cell>
          <table:table-cell office:value-type="float" office:value="20" table:style-name="ce13">
            <text:p>2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0" table:style-name="ce13">
            <text:p>20</text:p>
          </table:table-cell>
          <table:table-cell office:value-type="float" office:value="15" table:style-name="ce13">
            <text:p>15</text:p>
          </table:table-cell>
          <table:table-cell office:value-type="percentage" office:value="0.76470590000000005" table:style-name="ce14">
            <text:p>76.5%</text:p>
          </table:table-cell>
          <table:table-cell office:value-type="float" office:value="15" table:style-name="ce13">
            <text:p>15</text:p>
          </table:table-cell>
          <table:table-cell office:value-type="percentage" office:value="0.82352939999999997" table:style-name="ce14">
            <text:p>82.4%</text:p>
          </table:table-cell>
          <table:table-cell office:value-type="float" office:value="15" table:style-name="ce13">
            <text:p>15</text:p>
          </table:table-cell>
          <table:table-cell office:value-type="percentage" office:value="1" table:style-name="ce14">
            <text:p>100.0%</text:p>
          </table:table-cell>
          <table:table-cell office:value-type="float" office:value="15" table:style-name="ce13">
            <text:p>1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5" table:style-name="ce13">
            <text:p>15</text:p>
          </table:table-cell>
          <table:table-cell table:number-columns-repeated="16328"/>
        </table:table-row>
        <table:table-row table:style-name="ro11">
          <table:table-cell office:value-type="string" table:style-name="ce1">
            <text:p>Computing Science</text:p>
          </table:table-cell>
          <table:table-cell office:value-type="float" office:value="430" table:style-name="ce13">
            <text:p>430</text:p>
          </table:table-cell>
          <table:table-cell office:value-type="percentage" office:value="0.75174830000000004" table:style-name="ce14">
            <text:p>75.2%</text:p>
          </table:table-cell>
          <table:table-cell office:value-type="float" office:value="495" table:style-name="ce13">
            <text:p>495</text:p>
          </table:table-cell>
          <table:table-cell office:value-type="percentage" office:value="0.86363639999999997" table:style-name="ce14">
            <text:p>86.4%</text:p>
          </table:table-cell>
          <table:table-cell office:value-type="float" office:value="540" table:style-name="ce13">
            <text:p>540</text:p>
          </table:table-cell>
          <table:table-cell office:value-type="percentage" office:value="0.94405589999999995" table:style-name="ce14">
            <text:p>94.4%</text:p>
          </table:table-cell>
          <table:table-cell office:value-type="float" office:value="565" table:style-name="ce13">
            <text:p>565</text:p>
          </table:table-cell>
          <table:table-cell office:value-type="percentage" office:value="0.98601399999999995" table:style-name="ce14">
            <text:p>98.6%</text:p>
          </table:table-cell>
          <table:table-cell office:value-type="float" office:value="10" table:style-name="ce13">
            <text:p>10</text:p>
          </table:table-cell>
          <table:table-cell office:value-type="percentage" office:value="1.3986E-2" table:style-name="ce14">
            <text:p>1.4%</text:p>
          </table:table-cell>
          <table:table-cell office:value-type="float" office:value="570" table:style-name="ce13">
            <text:p>570</text:p>
          </table:table-cell>
          <table:table-cell office:value-type="float" office:value="385" table:style-name="ce13">
            <text:p>385</text:p>
          </table:table-cell>
          <table:table-cell office:value-type="string" table:style-name="ce14">
            <text:p>[c]</text:p>
          </table:table-cell>
          <table:table-cell office:value-type="float" office:value="445" table:style-name="ce13">
            <text:p>445</text:p>
          </table:table-cell>
          <table:table-cell office:value-type="string" table:style-name="ce14">
            <text:p>[c]</text:p>
          </table:table-cell>
          <table:table-cell office:value-type="float" office:value="485" table:style-name="ce13">
            <text:p>485</text:p>
          </table:table-cell>
          <table:table-cell office:value-type="string" table:style-name="ce14">
            <text:p>[c]</text:p>
          </table:table-cell>
          <table:table-cell office:value-type="float" office:value="495" table:style-name="ce13">
            <text:p>49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500" table:style-name="ce13">
            <text:p>500</text:p>
          </table:table-cell>
          <table:table-cell office:value-type="float" office:value="320" table:style-name="ce13">
            <text:p>320</text:p>
          </table:table-cell>
          <table:table-cell office:value-type="string" table:style-name="ce14">
            <text:p>[c]</text:p>
          </table:table-cell>
          <table:table-cell office:value-type="float" office:value="420" table:style-name="ce13">
            <text:p>420</text:p>
          </table:table-cell>
          <table:table-cell office:value-type="string" table:style-name="ce14">
            <text:p>[c]</text:p>
          </table:table-cell>
          <table:table-cell office:value-type="float" office:value="460" table:style-name="ce13">
            <text:p>460</text:p>
          </table:table-cell>
          <table:table-cell office:value-type="string" table:style-name="ce14">
            <text:p>[c]</text:p>
          </table:table-cell>
          <table:table-cell office:value-type="float" office:value="470" table:style-name="ce13">
            <text:p>47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470" table:style-name="ce13">
            <text:p>470</text:p>
          </table:table-cell>
          <table:table-cell office:value-type="float" office:value="350" table:style-name="ce13">
            <text:p>350</text:p>
          </table:table-cell>
          <table:table-cell office:value-type="percentage" office:value="0.71958759999999999" table:style-name="ce14">
            <text:p>72.0%</text:p>
          </table:table-cell>
          <table:table-cell office:value-type="float" office:value="425" table:style-name="ce13">
            <text:p>425</text:p>
          </table:table-cell>
          <table:table-cell office:value-type="percentage" office:value="0.87628870000000003" table:style-name="ce14">
            <text:p>87.6%</text:p>
          </table:table-cell>
          <table:table-cell office:value-type="float" office:value="465" table:style-name="ce13">
            <text:p>465</text:p>
          </table:table-cell>
          <table:table-cell office:value-type="percentage" office:value="0.95670100000000002" table:style-name="ce14">
            <text:p>95.7%</text:p>
          </table:table-cell>
          <table:table-cell office:value-type="float" office:value="480" table:style-name="ce13">
            <text:p>480</text:p>
          </table:table-cell>
          <table:table-cell office:value-type="percentage" office:value="0.98556699999999997" table:style-name="ce14">
            <text:p>98.6%</text:p>
          </table:table-cell>
          <table:table-cell office:value-type="float" office:value="5" table:style-name="ce13">
            <text:p>5</text:p>
          </table:table-cell>
          <table:table-cell office:value-type="percentage" office:value="1.4433E-2" table:style-name="ce14">
            <text:p>1.4%</text:p>
          </table:table-cell>
          <table:table-cell office:value-type="float" office:value="485" table:style-name="ce13">
            <text:p>485</text:p>
          </table:table-cell>
          <table:table-cell office:value-type="float" office:value="290" table:style-name="ce13">
            <text:p>290</text:p>
          </table:table-cell>
          <table:table-cell office:value-type="percentage" office:value="0.61603379999999996" table:style-name="ce14">
            <text:p>61.6%</text:p>
          </table:table-cell>
          <table:table-cell office:value-type="float" office:value="395" table:style-name="ce13">
            <text:p>395</text:p>
          </table:table-cell>
          <table:table-cell office:value-type="percentage" office:value="0.83755270000000004" table:style-name="ce14">
            <text:p>83.8%</text:p>
          </table:table-cell>
          <table:table-cell office:value-type="float" office:value="440" table:style-name="ce13">
            <text:p>440</text:p>
          </table:table-cell>
          <table:table-cell office:value-type="percentage" office:value="0.92616030000000005" table:style-name="ce14">
            <text:p>92.6%</text:p>
          </table:table-cell>
          <table:table-cell office:value-type="float" office:value="465" table:style-name="ce13">
            <text:p>465</text:p>
          </table:table-cell>
          <table:table-cell office:value-type="percentage" office:value="0.97679320000000003" table:style-name="ce14">
            <text:p>97.7%</text:p>
          </table:table-cell>
          <table:table-cell office:value-type="float" office:value="10" table:style-name="ce13">
            <text:p>10</text:p>
          </table:table-cell>
          <table:table-cell office:value-type="percentage" office:value="2.32068E-2" table:style-name="ce14">
            <text:p>2.3%</text:p>
          </table:table-cell>
          <table:table-cell office:value-type="float" office:value="475" table:style-name="ce13">
            <text:p>475</text:p>
          </table:table-cell>
          <table:table-cell table:number-columns-repeated="16328"/>
        </table:table-row>
        <table:table-row table:style-name="ro11">
          <table:table-cell office:value-type="string" table:style-name="ce1">
            <text:p>Dance</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c]</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float" office:value="5" table:style-name="ce13">
            <text:p>5</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table:number-columns-repeated="16328"/>
        </table:table-row>
        <table:table-row table:style-name="ro11">
          <table:table-cell office:value-type="string" table:style-name="ce1">
            <text:p>Design and Manufacture</text:p>
          </table:table-cell>
          <table:table-cell office:value-type="float" office:value="150" table:style-name="ce13">
            <text:p>150</text:p>
          </table:table-cell>
          <table:table-cell office:value-type="string" table:style-name="ce14">
            <text:p>[c]</text:p>
          </table:table-cell>
          <table:table-cell office:value-type="float" office:value="220" table:style-name="ce13">
            <text:p>220</text:p>
          </table:table-cell>
          <table:table-cell office:value-type="string" table:style-name="ce14">
            <text:p>[c]</text:p>
          </table:table-cell>
          <table:table-cell office:value-type="float" office:value="250" table:style-name="ce13">
            <text:p>250</text:p>
          </table:table-cell>
          <table:table-cell office:value-type="string" table:style-name="ce14">
            <text:p>[c]</text:p>
          </table:table-cell>
          <table:table-cell office:value-type="float" office:value="255" table:style-name="ce13">
            <text:p>25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55" table:style-name="ce13">
            <text:p>255</text:p>
          </table:table-cell>
          <table:table-cell office:value-type="float" office:value="165" table:style-name="ce13">
            <text:p>165</text:p>
          </table:table-cell>
          <table:table-cell office:value-type="percentage" office:value="0.66935480000000003" table:style-name="ce14">
            <text:p>66.9%</text:p>
          </table:table-cell>
          <table:table-cell office:value-type="float" office:value="220" table:style-name="ce13">
            <text:p>220</text:p>
          </table:table-cell>
          <table:table-cell office:value-type="percentage" office:value="0.87903229999999999" table:style-name="ce14">
            <text:p>87.9%</text:p>
          </table:table-cell>
          <table:table-cell office:value-type="float" office:value="245" table:style-name="ce13">
            <text:p>245</text:p>
          </table:table-cell>
          <table:table-cell office:value-type="percentage" office:value="0.97983869999999995" table:style-name="ce14">
            <text:p>98.0%</text:p>
          </table:table-cell>
          <table:table-cell office:value-type="float" office:value="250" table:style-name="ce13">
            <text:p>25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50" table:style-name="ce13">
            <text:p>250</text:p>
          </table:table-cell>
          <table:table-cell office:value-type="float" office:value="145" table:style-name="ce13">
            <text:p>145</text:p>
          </table:table-cell>
          <table:table-cell office:value-type="percentage" office:value="0.59274190000000004" table:style-name="ce14">
            <text:p>59.3%</text:p>
          </table:table-cell>
          <table:table-cell office:value-type="float" office:value="205" table:style-name="ce13">
            <text:p>205</text:p>
          </table:table-cell>
          <table:table-cell office:value-type="percentage" office:value="0.8225806" table:style-name="ce14">
            <text:p>82.3%</text:p>
          </table:table-cell>
          <table:table-cell office:value-type="float" office:value="240" table:style-name="ce13">
            <text:p>240</text:p>
          </table:table-cell>
          <table:table-cell office:value-type="percentage" office:value="0.95967740000000001" table:style-name="ce14">
            <text:p>96.0%</text:p>
          </table:table-cell>
          <table:table-cell office:value-type="float" office:value="250" table:style-name="ce13">
            <text:p>25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50" table:style-name="ce13">
            <text:p>250</text:p>
          </table:table-cell>
          <table:table-cell office:value-type="float" office:value="130" table:style-name="ce13">
            <text:p>130</text:p>
          </table:table-cell>
          <table:table-cell office:value-type="string" table:style-name="ce14">
            <text:p>[c]</text:p>
          </table:table-cell>
          <table:table-cell office:value-type="float" office:value="200" table:style-name="ce13">
            <text:p>200</text:p>
          </table:table-cell>
          <table:table-cell office:value-type="string" table:style-name="ce14">
            <text:p>[c]</text:p>
          </table:table-cell>
          <table:table-cell office:value-type="float" office:value="225" table:style-name="ce13">
            <text:p>225</text:p>
          </table:table-cell>
          <table:table-cell office:value-type="string" table:style-name="ce14">
            <text:p>[c]</text:p>
          </table:table-cell>
          <table:table-cell office:value-type="float" office:value="240" table:style-name="ce13">
            <text:p>24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45" table:style-name="ce13">
            <text:p>245</text:p>
          </table:table-cell>
          <table:table-cell office:value-type="float" office:value="100" table:style-name="ce13">
            <text:p>100</text:p>
          </table:table-cell>
          <table:table-cell office:value-type="percentage" office:value="0.42083330000000002" table:style-name="ce14">
            <text:p>42.1%</text:p>
          </table:table-cell>
          <table:table-cell office:value-type="float" office:value="160" table:style-name="ce13">
            <text:p>160</text:p>
          </table:table-cell>
          <table:table-cell office:value-type="percentage" office:value="0.66666669999999995" table:style-name="ce14">
            <text:p>66.7%</text:p>
          </table:table-cell>
          <table:table-cell office:value-type="float" office:value="215" table:style-name="ce13">
            <text:p>215</text:p>
          </table:table-cell>
          <table:table-cell office:value-type="percentage" office:value="0.89583330000000005" table:style-name="ce14">
            <text:p>89.6%</text:p>
          </table:table-cell>
          <table:table-cell office:value-type="float" office:value="230" table:style-name="ce13">
            <text:p>230</text:p>
          </table:table-cell>
          <table:table-cell office:value-type="percentage" office:value="0.96666669999999999" table:style-name="ce14">
            <text:p>96.7%</text:p>
          </table:table-cell>
          <table:table-cell office:value-type="float" office:value="10" table:style-name="ce13">
            <text:p>10</text:p>
          </table:table-cell>
          <table:table-cell office:value-type="percentage" office:value="3.3333300000000003E-2" table:style-name="ce14">
            <text:p>3.3%</text:p>
          </table:table-cell>
          <table:table-cell office:value-type="float" office:value="240" table:style-name="ce13">
            <text:p>240</text:p>
          </table:table-cell>
          <table:table-cell table:number-columns-repeated="16328"/>
        </table:table-row>
        <table:table-row table:style-name="ro11">
          <table:table-cell office:value-type="string" table:style-name="ce1">
            <text:p>Drama</text:p>
          </table:table-cell>
          <table:table-cell office:value-type="float" office:value="340" table:style-name="ce13">
            <text:p>340</text:p>
          </table:table-cell>
          <table:table-cell office:value-type="percentage" office:value="0.88947370000000003" table:style-name="ce14">
            <text:p>88.9%</text:p>
          </table:table-cell>
          <table:table-cell office:value-type="float" office:value="370" table:style-name="ce13">
            <text:p>370</text:p>
          </table:table-cell>
          <table:table-cell office:value-type="percentage" office:value="0.97894740000000002" table:style-name="ce14">
            <text:p>97.9%</text:p>
          </table:table-cell>
          <table:table-cell office:value-type="float" office:value="380" table:style-name="ce13">
            <text:p>380</text:p>
          </table:table-cell>
          <table:table-cell office:value-type="percentage" office:value="0.99736840000000004" table:style-name="ce14">
            <text:p>99.7%</text:p>
          </table:table-cell>
          <table:table-cell office:value-type="float" office:value="380" table:style-name="ce13">
            <text:p>38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80" table:style-name="ce13">
            <text:p>380</text:p>
          </table:table-cell>
          <table:table-cell office:value-type="float" office:value="405" table:style-name="ce13">
            <text:p>405</text:p>
          </table:table-cell>
          <table:table-cell office:value-type="percentage" office:value="0.88986779999999999" table:style-name="ce14">
            <text:p>89.0%</text:p>
          </table:table-cell>
          <table:table-cell office:value-type="float" office:value="440" table:style-name="ce13">
            <text:p>440</text:p>
          </table:table-cell>
          <table:table-cell office:value-type="percentage" office:value="0.96696040000000005" table:style-name="ce14">
            <text:p>96.7%</text:p>
          </table:table-cell>
          <table:table-cell office:value-type="float" office:value="455" table:style-name="ce13">
            <text:p>455</text:p>
          </table:table-cell>
          <table:table-cell office:value-type="percentage" office:value="1" table:style-name="ce14">
            <text:p>100.0%</text:p>
          </table:table-cell>
          <table:table-cell office:value-type="float" office:value="455" table:style-name="ce13">
            <text:p>45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455" table:style-name="ce13">
            <text:p>455</text:p>
          </table:table-cell>
          <table:table-cell office:value-type="float" office:value="375" table:style-name="ce13">
            <text:p>375</text:p>
          </table:table-cell>
          <table:table-cell office:value-type="percentage" office:value="0.86073060000000001" table:style-name="ce14">
            <text:p>86.1%</text:p>
          </table:table-cell>
          <table:table-cell office:value-type="float" office:value="430" table:style-name="ce13">
            <text:p>430</text:p>
          </table:table-cell>
          <table:table-cell office:value-type="percentage" office:value="0.97945210000000005" table:style-name="ce14">
            <text:p>97.9%</text:p>
          </table:table-cell>
          <table:table-cell office:value-type="float" office:value="435" table:style-name="ce13">
            <text:p>435</text:p>
          </table:table-cell>
          <table:table-cell office:value-type="percentage" office:value="0.99771690000000002" table:style-name="ce14">
            <text:p>99.8%</text:p>
          </table:table-cell>
          <table:table-cell office:value-type="float" office:value="440" table:style-name="ce13">
            <text:p>44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440" table:style-name="ce13">
            <text:p>440</text:p>
          </table:table-cell>
          <table:table-cell office:value-type="float" office:value="340" table:style-name="ce13">
            <text:p>340</text:p>
          </table:table-cell>
          <table:table-cell office:value-type="percentage" office:value="0.8415842" table:style-name="ce14">
            <text:p>84.2%</text:p>
          </table:table-cell>
          <table:table-cell office:value-type="float" office:value="390" table:style-name="ce13">
            <text:p>390</text:p>
          </table:table-cell>
          <table:table-cell office:value-type="percentage" office:value="0.9653465" table:style-name="ce14">
            <text:p>96.5%</text:p>
          </table:table-cell>
          <table:table-cell office:value-type="float" office:value="405" table:style-name="ce13">
            <text:p>405</text:p>
          </table:table-cell>
          <table:table-cell office:value-type="percentage" office:value="1" table:style-name="ce14">
            <text:p>100.0%</text:p>
          </table:table-cell>
          <table:table-cell office:value-type="float" office:value="405" table:style-name="ce13">
            <text:p>40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405" table:style-name="ce13">
            <text:p>405</text:p>
          </table:table-cell>
          <table:table-cell office:value-type="float" office:value="340" table:style-name="ce13">
            <text:p>340</text:p>
          </table:table-cell>
          <table:table-cell office:value-type="string" table:style-name="ce14">
            <text:p>[c]</text:p>
          </table:table-cell>
          <table:table-cell office:value-type="float" office:value="370" table:style-name="ce13">
            <text:p>370</text:p>
          </table:table-cell>
          <table:table-cell office:value-type="string" table:style-name="ce14">
            <text:p>[c]</text:p>
          </table:table-cell>
          <table:table-cell office:value-type="float" office:value="385" table:style-name="ce13">
            <text:p>385</text:p>
          </table:table-cell>
          <table:table-cell office:value-type="string" table:style-name="ce14">
            <text:p>[c]</text:p>
          </table:table-cell>
          <table:table-cell office:value-type="float" office:value="385" table:style-name="ce13">
            <text:p>38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385" table:style-name="ce13">
            <text:p>385</text:p>
          </table:table-cell>
          <table:table-cell table:number-columns-repeated="16328"/>
        </table:table-row>
        <table:table-row table:style-name="ro11">
          <table:table-cell office:value-type="string" table:style-name="ce1">
            <text:p>Economics</text:p>
          </table:table-cell>
          <table:table-cell office:value-type="float" office:value="220" table:style-name="ce13">
            <text:p>220</text:p>
          </table:table-cell>
          <table:table-cell office:value-type="percentage" office:value="0.76223779999999997" table:style-name="ce14">
            <text:p>76.2%</text:p>
          </table:table-cell>
          <table:table-cell office:value-type="float" office:value="260" table:style-name="ce13">
            <text:p>260</text:p>
          </table:table-cell>
          <table:table-cell office:value-type="percentage" office:value="0.91608389999999995" table:style-name="ce14">
            <text:p>91.6%</text:p>
          </table:table-cell>
          <table:table-cell office:value-type="float" office:value="275" table:style-name="ce13">
            <text:p>275</text:p>
          </table:table-cell>
          <table:table-cell office:value-type="percentage" office:value="0.95454550000000005" table:style-name="ce14">
            <text:p>95.5%</text:p>
          </table:table-cell>
          <table:table-cell office:value-type="float" office:value="280" table:style-name="ce13">
            <text:p>280</text:p>
          </table:table-cell>
          <table:table-cell office:value-type="percentage" office:value="0.98251750000000004" table:style-name="ce14">
            <text:p>98.3%</text:p>
          </table:table-cell>
          <table:table-cell office:value-type="float" office:value="5" table:style-name="ce13">
            <text:p>5</text:p>
          </table:table-cell>
          <table:table-cell office:value-type="percentage" office:value="1.7482500000000002E-2" table:style-name="ce14">
            <text:p>1.7%</text:p>
          </table:table-cell>
          <table:table-cell office:value-type="float" office:value="285" table:style-name="ce13">
            <text:p>285</text:p>
          </table:table-cell>
          <table:table-cell office:value-type="float" office:value="235" table:style-name="ce13">
            <text:p>235</text:p>
          </table:table-cell>
          <table:table-cell office:value-type="string" table:style-name="ce14">
            <text:p>[c]</text:p>
          </table:table-cell>
          <table:table-cell office:value-type="float" office:value="265" table:style-name="ce13">
            <text:p>265</text:p>
          </table:table-cell>
          <table:table-cell office:value-type="string" table:style-name="ce14">
            <text:p>[c]</text:p>
          </table:table-cell>
          <table:table-cell office:value-type="float" office:value="280" table:style-name="ce13">
            <text:p>280</text:p>
          </table:table-cell>
          <table:table-cell office:value-type="string" table:style-name="ce14">
            <text:p>[c]</text:p>
          </table:table-cell>
          <table:table-cell office:value-type="float" office:value="285" table:style-name="ce13">
            <text:p>28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85" table:style-name="ce13">
            <text:p>285</text:p>
          </table:table-cell>
          <table:table-cell office:value-type="float" office:value="205" table:style-name="ce13">
            <text:p>205</text:p>
          </table:table-cell>
          <table:table-cell office:value-type="string" table:style-name="ce14">
            <text:p>[c]</text:p>
          </table:table-cell>
          <table:table-cell office:value-type="float" office:value="260" table:style-name="ce13">
            <text:p>260</text:p>
          </table:table-cell>
          <table:table-cell office:value-type="string" table:style-name="ce14">
            <text:p>[c]</text:p>
          </table:table-cell>
          <table:table-cell office:value-type="float" office:value="275" table:style-name="ce13">
            <text:p>275</text:p>
          </table:table-cell>
          <table:table-cell office:value-type="string" table:style-name="ce14">
            <text:p>[c]</text:p>
          </table:table-cell>
          <table:table-cell office:value-type="float" office:value="280" table:style-name="ce13">
            <text:p>28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80" table:style-name="ce13">
            <text:p>280</text:p>
          </table:table-cell>
          <table:table-cell office:value-type="float" office:value="165" table:style-name="ce13">
            <text:p>165</text:p>
          </table:table-cell>
          <table:table-cell office:value-type="string" table:style-name="ce14">
            <text:p>[c]</text:p>
          </table:table-cell>
          <table:table-cell office:value-type="float" office:value="200" table:style-name="ce13">
            <text:p>200</text:p>
          </table:table-cell>
          <table:table-cell office:value-type="string" table:style-name="ce14">
            <text:p>[c]</text:p>
          </table:table-cell>
          <table:table-cell office:value-type="float" office:value="225" table:style-name="ce13">
            <text:p>225</text:p>
          </table:table-cell>
          <table:table-cell office:value-type="string" table:style-name="ce14">
            <text:p>[c]</text:p>
          </table:table-cell>
          <table:table-cell office:value-type="float" office:value="240" table:style-name="ce13">
            <text:p>24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40" table:style-name="ce13">
            <text:p>240</text:p>
          </table:table-cell>
          <table:table-cell office:value-type="float" office:value="185" table:style-name="ce13">
            <text:p>185</text:p>
          </table:table-cell>
          <table:table-cell office:value-type="string" table:style-name="ce14">
            <text:p>[c]</text:p>
          </table:table-cell>
          <table:table-cell office:value-type="float" office:value="220" table:style-name="ce13">
            <text:p>220</text:p>
          </table:table-cell>
          <table:table-cell office:value-type="string" table:style-name="ce14">
            <text:p>[c]</text:p>
          </table:table-cell>
          <table:table-cell office:value-type="float" office:value="240" table:style-name="ce13">
            <text:p>240</text:p>
          </table:table-cell>
          <table:table-cell office:value-type="string" table:style-name="ce14">
            <text:p>[c]</text:p>
          </table:table-cell>
          <table:table-cell office:value-type="float" office:value="245" table:style-name="ce13">
            <text:p>24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50" table:style-name="ce13">
            <text:p>250</text:p>
          </table:table-cell>
          <table:table-cell table:number-columns-repeated="16328"/>
        </table:table-row>
        <table:table-row table:style-name="ro11">
          <table:table-cell office:value-type="string" table:style-name="ce1">
            <text:p>Engineering Science</text:p>
          </table:table-cell>
          <table:table-cell office:value-type="float" office:value="130" table:style-name="ce13">
            <text:p>130</text:p>
          </table:table-cell>
          <table:table-cell office:value-type="string" table:style-name="ce14">
            <text:p>[c]</text:p>
          </table:table-cell>
          <table:table-cell office:value-type="float" office:value="140" table:style-name="ce13">
            <text:p>140</text:p>
          </table:table-cell>
          <table:table-cell office:value-type="string" table:style-name="ce14">
            <text:p>[c]</text:p>
          </table:table-cell>
          <table:table-cell office:value-type="float" office:value="145" table:style-name="ce13">
            <text:p>145</text:p>
          </table:table-cell>
          <table:table-cell office:value-type="string" table:style-name="ce14">
            <text:p>[c]</text:p>
          </table:table-cell>
          <table:table-cell office:value-type="float" office:value="150" table:style-name="ce13">
            <text:p>15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50" table:style-name="ce13">
            <text:p>150</text:p>
          </table:table-cell>
          <table:table-cell office:value-type="float" office:value="115" table:style-name="ce13">
            <text:p>115</text:p>
          </table:table-cell>
          <table:table-cell office:value-type="percentage" office:value="0.8394161" table:style-name="ce14">
            <text:p>83.9%</text:p>
          </table:table-cell>
          <table:table-cell office:value-type="float" office:value="125" table:style-name="ce13">
            <text:p>125</text:p>
          </table:table-cell>
          <table:table-cell office:value-type="percentage" office:value="0.92700729999999998" table:style-name="ce14">
            <text:p>92.7%</text:p>
          </table:table-cell>
          <table:table-cell office:value-type="float" office:value="135" table:style-name="ce13">
            <text:p>135</text:p>
          </table:table-cell>
          <table:table-cell office:value-type="percentage" office:value="0.98540150000000004" table:style-name="ce14">
            <text:p>98.5%</text:p>
          </table:table-cell>
          <table:table-cell office:value-type="float" office:value="135" table:style-name="ce13">
            <text:p>13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35" table:style-name="ce13">
            <text:p>135</text:p>
          </table:table-cell>
          <table:table-cell office:value-type="float" office:value="105" table:style-name="ce13">
            <text:p>105</text:p>
          </table:table-cell>
          <table:table-cell office:value-type="percentage" office:value="0.78102190000000005" table:style-name="ce14">
            <text:p>78.1%</text:p>
          </table:table-cell>
          <table:table-cell office:value-type="float" office:value="125" table:style-name="ce13">
            <text:p>125</text:p>
          </table:table-cell>
          <table:table-cell office:value-type="percentage" office:value="0.90510950000000001" table:style-name="ce14">
            <text:p>90.5%</text:p>
          </table:table-cell>
          <table:table-cell office:value-type="float" office:value="135" table:style-name="ce13">
            <text:p>135</text:p>
          </table:table-cell>
          <table:table-cell office:value-type="percentage" office:value="0.98540150000000004" table:style-name="ce14">
            <text:p>98.5%</text:p>
          </table:table-cell>
          <table:table-cell office:value-type="float" office:value="135" table:style-name="ce13">
            <text:p>13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35" table:style-name="ce13">
            <text:p>135</text:p>
          </table:table-cell>
          <table:table-cell office:value-type="float" office:value="110" table:style-name="ce13">
            <text:p>110</text:p>
          </table:table-cell>
          <table:table-cell office:value-type="string" table:style-name="ce14">
            <text:p>[c]</text:p>
          </table:table-cell>
          <table:table-cell office:value-type="float" office:value="120" table:style-name="ce13">
            <text:p>120</text:p>
          </table:table-cell>
          <table:table-cell office:value-type="string" table:style-name="ce14">
            <text:p>[c]</text:p>
          </table:table-cell>
          <table:table-cell office:value-type="float" office:value="125" table:style-name="ce13">
            <text:p>125</text:p>
          </table:table-cell>
          <table:table-cell office:value-type="string" table:style-name="ce14">
            <text:p>[c]</text:p>
          </table:table-cell>
          <table:table-cell office:value-type="float" office:value="130" table:style-name="ce13">
            <text:p>13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30" table:style-name="ce13">
            <text:p>130</text:p>
          </table:table-cell>
          <table:table-cell office:value-type="float" office:value="95" table:style-name="ce13">
            <text:p>95</text:p>
          </table:table-cell>
          <table:table-cell office:value-type="string" table:style-name="ce14">
            <text:p>[c]</text:p>
          </table:table-cell>
          <table:table-cell office:value-type="float" office:value="110" table:style-name="ce13">
            <text:p>110</text:p>
          </table:table-cell>
          <table:table-cell office:value-type="string" table:style-name="ce14">
            <text:p>[c]</text:p>
          </table:table-cell>
          <table:table-cell office:value-type="float" office:value="120" table:style-name="ce13">
            <text:p>120</text:p>
          </table:table-cell>
          <table:table-cell office:value-type="string" table:style-name="ce14">
            <text:p>[c]</text:p>
          </table:table-cell>
          <table:table-cell office:value-type="float" office:value="120" table:style-name="ce13">
            <text:p>12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25" table:style-name="ce13">
            <text:p>125</text:p>
          </table:table-cell>
          <table:table-cell table:number-columns-repeated="16328"/>
        </table:table-row>
        <table:table-row table:style-name="ro11">
          <table:table-cell office:value-type="string" table:style-name="ce1">
            <text:p>English</text:p>
          </table:table-cell>
          <table:table-cell office:value-type="float" office:value="2020" table:style-name="ce13">
            <text:p>2,020</text:p>
          </table:table-cell>
          <table:table-cell office:value-type="percentage" office:value="0.80638719999999997" table:style-name="ce14">
            <text:p>80.6%</text:p>
          </table:table-cell>
          <table:table-cell office:value-type="float" office:value="2390" table:style-name="ce13">
            <text:p>2,390</text:p>
          </table:table-cell>
          <table:table-cell office:value-type="percentage" office:value="0.95409180000000005" table:style-name="ce14">
            <text:p>95.4%</text:p>
          </table:table-cell>
          <table:table-cell office:value-type="float" office:value="2480" table:style-name="ce13">
            <text:p>2,480</text:p>
          </table:table-cell>
          <table:table-cell office:value-type="percentage" office:value="0.99081839999999999" table:style-name="ce14">
            <text:p>99.1%</text:p>
          </table:table-cell>
          <table:table-cell office:value-type="float" office:value="2500" table:style-name="ce13">
            <text:p>2,500</text:p>
          </table:table-cell>
          <table:table-cell office:value-type="percentage" office:value="0.998004" table:style-name="ce14">
            <text:p>99.8%</text:p>
          </table:table-cell>
          <table:table-cell office:value-type="float" office:value="5" table:style-name="ce13">
            <text:p>5</text:p>
          </table:table-cell>
          <table:table-cell office:value-type="percentage" office:value="1.9959999999999999E-3" table:style-name="ce14">
            <text:p>0.2%</text:p>
          </table:table-cell>
          <table:table-cell office:value-type="float" office:value="2505" table:style-name="ce13">
            <text:p>2,505</text:p>
          </table:table-cell>
          <table:table-cell office:value-type="float" office:value="2190" table:style-name="ce13">
            <text:p>2,190</text:p>
          </table:table-cell>
          <table:table-cell office:value-type="string" table:style-name="ce14">
            <text:p>[c]</text:p>
          </table:table-cell>
          <table:table-cell office:value-type="float" office:value="2430" table:style-name="ce13">
            <text:p>2,430</text:p>
          </table:table-cell>
          <table:table-cell office:value-type="string" table:style-name="ce14">
            <text:p>[c]</text:p>
          </table:table-cell>
          <table:table-cell office:value-type="float" office:value="2500" table:style-name="ce13">
            <text:p>2,500</text:p>
          </table:table-cell>
          <table:table-cell office:value-type="string" table:style-name="ce14">
            <text:p>[c]</text:p>
          </table:table-cell>
          <table:table-cell office:value-type="float" office:value="2505" table:style-name="ce13">
            <text:p>2,50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510" table:style-name="ce13">
            <text:p>2,510</text:p>
          </table:table-cell>
          <table:table-cell office:value-type="float" office:value="1970" table:style-name="ce13">
            <text:p>1,970</text:p>
          </table:table-cell>
          <table:table-cell office:value-type="string" table:style-name="ce14">
            <text:p>[c]</text:p>
          </table:table-cell>
          <table:table-cell office:value-type="float" office:value="2300" table:style-name="ce13">
            <text:p>2,300</text:p>
          </table:table-cell>
          <table:table-cell office:value-type="string" table:style-name="ce14">
            <text:p>[c]</text:p>
          </table:table-cell>
          <table:table-cell office:value-type="float" office:value="2425" table:style-name="ce13">
            <text:p>2,425</text:p>
          </table:table-cell>
          <table:table-cell office:value-type="string" table:style-name="ce14">
            <text:p>[c]</text:p>
          </table:table-cell>
          <table:table-cell office:value-type="float" office:value="2435" table:style-name="ce13">
            <text:p>2,43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435" table:style-name="ce13">
            <text:p>2,435</text:p>
          </table:table-cell>
          <table:table-cell office:value-type="float" office:value="1830" table:style-name="ce13">
            <text:p>1,830</text:p>
          </table:table-cell>
          <table:table-cell office:value-type="percentage" office:value="0.76111340000000005" table:style-name="ce14">
            <text:p>76.1%</text:p>
          </table:table-cell>
          <table:table-cell office:value-type="float" office:value="2275" table:style-name="ce13">
            <text:p>2,275</text:p>
          </table:table-cell>
          <table:table-cell office:value-type="percentage" office:value="0.94516" table:style-name="ce14">
            <text:p>94.5%</text:p>
          </table:table-cell>
          <table:table-cell office:value-type="float" office:value="2375" table:style-name="ce13">
            <text:p>2,375</text:p>
          </table:table-cell>
          <table:table-cell office:value-type="percentage" office:value="0.98753639999999998" table:style-name="ce14">
            <text:p>98.8%</text:p>
          </table:table-cell>
          <table:table-cell office:value-type="float" office:value="2400" table:style-name="ce13">
            <text:p>2,400</text:p>
          </table:table-cell>
          <table:table-cell office:value-type="percentage" office:value="0.99667640000000002" table:style-name="ce14">
            <text:p>99.7%</text:p>
          </table:table-cell>
          <table:table-cell office:value-type="float" office:value="10" table:style-name="ce13">
            <text:p>10</text:p>
          </table:table-cell>
          <table:table-cell office:value-type="percentage" office:value="3.3235999999999999E-3" table:style-name="ce14">
            <text:p>0.3%</text:p>
          </table:table-cell>
          <table:table-cell office:value-type="float" office:value="2405" table:style-name="ce13">
            <text:p>2,405</text:p>
          </table:table-cell>
          <table:table-cell office:value-type="float" office:value="1890" table:style-name="ce13">
            <text:p>1,890</text:p>
          </table:table-cell>
          <table:table-cell office:value-type="percentage" office:value="0.76106189999999996" table:style-name="ce14">
            <text:p>76.1%</text:p>
          </table:table-cell>
          <table:table-cell office:value-type="float" office:value="2320" table:style-name="ce13">
            <text:p>2,320</text:p>
          </table:table-cell>
          <table:table-cell office:value-type="percentage" office:value="0.93322609999999995" table:style-name="ce14">
            <text:p>93.3%</text:p>
          </table:table-cell>
          <table:table-cell office:value-type="float" office:value="2435" table:style-name="ce13">
            <text:p>2,435</text:p>
          </table:table-cell>
          <table:table-cell office:value-type="percentage" office:value="0.97908289999999998" table:style-name="ce14">
            <text:p>97.9%</text:p>
          </table:table-cell>
          <table:table-cell office:value-type="float" office:value="2470" table:style-name="ce13">
            <text:p>2,470</text:p>
          </table:table-cell>
          <table:table-cell office:value-type="percentage" office:value="0.993564" table:style-name="ce14">
            <text:p>99.4%</text:p>
          </table:table-cell>
          <table:table-cell office:value-type="float" office:value="15" table:style-name="ce13">
            <text:p>15</text:p>
          </table:table-cell>
          <table:table-cell office:value-type="percentage" office:value="6.4359999999999999E-3" table:style-name="ce14">
            <text:p>0.6%</text:p>
          </table:table-cell>
          <table:table-cell office:value-type="float" office:value="2485" table:style-name="ce13">
            <text:p>2,485</text:p>
          </table:table-cell>
          <table:table-cell table:number-columns-repeated="16328"/>
        </table:table-row>
        <table:table-row table:style-name="ro11">
          <table:table-cell office:value-type="string" table:style-name="ce1">
            <text:p>English for Speakers of Other Languages</text:p>
          </table:table-cell>
          <table:table-cell office:value-type="string" table:style-name="ce13">
            <text:p>[c]</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float" office:value="5" table:style-name="ce13">
            <text:p>5</text:p>
          </table:table-cell>
          <table:table-cell office:value-type="float" office:value="5" table:style-name="ce13">
            <text:p>5</text:p>
          </table:table-cell>
          <table:table-cell office:value-type="percentage" office:value="1" table:style-name="ce14">
            <text:p>100.0%</text:p>
          </table:table-cell>
          <table:table-cell office:value-type="float" office:value="5" table:style-name="ce13">
            <text:p>5</text:p>
          </table:table-cell>
          <table:table-cell office:value-type="percentage" office:value="1" table:style-name="ce14">
            <text:p>100.0%</text:p>
          </table:table-cell>
          <table:table-cell office:value-type="float" office:value="5" table:style-name="ce13">
            <text:p>5</text:p>
          </table:table-cell>
          <table:table-cell office:value-type="percentage" office:value="1" table:style-name="ce14">
            <text:p>100.0%</text:p>
          </table:table-cell>
          <table:table-cell office:value-type="float" office:value="5" table:style-name="ce13">
            <text:p>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5" table:style-name="ce13">
            <text:p>5</text:p>
          </table:table-cell>
          <table:table-cell office:value-type="float" office:value="5" table:style-name="ce13">
            <text:p>5</text:p>
          </table:table-cell>
          <table:table-cell office:value-type="percentage" office:value="0.66666669999999995" table:style-name="ce14">
            <text:p>66.7%</text:p>
          </table:table-cell>
          <table:table-cell office:value-type="float" office:value="5" table:style-name="ce13">
            <text:p>5</text:p>
          </table:table-cell>
          <table:table-cell office:value-type="percentage" office:value="0.77777779999999996" table:style-name="ce14">
            <text:p>77.8%</text:p>
          </table:table-cell>
          <table:table-cell office:value-type="float" office:value="10" table:style-name="ce13">
            <text:p>10</text:p>
          </table:table-cell>
          <table:table-cell office:value-type="percentage" office:value="1" table:style-name="ce14">
            <text:p>100.0%</text:p>
          </table:table-cell>
          <table:table-cell office:value-type="float" office:value="10" table:style-name="ce13">
            <text:p>1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0" table:style-name="ce13">
            <text:p>1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float" office:value="5" table:style-name="ce13">
            <text:p>5</text:p>
          </table:table-cell>
          <table:table-cell office:value-type="string" table:style-name="ce13">
            <text:p>[c]</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float" office:value="5" table:style-name="ce13">
            <text:p>5</text:p>
          </table:table-cell>
          <table:table-cell table:number-columns-repeated="16328"/>
        </table:table-row>
        <table:table-row table:style-name="ro11">
          <table:table-cell office:value-type="string" table:style-name="ce1">
            <text:p>Environmental Science</text:p>
          </table:table-cell>
          <table:table-cell office:value-type="float" office:value="15" table:style-name="ce13">
            <text:p>15</text:p>
          </table:table-cell>
          <table:table-cell office:value-type="percentage" office:value="0.55555560000000004" table:style-name="ce14">
            <text:p>55.6%</text:p>
          </table:table-cell>
          <table:table-cell office:value-type="float" office:value="20" table:style-name="ce13">
            <text:p>20</text:p>
          </table:table-cell>
          <table:table-cell office:value-type="percentage" office:value="0.70370370000000004" table:style-name="ce14">
            <text:p>70.4%</text:p>
          </table:table-cell>
          <table:table-cell office:value-type="float" office:value="25" table:style-name="ce13">
            <text:p>25</text:p>
          </table:table-cell>
          <table:table-cell office:value-type="percentage" office:value="0.8518519" table:style-name="ce14">
            <text:p>85.2%</text:p>
          </table:table-cell>
          <table:table-cell office:value-type="float" office:value="25" table:style-name="ce13">
            <text:p>2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5" table:style-name="ce13">
            <text:p>25</text:p>
          </table:table-cell>
          <table:table-cell office:value-type="float" office:value="10" table:style-name="ce13">
            <text:p>10</text:p>
          </table:table-cell>
          <table:table-cell office:value-type="percentage" office:value="0.55555560000000004" table:style-name="ce14">
            <text:p>55.6%</text:p>
          </table:table-cell>
          <table:table-cell office:value-type="float" office:value="15" table:style-name="ce13">
            <text:p>15</text:p>
          </table:table-cell>
          <table:table-cell office:value-type="percentage" office:value="0.72222220000000004" table:style-name="ce14">
            <text:p>72.2%</text:p>
          </table:table-cell>
          <table:table-cell office:value-type="float" office:value="15" table:style-name="ce13">
            <text:p>15</text:p>
          </table:table-cell>
          <table:table-cell office:value-type="percentage" office:value="0.94444439999999996" table:style-name="ce14">
            <text:p>94.4%</text:p>
          </table:table-cell>
          <table:table-cell office:value-type="float" office:value="20" table:style-name="ce13">
            <text:p>2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0" table:style-name="ce13">
            <text:p>20</text:p>
          </table:table-cell>
          <table:table-cell office:value-type="float" office:value="10" table:style-name="ce13">
            <text:p>10</text:p>
          </table:table-cell>
          <table:table-cell office:value-type="percentage" office:value="0.57142859999999995" table:style-name="ce14">
            <text:p>57.1%</text:p>
          </table:table-cell>
          <table:table-cell office:value-type="float" office:value="10" table:style-name="ce13">
            <text:p>10</text:p>
          </table:table-cell>
          <table:table-cell office:value-type="percentage" office:value="0.78571429999999998" table:style-name="ce14">
            <text:p>78.6%</text:p>
          </table:table-cell>
          <table:table-cell office:value-type="float" office:value="15" table:style-name="ce13">
            <text:p>15</text:p>
          </table:table-cell>
          <table:table-cell office:value-type="percentage" office:value="0.92857140000000005" table:style-name="ce14">
            <text:p>92.9%</text:p>
          </table:table-cell>
          <table:table-cell office:value-type="float" office:value="15" table:style-name="ce13">
            <text:p>1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5" table:style-name="ce13">
            <text:p>15</text:p>
          </table:table-cell>
          <table:table-cell office:value-type="string" table:style-name="ce13">
            <text:p>[c]</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10" table:style-name="ce13">
            <text:p>10</text:p>
          </table:table-cell>
          <table:table-cell office:value-type="string" table:style-name="ce14">
            <text:p>[c]</text:p>
          </table:table-cell>
          <table:table-cell office:value-type="float" office:value="15" table:style-name="ce13">
            <text:p>1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0" table:style-name="ce13">
            <text:p>20</text:p>
          </table:table-cell>
          <table:table-cell office:value-type="string" table:style-name="ce13">
            <text:p>[c]</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10" table:style-name="ce13">
            <text:p>10</text:p>
          </table:table-cell>
          <table:table-cell office:value-type="string" table:style-name="ce14">
            <text:p>[c]</text:p>
          </table:table-cell>
          <table:table-cell office:value-type="float" office:value="10" table:style-name="ce13">
            <text:p>1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0" table:style-name="ce13">
            <text:p>10</text:p>
          </table:table-cell>
          <table:table-cell table:number-columns-repeated="16328"/>
        </table:table-row>
        <table:table-row table:style-name="ro11">
          <table:table-cell office:value-type="string" table:style-name="ce1">
            <text:p>Fashion and Textile Technology</text:p>
          </table:table-cell>
          <table:table-cell office:value-type="float" office:value="0" table:style-name="ce13">
            <text:p>0</text:p>
          </table:table-cell>
          <table:table-cell office:value-type="percentage" office:value="0" table:style-name="ce14">
            <text:p>0.0%</text:p>
          </table:table-cell>
          <table:table-cell office:value-type="float" office:value="0" table:style-name="ce13">
            <text:p>0</text:p>
          </table:table-cell>
          <table:table-cell office:value-type="percentage" office:value="0" table:style-name="ce14">
            <text:p>0.0%</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10" table:style-name="ce13">
            <text:p>10</text:p>
          </table:table-cell>
          <table:table-cell office:value-type="string" table:style-name="ce13">
            <text:p>[c]</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float" office:value="5" table:style-name="ce13">
            <text:p>5</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10" table:style-name="ce13">
            <text:p>1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5" table:style-name="ce13">
            <text:p>15</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float" office:value="5" table:style-name="ce13">
            <text:p>5</text:p>
          </table:table-cell>
          <table:table-cell table:number-columns-repeated="16328"/>
        </table:table-row>
        <table:table-row table:style-name="ro11">
          <table:table-cell office:value-type="string" table:style-name="ce1">
            <text:p>French</text:p>
          </table:table-cell>
          <table:table-cell office:value-type="float" office:value="675" table:style-name="ce13">
            <text:p>675</text:p>
          </table:table-cell>
          <table:table-cell office:value-type="percentage" office:value="0.80958079999999999" table:style-name="ce14">
            <text:p>81.0%</text:p>
          </table:table-cell>
          <table:table-cell office:value-type="float" office:value="765" table:style-name="ce13">
            <text:p>765</text:p>
          </table:table-cell>
          <table:table-cell office:value-type="percentage" office:value="0.91736530000000005" table:style-name="ce14">
            <text:p>91.7%</text:p>
          </table:table-cell>
          <table:table-cell office:value-type="float" office:value="810" table:style-name="ce13">
            <text:p>810</text:p>
          </table:table-cell>
          <table:table-cell office:value-type="percentage" office:value="0.96886229999999995" table:style-name="ce14">
            <text:p>96.9%</text:p>
          </table:table-cell>
          <table:table-cell office:value-type="float" office:value="825" table:style-name="ce13">
            <text:p>825</text:p>
          </table:table-cell>
          <table:table-cell office:value-type="percentage" office:value="0.99041920000000006" table:style-name="ce14">
            <text:p>99.0%</text:p>
          </table:table-cell>
          <table:table-cell office:value-type="float" office:value="10" table:style-name="ce13">
            <text:p>10</text:p>
          </table:table-cell>
          <table:table-cell office:value-type="percentage" office:value="9.5808000000000004E-3" table:style-name="ce14">
            <text:p>1.0%</text:p>
          </table:table-cell>
          <table:table-cell office:value-type="float" office:value="835" table:style-name="ce13">
            <text:p>835</text:p>
          </table:table-cell>
          <table:table-cell office:value-type="float" office:value="755" table:style-name="ce13">
            <text:p>755</text:p>
          </table:table-cell>
          <table:table-cell office:value-type="percentage" office:value="0.76464650000000001" table:style-name="ce14">
            <text:p>76.5%</text:p>
          </table:table-cell>
          <table:table-cell office:value-type="float" office:value="890" table:style-name="ce13">
            <text:p>890</text:p>
          </table:table-cell>
          <table:table-cell office:value-type="percentage" office:value="0.9" table:style-name="ce14">
            <text:p>90.0%</text:p>
          </table:table-cell>
          <table:table-cell office:value-type="float" office:value="965" table:style-name="ce13">
            <text:p>965</text:p>
          </table:table-cell>
          <table:table-cell office:value-type="percentage" office:value="0.9757576" table:style-name="ce14">
            <text:p>97.6%</text:p>
          </table:table-cell>
          <table:table-cell office:value-type="float" office:value="985" table:style-name="ce13">
            <text:p>985</text:p>
          </table:table-cell>
          <table:table-cell office:value-type="percentage" office:value="0.99292930000000001" table:style-name="ce14">
            <text:p>99.3%</text:p>
          </table:table-cell>
          <table:table-cell office:value-type="float" office:value="5" table:style-name="ce13">
            <text:p>5</text:p>
          </table:table-cell>
          <table:table-cell office:value-type="percentage" office:value="7.0707000000000001E-3" table:style-name="ce14">
            <text:p>0.7%</text:p>
          </table:table-cell>
          <table:table-cell office:value-type="float" office:value="990" table:style-name="ce13">
            <text:p>990</text:p>
          </table:table-cell>
          <table:table-cell office:value-type="float" office:value="780" table:style-name="ce13">
            <text:p>780</text:p>
          </table:table-cell>
          <table:table-cell office:value-type="percentage" office:value="0.78234700000000001" table:style-name="ce14">
            <text:p>78.2%</text:p>
          </table:table-cell>
          <table:table-cell office:value-type="float" office:value="905" table:style-name="ce13">
            <text:p>905</text:p>
          </table:table-cell>
          <table:table-cell office:value-type="percentage" office:value="0.90972920000000002" table:style-name="ce14">
            <text:p>91.0%</text:p>
          </table:table-cell>
          <table:table-cell office:value-type="float" office:value="975" table:style-name="ce13">
            <text:p>975</text:p>
          </table:table-cell>
          <table:table-cell office:value-type="percentage" office:value="0.97693079999999999" table:style-name="ce14">
            <text:p>97.7%</text:p>
          </table:table-cell>
          <table:table-cell office:value-type="float" office:value="990" table:style-name="ce13">
            <text:p>990</text:p>
          </table:table-cell>
          <table:table-cell office:value-type="percentage" office:value="0.99498500000000001" table:style-name="ce14">
            <text:p>99.5%</text:p>
          </table:table-cell>
          <table:table-cell office:value-type="float" office:value="5" table:style-name="ce13">
            <text:p>5</text:p>
          </table:table-cell>
          <table:table-cell office:value-type="percentage" office:value="5.0150000000000004E-3" table:style-name="ce14">
            <text:p>0.5%</text:p>
          </table:table-cell>
          <table:table-cell office:value-type="float" office:value="995" table:style-name="ce13">
            <text:p>995</text:p>
          </table:table-cell>
          <table:table-cell office:value-type="float" office:value="775" table:style-name="ce13">
            <text:p>775</text:p>
          </table:table-cell>
          <table:table-cell office:value-type="percentage" office:value="0.74091779999999996" table:style-name="ce14">
            <text:p>74.1%</text:p>
          </table:table-cell>
          <table:table-cell office:value-type="float" office:value="910" table:style-name="ce13">
            <text:p>910</text:p>
          </table:table-cell>
          <table:table-cell office:value-type="percentage" office:value="0.86902489999999999" table:style-name="ce14">
            <text:p>86.9%</text:p>
          </table:table-cell>
          <table:table-cell office:value-type="float" office:value="985" table:style-name="ce13">
            <text:p>985</text:p>
          </table:table-cell>
          <table:table-cell office:value-type="percentage" office:value="0.93977060000000001" table:style-name="ce14">
            <text:p>94.0%</text:p>
          </table:table-cell>
          <table:table-cell office:value-type="float" office:value="1025" table:style-name="ce13">
            <text:p>1,025</text:p>
          </table:table-cell>
          <table:table-cell office:value-type="percentage" office:value="0.98183560000000003" table:style-name="ce14">
            <text:p>98.2%</text:p>
          </table:table-cell>
          <table:table-cell office:value-type="float" office:value="20" table:style-name="ce13">
            <text:p>20</text:p>
          </table:table-cell>
          <table:table-cell office:value-type="percentage" office:value="1.8164400000000001E-2" table:style-name="ce14">
            <text:p>1.8%</text:p>
          </table:table-cell>
          <table:table-cell office:value-type="float" office:value="1045" table:style-name="ce13">
            <text:p>1,045</text:p>
          </table:table-cell>
          <table:table-cell office:value-type="float" office:value="885" table:style-name="ce13">
            <text:p>885</text:p>
          </table:table-cell>
          <table:table-cell office:value-type="percentage" office:value="0.74514769999999997" table:style-name="ce14">
            <text:p>74.5%</text:p>
          </table:table-cell>
          <table:table-cell office:value-type="float" office:value="1015" table:style-name="ce13">
            <text:p>1,015</text:p>
          </table:table-cell>
          <table:table-cell office:value-type="percentage" office:value="0.85738400000000003" table:style-name="ce14">
            <text:p>85.7%</text:p>
          </table:table-cell>
          <table:table-cell office:value-type="float" office:value="1115" table:style-name="ce13">
            <text:p>1,115</text:p>
          </table:table-cell>
          <table:table-cell office:value-type="percentage" office:value="0.94177219999999995" table:style-name="ce14">
            <text:p>94.2%</text:p>
          </table:table-cell>
          <table:table-cell office:value-type="float" office:value="1165" table:style-name="ce13">
            <text:p>1,165</text:p>
          </table:table-cell>
          <table:table-cell office:value-type="percentage" office:value="0.98312239999999995" table:style-name="ce14">
            <text:p>98.3%</text:p>
          </table:table-cell>
          <table:table-cell office:value-type="float" office:value="20" table:style-name="ce13">
            <text:p>20</text:p>
          </table:table-cell>
          <table:table-cell office:value-type="percentage" office:value="1.68776E-2" table:style-name="ce14">
            <text:p>1.7%</text:p>
          </table:table-cell>
          <table:table-cell office:value-type="float" office:value="1185" table:style-name="ce13">
            <text:p>1,185</text:p>
          </table:table-cell>
          <table:table-cell table:number-columns-repeated="16328"/>
        </table:table-row>
        <table:table-row table:style-name="ro11">
          <table:table-cell office:value-type="string" table:style-name="ce1">
            <text:p>Gaelic (Learners)</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table:number-columns-repeated="16328"/>
        </table:table-row>
        <table:table-row table:style-name="ro11">
          <table:table-cell office:value-type="string" table:style-name="ce1">
            <text:p>Gàidhlig</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table:number-columns-repeated="16328"/>
        </table:table-row>
        <table:table-row table:style-name="ro11">
          <table:table-cell office:value-type="string" table:style-name="ce1">
            <text:p>Geography</text:p>
          </table:table-cell>
          <table:table-cell office:value-type="float" office:value="685" table:style-name="ce13">
            <text:p>685</text:p>
          </table:table-cell>
          <table:table-cell office:value-type="percentage" office:value="0.74456520000000004" table:style-name="ce14">
            <text:p>74.5%</text:p>
          </table:table-cell>
          <table:table-cell office:value-type="float" office:value="830" table:style-name="ce13">
            <text:p>830</text:p>
          </table:table-cell>
          <table:table-cell office:value-type="percentage" office:value="0.90108699999999997" table:style-name="ce14">
            <text:p>90.1%</text:p>
          </table:table-cell>
          <table:table-cell office:value-type="float" office:value="885" table:style-name="ce13">
            <text:p>885</text:p>
          </table:table-cell>
          <table:table-cell office:value-type="percentage" office:value="0.96086959999999999" table:style-name="ce14">
            <text:p>96.1%</text:p>
          </table:table-cell>
          <table:table-cell office:value-type="float" office:value="910" table:style-name="ce13">
            <text:p>910</text:p>
          </table:table-cell>
          <table:table-cell office:value-type="percentage" office:value="0.99021740000000003" table:style-name="ce14">
            <text:p>99.0%</text:p>
          </table:table-cell>
          <table:table-cell office:value-type="float" office:value="10" table:style-name="ce13">
            <text:p>10</text:p>
          </table:table-cell>
          <table:table-cell office:value-type="percentage" office:value="9.7826000000000007E-3" table:style-name="ce14">
            <text:p>1.0%</text:p>
          </table:table-cell>
          <table:table-cell office:value-type="float" office:value="920" table:style-name="ce13">
            <text:p>920</text:p>
          </table:table-cell>
          <table:table-cell office:value-type="float" office:value="610" table:style-name="ce13">
            <text:p>610</text:p>
          </table:table-cell>
          <table:table-cell office:value-type="percentage" office:value="0.75" table:style-name="ce14">
            <text:p>75.0%</text:p>
          </table:table-cell>
          <table:table-cell office:value-type="float" office:value="730" table:style-name="ce13">
            <text:p>730</text:p>
          </table:table-cell>
          <table:table-cell office:value-type="percentage" office:value="0.89460779999999995" table:style-name="ce14">
            <text:p>89.5%</text:p>
          </table:table-cell>
          <table:table-cell office:value-type="float" office:value="790" table:style-name="ce13">
            <text:p>790</text:p>
          </table:table-cell>
          <table:table-cell office:value-type="percentage" office:value="0.96691179999999999" table:style-name="ce14">
            <text:p>96.7%</text:p>
          </table:table-cell>
          <table:table-cell office:value-type="float" office:value="810" table:style-name="ce13">
            <text:p>810</text:p>
          </table:table-cell>
          <table:table-cell office:value-type="percentage" office:value="0.99387250000000005" table:style-name="ce14">
            <text:p>99.4%</text:p>
          </table:table-cell>
          <table:table-cell office:value-type="float" office:value="5" table:style-name="ce13">
            <text:p>5</text:p>
          </table:table-cell>
          <table:table-cell office:value-type="percentage" office:value="6.1275000000000001E-3" table:style-name="ce14">
            <text:p>0.6%</text:p>
          </table:table-cell>
          <table:table-cell office:value-type="float" office:value="815" table:style-name="ce13">
            <text:p>815</text:p>
          </table:table-cell>
          <table:table-cell office:value-type="float" office:value="655" table:style-name="ce13">
            <text:p>655</text:p>
          </table:table-cell>
          <table:table-cell office:value-type="percentage" office:value="0.68229169999999995" table:style-name="ce14">
            <text:p>68.2%</text:p>
          </table:table-cell>
          <table:table-cell office:value-type="float" office:value="850" table:style-name="ce13">
            <text:p>850</text:p>
          </table:table-cell>
          <table:table-cell office:value-type="percentage" office:value="0.88437500000000002" table:style-name="ce14">
            <text:p>88.4%</text:p>
          </table:table-cell>
          <table:table-cell office:value-type="float" office:value="935" table:style-name="ce13">
            <text:p>935</text:p>
          </table:table-cell>
          <table:table-cell office:value-type="percentage" office:value="0.97604170000000001" table:style-name="ce14">
            <text:p>97.6%</text:p>
          </table:table-cell>
          <table:table-cell office:value-type="float" office:value="960" table:style-name="ce13">
            <text:p>96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960" table:style-name="ce13">
            <text:p>960</text:p>
          </table:table-cell>
          <table:table-cell office:value-type="float" office:value="590" table:style-name="ce13">
            <text:p>590</text:p>
          </table:table-cell>
          <table:table-cell office:value-type="percentage" office:value="0.58917839999999999" table:style-name="ce14">
            <text:p>58.9%</text:p>
          </table:table-cell>
          <table:table-cell office:value-type="float" office:value="830" table:style-name="ce13">
            <text:p>830</text:p>
          </table:table-cell>
          <table:table-cell office:value-type="percentage" office:value="0.83066130000000005" table:style-name="ce14">
            <text:p>83.1%</text:p>
          </table:table-cell>
          <table:table-cell office:value-type="float" office:value="930" table:style-name="ce13">
            <text:p>930</text:p>
          </table:table-cell>
          <table:table-cell office:value-type="percentage" office:value="0.93386769999999997" table:style-name="ce14">
            <text:p>93.4%</text:p>
          </table:table-cell>
          <table:table-cell office:value-type="float" office:value="980" table:style-name="ce13">
            <text:p>980</text:p>
          </table:table-cell>
          <table:table-cell office:value-type="percentage" office:value="0.98296589999999995" table:style-name="ce14">
            <text:p>98.3%</text:p>
          </table:table-cell>
          <table:table-cell office:value-type="float" office:value="15" table:style-name="ce13">
            <text:p>15</text:p>
          </table:table-cell>
          <table:table-cell office:value-type="percentage" office:value="1.70341E-2" table:style-name="ce14">
            <text:p>1.7%</text:p>
          </table:table-cell>
          <table:table-cell office:value-type="float" office:value="1000" table:style-name="ce13">
            <text:p>1,000</text:p>
          </table:table-cell>
          <table:table-cell office:value-type="float" office:value="655" table:style-name="ce13">
            <text:p>655</text:p>
          </table:table-cell>
          <table:table-cell office:value-type="percentage" office:value="0.57838800000000001" table:style-name="ce14">
            <text:p>57.8%</text:p>
          </table:table-cell>
          <table:table-cell office:value-type="float" office:value="885" table:style-name="ce13">
            <text:p>885</text:p>
          </table:table-cell>
          <table:table-cell office:value-type="percentage" office:value="0.78299379999999996" table:style-name="ce14">
            <text:p>78.3%</text:p>
          </table:table-cell>
          <table:table-cell office:value-type="float" office:value="1050" table:style-name="ce13">
            <text:p>1,050</text:p>
          </table:table-cell>
          <table:table-cell office:value-type="percentage" office:value="0.9282551" table:style-name="ce14">
            <text:p>92.8%</text:p>
          </table:table-cell>
          <table:table-cell office:value-type="float" office:value="1110" table:style-name="ce13">
            <text:p>1,110</text:p>
          </table:table-cell>
          <table:table-cell office:value-type="percentage" office:value="0.98228519999999997" table:style-name="ce14">
            <text:p>98.2%</text:p>
          </table:table-cell>
          <table:table-cell office:value-type="float" office:value="20" table:style-name="ce13">
            <text:p>20</text:p>
          </table:table-cell>
          <table:table-cell office:value-type="percentage" office:value="1.7714799999999999E-2" table:style-name="ce14">
            <text:p>1.8%</text:p>
          </table:table-cell>
          <table:table-cell office:value-type="float" office:value="1130" table:style-name="ce13">
            <text:p>1,130</text:p>
          </table:table-cell>
          <table:table-cell table:number-columns-repeated="16328"/>
        </table:table-row>
        <table:table-row table:style-name="ro11">
          <table:table-cell office:value-type="string" table:style-name="ce1">
            <text:p>German</text:p>
          </table:table-cell>
          <table:table-cell office:value-type="float" office:value="260" table:style-name="ce13">
            <text:p>260</text:p>
          </table:table-cell>
          <table:table-cell office:value-type="percentage" office:value="0.71074380000000004" table:style-name="ce14">
            <text:p>71.1%</text:p>
          </table:table-cell>
          <table:table-cell office:value-type="float" office:value="335" table:style-name="ce13">
            <text:p>335</text:p>
          </table:table-cell>
          <table:table-cell office:value-type="percentage" office:value="0.92286500000000005" table:style-name="ce14">
            <text:p>92.3%</text:p>
          </table:table-cell>
          <table:table-cell office:value-type="float" office:value="350" table:style-name="ce13">
            <text:p>350</text:p>
          </table:table-cell>
          <table:table-cell office:value-type="percentage" office:value="0.96418729999999997" table:style-name="ce14">
            <text:p>96.4%</text:p>
          </table:table-cell>
          <table:table-cell office:value-type="float" office:value="365" table:style-name="ce13">
            <text:p>36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65" table:style-name="ce13">
            <text:p>365</text:p>
          </table:table-cell>
          <table:table-cell office:value-type="float" office:value="250" table:style-name="ce13">
            <text:p>250</text:p>
          </table:table-cell>
          <table:table-cell office:value-type="string" table:style-name="ce14">
            <text:p>[c]</text:p>
          </table:table-cell>
          <table:table-cell office:value-type="float" office:value="300" table:style-name="ce13">
            <text:p>300</text:p>
          </table:table-cell>
          <table:table-cell office:value-type="string" table:style-name="ce14">
            <text:p>[c]</text:p>
          </table:table-cell>
          <table:table-cell office:value-type="float" office:value="335" table:style-name="ce13">
            <text:p>335</text:p>
          </table:table-cell>
          <table:table-cell office:value-type="string" table:style-name="ce14">
            <text:p>[c]</text:p>
          </table:table-cell>
          <table:table-cell office:value-type="float" office:value="345" table:style-name="ce13">
            <text:p>34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350" table:style-name="ce13">
            <text:p>350</text:p>
          </table:table-cell>
          <table:table-cell office:value-type="float" office:value="230" table:style-name="ce13">
            <text:p>230</text:p>
          </table:table-cell>
          <table:table-cell office:value-type="string" table:style-name="ce14">
            <text:p>[c]</text:p>
          </table:table-cell>
          <table:table-cell office:value-type="float" office:value="280" table:style-name="ce13">
            <text:p>280</text:p>
          </table:table-cell>
          <table:table-cell office:value-type="string" table:style-name="ce14">
            <text:p>[c]</text:p>
          </table:table-cell>
          <table:table-cell office:value-type="float" office:value="305" table:style-name="ce13">
            <text:p>305</text:p>
          </table:table-cell>
          <table:table-cell office:value-type="string" table:style-name="ce14">
            <text:p>[c]</text:p>
          </table:table-cell>
          <table:table-cell office:value-type="float" office:value="310" table:style-name="ce13">
            <text:p>31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310" table:style-name="ce13">
            <text:p>310</text:p>
          </table:table-cell>
          <table:table-cell office:value-type="float" office:value="240" table:style-name="ce13">
            <text:p>240</text:p>
          </table:table-cell>
          <table:table-cell office:value-type="string" table:style-name="ce14">
            <text:p>[c]</text:p>
          </table:table-cell>
          <table:table-cell office:value-type="float" office:value="300" table:style-name="ce13">
            <text:p>300</text:p>
          </table:table-cell>
          <table:table-cell office:value-type="string" table:style-name="ce14">
            <text:p>[c]</text:p>
          </table:table-cell>
          <table:table-cell office:value-type="float" office:value="325" table:style-name="ce13">
            <text:p>325</text:p>
          </table:table-cell>
          <table:table-cell office:value-type="string" table:style-name="ce14">
            <text:p>[c]</text:p>
          </table:table-cell>
          <table:table-cell office:value-type="float" office:value="335" table:style-name="ce13">
            <text:p>33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335" table:style-name="ce13">
            <text:p>335</text:p>
          </table:table-cell>
          <table:table-cell office:value-type="float" office:value="270" table:style-name="ce13">
            <text:p>270</text:p>
          </table:table-cell>
          <table:table-cell office:value-type="string" table:style-name="ce14">
            <text:p>[c]</text:p>
          </table:table-cell>
          <table:table-cell office:value-type="float" office:value="320" table:style-name="ce13">
            <text:p>320</text:p>
          </table:table-cell>
          <table:table-cell office:value-type="string" table:style-name="ce14">
            <text:p>[c]</text:p>
          </table:table-cell>
          <table:table-cell office:value-type="float" office:value="350" table:style-name="ce13">
            <text:p>350</text:p>
          </table:table-cell>
          <table:table-cell office:value-type="string" table:style-name="ce14">
            <text:p>[c]</text:p>
          </table:table-cell>
          <table:table-cell office:value-type="float" office:value="365" table:style-name="ce13">
            <text:p>36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370" table:style-name="ce13">
            <text:p>370</text:p>
          </table:table-cell>
          <table:table-cell table:number-columns-repeated="16328"/>
        </table:table-row>
        <table:table-row table:style-name="ro11">
          <table:table-cell office:value-type="string" table:style-name="ce1">
            <text:p>Graphic Communication</text:p>
          </table:table-cell>
          <table:table-cell office:value-type="float" office:value="65" table:style-name="ce13">
            <text:p>65</text:p>
          </table:table-cell>
          <table:table-cell office:value-type="string" table:style-name="ce14">
            <text:p>[c]</text:p>
          </table:table-cell>
          <table:table-cell office:value-type="float" office:value="95" table:style-name="ce13">
            <text:p>95</text:p>
          </table:table-cell>
          <table:table-cell office:value-type="string" table:style-name="ce14">
            <text:p>[c]</text:p>
          </table:table-cell>
          <table:table-cell office:value-type="float" office:value="110" table:style-name="ce13">
            <text:p>110</text:p>
          </table:table-cell>
          <table:table-cell office:value-type="string" table:style-name="ce14">
            <text:p>[c]</text:p>
          </table:table-cell>
          <table:table-cell office:value-type="float" office:value="115" table:style-name="ce13">
            <text:p>11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20" table:style-name="ce13">
            <text:p>120</text:p>
          </table:table-cell>
          <table:table-cell office:value-type="float" office:value="65" table:style-name="ce13">
            <text:p>65</text:p>
          </table:table-cell>
          <table:table-cell office:value-type="percentage" office:value="0.65656570000000003" table:style-name="ce14">
            <text:p>65.7%</text:p>
          </table:table-cell>
          <table:table-cell office:value-type="float" office:value="90" table:style-name="ce13">
            <text:p>90</text:p>
          </table:table-cell>
          <table:table-cell office:value-type="percentage" office:value="0.90909090000000004" table:style-name="ce14">
            <text:p>90.9%</text:p>
          </table:table-cell>
          <table:table-cell office:value-type="float" office:value="100" table:style-name="ce13">
            <text:p>100</text:p>
          </table:table-cell>
          <table:table-cell office:value-type="percentage" office:value="0.98989899999999997" table:style-name="ce14">
            <text:p>99.0%</text:p>
          </table:table-cell>
          <table:table-cell office:value-type="float" office:value="100" table:style-name="ce13">
            <text:p>10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00" table:style-name="ce13">
            <text:p>100</text:p>
          </table:table-cell>
          <table:table-cell office:value-type="float" office:value="75" table:style-name="ce13">
            <text:p>75</text:p>
          </table:table-cell>
          <table:table-cell office:value-type="string" table:style-name="ce14">
            <text:p>[c]</text:p>
          </table:table-cell>
          <table:table-cell office:value-type="float" office:value="105" table:style-name="ce13">
            <text:p>105</text:p>
          </table:table-cell>
          <table:table-cell office:value-type="string" table:style-name="ce14">
            <text:p>[c]</text:p>
          </table:table-cell>
          <table:table-cell office:value-type="float" office:value="115" table:style-name="ce13">
            <text:p>115</text:p>
          </table:table-cell>
          <table:table-cell office:value-type="string" table:style-name="ce14">
            <text:p>[c]</text:p>
          </table:table-cell>
          <table:table-cell office:value-type="float" office:value="120" table:style-name="ce13">
            <text:p>12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20" table:style-name="ce13">
            <text:p>120</text:p>
          </table:table-cell>
          <table:table-cell office:value-type="float" office:value="60" table:style-name="ce13">
            <text:p>60</text:p>
          </table:table-cell>
          <table:table-cell office:value-type="percentage" office:value="0.43283579999999999" table:style-name="ce14">
            <text:p>43.3%</text:p>
          </table:table-cell>
          <table:table-cell office:value-type="float" office:value="95" table:style-name="ce13">
            <text:p>95</text:p>
          </table:table-cell>
          <table:table-cell office:value-type="percentage" office:value="0.70895520000000001" table:style-name="ce14">
            <text:p>70.9%</text:p>
          </table:table-cell>
          <table:table-cell office:value-type="float" office:value="115" table:style-name="ce13">
            <text:p>115</text:p>
          </table:table-cell>
          <table:table-cell office:value-type="percentage" office:value="0.86567159999999999" table:style-name="ce14">
            <text:p>86.6%</text:p>
          </table:table-cell>
          <table:table-cell office:value-type="float" office:value="130" table:style-name="ce13">
            <text:p>130</text:p>
          </table:table-cell>
          <table:table-cell office:value-type="percentage" office:value="0.96268659999999995" table:style-name="ce14">
            <text:p>96.3%</text:p>
          </table:table-cell>
          <table:table-cell office:value-type="float" office:value="5" table:style-name="ce13">
            <text:p>5</text:p>
          </table:table-cell>
          <table:table-cell office:value-type="percentage" office:value="3.7313399999999997E-2" table:style-name="ce14">
            <text:p>3.7%</text:p>
          </table:table-cell>
          <table:table-cell office:value-type="float" office:value="135" table:style-name="ce13">
            <text:p>135</text:p>
          </table:table-cell>
          <table:table-cell office:value-type="float" office:value="55" table:style-name="ce13">
            <text:p>55</text:p>
          </table:table-cell>
          <table:table-cell office:value-type="percentage" office:value="0.41353380000000001" table:style-name="ce14">
            <text:p>41.4%</text:p>
          </table:table-cell>
          <table:table-cell office:value-type="float" office:value="90" table:style-name="ce13">
            <text:p>90</text:p>
          </table:table-cell>
          <table:table-cell office:value-type="percentage" office:value="0.68421050000000005" table:style-name="ce14">
            <text:p>68.4%</text:p>
          </table:table-cell>
          <table:table-cell office:value-type="float" office:value="115" table:style-name="ce13">
            <text:p>115</text:p>
          </table:table-cell>
          <table:table-cell office:value-type="percentage" office:value="0.86466169999999998" table:style-name="ce14">
            <text:p>86.5%</text:p>
          </table:table-cell>
          <table:table-cell office:value-type="float" office:value="125" table:style-name="ce13">
            <text:p>125</text:p>
          </table:table-cell>
          <table:table-cell office:value-type="percentage" office:value="0.93233080000000002" table:style-name="ce14">
            <text:p>93.2%</text:p>
          </table:table-cell>
          <table:table-cell office:value-type="float" office:value="10" table:style-name="ce13">
            <text:p>10</text:p>
          </table:table-cell>
          <table:table-cell office:value-type="percentage" office:value="6.7669199999999999E-2" table:style-name="ce14">
            <text:p>6.8%</text:p>
          </table:table-cell>
          <table:table-cell office:value-type="float" office:value="135" table:style-name="ce13">
            <text:p>135</text:p>
          </table:table-cell>
          <table:table-cell table:number-columns-repeated="16328"/>
        </table:table-row>
        <table:table-row table:style-name="ro11">
          <table:table-cell office:value-type="string" table:style-name="ce1">
            <text:p>Health and Food Technology</text:p>
          </table:table-cell>
          <table:table-cell office:value-type="float" office:value="20" table:style-name="ce13">
            <text:p>20</text:p>
          </table:table-cell>
          <table:table-cell office:value-type="percentage" office:value="0.61111110000000002" table:style-name="ce14">
            <text:p>61.1%</text:p>
          </table:table-cell>
          <table:table-cell office:value-type="float" office:value="30" table:style-name="ce13">
            <text:p>30</text:p>
          </table:table-cell>
          <table:table-cell office:value-type="percentage" office:value="0.86111110000000002" table:style-name="ce14">
            <text:p>86.1%</text:p>
          </table:table-cell>
          <table:table-cell office:value-type="float" office:value="35" table:style-name="ce13">
            <text:p>35</text:p>
          </table:table-cell>
          <table:table-cell office:value-type="percentage" office:value="1" table:style-name="ce14">
            <text:p>100.0%</text:p>
          </table:table-cell>
          <table:table-cell office:value-type="float" office:value="35" table:style-name="ce13">
            <text:p>3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5" table:style-name="ce13">
            <text:p>35</text:p>
          </table:table-cell>
          <table:table-cell office:value-type="float" office:value="15" table:style-name="ce13">
            <text:p>15</text:p>
          </table:table-cell>
          <table:table-cell office:value-type="percentage" office:value="0.68421050000000005" table:style-name="ce14">
            <text:p>68.4%</text:p>
          </table:table-cell>
          <table:table-cell office:value-type="float" office:value="15" table:style-name="ce13">
            <text:p>15</text:p>
          </table:table-cell>
          <table:table-cell office:value-type="percentage" office:value="0.84210529999999995" table:style-name="ce14">
            <text:p>84.2%</text:p>
          </table:table-cell>
          <table:table-cell office:value-type="float" office:value="20" table:style-name="ce13">
            <text:p>20</text:p>
          </table:table-cell>
          <table:table-cell office:value-type="percentage" office:value="1" table:style-name="ce14">
            <text:p>100.0%</text:p>
          </table:table-cell>
          <table:table-cell office:value-type="float" office:value="20" table:style-name="ce13">
            <text:p>2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0" table:style-name="ce13">
            <text:p>20</text:p>
          </table:table-cell>
          <table:table-cell office:value-type="float" office:value="20" table:style-name="ce13">
            <text:p>20</text:p>
          </table:table-cell>
          <table:table-cell office:value-type="percentage" office:value="0.6774194" table:style-name="ce14">
            <text:p>67.7%</text:p>
          </table:table-cell>
          <table:table-cell office:value-type="float" office:value="30" table:style-name="ce13">
            <text:p>30</text:p>
          </table:table-cell>
          <table:table-cell office:value-type="percentage" office:value="0.93548390000000003" table:style-name="ce14">
            <text:p>93.5%</text:p>
          </table:table-cell>
          <table:table-cell office:value-type="float" office:value="30" table:style-name="ce13">
            <text:p>30</text:p>
          </table:table-cell>
          <table:table-cell office:value-type="percentage" office:value="1" table:style-name="ce14">
            <text:p>100.0%</text:p>
          </table:table-cell>
          <table:table-cell office:value-type="float" office:value="30" table:style-name="ce13">
            <text:p>3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0" table:style-name="ce13">
            <text:p>30</text:p>
          </table:table-cell>
          <table:table-cell office:value-type="float" office:value="10" table:style-name="ce13">
            <text:p>10</text:p>
          </table:table-cell>
          <table:table-cell office:value-type="percentage" office:value="0.58823530000000002" table:style-name="ce14">
            <text:p>58.8%</text:p>
          </table:table-cell>
          <table:table-cell office:value-type="float" office:value="15" table:style-name="ce13">
            <text:p>15</text:p>
          </table:table-cell>
          <table:table-cell office:value-type="percentage" office:value="1" table:style-name="ce14">
            <text:p>100.0%</text:p>
          </table:table-cell>
          <table:table-cell office:value-type="float" office:value="15" table:style-name="ce13">
            <text:p>15</text:p>
          </table:table-cell>
          <table:table-cell office:value-type="percentage" office:value="1" table:style-name="ce14">
            <text:p>100.0%</text:p>
          </table:table-cell>
          <table:table-cell office:value-type="float" office:value="15" table:style-name="ce13">
            <text:p>1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5" table:style-name="ce13">
            <text:p>15</text:p>
          </table:table-cell>
          <table:table-cell office:value-type="float" office:value="10" table:style-name="ce13">
            <text:p>10</text:p>
          </table:table-cell>
          <table:table-cell office:value-type="string" table:style-name="ce14">
            <text:p>[c]</text:p>
          </table:table-cell>
          <table:table-cell office:value-type="float" office:value="15" table:style-name="ce13">
            <text:p>15</text:p>
          </table:table-cell>
          <table:table-cell office:value-type="string" table:style-name="ce14">
            <text:p>[c]</text:p>
          </table:table-cell>
          <table:table-cell office:value-type="float" office:value="20" table:style-name="ce13">
            <text:p>20</text:p>
          </table:table-cell>
          <table:table-cell office:value-type="string" table:style-name="ce14">
            <text:p>[c]</text:p>
          </table:table-cell>
          <table:table-cell office:value-type="float" office:value="25" table:style-name="ce13">
            <text:p>2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5" table:style-name="ce13">
            <text:p>25</text:p>
          </table:table-cell>
          <table:table-cell table:number-columns-repeated="16328"/>
        </table:table-row>
        <table:table-row table:style-name="ro11">
          <table:table-cell office:value-type="string" table:style-name="ce1">
            <text:p>History</text:p>
          </table:table-cell>
          <table:table-cell office:value-type="float" office:value="750" table:style-name="ce13">
            <text:p>750</text:p>
          </table:table-cell>
          <table:table-cell office:value-type="percentage" office:value="0.76970320000000003" table:style-name="ce14">
            <text:p>77.0%</text:p>
          </table:table-cell>
          <table:table-cell office:value-type="float" office:value="875" table:style-name="ce13">
            <text:p>875</text:p>
          </table:table-cell>
          <table:table-cell office:value-type="percentage" office:value="0.8976459" table:style-name="ce14">
            <text:p>89.8%</text:p>
          </table:table-cell>
          <table:table-cell office:value-type="float" office:value="945" table:style-name="ce13">
            <text:p>945</text:p>
          </table:table-cell>
          <table:table-cell office:value-type="percentage" office:value="0.96724670000000001" table:style-name="ce14">
            <text:p>96.7%</text:p>
          </table:table-cell>
          <table:table-cell office:value-type="float" office:value="970" table:style-name="ce13">
            <text:p>970</text:p>
          </table:table-cell>
          <table:table-cell office:value-type="percentage" office:value="0.99181169999999996" table:style-name="ce14">
            <text:p>99.2%</text:p>
          </table:table-cell>
          <table:table-cell office:value-type="float" office:value="10" table:style-name="ce13">
            <text:p>10</text:p>
          </table:table-cell>
          <table:table-cell office:value-type="percentage" office:value="8.1883000000000008E-3" table:style-name="ce14">
            <text:p>0.8%</text:p>
          </table:table-cell>
          <table:table-cell office:value-type="float" office:value="975" table:style-name="ce13">
            <text:p>975</text:p>
          </table:table-cell>
          <table:table-cell office:value-type="float" office:value="900" table:style-name="ce13">
            <text:p>900</text:p>
          </table:table-cell>
          <table:table-cell office:value-type="percentage" office:value="0.83086879999999996" table:style-name="ce14">
            <text:p>83.1%</text:p>
          </table:table-cell>
          <table:table-cell office:value-type="float" office:value="1000" table:style-name="ce13">
            <text:p>1,000</text:p>
          </table:table-cell>
          <table:table-cell office:value-type="percentage" office:value="0.92513860000000003" table:style-name="ce14">
            <text:p>92.5%</text:p>
          </table:table-cell>
          <table:table-cell office:value-type="float" office:value="1060" table:style-name="ce13">
            <text:p>1,060</text:p>
          </table:table-cell>
          <table:table-cell office:value-type="percentage" office:value="0.97966730000000002" table:style-name="ce14">
            <text:p>98.0%</text:p>
          </table:table-cell>
          <table:table-cell office:value-type="float" office:value="1070" table:style-name="ce13">
            <text:p>1,070</text:p>
          </table:table-cell>
          <table:table-cell office:value-type="percentage" office:value="0.99075789999999997" table:style-name="ce14">
            <text:p>99.1%</text:p>
          </table:table-cell>
          <table:table-cell office:value-type="float" office:value="10" table:style-name="ce13">
            <text:p>10</text:p>
          </table:table-cell>
          <table:table-cell office:value-type="percentage" office:value="9.2420999999999996E-3" table:style-name="ce14">
            <text:p>0.9%</text:p>
          </table:table-cell>
          <table:table-cell office:value-type="float" office:value="1080" table:style-name="ce13">
            <text:p>1,080</text:p>
          </table:table-cell>
          <table:table-cell office:value-type="float" office:value="730" table:style-name="ce13">
            <text:p>730</text:p>
          </table:table-cell>
          <table:table-cell office:value-type="string" table:style-name="ce14">
            <text:p>[c]</text:p>
          </table:table-cell>
          <table:table-cell office:value-type="float" office:value="875" table:style-name="ce13">
            <text:p>875</text:p>
          </table:table-cell>
          <table:table-cell office:value-type="string" table:style-name="ce14">
            <text:p>[c]</text:p>
          </table:table-cell>
          <table:table-cell office:value-type="float" office:value="945" table:style-name="ce13">
            <text:p>945</text:p>
          </table:table-cell>
          <table:table-cell office:value-type="string" table:style-name="ce14">
            <text:p>[c]</text:p>
          </table:table-cell>
          <table:table-cell office:value-type="float" office:value="960" table:style-name="ce13">
            <text:p>96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965" table:style-name="ce13">
            <text:p>965</text:p>
          </table:table-cell>
          <table:table-cell office:value-type="float" office:value="665" table:style-name="ce13">
            <text:p>665</text:p>
          </table:table-cell>
          <table:table-cell office:value-type="percentage" office:value="0.67036289999999998" table:style-name="ce14">
            <text:p>67.0%</text:p>
          </table:table-cell>
          <table:table-cell office:value-type="float" office:value="850" table:style-name="ce13">
            <text:p>850</text:p>
          </table:table-cell>
          <table:table-cell office:value-type="percentage" office:value="0.85887100000000005" table:style-name="ce14">
            <text:p>85.9%</text:p>
          </table:table-cell>
          <table:table-cell office:value-type="float" office:value="935" table:style-name="ce13">
            <text:p>935</text:p>
          </table:table-cell>
          <table:table-cell office:value-type="percentage" office:value="0.94455650000000002" table:style-name="ce14">
            <text:p>94.5%</text:p>
          </table:table-cell>
          <table:table-cell office:value-type="float" office:value="980" table:style-name="ce13">
            <text:p>980</text:p>
          </table:table-cell>
          <table:table-cell office:value-type="percentage" office:value="0.98790319999999998" table:style-name="ce14">
            <text:p>98.8%</text:p>
          </table:table-cell>
          <table:table-cell office:value-type="float" office:value="10" table:style-name="ce13">
            <text:p>10</text:p>
          </table:table-cell>
          <table:table-cell office:value-type="percentage" office:value="1.20968E-2" table:style-name="ce14">
            <text:p>1.2%</text:p>
          </table:table-cell>
          <table:table-cell office:value-type="float" office:value="990" table:style-name="ce13">
            <text:p>990</text:p>
          </table:table-cell>
          <table:table-cell office:value-type="float" office:value="695" table:style-name="ce13">
            <text:p>695</text:p>
          </table:table-cell>
          <table:table-cell office:value-type="percentage" office:value="0.69078300000000004" table:style-name="ce14">
            <text:p>69.1%</text:p>
          </table:table-cell>
          <table:table-cell office:value-type="float" office:value="880" table:style-name="ce13">
            <text:p>880</text:p>
          </table:table-cell>
          <table:table-cell office:value-type="percentage" office:value="0.87314170000000002" table:style-name="ce14">
            <text:p>87.3%</text:p>
          </table:table-cell>
          <table:table-cell office:value-type="float" office:value="965" table:style-name="ce13">
            <text:p>965</text:p>
          </table:table-cell>
          <table:table-cell office:value-type="percentage" office:value="0.95441030000000004" table:style-name="ce14">
            <text:p>95.4%</text:p>
          </table:table-cell>
          <table:table-cell office:value-type="float" office:value="990" table:style-name="ce13">
            <text:p>990</text:p>
          </table:table-cell>
          <table:table-cell office:value-type="percentage" office:value="0.98216060000000005" table:style-name="ce14">
            <text:p>98.2%</text:p>
          </table:table-cell>
          <table:table-cell office:value-type="float" office:value="20" table:style-name="ce13">
            <text:p>20</text:p>
          </table:table-cell>
          <table:table-cell office:value-type="percentage" office:value="1.7839399999999998E-2" table:style-name="ce14">
            <text:p>1.8%</text:p>
          </table:table-cell>
          <table:table-cell office:value-type="float" office:value="1010" table:style-name="ce13">
            <text:p>1,010</text:p>
          </table:table-cell>
          <table:table-cell table:number-columns-repeated="16328"/>
        </table:table-row>
        <table:table-row table:style-name="ro11">
          <table:table-cell office:value-type="string" table:style-name="ce1">
            <text:p>Italian</text:p>
          </table:table-cell>
          <table:table-cell office:value-type="float" office:value="20" table:style-name="ce13">
            <text:p>20</text:p>
          </table:table-cell>
          <table:table-cell office:value-type="percentage" office:value="0.81818179999999996" table:style-name="ce14">
            <text:p>81.8%</text:p>
          </table:table-cell>
          <table:table-cell office:value-type="float" office:value="20" table:style-name="ce13">
            <text:p>20</text:p>
          </table:table-cell>
          <table:table-cell office:value-type="percentage" office:value="0.90909090000000004" table:style-name="ce14">
            <text:p>90.9%</text:p>
          </table:table-cell>
          <table:table-cell office:value-type="float" office:value="20" table:style-name="ce13">
            <text:p>20</text:p>
          </table:table-cell>
          <table:table-cell office:value-type="percentage" office:value="0.95454550000000005" table:style-name="ce14">
            <text:p>95.5%</text:p>
          </table:table-cell>
          <table:table-cell office:value-type="float" office:value="20" table:style-name="ce13">
            <text:p>2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0" table:style-name="ce13">
            <text:p>20</text:p>
          </table:table-cell>
          <table:table-cell office:value-type="float" office:value="10" table:style-name="ce13">
            <text:p>10</text:p>
          </table:table-cell>
          <table:table-cell office:value-type="percentage" office:value="0.92307689999999998" table:style-name="ce14">
            <text:p>92.3%</text:p>
          </table:table-cell>
          <table:table-cell office:value-type="float" office:value="15" table:style-name="ce13">
            <text:p>15</text:p>
          </table:table-cell>
          <table:table-cell office:value-type="percentage" office:value="1" table:style-name="ce14">
            <text:p>100.0%</text:p>
          </table:table-cell>
          <table:table-cell office:value-type="float" office:value="15" table:style-name="ce13">
            <text:p>15</text:p>
          </table:table-cell>
          <table:table-cell office:value-type="percentage" office:value="1" table:style-name="ce14">
            <text:p>100.0%</text:p>
          </table:table-cell>
          <table:table-cell office:value-type="float" office:value="15" table:style-name="ce13">
            <text:p>1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5" table:style-name="ce13">
            <text:p>15</text:p>
          </table:table-cell>
          <table:table-cell office:value-type="float" office:value="30" table:style-name="ce13">
            <text:p>30</text:p>
          </table:table-cell>
          <table:table-cell office:value-type="percentage" office:value="0.90909090000000004" table:style-name="ce14">
            <text:p>90.9%</text:p>
          </table:table-cell>
          <table:table-cell office:value-type="float" office:value="30" table:style-name="ce13">
            <text:p>30</text:p>
          </table:table-cell>
          <table:table-cell office:value-type="percentage" office:value="0.96969700000000003" table:style-name="ce14">
            <text:p>97.0%</text:p>
          </table:table-cell>
          <table:table-cell office:value-type="float" office:value="35" table:style-name="ce13">
            <text:p>35</text:p>
          </table:table-cell>
          <table:table-cell office:value-type="percentage" office:value="1" table:style-name="ce14">
            <text:p>100.0%</text:p>
          </table:table-cell>
          <table:table-cell office:value-type="float" office:value="35" table:style-name="ce13">
            <text:p>3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5" table:style-name="ce13">
            <text:p>35</text:p>
          </table:table-cell>
          <table:table-cell office:value-type="float" office:value="35" table:style-name="ce13">
            <text:p>35</text:p>
          </table:table-cell>
          <table:table-cell office:value-type="percentage" office:value="0.86842109999999995" table:style-name="ce14">
            <text:p>86.8%</text:p>
          </table:table-cell>
          <table:table-cell office:value-type="float" office:value="35" table:style-name="ce13">
            <text:p>35</text:p>
          </table:table-cell>
          <table:table-cell office:value-type="percentage" office:value="0.9736842" table:style-name="ce14">
            <text:p>97.4%</text:p>
          </table:table-cell>
          <table:table-cell office:value-type="float" office:value="40" table:style-name="ce13">
            <text:p>40</text:p>
          </table:table-cell>
          <table:table-cell office:value-type="percentage" office:value="1" table:style-name="ce14">
            <text:p>100.0%</text:p>
          </table:table-cell>
          <table:table-cell office:value-type="float" office:value="40" table:style-name="ce13">
            <text:p>4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40" table:style-name="ce13">
            <text:p>40</text:p>
          </table:table-cell>
          <table:table-cell office:value-type="float" office:value="30" table:style-name="ce13">
            <text:p>30</text:p>
          </table:table-cell>
          <table:table-cell office:value-type="percentage" office:value="0.94117649999999997" table:style-name="ce14">
            <text:p>94.1%</text:p>
          </table:table-cell>
          <table:table-cell office:value-type="float" office:value="35" table:style-name="ce13">
            <text:p>35</text:p>
          </table:table-cell>
          <table:table-cell office:value-type="percentage" office:value="1" table:style-name="ce14">
            <text:p>100.0%</text:p>
          </table:table-cell>
          <table:table-cell office:value-type="float" office:value="35" table:style-name="ce13">
            <text:p>35</text:p>
          </table:table-cell>
          <table:table-cell office:value-type="percentage" office:value="1" table:style-name="ce14">
            <text:p>100.0%</text:p>
          </table:table-cell>
          <table:table-cell office:value-type="float" office:value="35" table:style-name="ce13">
            <text:p>3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5" table:style-name="ce13">
            <text:p>35</text:p>
          </table:table-cell>
          <table:table-cell table:number-columns-repeated="16328"/>
        </table:table-row>
        <table:table-row table:style-name="ro11">
          <table:table-cell office:value-type="string" table:style-name="ce1">
            <text:p>Latin</text:p>
          </table:table-cell>
          <table:table-cell office:value-type="float" office:value="300" table:style-name="ce13">
            <text:p>300</text:p>
          </table:table-cell>
          <table:table-cell office:value-type="percentage" office:value="0.94357369999999996" table:style-name="ce14">
            <text:p>94.4%</text:p>
          </table:table-cell>
          <table:table-cell office:value-type="float" office:value="320" table:style-name="ce13">
            <text:p>320</text:p>
          </table:table-cell>
          <table:table-cell office:value-type="percentage" office:value="0.99686520000000001" table:style-name="ce14">
            <text:p>99.7%</text:p>
          </table:table-cell>
          <table:table-cell office:value-type="float" office:value="320" table:style-name="ce13">
            <text:p>320</text:p>
          </table:table-cell>
          <table:table-cell office:value-type="percentage" office:value="1" table:style-name="ce14">
            <text:p>100.0%</text:p>
          </table:table-cell>
          <table:table-cell office:value-type="float" office:value="320" table:style-name="ce13">
            <text:p>32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20" table:style-name="ce13">
            <text:p>320</text:p>
          </table:table-cell>
          <table:table-cell office:value-type="float" office:value="285" table:style-name="ce13">
            <text:p>285</text:p>
          </table:table-cell>
          <table:table-cell office:value-type="percentage" office:value="0.98615920000000001" table:style-name="ce14">
            <text:p>98.6%</text:p>
          </table:table-cell>
          <table:table-cell office:value-type="float" office:value="290" table:style-name="ce13">
            <text:p>290</text:p>
          </table:table-cell>
          <table:table-cell office:value-type="percentage" office:value="0.99653979999999998" table:style-name="ce14">
            <text:p>99.7%</text:p>
          </table:table-cell>
          <table:table-cell office:value-type="float" office:value="290" table:style-name="ce13">
            <text:p>290</text:p>
          </table:table-cell>
          <table:table-cell office:value-type="percentage" office:value="1" table:style-name="ce14">
            <text:p>100.0%</text:p>
          </table:table-cell>
          <table:table-cell office:value-type="float" office:value="290" table:style-name="ce13">
            <text:p>29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90" table:style-name="ce13">
            <text:p>290</text:p>
          </table:table-cell>
          <table:table-cell office:value-type="float" office:value="290" table:style-name="ce13">
            <text:p>290</text:p>
          </table:table-cell>
          <table:table-cell office:value-type="percentage" office:value="0.93290729999999999" table:style-name="ce14">
            <text:p>93.3%</text:p>
          </table:table-cell>
          <table:table-cell office:value-type="float" office:value="310" table:style-name="ce13">
            <text:p>310</text:p>
          </table:table-cell>
          <table:table-cell office:value-type="percentage" office:value="0.98402559999999994" table:style-name="ce14">
            <text:p>98.4%</text:p>
          </table:table-cell>
          <table:table-cell office:value-type="float" office:value="310" table:style-name="ce13">
            <text:p>310</text:p>
          </table:table-cell>
          <table:table-cell office:value-type="percentage" office:value="0.9968051" table:style-name="ce14">
            <text:p>99.7%</text:p>
          </table:table-cell>
          <table:table-cell office:value-type="float" office:value="315" table:style-name="ce13">
            <text:p>31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15" table:style-name="ce13">
            <text:p>315</text:p>
          </table:table-cell>
          <table:table-cell office:value-type="float" office:value="275" table:style-name="ce13">
            <text:p>275</text:p>
          </table:table-cell>
          <table:table-cell office:value-type="percentage" office:value="0.9446367" table:style-name="ce14">
            <text:p>94.5%</text:p>
          </table:table-cell>
          <table:table-cell office:value-type="float" office:value="290" table:style-name="ce13">
            <text:p>290</text:p>
          </table:table-cell>
          <table:table-cell office:value-type="percentage" office:value="0.99653979999999998" table:style-name="ce14">
            <text:p>99.7%</text:p>
          </table:table-cell>
          <table:table-cell office:value-type="float" office:value="290" table:style-name="ce13">
            <text:p>290</text:p>
          </table:table-cell>
          <table:table-cell office:value-type="percentage" office:value="1" table:style-name="ce14">
            <text:p>100.0%</text:p>
          </table:table-cell>
          <table:table-cell office:value-type="float" office:value="290" table:style-name="ce13">
            <text:p>29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90" table:style-name="ce13">
            <text:p>290</text:p>
          </table:table-cell>
          <table:table-cell office:value-type="float" office:value="295" table:style-name="ce13">
            <text:p>295</text:p>
          </table:table-cell>
          <table:table-cell office:value-type="percentage" office:value="0.99331100000000006" table:style-name="ce14">
            <text:p>99.3%</text:p>
          </table:table-cell>
          <table:table-cell office:value-type="float" office:value="300" table:style-name="ce13">
            <text:p>300</text:p>
          </table:table-cell>
          <table:table-cell office:value-type="percentage" office:value="0.99665550000000003" table:style-name="ce14">
            <text:p>99.7%</text:p>
          </table:table-cell>
          <table:table-cell office:value-type="float" office:value="300" table:style-name="ce13">
            <text:p>300</text:p>
          </table:table-cell>
          <table:table-cell office:value-type="percentage" office:value="1" table:style-name="ce14">
            <text:p>100.0%</text:p>
          </table:table-cell>
          <table:table-cell office:value-type="float" office:value="300" table:style-name="ce13">
            <text:p>30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00" table:style-name="ce13">
            <text:p>300</text:p>
          </table:table-cell>
          <table:table-cell table:number-columns-repeated="16328"/>
        </table:table-row>
        <table:table-row table:style-name="ro11">
          <table:table-cell office:value-type="string" table:style-name="ce1">
            <text:p>Mathematics</text:p>
          </table:table-cell>
          <table:table-cell office:value-type="float" office:value="1805" table:style-name="ce13">
            <text:p>1,805</text:p>
          </table:table-cell>
          <table:table-cell office:value-type="percentage" office:value="0.71018479999999995" table:style-name="ce14">
            <text:p>71.0%</text:p>
          </table:table-cell>
          <table:table-cell office:value-type="float" office:value="2165" table:style-name="ce13">
            <text:p>2,165</text:p>
          </table:table-cell>
          <table:table-cell office:value-type="percentage" office:value="0.85057020000000005" table:style-name="ce14">
            <text:p>85.1%</text:p>
          </table:table-cell>
          <table:table-cell office:value-type="float" office:value="2350" table:style-name="ce13">
            <text:p>2,350</text:p>
          </table:table-cell>
          <table:table-cell office:value-type="percentage" office:value="0.92331890000000005" table:style-name="ce14">
            <text:p>92.3%</text:p>
          </table:table-cell>
          <table:table-cell office:value-type="float" office:value="2470" table:style-name="ce13">
            <text:p>2,470</text:p>
          </table:table-cell>
          <table:table-cell office:value-type="percentage" office:value="0.97208019999999995" table:style-name="ce14">
            <text:p>97.2%</text:p>
          </table:table-cell>
          <table:table-cell office:value-type="float" office:value="70" table:style-name="ce13">
            <text:p>70</text:p>
          </table:table-cell>
          <table:table-cell office:value-type="percentage" office:value="2.7919800000000002E-2" table:style-name="ce14">
            <text:p>2.8%</text:p>
          </table:table-cell>
          <table:table-cell office:value-type="float" office:value="2545" table:style-name="ce13">
            <text:p>2,545</text:p>
          </table:table-cell>
          <table:table-cell office:value-type="float" office:value="1620" table:style-name="ce13">
            <text:p>1,620</text:p>
          </table:table-cell>
          <table:table-cell office:value-type="percentage" office:value="0.66969449999999997" table:style-name="ce14">
            <text:p>67.0%</text:p>
          </table:table-cell>
          <table:table-cell office:value-type="float" office:value="1985" table:style-name="ce13">
            <text:p>1,985</text:p>
          </table:table-cell>
          <table:table-cell office:value-type="percentage" office:value="0.81998349999999998" table:style-name="ce14">
            <text:p>82.0%</text:p>
          </table:table-cell>
          <table:table-cell office:value-type="float" office:value="2255" table:style-name="ce13">
            <text:p>2,255</text:p>
          </table:table-cell>
          <table:table-cell office:value-type="percentage" office:value="0.93022300000000002" table:style-name="ce14">
            <text:p>93.0%</text:p>
          </table:table-cell>
          <table:table-cell office:value-type="float" office:value="2345" table:style-name="ce13">
            <text:p>2,345</text:p>
          </table:table-cell>
          <table:table-cell office:value-type="percentage" office:value="0.96820810000000002" table:style-name="ce14">
            <text:p>96.8%</text:p>
          </table:table-cell>
          <table:table-cell office:value-type="float" office:value="75" table:style-name="ce13">
            <text:p>75</text:p>
          </table:table-cell>
          <table:table-cell office:value-type="percentage" office:value="3.1791899999999998E-2" table:style-name="ce14">
            <text:p>3.2%</text:p>
          </table:table-cell>
          <table:table-cell office:value-type="float" office:value="2420" table:style-name="ce13">
            <text:p>2,420</text:p>
          </table:table-cell>
          <table:table-cell office:value-type="float" office:value="1670" table:style-name="ce13">
            <text:p>1,670</text:p>
          </table:table-cell>
          <table:table-cell office:value-type="percentage" office:value="0.68665299999999996" table:style-name="ce14">
            <text:p>68.7%</text:p>
          </table:table-cell>
          <table:table-cell office:value-type="float" office:value="2080" table:style-name="ce13">
            <text:p>2,080</text:p>
          </table:table-cell>
          <table:table-cell office:value-type="percentage" office:value="0.85420940000000001" table:style-name="ce14">
            <text:p>85.4%</text:p>
          </table:table-cell>
          <table:table-cell office:value-type="float" office:value="2320" table:style-name="ce13">
            <text:p>2,320</text:p>
          </table:table-cell>
          <table:table-cell office:value-type="percentage" office:value="0.95236140000000002" table:style-name="ce14">
            <text:p>95.2%</text:p>
          </table:table-cell>
          <table:table-cell office:value-type="float" office:value="2395" table:style-name="ce13">
            <text:p>2,395</text:p>
          </table:table-cell>
          <table:table-cell office:value-type="percentage" office:value="0.98398359999999996" table:style-name="ce14">
            <text:p>98.4%</text:p>
          </table:table-cell>
          <table:table-cell office:value-type="float" office:value="40" table:style-name="ce13">
            <text:p>40</text:p>
          </table:table-cell>
          <table:table-cell office:value-type="percentage" office:value="1.60164E-2" table:style-name="ce14">
            <text:p>1.6%</text:p>
          </table:table-cell>
          <table:table-cell office:value-type="float" office:value="2435" table:style-name="ce13">
            <text:p>2,435</text:p>
          </table:table-cell>
          <table:table-cell office:value-type="float" office:value="1605" table:style-name="ce13">
            <text:p>1,605</text:p>
          </table:table-cell>
          <table:table-cell office:value-type="percentage" office:value="0.65401880000000001" table:style-name="ce14">
            <text:p>65.4%</text:p>
          </table:table-cell>
          <table:table-cell office:value-type="float" office:value="1990" table:style-name="ce13">
            <text:p>1,990</text:p>
          </table:table-cell>
          <table:table-cell office:value-type="percentage" office:value="0.81191349999999995" table:style-name="ce14">
            <text:p>81.2%</text:p>
          </table:table-cell>
          <table:table-cell office:value-type="float" office:value="2245" table:style-name="ce13">
            <text:p>2,245</text:p>
          </table:table-cell>
          <table:table-cell office:value-type="percentage" office:value="0.91554469999999999" table:style-name="ce14">
            <text:p>91.6%</text:p>
          </table:table-cell>
          <table:table-cell office:value-type="float" office:value="2380" table:style-name="ce13">
            <text:p>2,380</text:p>
          </table:table-cell>
          <table:table-cell office:value-type="percentage" office:value="0.97062420000000005" table:style-name="ce14">
            <text:p>97.1%</text:p>
          </table:table-cell>
          <table:table-cell office:value-type="float" office:value="70" table:style-name="ce13">
            <text:p>70</text:p>
          </table:table-cell>
          <table:table-cell office:value-type="percentage" office:value="2.9375800000000001E-2" table:style-name="ce14">
            <text:p>2.9%</text:p>
          </table:table-cell>
          <table:table-cell office:value-type="float" office:value="2450" table:style-name="ce13">
            <text:p>2,450</text:p>
          </table:table-cell>
          <table:table-cell office:value-type="float" office:value="1650" table:style-name="ce13">
            <text:p>1,650</text:p>
          </table:table-cell>
          <table:table-cell office:value-type="percentage" office:value="0.65554230000000002" table:style-name="ce14">
            <text:p>65.6%</text:p>
          </table:table-cell>
          <table:table-cell office:value-type="float" office:value="2010" table:style-name="ce13">
            <text:p>2,010</text:p>
          </table:table-cell>
          <table:table-cell office:value-type="percentage" office:value="0.7981724" table:style-name="ce14">
            <text:p>79.8%</text:p>
          </table:table-cell>
          <table:table-cell office:value-type="float" office:value="2235" table:style-name="ce13">
            <text:p>2,235</text:p>
          </table:table-cell>
          <table:table-cell office:value-type="percentage" office:value="0.88875649999999995" table:style-name="ce14">
            <text:p>88.9%</text:p>
          </table:table-cell>
          <table:table-cell office:value-type="float" office:value="2390" table:style-name="ce13">
            <text:p>2,390</text:p>
          </table:table-cell>
          <table:table-cell office:value-type="percentage" office:value="0.94954309999999997" table:style-name="ce14">
            <text:p>95.0%</text:p>
          </table:table-cell>
          <table:table-cell office:value-type="float" office:value="125" table:style-name="ce13">
            <text:p>125</text:p>
          </table:table-cell>
          <table:table-cell office:value-type="percentage" office:value="5.0456899999999999E-2" table:style-name="ce14">
            <text:p>5.0%</text:p>
          </table:table-cell>
          <table:table-cell office:value-type="float" office:value="2515" table:style-name="ce13">
            <text:p>2,515</text:p>
          </table:table-cell>
          <table:table-cell table:number-columns-repeated="16328"/>
        </table:table-row>
        <table:table-row table:style-name="ro11">
          <table:table-cell office:value-type="string" table:style-name="ce1">
            <text:p>Media</text:p>
          </table:table-cell>
          <table:table-cell office:value-type="float" office:value="10" table:style-name="ce13">
            <text:p>10</text:p>
          </table:table-cell>
          <table:table-cell office:value-type="string" table:style-name="ce14">
            <text:p>[c]</text:p>
          </table:table-cell>
          <table:table-cell office:value-type="float" office:value="10" table:style-name="ce13">
            <text:p>10</text:p>
          </table:table-cell>
          <table:table-cell office:value-type="string" table:style-name="ce14">
            <text:p>[c]</text:p>
          </table:table-cell>
          <table:table-cell office:value-type="float" office:value="10" table:style-name="ce13">
            <text:p>10</text:p>
          </table:table-cell>
          <table:table-cell office:value-type="string" table:style-name="ce14">
            <text:p>[c]</text:p>
          </table:table-cell>
          <table:table-cell office:value-type="float" office:value="10" table:style-name="ce13">
            <text:p>1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0" table:style-name="ce13">
            <text:p>10</text:p>
          </table:table-cell>
          <table:table-cell office:value-type="float" office:value="15" table:style-name="ce13">
            <text:p>15</text:p>
          </table:table-cell>
          <table:table-cell office:value-type="string" table:style-name="ce14">
            <text:p>[c]</text:p>
          </table:table-cell>
          <table:table-cell office:value-type="float" office:value="20" table:style-name="ce13">
            <text:p>20</text:p>
          </table:table-cell>
          <table:table-cell office:value-type="string" table:style-name="ce14">
            <text:p>[c]</text:p>
          </table:table-cell>
          <table:table-cell office:value-type="float" office:value="25" table:style-name="ce13">
            <text:p>25</text:p>
          </table:table-cell>
          <table:table-cell office:value-type="string" table:style-name="ce14">
            <text:p>[c]</text:p>
          </table:table-cell>
          <table:table-cell office:value-type="float" office:value="25" table:style-name="ce13">
            <text:p>2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5" table:style-name="ce13">
            <text:p>25</text:p>
          </table:table-cell>
          <table:table-cell office:value-type="float" office:value="5" table:style-name="ce13">
            <text:p>5</text:p>
          </table:table-cell>
          <table:table-cell office:value-type="percentage" office:value="0.58333330000000005" table:style-name="ce14">
            <text:p>58.3%</text:p>
          </table:table-cell>
          <table:table-cell office:value-type="float" office:value="10" table:style-name="ce13">
            <text:p>10</text:p>
          </table:table-cell>
          <table:table-cell office:value-type="percentage" office:value="0.75" table:style-name="ce14">
            <text:p>75.0%</text:p>
          </table:table-cell>
          <table:table-cell office:value-type="float" office:value="10" table:style-name="ce13">
            <text:p>10</text:p>
          </table:table-cell>
          <table:table-cell office:value-type="percentage" office:value="0.91666669999999995" table:style-name="ce14">
            <text:p>91.7%</text:p>
          </table:table-cell>
          <table:table-cell office:value-type="float" office:value="10" table:style-name="ce13">
            <text:p>1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0" table:style-name="ce13">
            <text:p>10</text:p>
          </table:table-cell>
          <table:table-cell office:value-type="float" office:value="10" table:style-name="ce13">
            <text:p>10</text:p>
          </table:table-cell>
          <table:table-cell office:value-type="percentage" office:value="0.61111110000000002" table:style-name="ce14">
            <text:p>61.1%</text:p>
          </table:table-cell>
          <table:table-cell office:value-type="float" office:value="15" table:style-name="ce13">
            <text:p>15</text:p>
          </table:table-cell>
          <table:table-cell office:value-type="percentage" office:value="0.83333330000000005" table:style-name="ce14">
            <text:p>83.3%</text:p>
          </table:table-cell>
          <table:table-cell office:value-type="float" office:value="15" table:style-name="ce13">
            <text:p>15</text:p>
          </table:table-cell>
          <table:table-cell office:value-type="percentage" office:value="0.88888889999999998" table:style-name="ce14">
            <text:p>88.9%</text:p>
          </table:table-cell>
          <table:table-cell office:value-type="float" office:value="20" table:style-name="ce13">
            <text:p>2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0" table:style-name="ce13">
            <text:p>20</text:p>
          </table:table-cell>
          <table:table-cell office:value-type="float" office:value="10" table:style-name="ce13">
            <text:p>10</text:p>
          </table:table-cell>
          <table:table-cell office:value-type="percentage" office:value="0.78571429999999998" table:style-name="ce14">
            <text:p>78.6%</text:p>
          </table:table-cell>
          <table:table-cell office:value-type="float" office:value="15" table:style-name="ce13">
            <text:p>15</text:p>
          </table:table-cell>
          <table:table-cell office:value-type="percentage" office:value="0.92857140000000005" table:style-name="ce14">
            <text:p>92.9%</text:p>
          </table:table-cell>
          <table:table-cell office:value-type="float" office:value="15" table:style-name="ce13">
            <text:p>15</text:p>
          </table:table-cell>
          <table:table-cell office:value-type="percentage" office:value="1" table:style-name="ce14">
            <text:p>100.0%</text:p>
          </table:table-cell>
          <table:table-cell office:value-type="float" office:value="15" table:style-name="ce13">
            <text:p>1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5" table:style-name="ce13">
            <text:p>15</text:p>
          </table:table-cell>
          <table:table-cell table:number-columns-repeated="16328"/>
        </table:table-row>
        <table:table-row table:style-name="ro11">
          <table:table-cell office:value-type="string" table:style-name="ce1">
            <text:p>Modern Studies</text:p>
          </table:table-cell>
          <table:table-cell office:value-type="float" office:value="380" table:style-name="ce13">
            <text:p>380</text:p>
          </table:table-cell>
          <table:table-cell office:value-type="percentage" office:value="0.62582780000000005" table:style-name="ce14">
            <text:p>62.6%</text:p>
          </table:table-cell>
          <table:table-cell office:value-type="float" office:value="505" table:style-name="ce13">
            <text:p>505</text:p>
          </table:table-cell>
          <table:table-cell office:value-type="percentage" office:value="0.83278149999999995" table:style-name="ce14">
            <text:p>83.3%</text:p>
          </table:table-cell>
          <table:table-cell office:value-type="float" office:value="560" table:style-name="ce13">
            <text:p>560</text:p>
          </table:table-cell>
          <table:table-cell office:value-type="percentage" office:value="0.92715230000000004" table:style-name="ce14">
            <text:p>92.7%</text:p>
          </table:table-cell>
          <table:table-cell office:value-type="float" office:value="590" table:style-name="ce13">
            <text:p>590</text:p>
          </table:table-cell>
          <table:table-cell office:value-type="percentage" office:value="0.97516559999999997" table:style-name="ce14">
            <text:p>97.5%</text:p>
          </table:table-cell>
          <table:table-cell office:value-type="float" office:value="15" table:style-name="ce13">
            <text:p>15</text:p>
          </table:table-cell>
          <table:table-cell office:value-type="percentage" office:value="2.48344E-2" table:style-name="ce14">
            <text:p>2.5%</text:p>
          </table:table-cell>
          <table:table-cell office:value-type="float" office:value="605" table:style-name="ce13">
            <text:p>605</text:p>
          </table:table-cell>
          <table:table-cell office:value-type="float" office:value="515" table:style-name="ce13">
            <text:p>515</text:p>
          </table:table-cell>
          <table:table-cell office:value-type="percentage" office:value="0.81072560000000005" table:style-name="ce14">
            <text:p>81.1%</text:p>
          </table:table-cell>
          <table:table-cell office:value-type="float" office:value="590" table:style-name="ce13">
            <text:p>590</text:p>
          </table:table-cell>
          <table:table-cell office:value-type="percentage" office:value="0.93375390000000003" table:style-name="ce14">
            <text:p>93.4%</text:p>
          </table:table-cell>
          <table:table-cell office:value-type="float" office:value="620" table:style-name="ce13">
            <text:p>620</text:p>
          </table:table-cell>
          <table:table-cell office:value-type="percentage" office:value="0.97949529999999996" table:style-name="ce14">
            <text:p>97.9%</text:p>
          </table:table-cell>
          <table:table-cell office:value-type="float" office:value="630" table:style-name="ce13">
            <text:p>630</text:p>
          </table:table-cell>
          <table:table-cell office:value-type="percentage" office:value="0.99053630000000004" table:style-name="ce14">
            <text:p>99.1%</text:p>
          </table:table-cell>
          <table:table-cell office:value-type="float" office:value="5" table:style-name="ce13">
            <text:p>5</text:p>
          </table:table-cell>
          <table:table-cell office:value-type="percentage" office:value="9.4637000000000002E-3" table:style-name="ce14">
            <text:p>0.9%</text:p>
          </table:table-cell>
          <table:table-cell office:value-type="float" office:value="635" table:style-name="ce13">
            <text:p>635</text:p>
          </table:table-cell>
          <table:table-cell office:value-type="float" office:value="335" table:style-name="ce13">
            <text:p>335</text:p>
          </table:table-cell>
          <table:table-cell office:value-type="string" table:style-name="ce14">
            <text:p>[c]</text:p>
          </table:table-cell>
          <table:table-cell office:value-type="float" office:value="445" table:style-name="ce13">
            <text:p>445</text:p>
          </table:table-cell>
          <table:table-cell office:value-type="string" table:style-name="ce14">
            <text:p>[c]</text:p>
          </table:table-cell>
          <table:table-cell office:value-type="float" office:value="495" table:style-name="ce13">
            <text:p>495</text:p>
          </table:table-cell>
          <table:table-cell office:value-type="string" table:style-name="ce14">
            <text:p>[c]</text:p>
          </table:table-cell>
          <table:table-cell office:value-type="float" office:value="500" table:style-name="ce13">
            <text:p>50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505" table:style-name="ce13">
            <text:p>505</text:p>
          </table:table-cell>
          <table:table-cell office:value-type="float" office:value="350" table:style-name="ce13">
            <text:p>350</text:p>
          </table:table-cell>
          <table:table-cell office:value-type="percentage" office:value="0.64749540000000005" table:style-name="ce14">
            <text:p>64.7%</text:p>
          </table:table-cell>
          <table:table-cell office:value-type="float" office:value="470" table:style-name="ce13">
            <text:p>470</text:p>
          </table:table-cell>
          <table:table-cell office:value-type="percentage" office:value="0.87012990000000001" table:style-name="ce14">
            <text:p>87.0%</text:p>
          </table:table-cell>
          <table:table-cell office:value-type="float" office:value="510" table:style-name="ce13">
            <text:p>510</text:p>
          </table:table-cell>
          <table:table-cell office:value-type="percentage" office:value="0.94805189999999995" table:style-name="ce14">
            <text:p>94.8%</text:p>
          </table:table-cell>
          <table:table-cell office:value-type="float" office:value="530" table:style-name="ce13">
            <text:p>530</text:p>
          </table:table-cell>
          <table:table-cell office:value-type="percentage" office:value="0.98701300000000003" table:style-name="ce14">
            <text:p>98.7%</text:p>
          </table:table-cell>
          <table:table-cell office:value-type="float" office:value="5" table:style-name="ce13">
            <text:p>5</text:p>
          </table:table-cell>
          <table:table-cell office:value-type="percentage" office:value="1.2987E-2" table:style-name="ce14">
            <text:p>1.3%</text:p>
          </table:table-cell>
          <table:table-cell office:value-type="float" office:value="540" table:style-name="ce13">
            <text:p>540</text:p>
          </table:table-cell>
          <table:table-cell office:value-type="float" office:value="365" table:style-name="ce13">
            <text:p>365</text:p>
          </table:table-cell>
          <table:table-cell office:value-type="percentage" office:value="0.68549910000000003" table:style-name="ce14">
            <text:p>68.5%</text:p>
          </table:table-cell>
          <table:table-cell office:value-type="float" office:value="455" table:style-name="ce13">
            <text:p>455</text:p>
          </table:table-cell>
          <table:table-cell office:value-type="percentage" office:value="0.86064030000000002" table:style-name="ce14">
            <text:p>86.1%</text:p>
          </table:table-cell>
          <table:table-cell office:value-type="float" office:value="500" table:style-name="ce13">
            <text:p>500</text:p>
          </table:table-cell>
          <table:table-cell office:value-type="percentage" office:value="0.94350279999999997" table:style-name="ce14">
            <text:p>94.4%</text:p>
          </table:table-cell>
          <table:table-cell office:value-type="float" office:value="520" table:style-name="ce13">
            <text:p>520</text:p>
          </table:table-cell>
          <table:table-cell office:value-type="percentage" office:value="0.97928440000000005" table:style-name="ce14">
            <text:p>97.9%</text:p>
          </table:table-cell>
          <table:table-cell office:value-type="float" office:value="10" table:style-name="ce13">
            <text:p>10</text:p>
          </table:table-cell>
          <table:table-cell office:value-type="percentage" office:value="2.0715600000000001E-2" table:style-name="ce14">
            <text:p>2.1%</text:p>
          </table:table-cell>
          <table:table-cell office:value-type="float" office:value="530" table:style-name="ce13">
            <text:p>530</text:p>
          </table:table-cell>
          <table:table-cell table:number-columns-repeated="16328"/>
        </table:table-row>
        <table:table-row table:style-name="ro11">
          <table:table-cell office:value-type="string" table:style-name="ce1">
            <text:p>Music</text:p>
          </table:table-cell>
          <table:table-cell office:value-type="float" office:value="270" table:style-name="ce13">
            <text:p>270</text:p>
          </table:table-cell>
          <table:table-cell office:value-type="percentage" office:value="0.86731389999999997" table:style-name="ce14">
            <text:p>86.7%</text:p>
          </table:table-cell>
          <table:table-cell office:value-type="float" office:value="300" table:style-name="ce13">
            <text:p>300</text:p>
          </table:table-cell>
          <table:table-cell office:value-type="percentage" office:value="0.97411000000000003" table:style-name="ce14">
            <text:p>97.4%</text:p>
          </table:table-cell>
          <table:table-cell office:value-type="float" office:value="305" table:style-name="ce13">
            <text:p>305</text:p>
          </table:table-cell>
          <table:table-cell office:value-type="percentage" office:value="0.99352750000000001" table:style-name="ce14">
            <text:p>99.4%</text:p>
          </table:table-cell>
          <table:table-cell office:value-type="float" office:value="310" table:style-name="ce13">
            <text:p>31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10" table:style-name="ce13">
            <text:p>310</text:p>
          </table:table-cell>
          <table:table-cell office:value-type="float" office:value="330" table:style-name="ce13">
            <text:p>330</text:p>
          </table:table-cell>
          <table:table-cell office:value-type="percentage" office:value="0.9293785" table:style-name="ce14">
            <text:p>92.9%</text:p>
          </table:table-cell>
          <table:table-cell office:value-type="float" office:value="350" table:style-name="ce13">
            <text:p>350</text:p>
          </table:table-cell>
          <table:table-cell office:value-type="percentage" office:value="0.9830508" table:style-name="ce14">
            <text:p>98.3%</text:p>
          </table:table-cell>
          <table:table-cell office:value-type="float" office:value="355" table:style-name="ce13">
            <text:p>355</text:p>
          </table:table-cell>
          <table:table-cell office:value-type="percentage" office:value="1" table:style-name="ce14">
            <text:p>100.0%</text:p>
          </table:table-cell>
          <table:table-cell office:value-type="float" office:value="355" table:style-name="ce13">
            <text:p>35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55" table:style-name="ce13">
            <text:p>355</text:p>
          </table:table-cell>
          <table:table-cell office:value-type="float" office:value="265" table:style-name="ce13">
            <text:p>265</text:p>
          </table:table-cell>
          <table:table-cell office:value-type="percentage" office:value="0.89898990000000001" table:style-name="ce14">
            <text:p>89.9%</text:p>
          </table:table-cell>
          <table:table-cell office:value-type="float" office:value="290" table:style-name="ce13">
            <text:p>290</text:p>
          </table:table-cell>
          <table:table-cell office:value-type="percentage" office:value="0.98316499999999996" table:style-name="ce14">
            <text:p>98.3%</text:p>
          </table:table-cell>
          <table:table-cell office:value-type="float" office:value="295" table:style-name="ce13">
            <text:p>295</text:p>
          </table:table-cell>
          <table:table-cell office:value-type="percentage" office:value="1" table:style-name="ce14">
            <text:p>100.0%</text:p>
          </table:table-cell>
          <table:table-cell office:value-type="float" office:value="295" table:style-name="ce13">
            <text:p>29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95" table:style-name="ce13">
            <text:p>295</text:p>
          </table:table-cell>
          <table:table-cell office:value-type="float" office:value="255" table:style-name="ce13">
            <text:p>255</text:p>
          </table:table-cell>
          <table:table-cell office:value-type="percentage" office:value="0.87889269999999997" table:style-name="ce14">
            <text:p>87.9%</text:p>
          </table:table-cell>
          <table:table-cell office:value-type="float" office:value="285" table:style-name="ce13">
            <text:p>285</text:p>
          </table:table-cell>
          <table:table-cell office:value-type="percentage" office:value="0.97923879999999996" table:style-name="ce14">
            <text:p>97.9%</text:p>
          </table:table-cell>
          <table:table-cell office:value-type="float" office:value="290" table:style-name="ce13">
            <text:p>290</text:p>
          </table:table-cell>
          <table:table-cell office:value-type="percentage" office:value="0.99653979999999998" table:style-name="ce14">
            <text:p>99.7%</text:p>
          </table:table-cell>
          <table:table-cell office:value-type="float" office:value="290" table:style-name="ce13">
            <text:p>29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90" table:style-name="ce13">
            <text:p>290</text:p>
          </table:table-cell>
          <table:table-cell office:value-type="float" office:value="265" table:style-name="ce13">
            <text:p>265</text:p>
          </table:table-cell>
          <table:table-cell office:value-type="percentage" office:value="0.8778878" table:style-name="ce14">
            <text:p>87.8%</text:p>
          </table:table-cell>
          <table:table-cell office:value-type="float" office:value="295" table:style-name="ce13">
            <text:p>295</text:p>
          </table:table-cell>
          <table:table-cell office:value-type="percentage" office:value="0.97029699999999997" table:style-name="ce14">
            <text:p>97.0%</text:p>
          </table:table-cell>
          <table:table-cell office:value-type="float" office:value="300" table:style-name="ce13">
            <text:p>300</text:p>
          </table:table-cell>
          <table:table-cell office:value-type="percentage" office:value="0.99339929999999999" table:style-name="ce14">
            <text:p>99.3%</text:p>
          </table:table-cell>
          <table:table-cell office:value-type="float" office:value="305" table:style-name="ce13">
            <text:p>30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05" table:style-name="ce13">
            <text:p>305</text:p>
          </table:table-cell>
          <table:table-cell table:number-columns-repeated="16328"/>
        </table:table-row>
        <table:table-row table:style-name="ro11">
          <table:table-cell office:value-type="string" table:style-name="ce1">
            <text:p>Music Technology</text:p>
          </table:table-cell>
          <table:table-cell office:value-type="float" office:value="20" table:style-name="ce13">
            <text:p>20</text:p>
          </table:table-cell>
          <table:table-cell office:value-type="percentage" office:value="0.6285714" table:style-name="ce14">
            <text:p>62.9%</text:p>
          </table:table-cell>
          <table:table-cell office:value-type="float" office:value="35" table:style-name="ce13">
            <text:p>35</text:p>
          </table:table-cell>
          <table:table-cell office:value-type="percentage" office:value="0.97142859999999998" table:style-name="ce14">
            <text:p>97.1%</text:p>
          </table:table-cell>
          <table:table-cell office:value-type="float" office:value="35" table:style-name="ce13">
            <text:p>35</text:p>
          </table:table-cell>
          <table:table-cell office:value-type="percentage" office:value="0.97142859999999998" table:style-name="ce14">
            <text:p>97.1%</text:p>
          </table:table-cell>
          <table:table-cell office:value-type="float" office:value="35" table:style-name="ce13">
            <text:p>3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5" table:style-name="ce13">
            <text:p>35</text:p>
          </table:table-cell>
          <table:table-cell office:value-type="float" office:value="35" table:style-name="ce13">
            <text:p>35</text:p>
          </table:table-cell>
          <table:table-cell office:value-type="percentage" office:value="0.84615379999999996" table:style-name="ce14">
            <text:p>84.6%</text:p>
          </table:table-cell>
          <table:table-cell office:value-type="float" office:value="35" table:style-name="ce13">
            <text:p>35</text:p>
          </table:table-cell>
          <table:table-cell office:value-type="percentage" office:value="0.89743589999999995" table:style-name="ce14">
            <text:p>89.7%</text:p>
          </table:table-cell>
          <table:table-cell office:value-type="float" office:value="35" table:style-name="ce13">
            <text:p>35</text:p>
          </table:table-cell>
          <table:table-cell office:value-type="percentage" office:value="0.9487179" table:style-name="ce14">
            <text:p>94.9%</text:p>
          </table:table-cell>
          <table:table-cell office:value-type="float" office:value="40" table:style-name="ce13">
            <text:p>4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40" table:style-name="ce13">
            <text:p>40</text:p>
          </table:table-cell>
          <table:table-cell office:value-type="float" office:value="15" table:style-name="ce13">
            <text:p>15</text:p>
          </table:table-cell>
          <table:table-cell office:value-type="percentage" office:value="0.80952380000000002" table:style-name="ce14">
            <text:p>81.0%</text:p>
          </table:table-cell>
          <table:table-cell office:value-type="float" office:value="20" table:style-name="ce13">
            <text:p>20</text:p>
          </table:table-cell>
          <table:table-cell office:value-type="percentage" office:value="0.95238100000000003" table:style-name="ce14">
            <text:p>95.2%</text:p>
          </table:table-cell>
          <table:table-cell office:value-type="float" office:value="20" table:style-name="ce13">
            <text:p>20</text:p>
          </table:table-cell>
          <table:table-cell office:value-type="percentage" office:value="1" table:style-name="ce14">
            <text:p>100.0%</text:p>
          </table:table-cell>
          <table:table-cell office:value-type="float" office:value="20" table:style-name="ce13">
            <text:p>2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0" table:style-name="ce13">
            <text:p>20</text:p>
          </table:table-cell>
          <table:table-cell office:value-type="float" office:value="10" table:style-name="ce13">
            <text:p>10</text:p>
          </table:table-cell>
          <table:table-cell office:value-type="percentage" office:value="0.64705880000000005" table:style-name="ce14">
            <text:p>64.7%</text:p>
          </table:table-cell>
          <table:table-cell office:value-type="float" office:value="15" table:style-name="ce13">
            <text:p>15</text:p>
          </table:table-cell>
          <table:table-cell office:value-type="percentage" office:value="0.82352939999999997" table:style-name="ce14">
            <text:p>82.4%</text:p>
          </table:table-cell>
          <table:table-cell office:value-type="float" office:value="15" table:style-name="ce13">
            <text:p>15</text:p>
          </table:table-cell>
          <table:table-cell office:value-type="percentage" office:value="1" table:style-name="ce14">
            <text:p>100.0%</text:p>
          </table:table-cell>
          <table:table-cell office:value-type="float" office:value="15" table:style-name="ce13">
            <text:p>1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5" table:style-name="ce13">
            <text:p>15</text:p>
          </table:table-cell>
          <table:table-cell office:value-type="float" office:value="5" table:style-name="ce13">
            <text:p>5</text:p>
          </table:table-cell>
          <table:table-cell office:value-type="percentage" office:value="0.85714290000000004" table:style-name="ce14">
            <text:p>85.7%</text:p>
          </table:table-cell>
          <table:table-cell office:value-type="float" office:value="5" table:style-name="ce13">
            <text:p>5</text:p>
          </table:table-cell>
          <table:table-cell office:value-type="percentage" office:value="1" table:style-name="ce14">
            <text:p>100.0%</text:p>
          </table:table-cell>
          <table:table-cell office:value-type="float" office:value="5" table:style-name="ce13">
            <text:p>5</text:p>
          </table:table-cell>
          <table:table-cell office:value-type="percentage" office:value="1" table:style-name="ce14">
            <text:p>100.0%</text:p>
          </table:table-cell>
          <table:table-cell office:value-type="float" office:value="5" table:style-name="ce13">
            <text:p>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5" table:style-name="ce13">
            <text:p>5</text:p>
          </table:table-cell>
          <table:table-cell table:number-columns-repeated="16328"/>
        </table:table-row>
        <table:table-row table:style-name="ro11">
          <table:table-cell office:value-type="string" table:style-name="ce1">
            <text:p>Philosophy</text:p>
          </table:table-cell>
          <table:table-cell office:value-type="float" office:value="40" table:style-name="ce13">
            <text:p>40</text:p>
          </table:table-cell>
          <table:table-cell office:value-type="string" table:style-name="ce14">
            <text:p>[c]</text:p>
          </table:table-cell>
          <table:table-cell office:value-type="float" office:value="50" table:style-name="ce13">
            <text:p>50</text:p>
          </table:table-cell>
          <table:table-cell office:value-type="string" table:style-name="ce14">
            <text:p>[c]</text:p>
          </table:table-cell>
          <table:table-cell office:value-type="float" office:value="50" table:style-name="ce13">
            <text:p>50</text:p>
          </table:table-cell>
          <table:table-cell office:value-type="string" table:style-name="ce14">
            <text:p>[c]</text:p>
          </table:table-cell>
          <table:table-cell office:value-type="float" office:value="50" table:style-name="ce13">
            <text:p>5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55" table:style-name="ce13">
            <text:p>55</text:p>
          </table:table-cell>
          <table:table-cell office:value-type="float" office:value="40" table:style-name="ce13">
            <text:p>40</text:p>
          </table:table-cell>
          <table:table-cell office:value-type="percentage" office:value="0.80769230000000003" table:style-name="ce14">
            <text:p>80.8%</text:p>
          </table:table-cell>
          <table:table-cell office:value-type="float" office:value="50" table:style-name="ce13">
            <text:p>50</text:p>
          </table:table-cell>
          <table:table-cell office:value-type="percentage" office:value="0.92307689999999998" table:style-name="ce14">
            <text:p>92.3%</text:p>
          </table:table-cell>
          <table:table-cell office:value-type="float" office:value="50" table:style-name="ce13">
            <text:p>50</text:p>
          </table:table-cell>
          <table:table-cell office:value-type="percentage" office:value="0.96153849999999996" table:style-name="ce14">
            <text:p>96.2%</text:p>
          </table:table-cell>
          <table:table-cell office:value-type="float" office:value="50" table:style-name="ce13">
            <text:p>5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50" table:style-name="ce13">
            <text:p>50</text:p>
          </table:table-cell>
          <table:table-cell office:value-type="float" office:value="35" table:style-name="ce13">
            <text:p>35</text:p>
          </table:table-cell>
          <table:table-cell office:value-type="percentage" office:value="0.60714290000000004" table:style-name="ce14">
            <text:p>60.7%</text:p>
          </table:table-cell>
          <table:table-cell office:value-type="float" office:value="45" table:style-name="ce13">
            <text:p>45</text:p>
          </table:table-cell>
          <table:table-cell office:value-type="percentage" office:value="0.82142859999999995" table:style-name="ce14">
            <text:p>82.1%</text:p>
          </table:table-cell>
          <table:table-cell office:value-type="float" office:value="55" table:style-name="ce13">
            <text:p>55</text:p>
          </table:table-cell>
          <table:table-cell office:value-type="percentage" office:value="0.96428570000000002" table:style-name="ce14">
            <text:p>96.4%</text:p>
          </table:table-cell>
          <table:table-cell office:value-type="float" office:value="55" table:style-name="ce13">
            <text:p>5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55" table:style-name="ce13">
            <text:p>55</text:p>
          </table:table-cell>
          <table:table-cell office:value-type="float" office:value="35" table:style-name="ce13">
            <text:p>35</text:p>
          </table:table-cell>
          <table:table-cell office:value-type="string" table:style-name="ce14">
            <text:p>[c]</text:p>
          </table:table-cell>
          <table:table-cell office:value-type="float" office:value="50" table:style-name="ce13">
            <text:p>50</text:p>
          </table:table-cell>
          <table:table-cell office:value-type="string" table:style-name="ce14">
            <text:p>[c]</text:p>
          </table:table-cell>
          <table:table-cell office:value-type="float" office:value="55" table:style-name="ce13">
            <text:p>55</text:p>
          </table:table-cell>
          <table:table-cell office:value-type="string" table:style-name="ce14">
            <text:p>[c]</text:p>
          </table:table-cell>
          <table:table-cell office:value-type="float" office:value="60" table:style-name="ce13">
            <text:p>6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60" table:style-name="ce13">
            <text:p>60</text:p>
          </table:table-cell>
          <table:table-cell office:value-type="float" office:value="45" table:style-name="ce13">
            <text:p>45</text:p>
          </table:table-cell>
          <table:table-cell office:value-type="string" table:style-name="ce14">
            <text:p>[c]</text:p>
          </table:table-cell>
          <table:table-cell office:value-type="float" office:value="55" table:style-name="ce13">
            <text:p>55</text:p>
          </table:table-cell>
          <table:table-cell office:value-type="string" table:style-name="ce14">
            <text:p>[c]</text:p>
          </table:table-cell>
          <table:table-cell office:value-type="float" office:value="55" table:style-name="ce13">
            <text:p>55</text:p>
          </table:table-cell>
          <table:table-cell office:value-type="string" table:style-name="ce14">
            <text:p>[c]</text:p>
          </table:table-cell>
          <table:table-cell office:value-type="float" office:value="60" table:style-name="ce13">
            <text:p>6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60" table:style-name="ce13">
            <text:p>60</text:p>
          </table:table-cell>
          <table:table-cell table:number-columns-repeated="16328"/>
        </table:table-row>
        <table:table-row table:style-name="ro11">
          <table:table-cell office:value-type="string" table:style-name="ce1">
            <text:p>Physical Education</text:p>
          </table:table-cell>
          <table:table-cell office:value-type="float" office:value="345" table:style-name="ce13">
            <text:p>345</text:p>
          </table:table-cell>
          <table:table-cell office:value-type="string" table:style-name="ce14">
            <text:p>[c]</text:p>
          </table:table-cell>
          <table:table-cell office:value-type="float" office:value="380" table:style-name="ce13">
            <text:p>380</text:p>
          </table:table-cell>
          <table:table-cell office:value-type="string" table:style-name="ce14">
            <text:p>[c]</text:p>
          </table:table-cell>
          <table:table-cell office:value-type="float" office:value="385" table:style-name="ce13">
            <text:p>385</text:p>
          </table:table-cell>
          <table:table-cell office:value-type="string" table:style-name="ce14">
            <text:p>[c]</text:p>
          </table:table-cell>
          <table:table-cell office:value-type="float" office:value="385" table:style-name="ce13">
            <text:p>38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385" table:style-name="ce13">
            <text:p>385</text:p>
          </table:table-cell>
          <table:table-cell office:value-type="float" office:value="320" table:style-name="ce13">
            <text:p>320</text:p>
          </table:table-cell>
          <table:table-cell office:value-type="percentage" office:value="0.88705230000000002" table:style-name="ce14">
            <text:p>88.7%</text:p>
          </table:table-cell>
          <table:table-cell office:value-type="float" office:value="350" table:style-name="ce13">
            <text:p>350</text:p>
          </table:table-cell>
          <table:table-cell office:value-type="percentage" office:value="0.96143250000000002" table:style-name="ce14">
            <text:p>96.1%</text:p>
          </table:table-cell>
          <table:table-cell office:value-type="float" office:value="360" table:style-name="ce13">
            <text:p>360</text:p>
          </table:table-cell>
          <table:table-cell office:value-type="percentage" office:value="0.99724520000000005" table:style-name="ce14">
            <text:p>99.7%</text:p>
          </table:table-cell>
          <table:table-cell office:value-type="float" office:value="365" table:style-name="ce13">
            <text:p>36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65" table:style-name="ce13">
            <text:p>365</text:p>
          </table:table-cell>
          <table:table-cell office:value-type="float" office:value="320" table:style-name="ce13">
            <text:p>320</text:p>
          </table:table-cell>
          <table:table-cell office:value-type="percentage" office:value="0.89577459999999998" table:style-name="ce14">
            <text:p>89.6%</text:p>
          </table:table-cell>
          <table:table-cell office:value-type="float" office:value="350" table:style-name="ce13">
            <text:p>350</text:p>
          </table:table-cell>
          <table:table-cell office:value-type="percentage" office:value="0.98873239999999996" table:style-name="ce14">
            <text:p>98.9%</text:p>
          </table:table-cell>
          <table:table-cell office:value-type="float" office:value="355" table:style-name="ce13">
            <text:p>355</text:p>
          </table:table-cell>
          <table:table-cell office:value-type="percentage" office:value="1" table:style-name="ce14">
            <text:p>100.0%</text:p>
          </table:table-cell>
          <table:table-cell office:value-type="float" office:value="355" table:style-name="ce13">
            <text:p>35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55" table:style-name="ce13">
            <text:p>355</text:p>
          </table:table-cell>
          <table:table-cell office:value-type="float" office:value="245" table:style-name="ce13">
            <text:p>245</text:p>
          </table:table-cell>
          <table:table-cell office:value-type="string" table:style-name="ce14">
            <text:p>[c]</text:p>
          </table:table-cell>
          <table:table-cell office:value-type="float" office:value="305" table:style-name="ce13">
            <text:p>305</text:p>
          </table:table-cell>
          <table:table-cell office:value-type="string" table:style-name="ce14">
            <text:p>[c]</text:p>
          </table:table-cell>
          <table:table-cell office:value-type="float" office:value="330" table:style-name="ce13">
            <text:p>330</text:p>
          </table:table-cell>
          <table:table-cell office:value-type="string" table:style-name="ce14">
            <text:p>[c]</text:p>
          </table:table-cell>
          <table:table-cell office:value-type="float" office:value="340" table:style-name="ce13">
            <text:p>34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340" table:style-name="ce13">
            <text:p>340</text:p>
          </table:table-cell>
          <table:table-cell office:value-type="float" office:value="215" table:style-name="ce13">
            <text:p>215</text:p>
          </table:table-cell>
          <table:table-cell office:value-type="string" table:style-name="ce14">
            <text:p>[c]</text:p>
          </table:table-cell>
          <table:table-cell office:value-type="float" office:value="295" table:style-name="ce13">
            <text:p>295</text:p>
          </table:table-cell>
          <table:table-cell office:value-type="string" table:style-name="ce14">
            <text:p>[c]</text:p>
          </table:table-cell>
          <table:table-cell office:value-type="float" office:value="325" table:style-name="ce13">
            <text:p>325</text:p>
          </table:table-cell>
          <table:table-cell office:value-type="string" table:style-name="ce14">
            <text:p>[c]</text:p>
          </table:table-cell>
          <table:table-cell office:value-type="float" office:value="325" table:style-name="ce13">
            <text:p>32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330" table:style-name="ce13">
            <text:p>330</text:p>
          </table:table-cell>
          <table:table-cell table:number-columns-repeated="16328"/>
        </table:table-row>
        <table:table-row table:style-name="ro11">
          <table:table-cell office:value-type="string" table:style-name="ce1">
            <text:p>Physics</text:p>
          </table:table-cell>
          <table:table-cell office:value-type="float" office:value="855" table:style-name="ce13">
            <text:p>855</text:p>
          </table:table-cell>
          <table:table-cell office:value-type="percentage" office:value="0.65870569999999995" table:style-name="ce14">
            <text:p>65.9%</text:p>
          </table:table-cell>
          <table:table-cell office:value-type="float" office:value="1100" table:style-name="ce13">
            <text:p>1,100</text:p>
          </table:table-cell>
          <table:table-cell office:value-type="percentage" office:value="0.84745760000000003" table:style-name="ce14">
            <text:p>84.7%</text:p>
          </table:table-cell>
          <table:table-cell office:value-type="float" office:value="1205" table:style-name="ce13">
            <text:p>1,205</text:p>
          </table:table-cell>
          <table:table-cell office:value-type="percentage" office:value="0.92681049999999998" table:style-name="ce14">
            <text:p>92.7%</text:p>
          </table:table-cell>
          <table:table-cell office:value-type="float" office:value="1270" table:style-name="ce13">
            <text:p>1,270</text:p>
          </table:table-cell>
          <table:table-cell office:value-type="percentage" office:value="0.97765789999999997" table:style-name="ce14">
            <text:p>97.8%</text:p>
          </table:table-cell>
          <table:table-cell office:value-type="float" office:value="30" table:style-name="ce13">
            <text:p>30</text:p>
          </table:table-cell>
          <table:table-cell office:value-type="percentage" office:value="2.23421E-2" table:style-name="ce14">
            <text:p>2.2%</text:p>
          </table:table-cell>
          <table:table-cell office:value-type="float" office:value="1300" table:style-name="ce13">
            <text:p>1,300</text:p>
          </table:table-cell>
          <table:table-cell office:value-type="float" office:value="900" table:style-name="ce13">
            <text:p>900</text:p>
          </table:table-cell>
          <table:table-cell office:value-type="percentage" office:value="0.71964859999999997" table:style-name="ce14">
            <text:p>72.0%</text:p>
          </table:table-cell>
          <table:table-cell office:value-type="float" office:value="1105" table:style-name="ce13">
            <text:p>1,105</text:p>
          </table:table-cell>
          <table:table-cell office:value-type="percentage" office:value="0.88258789999999998" table:style-name="ce14">
            <text:p>88.3%</text:p>
          </table:table-cell>
          <table:table-cell office:value-type="float" office:value="1200" table:style-name="ce13">
            <text:p>1,200</text:p>
          </table:table-cell>
          <table:table-cell office:value-type="percentage" office:value="0.95926520000000004" table:style-name="ce14">
            <text:p>95.9%</text:p>
          </table:table-cell>
          <table:table-cell office:value-type="float" office:value="1235" table:style-name="ce13">
            <text:p>1,235</text:p>
          </table:table-cell>
          <table:table-cell office:value-type="percentage" office:value="0.98801919999999999" table:style-name="ce14">
            <text:p>98.8%</text:p>
          </table:table-cell>
          <table:table-cell office:value-type="float" office:value="15" table:style-name="ce13">
            <text:p>15</text:p>
          </table:table-cell>
          <table:table-cell office:value-type="percentage" office:value="1.19808E-2" table:style-name="ce14">
            <text:p>1.2%</text:p>
          </table:table-cell>
          <table:table-cell office:value-type="float" office:value="1250" table:style-name="ce13">
            <text:p>1,250</text:p>
          </table:table-cell>
          <table:table-cell office:value-type="float" office:value="835" table:style-name="ce13">
            <text:p>835</text:p>
          </table:table-cell>
          <table:table-cell office:value-type="percentage" office:value="0.68559669999999995" table:style-name="ce14">
            <text:p>68.6%</text:p>
          </table:table-cell>
          <table:table-cell office:value-type="float" office:value="1065" table:style-name="ce13">
            <text:p>1,065</text:p>
          </table:table-cell>
          <table:table-cell office:value-type="percentage" office:value="0.87818929999999995" table:style-name="ce14">
            <text:p>87.8%</text:p>
          </table:table-cell>
          <table:table-cell office:value-type="float" office:value="1185" table:style-name="ce13">
            <text:p>1,185</text:p>
          </table:table-cell>
          <table:table-cell office:value-type="percentage" office:value="0.97448559999999995" table:style-name="ce14">
            <text:p>97.4%</text:p>
          </table:table-cell>
          <table:table-cell office:value-type="float" office:value="1205" table:style-name="ce13">
            <text:p>1,205</text:p>
          </table:table-cell>
          <table:table-cell office:value-type="percentage" office:value="0.99341559999999995" table:style-name="ce14">
            <text:p>99.3%</text:p>
          </table:table-cell>
          <table:table-cell office:value-type="float" office:value="10" table:style-name="ce13">
            <text:p>10</text:p>
          </table:table-cell>
          <table:table-cell office:value-type="percentage" office:value="6.5843999999999998E-3" table:style-name="ce14">
            <text:p>0.7%</text:p>
          </table:table-cell>
          <table:table-cell office:value-type="float" office:value="1215" table:style-name="ce13">
            <text:p>1,215</text:p>
          </table:table-cell>
          <table:table-cell office:value-type="float" office:value="810" table:style-name="ce13">
            <text:p>810</text:p>
          </table:table-cell>
          <table:table-cell office:value-type="percentage" office:value="0.65140560000000003" table:style-name="ce14">
            <text:p>65.1%</text:p>
          </table:table-cell>
          <table:table-cell office:value-type="float" office:value="1070" table:style-name="ce13">
            <text:p>1,070</text:p>
          </table:table-cell>
          <table:table-cell office:value-type="percentage" office:value="0.86024100000000003" table:style-name="ce14">
            <text:p>86.0%</text:p>
          </table:table-cell>
          <table:table-cell office:value-type="float" office:value="1190" table:style-name="ce13">
            <text:p>1,190</text:p>
          </table:table-cell>
          <table:table-cell office:value-type="percentage" office:value="0.95582330000000004" table:style-name="ce14">
            <text:p>95.6%</text:p>
          </table:table-cell>
          <table:table-cell office:value-type="float" office:value="1230" table:style-name="ce13">
            <text:p>1,230</text:p>
          </table:table-cell>
          <table:table-cell office:value-type="percentage" office:value="0.98714860000000004" table:style-name="ce14">
            <text:p>98.7%</text:p>
          </table:table-cell>
          <table:table-cell office:value-type="float" office:value="15" table:style-name="ce13">
            <text:p>15</text:p>
          </table:table-cell>
          <table:table-cell office:value-type="percentage" office:value="1.2851400000000001E-2" table:style-name="ce14">
            <text:p>1.3%</text:p>
          </table:table-cell>
          <table:table-cell office:value-type="float" office:value="1245" table:style-name="ce13">
            <text:p>1,245</text:p>
          </table:table-cell>
          <table:table-cell office:value-type="float" office:value="840" table:style-name="ce13">
            <text:p>840</text:p>
          </table:table-cell>
          <table:table-cell office:value-type="percentage" office:value="0.62742180000000003" table:style-name="ce14">
            <text:p>62.7%</text:p>
          </table:table-cell>
          <table:table-cell office:value-type="float" office:value="1145" table:style-name="ce13">
            <text:p>1,145</text:p>
          </table:table-cell>
          <table:table-cell office:value-type="percentage" office:value="0.85394930000000002" table:style-name="ce14">
            <text:p>85.4%</text:p>
          </table:table-cell>
          <table:table-cell office:value-type="float" office:value="1280" table:style-name="ce13">
            <text:p>1,280</text:p>
          </table:table-cell>
          <table:table-cell office:value-type="percentage" office:value="0.95380030000000005" table:style-name="ce14">
            <text:p>95.4%</text:p>
          </table:table-cell>
          <table:table-cell office:value-type="float" office:value="1325" table:style-name="ce13">
            <text:p>1,325</text:p>
          </table:table-cell>
          <table:table-cell office:value-type="percentage" office:value="0.9865872" table:style-name="ce14">
            <text:p>98.7%</text:p>
          </table:table-cell>
          <table:table-cell office:value-type="float" office:value="20" table:style-name="ce13">
            <text:p>20</text:p>
          </table:table-cell>
          <table:table-cell office:value-type="percentage" office:value="1.3412800000000001E-2" table:style-name="ce14">
            <text:p>1.3%</text:p>
          </table:table-cell>
          <table:table-cell office:value-type="float" office:value="1340" table:style-name="ce13">
            <text:p>1,340</text:p>
          </table:table-cell>
          <table:table-cell table:number-columns-repeated="16328"/>
        </table:table-row>
        <table:table-row table:style-name="ro11">
          <table:table-cell office:value-type="string" table:style-name="ce1">
            <text:p>Practical Cake Craft</text:p>
          </table:table-cell>
          <table:table-cell office:value-type="float" office:value="0" table:style-name="ce13">
            <text:p>0</text:p>
          </table:table-cell>
          <table:table-cell office:value-type="percentage" office:value="0" table:style-name="ce14">
            <text:p>0.0%</text:p>
          </table:table-cell>
          <table:table-cell office:value-type="float" office:value="0" table:style-name="ce13">
            <text:p>0</text:p>
          </table:table-cell>
          <table:table-cell office:value-type="percentage" office:value="0" table:style-name="ce14">
            <text:p>0.0%</text:p>
          </table:table-cell>
          <table:table-cell office:value-type="float" office:value="0" table:style-name="ce13">
            <text:p>0</text:p>
          </table:table-cell>
          <table:table-cell office:value-type="percentage" office:value="0" table:style-name="ce14">
            <text:p>0.0%</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table:number-columns-repeated="16328"/>
        </table:table-row>
        <table:table-row table:style-name="ro11">
          <table:table-cell office:value-type="string" table:style-name="ce1">
            <text:p>Practical Cookery</text:p>
          </table:table-cell>
          <table:table-cell office:value-type="float" office:value="65" table:style-name="ce13">
            <text:p>65</text:p>
          </table:table-cell>
          <table:table-cell office:value-type="string" table:style-name="ce14">
            <text:p>[c]</text:p>
          </table:table-cell>
          <table:table-cell office:value-type="float" office:value="110" table:style-name="ce13">
            <text:p>110</text:p>
          </table:table-cell>
          <table:table-cell office:value-type="string" table:style-name="ce14">
            <text:p>[c]</text:p>
          </table:table-cell>
          <table:table-cell office:value-type="float" office:value="135" table:style-name="ce13">
            <text:p>135</text:p>
          </table:table-cell>
          <table:table-cell office:value-type="string" table:style-name="ce14">
            <text:p>[c]</text:p>
          </table:table-cell>
          <table:table-cell office:value-type="float" office:value="140" table:style-name="ce13">
            <text:p>14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45" table:style-name="ce13">
            <text:p>145</text:p>
          </table:table-cell>
          <table:table-cell office:value-type="float" office:value="90" table:style-name="ce13">
            <text:p>90</text:p>
          </table:table-cell>
          <table:table-cell office:value-type="percentage" office:value="0.53614459999999997" table:style-name="ce14">
            <text:p>53.6%</text:p>
          </table:table-cell>
          <table:table-cell office:value-type="float" office:value="135" table:style-name="ce13">
            <text:p>135</text:p>
          </table:table-cell>
          <table:table-cell office:value-type="percentage" office:value="0.80722890000000003" table:style-name="ce14">
            <text:p>80.7%</text:p>
          </table:table-cell>
          <table:table-cell office:value-type="float" office:value="160" table:style-name="ce13">
            <text:p>160</text:p>
          </table:table-cell>
          <table:table-cell office:value-type="percentage" office:value="0.96385540000000003" table:style-name="ce14">
            <text:p>96.4%</text:p>
          </table:table-cell>
          <table:table-cell office:value-type="float" office:value="165" table:style-name="ce13">
            <text:p>16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65" table:style-name="ce13">
            <text:p>165</text:p>
          </table:table-cell>
          <table:table-cell office:value-type="float" office:value="60" table:style-name="ce13">
            <text:p>60</text:p>
          </table:table-cell>
          <table:table-cell office:value-type="string" table:style-name="ce14">
            <text:p>[c]</text:p>
          </table:table-cell>
          <table:table-cell office:value-type="float" office:value="80" table:style-name="ce13">
            <text:p>80</text:p>
          </table:table-cell>
          <table:table-cell office:value-type="string" table:style-name="ce14">
            <text:p>[c]</text:p>
          </table:table-cell>
          <table:table-cell office:value-type="float" office:value="95" table:style-name="ce13">
            <text:p>95</text:p>
          </table:table-cell>
          <table:table-cell office:value-type="string" table:style-name="ce14">
            <text:p>[c]</text:p>
          </table:table-cell>
          <table:table-cell office:value-type="float" office:value="95" table:style-name="ce13">
            <text:p>9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95" table:style-name="ce13">
            <text:p>95</text:p>
          </table:table-cell>
          <table:table-cell office:value-type="float" office:value="55" table:style-name="ce13">
            <text:p>55</text:p>
          </table:table-cell>
          <table:table-cell office:value-type="string" table:style-name="ce14">
            <text:p>[c]</text:p>
          </table:table-cell>
          <table:table-cell office:value-type="float" office:value="85" table:style-name="ce13">
            <text:p>85</text:p>
          </table:table-cell>
          <table:table-cell office:value-type="string" table:style-name="ce14">
            <text:p>[c]</text:p>
          </table:table-cell>
          <table:table-cell office:value-type="float" office:value="95" table:style-name="ce13">
            <text:p>95</text:p>
          </table:table-cell>
          <table:table-cell office:value-type="string" table:style-name="ce14">
            <text:p>[c]</text:p>
          </table:table-cell>
          <table:table-cell office:value-type="float" office:value="100" table:style-name="ce13">
            <text:p>10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05" table:style-name="ce13">
            <text:p>105</text:p>
          </table:table-cell>
          <table:table-cell office:value-type="float" office:value="35" table:style-name="ce13">
            <text:p>35</text:p>
          </table:table-cell>
          <table:table-cell office:value-type="string" table:style-name="ce14">
            <text:p>[c]</text:p>
          </table:table-cell>
          <table:table-cell office:value-type="float" office:value="90" table:style-name="ce13">
            <text:p>90</text:p>
          </table:table-cell>
          <table:table-cell office:value-type="string" table:style-name="ce14">
            <text:p>[c]</text:p>
          </table:table-cell>
          <table:table-cell office:value-type="float" office:value="115" table:style-name="ce13">
            <text:p>115</text:p>
          </table:table-cell>
          <table:table-cell office:value-type="string" table:style-name="ce14">
            <text:p>[c]</text:p>
          </table:table-cell>
          <table:table-cell office:value-type="float" office:value="130" table:style-name="ce13">
            <text:p>13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30" table:style-name="ce13">
            <text:p>130</text:p>
          </table:table-cell>
          <table:table-cell table:number-columns-repeated="16328"/>
        </table:table-row>
        <table:table-row table:style-name="ro11">
          <table:table-cell office:value-type="string" table:style-name="ce1">
            <text:p>Practical Electronics</text:p>
          </table:table-cell>
          <table:table-cell office:value-type="float" office:value="10" table:style-name="ce13">
            <text:p>10</text:p>
          </table:table-cell>
          <table:table-cell office:value-type="percentage" office:value="0.4" table:style-name="ce14">
            <text:p>40.0%</text:p>
          </table:table-cell>
          <table:table-cell office:value-type="float" office:value="15" table:style-name="ce13">
            <text:p>15</text:p>
          </table:table-cell>
          <table:table-cell office:value-type="percentage" office:value="0.75" table:style-name="ce14">
            <text:p>75.0%</text:p>
          </table:table-cell>
          <table:table-cell office:value-type="float" office:value="20" table:style-name="ce13">
            <text:p>20</text:p>
          </table:table-cell>
          <table:table-cell office:value-type="percentage" office:value="1" table:style-name="ce14">
            <text:p>100.0%</text:p>
          </table:table-cell>
          <table:table-cell office:value-type="float" office:value="20" table:style-name="ce13">
            <text:p>2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0" table:style-name="ce13">
            <text:p>20</text:p>
          </table:table-cell>
          <table:table-cell office:value-type="float" office:value="5" table:style-name="ce13">
            <text:p>5</text:p>
          </table:table-cell>
          <table:table-cell office:value-type="percentage" office:value="0.71428570000000002" table:style-name="ce14">
            <text:p>71.4%</text:p>
          </table:table-cell>
          <table:table-cell office:value-type="float" office:value="5" table:style-name="ce13">
            <text:p>5</text:p>
          </table:table-cell>
          <table:table-cell office:value-type="percentage" office:value="0.71428570000000002" table:style-name="ce14">
            <text:p>71.4%</text:p>
          </table:table-cell>
          <table:table-cell office:value-type="float" office:value="5" table:style-name="ce13">
            <text:p>5</text:p>
          </table:table-cell>
          <table:table-cell office:value-type="percentage" office:value="1" table:style-name="ce14">
            <text:p>100.0%</text:p>
          </table:table-cell>
          <table:table-cell office:value-type="float" office:value="5" table:style-name="ce13">
            <text:p>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5" table:style-name="ce13">
            <text:p>5</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float" office:value="15" table:style-name="ce13">
            <text:p>15</text:p>
          </table:table-cell>
          <table:table-cell office:value-type="percentage" office:value="0.66666669999999995" table:style-name="ce14">
            <text:p>66.7%</text:p>
          </table:table-cell>
          <table:table-cell office:value-type="float" office:value="20" table:style-name="ce13">
            <text:p>20</text:p>
          </table:table-cell>
          <table:table-cell office:value-type="percentage" office:value="0.91666669999999995" table:style-name="ce14">
            <text:p>91.7%</text:p>
          </table:table-cell>
          <table:table-cell office:value-type="float" office:value="25" table:style-name="ce13">
            <text:p>25</text:p>
          </table:table-cell>
          <table:table-cell office:value-type="percentage" office:value="0.95833330000000005" table:style-name="ce14">
            <text:p>95.8%</text:p>
          </table:table-cell>
          <table:table-cell office:value-type="float" office:value="25" table:style-name="ce13">
            <text:p>2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5" table:style-name="ce13">
            <text:p>25</text:p>
          </table:table-cell>
          <table:table-cell office:value-type="float" office:value="5" table:style-name="ce13">
            <text:p>5</text:p>
          </table:table-cell>
          <table:table-cell office:value-type="percentage" office:value="0.23809520000000001" table:style-name="ce14">
            <text:p>23.8%</text:p>
          </table:table-cell>
          <table:table-cell office:value-type="float" office:value="10" table:style-name="ce13">
            <text:p>10</text:p>
          </table:table-cell>
          <table:table-cell office:value-type="percentage" office:value="0.38095240000000002" table:style-name="ce14">
            <text:p>38.1%</text:p>
          </table:table-cell>
          <table:table-cell office:value-type="float" office:value="10" table:style-name="ce13">
            <text:p>10</text:p>
          </table:table-cell>
          <table:table-cell office:value-type="percentage" office:value="0.38095240000000002" table:style-name="ce14">
            <text:p>38.1%</text:p>
          </table:table-cell>
          <table:table-cell office:value-type="float" office:value="10" table:style-name="ce13">
            <text:p>10</text:p>
          </table:table-cell>
          <table:table-cell office:value-type="percentage" office:value="0.57142859999999995" table:style-name="ce14">
            <text:p>57.1%</text:p>
          </table:table-cell>
          <table:table-cell office:value-type="float" office:value="10" table:style-name="ce13">
            <text:p>10</text:p>
          </table:table-cell>
          <table:table-cell office:value-type="percentage" office:value="0.42857139999999999" table:style-name="ce14">
            <text:p>42.9%</text:p>
          </table:table-cell>
          <table:table-cell office:value-type="float" office:value="20" table:style-name="ce13">
            <text:p>20</text:p>
          </table:table-cell>
          <table:table-cell table:number-columns-repeated="16328"/>
        </table:table-row>
        <table:table-row table:style-name="ro11">
          <table:table-cell office:value-type="string" table:style-name="ce1">
            <text:p>Practical Metalworking</text:p>
          </table:table-cell>
          <table:table-cell office:value-type="string" table:style-name="ce13">
            <text:p>[c]</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float" office:value="5" table:style-name="ce13">
            <text:p>5</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float" office:value="5" table:style-name="ce13">
            <text:p>5</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5" table:style-name="ce13">
            <text:p>5</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table:number-columns-repeated="16328"/>
        </table:table-row>
        <table:table-row table:style-name="ro11">
          <table:table-cell office:value-type="string" table:style-name="ce1">
            <text:p>Practical Woodworking</text:p>
          </table:table-cell>
          <table:table-cell office:value-type="float" office:value="30" table:style-name="ce13">
            <text:p>30</text:p>
          </table:table-cell>
          <table:table-cell office:value-type="string" table:style-name="ce14">
            <text:p>[c]</text:p>
          </table:table-cell>
          <table:table-cell office:value-type="float" office:value="40" table:style-name="ce13">
            <text:p>40</text:p>
          </table:table-cell>
          <table:table-cell office:value-type="string" table:style-name="ce14">
            <text:p>[c]</text:p>
          </table:table-cell>
          <table:table-cell office:value-type="float" office:value="50" table:style-name="ce13">
            <text:p>50</text:p>
          </table:table-cell>
          <table:table-cell office:value-type="string" table:style-name="ce14">
            <text:p>[c]</text:p>
          </table:table-cell>
          <table:table-cell office:value-type="float" office:value="50" table:style-name="ce13">
            <text:p>5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50" table:style-name="ce13">
            <text:p>50</text:p>
          </table:table-cell>
          <table:table-cell office:value-type="float" office:value="10" table:style-name="ce13">
            <text:p>10</text:p>
          </table:table-cell>
          <table:table-cell office:value-type="percentage" office:value="0.28571429999999998" table:style-name="ce14">
            <text:p>28.6%</text:p>
          </table:table-cell>
          <table:table-cell office:value-type="float" office:value="30" table:style-name="ce13">
            <text:p>30</text:p>
          </table:table-cell>
          <table:table-cell office:value-type="percentage" office:value="0.73809519999999995" table:style-name="ce14">
            <text:p>73.8%</text:p>
          </table:table-cell>
          <table:table-cell office:value-type="float" office:value="40" table:style-name="ce13">
            <text:p>40</text:p>
          </table:table-cell>
          <table:table-cell office:value-type="percentage" office:value="0.95238100000000003" table:style-name="ce14">
            <text:p>95.2%</text:p>
          </table:table-cell>
          <table:table-cell office:value-type="float" office:value="40" table:style-name="ce13">
            <text:p>4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40" table:style-name="ce13">
            <text:p>40</text:p>
          </table:table-cell>
          <table:table-cell office:value-type="float" office:value="20" table:style-name="ce13">
            <text:p>20</text:p>
          </table:table-cell>
          <table:table-cell office:value-type="string" table:style-name="ce14">
            <text:p>[c]</text:p>
          </table:table-cell>
          <table:table-cell office:value-type="float" office:value="30" table:style-name="ce13">
            <text:p>30</text:p>
          </table:table-cell>
          <table:table-cell office:value-type="string" table:style-name="ce14">
            <text:p>[c]</text:p>
          </table:table-cell>
          <table:table-cell office:value-type="float" office:value="35" table:style-name="ce13">
            <text:p>35</text:p>
          </table:table-cell>
          <table:table-cell office:value-type="string" table:style-name="ce14">
            <text:p>[c]</text:p>
          </table:table-cell>
          <table:table-cell office:value-type="float" office:value="40" table:style-name="ce13">
            <text:p>4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40" table:style-name="ce13">
            <text:p>40</text:p>
          </table:table-cell>
          <table:table-cell office:value-type="float" office:value="10" table:style-name="ce13">
            <text:p>10</text:p>
          </table:table-cell>
          <table:table-cell office:value-type="string" table:style-name="ce14">
            <text:p>[c]</text:p>
          </table:table-cell>
          <table:table-cell office:value-type="float" office:value="30" table:style-name="ce13">
            <text:p>30</text:p>
          </table:table-cell>
          <table:table-cell office:value-type="string" table:style-name="ce14">
            <text:p>[c]</text:p>
          </table:table-cell>
          <table:table-cell office:value-type="float" office:value="40" table:style-name="ce13">
            <text:p>40</text:p>
          </table:table-cell>
          <table:table-cell office:value-type="string" table:style-name="ce14">
            <text:p>[c]</text:p>
          </table:table-cell>
          <table:table-cell office:value-type="float" office:value="45" table:style-name="ce13">
            <text:p>4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45" table:style-name="ce13">
            <text:p>45</text:p>
          </table:table-cell>
          <table:table-cell office:value-type="float" office:value="5" table:style-name="ce13">
            <text:p>5</text:p>
          </table:table-cell>
          <table:table-cell office:value-type="percentage" office:value="0.3846154" table:style-name="ce14">
            <text:p>38.5%</text:p>
          </table:table-cell>
          <table:table-cell office:value-type="float" office:value="10" table:style-name="ce13">
            <text:p>10</text:p>
          </table:table-cell>
          <table:table-cell office:value-type="percentage" office:value="0.92307689999999998" table:style-name="ce14">
            <text:p>92.3%</text:p>
          </table:table-cell>
          <table:table-cell office:value-type="float" office:value="15" table:style-name="ce13">
            <text:p>15</text:p>
          </table:table-cell>
          <table:table-cell office:value-type="percentage" office:value="1" table:style-name="ce14">
            <text:p>100.0%</text:p>
          </table:table-cell>
          <table:table-cell office:value-type="float" office:value="15" table:style-name="ce13">
            <text:p>1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5" table:style-name="ce13">
            <text:p>15</text:p>
          </table:table-cell>
          <table:table-cell table:number-columns-repeated="16328"/>
        </table:table-row>
        <table:table-row table:style-name="ro11">
          <table:table-cell office:value-type="string" table:style-name="ce1">
            <text:p>Psychology</text:p>
          </table:table-cell>
          <table:table-cell office:value-type="float" office:value="10" table:style-name="ce13">
            <text:p>10</text:p>
          </table:table-cell>
          <table:table-cell office:value-type="string" table:style-name="ce14">
            <text:p>[c]</text:p>
          </table:table-cell>
          <table:table-cell office:value-type="float" office:value="15" table:style-name="ce13">
            <text:p>15</text:p>
          </table:table-cell>
          <table:table-cell office:value-type="string" table:style-name="ce14">
            <text:p>[c]</text:p>
          </table:table-cell>
          <table:table-cell office:value-type="float" office:value="15" table:style-name="ce13">
            <text:p>15</text:p>
          </table:table-cell>
          <table:table-cell office:value-type="string" table:style-name="ce14">
            <text:p>[c]</text:p>
          </table:table-cell>
          <table:table-cell office:value-type="float" office:value="15" table:style-name="ce13">
            <text:p>1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5" table:style-name="ce13">
            <text:p>15</text:p>
          </table:table-cell>
          <table:table-cell office:value-type="float" office:value="15" table:style-name="ce13">
            <text:p>15</text:p>
          </table:table-cell>
          <table:table-cell office:value-type="percentage" office:value="0.83333330000000005" table:style-name="ce14">
            <text:p>83.3%</text:p>
          </table:table-cell>
          <table:table-cell office:value-type="float" office:value="15" table:style-name="ce13">
            <text:p>15</text:p>
          </table:table-cell>
          <table:table-cell office:value-type="percentage" office:value="0.94444439999999996" table:style-name="ce14">
            <text:p>94.4%</text:p>
          </table:table-cell>
          <table:table-cell office:value-type="float" office:value="20" table:style-name="ce13">
            <text:p>20</text:p>
          </table:table-cell>
          <table:table-cell office:value-type="percentage" office:value="1" table:style-name="ce14">
            <text:p>100.0%</text:p>
          </table:table-cell>
          <table:table-cell office:value-type="float" office:value="20" table:style-name="ce13">
            <text:p>2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0" table:style-name="ce13">
            <text:p>20</text:p>
          </table:table-cell>
          <table:table-cell office:value-type="float" office:value="5" table:style-name="ce13">
            <text:p>5</text:p>
          </table:table-cell>
          <table:table-cell office:value-type="percentage" office:value="0.5" table:style-name="ce14">
            <text:p>50.0%</text:p>
          </table:table-cell>
          <table:table-cell office:value-type="float" office:value="5" table:style-name="ce13">
            <text:p>5</text:p>
          </table:table-cell>
          <table:table-cell office:value-type="percentage" office:value="0.6" table:style-name="ce14">
            <text:p>60.0%</text:p>
          </table:table-cell>
          <table:table-cell office:value-type="float" office:value="10" table:style-name="ce13">
            <text:p>10</text:p>
          </table:table-cell>
          <table:table-cell office:value-type="percentage" office:value="1" table:style-name="ce14">
            <text:p>100.0%</text:p>
          </table:table-cell>
          <table:table-cell office:value-type="float" office:value="10" table:style-name="ce13">
            <text:p>1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0" table:style-name="ce13">
            <text:p>10</text:p>
          </table:table-cell>
          <table:table-cell office:value-type="float" office:value="10" table:style-name="ce13">
            <text:p>10</text:p>
          </table:table-cell>
          <table:table-cell office:value-type="string" table:style-name="ce14">
            <text:p>[c]</text:p>
          </table:table-cell>
          <table:table-cell office:value-type="float" office:value="15" table:style-name="ce13">
            <text:p>15</text:p>
          </table:table-cell>
          <table:table-cell office:value-type="string" table:style-name="ce14">
            <text:p>[c]</text:p>
          </table:table-cell>
          <table:table-cell office:value-type="float" office:value="15" table:style-name="ce13">
            <text:p>15</text:p>
          </table:table-cell>
          <table:table-cell office:value-type="string" table:style-name="ce14">
            <text:p>[c]</text:p>
          </table:table-cell>
          <table:table-cell office:value-type="float" office:value="15" table:style-name="ce13">
            <text:p>1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5" table:style-name="ce13">
            <text:p>15</text:p>
          </table:table-cell>
          <table:table-cell office:value-type="float" office:value="10" table:style-name="ce13">
            <text:p>10</text:p>
          </table:table-cell>
          <table:table-cell office:value-type="string" table:style-name="ce14">
            <text:p>[c]</text:p>
          </table:table-cell>
          <table:table-cell office:value-type="float" office:value="10" table:style-name="ce13">
            <text:p>10</text:p>
          </table:table-cell>
          <table:table-cell office:value-type="string" table:style-name="ce14">
            <text:p>[c]</text:p>
          </table:table-cell>
          <table:table-cell office:value-type="float" office:value="15" table:style-name="ce13">
            <text:p>15</text:p>
          </table:table-cell>
          <table:table-cell office:value-type="string" table:style-name="ce14">
            <text:p>[c]</text:p>
          </table:table-cell>
          <table:table-cell office:value-type="float" office:value="15" table:style-name="ce13">
            <text:p>1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5" table:style-name="ce13">
            <text:p>15</text:p>
          </table:table-cell>
          <table:table-cell table:number-columns-repeated="16328"/>
        </table:table-row>
        <table:table-row table:style-name="ro11">
          <table:table-cell office:value-type="string" table:style-name="ce1">
            <text:p>Religious, Moral and Philosophical Studies</text:p>
          </table:table-cell>
          <table:table-cell office:value-type="float" office:value="205" table:style-name="ce13">
            <text:p>205</text:p>
          </table:table-cell>
          <table:table-cell office:value-type="percentage" office:value="0.75836429999999999" table:style-name="ce14">
            <text:p>75.8%</text:p>
          </table:table-cell>
          <table:table-cell office:value-type="float" office:value="240" table:style-name="ce13">
            <text:p>240</text:p>
          </table:table-cell>
          <table:table-cell office:value-type="percentage" office:value="0.89962830000000005" table:style-name="ce14">
            <text:p>90.0%</text:p>
          </table:table-cell>
          <table:table-cell office:value-type="float" office:value="255" table:style-name="ce13">
            <text:p>255</text:p>
          </table:table-cell>
          <table:table-cell office:value-type="percentage" office:value="0.9479554" table:style-name="ce14">
            <text:p>94.8%</text:p>
          </table:table-cell>
          <table:table-cell office:value-type="float" office:value="265" table:style-name="ce13">
            <text:p>265</text:p>
          </table:table-cell>
          <table:table-cell office:value-type="percentage" office:value="0.98141259999999997" table:style-name="ce14">
            <text:p>98.1%</text:p>
          </table:table-cell>
          <table:table-cell office:value-type="float" office:value="5" table:style-name="ce13">
            <text:p>5</text:p>
          </table:table-cell>
          <table:table-cell office:value-type="percentage" office:value="1.85874E-2" table:style-name="ce14">
            <text:p>1.9%</text:p>
          </table:table-cell>
          <table:table-cell office:value-type="float" office:value="270" table:style-name="ce13">
            <text:p>270</text:p>
          </table:table-cell>
          <table:table-cell office:value-type="float" office:value="245" table:style-name="ce13">
            <text:p>245</text:p>
          </table:table-cell>
          <table:table-cell office:value-type="percentage" office:value="0.84879729999999998" table:style-name="ce14">
            <text:p>84.9%</text:p>
          </table:table-cell>
          <table:table-cell office:value-type="float" office:value="275" table:style-name="ce13">
            <text:p>275</text:p>
          </table:table-cell>
          <table:table-cell office:value-type="percentage" office:value="0.9415808" table:style-name="ce14">
            <text:p>94.2%</text:p>
          </table:table-cell>
          <table:table-cell office:value-type="float" office:value="285" table:style-name="ce13">
            <text:p>285</text:p>
          </table:table-cell>
          <table:table-cell office:value-type="percentage" office:value="0.98281790000000002" table:style-name="ce14">
            <text:p>98.3%</text:p>
          </table:table-cell>
          <table:table-cell office:value-type="float" office:value="290" table:style-name="ce13">
            <text:p>29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90" table:style-name="ce13">
            <text:p>290</text:p>
          </table:table-cell>
          <table:table-cell office:value-type="float" office:value="190" table:style-name="ce13">
            <text:p>190</text:p>
          </table:table-cell>
          <table:table-cell office:value-type="percentage" office:value="0.77868850000000001" table:style-name="ce14">
            <text:p>77.9%</text:p>
          </table:table-cell>
          <table:table-cell office:value-type="float" office:value="225" table:style-name="ce13">
            <text:p>225</text:p>
          </table:table-cell>
          <table:table-cell office:value-type="percentage" office:value="0.91803279999999998" table:style-name="ce14">
            <text:p>91.8%</text:p>
          </table:table-cell>
          <table:table-cell office:value-type="float" office:value="240" table:style-name="ce13">
            <text:p>240</text:p>
          </table:table-cell>
          <table:table-cell office:value-type="percentage" office:value="0.9877049" table:style-name="ce14">
            <text:p>98.8%</text:p>
          </table:table-cell>
          <table:table-cell office:value-type="float" office:value="245" table:style-name="ce13">
            <text:p>24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45" table:style-name="ce13">
            <text:p>245</text:p>
          </table:table-cell>
          <table:table-cell office:value-type="float" office:value="200" table:style-name="ce13">
            <text:p>200</text:p>
          </table:table-cell>
          <table:table-cell office:value-type="string" table:style-name="ce14">
            <text:p>[c]</text:p>
          </table:table-cell>
          <table:table-cell office:value-type="float" office:value="230" table:style-name="ce13">
            <text:p>230</text:p>
          </table:table-cell>
          <table:table-cell office:value-type="string" table:style-name="ce14">
            <text:p>[c]</text:p>
          </table:table-cell>
          <table:table-cell office:value-type="float" office:value="245" table:style-name="ce13">
            <text:p>245</text:p>
          </table:table-cell>
          <table:table-cell office:value-type="string" table:style-name="ce14">
            <text:p>[c]</text:p>
          </table:table-cell>
          <table:table-cell office:value-type="float" office:value="255" table:style-name="ce13">
            <text:p>25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55" table:style-name="ce13">
            <text:p>255</text:p>
          </table:table-cell>
          <table:table-cell office:value-type="float" office:value="170" table:style-name="ce13">
            <text:p>170</text:p>
          </table:table-cell>
          <table:table-cell office:value-type="string" table:style-name="ce14">
            <text:p>[c]</text:p>
          </table:table-cell>
          <table:table-cell office:value-type="float" office:value="220" table:style-name="ce13">
            <text:p>220</text:p>
          </table:table-cell>
          <table:table-cell office:value-type="string" table:style-name="ce14">
            <text:p>[c]</text:p>
          </table:table-cell>
          <table:table-cell office:value-type="float" office:value="245" table:style-name="ce13">
            <text:p>245</text:p>
          </table:table-cell>
          <table:table-cell office:value-type="string" table:style-name="ce14">
            <text:p>[c]</text:p>
          </table:table-cell>
          <table:table-cell office:value-type="float" office:value="255" table:style-name="ce13">
            <text:p>25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60" table:style-name="ce13">
            <text:p>260</text:p>
          </table:table-cell>
          <table:table-cell table:number-columns-repeated="16328"/>
        </table:table-row>
        <table:table-row table:style-name="ro11">
          <table:table-cell office:value-type="string" table:style-name="ce1">
            <text:p>Spanish</text:p>
          </table:table-cell>
          <table:table-cell office:value-type="float" office:value="625" table:style-name="ce13">
            <text:p>625</text:p>
          </table:table-cell>
          <table:table-cell office:value-type="string" table:style-name="ce14">
            <text:p>[c]</text:p>
          </table:table-cell>
          <table:table-cell office:value-type="float" office:value="725" table:style-name="ce13">
            <text:p>725</text:p>
          </table:table-cell>
          <table:table-cell office:value-type="string" table:style-name="ce14">
            <text:p>[c]</text:p>
          </table:table-cell>
          <table:table-cell office:value-type="float" office:value="760" table:style-name="ce13">
            <text:p>760</text:p>
          </table:table-cell>
          <table:table-cell office:value-type="string" table:style-name="ce14">
            <text:p>[c]</text:p>
          </table:table-cell>
          <table:table-cell office:value-type="float" office:value="775" table:style-name="ce13">
            <text:p>77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775" table:style-name="ce13">
            <text:p>775</text:p>
          </table:table-cell>
          <table:table-cell office:value-type="float" office:value="590" table:style-name="ce13">
            <text:p>590</text:p>
          </table:table-cell>
          <table:table-cell office:value-type="string" table:style-name="ce14">
            <text:p>[c]</text:p>
          </table:table-cell>
          <table:table-cell office:value-type="float" office:value="685" table:style-name="ce13">
            <text:p>685</text:p>
          </table:table-cell>
          <table:table-cell office:value-type="string" table:style-name="ce14">
            <text:p>[c]</text:p>
          </table:table-cell>
          <table:table-cell office:value-type="float" office:value="725" table:style-name="ce13">
            <text:p>725</text:p>
          </table:table-cell>
          <table:table-cell office:value-type="string" table:style-name="ce14">
            <text:p>[c]</text:p>
          </table:table-cell>
          <table:table-cell office:value-type="float" office:value="740" table:style-name="ce13">
            <text:p>74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745" table:style-name="ce13">
            <text:p>745</text:p>
          </table:table-cell>
          <table:table-cell office:value-type="float" office:value="555" table:style-name="ce13">
            <text:p>555</text:p>
          </table:table-cell>
          <table:table-cell office:value-type="percentage" office:value="0.73350919999999997" table:style-name="ce14">
            <text:p>73.4%</text:p>
          </table:table-cell>
          <table:table-cell office:value-type="float" office:value="685" table:style-name="ce13">
            <text:p>685</text:p>
          </table:table-cell>
          <table:table-cell office:value-type="percentage" office:value="0.90633249999999999" table:style-name="ce14">
            <text:p>90.6%</text:p>
          </table:table-cell>
          <table:table-cell office:value-type="float" office:value="745" table:style-name="ce13">
            <text:p>745</text:p>
          </table:table-cell>
          <table:table-cell office:value-type="percentage" office:value="0.9802111" table:style-name="ce14">
            <text:p>98.0%</text:p>
          </table:table-cell>
          <table:table-cell office:value-type="float" office:value="760" table:style-name="ce13">
            <text:p>76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760" table:style-name="ce13">
            <text:p>760</text:p>
          </table:table-cell>
          <table:table-cell office:value-type="float" office:value="460" table:style-name="ce13">
            <text:p>460</text:p>
          </table:table-cell>
          <table:table-cell office:value-type="percentage" office:value="0.7001522" table:style-name="ce14">
            <text:p>70.0%</text:p>
          </table:table-cell>
          <table:table-cell office:value-type="float" office:value="560" table:style-name="ce13">
            <text:p>560</text:p>
          </table:table-cell>
          <table:table-cell office:value-type="percentage" office:value="0.84931509999999999" table:style-name="ce14">
            <text:p>84.9%</text:p>
          </table:table-cell>
          <table:table-cell office:value-type="float" office:value="615" table:style-name="ce13">
            <text:p>615</text:p>
          </table:table-cell>
          <table:table-cell office:value-type="percentage" office:value="0.93607309999999999" table:style-name="ce14">
            <text:p>93.6%</text:p>
          </table:table-cell>
          <table:table-cell office:value-type="float" office:value="650" table:style-name="ce13">
            <text:p>650</text:p>
          </table:table-cell>
          <table:table-cell office:value-type="percentage" office:value="0.98782340000000002" table:style-name="ce14">
            <text:p>98.8%</text:p>
          </table:table-cell>
          <table:table-cell office:value-type="float" office:value="10" table:style-name="ce13">
            <text:p>10</text:p>
          </table:table-cell>
          <table:table-cell office:value-type="percentage" office:value="1.2176599999999999E-2" table:style-name="ce14">
            <text:p>1.2%</text:p>
          </table:table-cell>
          <table:table-cell office:value-type="float" office:value="655" table:style-name="ce13">
            <text:p>655</text:p>
          </table:table-cell>
          <table:table-cell office:value-type="float" office:value="490" table:style-name="ce13">
            <text:p>490</text:p>
          </table:table-cell>
          <table:table-cell office:value-type="string" table:style-name="ce14">
            <text:p>[c]</text:p>
          </table:table-cell>
          <table:table-cell office:value-type="float" office:value="575" table:style-name="ce13">
            <text:p>575</text:p>
          </table:table-cell>
          <table:table-cell office:value-type="string" table:style-name="ce14">
            <text:p>[c]</text:p>
          </table:table-cell>
          <table:table-cell office:value-type="float" office:value="620" table:style-name="ce13">
            <text:p>620</text:p>
          </table:table-cell>
          <table:table-cell office:value-type="string" table:style-name="ce14">
            <text:p>[c]</text:p>
          </table:table-cell>
          <table:table-cell office:value-type="float" office:value="630" table:style-name="ce13">
            <text:p>63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635" table:style-name="ce13">
            <text:p>635</text:p>
          </table:table-cell>
          <table:table-cell table:number-columns-repeated="16328"/>
        </table:table-row>
        <table:table-row table:style-name="ro11">
          <table:table-cell office:value-type="string" table:style-name="ce26">
            <text:p>Urdu</text:p>
          </table:table-cell>
          <table:table-cell office:value-type="string" table:style-name="ce27">
            <text:p>[c]</text:p>
          </table:table-cell>
          <table:table-cell office:value-type="string" table:style-name="ce28">
            <text:p>[c]</text:p>
          </table:table-cell>
          <table:table-cell office:value-type="string" table:style-name="ce27">
            <text:p>[c]</text:p>
          </table:table-cell>
          <table:table-cell office:value-type="string" table:style-name="ce28">
            <text:p>[c]</text:p>
          </table:table-cell>
          <table:table-cell office:value-type="string" table:style-name="ce27">
            <text:p>[c]</text:p>
          </table:table-cell>
          <table:table-cell office:value-type="string" table:style-name="ce28">
            <text:p>[c]</text:p>
          </table:table-cell>
          <table:table-cell office:value-type="string" table:style-name="ce27">
            <text:p>[c]</text:p>
          </table:table-cell>
          <table:table-cell office:value-type="string" table:style-name="ce28">
            <text:p>[c]</text:p>
          </table:table-cell>
          <table:table-cell office:value-type="string" table:style-name="ce27">
            <text:p>[c]</text:p>
          </table:table-cell>
          <table:table-cell office:value-type="string" table:style-name="ce28">
            <text:p>[c]</text:p>
          </table:table-cell>
          <table:table-cell office:value-type="float" office:value="5" table:style-name="ce27">
            <text:p>5</text:p>
          </table:table-cell>
          <table:table-cell office:value-type="float" office:value="10" table:style-name="ce27">
            <text:p>10</text:p>
          </table:table-cell>
          <table:table-cell office:value-type="percentage" office:value="0.88888889999999998" table:style-name="ce28">
            <text:p>88.9%</text:p>
          </table:table-cell>
          <table:table-cell office:value-type="float" office:value="10" table:style-name="ce27">
            <text:p>10</text:p>
          </table:table-cell>
          <table:table-cell office:value-type="percentage" office:value="1" table:style-name="ce28">
            <text:p>100.0%</text:p>
          </table:table-cell>
          <table:table-cell office:value-type="float" office:value="10" table:style-name="ce27">
            <text:p>10</text:p>
          </table:table-cell>
          <table:table-cell office:value-type="percentage" office:value="1" table:style-name="ce28">
            <text:p>100.0%</text:p>
          </table:table-cell>
          <table:table-cell office:value-type="float" office:value="10" table:style-name="ce27">
            <text:p>10</text:p>
          </table:table-cell>
          <table:table-cell office:value-type="percentage" office:value="1" table:style-name="ce28">
            <text:p>100.0%</text:p>
          </table:table-cell>
          <table:table-cell office:value-type="float" office:value="0" table:style-name="ce27">
            <text:p>0</text:p>
          </table:table-cell>
          <table:table-cell office:value-type="percentage" office:value="0" table:style-name="ce28">
            <text:p>0.0%</text:p>
          </table:table-cell>
          <table:table-cell office:value-type="float" office:value="10" table:style-name="ce27">
            <text:p>10</text:p>
          </table:table-cell>
          <table:table-cell office:value-type="float" office:value="10" table:style-name="ce27">
            <text:p>10</text:p>
          </table:table-cell>
          <table:table-cell office:value-type="percentage" office:value="1" table:style-name="ce28">
            <text:p>100.0%</text:p>
          </table:table-cell>
          <table:table-cell office:value-type="float" office:value="10" table:style-name="ce27">
            <text:p>10</text:p>
          </table:table-cell>
          <table:table-cell office:value-type="percentage" office:value="1" table:style-name="ce28">
            <text:p>100.0%</text:p>
          </table:table-cell>
          <table:table-cell office:value-type="float" office:value="10" table:style-name="ce27">
            <text:p>10</text:p>
          </table:table-cell>
          <table:table-cell office:value-type="percentage" office:value="1" table:style-name="ce28">
            <text:p>100.0%</text:p>
          </table:table-cell>
          <table:table-cell office:value-type="float" office:value="10" table:style-name="ce27">
            <text:p>10</text:p>
          </table:table-cell>
          <table:table-cell office:value-type="percentage" office:value="1" table:style-name="ce28">
            <text:p>100.0%</text:p>
          </table:table-cell>
          <table:table-cell office:value-type="float" office:value="0" table:style-name="ce27">
            <text:p>0</text:p>
          </table:table-cell>
          <table:table-cell office:value-type="percentage" office:value="0" table:style-name="ce28">
            <text:p>0.0%</text:p>
          </table:table-cell>
          <table:table-cell office:value-type="float" office:value="10" table:style-name="ce27">
            <text:p>10</text:p>
          </table:table-cell>
          <table:table-cell office:value-type="float" office:value="5" table:style-name="ce27">
            <text:p>5</text:p>
          </table:table-cell>
          <table:table-cell office:value-type="percentage" office:value="0.71428570000000002" table:style-name="ce28">
            <text:p>71.4%</text:p>
          </table:table-cell>
          <table:table-cell office:value-type="float" office:value="5" table:style-name="ce27">
            <text:p>5</text:p>
          </table:table-cell>
          <table:table-cell office:value-type="percentage" office:value="0.85714290000000004" table:style-name="ce28">
            <text:p>85.7%</text:p>
          </table:table-cell>
          <table:table-cell office:value-type="float" office:value="5" table:style-name="ce27">
            <text:p>5</text:p>
          </table:table-cell>
          <table:table-cell office:value-type="percentage" office:value="0.85714290000000004" table:style-name="ce28">
            <text:p>85.7%</text:p>
          </table:table-cell>
          <table:table-cell office:value-type="float" office:value="5" table:style-name="ce27">
            <text:p>5</text:p>
          </table:table-cell>
          <table:table-cell office:value-type="percentage" office:value="1" table:style-name="ce28">
            <text:p>100.0%</text:p>
          </table:table-cell>
          <table:table-cell office:value-type="float" office:value="0" table:style-name="ce27">
            <text:p>0</text:p>
          </table:table-cell>
          <table:table-cell office:value-type="percentage" office:value="0" table:style-name="ce28">
            <text:p>0.0%</text:p>
          </table:table-cell>
          <table:table-cell office:value-type="float" office:value="5" table:style-name="ce27">
            <text:p>5</text:p>
          </table:table-cell>
          <table:table-cell office:value-type="string" table:style-name="ce27">
            <text:p>[z]</text:p>
          </table:table-cell>
          <table:table-cell office:value-type="string" table:style-name="ce28">
            <text:p>[z]</text:p>
          </table:table-cell>
          <table:table-cell office:value-type="string" table:style-name="ce27">
            <text:p>[z]</text:p>
          </table:table-cell>
          <table:table-cell office:value-type="string" table:style-name="ce28">
            <text:p>[z]</text:p>
          </table:table-cell>
          <table:table-cell office:value-type="string" table:style-name="ce27">
            <text:p>[z]</text:p>
          </table:table-cell>
          <table:table-cell office:value-type="string" table:style-name="ce28">
            <text:p>[z]</text:p>
          </table:table-cell>
          <table:table-cell office:value-type="string" table:style-name="ce27">
            <text:p>[z]</text:p>
          </table:table-cell>
          <table:table-cell office:value-type="string" table:style-name="ce28">
            <text:p>[z]</text:p>
          </table:table-cell>
          <table:table-cell office:value-type="string" table:style-name="ce27">
            <text:p>[z]</text:p>
          </table:table-cell>
          <table:table-cell office:value-type="string" table:style-name="ce28">
            <text:p>[z]</text:p>
          </table:table-cell>
          <table:table-cell office:value-type="float" office:value="0" table:style-name="ce27">
            <text:p>0</text:p>
          </table:table-cell>
          <table:table-cell table:number-columns-repeated="16328"/>
        </table:table-row>
        <table:table-row table:style-name="ro11">
          <table:table-cell office:value-type="string" table:style-name="ce1">
            <text:p>Total</text:p>
          </table:table-cell>
          <table:table-cell office:value-type="float" office:value="14075" table:style-name="ce13">
            <text:p>14,075</text:p>
          </table:table-cell>
          <table:table-cell office:value-type="percentage" office:value="0.74011360000000004" table:style-name="ce14">
            <text:p>74.0%</text:p>
          </table:table-cell>
          <table:table-cell office:value-type="float" office:value="16910" table:style-name="ce13">
            <text:p>16,910</text:p>
          </table:table-cell>
          <table:table-cell office:value-type="percentage" office:value="0.88925120000000002" table:style-name="ce14">
            <text:p>88.9%</text:p>
          </table:table-cell>
          <table:table-cell office:value-type="float" office:value="18160" table:style-name="ce13">
            <text:p>18,160</text:p>
          </table:table-cell>
          <table:table-cell office:value-type="percentage" office:value="0.95488010000000001" table:style-name="ce14">
            <text:p>95.5%</text:p>
          </table:table-cell>
          <table:table-cell office:value-type="float" office:value="18745" table:style-name="ce13">
            <text:p>18,745</text:p>
          </table:table-cell>
          <table:table-cell office:value-type="percentage" office:value="0.98574879999999998" table:style-name="ce14">
            <text:p>98.6%</text:p>
          </table:table-cell>
          <table:table-cell office:value-type="float" office:value="270" table:style-name="ce13">
            <text:p>270</text:p>
          </table:table-cell>
          <table:table-cell office:value-type="percentage" office:value="1.42512E-2" table:style-name="ce14">
            <text:p>1.4%</text:p>
          </table:table-cell>
          <table:table-cell office:value-type="float" office:value="19015" table:style-name="ce13">
            <text:p>19,015</text:p>
          </table:table-cell>
          <table:table-cell office:value-type="float" office:value="14465" table:style-name="ce13">
            <text:p>14,465</text:p>
          </table:table-cell>
          <table:table-cell office:value-type="percentage" office:value="0.76862180000000002" table:style-name="ce14">
            <text:p>76.9%</text:p>
          </table:table-cell>
          <table:table-cell office:value-type="float" office:value="16885" table:style-name="ce13">
            <text:p>16,885</text:p>
          </table:table-cell>
          <table:table-cell office:value-type="percentage" office:value="0.89708849999999996" table:style-name="ce14">
            <text:p>89.7%</text:p>
          </table:table-cell>
          <table:table-cell office:value-type="float" office:value="18225" table:style-name="ce13">
            <text:p>18,225</text:p>
          </table:table-cell>
          <table:table-cell office:value-type="percentage" office:value="0.96817549999999997" table:style-name="ce14">
            <text:p>96.8%</text:p>
          </table:table-cell>
          <table:table-cell office:value-type="float" office:value="18595" table:style-name="ce13">
            <text:p>18,595</text:p>
          </table:table-cell>
          <table:table-cell office:value-type="percentage" office:value="0.9879928" table:style-name="ce14">
            <text:p>98.8%</text:p>
          </table:table-cell>
          <table:table-cell office:value-type="float" office:value="225" table:style-name="ce13">
            <text:p>225</text:p>
          </table:table-cell>
          <table:table-cell office:value-type="percentage" office:value="1.2007200000000001E-2" table:style-name="ce14">
            <text:p>1.2%</text:p>
          </table:table-cell>
          <table:table-cell office:value-type="float" office:value="18820" table:style-name="ce13">
            <text:p>18,820</text:p>
          </table:table-cell>
          <table:table-cell office:value-type="float" office:value="13395" table:style-name="ce13">
            <text:p>13,395</text:p>
          </table:table-cell>
          <table:table-cell office:value-type="percentage" office:value="0.72921769999999997" table:style-name="ce14">
            <text:p>72.9%</text:p>
          </table:table-cell>
          <table:table-cell office:value-type="float" office:value="16455" table:style-name="ce13">
            <text:p>16,455</text:p>
          </table:table-cell>
          <table:table-cell office:value-type="percentage" office:value="0.89580269999999995" table:style-name="ce14">
            <text:p>89.6%</text:p>
          </table:table-cell>
          <table:table-cell office:value-type="float" office:value="17955" table:style-name="ce13">
            <text:p>17,955</text:p>
          </table:table-cell>
          <table:table-cell office:value-type="percentage" office:value="0.97740760000000004" table:style-name="ce14">
            <text:p>97.7%</text:p>
          </table:table-cell>
          <table:table-cell office:value-type="float" office:value="18270" table:style-name="ce13">
            <text:p>18,270</text:p>
          </table:table-cell>
          <table:table-cell office:value-type="percentage" office:value="0.99471940000000003" table:style-name="ce14">
            <text:p>99.5%</text:p>
          </table:table-cell>
          <table:table-cell office:value-type="float" office:value="95" table:style-name="ce13">
            <text:p>95</text:p>
          </table:table-cell>
          <table:table-cell office:value-type="percentage" office:value="5.2805999999999999E-3" table:style-name="ce14">
            <text:p>0.5%</text:p>
          </table:table-cell>
          <table:table-cell office:value-type="float" office:value="18370" table:style-name="ce13">
            <text:p>18,370</text:p>
          </table:table-cell>
          <table:table-cell office:value-type="float" office:value="12615" table:style-name="ce13">
            <text:p>12,615</text:p>
          </table:table-cell>
          <table:table-cell office:value-type="percentage" office:value="0.6894536" table:style-name="ce14">
            <text:p>68.9%</text:p>
          </table:table-cell>
          <table:table-cell office:value-type="float" office:value="15840" table:style-name="ce13">
            <text:p>15,840</text:p>
          </table:table-cell>
          <table:table-cell office:value-type="percentage" office:value="0.86568310000000004" table:style-name="ce14">
            <text:p>86.6%</text:p>
          </table:table-cell>
          <table:table-cell office:value-type="float" office:value="17350" table:style-name="ce13">
            <text:p>17,350</text:p>
          </table:table-cell>
          <table:table-cell office:value-type="percentage" office:value="0.94803280000000001" table:style-name="ce14">
            <text:p>94.8%</text:p>
          </table:table-cell>
          <table:table-cell office:value-type="float" office:value="18030" table:style-name="ce13">
            <text:p>18,030</text:p>
          </table:table-cell>
          <table:table-cell office:value-type="percentage" office:value="0.98535519999999999" table:style-name="ce14">
            <text:p>98.5%</text:p>
          </table:table-cell>
          <table:table-cell office:value-type="float" office:value="270" table:style-name="ce13">
            <text:p>270</text:p>
          </table:table-cell>
          <table:table-cell office:value-type="percentage" office:value="1.4644799999999999E-2" table:style-name="ce14">
            <text:p>1.5%</text:p>
          </table:table-cell>
          <table:table-cell office:value-type="float" office:value="18300" table:style-name="ce13">
            <text:p>18,300</text:p>
          </table:table-cell>
          <table:table-cell office:value-type="float" office:value="12880" table:style-name="ce13">
            <text:p>12,880</text:p>
          </table:table-cell>
          <table:table-cell office:value-type="percentage" office:value="0.6903243" table:style-name="ce14">
            <text:p>69.0%</text:p>
          </table:table-cell>
          <table:table-cell office:value-type="float" office:value="16035" table:style-name="ce13">
            <text:p>16,035</text:p>
          </table:table-cell>
          <table:table-cell office:value-type="percentage" office:value="0.85955510000000002" table:style-name="ce14">
            <text:p>86.0%</text:p>
          </table:table-cell>
          <table:table-cell office:value-type="float" office:value="17620" table:style-name="ce13">
            <text:p>17,620</text:p>
          </table:table-cell>
          <table:table-cell office:value-type="percentage" office:value="0.94451890000000005" table:style-name="ce14">
            <text:p>94.5%</text:p>
          </table:table-cell>
          <table:table-cell office:value-type="float" office:value="18295" table:style-name="ce13">
            <text:p>18,295</text:p>
          </table:table-cell>
          <table:table-cell office:value-type="percentage" office:value="0.98070219999999997" table:style-name="ce14">
            <text:p>98.1%</text:p>
          </table:table-cell>
          <table:table-cell office:value-type="float" office:value="360" table:style-name="ce13">
            <text:p>360</text:p>
          </table:table-cell>
          <table:table-cell office:value-type="percentage" office:value="1.92978E-2" table:style-name="ce14">
            <text:p>1.9%</text:p>
          </table:table-cell>
          <table:table-cell office:value-type="float" office:value="18655" table:style-name="ce13">
            <text:p>18,655</text:p>
          </table:table-cell>
          <table:table-cell table:number-columns-repeated="16328"/>
        </table:table-row>
        <table:table-row table:style-name="ro11">
          <table:table-cell table:style-name="ce1"/>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number-columns-repeated="2"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number-columns-repeated="2"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number-columns-repeated="2"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number-columns-repeated="2"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number-columns-repeated="16328"/>
        </table:table-row>
        <table:table-row table:number-rows-repeated="1048525" table:style-name="ro8">
          <table:table-cell table:number-columns-repeated="16384"/>
        </table:table-row>
      </table:table>
      <table:table table:name="Higher" table:style-name="ta1">
        <table:table-column table:style-name="co3" table:default-cell-style-name="ce1"/>
        <table:table-column table:style-name="co8" table:default-cell-style-name="ce13"/>
        <table:table-column table:style-name="co9" table:default-cell-style-name="ce14"/>
        <table:table-column table:style-name="co10" table:default-cell-style-name="ce13"/>
        <table:table-column table:style-name="co11" table:default-cell-style-name="ce14"/>
        <table:table-column table:style-name="co10" table:default-cell-style-name="ce13"/>
        <table:table-column table:style-name="co11" table:default-cell-style-name="ce14"/>
        <table:table-column table:style-name="co10" table:default-cell-style-name="ce13"/>
        <table:table-column table:style-name="co11" table:default-cell-style-name="ce14"/>
        <table:table-column table:style-name="co12" table:default-cell-style-name="ce13"/>
        <table:table-column table:style-name="co13" table:default-cell-style-name="ce14"/>
        <table:table-column table:style-name="co6" table:default-cell-style-name="ce13"/>
        <table:table-column table:style-name="co8" table:default-cell-style-name="ce13"/>
        <table:table-column table:style-name="co9" table:default-cell-style-name="ce14"/>
        <table:table-column table:style-name="co10" table:default-cell-style-name="ce13"/>
        <table:table-column table:style-name="co11" table:default-cell-style-name="ce14"/>
        <table:table-column table:style-name="co10" table:default-cell-style-name="ce13"/>
        <table:table-column table:style-name="co11" table:default-cell-style-name="ce14"/>
        <table:table-column table:style-name="co10" table:default-cell-style-name="ce13"/>
        <table:table-column table:style-name="co11" table:default-cell-style-name="ce14"/>
        <table:table-column table:style-name="co12" table:default-cell-style-name="ce13"/>
        <table:table-column table:style-name="co13" table:default-cell-style-name="ce14"/>
        <table:table-column table:style-name="co6" table:default-cell-style-name="ce13"/>
        <table:table-column table:style-name="co8" table:default-cell-style-name="ce13"/>
        <table:table-column table:style-name="co9" table:default-cell-style-name="ce14"/>
        <table:table-column table:style-name="co10" table:default-cell-style-name="ce13"/>
        <table:table-column table:style-name="co11" table:default-cell-style-name="ce14"/>
        <table:table-column table:style-name="co10" table:default-cell-style-name="ce13"/>
        <table:table-column table:style-name="co11" table:default-cell-style-name="ce14"/>
        <table:table-column table:style-name="co10" table:default-cell-style-name="ce13"/>
        <table:table-column table:style-name="co11" table:default-cell-style-name="ce14"/>
        <table:table-column table:style-name="co12" table:default-cell-style-name="ce13"/>
        <table:table-column table:style-name="co13" table:default-cell-style-name="ce14"/>
        <table:table-column table:style-name="co6" table:default-cell-style-name="ce13"/>
        <table:table-column table:style-name="co8" table:default-cell-style-name="ce13"/>
        <table:table-column table:style-name="co9" table:default-cell-style-name="ce14"/>
        <table:table-column table:style-name="co10" table:default-cell-style-name="ce13"/>
        <table:table-column table:style-name="co11" table:default-cell-style-name="ce14"/>
        <table:table-column table:style-name="co10" table:default-cell-style-name="ce13"/>
        <table:table-column table:style-name="co11" table:default-cell-style-name="ce14"/>
        <table:table-column table:style-name="co10" table:default-cell-style-name="ce13"/>
        <table:table-column table:style-name="co11" table:default-cell-style-name="ce14"/>
        <table:table-column table:style-name="co12" table:default-cell-style-name="ce13"/>
        <table:table-column table:style-name="co13" table:default-cell-style-name="ce14"/>
        <table:table-column table:style-name="co6" table:default-cell-style-name="ce13"/>
        <table:table-column table:style-name="co8" table:default-cell-style-name="ce13"/>
        <table:table-column table:style-name="co9" table:default-cell-style-name="ce14"/>
        <table:table-column table:style-name="co10" table:default-cell-style-name="ce13"/>
        <table:table-column table:style-name="co11" table:default-cell-style-name="ce14"/>
        <table:table-column table:style-name="co10" table:default-cell-style-name="ce13"/>
        <table:table-column table:style-name="co11" table:default-cell-style-name="ce14"/>
        <table:table-column table:style-name="co10" table:default-cell-style-name="ce13"/>
        <table:table-column table:style-name="co11" table:default-cell-style-name="ce14"/>
        <table:table-column table:style-name="co12" table:default-cell-style-name="ce13"/>
        <table:table-column table:style-name="co13" table:default-cell-style-name="ce14"/>
        <table:table-column table:style-name="co6" table:default-cell-style-name="ce13"/>
        <table:table-column table:style-name="co2" table:number-columns-repeated="16328" table:default-cell-style-name="ce1"/>
        <table:table-row table:style-name="ro9">
          <table:table-cell office:value-type="string" table:style-name="ce10">
            <text:p>Table 5: Provisional Higher Attainment</text:p>
          </table:table-cell>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number-columns-repeated="2"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number-columns-repeated="2"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number-columns-repeated="2"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number-columns-repeated="2"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number-columns-repeated="16328"/>
        </table:table-row>
        <table:table-row table:style-name="ro10">
          <table:table-cell office:value-type="string" table:style-name="ce15">
            <text:p>Some shorthand is used in this table, [c] where the value is suppressed to protect against the risk of disclosure of personal information, [low] for a value less than 0.05% and [z] for not applicable</text:p>
          </table:table-cell>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number-columns-repeated="2"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number-columns-repeated="2"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number-columns-repeated="2"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number-columns-repeated="2"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number-columns-repeated="16328"/>
        </table:table-row>
        <table:table-row table:style-name="ro11">
          <table:table-cell office:value-type="string" table:style-name="ce21">
            <text:p>Subject</text:p>
          </table:table-cell>
          <table:table-cell office:value-type="string" table:style-name="ce22">
            <text:p>Grade A Count 2022</text:p>
          </table:table-cell>
          <table:table-cell office:value-type="string" table:style-name="ce23">
            <text:p>Grade A Percentage 2022</text:p>
          </table:table-cell>
          <table:table-cell office:value-type="string" table:style-name="ce22">
            <text:p>Grades A-B Count 2022</text:p>
          </table:table-cell>
          <table:table-cell office:value-type="string" table:style-name="ce23">
            <text:p>Grades A-B Percentage 2022</text:p>
          </table:table-cell>
          <table:table-cell office:value-type="string" table:style-name="ce22">
            <text:p>Grades A-C Count 2022</text:p>
          </table:table-cell>
          <table:table-cell office:value-type="string" table:style-name="ce23">
            <text:p>Grades A-C Percentage 2022</text:p>
          </table:table-cell>
          <table:table-cell office:value-type="string" table:style-name="ce22">
            <text:p>Grades A-D Count 2022</text:p>
          </table:table-cell>
          <table:table-cell office:value-type="string" table:style-name="ce23">
            <text:p>Grades A-D Percentage 2022</text:p>
          </table:table-cell>
          <table:table-cell office:value-type="string" table:style-name="ce22">
            <text:p>No Award Count 2022</text:p>
          </table:table-cell>
          <table:table-cell office:value-type="string" table:style-name="ce23">
            <text:p>No Award Percentage 2022</text:p>
          </table:table-cell>
          <table:table-cell office:value-type="string" table:style-name="ce22">
            <text:p>Entries 2022</text:p>
          </table:table-cell>
          <table:table-cell office:value-type="string" table:style-name="ce22">
            <text:p>Grade A Count 2021</text:p>
          </table:table-cell>
          <table:table-cell office:value-type="string" table:style-name="ce23">
            <text:p>Grade A Percentage 2021</text:p>
          </table:table-cell>
          <table:table-cell office:value-type="string" table:style-name="ce22">
            <text:p>Grades A-B Count 2021</text:p>
          </table:table-cell>
          <table:table-cell office:value-type="string" table:style-name="ce23">
            <text:p>Grades A-B Percentage 2021</text:p>
          </table:table-cell>
          <table:table-cell office:value-type="string" table:style-name="ce22">
            <text:p>Grades A-C Count 2021</text:p>
          </table:table-cell>
          <table:table-cell office:value-type="string" table:style-name="ce23">
            <text:p>Grades A-C Percentage 2021</text:p>
          </table:table-cell>
          <table:table-cell office:value-type="string" table:style-name="ce22">
            <text:p>Grades A-D Count 2021</text:p>
          </table:table-cell>
          <table:table-cell office:value-type="string" table:style-name="ce23">
            <text:p>Grades A-D Percentage 2021</text:p>
          </table:table-cell>
          <table:table-cell office:value-type="string" table:style-name="ce22">
            <text:p>No Award Count 2021</text:p>
          </table:table-cell>
          <table:table-cell office:value-type="string" table:style-name="ce23">
            <text:p>No Award Percentage 2021</text:p>
          </table:table-cell>
          <table:table-cell office:value-type="string" table:style-name="ce22">
            <text:p>Entries 2021</text:p>
          </table:table-cell>
          <table:table-cell office:value-type="string" table:style-name="ce22">
            <text:p>Grade A Count 2020</text:p>
          </table:table-cell>
          <table:table-cell office:value-type="string" table:style-name="ce23">
            <text:p>Grade A Percentage 2020</text:p>
          </table:table-cell>
          <table:table-cell office:value-type="string" table:style-name="ce22">
            <text:p>Grades A-B Count 2020</text:p>
          </table:table-cell>
          <table:table-cell office:value-type="string" table:style-name="ce23">
            <text:p>Grades A-B Percentage 2020</text:p>
          </table:table-cell>
          <table:table-cell office:value-type="string" table:style-name="ce22">
            <text:p>Grades A-C Count 2020</text:p>
          </table:table-cell>
          <table:table-cell office:value-type="string" table:style-name="ce23">
            <text:p>Grades A-C Percentage 2020</text:p>
          </table:table-cell>
          <table:table-cell office:value-type="string" table:style-name="ce22">
            <text:p>Grades A-D Count 2020</text:p>
          </table:table-cell>
          <table:table-cell office:value-type="string" table:style-name="ce23">
            <text:p>Grades A-D Percentage 2020</text:p>
          </table:table-cell>
          <table:table-cell office:value-type="string" table:style-name="ce22">
            <text:p>No Award Count 2020</text:p>
          </table:table-cell>
          <table:table-cell office:value-type="string" table:style-name="ce23">
            <text:p>No Award Percentage 2020</text:p>
          </table:table-cell>
          <table:table-cell office:value-type="string" table:style-name="ce22">
            <text:p>Entries 2020</text:p>
          </table:table-cell>
          <table:table-cell office:value-type="string" table:style-name="ce22">
            <text:p>Grade A Count 2019</text:p>
          </table:table-cell>
          <table:table-cell office:value-type="string" table:style-name="ce23">
            <text:p>Grade A Percentage 2019</text:p>
          </table:table-cell>
          <table:table-cell office:value-type="string" table:style-name="ce22">
            <text:p>Grades A-B Count 2019</text:p>
          </table:table-cell>
          <table:table-cell office:value-type="string" table:style-name="ce23">
            <text:p>Grades A-B Percentage 2019</text:p>
          </table:table-cell>
          <table:table-cell office:value-type="string" table:style-name="ce22">
            <text:p>Grades A-C Count 2019</text:p>
          </table:table-cell>
          <table:table-cell office:value-type="string" table:style-name="ce23">
            <text:p>Grades A-C Percentage 2019</text:p>
          </table:table-cell>
          <table:table-cell office:value-type="string" table:style-name="ce22">
            <text:p>Grades A-D Count 2019</text:p>
          </table:table-cell>
          <table:table-cell office:value-type="string" table:style-name="ce23">
            <text:p>Grades A-D Percentage 2019</text:p>
          </table:table-cell>
          <table:table-cell office:value-type="string" table:style-name="ce22">
            <text:p>No Award Count 2019</text:p>
          </table:table-cell>
          <table:table-cell office:value-type="string" table:style-name="ce23">
            <text:p>No Award Percentage 2019</text:p>
          </table:table-cell>
          <table:table-cell office:value-type="string" table:style-name="ce22">
            <text:p>Entries 2019</text:p>
          </table:table-cell>
          <table:table-cell office:value-type="string" table:style-name="ce22">
            <text:p>Grade A Count 2018</text:p>
          </table:table-cell>
          <table:table-cell office:value-type="string" table:style-name="ce23">
            <text:p>Grade A Percentage 2018</text:p>
          </table:table-cell>
          <table:table-cell office:value-type="string" table:style-name="ce22">
            <text:p>Grades A-B Count 2018</text:p>
          </table:table-cell>
          <table:table-cell office:value-type="string" table:style-name="ce23">
            <text:p>Grades A-B Percentage 2018</text:p>
          </table:table-cell>
          <table:table-cell office:value-type="string" table:style-name="ce22">
            <text:p>Grades A-C Count 2018</text:p>
          </table:table-cell>
          <table:table-cell office:value-type="string" table:style-name="ce23">
            <text:p>Grades A-C Percentage 2018</text:p>
          </table:table-cell>
          <table:table-cell office:value-type="string" table:style-name="ce22">
            <text:p>Grades A-D Count 2018</text:p>
          </table:table-cell>
          <table:table-cell office:value-type="string" table:style-name="ce23">
            <text:p>Grades A-D Percentage 2018</text:p>
          </table:table-cell>
          <table:table-cell office:value-type="string" table:style-name="ce22">
            <text:p>No Award Count 2018</text:p>
          </table:table-cell>
          <table:table-cell office:value-type="string" table:style-name="ce23">
            <text:p>No Award Percentage 2018</text:p>
          </table:table-cell>
          <table:table-cell office:value-type="string" table:style-name="ce22">
            <text:p>Entries 2018</text:p>
          </table:table-cell>
          <table:table-cell table:number-columns-repeated="16328" table:style-name="ce24"/>
        </table:table-row>
        <table:table-row table:style-name="ro11">
          <table:table-cell office:value-type="string" table:style-name="ce1">
            <text:p>Accounting</text:p>
          </table:table-cell>
          <table:table-cell office:value-type="float" office:value="65" table:style-name="ce13">
            <text:p>65</text:p>
          </table:table-cell>
          <table:table-cell office:value-type="percentage" office:value="0.59821429999999998" table:style-name="ce14">
            <text:p>59.8%</text:p>
          </table:table-cell>
          <table:table-cell office:value-type="float" office:value="80" table:style-name="ce13">
            <text:p>80</text:p>
          </table:table-cell>
          <table:table-cell office:value-type="percentage" office:value="0.70535709999999996" table:style-name="ce14">
            <text:p>70.5%</text:p>
          </table:table-cell>
          <table:table-cell office:value-type="float" office:value="90" table:style-name="ce13">
            <text:p>90</text:p>
          </table:table-cell>
          <table:table-cell office:value-type="percentage" office:value="0.82142859999999995" table:style-name="ce14">
            <text:p>82.1%</text:p>
          </table:table-cell>
          <table:table-cell office:value-type="float" office:value="100" table:style-name="ce13">
            <text:p>100</text:p>
          </table:table-cell>
          <table:table-cell office:value-type="percentage" office:value="0.88392859999999995" table:style-name="ce14">
            <text:p>88.4%</text:p>
          </table:table-cell>
          <table:table-cell office:value-type="float" office:value="15" table:style-name="ce13">
            <text:p>15</text:p>
          </table:table-cell>
          <table:table-cell office:value-type="percentage" office:value="0.11607140000000001" table:style-name="ce14">
            <text:p>11.6%</text:p>
          </table:table-cell>
          <table:table-cell office:value-type="float" office:value="110" table:style-name="ce13">
            <text:p>110</text:p>
          </table:table-cell>
          <table:table-cell office:value-type="float" office:value="80" table:style-name="ce13">
            <text:p>80</text:p>
          </table:table-cell>
          <table:table-cell office:value-type="string" table:style-name="ce14">
            <text:p>[c]</text:p>
          </table:table-cell>
          <table:table-cell office:value-type="float" office:value="105" table:style-name="ce13">
            <text:p>105</text:p>
          </table:table-cell>
          <table:table-cell office:value-type="string" table:style-name="ce14">
            <text:p>[c]</text:p>
          </table:table-cell>
          <table:table-cell office:value-type="float" office:value="115" table:style-name="ce13">
            <text:p>115</text:p>
          </table:table-cell>
          <table:table-cell office:value-type="string" table:style-name="ce14">
            <text:p>[c]</text:p>
          </table:table-cell>
          <table:table-cell office:value-type="float" office:value="120" table:style-name="ce13">
            <text:p>12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20" table:style-name="ce13">
            <text:p>120</text:p>
          </table:table-cell>
          <table:table-cell office:value-type="float" office:value="70" table:style-name="ce13">
            <text:p>70</text:p>
          </table:table-cell>
          <table:table-cell office:value-type="string" table:style-name="ce14">
            <text:p>[c]</text:p>
          </table:table-cell>
          <table:table-cell office:value-type="float" office:value="100" table:style-name="ce13">
            <text:p>100</text:p>
          </table:table-cell>
          <table:table-cell office:value-type="string" table:style-name="ce14">
            <text:p>[c]</text:p>
          </table:table-cell>
          <table:table-cell office:value-type="float" office:value="115" table:style-name="ce13">
            <text:p>115</text:p>
          </table:table-cell>
          <table:table-cell office:value-type="string" table:style-name="ce14">
            <text:p>[c]</text:p>
          </table:table-cell>
          <table:table-cell office:value-type="float" office:value="115" table:style-name="ce13">
            <text:p>11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20" table:style-name="ce13">
            <text:p>120</text:p>
          </table:table-cell>
          <table:table-cell office:value-type="float" office:value="55" table:style-name="ce13">
            <text:p>55</text:p>
          </table:table-cell>
          <table:table-cell office:value-type="percentage" office:value="0.50450450000000002" table:style-name="ce14">
            <text:p>50.5%</text:p>
          </table:table-cell>
          <table:table-cell office:value-type="float" office:value="80" table:style-name="ce13">
            <text:p>80</text:p>
          </table:table-cell>
          <table:table-cell office:value-type="percentage" office:value="0.72072069999999999" table:style-name="ce14">
            <text:p>72.1%</text:p>
          </table:table-cell>
          <table:table-cell office:value-type="float" office:value="95" table:style-name="ce13">
            <text:p>95</text:p>
          </table:table-cell>
          <table:table-cell office:value-type="percentage" office:value="0.86486490000000005" table:style-name="ce14">
            <text:p>86.5%</text:p>
          </table:table-cell>
          <table:table-cell office:value-type="float" office:value="105" table:style-name="ce13">
            <text:p>105</text:p>
          </table:table-cell>
          <table:table-cell office:value-type="percentage" office:value="0.92792790000000003" table:style-name="ce14">
            <text:p>92.8%</text:p>
          </table:table-cell>
          <table:table-cell office:value-type="float" office:value="10" table:style-name="ce13">
            <text:p>10</text:p>
          </table:table-cell>
          <table:table-cell office:value-type="percentage" office:value="7.20721E-2" table:style-name="ce14">
            <text:p>7.2%</text:p>
          </table:table-cell>
          <table:table-cell office:value-type="float" office:value="110" table:style-name="ce13">
            <text:p>110</text:p>
          </table:table-cell>
          <table:table-cell office:value-type="float" office:value="50" table:style-name="ce13">
            <text:p>50</text:p>
          </table:table-cell>
          <table:table-cell office:value-type="percentage" office:value="0.43362830000000002" table:style-name="ce14">
            <text:p>43.4%</text:p>
          </table:table-cell>
          <table:table-cell office:value-type="float" office:value="75" table:style-name="ce13">
            <text:p>75</text:p>
          </table:table-cell>
          <table:table-cell office:value-type="percentage" office:value="0.65486730000000004" table:style-name="ce14">
            <text:p>65.5%</text:p>
          </table:table-cell>
          <table:table-cell office:value-type="float" office:value="95" table:style-name="ce13">
            <text:p>95</text:p>
          </table:table-cell>
          <table:table-cell office:value-type="percentage" office:value="0.82300879999999998" table:style-name="ce14">
            <text:p>82.3%</text:p>
          </table:table-cell>
          <table:table-cell office:value-type="float" office:value="100" table:style-name="ce13">
            <text:p>100</text:p>
          </table:table-cell>
          <table:table-cell office:value-type="percentage" office:value="0.90265490000000004" table:style-name="ce14">
            <text:p>90.3%</text:p>
          </table:table-cell>
          <table:table-cell office:value-type="float" office:value="10" table:style-name="ce13">
            <text:p>10</text:p>
          </table:table-cell>
          <table:table-cell office:value-type="percentage" office:value="9.7345100000000004E-2" table:style-name="ce14">
            <text:p>9.7%</text:p>
          </table:table-cell>
          <table:table-cell office:value-type="float" office:value="115" table:style-name="ce13">
            <text:p>115</text:p>
          </table:table-cell>
          <table:table-cell table:number-columns-repeated="16328"/>
        </table:table-row>
        <table:table-row table:style-name="ro11">
          <table:table-cell office:value-type="string" table:style-name="ce1">
            <text:p>Administration and IT</text:p>
          </table:table-cell>
          <table:table-cell office:value-type="float" office:value="25" table:style-name="ce13">
            <text:p>25</text:p>
          </table:table-cell>
          <table:table-cell office:value-type="string" table:style-name="ce14">
            <text:p>[c]</text:p>
          </table:table-cell>
          <table:table-cell office:value-type="float" office:value="35" table:style-name="ce13">
            <text:p>35</text:p>
          </table:table-cell>
          <table:table-cell office:value-type="string" table:style-name="ce14">
            <text:p>[c]</text:p>
          </table:table-cell>
          <table:table-cell office:value-type="float" office:value="40" table:style-name="ce13">
            <text:p>40</text:p>
          </table:table-cell>
          <table:table-cell office:value-type="string" table:style-name="ce14">
            <text:p>[c]</text:p>
          </table:table-cell>
          <table:table-cell office:value-type="float" office:value="45" table:style-name="ce13">
            <text:p>4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45" table:style-name="ce13">
            <text:p>45</text:p>
          </table:table-cell>
          <table:table-cell office:value-type="float" office:value="25" table:style-name="ce13">
            <text:p>25</text:p>
          </table:table-cell>
          <table:table-cell office:value-type="string" table:style-name="ce14">
            <text:p>[c]</text:p>
          </table:table-cell>
          <table:table-cell office:value-type="float" office:value="30" table:style-name="ce13">
            <text:p>30</text:p>
          </table:table-cell>
          <table:table-cell office:value-type="string" table:style-name="ce14">
            <text:p>[c]</text:p>
          </table:table-cell>
          <table:table-cell office:value-type="float" office:value="30" table:style-name="ce13">
            <text:p>30</text:p>
          </table:table-cell>
          <table:table-cell office:value-type="string" table:style-name="ce14">
            <text:p>[c]</text:p>
          </table:table-cell>
          <table:table-cell office:value-type="float" office:value="30" table:style-name="ce13">
            <text:p>3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30" table:style-name="ce13">
            <text:p>30</text:p>
          </table:table-cell>
          <table:table-cell office:value-type="float" office:value="25" table:style-name="ce13">
            <text:p>25</text:p>
          </table:table-cell>
          <table:table-cell office:value-type="string" table:style-name="ce14">
            <text:p>[c]</text:p>
          </table:table-cell>
          <table:table-cell office:value-type="float" office:value="40" table:style-name="ce13">
            <text:p>40</text:p>
          </table:table-cell>
          <table:table-cell office:value-type="string" table:style-name="ce14">
            <text:p>[c]</text:p>
          </table:table-cell>
          <table:table-cell office:value-type="float" office:value="45" table:style-name="ce13">
            <text:p>45</text:p>
          </table:table-cell>
          <table:table-cell office:value-type="string" table:style-name="ce14">
            <text:p>[c]</text:p>
          </table:table-cell>
          <table:table-cell office:value-type="float" office:value="50" table:style-name="ce13">
            <text:p>5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50" table:style-name="ce13">
            <text:p>50</text:p>
          </table:table-cell>
          <table:table-cell office:value-type="float" office:value="20" table:style-name="ce13">
            <text:p>20</text:p>
          </table:table-cell>
          <table:table-cell office:value-type="string" table:style-name="ce14">
            <text:p>[c]</text:p>
          </table:table-cell>
          <table:table-cell office:value-type="float" office:value="35" table:style-name="ce13">
            <text:p>35</text:p>
          </table:table-cell>
          <table:table-cell office:value-type="string" table:style-name="ce14">
            <text:p>[c]</text:p>
          </table:table-cell>
          <table:table-cell office:value-type="float" office:value="45" table:style-name="ce13">
            <text:p>45</text:p>
          </table:table-cell>
          <table:table-cell office:value-type="string" table:style-name="ce14">
            <text:p>[c]</text:p>
          </table:table-cell>
          <table:table-cell office:value-type="float" office:value="50" table:style-name="ce13">
            <text:p>5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50" table:style-name="ce13">
            <text:p>50</text:p>
          </table:table-cell>
          <table:table-cell office:value-type="float" office:value="30" table:style-name="ce13">
            <text:p>30</text:p>
          </table:table-cell>
          <table:table-cell office:value-type="string" table:style-name="ce14">
            <text:p>[c]</text:p>
          </table:table-cell>
          <table:table-cell office:value-type="float" office:value="40" table:style-name="ce13">
            <text:p>40</text:p>
          </table:table-cell>
          <table:table-cell office:value-type="string" table:style-name="ce14">
            <text:p>[c]</text:p>
          </table:table-cell>
          <table:table-cell office:value-type="float" office:value="45" table:style-name="ce13">
            <text:p>45</text:p>
          </table:table-cell>
          <table:table-cell office:value-type="string" table:style-name="ce14">
            <text:p>[c]</text:p>
          </table:table-cell>
          <table:table-cell office:value-type="float" office:value="50" table:style-name="ce13">
            <text:p>5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50" table:style-name="ce13">
            <text:p>50</text:p>
          </table:table-cell>
          <table:table-cell table:number-columns-repeated="16328"/>
        </table:table-row>
        <table:table-row table:style-name="ro11">
          <table:table-cell office:value-type="string" table:style-name="ce1">
            <text:p>Applications of Mathematics</text:p>
          </table:table-cell>
          <table:table-cell office:value-type="float" office:value="15" table:style-name="ce13">
            <text:p>15</text:p>
          </table:table-cell>
          <table:table-cell office:value-type="percentage" office:value="0.65" table:style-name="ce14">
            <text:p>65.0%</text:p>
          </table:table-cell>
          <table:table-cell office:value-type="float" office:value="15" table:style-name="ce13">
            <text:p>15</text:p>
          </table:table-cell>
          <table:table-cell office:value-type="percentage" office:value="0.8" table:style-name="ce14">
            <text:p>80.0%</text:p>
          </table:table-cell>
          <table:table-cell office:value-type="float" office:value="20" table:style-name="ce13">
            <text:p>20</text:p>
          </table:table-cell>
          <table:table-cell office:value-type="percentage" office:value="1" table:style-name="ce14">
            <text:p>100.0%</text:p>
          </table:table-cell>
          <table:table-cell office:value-type="float" office:value="20" table:style-name="ce13">
            <text:p>2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0" table:style-name="ce13">
            <text:p>20</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table:number-columns-repeated="16328"/>
        </table:table-row>
        <table:table-row table:style-name="ro11">
          <table:table-cell office:value-type="string" table:style-name="ce1">
            <text:p>Art and Design</text:p>
          </table:table-cell>
          <table:table-cell office:value-type="float" office:value="130" table:style-name="ce13">
            <text:p>130</text:p>
          </table:table-cell>
          <table:table-cell office:value-type="string" table:style-name="ce14">
            <text:p>[c]</text:p>
          </table:table-cell>
          <table:table-cell office:value-type="float" office:value="225" table:style-name="ce13">
            <text:p>225</text:p>
          </table:table-cell>
          <table:table-cell office:value-type="string" table:style-name="ce14">
            <text:p>[c]</text:p>
          </table:table-cell>
          <table:table-cell office:value-type="float" office:value="260" table:style-name="ce13">
            <text:p>260</text:p>
          </table:table-cell>
          <table:table-cell office:value-type="string" table:style-name="ce14">
            <text:p>[c]</text:p>
          </table:table-cell>
          <table:table-cell office:value-type="float" office:value="275" table:style-name="ce13">
            <text:p>27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75" table:style-name="ce13">
            <text:p>275</text:p>
          </table:table-cell>
          <table:table-cell office:value-type="float" office:value="255" table:style-name="ce13">
            <text:p>255</text:p>
          </table:table-cell>
          <table:table-cell office:value-type="percentage" office:value="0.79062500000000002" table:style-name="ce14">
            <text:p>79.1%</text:p>
          </table:table-cell>
          <table:table-cell office:value-type="float" office:value="305" table:style-name="ce13">
            <text:p>305</text:p>
          </table:table-cell>
          <table:table-cell office:value-type="percentage" office:value="0.95" table:style-name="ce14">
            <text:p>95.0%</text:p>
          </table:table-cell>
          <table:table-cell office:value-type="float" office:value="320" table:style-name="ce13">
            <text:p>320</text:p>
          </table:table-cell>
          <table:table-cell office:value-type="percentage" office:value="0.99687499999999996" table:style-name="ce14">
            <text:p>99.7%</text:p>
          </table:table-cell>
          <table:table-cell office:value-type="float" office:value="320" table:style-name="ce13">
            <text:p>32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20" table:style-name="ce13">
            <text:p>320</text:p>
          </table:table-cell>
          <table:table-cell office:value-type="float" office:value="190" table:style-name="ce13">
            <text:p>190</text:p>
          </table:table-cell>
          <table:table-cell office:value-type="string" table:style-name="ce14">
            <text:p>[c]</text:p>
          </table:table-cell>
          <table:table-cell office:value-type="float" office:value="250" table:style-name="ce13">
            <text:p>250</text:p>
          </table:table-cell>
          <table:table-cell office:value-type="string" table:style-name="ce14">
            <text:p>[c]</text:p>
          </table:table-cell>
          <table:table-cell office:value-type="float" office:value="265" table:style-name="ce13">
            <text:p>265</text:p>
          </table:table-cell>
          <table:table-cell office:value-type="string" table:style-name="ce14">
            <text:p>[c]</text:p>
          </table:table-cell>
          <table:table-cell office:value-type="float" office:value="265" table:style-name="ce13">
            <text:p>26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65" table:style-name="ce13">
            <text:p>265</text:p>
          </table:table-cell>
          <table:table-cell office:value-type="float" office:value="170" table:style-name="ce13">
            <text:p>170</text:p>
          </table:table-cell>
          <table:table-cell office:value-type="percentage" office:value="0.55081970000000002" table:style-name="ce14">
            <text:p>55.1%</text:p>
          </table:table-cell>
          <table:table-cell office:value-type="float" office:value="250" table:style-name="ce13">
            <text:p>250</text:p>
          </table:table-cell>
          <table:table-cell office:value-type="percentage" office:value="0.82295079999999998" table:style-name="ce14">
            <text:p>82.3%</text:p>
          </table:table-cell>
          <table:table-cell office:value-type="float" office:value="295" table:style-name="ce13">
            <text:p>295</text:p>
          </table:table-cell>
          <table:table-cell office:value-type="percentage" office:value="0.97049180000000002" table:style-name="ce14">
            <text:p>97.0%</text:p>
          </table:table-cell>
          <table:table-cell office:value-type="float" office:value="305" table:style-name="ce13">
            <text:p>30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05" table:style-name="ce13">
            <text:p>305</text:p>
          </table:table-cell>
          <table:table-cell office:value-type="float" office:value="165" table:style-name="ce13">
            <text:p>165</text:p>
          </table:table-cell>
          <table:table-cell office:value-type="string" table:style-name="ce14">
            <text:p>[c]</text:p>
          </table:table-cell>
          <table:table-cell office:value-type="float" office:value="235" table:style-name="ce13">
            <text:p>235</text:p>
          </table:table-cell>
          <table:table-cell office:value-type="string" table:style-name="ce14">
            <text:p>[c]</text:p>
          </table:table-cell>
          <table:table-cell office:value-type="float" office:value="280" table:style-name="ce13">
            <text:p>280</text:p>
          </table:table-cell>
          <table:table-cell office:value-type="string" table:style-name="ce14">
            <text:p>[c]</text:p>
          </table:table-cell>
          <table:table-cell office:value-type="float" office:value="285" table:style-name="ce13">
            <text:p>28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90" table:style-name="ce13">
            <text:p>290</text:p>
          </table:table-cell>
          <table:table-cell table:number-columns-repeated="16328"/>
        </table:table-row>
        <table:table-row table:style-name="ro11">
          <table:table-cell office:value-type="string" table:style-name="ce1">
            <text:p>Biology</text:p>
          </table:table-cell>
          <table:table-cell office:value-type="float" office:value="485" table:style-name="ce13">
            <text:p>485</text:p>
          </table:table-cell>
          <table:table-cell office:value-type="percentage" office:value="0.58533650000000004" table:style-name="ce14">
            <text:p>58.5%</text:p>
          </table:table-cell>
          <table:table-cell office:value-type="float" office:value="670" table:style-name="ce13">
            <text:p>670</text:p>
          </table:table-cell>
          <table:table-cell office:value-type="percentage" office:value="0.80408650000000004" table:style-name="ce14">
            <text:p>80.4%</text:p>
          </table:table-cell>
          <table:table-cell office:value-type="float" office:value="775" table:style-name="ce13">
            <text:p>775</text:p>
          </table:table-cell>
          <table:table-cell office:value-type="percentage" office:value="0.93389420000000001" table:style-name="ce14">
            <text:p>93.4%</text:p>
          </table:table-cell>
          <table:table-cell office:value-type="float" office:value="820" table:style-name="ce13">
            <text:p>820</text:p>
          </table:table-cell>
          <table:table-cell office:value-type="percentage" office:value="0.98317310000000002" table:style-name="ce14">
            <text:p>98.3%</text:p>
          </table:table-cell>
          <table:table-cell office:value-type="float" office:value="15" table:style-name="ce13">
            <text:p>15</text:p>
          </table:table-cell>
          <table:table-cell office:value-type="percentage" office:value="1.6826899999999999E-2" table:style-name="ce14">
            <text:p>1.7%</text:p>
          </table:table-cell>
          <table:table-cell office:value-type="float" office:value="830" table:style-name="ce13">
            <text:p>830</text:p>
          </table:table-cell>
          <table:table-cell office:value-type="float" office:value="530" table:style-name="ce13">
            <text:p>530</text:p>
          </table:table-cell>
          <table:table-cell office:value-type="percentage" office:value="0.67598480000000005" table:style-name="ce14">
            <text:p>67.6%</text:p>
          </table:table-cell>
          <table:table-cell office:value-type="float" office:value="660" table:style-name="ce13">
            <text:p>660</text:p>
          </table:table-cell>
          <table:table-cell office:value-type="percentage" office:value="0.84116900000000006" table:style-name="ce14">
            <text:p>84.1%</text:p>
          </table:table-cell>
          <table:table-cell office:value-type="float" office:value="745" table:style-name="ce13">
            <text:p>745</text:p>
          </table:table-cell>
          <table:table-cell office:value-type="percentage" office:value="0.94536209999999998" table:style-name="ce14">
            <text:p>94.5%</text:p>
          </table:table-cell>
          <table:table-cell office:value-type="float" office:value="775" table:style-name="ce13">
            <text:p>775</text:p>
          </table:table-cell>
          <table:table-cell office:value-type="percentage" office:value="0.98348159999999996" table:style-name="ce14">
            <text:p>98.3%</text:p>
          </table:table-cell>
          <table:table-cell office:value-type="float" office:value="15" table:style-name="ce13">
            <text:p>15</text:p>
          </table:table-cell>
          <table:table-cell office:value-type="percentage" office:value="1.6518399999999999E-2" table:style-name="ce14">
            <text:p>1.7%</text:p>
          </table:table-cell>
          <table:table-cell office:value-type="float" office:value="785" table:style-name="ce13">
            <text:p>785</text:p>
          </table:table-cell>
          <table:table-cell office:value-type="float" office:value="570" table:style-name="ce13">
            <text:p>570</text:p>
          </table:table-cell>
          <table:table-cell office:value-type="percentage" office:value="0.65972220000000004" table:style-name="ce14">
            <text:p>66.0%</text:p>
          </table:table-cell>
          <table:table-cell office:value-type="float" office:value="745" table:style-name="ce13">
            <text:p>745</text:p>
          </table:table-cell>
          <table:table-cell office:value-type="percentage" office:value="0.86458330000000005" table:style-name="ce14">
            <text:p>86.5%</text:p>
          </table:table-cell>
          <table:table-cell office:value-type="float" office:value="835" table:style-name="ce13">
            <text:p>835</text:p>
          </table:table-cell>
          <table:table-cell office:value-type="percentage" office:value="0.96412039999999999" table:style-name="ce14">
            <text:p>96.4%</text:p>
          </table:table-cell>
          <table:table-cell office:value-type="float" office:value="860" table:style-name="ce13">
            <text:p>860</text:p>
          </table:table-cell>
          <table:table-cell office:value-type="percentage" office:value="0.99421300000000001" table:style-name="ce14">
            <text:p>99.4%</text:p>
          </table:table-cell>
          <table:table-cell office:value-type="float" office:value="5" table:style-name="ce13">
            <text:p>5</text:p>
          </table:table-cell>
          <table:table-cell office:value-type="percentage" office:value="5.7869999999999996E-3" table:style-name="ce14">
            <text:p>0.6%</text:p>
          </table:table-cell>
          <table:table-cell office:value-type="float" office:value="865" table:style-name="ce13">
            <text:p>865</text:p>
          </table:table-cell>
          <table:table-cell office:value-type="float" office:value="580" table:style-name="ce13">
            <text:p>580</text:p>
          </table:table-cell>
          <table:table-cell office:value-type="percentage" office:value="0.61742830000000004" table:style-name="ce14">
            <text:p>61.7%</text:p>
          </table:table-cell>
          <table:table-cell office:value-type="float" office:value="780" table:style-name="ce13">
            <text:p>780</text:p>
          </table:table-cell>
          <table:table-cell office:value-type="percentage" office:value="0.82677999999999996" table:style-name="ce14">
            <text:p>82.7%</text:p>
          </table:table-cell>
          <table:table-cell office:value-type="float" office:value="880" table:style-name="ce13">
            <text:p>880</text:p>
          </table:table-cell>
          <table:table-cell office:value-type="percentage" office:value="0.93517530000000004" table:style-name="ce14">
            <text:p>93.5%</text:p>
          </table:table-cell>
          <table:table-cell office:value-type="float" office:value="925" table:style-name="ce13">
            <text:p>925</text:p>
          </table:table-cell>
          <table:table-cell office:value-type="percentage" office:value="0.98087139999999995" table:style-name="ce14">
            <text:p>98.1%</text:p>
          </table:table-cell>
          <table:table-cell office:value-type="float" office:value="20" table:style-name="ce13">
            <text:p>20</text:p>
          </table:table-cell>
          <table:table-cell office:value-type="percentage" office:value="1.9128599999999999E-2" table:style-name="ce14">
            <text:p>1.9%</text:p>
          </table:table-cell>
          <table:table-cell office:value-type="float" office:value="940" table:style-name="ce13">
            <text:p>940</text:p>
          </table:table-cell>
          <table:table-cell office:value-type="float" office:value="475" table:style-name="ce13">
            <text:p>475</text:p>
          </table:table-cell>
          <table:table-cell office:value-type="percentage" office:value="0.54827590000000004" table:style-name="ce14">
            <text:p>54.8%</text:p>
          </table:table-cell>
          <table:table-cell office:value-type="float" office:value="680" table:style-name="ce13">
            <text:p>680</text:p>
          </table:table-cell>
          <table:table-cell office:value-type="percentage" office:value="0.7816092" table:style-name="ce14">
            <text:p>78.2%</text:p>
          </table:table-cell>
          <table:table-cell office:value-type="float" office:value="800" table:style-name="ce13">
            <text:p>800</text:p>
          </table:table-cell>
          <table:table-cell office:value-type="percentage" office:value="0.92183910000000002" table:style-name="ce14">
            <text:p>92.2%</text:p>
          </table:table-cell>
          <table:table-cell office:value-type="float" office:value="835" table:style-name="ce13">
            <text:p>835</text:p>
          </table:table-cell>
          <table:table-cell office:value-type="percentage" office:value="0.95977009999999996" table:style-name="ce14">
            <text:p>96.0%</text:p>
          </table:table-cell>
          <table:table-cell office:value-type="float" office:value="35" table:style-name="ce13">
            <text:p>35</text:p>
          </table:table-cell>
          <table:table-cell office:value-type="percentage" office:value="4.0229899999999999E-2" table:style-name="ce14">
            <text:p>4.0%</text:p>
          </table:table-cell>
          <table:table-cell office:value-type="float" office:value="870" table:style-name="ce13">
            <text:p>870</text:p>
          </table:table-cell>
          <table:table-cell table:number-columns-repeated="16328"/>
        </table:table-row>
        <table:table-row table:style-name="ro11">
          <table:table-cell office:value-type="string" table:style-name="ce1">
            <text:p>Business Management</text:p>
          </table:table-cell>
          <table:table-cell office:value-type="float" office:value="600" table:style-name="ce13">
            <text:p>600</text:p>
          </table:table-cell>
          <table:table-cell office:value-type="percentage" office:value="0.64870689999999998" table:style-name="ce14">
            <text:p>64.9%</text:p>
          </table:table-cell>
          <table:table-cell office:value-type="float" office:value="770" table:style-name="ce13">
            <text:p>770</text:p>
          </table:table-cell>
          <table:table-cell office:value-type="percentage" office:value="0.83081899999999997" table:style-name="ce14">
            <text:p>83.1%</text:p>
          </table:table-cell>
          <table:table-cell office:value-type="float" office:value="855" table:style-name="ce13">
            <text:p>855</text:p>
          </table:table-cell>
          <table:table-cell office:value-type="percentage" office:value="0.92241379999999995" table:style-name="ce14">
            <text:p>92.2%</text:p>
          </table:table-cell>
          <table:table-cell office:value-type="float" office:value="900" table:style-name="ce13">
            <text:p>900</text:p>
          </table:table-cell>
          <table:table-cell office:value-type="percentage" office:value="0.96875" table:style-name="ce14">
            <text:p>96.9%</text:p>
          </table:table-cell>
          <table:table-cell office:value-type="float" office:value="30" table:style-name="ce13">
            <text:p>30</text:p>
          </table:table-cell>
          <table:table-cell office:value-type="percentage" office:value="3.125E-2" table:style-name="ce14">
            <text:p>3.1%</text:p>
          </table:table-cell>
          <table:table-cell office:value-type="float" office:value="930" table:style-name="ce13">
            <text:p>930</text:p>
          </table:table-cell>
          <table:table-cell office:value-type="float" office:value="655" table:style-name="ce13">
            <text:p>655</text:p>
          </table:table-cell>
          <table:table-cell office:value-type="percentage" office:value="0.72879459999999996" table:style-name="ce14">
            <text:p>72.9%</text:p>
          </table:table-cell>
          <table:table-cell office:value-type="float" office:value="795" table:style-name="ce13">
            <text:p>795</text:p>
          </table:table-cell>
          <table:table-cell office:value-type="percentage" office:value="0.88839290000000004" table:style-name="ce14">
            <text:p>88.8%</text:p>
          </table:table-cell>
          <table:table-cell office:value-type="float" office:value="865" table:style-name="ce13">
            <text:p>865</text:p>
          </table:table-cell>
          <table:table-cell office:value-type="percentage" office:value="0.96428570000000002" table:style-name="ce14">
            <text:p>96.4%</text:p>
          </table:table-cell>
          <table:table-cell office:value-type="float" office:value="885" table:style-name="ce13">
            <text:p>885</text:p>
          </table:table-cell>
          <table:table-cell office:value-type="percentage" office:value="0.98549109999999995" table:style-name="ce14">
            <text:p>98.5%</text:p>
          </table:table-cell>
          <table:table-cell office:value-type="float" office:value="15" table:style-name="ce13">
            <text:p>15</text:p>
          </table:table-cell>
          <table:table-cell office:value-type="percentage" office:value="1.45089E-2" table:style-name="ce14">
            <text:p>1.5%</text:p>
          </table:table-cell>
          <table:table-cell office:value-type="float" office:value="895" table:style-name="ce13">
            <text:p>895</text:p>
          </table:table-cell>
          <table:table-cell office:value-type="float" office:value="475" table:style-name="ce13">
            <text:p>475</text:p>
          </table:table-cell>
          <table:table-cell office:value-type="string" table:style-name="ce14">
            <text:p>[c]</text:p>
          </table:table-cell>
          <table:table-cell office:value-type="float" office:value="700" table:style-name="ce13">
            <text:p>700</text:p>
          </table:table-cell>
          <table:table-cell office:value-type="string" table:style-name="ce14">
            <text:p>[c]</text:p>
          </table:table-cell>
          <table:table-cell office:value-type="float" office:value="825" table:style-name="ce13">
            <text:p>825</text:p>
          </table:table-cell>
          <table:table-cell office:value-type="string" table:style-name="ce14">
            <text:p>[c]</text:p>
          </table:table-cell>
          <table:table-cell office:value-type="float" office:value="845" table:style-name="ce13">
            <text:p>84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850" table:style-name="ce13">
            <text:p>850</text:p>
          </table:table-cell>
          <table:table-cell office:value-type="float" office:value="495" table:style-name="ce13">
            <text:p>495</text:p>
          </table:table-cell>
          <table:table-cell office:value-type="percentage" office:value="0.55022320000000002" table:style-name="ce14">
            <text:p>55.0%</text:p>
          </table:table-cell>
          <table:table-cell office:value-type="float" office:value="685" table:style-name="ce13">
            <text:p>685</text:p>
          </table:table-cell>
          <table:table-cell office:value-type="percentage" office:value="0.765625" table:style-name="ce14">
            <text:p>76.6%</text:p>
          </table:table-cell>
          <table:table-cell office:value-type="float" office:value="810" table:style-name="ce13">
            <text:p>810</text:p>
          </table:table-cell>
          <table:table-cell office:value-type="percentage" office:value="0.90290179999999998" table:style-name="ce14">
            <text:p>90.3%</text:p>
          </table:table-cell>
          <table:table-cell office:value-type="float" office:value="865" table:style-name="ce13">
            <text:p>865</text:p>
          </table:table-cell>
          <table:table-cell office:value-type="percentage" office:value="0.96428570000000002" table:style-name="ce14">
            <text:p>96.4%</text:p>
          </table:table-cell>
          <table:table-cell office:value-type="float" office:value="30" table:style-name="ce13">
            <text:p>30</text:p>
          </table:table-cell>
          <table:table-cell office:value-type="percentage" office:value="3.5714299999999997E-2" table:style-name="ce14">
            <text:p>3.6%</text:p>
          </table:table-cell>
          <table:table-cell office:value-type="float" office:value="895" table:style-name="ce13">
            <text:p>895</text:p>
          </table:table-cell>
          <table:table-cell office:value-type="float" office:value="430" table:style-name="ce13">
            <text:p>430</text:p>
          </table:table-cell>
          <table:table-cell office:value-type="percentage" office:value="0.49483349999999998" table:style-name="ce14">
            <text:p>49.5%</text:p>
          </table:table-cell>
          <table:table-cell office:value-type="float" office:value="665" table:style-name="ce13">
            <text:p>665</text:p>
          </table:table-cell>
          <table:table-cell office:value-type="percentage" office:value="0.76463829999999999" table:style-name="ce14">
            <text:p>76.5%</text:p>
          </table:table-cell>
          <table:table-cell office:value-type="float" office:value="780" table:style-name="ce13">
            <text:p>780</text:p>
          </table:table-cell>
          <table:table-cell office:value-type="percentage" office:value="0.89322619999999997" table:style-name="ce14">
            <text:p>89.3%</text:p>
          </table:table-cell>
          <table:table-cell office:value-type="float" office:value="820" table:style-name="ce13">
            <text:p>820</text:p>
          </table:table-cell>
          <table:table-cell office:value-type="percentage" office:value="0.94374279999999999" table:style-name="ce14">
            <text:p>94.4%</text:p>
          </table:table-cell>
          <table:table-cell office:value-type="float" office:value="50" table:style-name="ce13">
            <text:p>50</text:p>
          </table:table-cell>
          <table:table-cell office:value-type="percentage" office:value="5.62572E-2" table:style-name="ce14">
            <text:p>5.6%</text:p>
          </table:table-cell>
          <table:table-cell office:value-type="float" office:value="870" table:style-name="ce13">
            <text:p>870</text:p>
          </table:table-cell>
          <table:table-cell table:number-columns-repeated="16328"/>
        </table:table-row>
        <table:table-row table:style-name="ro11">
          <table:table-cell office:value-type="string" table:style-name="ce1">
            <text:p>Chemistry</text:p>
          </table:table-cell>
          <table:table-cell office:value-type="float" office:value="625" table:style-name="ce13">
            <text:p>625</text:p>
          </table:table-cell>
          <table:table-cell office:value-type="percentage" office:value="0.61192570000000002" table:style-name="ce14">
            <text:p>61.2%</text:p>
          </table:table-cell>
          <table:table-cell office:value-type="float" office:value="840" table:style-name="ce13">
            <text:p>840</text:p>
          </table:table-cell>
          <table:table-cell office:value-type="percentage" office:value="0.82209189999999999" table:style-name="ce14">
            <text:p>82.2%</text:p>
          </table:table-cell>
          <table:table-cell office:value-type="float" office:value="965" table:style-name="ce13">
            <text:p>965</text:p>
          </table:table-cell>
          <table:table-cell office:value-type="percentage" office:value="0.94232649999999996" table:style-name="ce14">
            <text:p>94.2%</text:p>
          </table:table-cell>
          <table:table-cell office:value-type="float" office:value="1010" table:style-name="ce13">
            <text:p>1,010</text:p>
          </table:table-cell>
          <table:table-cell office:value-type="percentage" office:value="0.98924730000000005" table:style-name="ce14">
            <text:p>98.9%</text:p>
          </table:table-cell>
          <table:table-cell office:value-type="float" office:value="10" table:style-name="ce13">
            <text:p>10</text:p>
          </table:table-cell>
          <table:table-cell office:value-type="percentage" office:value="1.07527E-2" table:style-name="ce14">
            <text:p>1.1%</text:p>
          </table:table-cell>
          <table:table-cell office:value-type="float" office:value="1025" table:style-name="ce13">
            <text:p>1,025</text:p>
          </table:table-cell>
          <table:table-cell office:value-type="float" office:value="695" table:style-name="ce13">
            <text:p>695</text:p>
          </table:table-cell>
          <table:table-cell office:value-type="percentage" office:value="0.73389649999999995" table:style-name="ce14">
            <text:p>73.4%</text:p>
          </table:table-cell>
          <table:table-cell office:value-type="float" office:value="815" table:style-name="ce13">
            <text:p>815</text:p>
          </table:table-cell>
          <table:table-cell office:value-type="percentage" office:value="0.8616684" table:style-name="ce14">
            <text:p>86.2%</text:p>
          </table:table-cell>
          <table:table-cell office:value-type="float" office:value="905" table:style-name="ce13">
            <text:p>905</text:p>
          </table:table-cell>
          <table:table-cell office:value-type="percentage" office:value="0.95670540000000004" table:style-name="ce14">
            <text:p>95.7%</text:p>
          </table:table-cell>
          <table:table-cell office:value-type="float" office:value="935" table:style-name="ce13">
            <text:p>935</text:p>
          </table:table-cell>
          <table:table-cell office:value-type="percentage" office:value="0.98627240000000005" table:style-name="ce14">
            <text:p>98.6%</text:p>
          </table:table-cell>
          <table:table-cell office:value-type="float" office:value="15" table:style-name="ce13">
            <text:p>15</text:p>
          </table:table-cell>
          <table:table-cell office:value-type="percentage" office:value="1.37276E-2" table:style-name="ce14">
            <text:p>1.4%</text:p>
          </table:table-cell>
          <table:table-cell office:value-type="float" office:value="945" table:style-name="ce13">
            <text:p>945</text:p>
          </table:table-cell>
          <table:table-cell office:value-type="float" office:value="695" table:style-name="ce13">
            <text:p>695</text:p>
          </table:table-cell>
          <table:table-cell office:value-type="string" table:style-name="ce14">
            <text:p>[c]</text:p>
          </table:table-cell>
          <table:table-cell office:value-type="float" office:value="895" table:style-name="ce13">
            <text:p>895</text:p>
          </table:table-cell>
          <table:table-cell office:value-type="string" table:style-name="ce14">
            <text:p>[c]</text:p>
          </table:table-cell>
          <table:table-cell office:value-type="float" office:value="990" table:style-name="ce13">
            <text:p>990</text:p>
          </table:table-cell>
          <table:table-cell office:value-type="string" table:style-name="ce14">
            <text:p>[c]</text:p>
          </table:table-cell>
          <table:table-cell office:value-type="float" office:value="1005" table:style-name="ce13">
            <text:p>1,00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010" table:style-name="ce13">
            <text:p>1,010</text:p>
          </table:table-cell>
          <table:table-cell office:value-type="float" office:value="640" table:style-name="ce13">
            <text:p>640</text:p>
          </table:table-cell>
          <table:table-cell office:value-type="percentage" office:value="0.60910819999999999" table:style-name="ce14">
            <text:p>60.9%</text:p>
          </table:table-cell>
          <table:table-cell office:value-type="float" office:value="870" table:style-name="ce13">
            <text:p>870</text:p>
          </table:table-cell>
          <table:table-cell office:value-type="percentage" office:value="0.82352939999999997" table:style-name="ce14">
            <text:p>82.4%</text:p>
          </table:table-cell>
          <table:table-cell office:value-type="float" office:value="1005" table:style-name="ce13">
            <text:p>1,005</text:p>
          </table:table-cell>
          <table:table-cell office:value-type="percentage" office:value="0.95161289999999998" table:style-name="ce14">
            <text:p>95.2%</text:p>
          </table:table-cell>
          <table:table-cell office:value-type="float" office:value="1045" table:style-name="ce13">
            <text:p>1,045</text:p>
          </table:table-cell>
          <table:table-cell office:value-type="percentage" office:value="0.99240989999999996" table:style-name="ce14">
            <text:p>99.2%</text:p>
          </table:table-cell>
          <table:table-cell office:value-type="float" office:value="10" table:style-name="ce13">
            <text:p>10</text:p>
          </table:table-cell>
          <table:table-cell office:value-type="percentage" office:value="7.5900999999999998E-3" table:style-name="ce14">
            <text:p>0.8%</text:p>
          </table:table-cell>
          <table:table-cell office:value-type="float" office:value="1055" table:style-name="ce13">
            <text:p>1,055</text:p>
          </table:table-cell>
          <table:table-cell office:value-type="float" office:value="575" table:style-name="ce13">
            <text:p>575</text:p>
          </table:table-cell>
          <table:table-cell office:value-type="percentage" office:value="0.54347829999999997" table:style-name="ce14">
            <text:p>54.3%</text:p>
          </table:table-cell>
          <table:table-cell office:value-type="float" office:value="855" table:style-name="ce13">
            <text:p>855</text:p>
          </table:table-cell>
          <table:table-cell office:value-type="percentage" office:value="0.80812850000000003" table:style-name="ce14">
            <text:p>80.8%</text:p>
          </table:table-cell>
          <table:table-cell office:value-type="float" office:value="985" table:style-name="ce13">
            <text:p>985</text:p>
          </table:table-cell>
          <table:table-cell office:value-type="percentage" office:value="0.93100190000000005" table:style-name="ce14">
            <text:p>93.1%</text:p>
          </table:table-cell>
          <table:table-cell office:value-type="float" office:value="1025" table:style-name="ce13">
            <text:p>1,025</text:p>
          </table:table-cell>
          <table:table-cell office:value-type="percentage" office:value="0.96691870000000002" table:style-name="ce14">
            <text:p>96.7%</text:p>
          </table:table-cell>
          <table:table-cell office:value-type="float" office:value="35" table:style-name="ce13">
            <text:p>35</text:p>
          </table:table-cell>
          <table:table-cell office:value-type="percentage" office:value="3.3081300000000001E-2" table:style-name="ce14">
            <text:p>3.3%</text:p>
          </table:table-cell>
          <table:table-cell office:value-type="float" office:value="1060" table:style-name="ce13">
            <text:p>1,060</text:p>
          </table:table-cell>
          <table:table-cell table:number-columns-repeated="16328"/>
        </table:table-row>
        <table:table-row table:style-name="ro11">
          <table:table-cell office:value-type="string" table:style-name="ce1">
            <text:p>Chinese Languages</text:p>
          </table:table-cell>
          <table:table-cell office:value-type="float" office:value="75" table:style-name="ce13">
            <text:p>75</text:p>
          </table:table-cell>
          <table:table-cell office:value-type="string" table:style-name="ce14">
            <text:p>[c]</text:p>
          </table:table-cell>
          <table:table-cell office:value-type="float" office:value="80" table:style-name="ce13">
            <text:p>80</text:p>
          </table:table-cell>
          <table:table-cell office:value-type="string" table:style-name="ce14">
            <text:p>[c]</text:p>
          </table:table-cell>
          <table:table-cell office:value-type="float" office:value="80" table:style-name="ce13">
            <text:p>80</text:p>
          </table:table-cell>
          <table:table-cell office:value-type="string" table:style-name="ce14">
            <text:p>[c]</text:p>
          </table:table-cell>
          <table:table-cell office:value-type="float" office:value="80" table:style-name="ce13">
            <text:p>8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80" table:style-name="ce13">
            <text:p>80</text:p>
          </table:table-cell>
          <table:table-cell office:value-type="float" office:value="60" table:style-name="ce13">
            <text:p>60</text:p>
          </table:table-cell>
          <table:table-cell office:value-type="percentage" office:value="0.9836066" table:style-name="ce14">
            <text:p>98.4%</text:p>
          </table:table-cell>
          <table:table-cell office:value-type="float" office:value="60" table:style-name="ce13">
            <text:p>60</text:p>
          </table:table-cell>
          <table:table-cell office:value-type="percentage" office:value="1" table:style-name="ce14">
            <text:p>100.0%</text:p>
          </table:table-cell>
          <table:table-cell office:value-type="float" office:value="60" table:style-name="ce13">
            <text:p>60</text:p>
          </table:table-cell>
          <table:table-cell office:value-type="percentage" office:value="1" table:style-name="ce14">
            <text:p>100.0%</text:p>
          </table:table-cell>
          <table:table-cell office:value-type="float" office:value="60" table:style-name="ce13">
            <text:p>6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60" table:style-name="ce13">
            <text:p>60</text:p>
          </table:table-cell>
          <table:table-cell office:value-type="float" office:value="60" table:style-name="ce13">
            <text:p>60</text:p>
          </table:table-cell>
          <table:table-cell office:value-type="percentage" office:value="0.84057970000000004" table:style-name="ce14">
            <text:p>84.1%</text:p>
          </table:table-cell>
          <table:table-cell office:value-type="float" office:value="65" table:style-name="ce13">
            <text:p>65</text:p>
          </table:table-cell>
          <table:table-cell office:value-type="percentage" office:value="0.91304350000000001" table:style-name="ce14">
            <text:p>91.3%</text:p>
          </table:table-cell>
          <table:table-cell office:value-type="float" office:value="70" table:style-name="ce13">
            <text:p>70</text:p>
          </table:table-cell>
          <table:table-cell office:value-type="percentage" office:value="1" table:style-name="ce14">
            <text:p>100.0%</text:p>
          </table:table-cell>
          <table:table-cell office:value-type="float" office:value="70" table:style-name="ce13">
            <text:p>7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70" table:style-name="ce13">
            <text:p>70</text:p>
          </table:table-cell>
          <table:table-cell office:value-type="float" office:value="45" table:style-name="ce13">
            <text:p>45</text:p>
          </table:table-cell>
          <table:table-cell office:value-type="string" table:style-name="ce14">
            <text:p>[c]</text:p>
          </table:table-cell>
          <table:table-cell office:value-type="float" office:value="50" table:style-name="ce13">
            <text:p>50</text:p>
          </table:table-cell>
          <table:table-cell office:value-type="string" table:style-name="ce14">
            <text:p>[c]</text:p>
          </table:table-cell>
          <table:table-cell office:value-type="float" office:value="50" table:style-name="ce13">
            <text:p>50</text:p>
          </table:table-cell>
          <table:table-cell office:value-type="string" table:style-name="ce14">
            <text:p>[c]</text:p>
          </table:table-cell>
          <table:table-cell office:value-type="float" office:value="50" table:style-name="ce13">
            <text:p>5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55" table:style-name="ce13">
            <text:p>55</text:p>
          </table:table-cell>
          <table:table-cell office:value-type="float" office:value="50" table:style-name="ce13">
            <text:p>50</text:p>
          </table:table-cell>
          <table:table-cell office:value-type="percentage" office:value="0.76190480000000005" table:style-name="ce14">
            <text:p>76.2%</text:p>
          </table:table-cell>
          <table:table-cell office:value-type="float" office:value="55" table:style-name="ce13">
            <text:p>55</text:p>
          </table:table-cell>
          <table:table-cell office:value-type="percentage" office:value="0.87301589999999996" table:style-name="ce14">
            <text:p>87.3%</text:p>
          </table:table-cell>
          <table:table-cell office:value-type="float" office:value="65" table:style-name="ce13">
            <text:p>65</text:p>
          </table:table-cell>
          <table:table-cell office:value-type="percentage" office:value="1" table:style-name="ce14">
            <text:p>100.0%</text:p>
          </table:table-cell>
          <table:table-cell office:value-type="float" office:value="65" table:style-name="ce13">
            <text:p>6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65" table:style-name="ce13">
            <text:p>65</text:p>
          </table:table-cell>
          <table:table-cell table:number-columns-repeated="16328"/>
        </table:table-row>
        <table:table-row table:style-name="ro11">
          <table:table-cell office:value-type="string" table:style-name="ce1">
            <text:p>Classical Studies</text:p>
          </table:table-cell>
          <table:table-cell office:value-type="float" office:value="80" table:style-name="ce13">
            <text:p>80</text:p>
          </table:table-cell>
          <table:table-cell office:value-type="string" table:style-name="ce14">
            <text:p>[c]</text:p>
          </table:table-cell>
          <table:table-cell office:value-type="float" office:value="120" table:style-name="ce13">
            <text:p>120</text:p>
          </table:table-cell>
          <table:table-cell office:value-type="string" table:style-name="ce14">
            <text:p>[c]</text:p>
          </table:table-cell>
          <table:table-cell office:value-type="float" office:value="150" table:style-name="ce13">
            <text:p>150</text:p>
          </table:table-cell>
          <table:table-cell office:value-type="string" table:style-name="ce14">
            <text:p>[c]</text:p>
          </table:table-cell>
          <table:table-cell office:value-type="float" office:value="160" table:style-name="ce13">
            <text:p>16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65" table:style-name="ce13">
            <text:p>165</text:p>
          </table:table-cell>
          <table:table-cell office:value-type="float" office:value="125" table:style-name="ce13">
            <text:p>125</text:p>
          </table:table-cell>
          <table:table-cell office:value-type="string" table:style-name="ce14">
            <text:p>[c]</text:p>
          </table:table-cell>
          <table:table-cell office:value-type="float" office:value="155" table:style-name="ce13">
            <text:p>155</text:p>
          </table:table-cell>
          <table:table-cell office:value-type="string" table:style-name="ce14">
            <text:p>[c]</text:p>
          </table:table-cell>
          <table:table-cell office:value-type="float" office:value="170" table:style-name="ce13">
            <text:p>170</text:p>
          </table:table-cell>
          <table:table-cell office:value-type="string" table:style-name="ce14">
            <text:p>[c]</text:p>
          </table:table-cell>
          <table:table-cell office:value-type="float" office:value="175" table:style-name="ce13">
            <text:p>17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80" table:style-name="ce13">
            <text:p>180</text:p>
          </table:table-cell>
          <table:table-cell office:value-type="float" office:value="105" table:style-name="ce13">
            <text:p>105</text:p>
          </table:table-cell>
          <table:table-cell office:value-type="string" table:style-name="ce14">
            <text:p>[c]</text:p>
          </table:table-cell>
          <table:table-cell office:value-type="float" office:value="140" table:style-name="ce13">
            <text:p>140</text:p>
          </table:table-cell>
          <table:table-cell office:value-type="string" table:style-name="ce14">
            <text:p>[c]</text:p>
          </table:table-cell>
          <table:table-cell office:value-type="float" office:value="160" table:style-name="ce13">
            <text:p>160</text:p>
          </table:table-cell>
          <table:table-cell office:value-type="string" table:style-name="ce14">
            <text:p>[c]</text:p>
          </table:table-cell>
          <table:table-cell office:value-type="float" office:value="165" table:style-name="ce13">
            <text:p>16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65" table:style-name="ce13">
            <text:p>165</text:p>
          </table:table-cell>
          <table:table-cell office:value-type="float" office:value="45" table:style-name="ce13">
            <text:p>45</text:p>
          </table:table-cell>
          <table:table-cell office:value-type="string" table:style-name="ce14">
            <text:p>[c]</text:p>
          </table:table-cell>
          <table:table-cell office:value-type="float" office:value="70" table:style-name="ce13">
            <text:p>70</text:p>
          </table:table-cell>
          <table:table-cell office:value-type="string" table:style-name="ce14">
            <text:p>[c]</text:p>
          </table:table-cell>
          <table:table-cell office:value-type="float" office:value="85" table:style-name="ce13">
            <text:p>85</text:p>
          </table:table-cell>
          <table:table-cell office:value-type="string" table:style-name="ce14">
            <text:p>[c]</text:p>
          </table:table-cell>
          <table:table-cell office:value-type="float" office:value="90" table:style-name="ce13">
            <text:p>9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95" table:style-name="ce13">
            <text:p>95</text:p>
          </table:table-cell>
          <table:table-cell office:value-type="float" office:value="65" table:style-name="ce13">
            <text:p>65</text:p>
          </table:table-cell>
          <table:table-cell office:value-type="percentage" office:value="0.47517730000000002" table:style-name="ce14">
            <text:p>47.5%</text:p>
          </table:table-cell>
          <table:table-cell office:value-type="float" office:value="100" table:style-name="ce13">
            <text:p>100</text:p>
          </table:table-cell>
          <table:table-cell office:value-type="percentage" office:value="0.71631210000000001" table:style-name="ce14">
            <text:p>71.6%</text:p>
          </table:table-cell>
          <table:table-cell office:value-type="float" office:value="130" table:style-name="ce13">
            <text:p>130</text:p>
          </table:table-cell>
          <table:table-cell office:value-type="percentage" office:value="0.90780139999999998" table:style-name="ce14">
            <text:p>90.8%</text:p>
          </table:table-cell>
          <table:table-cell office:value-type="float" office:value="135" table:style-name="ce13">
            <text:p>135</text:p>
          </table:table-cell>
          <table:table-cell office:value-type="percentage" office:value="0.96453900000000004" table:style-name="ce14">
            <text:p>96.5%</text:p>
          </table:table-cell>
          <table:table-cell office:value-type="float" office:value="5" table:style-name="ce13">
            <text:p>5</text:p>
          </table:table-cell>
          <table:table-cell office:value-type="percentage" office:value="3.5460999999999999E-2" table:style-name="ce14">
            <text:p>3.5%</text:p>
          </table:table-cell>
          <table:table-cell office:value-type="float" office:value="140" table:style-name="ce13">
            <text:p>140</text:p>
          </table:table-cell>
          <table:table-cell table:number-columns-repeated="16328"/>
        </table:table-row>
        <table:table-row table:style-name="ro11">
          <table:table-cell office:value-type="string" table:style-name="ce1">
            <text:p>Computing Science</text:p>
          </table:table-cell>
          <table:table-cell office:value-type="float" office:value="195" table:style-name="ce13">
            <text:p>195</text:p>
          </table:table-cell>
          <table:table-cell office:value-type="string" table:style-name="ce14">
            <text:p>[c]</text:p>
          </table:table-cell>
          <table:table-cell office:value-type="float" office:value="250" table:style-name="ce13">
            <text:p>250</text:p>
          </table:table-cell>
          <table:table-cell office:value-type="string" table:style-name="ce14">
            <text:p>[c]</text:p>
          </table:table-cell>
          <table:table-cell office:value-type="float" office:value="280" table:style-name="ce13">
            <text:p>280</text:p>
          </table:table-cell>
          <table:table-cell office:value-type="string" table:style-name="ce14">
            <text:p>[c]</text:p>
          </table:table-cell>
          <table:table-cell office:value-type="float" office:value="290" table:style-name="ce13">
            <text:p>29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95" table:style-name="ce13">
            <text:p>295</text:p>
          </table:table-cell>
          <table:table-cell office:value-type="float" office:value="225" table:style-name="ce13">
            <text:p>225</text:p>
          </table:table-cell>
          <table:table-cell office:value-type="percentage" office:value="0.76632299999999998" table:style-name="ce14">
            <text:p>76.6%</text:p>
          </table:table-cell>
          <table:table-cell office:value-type="float" office:value="255" table:style-name="ce13">
            <text:p>255</text:p>
          </table:table-cell>
          <table:table-cell office:value-type="percentage" office:value="0.86941579999999996" table:style-name="ce14">
            <text:p>86.9%</text:p>
          </table:table-cell>
          <table:table-cell office:value-type="float" office:value="280" table:style-name="ce13">
            <text:p>280</text:p>
          </table:table-cell>
          <table:table-cell office:value-type="percentage" office:value="0.96219929999999998" table:style-name="ce14">
            <text:p>96.2%</text:p>
          </table:table-cell>
          <table:table-cell office:value-type="float" office:value="285" table:style-name="ce13">
            <text:p>285</text:p>
          </table:table-cell>
          <table:table-cell office:value-type="percentage" office:value="0.98281790000000002" table:style-name="ce14">
            <text:p>98.3%</text:p>
          </table:table-cell>
          <table:table-cell office:value-type="float" office:value="5" table:style-name="ce13">
            <text:p>5</text:p>
          </table:table-cell>
          <table:table-cell office:value-type="percentage" office:value="1.7182099999999999E-2" table:style-name="ce14">
            <text:p>1.7%</text:p>
          </table:table-cell>
          <table:table-cell office:value-type="float" office:value="290" table:style-name="ce13">
            <text:p>290</text:p>
          </table:table-cell>
          <table:table-cell office:value-type="float" office:value="200" table:style-name="ce13">
            <text:p>200</text:p>
          </table:table-cell>
          <table:table-cell office:value-type="percentage" office:value="0.65048539999999999" table:style-name="ce14">
            <text:p>65.0%</text:p>
          </table:table-cell>
          <table:table-cell office:value-type="float" office:value="270" table:style-name="ce13">
            <text:p>270</text:p>
          </table:table-cell>
          <table:table-cell office:value-type="percentage" office:value="0.86731389999999997" table:style-name="ce14">
            <text:p>86.7%</text:p>
          </table:table-cell>
          <table:table-cell office:value-type="float" office:value="305" table:style-name="ce13">
            <text:p>305</text:p>
          </table:table-cell>
          <table:table-cell office:value-type="percentage" office:value="0.98381879999999999" table:style-name="ce14">
            <text:p>98.4%</text:p>
          </table:table-cell>
          <table:table-cell office:value-type="float" office:value="310" table:style-name="ce13">
            <text:p>31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10" table:style-name="ce13">
            <text:p>310</text:p>
          </table:table-cell>
          <table:table-cell office:value-type="float" office:value="145" table:style-name="ce13">
            <text:p>145</text:p>
          </table:table-cell>
          <table:table-cell office:value-type="percentage" office:value="0.5433962" table:style-name="ce14">
            <text:p>54.3%</text:p>
          </table:table-cell>
          <table:table-cell office:value-type="float" office:value="210" table:style-name="ce13">
            <text:p>210</text:p>
          </table:table-cell>
          <table:table-cell office:value-type="percentage" office:value="0.7962264" table:style-name="ce14">
            <text:p>79.6%</text:p>
          </table:table-cell>
          <table:table-cell office:value-type="float" office:value="240" table:style-name="ce13">
            <text:p>240</text:p>
          </table:table-cell>
          <table:table-cell office:value-type="percentage" office:value="0.90566040000000003" table:style-name="ce14">
            <text:p>90.6%</text:p>
          </table:table-cell>
          <table:table-cell office:value-type="float" office:value="260" table:style-name="ce13">
            <text:p>260</text:p>
          </table:table-cell>
          <table:table-cell office:value-type="percentage" office:value="0.97735850000000002" table:style-name="ce14">
            <text:p>97.7%</text:p>
          </table:table-cell>
          <table:table-cell office:value-type="float" office:value="5" table:style-name="ce13">
            <text:p>5</text:p>
          </table:table-cell>
          <table:table-cell office:value-type="percentage" office:value="2.2641499999999998E-2" table:style-name="ce14">
            <text:p>2.3%</text:p>
          </table:table-cell>
          <table:table-cell office:value-type="float" office:value="265" table:style-name="ce13">
            <text:p>265</text:p>
          </table:table-cell>
          <table:table-cell office:value-type="float" office:value="140" table:style-name="ce13">
            <text:p>140</text:p>
          </table:table-cell>
          <table:table-cell office:value-type="percentage" office:value="0.48096889999999998" table:style-name="ce14">
            <text:p>48.1%</text:p>
          </table:table-cell>
          <table:table-cell office:value-type="float" office:value="230" table:style-name="ce13">
            <text:p>230</text:p>
          </table:table-cell>
          <table:table-cell office:value-type="percentage" office:value="0.79238750000000002" table:style-name="ce14">
            <text:p>79.2%</text:p>
          </table:table-cell>
          <table:table-cell office:value-type="float" office:value="270" table:style-name="ce13">
            <text:p>270</text:p>
          </table:table-cell>
          <table:table-cell office:value-type="percentage" office:value="0.93079579999999995" table:style-name="ce14">
            <text:p>93.1%</text:p>
          </table:table-cell>
          <table:table-cell office:value-type="float" office:value="285" table:style-name="ce13">
            <text:p>285</text:p>
          </table:table-cell>
          <table:table-cell office:value-type="percentage" office:value="0.97923879999999996" table:style-name="ce14">
            <text:p>97.9%</text:p>
          </table:table-cell>
          <table:table-cell office:value-type="float" office:value="5" table:style-name="ce13">
            <text:p>5</text:p>
          </table:table-cell>
          <table:table-cell office:value-type="percentage" office:value="2.07612E-2" table:style-name="ce14">
            <text:p>2.1%</text:p>
          </table:table-cell>
          <table:table-cell office:value-type="float" office:value="290" table:style-name="ce13">
            <text:p>290</text:p>
          </table:table-cell>
          <table:table-cell table:number-columns-repeated="16328"/>
        </table:table-row>
        <table:table-row table:style-name="ro11">
          <table:table-cell office:value-type="string" table:style-name="ce1">
            <text:p>Dance</text:p>
          </table:table-cell>
          <table:table-cell office:value-type="string" table:style-name="ce13">
            <text:p>[c]</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float" office:value="5" table:style-name="ce13">
            <text:p>5</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table:number-columns-repeated="16328"/>
        </table:table-row>
        <table:table-row table:style-name="ro11">
          <table:table-cell office:value-type="string" table:style-name="ce1">
            <text:p>Design and Manufacture</text:p>
          </table:table-cell>
          <table:table-cell office:value-type="float" office:value="40" table:style-name="ce13">
            <text:p>40</text:p>
          </table:table-cell>
          <table:table-cell office:value-type="string" table:style-name="ce14">
            <text:p>[c]</text:p>
          </table:table-cell>
          <table:table-cell office:value-type="float" office:value="85" table:style-name="ce13">
            <text:p>85</text:p>
          </table:table-cell>
          <table:table-cell office:value-type="string" table:style-name="ce14">
            <text:p>[c]</text:p>
          </table:table-cell>
          <table:table-cell office:value-type="float" office:value="105" table:style-name="ce13">
            <text:p>105</text:p>
          </table:table-cell>
          <table:table-cell office:value-type="string" table:style-name="ce14">
            <text:p>[c]</text:p>
          </table:table-cell>
          <table:table-cell office:value-type="float" office:value="120" table:style-name="ce13">
            <text:p>12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25" table:style-name="ce13">
            <text:p>125</text:p>
          </table:table-cell>
          <table:table-cell office:value-type="float" office:value="65" table:style-name="ce13">
            <text:p>65</text:p>
          </table:table-cell>
          <table:table-cell office:value-type="percentage" office:value="0.55462180000000005" table:style-name="ce14">
            <text:p>55.5%</text:p>
          </table:table-cell>
          <table:table-cell office:value-type="float" office:value="100" table:style-name="ce13">
            <text:p>100</text:p>
          </table:table-cell>
          <table:table-cell office:value-type="percentage" office:value="0.83193280000000003" table:style-name="ce14">
            <text:p>83.2%</text:p>
          </table:table-cell>
          <table:table-cell office:value-type="float" office:value="115" table:style-name="ce13">
            <text:p>115</text:p>
          </table:table-cell>
          <table:table-cell office:value-type="percentage" office:value="0.95798320000000003" table:style-name="ce14">
            <text:p>95.8%</text:p>
          </table:table-cell>
          <table:table-cell office:value-type="float" office:value="120" table:style-name="ce13">
            <text:p>12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20" table:style-name="ce13">
            <text:p>120</text:p>
          </table:table-cell>
          <table:table-cell office:value-type="float" office:value="50" table:style-name="ce13">
            <text:p>50</text:p>
          </table:table-cell>
          <table:table-cell office:value-type="string" table:style-name="ce14">
            <text:p>[c]</text:p>
          </table:table-cell>
          <table:table-cell office:value-type="float" office:value="85" table:style-name="ce13">
            <text:p>85</text:p>
          </table:table-cell>
          <table:table-cell office:value-type="string" table:style-name="ce14">
            <text:p>[c]</text:p>
          </table:table-cell>
          <table:table-cell office:value-type="float" office:value="95" table:style-name="ce13">
            <text:p>95</text:p>
          </table:table-cell>
          <table:table-cell office:value-type="string" table:style-name="ce14">
            <text:p>[c]</text:p>
          </table:table-cell>
          <table:table-cell office:value-type="float" office:value="100" table:style-name="ce13">
            <text:p>10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00" table:style-name="ce13">
            <text:p>100</text:p>
          </table:table-cell>
          <table:table-cell office:value-type="float" office:value="55" table:style-name="ce13">
            <text:p>55</text:p>
          </table:table-cell>
          <table:table-cell office:value-type="percentage" office:value="0.43511450000000002" table:style-name="ce14">
            <text:p>43.5%</text:p>
          </table:table-cell>
          <table:table-cell office:value-type="float" office:value="90" table:style-name="ce13">
            <text:p>90</text:p>
          </table:table-cell>
          <table:table-cell office:value-type="percentage" office:value="0.69465650000000001" table:style-name="ce14">
            <text:p>69.5%</text:p>
          </table:table-cell>
          <table:table-cell office:value-type="float" office:value="115" table:style-name="ce13">
            <text:p>115</text:p>
          </table:table-cell>
          <table:table-cell office:value-type="percentage" office:value="0.87786260000000005" table:style-name="ce14">
            <text:p>87.8%</text:p>
          </table:table-cell>
          <table:table-cell office:value-type="float" office:value="125" table:style-name="ce13">
            <text:p>125</text:p>
          </table:table-cell>
          <table:table-cell office:value-type="percentage" office:value="0.96183209999999997" table:style-name="ce14">
            <text:p>96.2%</text:p>
          </table:table-cell>
          <table:table-cell office:value-type="float" office:value="5" table:style-name="ce13">
            <text:p>5</text:p>
          </table:table-cell>
          <table:table-cell office:value-type="percentage" office:value="3.8167899999999998E-2" table:style-name="ce14">
            <text:p>3.8%</text:p>
          </table:table-cell>
          <table:table-cell office:value-type="float" office:value="130" table:style-name="ce13">
            <text:p>130</text:p>
          </table:table-cell>
          <table:table-cell office:value-type="float" office:value="35" table:style-name="ce13">
            <text:p>35</text:p>
          </table:table-cell>
          <table:table-cell office:value-type="percentage" office:value="0.25" table:style-name="ce14">
            <text:p>25.0%</text:p>
          </table:table-cell>
          <table:table-cell office:value-type="float" office:value="75" table:style-name="ce13">
            <text:p>75</text:p>
          </table:table-cell>
          <table:table-cell office:value-type="percentage" office:value="0.52777779999999996" table:style-name="ce14">
            <text:p>52.8%</text:p>
          </table:table-cell>
          <table:table-cell office:value-type="float" office:value="115" table:style-name="ce13">
            <text:p>115</text:p>
          </table:table-cell>
          <table:table-cell office:value-type="percentage" office:value="0.79166669999999995" table:style-name="ce14">
            <text:p>79.2%</text:p>
          </table:table-cell>
          <table:table-cell office:value-type="float" office:value="135" table:style-name="ce13">
            <text:p>135</text:p>
          </table:table-cell>
          <table:table-cell office:value-type="percentage" office:value="0.92361110000000002" table:style-name="ce14">
            <text:p>92.4%</text:p>
          </table:table-cell>
          <table:table-cell office:value-type="float" office:value="10" table:style-name="ce13">
            <text:p>10</text:p>
          </table:table-cell>
          <table:table-cell office:value-type="percentage" office:value="7.6388899999999996E-2" table:style-name="ce14">
            <text:p>7.6%</text:p>
          </table:table-cell>
          <table:table-cell office:value-type="float" office:value="145" table:style-name="ce13">
            <text:p>145</text:p>
          </table:table-cell>
          <table:table-cell table:number-columns-repeated="16328"/>
        </table:table-row>
        <table:table-row table:style-name="ro11">
          <table:table-cell office:value-type="string" table:style-name="ce1">
            <text:p>Drama</text:p>
          </table:table-cell>
          <table:table-cell office:value-type="float" office:value="145" table:style-name="ce13">
            <text:p>145</text:p>
          </table:table-cell>
          <table:table-cell office:value-type="string" table:style-name="ce14">
            <text:p>[c]</text:p>
          </table:table-cell>
          <table:table-cell office:value-type="float" office:value="220" table:style-name="ce13">
            <text:p>220</text:p>
          </table:table-cell>
          <table:table-cell office:value-type="string" table:style-name="ce14">
            <text:p>[c]</text:p>
          </table:table-cell>
          <table:table-cell office:value-type="float" office:value="245" table:style-name="ce13">
            <text:p>245</text:p>
          </table:table-cell>
          <table:table-cell office:value-type="string" table:style-name="ce14">
            <text:p>[c]</text:p>
          </table:table-cell>
          <table:table-cell office:value-type="float" office:value="255" table:style-name="ce13">
            <text:p>25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60" table:style-name="ce13">
            <text:p>260</text:p>
          </table:table-cell>
          <table:table-cell office:value-type="float" office:value="195" table:style-name="ce13">
            <text:p>195</text:p>
          </table:table-cell>
          <table:table-cell office:value-type="percentage" office:value="0.81932769999999999" table:style-name="ce14">
            <text:p>81.9%</text:p>
          </table:table-cell>
          <table:table-cell office:value-type="float" office:value="230" table:style-name="ce13">
            <text:p>230</text:p>
          </table:table-cell>
          <table:table-cell office:value-type="percentage" office:value="0.95798320000000003" table:style-name="ce14">
            <text:p>95.8%</text:p>
          </table:table-cell>
          <table:table-cell office:value-type="float" office:value="235" table:style-name="ce13">
            <text:p>235</text:p>
          </table:table-cell>
          <table:table-cell office:value-type="percentage" office:value="0.99579830000000003" table:style-name="ce14">
            <text:p>99.6%</text:p>
          </table:table-cell>
          <table:table-cell office:value-type="float" office:value="240" table:style-name="ce13">
            <text:p>24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40" table:style-name="ce13">
            <text:p>240</text:p>
          </table:table-cell>
          <table:table-cell office:value-type="float" office:value="185" table:style-name="ce13">
            <text:p>185</text:p>
          </table:table-cell>
          <table:table-cell office:value-type="percentage" office:value="0.73790319999999998" table:style-name="ce14">
            <text:p>73.8%</text:p>
          </table:table-cell>
          <table:table-cell office:value-type="float" office:value="230" table:style-name="ce13">
            <text:p>230</text:p>
          </table:table-cell>
          <table:table-cell office:value-type="percentage" office:value="0.93145160000000005" table:style-name="ce14">
            <text:p>93.1%</text:p>
          </table:table-cell>
          <table:table-cell office:value-type="float" office:value="250" table:style-name="ce13">
            <text:p>250</text:p>
          </table:table-cell>
          <table:table-cell office:value-type="percentage" office:value="1" table:style-name="ce14">
            <text:p>100.0%</text:p>
          </table:table-cell>
          <table:table-cell office:value-type="float" office:value="250" table:style-name="ce13">
            <text:p>25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50" table:style-name="ce13">
            <text:p>250</text:p>
          </table:table-cell>
          <table:table-cell office:value-type="float" office:value="130" table:style-name="ce13">
            <text:p>130</text:p>
          </table:table-cell>
          <table:table-cell office:value-type="string" table:style-name="ce14">
            <text:p>[c]</text:p>
          </table:table-cell>
          <table:table-cell office:value-type="float" office:value="180" table:style-name="ce13">
            <text:p>180</text:p>
          </table:table-cell>
          <table:table-cell office:value-type="string" table:style-name="ce14">
            <text:p>[c]</text:p>
          </table:table-cell>
          <table:table-cell office:value-type="float" office:value="210" table:style-name="ce13">
            <text:p>210</text:p>
          </table:table-cell>
          <table:table-cell office:value-type="string" table:style-name="ce14">
            <text:p>[c]</text:p>
          </table:table-cell>
          <table:table-cell office:value-type="float" office:value="220" table:style-name="ce13">
            <text:p>22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20" table:style-name="ce13">
            <text:p>220</text:p>
          </table:table-cell>
          <table:table-cell office:value-type="float" office:value="115" table:style-name="ce13">
            <text:p>115</text:p>
          </table:table-cell>
          <table:table-cell office:value-type="percentage" office:value="0.5154185" table:style-name="ce14">
            <text:p>51.5%</text:p>
          </table:table-cell>
          <table:table-cell office:value-type="float" office:value="175" table:style-name="ce13">
            <text:p>175</text:p>
          </table:table-cell>
          <table:table-cell office:value-type="percentage" office:value="0.77533039999999998" table:style-name="ce14">
            <text:p>77.5%</text:p>
          </table:table-cell>
          <table:table-cell office:value-type="float" office:value="215" table:style-name="ce13">
            <text:p>215</text:p>
          </table:table-cell>
          <table:table-cell office:value-type="percentage" office:value="0.9471366" table:style-name="ce14">
            <text:p>94.7%</text:p>
          </table:table-cell>
          <table:table-cell office:value-type="float" office:value="220" table:style-name="ce13">
            <text:p>220</text:p>
          </table:table-cell>
          <table:table-cell office:value-type="percentage" office:value="0.97356830000000005" table:style-name="ce14">
            <text:p>97.4%</text:p>
          </table:table-cell>
          <table:table-cell office:value-type="float" office:value="5" table:style-name="ce13">
            <text:p>5</text:p>
          </table:table-cell>
          <table:table-cell office:value-type="percentage" office:value="2.6431699999999999E-2" table:style-name="ce14">
            <text:p>2.6%</text:p>
          </table:table-cell>
          <table:table-cell office:value-type="float" office:value="225" table:style-name="ce13">
            <text:p>225</text:p>
          </table:table-cell>
          <table:table-cell table:number-columns-repeated="16328"/>
        </table:table-row>
        <table:table-row table:style-name="ro11">
          <table:table-cell office:value-type="string" table:style-name="ce1">
            <text:p>Economics</text:p>
          </table:table-cell>
          <table:table-cell office:value-type="float" office:value="265" table:style-name="ce13">
            <text:p>265</text:p>
          </table:table-cell>
          <table:table-cell office:value-type="percentage" office:value="0.65679010000000004" table:style-name="ce14">
            <text:p>65.7%</text:p>
          </table:table-cell>
          <table:table-cell office:value-type="float" office:value="335" table:style-name="ce13">
            <text:p>335</text:p>
          </table:table-cell>
          <table:table-cell office:value-type="percentage" office:value="0.83209880000000003" table:style-name="ce14">
            <text:p>83.2%</text:p>
          </table:table-cell>
          <table:table-cell office:value-type="float" office:value="365" table:style-name="ce13">
            <text:p>365</text:p>
          </table:table-cell>
          <table:table-cell office:value-type="percentage" office:value="0.9037037" table:style-name="ce14">
            <text:p>90.4%</text:p>
          </table:table-cell>
          <table:table-cell office:value-type="float" office:value="385" table:style-name="ce13">
            <text:p>385</text:p>
          </table:table-cell>
          <table:table-cell office:value-type="percentage" office:value="0.95555559999999995" table:style-name="ce14">
            <text:p>95.6%</text:p>
          </table:table-cell>
          <table:table-cell office:value-type="float" office:value="20" table:style-name="ce13">
            <text:p>20</text:p>
          </table:table-cell>
          <table:table-cell office:value-type="percentage" office:value="4.4444400000000002E-2" table:style-name="ce14">
            <text:p>4.4%</text:p>
          </table:table-cell>
          <table:table-cell office:value-type="float" office:value="405" table:style-name="ce13">
            <text:p>405</text:p>
          </table:table-cell>
          <table:table-cell office:value-type="float" office:value="260" table:style-name="ce13">
            <text:p>260</text:p>
          </table:table-cell>
          <table:table-cell office:value-type="percentage" office:value="0.71823199999999998" table:style-name="ce14">
            <text:p>71.8%</text:p>
          </table:table-cell>
          <table:table-cell office:value-type="float" office:value="325" table:style-name="ce13">
            <text:p>325</text:p>
          </table:table-cell>
          <table:table-cell office:value-type="percentage" office:value="0.89502760000000003" table:style-name="ce14">
            <text:p>89.5%</text:p>
          </table:table-cell>
          <table:table-cell office:value-type="float" office:value="350" table:style-name="ce13">
            <text:p>350</text:p>
          </table:table-cell>
          <table:table-cell office:value-type="percentage" office:value="0.96132600000000001" table:style-name="ce14">
            <text:p>96.1%</text:p>
          </table:table-cell>
          <table:table-cell office:value-type="float" office:value="355" table:style-name="ce13">
            <text:p>355</text:p>
          </table:table-cell>
          <table:table-cell office:value-type="percentage" office:value="0.98342540000000001" table:style-name="ce14">
            <text:p>98.3%</text:p>
          </table:table-cell>
          <table:table-cell office:value-type="float" office:value="5" table:style-name="ce13">
            <text:p>5</text:p>
          </table:table-cell>
          <table:table-cell office:value-type="percentage" office:value="1.6574599999999998E-2" table:style-name="ce14">
            <text:p>1.7%</text:p>
          </table:table-cell>
          <table:table-cell office:value-type="float" office:value="360" table:style-name="ce13">
            <text:p>360</text:p>
          </table:table-cell>
          <table:table-cell office:value-type="float" office:value="205" table:style-name="ce13">
            <text:p>205</text:p>
          </table:table-cell>
          <table:table-cell office:value-type="string" table:style-name="ce14">
            <text:p>[c]</text:p>
          </table:table-cell>
          <table:table-cell office:value-type="float" office:value="280" table:style-name="ce13">
            <text:p>280</text:p>
          </table:table-cell>
          <table:table-cell office:value-type="string" table:style-name="ce14">
            <text:p>[c]</text:p>
          </table:table-cell>
          <table:table-cell office:value-type="float" office:value="320" table:style-name="ce13">
            <text:p>320</text:p>
          </table:table-cell>
          <table:table-cell office:value-type="string" table:style-name="ce14">
            <text:p>[c]</text:p>
          </table:table-cell>
          <table:table-cell office:value-type="float" office:value="330" table:style-name="ce13">
            <text:p>33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330" table:style-name="ce13">
            <text:p>330</text:p>
          </table:table-cell>
          <table:table-cell office:value-type="float" office:value="200" table:style-name="ce13">
            <text:p>200</text:p>
          </table:table-cell>
          <table:table-cell office:value-type="percentage" office:value="0.55248620000000004" table:style-name="ce14">
            <text:p>55.2%</text:p>
          </table:table-cell>
          <table:table-cell office:value-type="float" office:value="280" table:style-name="ce13">
            <text:p>280</text:p>
          </table:table-cell>
          <table:table-cell office:value-type="percentage" office:value="0.77348070000000002" table:style-name="ce14">
            <text:p>77.3%</text:p>
          </table:table-cell>
          <table:table-cell office:value-type="float" office:value="325" table:style-name="ce13">
            <text:p>325</text:p>
          </table:table-cell>
          <table:table-cell office:value-type="percentage" office:value="0.90331490000000003" table:style-name="ce14">
            <text:p>90.3%</text:p>
          </table:table-cell>
          <table:table-cell office:value-type="float" office:value="355" table:style-name="ce13">
            <text:p>355</text:p>
          </table:table-cell>
          <table:table-cell office:value-type="percentage" office:value="0.97790060000000001" table:style-name="ce14">
            <text:p>97.8%</text:p>
          </table:table-cell>
          <table:table-cell office:value-type="float" office:value="10" table:style-name="ce13">
            <text:p>10</text:p>
          </table:table-cell>
          <table:table-cell office:value-type="percentage" office:value="2.2099400000000002E-2" table:style-name="ce14">
            <text:p>2.2%</text:p>
          </table:table-cell>
          <table:table-cell office:value-type="float" office:value="360" table:style-name="ce13">
            <text:p>360</text:p>
          </table:table-cell>
          <table:table-cell office:value-type="float" office:value="220" table:style-name="ce13">
            <text:p>220</text:p>
          </table:table-cell>
          <table:table-cell office:value-type="percentage" office:value="0.58602149999999997" table:style-name="ce14">
            <text:p>58.6%</text:p>
          </table:table-cell>
          <table:table-cell office:value-type="float" office:value="295" table:style-name="ce13">
            <text:p>295</text:p>
          </table:table-cell>
          <table:table-cell office:value-type="percentage" office:value="0.79838710000000002" table:style-name="ce14">
            <text:p>79.8%</text:p>
          </table:table-cell>
          <table:table-cell office:value-type="float" office:value="345" table:style-name="ce13">
            <text:p>345</text:p>
          </table:table-cell>
          <table:table-cell office:value-type="percentage" office:value="0.9274194" table:style-name="ce14">
            <text:p>92.7%</text:p>
          </table:table-cell>
          <table:table-cell office:value-type="float" office:value="355" table:style-name="ce13">
            <text:p>355</text:p>
          </table:table-cell>
          <table:table-cell office:value-type="percentage" office:value="0.95430110000000001" table:style-name="ce14">
            <text:p>95.4%</text:p>
          </table:table-cell>
          <table:table-cell office:value-type="float" office:value="15" table:style-name="ce13">
            <text:p>15</text:p>
          </table:table-cell>
          <table:table-cell office:value-type="percentage" office:value="4.5698900000000001E-2" table:style-name="ce14">
            <text:p>4.6%</text:p>
          </table:table-cell>
          <table:table-cell office:value-type="float" office:value="370" table:style-name="ce13">
            <text:p>370</text:p>
          </table:table-cell>
          <table:table-cell table:number-columns-repeated="16328"/>
        </table:table-row>
        <table:table-row table:style-name="ro11">
          <table:table-cell office:value-type="string" table:style-name="ce1">
            <text:p>Engineering Science</text:p>
          </table:table-cell>
          <table:table-cell office:value-type="float" office:value="45" table:style-name="ce13">
            <text:p>45</text:p>
          </table:table-cell>
          <table:table-cell office:value-type="string" table:style-name="ce14">
            <text:p>[c]</text:p>
          </table:table-cell>
          <table:table-cell office:value-type="float" office:value="70" table:style-name="ce13">
            <text:p>70</text:p>
          </table:table-cell>
          <table:table-cell office:value-type="string" table:style-name="ce14">
            <text:p>[c]</text:p>
          </table:table-cell>
          <table:table-cell office:value-type="float" office:value="80" table:style-name="ce13">
            <text:p>80</text:p>
          </table:table-cell>
          <table:table-cell office:value-type="string" table:style-name="ce14">
            <text:p>[c]</text:p>
          </table:table-cell>
          <table:table-cell office:value-type="float" office:value="85" table:style-name="ce13">
            <text:p>8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85" table:style-name="ce13">
            <text:p>85</text:p>
          </table:table-cell>
          <table:table-cell office:value-type="float" office:value="60" table:style-name="ce13">
            <text:p>60</text:p>
          </table:table-cell>
          <table:table-cell office:value-type="string" table:style-name="ce14">
            <text:p>[c]</text:p>
          </table:table-cell>
          <table:table-cell office:value-type="float" office:value="75" table:style-name="ce13">
            <text:p>75</text:p>
          </table:table-cell>
          <table:table-cell office:value-type="string" table:style-name="ce14">
            <text:p>[c]</text:p>
          </table:table-cell>
          <table:table-cell office:value-type="float" office:value="80" table:style-name="ce13">
            <text:p>80</text:p>
          </table:table-cell>
          <table:table-cell office:value-type="string" table:style-name="ce14">
            <text:p>[c]</text:p>
          </table:table-cell>
          <table:table-cell office:value-type="float" office:value="85" table:style-name="ce13">
            <text:p>8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85" table:style-name="ce13">
            <text:p>85</text:p>
          </table:table-cell>
          <table:table-cell office:value-type="float" office:value="70" table:style-name="ce13">
            <text:p>70</text:p>
          </table:table-cell>
          <table:table-cell office:value-type="percentage" office:value="0.72" table:style-name="ce14">
            <text:p>72.0%</text:p>
          </table:table-cell>
          <table:table-cell office:value-type="float" office:value="95" table:style-name="ce13">
            <text:p>95</text:p>
          </table:table-cell>
          <table:table-cell office:value-type="percentage" office:value="0.94" table:style-name="ce14">
            <text:p>94.0%</text:p>
          </table:table-cell>
          <table:table-cell office:value-type="float" office:value="100" table:style-name="ce13">
            <text:p>100</text:p>
          </table:table-cell>
          <table:table-cell office:value-type="percentage" office:value="0.99" table:style-name="ce14">
            <text:p>99.0%</text:p>
          </table:table-cell>
          <table:table-cell office:value-type="float" office:value="100" table:style-name="ce13">
            <text:p>10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00" table:style-name="ce13">
            <text:p>100</text:p>
          </table:table-cell>
          <table:table-cell office:value-type="float" office:value="40" table:style-name="ce13">
            <text:p>40</text:p>
          </table:table-cell>
          <table:table-cell office:value-type="string" table:style-name="ce14">
            <text:p>[c]</text:p>
          </table:table-cell>
          <table:table-cell office:value-type="float" office:value="65" table:style-name="ce13">
            <text:p>65</text:p>
          </table:table-cell>
          <table:table-cell office:value-type="string" table:style-name="ce14">
            <text:p>[c]</text:p>
          </table:table-cell>
          <table:table-cell office:value-type="float" office:value="75" table:style-name="ce13">
            <text:p>75</text:p>
          </table:table-cell>
          <table:table-cell office:value-type="string" table:style-name="ce14">
            <text:p>[c]</text:p>
          </table:table-cell>
          <table:table-cell office:value-type="float" office:value="80" table:style-name="ce13">
            <text:p>8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80" table:style-name="ce13">
            <text:p>80</text:p>
          </table:table-cell>
          <table:table-cell office:value-type="float" office:value="30" table:style-name="ce13">
            <text:p>30</text:p>
          </table:table-cell>
          <table:table-cell office:value-type="percentage" office:value="0.39726030000000001" table:style-name="ce14">
            <text:p>39.7%</text:p>
          </table:table-cell>
          <table:table-cell office:value-type="float" office:value="55" table:style-name="ce13">
            <text:p>55</text:p>
          </table:table-cell>
          <table:table-cell office:value-type="percentage" office:value="0.73972599999999999" table:style-name="ce14">
            <text:p>74.0%</text:p>
          </table:table-cell>
          <table:table-cell office:value-type="float" office:value="65" table:style-name="ce13">
            <text:p>65</text:p>
          </table:table-cell>
          <table:table-cell office:value-type="percentage" office:value="0.8767123" table:style-name="ce14">
            <text:p>87.7%</text:p>
          </table:table-cell>
          <table:table-cell office:value-type="float" office:value="70" table:style-name="ce13">
            <text:p>70</text:p>
          </table:table-cell>
          <table:table-cell office:value-type="percentage" office:value="0.93150679999999997" table:style-name="ce14">
            <text:p>93.2%</text:p>
          </table:table-cell>
          <table:table-cell office:value-type="float" office:value="5" table:style-name="ce13">
            <text:p>5</text:p>
          </table:table-cell>
          <table:table-cell office:value-type="percentage" office:value="6.8493200000000004E-2" table:style-name="ce14">
            <text:p>6.8%</text:p>
          </table:table-cell>
          <table:table-cell office:value-type="float" office:value="75" table:style-name="ce13">
            <text:p>75</text:p>
          </table:table-cell>
          <table:table-cell table:number-columns-repeated="16328"/>
        </table:table-row>
        <table:table-row table:style-name="ro11">
          <table:table-cell office:value-type="string" table:style-name="ce1">
            <text:p>English</text:p>
          </table:table-cell>
          <table:table-cell office:value-type="float" office:value="1415" table:style-name="ce13">
            <text:p>1,415</text:p>
          </table:table-cell>
          <table:table-cell office:value-type="percentage" office:value="0.59369749999999999" table:style-name="ce14">
            <text:p>59.4%</text:p>
          </table:table-cell>
          <table:table-cell office:value-type="float" office:value="2055" table:style-name="ce13">
            <text:p>2,055</text:p>
          </table:table-cell>
          <table:table-cell office:value-type="percentage" office:value="0.86302520000000005" table:style-name="ce14">
            <text:p>86.3%</text:p>
          </table:table-cell>
          <table:table-cell office:value-type="float" office:value="2310" table:style-name="ce13">
            <text:p>2,310</text:p>
          </table:table-cell>
          <table:table-cell office:value-type="percentage" office:value="0.97100839999999999" table:style-name="ce14">
            <text:p>97.1%</text:p>
          </table:table-cell>
          <table:table-cell office:value-type="float" office:value="2365" table:style-name="ce13">
            <text:p>2,365</text:p>
          </table:table-cell>
          <table:table-cell office:value-type="percentage" office:value="0.99411760000000005" table:style-name="ce14">
            <text:p>99.4%</text:p>
          </table:table-cell>
          <table:table-cell office:value-type="float" office:value="15" table:style-name="ce13">
            <text:p>15</text:p>
          </table:table-cell>
          <table:table-cell office:value-type="percentage" office:value="5.8824000000000003E-3" table:style-name="ce14">
            <text:p>0.6%</text:p>
          </table:table-cell>
          <table:table-cell office:value-type="float" office:value="2380" table:style-name="ce13">
            <text:p>2,380</text:p>
          </table:table-cell>
          <table:table-cell office:value-type="float" office:value="1925" table:style-name="ce13">
            <text:p>1,925</text:p>
          </table:table-cell>
          <table:table-cell office:value-type="string" table:style-name="ce14">
            <text:p>[c]</text:p>
          </table:table-cell>
          <table:table-cell office:value-type="float" office:value="2275" table:style-name="ce13">
            <text:p>2,275</text:p>
          </table:table-cell>
          <table:table-cell office:value-type="string" table:style-name="ce14">
            <text:p>[c]</text:p>
          </table:table-cell>
          <table:table-cell office:value-type="float" office:value="2395" table:style-name="ce13">
            <text:p>2,395</text:p>
          </table:table-cell>
          <table:table-cell office:value-type="string" table:style-name="ce14">
            <text:p>[c]</text:p>
          </table:table-cell>
          <table:table-cell office:value-type="float" office:value="2405" table:style-name="ce13">
            <text:p>2,40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410" table:style-name="ce13">
            <text:p>2,410</text:p>
          </table:table-cell>
          <table:table-cell office:value-type="float" office:value="1595" table:style-name="ce13">
            <text:p>1,595</text:p>
          </table:table-cell>
          <table:table-cell office:value-type="string" table:style-name="ce14">
            <text:p>[c]</text:p>
          </table:table-cell>
          <table:table-cell office:value-type="float" office:value="2155" table:style-name="ce13">
            <text:p>2,155</text:p>
          </table:table-cell>
          <table:table-cell office:value-type="string" table:style-name="ce14">
            <text:p>[c]</text:p>
          </table:table-cell>
          <table:table-cell office:value-type="float" office:value="2375" table:style-name="ce13">
            <text:p>2,375</text:p>
          </table:table-cell>
          <table:table-cell office:value-type="string" table:style-name="ce14">
            <text:p>[c]</text:p>
          </table:table-cell>
          <table:table-cell office:value-type="float" office:value="2400" table:style-name="ce13">
            <text:p>2,40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405" table:style-name="ce13">
            <text:p>2,405</text:p>
          </table:table-cell>
          <table:table-cell office:value-type="float" office:value="1325" table:style-name="ce13">
            <text:p>1,325</text:p>
          </table:table-cell>
          <table:table-cell office:value-type="percentage" office:value="0.54725550000000001" table:style-name="ce14">
            <text:p>54.7%</text:p>
          </table:table-cell>
          <table:table-cell office:value-type="float" office:value="1980" table:style-name="ce13">
            <text:p>1,980</text:p>
          </table:table-cell>
          <table:table-cell office:value-type="percentage" office:value="0.81716880000000003" table:style-name="ce14">
            <text:p>81.7%</text:p>
          </table:table-cell>
          <table:table-cell office:value-type="float" office:value="2295" table:style-name="ce13">
            <text:p>2,295</text:p>
          </table:table-cell>
          <table:table-cell office:value-type="percentage" office:value="0.94676020000000005" table:style-name="ce14">
            <text:p>94.7%</text:p>
          </table:table-cell>
          <table:table-cell office:value-type="float" office:value="2405" table:style-name="ce13">
            <text:p>2,405</text:p>
          </table:table-cell>
          <table:table-cell office:value-type="percentage" office:value="0.99257119999999999" table:style-name="ce14">
            <text:p>99.3%</text:p>
          </table:table-cell>
          <table:table-cell office:value-type="float" office:value="20" table:style-name="ce13">
            <text:p>20</text:p>
          </table:table-cell>
          <table:table-cell office:value-type="percentage" office:value="7.4288000000000002E-3" table:style-name="ce14">
            <text:p>0.7%</text:p>
          </table:table-cell>
          <table:table-cell office:value-type="float" office:value="2425" table:style-name="ce13">
            <text:p>2,425</text:p>
          </table:table-cell>
          <table:table-cell office:value-type="float" office:value="1365" table:style-name="ce13">
            <text:p>1,365</text:p>
          </table:table-cell>
          <table:table-cell office:value-type="percentage" office:value="0.55560080000000001" table:style-name="ce14">
            <text:p>55.6%</text:p>
          </table:table-cell>
          <table:table-cell office:value-type="float" office:value="1995" table:style-name="ce13">
            <text:p>1,995</text:p>
          </table:table-cell>
          <table:table-cell office:value-type="percentage" office:value="0.81303460000000005" table:style-name="ce14">
            <text:p>81.3%</text:p>
          </table:table-cell>
          <table:table-cell office:value-type="float" office:value="2330" table:style-name="ce13">
            <text:p>2,330</text:p>
          </table:table-cell>
          <table:table-cell office:value-type="percentage" office:value="0.94826880000000002" table:style-name="ce14">
            <text:p>94.8%</text:p>
          </table:table-cell>
          <table:table-cell office:value-type="float" office:value="2400" table:style-name="ce13">
            <text:p>2,400</text:p>
          </table:table-cell>
          <table:table-cell office:value-type="percentage" office:value="0.97678209999999999" table:style-name="ce14">
            <text:p>97.7%</text:p>
          </table:table-cell>
          <table:table-cell office:value-type="float" office:value="55" table:style-name="ce13">
            <text:p>55</text:p>
          </table:table-cell>
          <table:table-cell office:value-type="percentage" office:value="2.32179E-2" table:style-name="ce14">
            <text:p>2.3%</text:p>
          </table:table-cell>
          <table:table-cell office:value-type="float" office:value="2455" table:style-name="ce13">
            <text:p>2,455</text:p>
          </table:table-cell>
          <table:table-cell table:number-columns-repeated="16328"/>
        </table:table-row>
        <table:table-row table:style-name="ro11">
          <table:table-cell office:value-type="string" table:style-name="ce1">
            <text:p>English for Speakers of Other Languages</text:p>
          </table:table-cell>
          <table:table-cell office:value-type="float" office:value="10" table:style-name="ce13">
            <text:p>10</text:p>
          </table:table-cell>
          <table:table-cell office:value-type="percentage" office:value="0.69230769999999997" table:style-name="ce14">
            <text:p>69.2%</text:p>
          </table:table-cell>
          <table:table-cell office:value-type="float" office:value="10" table:style-name="ce13">
            <text:p>10</text:p>
          </table:table-cell>
          <table:table-cell office:value-type="percentage" office:value="0.76923079999999999" table:style-name="ce14">
            <text:p>76.9%</text:p>
          </table:table-cell>
          <table:table-cell office:value-type="float" office:value="10" table:style-name="ce13">
            <text:p>10</text:p>
          </table:table-cell>
          <table:table-cell office:value-type="percentage" office:value="0.92307689999999998" table:style-name="ce14">
            <text:p>92.3%</text:p>
          </table:table-cell>
          <table:table-cell office:value-type="float" office:value="15" table:style-name="ce13">
            <text:p>1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5" table:style-name="ce13">
            <text:p>15</text:p>
          </table:table-cell>
          <table:table-cell office:value-type="float" office:value="15" table:style-name="ce13">
            <text:p>15</text:p>
          </table:table-cell>
          <table:table-cell office:value-type="percentage" office:value="0.9375" table:style-name="ce14">
            <text:p>93.8%</text:p>
          </table:table-cell>
          <table:table-cell office:value-type="float" office:value="15" table:style-name="ce13">
            <text:p>15</text:p>
          </table:table-cell>
          <table:table-cell office:value-type="percentage" office:value="0.9375" table:style-name="ce14">
            <text:p>93.8%</text:p>
          </table:table-cell>
          <table:table-cell office:value-type="float" office:value="15" table:style-name="ce13">
            <text:p>15</text:p>
          </table:table-cell>
          <table:table-cell office:value-type="percentage" office:value="1" table:style-name="ce14">
            <text:p>100.0%</text:p>
          </table:table-cell>
          <table:table-cell office:value-type="float" office:value="15" table:style-name="ce13">
            <text:p>1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5" table:style-name="ce13">
            <text:p>15</text:p>
          </table:table-cell>
          <table:table-cell office:value-type="float" office:value="10" table:style-name="ce13">
            <text:p>10</text:p>
          </table:table-cell>
          <table:table-cell office:value-type="percentage" office:value="0.70588240000000002" table:style-name="ce14">
            <text:p>70.6%</text:p>
          </table:table-cell>
          <table:table-cell office:value-type="float" office:value="15" table:style-name="ce13">
            <text:p>15</text:p>
          </table:table-cell>
          <table:table-cell office:value-type="percentage" office:value="0.8823529" table:style-name="ce14">
            <text:p>88.2%</text:p>
          </table:table-cell>
          <table:table-cell office:value-type="float" office:value="15" table:style-name="ce13">
            <text:p>15</text:p>
          </table:table-cell>
          <table:table-cell office:value-type="percentage" office:value="1" table:style-name="ce14">
            <text:p>100.0%</text:p>
          </table:table-cell>
          <table:table-cell office:value-type="float" office:value="15" table:style-name="ce13">
            <text:p>1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5" table:style-name="ce13">
            <text:p>15</text:p>
          </table:table-cell>
          <table:table-cell office:value-type="float" office:value="15" table:style-name="ce13">
            <text:p>15</text:p>
          </table:table-cell>
          <table:table-cell office:value-type="percentage" office:value="0.72222220000000004" table:style-name="ce14">
            <text:p>72.2%</text:p>
          </table:table-cell>
          <table:table-cell office:value-type="float" office:value="15" table:style-name="ce13">
            <text:p>15</text:p>
          </table:table-cell>
          <table:table-cell office:value-type="percentage" office:value="0.88888889999999998" table:style-name="ce14">
            <text:p>88.9%</text:p>
          </table:table-cell>
          <table:table-cell office:value-type="float" office:value="20" table:style-name="ce13">
            <text:p>20</text:p>
          </table:table-cell>
          <table:table-cell office:value-type="percentage" office:value="1" table:style-name="ce14">
            <text:p>100.0%</text:p>
          </table:table-cell>
          <table:table-cell office:value-type="float" office:value="20" table:style-name="ce13">
            <text:p>2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0" table:style-name="ce13">
            <text:p>20</text:p>
          </table:table-cell>
          <table:table-cell office:value-type="float" office:value="10" table:style-name="ce13">
            <text:p>10</text:p>
          </table:table-cell>
          <table:table-cell office:value-type="percentage" office:value="0.52173910000000001" table:style-name="ce14">
            <text:p>52.2%</text:p>
          </table:table-cell>
          <table:table-cell office:value-type="float" office:value="20" table:style-name="ce13">
            <text:p>20</text:p>
          </table:table-cell>
          <table:table-cell office:value-type="percentage" office:value="0.95652170000000003" table:style-name="ce14">
            <text:p>95.7%</text:p>
          </table:table-cell>
          <table:table-cell office:value-type="float" office:value="25" table:style-name="ce13">
            <text:p>25</text:p>
          </table:table-cell>
          <table:table-cell office:value-type="percentage" office:value="1" table:style-name="ce14">
            <text:p>100.0%</text:p>
          </table:table-cell>
          <table:table-cell office:value-type="float" office:value="25" table:style-name="ce13">
            <text:p>2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5" table:style-name="ce13">
            <text:p>25</text:p>
          </table:table-cell>
          <table:table-cell table:number-columns-repeated="16328"/>
        </table:table-row>
        <table:table-row table:style-name="ro11">
          <table:table-cell office:value-type="string" table:style-name="ce1">
            <text:p>Environmental Science</text:p>
          </table:table-cell>
          <table:table-cell office:value-type="float" office:value="20" table:style-name="ce13">
            <text:p>20</text:p>
          </table:table-cell>
          <table:table-cell office:value-type="string" table:style-name="ce14">
            <text:p>[c]</text:p>
          </table:table-cell>
          <table:table-cell office:value-type="float" office:value="45" table:style-name="ce13">
            <text:p>45</text:p>
          </table:table-cell>
          <table:table-cell office:value-type="string" table:style-name="ce14">
            <text:p>[c]</text:p>
          </table:table-cell>
          <table:table-cell office:value-type="float" office:value="60" table:style-name="ce13">
            <text:p>60</text:p>
          </table:table-cell>
          <table:table-cell office:value-type="string" table:style-name="ce14">
            <text:p>[c]</text:p>
          </table:table-cell>
          <table:table-cell office:value-type="float" office:value="70" table:style-name="ce13">
            <text:p>7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70" table:style-name="ce13">
            <text:p>70</text:p>
          </table:table-cell>
          <table:table-cell office:value-type="float" office:value="25" table:style-name="ce13">
            <text:p>25</text:p>
          </table:table-cell>
          <table:table-cell office:value-type="string" table:style-name="ce14">
            <text:p>[c]</text:p>
          </table:table-cell>
          <table:table-cell office:value-type="float" office:value="35" table:style-name="ce13">
            <text:p>35</text:p>
          </table:table-cell>
          <table:table-cell office:value-type="string" table:style-name="ce14">
            <text:p>[c]</text:p>
          </table:table-cell>
          <table:table-cell office:value-type="float" office:value="45" table:style-name="ce13">
            <text:p>45</text:p>
          </table:table-cell>
          <table:table-cell office:value-type="string" table:style-name="ce14">
            <text:p>[c]</text:p>
          </table:table-cell>
          <table:table-cell office:value-type="float" office:value="50" table:style-name="ce13">
            <text:p>5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50" table:style-name="ce13">
            <text:p>50</text:p>
          </table:table-cell>
          <table:table-cell office:value-type="float" office:value="15" table:style-name="ce13">
            <text:p>15</text:p>
          </table:table-cell>
          <table:table-cell office:value-type="percentage" office:value="0.29787229999999998" table:style-name="ce14">
            <text:p>29.8%</text:p>
          </table:table-cell>
          <table:table-cell office:value-type="float" office:value="30" table:style-name="ce13">
            <text:p>30</text:p>
          </table:table-cell>
          <table:table-cell office:value-type="percentage" office:value="0.65957449999999995" table:style-name="ce14">
            <text:p>66.0%</text:p>
          </table:table-cell>
          <table:table-cell office:value-type="float" office:value="45" table:style-name="ce13">
            <text:p>45</text:p>
          </table:table-cell>
          <table:table-cell office:value-type="percentage" office:value="0.93617019999999995" table:style-name="ce14">
            <text:p>93.6%</text:p>
          </table:table-cell>
          <table:table-cell office:value-type="float" office:value="45" table:style-name="ce13">
            <text:p>4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45" table:style-name="ce13">
            <text:p>45</text:p>
          </table:table-cell>
          <table:table-cell office:value-type="float" office:value="15" table:style-name="ce13">
            <text:p>15</text:p>
          </table:table-cell>
          <table:table-cell office:value-type="string" table:style-name="ce14">
            <text:p>[c]</text:p>
          </table:table-cell>
          <table:table-cell office:value-type="float" office:value="25" table:style-name="ce13">
            <text:p>25</text:p>
          </table:table-cell>
          <table:table-cell office:value-type="string" table:style-name="ce14">
            <text:p>[c]</text:p>
          </table:table-cell>
          <table:table-cell office:value-type="float" office:value="35" table:style-name="ce13">
            <text:p>35</text:p>
          </table:table-cell>
          <table:table-cell office:value-type="string" table:style-name="ce14">
            <text:p>[c]</text:p>
          </table:table-cell>
          <table:table-cell office:value-type="float" office:value="40" table:style-name="ce13">
            <text:p>4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40" table:style-name="ce13">
            <text:p>40</text:p>
          </table:table-cell>
          <table:table-cell office:value-type="float" office:value="10" table:style-name="ce13">
            <text:p>10</text:p>
          </table:table-cell>
          <table:table-cell office:value-type="string" table:style-name="ce14">
            <text:p>[c]</text:p>
          </table:table-cell>
          <table:table-cell office:value-type="float" office:value="20" table:style-name="ce13">
            <text:p>20</text:p>
          </table:table-cell>
          <table:table-cell office:value-type="string" table:style-name="ce14">
            <text:p>[c]</text:p>
          </table:table-cell>
          <table:table-cell office:value-type="float" office:value="35" table:style-name="ce13">
            <text:p>35</text:p>
          </table:table-cell>
          <table:table-cell office:value-type="string" table:style-name="ce14">
            <text:p>[c]</text:p>
          </table:table-cell>
          <table:table-cell office:value-type="float" office:value="35" table:style-name="ce13">
            <text:p>3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40" table:style-name="ce13">
            <text:p>40</text:p>
          </table:table-cell>
          <table:table-cell table:number-columns-repeated="16328"/>
        </table:table-row>
        <table:table-row table:style-name="ro11">
          <table:table-cell office:value-type="string" table:style-name="ce1">
            <text:p>Fashion and Textile Technology</text:p>
          </table:table-cell>
          <table:table-cell office:value-type="string" table:style-name="ce13">
            <text:p>[c]</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10" table:style-name="ce13">
            <text:p>10</text:p>
          </table:table-cell>
          <table:table-cell office:value-type="string" table:style-name="ce14">
            <text:p>[c]</text:p>
          </table:table-cell>
          <table:table-cell office:value-type="float" office:value="10" table:style-name="ce13">
            <text:p>10</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float" office:value="10" table:style-name="ce13">
            <text:p>10</text:p>
          </table:table-cell>
          <table:table-cell office:value-type="float" office:value="15" table:style-name="ce13">
            <text:p>15</text:p>
          </table:table-cell>
          <table:table-cell office:value-type="percentage" office:value="0.9375" table:style-name="ce14">
            <text:p>93.8%</text:p>
          </table:table-cell>
          <table:table-cell office:value-type="float" office:value="15" table:style-name="ce13">
            <text:p>15</text:p>
          </table:table-cell>
          <table:table-cell office:value-type="percentage" office:value="0.9375" table:style-name="ce14">
            <text:p>93.8%</text:p>
          </table:table-cell>
          <table:table-cell office:value-type="float" office:value="15" table:style-name="ce13">
            <text:p>15</text:p>
          </table:table-cell>
          <table:table-cell office:value-type="percentage" office:value="1" table:style-name="ce14">
            <text:p>100.0%</text:p>
          </table:table-cell>
          <table:table-cell office:value-type="float" office:value="15" table:style-name="ce13">
            <text:p>1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5" table:style-name="ce13">
            <text:p>15</text:p>
          </table:table-cell>
          <table:table-cell office:value-type="float" office:value="5" table:style-name="ce13">
            <text:p>5</text:p>
          </table:table-cell>
          <table:table-cell office:value-type="percentage" office:value="0.75" table:style-name="ce14">
            <text:p>75.0%</text:p>
          </table:table-cell>
          <table:table-cell office:value-type="float" office:value="5" table:style-name="ce13">
            <text:p>5</text:p>
          </table:table-cell>
          <table:table-cell office:value-type="percentage" office:value="0.875" table:style-name="ce14">
            <text:p>87.5%</text:p>
          </table:table-cell>
          <table:table-cell office:value-type="float" office:value="5" table:style-name="ce13">
            <text:p>5</text:p>
          </table:table-cell>
          <table:table-cell office:value-type="percentage" office:value="0.875" table:style-name="ce14">
            <text:p>87.5%</text:p>
          </table:table-cell>
          <table:table-cell office:value-type="float" office:value="10" table:style-name="ce13">
            <text:p>1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0" table:style-name="ce13">
            <text:p>1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table:number-columns-repeated="16328"/>
        </table:table-row>
        <table:table-row table:style-name="ro11">
          <table:table-cell office:value-type="string" table:style-name="ce1">
            <text:p>French</text:p>
          </table:table-cell>
          <table:table-cell office:value-type="float" office:value="235" table:style-name="ce13">
            <text:p>235</text:p>
          </table:table-cell>
          <table:table-cell office:value-type="percentage" office:value="0.73291930000000005" table:style-name="ce14">
            <text:p>73.3%</text:p>
          </table:table-cell>
          <table:table-cell office:value-type="float" office:value="280" table:style-name="ce13">
            <text:p>280</text:p>
          </table:table-cell>
          <table:table-cell office:value-type="percentage" office:value="0.86335399999999995" table:style-name="ce14">
            <text:p>86.3%</text:p>
          </table:table-cell>
          <table:table-cell office:value-type="float" office:value="300" table:style-name="ce13">
            <text:p>300</text:p>
          </table:table-cell>
          <table:table-cell office:value-type="percentage" office:value="0.92857140000000005" table:style-name="ce14">
            <text:p>92.9%</text:p>
          </table:table-cell>
          <table:table-cell office:value-type="float" office:value="315" table:style-name="ce13">
            <text:p>315</text:p>
          </table:table-cell>
          <table:table-cell office:value-type="percentage" office:value="0.97515529999999995" table:style-name="ce14">
            <text:p>97.5%</text:p>
          </table:table-cell>
          <table:table-cell office:value-type="float" office:value="10" table:style-name="ce13">
            <text:p>10</text:p>
          </table:table-cell>
          <table:table-cell office:value-type="percentage" office:value="2.4844700000000001E-2" table:style-name="ce14">
            <text:p>2.5%</text:p>
          </table:table-cell>
          <table:table-cell office:value-type="float" office:value="320" table:style-name="ce13">
            <text:p>320</text:p>
          </table:table-cell>
          <table:table-cell office:value-type="float" office:value="280" table:style-name="ce13">
            <text:p>280</text:p>
          </table:table-cell>
          <table:table-cell office:value-type="percentage" office:value="0.79885059999999997" table:style-name="ce14">
            <text:p>79.9%</text:p>
          </table:table-cell>
          <table:table-cell office:value-type="float" office:value="325" table:style-name="ce13">
            <text:p>325</text:p>
          </table:table-cell>
          <table:table-cell office:value-type="percentage" office:value="0.93965520000000002" table:style-name="ce14">
            <text:p>94.0%</text:p>
          </table:table-cell>
          <table:table-cell office:value-type="float" office:value="345" table:style-name="ce13">
            <text:p>345</text:p>
          </table:table-cell>
          <table:table-cell office:value-type="percentage" office:value="0.98850570000000004" table:style-name="ce14">
            <text:p>98.9%</text:p>
          </table:table-cell>
          <table:table-cell office:value-type="float" office:value="350" table:style-name="ce13">
            <text:p>35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50" table:style-name="ce13">
            <text:p>350</text:p>
          </table:table-cell>
          <table:table-cell office:value-type="float" office:value="300" table:style-name="ce13">
            <text:p>300</text:p>
          </table:table-cell>
          <table:table-cell office:value-type="string" table:style-name="ce14">
            <text:p>[c]</text:p>
          </table:table-cell>
          <table:table-cell office:value-type="float" office:value="330" table:style-name="ce13">
            <text:p>330</text:p>
          </table:table-cell>
          <table:table-cell office:value-type="string" table:style-name="ce14">
            <text:p>[c]</text:p>
          </table:table-cell>
          <table:table-cell office:value-type="float" office:value="340" table:style-name="ce13">
            <text:p>340</text:p>
          </table:table-cell>
          <table:table-cell office:value-type="string" table:style-name="ce14">
            <text:p>[c]</text:p>
          </table:table-cell>
          <table:table-cell office:value-type="float" office:value="345" table:style-name="ce13">
            <text:p>34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345" table:style-name="ce13">
            <text:p>345</text:p>
          </table:table-cell>
          <table:table-cell office:value-type="float" office:value="280" table:style-name="ce13">
            <text:p>280</text:p>
          </table:table-cell>
          <table:table-cell office:value-type="percentage" office:value="0.73056989999999999" table:style-name="ce14">
            <text:p>73.1%</text:p>
          </table:table-cell>
          <table:table-cell office:value-type="float" office:value="340" table:style-name="ce13">
            <text:p>340</text:p>
          </table:table-cell>
          <table:table-cell office:value-type="percentage" office:value="0.87564770000000003" table:style-name="ce14">
            <text:p>87.6%</text:p>
          </table:table-cell>
          <table:table-cell office:value-type="float" office:value="370" table:style-name="ce13">
            <text:p>370</text:p>
          </table:table-cell>
          <table:table-cell office:value-type="percentage" office:value="0.96373059999999999" table:style-name="ce14">
            <text:p>96.4%</text:p>
          </table:table-cell>
          <table:table-cell office:value-type="float" office:value="380" table:style-name="ce13">
            <text:p>380</text:p>
          </table:table-cell>
          <table:table-cell office:value-type="percentage" office:value="0.9870466" table:style-name="ce14">
            <text:p>98.7%</text:p>
          </table:table-cell>
          <table:table-cell office:value-type="float" office:value="5" table:style-name="ce13">
            <text:p>5</text:p>
          </table:table-cell>
          <table:table-cell office:value-type="percentage" office:value="1.29534E-2" table:style-name="ce14">
            <text:p>1.3%</text:p>
          </table:table-cell>
          <table:table-cell office:value-type="float" office:value="385" table:style-name="ce13">
            <text:p>385</text:p>
          </table:table-cell>
          <table:table-cell office:value-type="float" office:value="285" table:style-name="ce13">
            <text:p>285</text:p>
          </table:table-cell>
          <table:table-cell office:value-type="percentage" office:value="0.66666669999999995" table:style-name="ce14">
            <text:p>66.7%</text:p>
          </table:table-cell>
          <table:table-cell office:value-type="float" office:value="360" table:style-name="ce13">
            <text:p>360</text:p>
          </table:table-cell>
          <table:table-cell office:value-type="percentage" office:value="0.842723" table:style-name="ce14">
            <text:p>84.3%</text:p>
          </table:table-cell>
          <table:table-cell office:value-type="float" office:value="410" table:style-name="ce13">
            <text:p>410</text:p>
          </table:table-cell>
          <table:table-cell office:value-type="percentage" office:value="0.96244130000000006" table:style-name="ce14">
            <text:p>96.2%</text:p>
          </table:table-cell>
          <table:table-cell office:value-type="float" office:value="420" table:style-name="ce13">
            <text:p>420</text:p>
          </table:table-cell>
          <table:table-cell office:value-type="percentage" office:value="0.98122069999999995" table:style-name="ce14">
            <text:p>98.1%</text:p>
          </table:table-cell>
          <table:table-cell office:value-type="float" office:value="10" table:style-name="ce13">
            <text:p>10</text:p>
          </table:table-cell>
          <table:table-cell office:value-type="percentage" office:value="1.8779299999999999E-2" table:style-name="ce14">
            <text:p>1.9%</text:p>
          </table:table-cell>
          <table:table-cell office:value-type="float" office:value="425" table:style-name="ce13">
            <text:p>425</text:p>
          </table:table-cell>
          <table:table-cell table:number-columns-repeated="16328"/>
        </table:table-row>
        <table:table-row table:style-name="ro11">
          <table:table-cell office:value-type="string" table:style-name="ce1">
            <text:p>Gàidhlig</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table:number-columns-repeated="16328"/>
        </table:table-row>
        <table:table-row table:style-name="ro11">
          <table:table-cell office:value-type="string" table:style-name="ce1">
            <text:p>Geography</text:p>
          </table:table-cell>
          <table:table-cell office:value-type="float" office:value="360" table:style-name="ce13">
            <text:p>360</text:p>
          </table:table-cell>
          <table:table-cell office:value-type="percentage" office:value="0.60840340000000004" table:style-name="ce14">
            <text:p>60.8%</text:p>
          </table:table-cell>
          <table:table-cell office:value-type="float" office:value="500" table:style-name="ce13">
            <text:p>500</text:p>
          </table:table-cell>
          <table:table-cell office:value-type="percentage" office:value="0.84369749999999999" table:style-name="ce14">
            <text:p>84.4%</text:p>
          </table:table-cell>
          <table:table-cell office:value-type="float" office:value="560" table:style-name="ce13">
            <text:p>560</text:p>
          </table:table-cell>
          <table:table-cell office:value-type="percentage" office:value="0.94453779999999998" table:style-name="ce14">
            <text:p>94.5%</text:p>
          </table:table-cell>
          <table:table-cell office:value-type="float" office:value="590" table:style-name="ce13">
            <text:p>590</text:p>
          </table:table-cell>
          <table:table-cell office:value-type="percentage" office:value="0.98823530000000004" table:style-name="ce14">
            <text:p>98.8%</text:p>
          </table:table-cell>
          <table:table-cell office:value-type="float" office:value="5" table:style-name="ce13">
            <text:p>5</text:p>
          </table:table-cell>
          <table:table-cell office:value-type="percentage" office:value="1.1764699999999999E-2" table:style-name="ce14">
            <text:p>1.2%</text:p>
          </table:table-cell>
          <table:table-cell office:value-type="float" office:value="595" table:style-name="ce13">
            <text:p>595</text:p>
          </table:table-cell>
          <table:table-cell office:value-type="float" office:value="545" table:style-name="ce13">
            <text:p>545</text:p>
          </table:table-cell>
          <table:table-cell office:value-type="percentage" office:value="0.75972220000000001" table:style-name="ce14">
            <text:p>76.0%</text:p>
          </table:table-cell>
          <table:table-cell office:value-type="float" office:value="635" table:style-name="ce13">
            <text:p>635</text:p>
          </table:table-cell>
          <table:table-cell office:value-type="percentage" office:value="0.88055559999999999" table:style-name="ce14">
            <text:p>88.1%</text:p>
          </table:table-cell>
          <table:table-cell office:value-type="float" office:value="690" table:style-name="ce13">
            <text:p>690</text:p>
          </table:table-cell>
          <table:table-cell office:value-type="percentage" office:value="0.95694440000000003" table:style-name="ce14">
            <text:p>95.7%</text:p>
          </table:table-cell>
          <table:table-cell office:value-type="float" office:value="710" table:style-name="ce13">
            <text:p>710</text:p>
          </table:table-cell>
          <table:table-cell office:value-type="percentage" office:value="0.98888889999999996" table:style-name="ce14">
            <text:p>98.9%</text:p>
          </table:table-cell>
          <table:table-cell office:value-type="float" office:value="10" table:style-name="ce13">
            <text:p>10</text:p>
          </table:table-cell>
          <table:table-cell office:value-type="percentage" office:value="1.11111E-2" table:style-name="ce14">
            <text:p>1.1%</text:p>
          </table:table-cell>
          <table:table-cell office:value-type="float" office:value="720" table:style-name="ce13">
            <text:p>720</text:p>
          </table:table-cell>
          <table:table-cell office:value-type="float" office:value="390" table:style-name="ce13">
            <text:p>390</text:p>
          </table:table-cell>
          <table:table-cell office:value-type="percentage" office:value="0.61442010000000002" table:style-name="ce14">
            <text:p>61.4%</text:p>
          </table:table-cell>
          <table:table-cell office:value-type="float" office:value="530" table:style-name="ce13">
            <text:p>530</text:p>
          </table:table-cell>
          <table:table-cell office:value-type="percentage" office:value="0.83072100000000004" table:style-name="ce14">
            <text:p>83.1%</text:p>
          </table:table-cell>
          <table:table-cell office:value-type="float" office:value="605" table:style-name="ce13">
            <text:p>605</text:p>
          </table:table-cell>
          <table:table-cell office:value-type="percentage" office:value="0.95141070000000005" table:style-name="ce14">
            <text:p>95.1%</text:p>
          </table:table-cell>
          <table:table-cell office:value-type="float" office:value="630" table:style-name="ce13">
            <text:p>630</text:p>
          </table:table-cell>
          <table:table-cell office:value-type="percentage" office:value="0.98902820000000002" table:style-name="ce14">
            <text:p>98.9%</text:p>
          </table:table-cell>
          <table:table-cell office:value-type="float" office:value="5" table:style-name="ce13">
            <text:p>5</text:p>
          </table:table-cell>
          <table:table-cell office:value-type="percentage" office:value="1.09718E-2" table:style-name="ce14">
            <text:p>1.1%</text:p>
          </table:table-cell>
          <table:table-cell office:value-type="float" office:value="640" table:style-name="ce13">
            <text:p>640</text:p>
          </table:table-cell>
          <table:table-cell office:value-type="float" office:value="370" table:style-name="ce13">
            <text:p>370</text:p>
          </table:table-cell>
          <table:table-cell office:value-type="percentage" office:value="0.51612899999999995" table:style-name="ce14">
            <text:p>51.6%</text:p>
          </table:table-cell>
          <table:table-cell office:value-type="float" office:value="545" table:style-name="ce13">
            <text:p>545</text:p>
          </table:table-cell>
          <table:table-cell office:value-type="percentage" office:value="0.76297340000000002" table:style-name="ce14">
            <text:p>76.3%</text:p>
          </table:table-cell>
          <table:table-cell office:value-type="float" office:value="655" table:style-name="ce13">
            <text:p>655</text:p>
          </table:table-cell>
          <table:table-cell office:value-type="percentage" office:value="0.91865359999999996" table:style-name="ce14">
            <text:p>91.9%</text:p>
          </table:table-cell>
          <table:table-cell office:value-type="float" office:value="700" table:style-name="ce13">
            <text:p>700</text:p>
          </table:table-cell>
          <table:table-cell office:value-type="percentage" office:value="0.98457220000000001" table:style-name="ce14">
            <text:p>98.5%</text:p>
          </table:table-cell>
          <table:table-cell office:value-type="float" office:value="10" table:style-name="ce13">
            <text:p>10</text:p>
          </table:table-cell>
          <table:table-cell office:value-type="percentage" office:value="1.54278E-2" table:style-name="ce14">
            <text:p>1.5%</text:p>
          </table:table-cell>
          <table:table-cell office:value-type="float" office:value="715" table:style-name="ce13">
            <text:p>715</text:p>
          </table:table-cell>
          <table:table-cell office:value-type="float" office:value="315" table:style-name="ce13">
            <text:p>315</text:p>
          </table:table-cell>
          <table:table-cell office:value-type="percentage" office:value="0.4914463" table:style-name="ce14">
            <text:p>49.1%</text:p>
          </table:table-cell>
          <table:table-cell office:value-type="float" office:value="490" table:style-name="ce13">
            <text:p>490</text:p>
          </table:table-cell>
          <table:table-cell office:value-type="percentage" office:value="0.76049770000000005" table:style-name="ce14">
            <text:p>76.0%</text:p>
          </table:table-cell>
          <table:table-cell office:value-type="float" office:value="590" table:style-name="ce13">
            <text:p>590</text:p>
          </table:table-cell>
          <table:table-cell office:value-type="percentage" office:value="0.91446349999999998" table:style-name="ce14">
            <text:p>91.4%</text:p>
          </table:table-cell>
          <table:table-cell office:value-type="float" office:value="615" table:style-name="ce13">
            <text:p>615</text:p>
          </table:table-cell>
          <table:table-cell office:value-type="percentage" office:value="0.95645409999999997" table:style-name="ce14">
            <text:p>95.6%</text:p>
          </table:table-cell>
          <table:table-cell office:value-type="float" office:value="30" table:style-name="ce13">
            <text:p>30</text:p>
          </table:table-cell>
          <table:table-cell office:value-type="percentage" office:value="4.3545899999999998E-2" table:style-name="ce14">
            <text:p>4.4%</text:p>
          </table:table-cell>
          <table:table-cell office:value-type="float" office:value="645" table:style-name="ce13">
            <text:p>645</text:p>
          </table:table-cell>
          <table:table-cell table:number-columns-repeated="16328"/>
        </table:table-row>
        <table:table-row table:style-name="ro11">
          <table:table-cell office:value-type="string" table:style-name="ce1">
            <text:p>German</text:p>
          </table:table-cell>
          <table:table-cell office:value-type="float" office:value="95" table:style-name="ce13">
            <text:p>95</text:p>
          </table:table-cell>
          <table:table-cell office:value-type="string" table:style-name="ce14">
            <text:p>[c]</text:p>
          </table:table-cell>
          <table:table-cell office:value-type="float" office:value="100" table:style-name="ce13">
            <text:p>100</text:p>
          </table:table-cell>
          <table:table-cell office:value-type="string" table:style-name="ce14">
            <text:p>[c]</text:p>
          </table:table-cell>
          <table:table-cell office:value-type="float" office:value="105" table:style-name="ce13">
            <text:p>105</text:p>
          </table:table-cell>
          <table:table-cell office:value-type="string" table:style-name="ce14">
            <text:p>[c]</text:p>
          </table:table-cell>
          <table:table-cell office:value-type="float" office:value="105" table:style-name="ce13">
            <text:p>10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10" table:style-name="ce13">
            <text:p>110</text:p>
          </table:table-cell>
          <table:table-cell office:value-type="float" office:value="120" table:style-name="ce13">
            <text:p>120</text:p>
          </table:table-cell>
          <table:table-cell office:value-type="percentage" office:value="0.97580650000000002" table:style-name="ce14">
            <text:p>97.6%</text:p>
          </table:table-cell>
          <table:table-cell office:value-type="float" office:value="125" table:style-name="ce13">
            <text:p>125</text:p>
          </table:table-cell>
          <table:table-cell office:value-type="percentage" office:value="0.99193549999999997" table:style-name="ce14">
            <text:p>99.2%</text:p>
          </table:table-cell>
          <table:table-cell office:value-type="float" office:value="125" table:style-name="ce13">
            <text:p>125</text:p>
          </table:table-cell>
          <table:table-cell office:value-type="percentage" office:value="1" table:style-name="ce14">
            <text:p>100.0%</text:p>
          </table:table-cell>
          <table:table-cell office:value-type="float" office:value="125" table:style-name="ce13">
            <text:p>12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25" table:style-name="ce13">
            <text:p>125</text:p>
          </table:table-cell>
          <table:table-cell office:value-type="float" office:value="120" table:style-name="ce13">
            <text:p>120</text:p>
          </table:table-cell>
          <table:table-cell office:value-type="percentage" office:value="0.8823529" table:style-name="ce14">
            <text:p>88.2%</text:p>
          </table:table-cell>
          <table:table-cell office:value-type="float" office:value="130" table:style-name="ce13">
            <text:p>130</text:p>
          </table:table-cell>
          <table:table-cell office:value-type="percentage" office:value="0.95588240000000002" table:style-name="ce14">
            <text:p>95.6%</text:p>
          </table:table-cell>
          <table:table-cell office:value-type="float" office:value="135" table:style-name="ce13">
            <text:p>135</text:p>
          </table:table-cell>
          <table:table-cell office:value-type="percentage" office:value="0.9926471" table:style-name="ce14">
            <text:p>99.3%</text:p>
          </table:table-cell>
          <table:table-cell office:value-type="float" office:value="135" table:style-name="ce13">
            <text:p>13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35" table:style-name="ce13">
            <text:p>135</text:p>
          </table:table-cell>
          <table:table-cell office:value-type="float" office:value="95" table:style-name="ce13">
            <text:p>95</text:p>
          </table:table-cell>
          <table:table-cell office:value-type="string" table:style-name="ce14">
            <text:p>[c]</text:p>
          </table:table-cell>
          <table:table-cell office:value-type="float" office:value="120" table:style-name="ce13">
            <text:p>120</text:p>
          </table:table-cell>
          <table:table-cell office:value-type="string" table:style-name="ce14">
            <text:p>[c]</text:p>
          </table:table-cell>
          <table:table-cell office:value-type="float" office:value="130" table:style-name="ce13">
            <text:p>130</text:p>
          </table:table-cell>
          <table:table-cell office:value-type="string" table:style-name="ce14">
            <text:p>[c]</text:p>
          </table:table-cell>
          <table:table-cell office:value-type="float" office:value="130" table:style-name="ce13">
            <text:p>13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35" table:style-name="ce13">
            <text:p>135</text:p>
          </table:table-cell>
          <table:table-cell office:value-type="float" office:value="110" table:style-name="ce13">
            <text:p>110</text:p>
          </table:table-cell>
          <table:table-cell office:value-type="string" table:style-name="ce14">
            <text:p>[c]</text:p>
          </table:table-cell>
          <table:table-cell office:value-type="float" office:value="140" table:style-name="ce13">
            <text:p>140</text:p>
          </table:table-cell>
          <table:table-cell office:value-type="string" table:style-name="ce14">
            <text:p>[c]</text:p>
          </table:table-cell>
          <table:table-cell office:value-type="float" office:value="150" table:style-name="ce13">
            <text:p>150</text:p>
          </table:table-cell>
          <table:table-cell office:value-type="string" table:style-name="ce14">
            <text:p>[c]</text:p>
          </table:table-cell>
          <table:table-cell office:value-type="float" office:value="155" table:style-name="ce13">
            <text:p>15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55" table:style-name="ce13">
            <text:p>155</text:p>
          </table:table-cell>
          <table:table-cell table:number-columns-repeated="16328"/>
        </table:table-row>
        <table:table-row table:style-name="ro11">
          <table:table-cell office:value-type="string" table:style-name="ce1">
            <text:p>Graphic Communication</text:p>
          </table:table-cell>
          <table:table-cell office:value-type="float" office:value="30" table:style-name="ce13">
            <text:p>30</text:p>
          </table:table-cell>
          <table:table-cell office:value-type="percentage" office:value="0.35443039999999998" table:style-name="ce14">
            <text:p>35.4%</text:p>
          </table:table-cell>
          <table:table-cell office:value-type="float" office:value="55" table:style-name="ce13">
            <text:p>55</text:p>
          </table:table-cell>
          <table:table-cell office:value-type="percentage" office:value="0.69620249999999995" table:style-name="ce14">
            <text:p>69.6%</text:p>
          </table:table-cell>
          <table:table-cell office:value-type="float" office:value="65" table:style-name="ce13">
            <text:p>65</text:p>
          </table:table-cell>
          <table:table-cell office:value-type="percentage" office:value="0.84810129999999995" table:style-name="ce14">
            <text:p>84.8%</text:p>
          </table:table-cell>
          <table:table-cell office:value-type="float" office:value="70" table:style-name="ce13">
            <text:p>70</text:p>
          </table:table-cell>
          <table:table-cell office:value-type="percentage" office:value="0.91139239999999999" table:style-name="ce14">
            <text:p>91.1%</text:p>
          </table:table-cell>
          <table:table-cell office:value-type="float" office:value="5" table:style-name="ce13">
            <text:p>5</text:p>
          </table:table-cell>
          <table:table-cell office:value-type="percentage" office:value="8.8607599999999995E-2" table:style-name="ce14">
            <text:p>8.9%</text:p>
          </table:table-cell>
          <table:table-cell office:value-type="float" office:value="80" table:style-name="ce13">
            <text:p>80</text:p>
          </table:table-cell>
          <table:table-cell office:value-type="float" office:value="55" table:style-name="ce13">
            <text:p>55</text:p>
          </table:table-cell>
          <table:table-cell office:value-type="string" table:style-name="ce14">
            <text:p>[c]</text:p>
          </table:table-cell>
          <table:table-cell office:value-type="float" office:value="70" table:style-name="ce13">
            <text:p>70</text:p>
          </table:table-cell>
          <table:table-cell office:value-type="string" table:style-name="ce14">
            <text:p>[c]</text:p>
          </table:table-cell>
          <table:table-cell office:value-type="float" office:value="80" table:style-name="ce13">
            <text:p>80</text:p>
          </table:table-cell>
          <table:table-cell office:value-type="string" table:style-name="ce14">
            <text:p>[c]</text:p>
          </table:table-cell>
          <table:table-cell office:value-type="float" office:value="80" table:style-name="ce13">
            <text:p>8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85" table:style-name="ce13">
            <text:p>85</text:p>
          </table:table-cell>
          <table:table-cell office:value-type="float" office:value="50" table:style-name="ce13">
            <text:p>50</text:p>
          </table:table-cell>
          <table:table-cell office:value-type="percentage" office:value="0.62820509999999996" table:style-name="ce14">
            <text:p>62.8%</text:p>
          </table:table-cell>
          <table:table-cell office:value-type="float" office:value="70" table:style-name="ce13">
            <text:p>70</text:p>
          </table:table-cell>
          <table:table-cell office:value-type="percentage" office:value="0.91025639999999997" table:style-name="ce14">
            <text:p>91.0%</text:p>
          </table:table-cell>
          <table:table-cell office:value-type="float" office:value="75" table:style-name="ce13">
            <text:p>75</text:p>
          </table:table-cell>
          <table:table-cell office:value-type="percentage" office:value="0.98717949999999999" table:style-name="ce14">
            <text:p>98.7%</text:p>
          </table:table-cell>
          <table:table-cell office:value-type="float" office:value="80" table:style-name="ce13">
            <text:p>8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80" table:style-name="ce13">
            <text:p>80</text:p>
          </table:table-cell>
          <table:table-cell office:value-type="float" office:value="30" table:style-name="ce13">
            <text:p>30</text:p>
          </table:table-cell>
          <table:table-cell office:value-type="string" table:style-name="ce14">
            <text:p>[c]</text:p>
          </table:table-cell>
          <table:table-cell office:value-type="float" office:value="60" table:style-name="ce13">
            <text:p>60</text:p>
          </table:table-cell>
          <table:table-cell office:value-type="string" table:style-name="ce14">
            <text:p>[c]</text:p>
          </table:table-cell>
          <table:table-cell office:value-type="float" office:value="85" table:style-name="ce13">
            <text:p>85</text:p>
          </table:table-cell>
          <table:table-cell office:value-type="string" table:style-name="ce14">
            <text:p>[c]</text:p>
          </table:table-cell>
          <table:table-cell office:value-type="float" office:value="90" table:style-name="ce13">
            <text:p>9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95" table:style-name="ce13">
            <text:p>95</text:p>
          </table:table-cell>
          <table:table-cell office:value-type="float" office:value="40" table:style-name="ce13">
            <text:p>40</text:p>
          </table:table-cell>
          <table:table-cell office:value-type="percentage" office:value="0.38317760000000001" table:style-name="ce14">
            <text:p>38.3%</text:p>
          </table:table-cell>
          <table:table-cell office:value-type="float" office:value="75" table:style-name="ce13">
            <text:p>75</text:p>
          </table:table-cell>
          <table:table-cell office:value-type="percentage" office:value="0.71028040000000003" table:style-name="ce14">
            <text:p>71.0%</text:p>
          </table:table-cell>
          <table:table-cell office:value-type="float" office:value="95" table:style-name="ce13">
            <text:p>95</text:p>
          </table:table-cell>
          <table:table-cell office:value-type="percentage" office:value="0.90654210000000002" table:style-name="ce14">
            <text:p>90.7%</text:p>
          </table:table-cell>
          <table:table-cell office:value-type="float" office:value="100" table:style-name="ce13">
            <text:p>100</text:p>
          </table:table-cell>
          <table:table-cell office:value-type="percentage" office:value="0.95327099999999998" table:style-name="ce14">
            <text:p>95.3%</text:p>
          </table:table-cell>
          <table:table-cell office:value-type="float" office:value="5" table:style-name="ce13">
            <text:p>5</text:p>
          </table:table-cell>
          <table:table-cell office:value-type="percentage" office:value="4.6729E-2" table:style-name="ce14">
            <text:p>4.7%</text:p>
          </table:table-cell>
          <table:table-cell office:value-type="float" office:value="105" table:style-name="ce13">
            <text:p>105</text:p>
          </table:table-cell>
          <table:table-cell table:number-columns-repeated="16328"/>
        </table:table-row>
        <table:table-row table:style-name="ro11">
          <table:table-cell office:value-type="string" table:style-name="ce1">
            <text:p>Health and Food Technology</text:p>
          </table:table-cell>
          <table:table-cell office:value-type="float" office:value="5" table:style-name="ce13">
            <text:p>5</text:p>
          </table:table-cell>
          <table:table-cell office:value-type="string" table:style-name="ce14">
            <text:p>[c]</text:p>
          </table:table-cell>
          <table:table-cell office:value-type="float" office:value="15" table:style-name="ce13">
            <text:p>15</text:p>
          </table:table-cell>
          <table:table-cell office:value-type="string" table:style-name="ce14">
            <text:p>[c]</text:p>
          </table:table-cell>
          <table:table-cell office:value-type="float" office:value="20" table:style-name="ce13">
            <text:p>20</text:p>
          </table:table-cell>
          <table:table-cell office:value-type="string" table:style-name="ce14">
            <text:p>[c]</text:p>
          </table:table-cell>
          <table:table-cell office:value-type="float" office:value="25" table:style-name="ce13">
            <text:p>2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30" table:style-name="ce13">
            <text:p>30</text:p>
          </table:table-cell>
          <table:table-cell office:value-type="float" office:value="30" table:style-name="ce13">
            <text:p>30</text:p>
          </table:table-cell>
          <table:table-cell office:value-type="percentage" office:value="0.75" table:style-name="ce14">
            <text:p>75.0%</text:p>
          </table:table-cell>
          <table:table-cell office:value-type="float" office:value="35" table:style-name="ce13">
            <text:p>35</text:p>
          </table:table-cell>
          <table:table-cell office:value-type="percentage" office:value="0.92500000000000004" table:style-name="ce14">
            <text:p>92.5%</text:p>
          </table:table-cell>
          <table:table-cell office:value-type="float" office:value="40" table:style-name="ce13">
            <text:p>40</text:p>
          </table:table-cell>
          <table:table-cell office:value-type="percentage" office:value="1" table:style-name="ce14">
            <text:p>100.0%</text:p>
          </table:table-cell>
          <table:table-cell office:value-type="float" office:value="40" table:style-name="ce13">
            <text:p>4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40" table:style-name="ce13">
            <text:p>40</text:p>
          </table:table-cell>
          <table:table-cell office:value-type="float" office:value="20" table:style-name="ce13">
            <text:p>20</text:p>
          </table:table-cell>
          <table:table-cell office:value-type="percentage" office:value="0.61290319999999998" table:style-name="ce14">
            <text:p>61.3%</text:p>
          </table:table-cell>
          <table:table-cell office:value-type="float" office:value="25" table:style-name="ce13">
            <text:p>25</text:p>
          </table:table-cell>
          <table:table-cell office:value-type="percentage" office:value="0.87096770000000001" table:style-name="ce14">
            <text:p>87.1%</text:p>
          </table:table-cell>
          <table:table-cell office:value-type="float" office:value="30" table:style-name="ce13">
            <text:p>30</text:p>
          </table:table-cell>
          <table:table-cell office:value-type="percentage" office:value="1" table:style-name="ce14">
            <text:p>100.0%</text:p>
          </table:table-cell>
          <table:table-cell office:value-type="float" office:value="30" table:style-name="ce13">
            <text:p>3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0" table:style-name="ce13">
            <text:p>30</text:p>
          </table:table-cell>
          <table:table-cell office:value-type="float" office:value="10" table:style-name="ce13">
            <text:p>10</text:p>
          </table:table-cell>
          <table:table-cell office:value-type="percentage" office:value="0.2" table:style-name="ce14">
            <text:p>20.0%</text:p>
          </table:table-cell>
          <table:table-cell office:value-type="float" office:value="25" table:style-name="ce13">
            <text:p>25</text:p>
          </table:table-cell>
          <table:table-cell office:value-type="percentage" office:value="0.5" table:style-name="ce14">
            <text:p>50.0%</text:p>
          </table:table-cell>
          <table:table-cell office:value-type="float" office:value="30" table:style-name="ce13">
            <text:p>30</text:p>
          </table:table-cell>
          <table:table-cell office:value-type="percentage" office:value="0.64" table:style-name="ce14">
            <text:p>64.0%</text:p>
          </table:table-cell>
          <table:table-cell office:value-type="float" office:value="40" table:style-name="ce13">
            <text:p>40</text:p>
          </table:table-cell>
          <table:table-cell office:value-type="percentage" office:value="0.84" table:style-name="ce14">
            <text:p>84.0%</text:p>
          </table:table-cell>
          <table:table-cell office:value-type="float" office:value="10" table:style-name="ce13">
            <text:p>10</text:p>
          </table:table-cell>
          <table:table-cell office:value-type="percentage" office:value="0.16" table:style-name="ce14">
            <text:p>16.0%</text:p>
          </table:table-cell>
          <table:table-cell office:value-type="float" office:value="50" table:style-name="ce13">
            <text:p>50</text:p>
          </table:table-cell>
          <table:table-cell office:value-type="float" office:value="5" table:style-name="ce13">
            <text:p>5</text:p>
          </table:table-cell>
          <table:table-cell office:value-type="percentage" office:value="0.1111111" table:style-name="ce14">
            <text:p>11.1%</text:p>
          </table:table-cell>
          <table:table-cell office:value-type="float" office:value="20" table:style-name="ce13">
            <text:p>20</text:p>
          </table:table-cell>
          <table:table-cell office:value-type="percentage" office:value="0.34920630000000003" table:style-name="ce14">
            <text:p>34.9%</text:p>
          </table:table-cell>
          <table:table-cell office:value-type="float" office:value="45" table:style-name="ce13">
            <text:p>45</text:p>
          </table:table-cell>
          <table:table-cell office:value-type="percentage" office:value="0.6984127" table:style-name="ce14">
            <text:p>69.8%</text:p>
          </table:table-cell>
          <table:table-cell office:value-type="float" office:value="55" table:style-name="ce13">
            <text:p>55</text:p>
          </table:table-cell>
          <table:table-cell office:value-type="percentage" office:value="0.84126979999999996" table:style-name="ce14">
            <text:p>84.1%</text:p>
          </table:table-cell>
          <table:table-cell office:value-type="float" office:value="10" table:style-name="ce13">
            <text:p>10</text:p>
          </table:table-cell>
          <table:table-cell office:value-type="percentage" office:value="0.15873019999999999" table:style-name="ce14">
            <text:p>15.9%</text:p>
          </table:table-cell>
          <table:table-cell office:value-type="float" office:value="65" table:style-name="ce13">
            <text:p>65</text:p>
          </table:table-cell>
          <table:table-cell table:number-columns-repeated="16328"/>
        </table:table-row>
        <table:table-row table:style-name="ro11">
          <table:table-cell office:value-type="string" table:style-name="ce1">
            <text:p>History</text:p>
          </table:table-cell>
          <table:table-cell office:value-type="float" office:value="495" table:style-name="ce13">
            <text:p>495</text:p>
          </table:table-cell>
          <table:table-cell office:value-type="percentage" office:value="0.68282549999999997" table:style-name="ce14">
            <text:p>68.3%</text:p>
          </table:table-cell>
          <table:table-cell office:value-type="float" office:value="635" table:style-name="ce13">
            <text:p>635</text:p>
          </table:table-cell>
          <table:table-cell office:value-type="percentage" office:value="0.87673129999999999" table:style-name="ce14">
            <text:p>87.7%</text:p>
          </table:table-cell>
          <table:table-cell office:value-type="float" office:value="675" table:style-name="ce13">
            <text:p>675</text:p>
          </table:table-cell>
          <table:table-cell office:value-type="percentage" office:value="0.93628809999999996" table:style-name="ce14">
            <text:p>93.6%</text:p>
          </table:table-cell>
          <table:table-cell office:value-type="float" office:value="705" table:style-name="ce13">
            <text:p>705</text:p>
          </table:table-cell>
          <table:table-cell office:value-type="percentage" office:value="0.97922439999999999" table:style-name="ce14">
            <text:p>97.9%</text:p>
          </table:table-cell>
          <table:table-cell office:value-type="float" office:value="15" table:style-name="ce13">
            <text:p>15</text:p>
          </table:table-cell>
          <table:table-cell office:value-type="percentage" office:value="2.0775600000000002E-2" table:style-name="ce14">
            <text:p>2.1%</text:p>
          </table:table-cell>
          <table:table-cell office:value-type="float" office:value="720" table:style-name="ce13">
            <text:p>720</text:p>
          </table:table-cell>
          <table:table-cell office:value-type="float" office:value="575" table:style-name="ce13">
            <text:p>575</text:p>
          </table:table-cell>
          <table:table-cell office:value-type="percentage" office:value="0.79778389999999999" table:style-name="ce14">
            <text:p>79.8%</text:p>
          </table:table-cell>
          <table:table-cell office:value-type="float" office:value="660" table:style-name="ce13">
            <text:p>660</text:p>
          </table:table-cell>
          <table:table-cell office:value-type="percentage" office:value="0.91551249999999995" table:style-name="ce14">
            <text:p>91.6%</text:p>
          </table:table-cell>
          <table:table-cell office:value-type="float" office:value="715" table:style-name="ce13">
            <text:p>715</text:p>
          </table:table-cell>
          <table:table-cell office:value-type="percentage" office:value="0.98753460000000004" table:style-name="ce14">
            <text:p>98.8%</text:p>
          </table:table-cell>
          <table:table-cell office:value-type="float" office:value="715" table:style-name="ce13">
            <text:p>715</text:p>
          </table:table-cell>
          <table:table-cell office:value-type="percentage" office:value="0.99307480000000004" table:style-name="ce14">
            <text:p>99.3%</text:p>
          </table:table-cell>
          <table:table-cell office:value-type="float" office:value="5" table:style-name="ce13">
            <text:p>5</text:p>
          </table:table-cell>
          <table:table-cell office:value-type="percentage" office:value="6.9252000000000003E-3" table:style-name="ce14">
            <text:p>0.7%</text:p>
          </table:table-cell>
          <table:table-cell office:value-type="float" office:value="720" table:style-name="ce13">
            <text:p>720</text:p>
          </table:table-cell>
          <table:table-cell office:value-type="float" office:value="430" table:style-name="ce13">
            <text:p>430</text:p>
          </table:table-cell>
          <table:table-cell office:value-type="string" table:style-name="ce14">
            <text:p>[c]</text:p>
          </table:table-cell>
          <table:table-cell office:value-type="float" office:value="565" table:style-name="ce13">
            <text:p>565</text:p>
          </table:table-cell>
          <table:table-cell office:value-type="string" table:style-name="ce14">
            <text:p>[c]</text:p>
          </table:table-cell>
          <table:table-cell office:value-type="float" office:value="635" table:style-name="ce13">
            <text:p>635</text:p>
          </table:table-cell>
          <table:table-cell office:value-type="string" table:style-name="ce14">
            <text:p>[c]</text:p>
          </table:table-cell>
          <table:table-cell office:value-type="float" office:value="640" table:style-name="ce13">
            <text:p>64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645" table:style-name="ce13">
            <text:p>645</text:p>
          </table:table-cell>
          <table:table-cell office:value-type="float" office:value="435" table:style-name="ce13">
            <text:p>435</text:p>
          </table:table-cell>
          <table:table-cell office:value-type="percentage" office:value="0.6013889" table:style-name="ce14">
            <text:p>60.1%</text:p>
          </table:table-cell>
          <table:table-cell office:value-type="float" office:value="600" table:style-name="ce13">
            <text:p>600</text:p>
          </table:table-cell>
          <table:table-cell office:value-type="percentage" office:value="0.83194440000000003" table:style-name="ce14">
            <text:p>83.2%</text:p>
          </table:table-cell>
          <table:table-cell office:value-type="float" office:value="675" table:style-name="ce13">
            <text:p>675</text:p>
          </table:table-cell>
          <table:table-cell office:value-type="percentage" office:value="0.93888890000000003" table:style-name="ce14">
            <text:p>93.9%</text:p>
          </table:table-cell>
          <table:table-cell office:value-type="float" office:value="705" table:style-name="ce13">
            <text:p>705</text:p>
          </table:table-cell>
          <table:table-cell office:value-type="percentage" office:value="0.98055559999999997" table:style-name="ce14">
            <text:p>98.1%</text:p>
          </table:table-cell>
          <table:table-cell office:value-type="float" office:value="15" table:style-name="ce13">
            <text:p>15</text:p>
          </table:table-cell>
          <table:table-cell office:value-type="percentage" office:value="1.9444400000000001E-2" table:style-name="ce14">
            <text:p>1.9%</text:p>
          </table:table-cell>
          <table:table-cell office:value-type="float" office:value="720" table:style-name="ce13">
            <text:p>720</text:p>
          </table:table-cell>
          <table:table-cell office:value-type="float" office:value="450" table:style-name="ce13">
            <text:p>450</text:p>
          </table:table-cell>
          <table:table-cell office:value-type="percentage" office:value="0.57881139999999998" table:style-name="ce14">
            <text:p>57.9%</text:p>
          </table:table-cell>
          <table:table-cell office:value-type="float" office:value="655" table:style-name="ce13">
            <text:p>655</text:p>
          </table:table-cell>
          <table:table-cell office:value-type="percentage" office:value="0.8475452" table:style-name="ce14">
            <text:p>84.8%</text:p>
          </table:table-cell>
          <table:table-cell office:value-type="float" office:value="740" table:style-name="ce13">
            <text:p>740</text:p>
          </table:table-cell>
          <table:table-cell office:value-type="percentage" office:value="0.95478039999999997" table:style-name="ce14">
            <text:p>95.5%</text:p>
          </table:table-cell>
          <table:table-cell office:value-type="float" office:value="755" table:style-name="ce13">
            <text:p>755</text:p>
          </table:table-cell>
          <table:table-cell office:value-type="percentage" office:value="0.97674419999999995" table:style-name="ce14">
            <text:p>97.7%</text:p>
          </table:table-cell>
          <table:table-cell office:value-type="float" office:value="20" table:style-name="ce13">
            <text:p>20</text:p>
          </table:table-cell>
          <table:table-cell office:value-type="percentage" office:value="2.32558E-2" table:style-name="ce14">
            <text:p>2.3%</text:p>
          </table:table-cell>
          <table:table-cell office:value-type="float" office:value="775" table:style-name="ce13">
            <text:p>775</text:p>
          </table:table-cell>
          <table:table-cell table:number-columns-repeated="16328"/>
        </table:table-row>
        <table:table-row table:style-name="ro11">
          <table:table-cell office:value-type="string" table:style-name="ce1">
            <text:p>Human Biology</text:p>
          </table:table-cell>
          <table:table-cell office:value-type="float" office:value="215" table:style-name="ce13">
            <text:p>215</text:p>
          </table:table-cell>
          <table:table-cell office:value-type="percentage" office:value="0.60683759999999998" table:style-name="ce14">
            <text:p>60.7%</text:p>
          </table:table-cell>
          <table:table-cell office:value-type="float" office:value="280" table:style-name="ce13">
            <text:p>280</text:p>
          </table:table-cell>
          <table:table-cell office:value-type="percentage" office:value="0.79772080000000001" table:style-name="ce14">
            <text:p>79.8%</text:p>
          </table:table-cell>
          <table:table-cell office:value-type="float" office:value="320" table:style-name="ce13">
            <text:p>320</text:p>
          </table:table-cell>
          <table:table-cell office:value-type="percentage" office:value="0.91168090000000002" table:style-name="ce14">
            <text:p>91.2%</text:p>
          </table:table-cell>
          <table:table-cell office:value-type="float" office:value="340" table:style-name="ce13">
            <text:p>340</text:p>
          </table:table-cell>
          <table:table-cell office:value-type="percentage" office:value="0.96296300000000001" table:style-name="ce14">
            <text:p>96.3%</text:p>
          </table:table-cell>
          <table:table-cell office:value-type="float" office:value="15" table:style-name="ce13">
            <text:p>15</text:p>
          </table:table-cell>
          <table:table-cell office:value-type="percentage" office:value="3.7037E-2" table:style-name="ce14">
            <text:p>3.7%</text:p>
          </table:table-cell>
          <table:table-cell office:value-type="float" office:value="350" table:style-name="ce13">
            <text:p>350</text:p>
          </table:table-cell>
          <table:table-cell office:value-type="float" office:value="225" table:style-name="ce13">
            <text:p>225</text:p>
          </table:table-cell>
          <table:table-cell office:value-type="string" table:style-name="ce14">
            <text:p>[c]</text:p>
          </table:table-cell>
          <table:table-cell office:value-type="float" office:value="290" table:style-name="ce13">
            <text:p>290</text:p>
          </table:table-cell>
          <table:table-cell office:value-type="string" table:style-name="ce14">
            <text:p>[c]</text:p>
          </table:table-cell>
          <table:table-cell office:value-type="float" office:value="340" table:style-name="ce13">
            <text:p>340</text:p>
          </table:table-cell>
          <table:table-cell office:value-type="string" table:style-name="ce14">
            <text:p>[c]</text:p>
          </table:table-cell>
          <table:table-cell office:value-type="float" office:value="350" table:style-name="ce13">
            <text:p>35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350" table:style-name="ce13">
            <text:p>350</text:p>
          </table:table-cell>
          <table:table-cell office:value-type="float" office:value="195" table:style-name="ce13">
            <text:p>195</text:p>
          </table:table-cell>
          <table:table-cell office:value-type="string" table:style-name="ce14">
            <text:p>[c]</text:p>
          </table:table-cell>
          <table:table-cell office:value-type="float" office:value="275" table:style-name="ce13">
            <text:p>275</text:p>
          </table:table-cell>
          <table:table-cell office:value-type="string" table:style-name="ce14">
            <text:p>[c]</text:p>
          </table:table-cell>
          <table:table-cell office:value-type="float" office:value="310" table:style-name="ce13">
            <text:p>310</text:p>
          </table:table-cell>
          <table:table-cell office:value-type="string" table:style-name="ce14">
            <text:p>[c]</text:p>
          </table:table-cell>
          <table:table-cell office:value-type="float" office:value="320" table:style-name="ce13">
            <text:p>32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325" table:style-name="ce13">
            <text:p>325</text:p>
          </table:table-cell>
          <table:table-cell office:value-type="float" office:value="150" table:style-name="ce13">
            <text:p>150</text:p>
          </table:table-cell>
          <table:table-cell office:value-type="string" table:style-name="ce14">
            <text:p>[c]</text:p>
          </table:table-cell>
          <table:table-cell office:value-type="float" office:value="205" table:style-name="ce13">
            <text:p>205</text:p>
          </table:table-cell>
          <table:table-cell office:value-type="string" table:style-name="ce14">
            <text:p>[c]</text:p>
          </table:table-cell>
          <table:table-cell office:value-type="float" office:value="245" table:style-name="ce13">
            <text:p>245</text:p>
          </table:table-cell>
          <table:table-cell office:value-type="string" table:style-name="ce14">
            <text:p>[c]</text:p>
          </table:table-cell>
          <table:table-cell office:value-type="float" office:value="260" table:style-name="ce13">
            <text:p>26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65" table:style-name="ce13">
            <text:p>265</text:p>
          </table:table-cell>
          <table:table-cell office:value-type="float" office:value="130" table:style-name="ce13">
            <text:p>130</text:p>
          </table:table-cell>
          <table:table-cell office:value-type="percentage" office:value="0.50193049999999995" table:style-name="ce14">
            <text:p>50.2%</text:p>
          </table:table-cell>
          <table:table-cell office:value-type="float" office:value="195" table:style-name="ce13">
            <text:p>195</text:p>
          </table:table-cell>
          <table:table-cell office:value-type="percentage" office:value="0.75675680000000001" table:style-name="ce14">
            <text:p>75.7%</text:p>
          </table:table-cell>
          <table:table-cell office:value-type="float" office:value="235" table:style-name="ce13">
            <text:p>235</text:p>
          </table:table-cell>
          <table:table-cell office:value-type="percentage" office:value="0.91505789999999998" table:style-name="ce14">
            <text:p>91.5%</text:p>
          </table:table-cell>
          <table:table-cell office:value-type="float" office:value="250" table:style-name="ce13">
            <text:p>250</text:p>
          </table:table-cell>
          <table:table-cell office:value-type="percentage" office:value="0.96525099999999997" table:style-name="ce14">
            <text:p>96.5%</text:p>
          </table:table-cell>
          <table:table-cell office:value-type="float" office:value="10" table:style-name="ce13">
            <text:p>10</text:p>
          </table:table-cell>
          <table:table-cell office:value-type="percentage" office:value="3.4749000000000002E-2" table:style-name="ce14">
            <text:p>3.5%</text:p>
          </table:table-cell>
          <table:table-cell office:value-type="float" office:value="260" table:style-name="ce13">
            <text:p>260</text:p>
          </table:table-cell>
          <table:table-cell table:number-columns-repeated="16328"/>
        </table:table-row>
        <table:table-row table:style-name="ro11">
          <table:table-cell office:value-type="string" table:style-name="ce1">
            <text:p>Italian</text:p>
          </table:table-cell>
          <table:table-cell office:value-type="float" office:value="20" table:style-name="ce13">
            <text:p>20</text:p>
          </table:table-cell>
          <table:table-cell office:value-type="percentage" office:value="0.81818179999999996" table:style-name="ce14">
            <text:p>81.8%</text:p>
          </table:table-cell>
          <table:table-cell office:value-type="float" office:value="20" table:style-name="ce13">
            <text:p>20</text:p>
          </table:table-cell>
          <table:table-cell office:value-type="percentage" office:value="0.95454550000000005" table:style-name="ce14">
            <text:p>95.5%</text:p>
          </table:table-cell>
          <table:table-cell office:value-type="float" office:value="20" table:style-name="ce13">
            <text:p>20</text:p>
          </table:table-cell>
          <table:table-cell office:value-type="percentage" office:value="1" table:style-name="ce14">
            <text:p>100.0%</text:p>
          </table:table-cell>
          <table:table-cell office:value-type="float" office:value="20" table:style-name="ce13">
            <text:p>2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0" table:style-name="ce13">
            <text:p>20</text:p>
          </table:table-cell>
          <table:table-cell office:value-type="float" office:value="30" table:style-name="ce13">
            <text:p>30</text:p>
          </table:table-cell>
          <table:table-cell office:value-type="percentage" office:value="0.91428569999999998" table:style-name="ce14">
            <text:p>91.4%</text:p>
          </table:table-cell>
          <table:table-cell office:value-type="float" office:value="35" table:style-name="ce13">
            <text:p>35</text:p>
          </table:table-cell>
          <table:table-cell office:value-type="percentage" office:value="0.97142859999999998" table:style-name="ce14">
            <text:p>97.1%</text:p>
          </table:table-cell>
          <table:table-cell office:value-type="float" office:value="35" table:style-name="ce13">
            <text:p>35</text:p>
          </table:table-cell>
          <table:table-cell office:value-type="percentage" office:value="1" table:style-name="ce14">
            <text:p>100.0%</text:p>
          </table:table-cell>
          <table:table-cell office:value-type="float" office:value="35" table:style-name="ce13">
            <text:p>3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5" table:style-name="ce13">
            <text:p>35</text:p>
          </table:table-cell>
          <table:table-cell office:value-type="float" office:value="30" table:style-name="ce13">
            <text:p>30</text:p>
          </table:table-cell>
          <table:table-cell office:value-type="percentage" office:value="0.88571429999999995" table:style-name="ce14">
            <text:p>88.6%</text:p>
          </table:table-cell>
          <table:table-cell office:value-type="float" office:value="35" table:style-name="ce13">
            <text:p>35</text:p>
          </table:table-cell>
          <table:table-cell office:value-type="percentage" office:value="1" table:style-name="ce14">
            <text:p>100.0%</text:p>
          </table:table-cell>
          <table:table-cell office:value-type="float" office:value="35" table:style-name="ce13">
            <text:p>35</text:p>
          </table:table-cell>
          <table:table-cell office:value-type="percentage" office:value="1" table:style-name="ce14">
            <text:p>100.0%</text:p>
          </table:table-cell>
          <table:table-cell office:value-type="float" office:value="35" table:style-name="ce13">
            <text:p>3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5" table:style-name="ce13">
            <text:p>35</text:p>
          </table:table-cell>
          <table:table-cell office:value-type="float" office:value="30" table:style-name="ce13">
            <text:p>30</text:p>
          </table:table-cell>
          <table:table-cell office:value-type="percentage" office:value="0.80555560000000004" table:style-name="ce14">
            <text:p>80.6%</text:p>
          </table:table-cell>
          <table:table-cell office:value-type="float" office:value="35" table:style-name="ce13">
            <text:p>35</text:p>
          </table:table-cell>
          <table:table-cell office:value-type="percentage" office:value="0.91666669999999995" table:style-name="ce14">
            <text:p>91.7%</text:p>
          </table:table-cell>
          <table:table-cell office:value-type="float" office:value="35" table:style-name="ce13">
            <text:p>35</text:p>
          </table:table-cell>
          <table:table-cell office:value-type="percentage" office:value="0.97222220000000004" table:style-name="ce14">
            <text:p>97.2%</text:p>
          </table:table-cell>
          <table:table-cell office:value-type="float" office:value="35" table:style-name="ce13">
            <text:p>3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5" table:style-name="ce13">
            <text:p>35</text:p>
          </table:table-cell>
          <table:table-cell office:value-type="float" office:value="25" table:style-name="ce13">
            <text:p>25</text:p>
          </table:table-cell>
          <table:table-cell office:value-type="string" table:style-name="ce14">
            <text:p>[c]</text:p>
          </table:table-cell>
          <table:table-cell office:value-type="float" office:value="35" table:style-name="ce13">
            <text:p>35</text:p>
          </table:table-cell>
          <table:table-cell office:value-type="string" table:style-name="ce14">
            <text:p>[c]</text:p>
          </table:table-cell>
          <table:table-cell office:value-type="float" office:value="35" table:style-name="ce13">
            <text:p>35</text:p>
          </table:table-cell>
          <table:table-cell office:value-type="string" table:style-name="ce14">
            <text:p>[c]</text:p>
          </table:table-cell>
          <table:table-cell office:value-type="float" office:value="40" table:style-name="ce13">
            <text:p>4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40" table:style-name="ce13">
            <text:p>40</text:p>
          </table:table-cell>
          <table:table-cell table:number-columns-repeated="16328"/>
        </table:table-row>
        <table:table-row table:style-name="ro11">
          <table:table-cell office:value-type="string" table:style-name="ce1">
            <text:p>Latin</text:p>
          </table:table-cell>
          <table:table-cell office:value-type="float" office:value="125" table:style-name="ce13">
            <text:p>125</text:p>
          </table:table-cell>
          <table:table-cell office:value-type="percentage" office:value="0.88194439999999996" table:style-name="ce14">
            <text:p>88.2%</text:p>
          </table:table-cell>
          <table:table-cell office:value-type="float" office:value="140" table:style-name="ce13">
            <text:p>140</text:p>
          </table:table-cell>
          <table:table-cell office:value-type="percentage" office:value="0.97916669999999995" table:style-name="ce14">
            <text:p>97.9%</text:p>
          </table:table-cell>
          <table:table-cell office:value-type="float" office:value="145" table:style-name="ce13">
            <text:p>145</text:p>
          </table:table-cell>
          <table:table-cell office:value-type="percentage" office:value="1" table:style-name="ce14">
            <text:p>100.0%</text:p>
          </table:table-cell>
          <table:table-cell office:value-type="float" office:value="145" table:style-name="ce13">
            <text:p>14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45" table:style-name="ce13">
            <text:p>145</text:p>
          </table:table-cell>
          <table:table-cell office:value-type="float" office:value="150" table:style-name="ce13">
            <text:p>150</text:p>
          </table:table-cell>
          <table:table-cell office:value-type="percentage" office:value="0.9736842" table:style-name="ce14">
            <text:p>97.4%</text:p>
          </table:table-cell>
          <table:table-cell office:value-type="float" office:value="150" table:style-name="ce13">
            <text:p>150</text:p>
          </table:table-cell>
          <table:table-cell office:value-type="percentage" office:value="0.98684210000000006" table:style-name="ce14">
            <text:p>98.7%</text:p>
          </table:table-cell>
          <table:table-cell office:value-type="float" office:value="150" table:style-name="ce13">
            <text:p>150</text:p>
          </table:table-cell>
          <table:table-cell office:value-type="percentage" office:value="1" table:style-name="ce14">
            <text:p>100.0%</text:p>
          </table:table-cell>
          <table:table-cell office:value-type="float" office:value="150" table:style-name="ce13">
            <text:p>15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50" table:style-name="ce13">
            <text:p>150</text:p>
          </table:table-cell>
          <table:table-cell office:value-type="float" office:value="150" table:style-name="ce13">
            <text:p>150</text:p>
          </table:table-cell>
          <table:table-cell office:value-type="percentage" office:value="0.83977900000000005" table:style-name="ce14">
            <text:p>84.0%</text:p>
          </table:table-cell>
          <table:table-cell office:value-type="float" office:value="175" table:style-name="ce13">
            <text:p>175</text:p>
          </table:table-cell>
          <table:table-cell office:value-type="percentage" office:value="0.97237569999999995" table:style-name="ce14">
            <text:p>97.2%</text:p>
          </table:table-cell>
          <table:table-cell office:value-type="float" office:value="180" table:style-name="ce13">
            <text:p>180</text:p>
          </table:table-cell>
          <table:table-cell office:value-type="percentage" office:value="0.99447509999999995" table:style-name="ce14">
            <text:p>99.4%</text:p>
          </table:table-cell>
          <table:table-cell office:value-type="float" office:value="180" table:style-name="ce13">
            <text:p>18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80" table:style-name="ce13">
            <text:p>180</text:p>
          </table:table-cell>
          <table:table-cell office:value-type="float" office:value="135" table:style-name="ce13">
            <text:p>135</text:p>
          </table:table-cell>
          <table:table-cell office:value-type="percentage" office:value="0.84177219999999997" table:style-name="ce14">
            <text:p>84.2%</text:p>
          </table:table-cell>
          <table:table-cell office:value-type="float" office:value="155" table:style-name="ce13">
            <text:p>155</text:p>
          </table:table-cell>
          <table:table-cell office:value-type="percentage" office:value="0.96835439999999995" table:style-name="ce14">
            <text:p>96.8%</text:p>
          </table:table-cell>
          <table:table-cell office:value-type="float" office:value="155" table:style-name="ce13">
            <text:p>155</text:p>
          </table:table-cell>
          <table:table-cell office:value-type="percentage" office:value="0.98734180000000005" table:style-name="ce14">
            <text:p>98.7%</text:p>
          </table:table-cell>
          <table:table-cell office:value-type="float" office:value="160" table:style-name="ce13">
            <text:p>16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60" table:style-name="ce13">
            <text:p>160</text:p>
          </table:table-cell>
          <table:table-cell office:value-type="float" office:value="135" table:style-name="ce13">
            <text:p>135</text:p>
          </table:table-cell>
          <table:table-cell office:value-type="string" table:style-name="ce14">
            <text:p>[c]</text:p>
          </table:table-cell>
          <table:table-cell office:value-type="float" office:value="145" table:style-name="ce13">
            <text:p>145</text:p>
          </table:table-cell>
          <table:table-cell office:value-type="string" table:style-name="ce14">
            <text:p>[c]</text:p>
          </table:table-cell>
          <table:table-cell office:value-type="float" office:value="150" table:style-name="ce13">
            <text:p>150</text:p>
          </table:table-cell>
          <table:table-cell office:value-type="string" table:style-name="ce14">
            <text:p>[c]</text:p>
          </table:table-cell>
          <table:table-cell office:value-type="float" office:value="150" table:style-name="ce13">
            <text:p>15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55" table:style-name="ce13">
            <text:p>155</text:p>
          </table:table-cell>
          <table:table-cell table:number-columns-repeated="16328"/>
        </table:table-row>
        <table:table-row table:style-name="ro11">
          <table:table-cell office:value-type="string" table:style-name="ce1">
            <text:p>Mathematics</text:p>
          </table:table-cell>
          <table:table-cell office:value-type="float" office:value="1290" table:style-name="ce13">
            <text:p>1,290</text:p>
          </table:table-cell>
          <table:table-cell office:value-type="percentage" office:value="0.73129250000000001" table:style-name="ce14">
            <text:p>73.1%</text:p>
          </table:table-cell>
          <table:table-cell office:value-type="float" office:value="1505" table:style-name="ce13">
            <text:p>1,505</text:p>
          </table:table-cell>
          <table:table-cell office:value-type="percentage" office:value="0.85374150000000004" table:style-name="ce14">
            <text:p>85.4%</text:p>
          </table:table-cell>
          <table:table-cell office:value-type="float" office:value="1625" table:style-name="ce13">
            <text:p>1,625</text:p>
          </table:table-cell>
          <table:table-cell office:value-type="percentage" office:value="0.9217687" table:style-name="ce14">
            <text:p>92.2%</text:p>
          </table:table-cell>
          <table:table-cell office:value-type="float" office:value="1695" table:style-name="ce13">
            <text:p>1,695</text:p>
          </table:table-cell>
          <table:table-cell office:value-type="percentage" office:value="0.96031750000000005" table:style-name="ce14">
            <text:p>96.0%</text:p>
          </table:table-cell>
          <table:table-cell office:value-type="float" office:value="70" table:style-name="ce13">
            <text:p>70</text:p>
          </table:table-cell>
          <table:table-cell office:value-type="percentage" office:value="3.9682500000000002E-2" table:style-name="ce14">
            <text:p>4.0%</text:p>
          </table:table-cell>
          <table:table-cell office:value-type="float" office:value="1765" table:style-name="ce13">
            <text:p>1,765</text:p>
          </table:table-cell>
          <table:table-cell office:value-type="float" office:value="1235" table:style-name="ce13">
            <text:p>1,235</text:p>
          </table:table-cell>
          <table:table-cell office:value-type="percentage" office:value="0.70943610000000001" table:style-name="ce14">
            <text:p>70.9%</text:p>
          </table:table-cell>
          <table:table-cell office:value-type="float" office:value="1485" table:style-name="ce13">
            <text:p>1,485</text:p>
          </table:table-cell>
          <table:table-cell office:value-type="percentage" office:value="0.85385500000000003" table:style-name="ce14">
            <text:p>85.4%</text:p>
          </table:table-cell>
          <table:table-cell office:value-type="float" office:value="1650" table:style-name="ce13">
            <text:p>1,650</text:p>
          </table:table-cell>
          <table:table-cell office:value-type="percentage" office:value="0.94879170000000002" table:style-name="ce14">
            <text:p>94.9%</text:p>
          </table:table-cell>
          <table:table-cell office:value-type="float" office:value="1700" table:style-name="ce13">
            <text:p>1,700</text:p>
          </table:table-cell>
          <table:table-cell office:value-type="percentage" office:value="0.97698499999999999" table:style-name="ce14">
            <text:p>97.7%</text:p>
          </table:table-cell>
          <table:table-cell office:value-type="float" office:value="40" table:style-name="ce13">
            <text:p>40</text:p>
          </table:table-cell>
          <table:table-cell office:value-type="percentage" office:value="2.3015000000000001E-2" table:style-name="ce14">
            <text:p>2.3%</text:p>
          </table:table-cell>
          <table:table-cell office:value-type="float" office:value="1740" table:style-name="ce13">
            <text:p>1,740</text:p>
          </table:table-cell>
          <table:table-cell office:value-type="float" office:value="1145" table:style-name="ce13">
            <text:p>1,145</text:p>
          </table:table-cell>
          <table:table-cell office:value-type="percentage" office:value="0.67115270000000005" table:style-name="ce14">
            <text:p>67.1%</text:p>
          </table:table-cell>
          <table:table-cell office:value-type="float" office:value="1465" table:style-name="ce13">
            <text:p>1,465</text:p>
          </table:table-cell>
          <table:table-cell office:value-type="percentage" office:value="0.85605620000000004" table:style-name="ce14">
            <text:p>85.6%</text:p>
          </table:table-cell>
          <table:table-cell office:value-type="float" office:value="1640" table:style-name="ce13">
            <text:p>1,640</text:p>
          </table:table-cell>
          <table:table-cell office:value-type="percentage" office:value="0.95904040000000002" table:style-name="ce14">
            <text:p>95.9%</text:p>
          </table:table-cell>
          <table:table-cell office:value-type="float" office:value="1690" table:style-name="ce13">
            <text:p>1,690</text:p>
          </table:table-cell>
          <table:table-cell office:value-type="percentage" office:value="0.98771209999999998" table:style-name="ce14">
            <text:p>98.8%</text:p>
          </table:table-cell>
          <table:table-cell office:value-type="float" office:value="20" table:style-name="ce13">
            <text:p>20</text:p>
          </table:table-cell>
          <table:table-cell office:value-type="percentage" office:value="1.2287899999999999E-2" table:style-name="ce14">
            <text:p>1.2%</text:p>
          </table:table-cell>
          <table:table-cell office:value-type="float" office:value="1710" table:style-name="ce13">
            <text:p>1,710</text:p>
          </table:table-cell>
          <table:table-cell office:value-type="float" office:value="1110" table:style-name="ce13">
            <text:p>1,110</text:p>
          </table:table-cell>
          <table:table-cell office:value-type="percentage" office:value="0.61551250000000002" table:style-name="ce14">
            <text:p>61.6%</text:p>
          </table:table-cell>
          <table:table-cell office:value-type="float" office:value="1455" table:style-name="ce13">
            <text:p>1,455</text:p>
          </table:table-cell>
          <table:table-cell office:value-type="percentage" office:value="0.80554020000000004" table:style-name="ce14">
            <text:p>80.6%</text:p>
          </table:table-cell>
          <table:table-cell office:value-type="float" office:value="1625" table:style-name="ce13">
            <text:p>1,625</text:p>
          </table:table-cell>
          <table:table-cell office:value-type="percentage" office:value="0.90138499999999999" table:style-name="ce14">
            <text:p>90.1%</text:p>
          </table:table-cell>
          <table:table-cell office:value-type="float" office:value="1740" table:style-name="ce13">
            <text:p>1,740</text:p>
          </table:table-cell>
          <table:table-cell office:value-type="percentage" office:value="0.96454289999999998" table:style-name="ce14">
            <text:p>96.5%</text:p>
          </table:table-cell>
          <table:table-cell office:value-type="float" office:value="65" table:style-name="ce13">
            <text:p>65</text:p>
          </table:table-cell>
          <table:table-cell office:value-type="percentage" office:value="3.5457099999999998E-2" table:style-name="ce14">
            <text:p>3.5%</text:p>
          </table:table-cell>
          <table:table-cell office:value-type="float" office:value="1805" table:style-name="ce13">
            <text:p>1,805</text:p>
          </table:table-cell>
          <table:table-cell office:value-type="float" office:value="1070" table:style-name="ce13">
            <text:p>1,070</text:p>
          </table:table-cell>
          <table:table-cell office:value-type="percentage" office:value="0.60647359999999995" table:style-name="ce14">
            <text:p>60.6%</text:p>
          </table:table-cell>
          <table:table-cell office:value-type="float" office:value="1425" table:style-name="ce13">
            <text:p>1,425</text:p>
          </table:table-cell>
          <table:table-cell office:value-type="percentage" office:value="0.80806359999999999" table:style-name="ce14">
            <text:p>80.8%</text:p>
          </table:table-cell>
          <table:table-cell office:value-type="float" office:value="1635" table:style-name="ce13">
            <text:p>1,635</text:p>
          </table:table-cell>
          <table:table-cell office:value-type="percentage" office:value="0.92731399999999997" table:style-name="ce14">
            <text:p>92.7%</text:p>
          </table:table-cell>
          <table:table-cell office:value-type="float" office:value="1685" table:style-name="ce13">
            <text:p>1,685</text:p>
          </table:table-cell>
          <table:table-cell office:value-type="percentage" office:value="0.95797840000000001" table:style-name="ce14">
            <text:p>95.8%</text:p>
          </table:table-cell>
          <table:table-cell office:value-type="float" office:value="75" table:style-name="ce13">
            <text:p>75</text:p>
          </table:table-cell>
          <table:table-cell office:value-type="percentage" office:value="4.2021599999999999E-2" table:style-name="ce14">
            <text:p>4.2%</text:p>
          </table:table-cell>
          <table:table-cell office:value-type="float" office:value="1760" table:style-name="ce13">
            <text:p>1,760</text:p>
          </table:table-cell>
          <table:table-cell table:number-columns-repeated="16328"/>
        </table:table-row>
        <table:table-row table:style-name="ro11">
          <table:table-cell office:value-type="string" table:style-name="ce1">
            <text:p>Media</text:p>
          </table:table-cell>
          <table:table-cell office:value-type="float" office:value="35" table:style-name="ce13">
            <text:p>35</text:p>
          </table:table-cell>
          <table:table-cell office:value-type="string" table:style-name="ce14">
            <text:p>[c]</text:p>
          </table:table-cell>
          <table:table-cell office:value-type="float" office:value="55" table:style-name="ce13">
            <text:p>55</text:p>
          </table:table-cell>
          <table:table-cell office:value-type="string" table:style-name="ce14">
            <text:p>[c]</text:p>
          </table:table-cell>
          <table:table-cell office:value-type="float" office:value="60" table:style-name="ce13">
            <text:p>60</text:p>
          </table:table-cell>
          <table:table-cell office:value-type="string" table:style-name="ce14">
            <text:p>[c]</text:p>
          </table:table-cell>
          <table:table-cell office:value-type="float" office:value="60" table:style-name="ce13">
            <text:p>6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65" table:style-name="ce13">
            <text:p>65</text:p>
          </table:table-cell>
          <table:table-cell office:value-type="float" office:value="30" table:style-name="ce13">
            <text:p>30</text:p>
          </table:table-cell>
          <table:table-cell office:value-type="string" table:style-name="ce14">
            <text:p>[c]</text:p>
          </table:table-cell>
          <table:table-cell office:value-type="float" office:value="40" table:style-name="ce13">
            <text:p>40</text:p>
          </table:table-cell>
          <table:table-cell office:value-type="string" table:style-name="ce14">
            <text:p>[c]</text:p>
          </table:table-cell>
          <table:table-cell office:value-type="float" office:value="40" table:style-name="ce13">
            <text:p>40</text:p>
          </table:table-cell>
          <table:table-cell office:value-type="string" table:style-name="ce14">
            <text:p>[c]</text:p>
          </table:table-cell>
          <table:table-cell office:value-type="float" office:value="40" table:style-name="ce13">
            <text:p>4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40" table:style-name="ce13">
            <text:p>40</text:p>
          </table:table-cell>
          <table:table-cell office:value-type="float" office:value="20" table:style-name="ce13">
            <text:p>20</text:p>
          </table:table-cell>
          <table:table-cell office:value-type="percentage" office:value="0.4583333" table:style-name="ce14">
            <text:p>45.8%</text:p>
          </table:table-cell>
          <table:table-cell office:value-type="float" office:value="35" table:style-name="ce13">
            <text:p>35</text:p>
          </table:table-cell>
          <table:table-cell office:value-type="percentage" office:value="0.70833330000000005" table:style-name="ce14">
            <text:p>70.8%</text:p>
          </table:table-cell>
          <table:table-cell office:value-type="float" office:value="50" table:style-name="ce13">
            <text:p>50</text:p>
          </table:table-cell>
          <table:table-cell office:value-type="percentage" office:value="1" table:style-name="ce14">
            <text:p>100.0%</text:p>
          </table:table-cell>
          <table:table-cell office:value-type="float" office:value="50" table:style-name="ce13">
            <text:p>5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50" table:style-name="ce13">
            <text:p>50</text:p>
          </table:table-cell>
          <table:table-cell office:value-type="float" office:value="20" table:style-name="ce13">
            <text:p>20</text:p>
          </table:table-cell>
          <table:table-cell office:value-type="string" table:style-name="ce14">
            <text:p>[c]</text:p>
          </table:table-cell>
          <table:table-cell office:value-type="float" office:value="30" table:style-name="ce13">
            <text:p>30</text:p>
          </table:table-cell>
          <table:table-cell office:value-type="string" table:style-name="ce14">
            <text:p>[c]</text:p>
          </table:table-cell>
          <table:table-cell office:value-type="float" office:value="35" table:style-name="ce13">
            <text:p>35</text:p>
          </table:table-cell>
          <table:table-cell office:value-type="string" table:style-name="ce14">
            <text:p>[c]</text:p>
          </table:table-cell>
          <table:table-cell office:value-type="float" office:value="40" table:style-name="ce13">
            <text:p>4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45" table:style-name="ce13">
            <text:p>45</text:p>
          </table:table-cell>
          <table:table-cell office:value-type="string" table:style-name="ce13">
            <text:p>[c]</text:p>
          </table:table-cell>
          <table:table-cell office:value-type="string" table:style-name="ce14">
            <text:p>[c]</text:p>
          </table:table-cell>
          <table:table-cell office:value-type="float" office:value="10" table:style-name="ce13">
            <text:p>10</text:p>
          </table:table-cell>
          <table:table-cell office:value-type="string" table:style-name="ce14">
            <text:p>[c]</text:p>
          </table:table-cell>
          <table:table-cell office:value-type="float" office:value="20" table:style-name="ce13">
            <text:p>20</text:p>
          </table:table-cell>
          <table:table-cell office:value-type="string" table:style-name="ce14">
            <text:p>[c]</text:p>
          </table:table-cell>
          <table:table-cell office:value-type="float" office:value="30" table:style-name="ce13">
            <text:p>30</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35" table:style-name="ce13">
            <text:p>35</text:p>
          </table:table-cell>
          <table:table-cell table:number-columns-repeated="16328"/>
        </table:table-row>
        <table:table-row table:style-name="ro11">
          <table:table-cell office:value-type="string" table:style-name="ce1">
            <text:p>Modern Studies</text:p>
          </table:table-cell>
          <table:table-cell office:value-type="float" office:value="445" table:style-name="ce13">
            <text:p>445</text:p>
          </table:table-cell>
          <table:table-cell office:value-type="percentage" office:value="0.65065499999999998" table:style-name="ce14">
            <text:p>65.1%</text:p>
          </table:table-cell>
          <table:table-cell office:value-type="float" office:value="575" table:style-name="ce13">
            <text:p>575</text:p>
          </table:table-cell>
          <table:table-cell office:value-type="percentage" office:value="0.8355167" table:style-name="ce14">
            <text:p>83.6%</text:p>
          </table:table-cell>
          <table:table-cell office:value-type="float" office:value="640" table:style-name="ce13">
            <text:p>640</text:p>
          </table:table-cell>
          <table:table-cell office:value-type="percentage" office:value="0.92867540000000004" table:style-name="ce14">
            <text:p>92.9%</text:p>
          </table:table-cell>
          <table:table-cell office:value-type="float" office:value="665" table:style-name="ce13">
            <text:p>665</text:p>
          </table:table-cell>
          <table:table-cell office:value-type="percentage" office:value="0.97088790000000003" table:style-name="ce14">
            <text:p>97.1%</text:p>
          </table:table-cell>
          <table:table-cell office:value-type="float" office:value="20" table:style-name="ce13">
            <text:p>20</text:p>
          </table:table-cell>
          <table:table-cell office:value-type="percentage" office:value="2.9112099999999998E-2" table:style-name="ce14">
            <text:p>2.9%</text:p>
          </table:table-cell>
          <table:table-cell office:value-type="float" office:value="685" table:style-name="ce13">
            <text:p>685</text:p>
          </table:table-cell>
          <table:table-cell office:value-type="float" office:value="495" table:style-name="ce13">
            <text:p>495</text:p>
          </table:table-cell>
          <table:table-cell office:value-type="string" table:style-name="ce14">
            <text:p>[c]</text:p>
          </table:table-cell>
          <table:table-cell office:value-type="float" office:value="565" table:style-name="ce13">
            <text:p>565</text:p>
          </table:table-cell>
          <table:table-cell office:value-type="string" table:style-name="ce14">
            <text:p>[c]</text:p>
          </table:table-cell>
          <table:table-cell office:value-type="float" office:value="605" table:style-name="ce13">
            <text:p>605</text:p>
          </table:table-cell>
          <table:table-cell office:value-type="string" table:style-name="ce14">
            <text:p>[c]</text:p>
          </table:table-cell>
          <table:table-cell office:value-type="float" office:value="610" table:style-name="ce13">
            <text:p>61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615" table:style-name="ce13">
            <text:p>615</text:p>
          </table:table-cell>
          <table:table-cell office:value-type="float" office:value="415" table:style-name="ce13">
            <text:p>415</text:p>
          </table:table-cell>
          <table:table-cell office:value-type="string" table:style-name="ce14">
            <text:p>[c]</text:p>
          </table:table-cell>
          <table:table-cell office:value-type="float" office:value="560" table:style-name="ce13">
            <text:p>560</text:p>
          </table:table-cell>
          <table:table-cell office:value-type="string" table:style-name="ce14">
            <text:p>[c]</text:p>
          </table:table-cell>
          <table:table-cell office:value-type="float" office:value="625" table:style-name="ce13">
            <text:p>625</text:p>
          </table:table-cell>
          <table:table-cell office:value-type="string" table:style-name="ce14">
            <text:p>[c]</text:p>
          </table:table-cell>
          <table:table-cell office:value-type="float" office:value="635" table:style-name="ce13">
            <text:p>63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635" table:style-name="ce13">
            <text:p>635</text:p>
          </table:table-cell>
          <table:table-cell office:value-type="float" office:value="400" table:style-name="ce13">
            <text:p>400</text:p>
          </table:table-cell>
          <table:table-cell office:value-type="percentage" office:value="0.61751149999999999" table:style-name="ce14">
            <text:p>61.8%</text:p>
          </table:table-cell>
          <table:table-cell office:value-type="float" office:value="540" table:style-name="ce13">
            <text:p>540</text:p>
          </table:table-cell>
          <table:table-cell office:value-type="percentage" office:value="0.82949309999999998" table:style-name="ce14">
            <text:p>82.9%</text:p>
          </table:table-cell>
          <table:table-cell office:value-type="float" office:value="605" table:style-name="ce13">
            <text:p>605</text:p>
          </table:table-cell>
          <table:table-cell office:value-type="percentage" office:value="0.93087560000000003" table:style-name="ce14">
            <text:p>93.1%</text:p>
          </table:table-cell>
          <table:table-cell office:value-type="float" office:value="640" table:style-name="ce13">
            <text:p>640</text:p>
          </table:table-cell>
          <table:table-cell office:value-type="percentage" office:value="0.9831029" table:style-name="ce14">
            <text:p>98.3%</text:p>
          </table:table-cell>
          <table:table-cell office:value-type="float" office:value="10" table:style-name="ce13">
            <text:p>10</text:p>
          </table:table-cell>
          <table:table-cell office:value-type="percentage" office:value="1.6897100000000002E-2" table:style-name="ce14">
            <text:p>1.7%</text:p>
          </table:table-cell>
          <table:table-cell office:value-type="float" office:value="650" table:style-name="ce13">
            <text:p>650</text:p>
          </table:table-cell>
          <table:table-cell office:value-type="float" office:value="370" table:style-name="ce13">
            <text:p>370</text:p>
          </table:table-cell>
          <table:table-cell office:value-type="percentage" office:value="0.55891239999999998" table:style-name="ce14">
            <text:p>55.9%</text:p>
          </table:table-cell>
          <table:table-cell office:value-type="float" office:value="500" table:style-name="ce13">
            <text:p>500</text:p>
          </table:table-cell>
          <table:table-cell office:value-type="percentage" office:value="0.75830819999999999" table:style-name="ce14">
            <text:p>75.8%</text:p>
          </table:table-cell>
          <table:table-cell office:value-type="float" office:value="600" table:style-name="ce13">
            <text:p>600</text:p>
          </table:table-cell>
          <table:table-cell office:value-type="percentage" office:value="0.90785499999999997" table:style-name="ce14">
            <text:p>90.8%</text:p>
          </table:table-cell>
          <table:table-cell office:value-type="float" office:value="625" table:style-name="ce13">
            <text:p>625</text:p>
          </table:table-cell>
          <table:table-cell office:value-type="percentage" office:value="0.94712989999999997" table:style-name="ce14">
            <text:p>94.7%</text:p>
          </table:table-cell>
          <table:table-cell office:value-type="float" office:value="35" table:style-name="ce13">
            <text:p>35</text:p>
          </table:table-cell>
          <table:table-cell office:value-type="percentage" office:value="5.2870100000000003E-2" table:style-name="ce14">
            <text:p>5.3%</text:p>
          </table:table-cell>
          <table:table-cell office:value-type="float" office:value="660" table:style-name="ce13">
            <text:p>660</text:p>
          </table:table-cell>
          <table:table-cell table:number-columns-repeated="16328"/>
        </table:table-row>
        <table:table-row table:style-name="ro11">
          <table:table-cell office:value-type="string" table:style-name="ce1">
            <text:p>Music</text:p>
          </table:table-cell>
          <table:table-cell office:value-type="float" office:value="200" table:style-name="ce13">
            <text:p>200</text:p>
          </table:table-cell>
          <table:table-cell office:value-type="string" table:style-name="ce14">
            <text:p>[c]</text:p>
          </table:table-cell>
          <table:table-cell office:value-type="float" office:value="230" table:style-name="ce13">
            <text:p>230</text:p>
          </table:table-cell>
          <table:table-cell office:value-type="string" table:style-name="ce14">
            <text:p>[c]</text:p>
          </table:table-cell>
          <table:table-cell office:value-type="float" office:value="240" table:style-name="ce13">
            <text:p>240</text:p>
          </table:table-cell>
          <table:table-cell office:value-type="string" table:style-name="ce14">
            <text:p>[c]</text:p>
          </table:table-cell>
          <table:table-cell office:value-type="float" office:value="240" table:style-name="ce13">
            <text:p>24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40" table:style-name="ce13">
            <text:p>240</text:p>
          </table:table-cell>
          <table:table-cell office:value-type="float" office:value="220" table:style-name="ce13">
            <text:p>220</text:p>
          </table:table-cell>
          <table:table-cell office:value-type="percentage" office:value="0.92887030000000004" table:style-name="ce14">
            <text:p>92.9%</text:p>
          </table:table-cell>
          <table:table-cell office:value-type="float" office:value="235" table:style-name="ce13">
            <text:p>235</text:p>
          </table:table-cell>
          <table:table-cell office:value-type="percentage" office:value="0.99163179999999995" table:style-name="ce14">
            <text:p>99.2%</text:p>
          </table:table-cell>
          <table:table-cell office:value-type="float" office:value="240" table:style-name="ce13">
            <text:p>240</text:p>
          </table:table-cell>
          <table:table-cell office:value-type="percentage" office:value="1" table:style-name="ce14">
            <text:p>100.0%</text:p>
          </table:table-cell>
          <table:table-cell office:value-type="float" office:value="240" table:style-name="ce13">
            <text:p>24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40" table:style-name="ce13">
            <text:p>240</text:p>
          </table:table-cell>
          <table:table-cell office:value-type="float" office:value="190" table:style-name="ce13">
            <text:p>190</text:p>
          </table:table-cell>
          <table:table-cell office:value-type="percentage" office:value="0.88262910000000006" table:style-name="ce14">
            <text:p>88.3%</text:p>
          </table:table-cell>
          <table:table-cell office:value-type="float" office:value="210" table:style-name="ce13">
            <text:p>210</text:p>
          </table:table-cell>
          <table:table-cell office:value-type="percentage" office:value="0.98591549999999994" table:style-name="ce14">
            <text:p>98.6%</text:p>
          </table:table-cell>
          <table:table-cell office:value-type="float" office:value="215" table:style-name="ce13">
            <text:p>215</text:p>
          </table:table-cell>
          <table:table-cell office:value-type="percentage" office:value="1" table:style-name="ce14">
            <text:p>100.0%</text:p>
          </table:table-cell>
          <table:table-cell office:value-type="float" office:value="215" table:style-name="ce13">
            <text:p>21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15" table:style-name="ce13">
            <text:p>215</text:p>
          </table:table-cell>
          <table:table-cell office:value-type="float" office:value="180" table:style-name="ce13">
            <text:p>180</text:p>
          </table:table-cell>
          <table:table-cell office:value-type="string" table:style-name="ce14">
            <text:p>[c]</text:p>
          </table:table-cell>
          <table:table-cell office:value-type="float" office:value="220" table:style-name="ce13">
            <text:p>220</text:p>
          </table:table-cell>
          <table:table-cell office:value-type="string" table:style-name="ce14">
            <text:p>[c]</text:p>
          </table:table-cell>
          <table:table-cell office:value-type="float" office:value="225" table:style-name="ce13">
            <text:p>225</text:p>
          </table:table-cell>
          <table:table-cell office:value-type="string" table:style-name="ce14">
            <text:p>[c]</text:p>
          </table:table-cell>
          <table:table-cell office:value-type="float" office:value="230" table:style-name="ce13">
            <text:p>23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30" table:style-name="ce13">
            <text:p>230</text:p>
          </table:table-cell>
          <table:table-cell office:value-type="float" office:value="195" table:style-name="ce13">
            <text:p>195</text:p>
          </table:table-cell>
          <table:table-cell office:value-type="percentage" office:value="0.83829790000000004" table:style-name="ce14">
            <text:p>83.8%</text:p>
          </table:table-cell>
          <table:table-cell office:value-type="float" office:value="220" table:style-name="ce13">
            <text:p>220</text:p>
          </table:table-cell>
          <table:table-cell office:value-type="percentage" office:value="0.94042550000000003" table:style-name="ce14">
            <text:p>94.0%</text:p>
          </table:table-cell>
          <table:table-cell office:value-type="float" office:value="230" table:style-name="ce13">
            <text:p>230</text:p>
          </table:table-cell>
          <table:table-cell office:value-type="percentage" office:value="0.98723399999999994" table:style-name="ce14">
            <text:p>98.7%</text:p>
          </table:table-cell>
          <table:table-cell office:value-type="float" office:value="235" table:style-name="ce13">
            <text:p>23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35" table:style-name="ce13">
            <text:p>235</text:p>
          </table:table-cell>
          <table:table-cell table:number-columns-repeated="16328"/>
        </table:table-row>
        <table:table-row table:style-name="ro11">
          <table:table-cell office:value-type="string" table:style-name="ce1">
            <text:p>Music Technology</text:p>
          </table:table-cell>
          <table:table-cell office:value-type="float" office:value="20" table:style-name="ce13">
            <text:p>20</text:p>
          </table:table-cell>
          <table:table-cell office:value-type="percentage" office:value="0.45238099999999998" table:style-name="ce14">
            <text:p>45.2%</text:p>
          </table:table-cell>
          <table:table-cell office:value-type="float" office:value="30" table:style-name="ce13">
            <text:p>30</text:p>
          </table:table-cell>
          <table:table-cell office:value-type="percentage" office:value="0.69047619999999998" table:style-name="ce14">
            <text:p>69.0%</text:p>
          </table:table-cell>
          <table:table-cell office:value-type="float" office:value="35" table:style-name="ce13">
            <text:p>35</text:p>
          </table:table-cell>
          <table:table-cell office:value-type="percentage" office:value="0.88095239999999997" table:style-name="ce14">
            <text:p>88.1%</text:p>
          </table:table-cell>
          <table:table-cell office:value-type="float" office:value="40" table:style-name="ce13">
            <text:p>4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40" table:style-name="ce13">
            <text:p>40</text:p>
          </table:table-cell>
          <table:table-cell office:value-type="float" office:value="35" table:style-name="ce13">
            <text:p>35</text:p>
          </table:table-cell>
          <table:table-cell office:value-type="percentage" office:value="0.75" table:style-name="ce14">
            <text:p>75.0%</text:p>
          </table:table-cell>
          <table:table-cell office:value-type="float" office:value="40" table:style-name="ce13">
            <text:p>40</text:p>
          </table:table-cell>
          <table:table-cell office:value-type="percentage" office:value="0.95454550000000005" table:style-name="ce14">
            <text:p>95.5%</text:p>
          </table:table-cell>
          <table:table-cell office:value-type="float" office:value="45" table:style-name="ce13">
            <text:p>45</text:p>
          </table:table-cell>
          <table:table-cell office:value-type="percentage" office:value="1" table:style-name="ce14">
            <text:p>100.0%</text:p>
          </table:table-cell>
          <table:table-cell office:value-type="float" office:value="45" table:style-name="ce13">
            <text:p>4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45" table:style-name="ce13">
            <text:p>45</text:p>
          </table:table-cell>
          <table:table-cell office:value-type="float" office:value="25" table:style-name="ce13">
            <text:p>25</text:p>
          </table:table-cell>
          <table:table-cell office:value-type="percentage" office:value="0.66666669999999995" table:style-name="ce14">
            <text:p>66.7%</text:p>
          </table:table-cell>
          <table:table-cell office:value-type="float" office:value="35" table:style-name="ce13">
            <text:p>35</text:p>
          </table:table-cell>
          <table:table-cell office:value-type="percentage" office:value="0.9487179" table:style-name="ce14">
            <text:p>94.9%</text:p>
          </table:table-cell>
          <table:table-cell office:value-type="float" office:value="40" table:style-name="ce13">
            <text:p>40</text:p>
          </table:table-cell>
          <table:table-cell office:value-type="percentage" office:value="1" table:style-name="ce14">
            <text:p>100.0%</text:p>
          </table:table-cell>
          <table:table-cell office:value-type="float" office:value="40" table:style-name="ce13">
            <text:p>4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40" table:style-name="ce13">
            <text:p>40</text:p>
          </table:table-cell>
          <table:table-cell office:value-type="float" office:value="5" table:style-name="ce13">
            <text:p>5</text:p>
          </table:table-cell>
          <table:table-cell office:value-type="string" table:style-name="ce14">
            <text:p>[c]</text:p>
          </table:table-cell>
          <table:table-cell office:value-type="float" office:value="10" table:style-name="ce13">
            <text:p>10</text:p>
          </table:table-cell>
          <table:table-cell office:value-type="string" table:style-name="ce14">
            <text:p>[c]</text:p>
          </table:table-cell>
          <table:table-cell office:value-type="float" office:value="15" table:style-name="ce13">
            <text:p>15</text:p>
          </table:table-cell>
          <table:table-cell office:value-type="string" table:style-name="ce14">
            <text:p>[c]</text:p>
          </table:table-cell>
          <table:table-cell office:value-type="float" office:value="15" table:style-name="ce13">
            <text:p>1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5" table:style-name="ce13">
            <text:p>15</text:p>
          </table:table-cell>
          <table:table-cell office:value-type="float" office:value="10" table:style-name="ce13">
            <text:p>10</text:p>
          </table:table-cell>
          <table:table-cell office:value-type="percentage" office:value="0.375" table:style-name="ce14">
            <text:p>37.5%</text:p>
          </table:table-cell>
          <table:table-cell office:value-type="float" office:value="15" table:style-name="ce13">
            <text:p>15</text:p>
          </table:table-cell>
          <table:table-cell office:value-type="percentage" office:value="0.58333330000000005" table:style-name="ce14">
            <text:p>58.3%</text:p>
          </table:table-cell>
          <table:table-cell office:value-type="float" office:value="25" table:style-name="ce13">
            <text:p>25</text:p>
          </table:table-cell>
          <table:table-cell office:value-type="percentage" office:value="1" table:style-name="ce14">
            <text:p>100.0%</text:p>
          </table:table-cell>
          <table:table-cell office:value-type="float" office:value="25" table:style-name="ce13">
            <text:p>2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5" table:style-name="ce13">
            <text:p>25</text:p>
          </table:table-cell>
          <table:table-cell table:number-columns-repeated="16328"/>
        </table:table-row>
        <table:table-row table:style-name="ro11">
          <table:table-cell office:value-type="string" table:style-name="ce1">
            <text:p>Philosophy</text:p>
          </table:table-cell>
          <table:table-cell office:value-type="float" office:value="35" table:style-name="ce13">
            <text:p>35</text:p>
          </table:table-cell>
          <table:table-cell office:value-type="percentage" office:value="0.43037969999999998" table:style-name="ce14">
            <text:p>43.0%</text:p>
          </table:table-cell>
          <table:table-cell office:value-type="float" office:value="50" table:style-name="ce13">
            <text:p>50</text:p>
          </table:table-cell>
          <table:table-cell office:value-type="percentage" office:value="0.60759490000000005" table:style-name="ce14">
            <text:p>60.8%</text:p>
          </table:table-cell>
          <table:table-cell office:value-type="float" office:value="65" table:style-name="ce13">
            <text:p>65</text:p>
          </table:table-cell>
          <table:table-cell office:value-type="percentage" office:value="0.83544300000000005" table:style-name="ce14">
            <text:p>83.5%</text:p>
          </table:table-cell>
          <table:table-cell office:value-type="float" office:value="70" table:style-name="ce13">
            <text:p>70</text:p>
          </table:table-cell>
          <table:table-cell office:value-type="percentage" office:value="0.89873420000000004" table:style-name="ce14">
            <text:p>89.9%</text:p>
          </table:table-cell>
          <table:table-cell office:value-type="float" office:value="10" table:style-name="ce13">
            <text:p>10</text:p>
          </table:table-cell>
          <table:table-cell office:value-type="percentage" office:value="0.1012658" table:style-name="ce14">
            <text:p>10.1%</text:p>
          </table:table-cell>
          <table:table-cell office:value-type="float" office:value="80" table:style-name="ce13">
            <text:p>80</text:p>
          </table:table-cell>
          <table:table-cell office:value-type="float" office:value="55" table:style-name="ce13">
            <text:p>55</text:p>
          </table:table-cell>
          <table:table-cell office:value-type="string" table:style-name="ce14">
            <text:p>[c]</text:p>
          </table:table-cell>
          <table:table-cell office:value-type="float" office:value="70" table:style-name="ce13">
            <text:p>70</text:p>
          </table:table-cell>
          <table:table-cell office:value-type="string" table:style-name="ce14">
            <text:p>[c]</text:p>
          </table:table-cell>
          <table:table-cell office:value-type="float" office:value="70" table:style-name="ce13">
            <text:p>70</text:p>
          </table:table-cell>
          <table:table-cell office:value-type="string" table:style-name="ce14">
            <text:p>[c]</text:p>
          </table:table-cell>
          <table:table-cell office:value-type="float" office:value="75" table:style-name="ce13">
            <text:p>7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75" table:style-name="ce13">
            <text:p>75</text:p>
          </table:table-cell>
          <table:table-cell office:value-type="float" office:value="50" table:style-name="ce13">
            <text:p>50</text:p>
          </table:table-cell>
          <table:table-cell office:value-type="string" table:style-name="ce14">
            <text:p>[c]</text:p>
          </table:table-cell>
          <table:table-cell office:value-type="float" office:value="65" table:style-name="ce13">
            <text:p>65</text:p>
          </table:table-cell>
          <table:table-cell office:value-type="string" table:style-name="ce14">
            <text:p>[c]</text:p>
          </table:table-cell>
          <table:table-cell office:value-type="float" office:value="75" table:style-name="ce13">
            <text:p>75</text:p>
          </table:table-cell>
          <table:table-cell office:value-type="string" table:style-name="ce14">
            <text:p>[c]</text:p>
          </table:table-cell>
          <table:table-cell office:value-type="float" office:value="75" table:style-name="ce13">
            <text:p>7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75" table:style-name="ce13">
            <text:p>75</text:p>
          </table:table-cell>
          <table:table-cell office:value-type="float" office:value="55" table:style-name="ce13">
            <text:p>55</text:p>
          </table:table-cell>
          <table:table-cell office:value-type="percentage" office:value="0.48648649999999999" table:style-name="ce14">
            <text:p>48.6%</text:p>
          </table:table-cell>
          <table:table-cell office:value-type="float" office:value="75" table:style-name="ce13">
            <text:p>75</text:p>
          </table:table-cell>
          <table:table-cell office:value-type="percentage" office:value="0.67567569999999999" table:style-name="ce14">
            <text:p>67.6%</text:p>
          </table:table-cell>
          <table:table-cell office:value-type="float" office:value="90" table:style-name="ce13">
            <text:p>90</text:p>
          </table:table-cell>
          <table:table-cell office:value-type="percentage" office:value="0.81081080000000005" table:style-name="ce14">
            <text:p>81.1%</text:p>
          </table:table-cell>
          <table:table-cell office:value-type="float" office:value="100" table:style-name="ce13">
            <text:p>100</text:p>
          </table:table-cell>
          <table:table-cell office:value-type="percentage" office:value="0.90990990000000005" table:style-name="ce14">
            <text:p>91.0%</text:p>
          </table:table-cell>
          <table:table-cell office:value-type="float" office:value="10" table:style-name="ce13">
            <text:p>10</text:p>
          </table:table-cell>
          <table:table-cell office:value-type="percentage" office:value="9.0090100000000006E-2" table:style-name="ce14">
            <text:p>9.0%</text:p>
          </table:table-cell>
          <table:table-cell office:value-type="float" office:value="110" table:style-name="ce13">
            <text:p>110</text:p>
          </table:table-cell>
          <table:table-cell office:value-type="float" office:value="45" table:style-name="ce13">
            <text:p>45</text:p>
          </table:table-cell>
          <table:table-cell office:value-type="percentage" office:value="0.3495935" table:style-name="ce14">
            <text:p>35.0%</text:p>
          </table:table-cell>
          <table:table-cell office:value-type="float" office:value="75" table:style-name="ce13">
            <text:p>75</text:p>
          </table:table-cell>
          <table:table-cell office:value-type="percentage" office:value="0.59349589999999997" table:style-name="ce14">
            <text:p>59.3%</text:p>
          </table:table-cell>
          <table:table-cell office:value-type="float" office:value="90" table:style-name="ce13">
            <text:p>90</text:p>
          </table:table-cell>
          <table:table-cell office:value-type="percentage" office:value="0.73170729999999995" table:style-name="ce14">
            <text:p>73.2%</text:p>
          </table:table-cell>
          <table:table-cell office:value-type="float" office:value="105" table:style-name="ce13">
            <text:p>105</text:p>
          </table:table-cell>
          <table:table-cell office:value-type="percentage" office:value="0.85365849999999999" table:style-name="ce14">
            <text:p>85.4%</text:p>
          </table:table-cell>
          <table:table-cell office:value-type="float" office:value="20" table:style-name="ce13">
            <text:p>20</text:p>
          </table:table-cell>
          <table:table-cell office:value-type="percentage" office:value="0.14634150000000001" table:style-name="ce14">
            <text:p>14.6%</text:p>
          </table:table-cell>
          <table:table-cell office:value-type="float" office:value="125" table:style-name="ce13">
            <text:p>125</text:p>
          </table:table-cell>
          <table:table-cell table:number-columns-repeated="16328"/>
        </table:table-row>
        <table:table-row table:style-name="ro11">
          <table:table-cell office:value-type="string" table:style-name="ce1">
            <text:p>Photography</text:p>
          </table:table-cell>
          <table:table-cell office:value-type="float" office:value="50" table:style-name="ce13">
            <text:p>50</text:p>
          </table:table-cell>
          <table:table-cell office:value-type="percentage" office:value="0.41269840000000002" table:style-name="ce14">
            <text:p>41.3%</text:p>
          </table:table-cell>
          <table:table-cell office:value-type="float" office:value="100" table:style-name="ce13">
            <text:p>100</text:p>
          </table:table-cell>
          <table:table-cell office:value-type="percentage" office:value="0.8015873" table:style-name="ce14">
            <text:p>80.2%</text:p>
          </table:table-cell>
          <table:table-cell office:value-type="float" office:value="120" table:style-name="ce13">
            <text:p>120</text:p>
          </table:table-cell>
          <table:table-cell office:value-type="percentage" office:value="0.96031750000000005" table:style-name="ce14">
            <text:p>96.0%</text:p>
          </table:table-cell>
          <table:table-cell office:value-type="float" office:value="125" table:style-name="ce13">
            <text:p>12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25" table:style-name="ce13">
            <text:p>125</text:p>
          </table:table-cell>
          <table:table-cell office:value-type="float" office:value="90" table:style-name="ce13">
            <text:p>90</text:p>
          </table:table-cell>
          <table:table-cell office:value-type="percentage" office:value="0.65942029999999996" table:style-name="ce14">
            <text:p>65.9%</text:p>
          </table:table-cell>
          <table:table-cell office:value-type="float" office:value="125" table:style-name="ce13">
            <text:p>125</text:p>
          </table:table-cell>
          <table:table-cell office:value-type="percentage" office:value="0.92028989999999999" table:style-name="ce14">
            <text:p>92.0%</text:p>
          </table:table-cell>
          <table:table-cell office:value-type="float" office:value="140" table:style-name="ce13">
            <text:p>140</text:p>
          </table:table-cell>
          <table:table-cell office:value-type="percentage" office:value="1" table:style-name="ce14">
            <text:p>100.0%</text:p>
          </table:table-cell>
          <table:table-cell office:value-type="float" office:value="140" table:style-name="ce13">
            <text:p>14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40" table:style-name="ce13">
            <text:p>140</text:p>
          </table:table-cell>
          <table:table-cell office:value-type="float" office:value="65" table:style-name="ce13">
            <text:p>65</text:p>
          </table:table-cell>
          <table:table-cell office:value-type="percentage" office:value="0.61111110000000002" table:style-name="ce14">
            <text:p>61.1%</text:p>
          </table:table-cell>
          <table:table-cell office:value-type="float" office:value="95" table:style-name="ce13">
            <text:p>95</text:p>
          </table:table-cell>
          <table:table-cell office:value-type="percentage" office:value="0.87037039999999999" table:style-name="ce14">
            <text:p>87.0%</text:p>
          </table:table-cell>
          <table:table-cell office:value-type="float" office:value="110" table:style-name="ce13">
            <text:p>110</text:p>
          </table:table-cell>
          <table:table-cell office:value-type="percentage" office:value="1" table:style-name="ce14">
            <text:p>100.0%</text:p>
          </table:table-cell>
          <table:table-cell office:value-type="float" office:value="110" table:style-name="ce13">
            <text:p>11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10" table:style-name="ce13">
            <text:p>110</text:p>
          </table:table-cell>
          <table:table-cell office:value-type="float" office:value="60" table:style-name="ce13">
            <text:p>60</text:p>
          </table:table-cell>
          <table:table-cell office:value-type="percentage" office:value="0.4645669" table:style-name="ce14">
            <text:p>46.5%</text:p>
          </table:table-cell>
          <table:table-cell office:value-type="float" office:value="100" table:style-name="ce13">
            <text:p>100</text:p>
          </table:table-cell>
          <table:table-cell office:value-type="percentage" office:value="0.79527559999999997" table:style-name="ce14">
            <text:p>79.5%</text:p>
          </table:table-cell>
          <table:table-cell office:value-type="float" office:value="120" table:style-name="ce13">
            <text:p>120</text:p>
          </table:table-cell>
          <table:table-cell office:value-type="percentage" office:value="0.92913389999999996" table:style-name="ce14">
            <text:p>92.9%</text:p>
          </table:table-cell>
          <table:table-cell office:value-type="float" office:value="125" table:style-name="ce13">
            <text:p>12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25" table:style-name="ce13">
            <text:p>125</text:p>
          </table:table-cell>
          <table:table-cell office:value-type="float" office:value="75" table:style-name="ce13">
            <text:p>75</text:p>
          </table:table-cell>
          <table:table-cell office:value-type="percentage" office:value="0.5" table:style-name="ce14">
            <text:p>50.0%</text:p>
          </table:table-cell>
          <table:table-cell office:value-type="float" office:value="110" table:style-name="ce13">
            <text:p>110</text:p>
          </table:table-cell>
          <table:table-cell office:value-type="percentage" office:value="0.74657530000000005" table:style-name="ce14">
            <text:p>74.7%</text:p>
          </table:table-cell>
          <table:table-cell office:value-type="float" office:value="135" table:style-name="ce13">
            <text:p>135</text:p>
          </table:table-cell>
          <table:table-cell office:value-type="percentage" office:value="0.92465750000000002" table:style-name="ce14">
            <text:p>92.5%</text:p>
          </table:table-cell>
          <table:table-cell office:value-type="float" office:value="140" table:style-name="ce13">
            <text:p>140</text:p>
          </table:table-cell>
          <table:table-cell office:value-type="percentage" office:value="0.95205479999999998" table:style-name="ce14">
            <text:p>95.2%</text:p>
          </table:table-cell>
          <table:table-cell office:value-type="float" office:value="5" table:style-name="ce13">
            <text:p>5</text:p>
          </table:table-cell>
          <table:table-cell office:value-type="percentage" office:value="4.79452E-2" table:style-name="ce14">
            <text:p>4.8%</text:p>
          </table:table-cell>
          <table:table-cell office:value-type="float" office:value="145" table:style-name="ce13">
            <text:p>145</text:p>
          </table:table-cell>
          <table:table-cell table:number-columns-repeated="16328"/>
        </table:table-row>
        <table:table-row table:style-name="ro11">
          <table:table-cell office:value-type="string" table:style-name="ce1">
            <text:p>Physical Education</text:p>
          </table:table-cell>
          <table:table-cell office:value-type="float" office:value="240" table:style-name="ce13">
            <text:p>240</text:p>
          </table:table-cell>
          <table:table-cell office:value-type="percentage" office:value="0.51939659999999999" table:style-name="ce14">
            <text:p>51.9%</text:p>
          </table:table-cell>
          <table:table-cell office:value-type="float" office:value="415" table:style-name="ce13">
            <text:p>415</text:p>
          </table:table-cell>
          <table:table-cell office:value-type="percentage" office:value="0.89008620000000005" table:style-name="ce14">
            <text:p>89.0%</text:p>
          </table:table-cell>
          <table:table-cell office:value-type="float" office:value="450" table:style-name="ce13">
            <text:p>450</text:p>
          </table:table-cell>
          <table:table-cell office:value-type="percentage" office:value="0.97198280000000004" table:style-name="ce14">
            <text:p>97.2%</text:p>
          </table:table-cell>
          <table:table-cell office:value-type="float" office:value="465" table:style-name="ce13">
            <text:p>46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465" table:style-name="ce13">
            <text:p>465</text:p>
          </table:table-cell>
          <table:table-cell office:value-type="float" office:value="345" table:style-name="ce13">
            <text:p>345</text:p>
          </table:table-cell>
          <table:table-cell office:value-type="percentage" office:value="0.76888889999999999" table:style-name="ce14">
            <text:p>76.9%</text:p>
          </table:table-cell>
          <table:table-cell office:value-type="float" office:value="415" table:style-name="ce13">
            <text:p>415</text:p>
          </table:table-cell>
          <table:table-cell office:value-type="percentage" office:value="0.92444440000000005" table:style-name="ce14">
            <text:p>92.4%</text:p>
          </table:table-cell>
          <table:table-cell office:value-type="float" office:value="450" table:style-name="ce13">
            <text:p>450</text:p>
          </table:table-cell>
          <table:table-cell office:value-type="percentage" office:value="0.99777780000000005" table:style-name="ce14">
            <text:p>99.8%</text:p>
          </table:table-cell>
          <table:table-cell office:value-type="float" office:value="450" table:style-name="ce13">
            <text:p>45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450" table:style-name="ce13">
            <text:p>450</text:p>
          </table:table-cell>
          <table:table-cell office:value-type="float" office:value="285" table:style-name="ce13">
            <text:p>285</text:p>
          </table:table-cell>
          <table:table-cell office:value-type="string" table:style-name="ce14">
            <text:p>[c]</text:p>
          </table:table-cell>
          <table:table-cell office:value-type="float" office:value="385" table:style-name="ce13">
            <text:p>385</text:p>
          </table:table-cell>
          <table:table-cell office:value-type="string" table:style-name="ce14">
            <text:p>[c]</text:p>
          </table:table-cell>
          <table:table-cell office:value-type="float" office:value="410" table:style-name="ce13">
            <text:p>410</text:p>
          </table:table-cell>
          <table:table-cell office:value-type="string" table:style-name="ce14">
            <text:p>[c]</text:p>
          </table:table-cell>
          <table:table-cell office:value-type="float" office:value="410" table:style-name="ce13">
            <text:p>41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415" table:style-name="ce13">
            <text:p>415</text:p>
          </table:table-cell>
          <table:table-cell office:value-type="float" office:value="215" table:style-name="ce13">
            <text:p>215</text:p>
          </table:table-cell>
          <table:table-cell office:value-type="percentage" office:value="0.58196720000000002" table:style-name="ce14">
            <text:p>58.2%</text:p>
          </table:table-cell>
          <table:table-cell office:value-type="float" office:value="325" table:style-name="ce13">
            <text:p>325</text:p>
          </table:table-cell>
          <table:table-cell office:value-type="percentage" office:value="0.88797809999999999" table:style-name="ce14">
            <text:p>88.8%</text:p>
          </table:table-cell>
          <table:table-cell office:value-type="float" office:value="360" table:style-name="ce13">
            <text:p>360</text:p>
          </table:table-cell>
          <table:table-cell office:value-type="percentage" office:value="0.9836066" table:style-name="ce14">
            <text:p>98.4%</text:p>
          </table:table-cell>
          <table:table-cell office:value-type="float" office:value="365" table:style-name="ce13">
            <text:p>36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65" table:style-name="ce13">
            <text:p>365</text:p>
          </table:table-cell>
          <table:table-cell office:value-type="float" office:value="170" table:style-name="ce13">
            <text:p>170</text:p>
          </table:table-cell>
          <table:table-cell office:value-type="string" table:style-name="ce14">
            <text:p>[c]</text:p>
          </table:table-cell>
          <table:table-cell office:value-type="float" office:value="330" table:style-name="ce13">
            <text:p>330</text:p>
          </table:table-cell>
          <table:table-cell office:value-type="string" table:style-name="ce14">
            <text:p>[c]</text:p>
          </table:table-cell>
          <table:table-cell office:value-type="float" office:value="380" table:style-name="ce13">
            <text:p>380</text:p>
          </table:table-cell>
          <table:table-cell office:value-type="string" table:style-name="ce14">
            <text:p>[c]</text:p>
          </table:table-cell>
          <table:table-cell office:value-type="float" office:value="390" table:style-name="ce13">
            <text:p>39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390" table:style-name="ce13">
            <text:p>390</text:p>
          </table:table-cell>
          <table:table-cell table:number-columns-repeated="16328"/>
        </table:table-row>
        <table:table-row table:style-name="ro11">
          <table:table-cell office:value-type="string" table:style-name="ce1">
            <text:p>Physics</text:p>
          </table:table-cell>
          <table:table-cell office:value-type="float" office:value="455" table:style-name="ce13">
            <text:p>455</text:p>
          </table:table-cell>
          <table:table-cell office:value-type="percentage" office:value="0.62774730000000001" table:style-name="ce14">
            <text:p>62.8%</text:p>
          </table:table-cell>
          <table:table-cell office:value-type="float" office:value="580" table:style-name="ce13">
            <text:p>580</text:p>
          </table:table-cell>
          <table:table-cell office:value-type="percentage" office:value="0.79945049999999995" table:style-name="ce14">
            <text:p>79.9%</text:p>
          </table:table-cell>
          <table:table-cell office:value-type="float" office:value="670" table:style-name="ce13">
            <text:p>670</text:p>
          </table:table-cell>
          <table:table-cell office:value-type="percentage" office:value="0.9217033" table:style-name="ce14">
            <text:p>92.2%</text:p>
          </table:table-cell>
          <table:table-cell office:value-type="float" office:value="715" table:style-name="ce13">
            <text:p>715</text:p>
          </table:table-cell>
          <table:table-cell office:value-type="percentage" office:value="0.98351650000000002" table:style-name="ce14">
            <text:p>98.4%</text:p>
          </table:table-cell>
          <table:table-cell office:value-type="float" office:value="10" table:style-name="ce13">
            <text:p>10</text:p>
          </table:table-cell>
          <table:table-cell office:value-type="percentage" office:value="1.6483500000000002E-2" table:style-name="ce14">
            <text:p>1.6%</text:p>
          </table:table-cell>
          <table:table-cell office:value-type="float" office:value="730" table:style-name="ce13">
            <text:p>730</text:p>
          </table:table-cell>
          <table:table-cell office:value-type="float" office:value="530" table:style-name="ce13">
            <text:p>530</text:p>
          </table:table-cell>
          <table:table-cell office:value-type="percentage" office:value="0.71045579999999997" table:style-name="ce14">
            <text:p>71.0%</text:p>
          </table:table-cell>
          <table:table-cell office:value-type="float" office:value="645" table:style-name="ce13">
            <text:p>645</text:p>
          </table:table-cell>
          <table:table-cell office:value-type="percentage" office:value="0.86461129999999997" table:style-name="ce14">
            <text:p>86.5%</text:p>
          </table:table-cell>
          <table:table-cell office:value-type="float" office:value="710" table:style-name="ce13">
            <text:p>710</text:p>
          </table:table-cell>
          <table:table-cell office:value-type="percentage" office:value="0.95308309999999996" table:style-name="ce14">
            <text:p>95.3%</text:p>
          </table:table-cell>
          <table:table-cell office:value-type="float" office:value="730" table:style-name="ce13">
            <text:p>730</text:p>
          </table:table-cell>
          <table:table-cell office:value-type="percentage" office:value="0.97855230000000004" table:style-name="ce14">
            <text:p>97.9%</text:p>
          </table:table-cell>
          <table:table-cell office:value-type="float" office:value="15" table:style-name="ce13">
            <text:p>15</text:p>
          </table:table-cell>
          <table:table-cell office:value-type="percentage" office:value="2.14477E-2" table:style-name="ce14">
            <text:p>2.1%</text:p>
          </table:table-cell>
          <table:table-cell office:value-type="float" office:value="745" table:style-name="ce13">
            <text:p>745</text:p>
          </table:table-cell>
          <table:table-cell office:value-type="float" office:value="530" table:style-name="ce13">
            <text:p>530</text:p>
          </table:table-cell>
          <table:table-cell office:value-type="percentage" office:value="0.68652849999999999" table:style-name="ce14">
            <text:p>68.7%</text:p>
          </table:table-cell>
          <table:table-cell office:value-type="float" office:value="690" table:style-name="ce13">
            <text:p>690</text:p>
          </table:table-cell>
          <table:table-cell office:value-type="percentage" office:value="0.89507769999999998" table:style-name="ce14">
            <text:p>89.5%</text:p>
          </table:table-cell>
          <table:table-cell office:value-type="float" office:value="755" table:style-name="ce13">
            <text:p>755</text:p>
          </table:table-cell>
          <table:table-cell office:value-type="percentage" office:value="0.9792746" table:style-name="ce14">
            <text:p>97.9%</text:p>
          </table:table-cell>
          <table:table-cell office:value-type="float" office:value="770" table:style-name="ce13">
            <text:p>77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770" table:style-name="ce13">
            <text:p>770</text:p>
          </table:table-cell>
          <table:table-cell office:value-type="float" office:value="470" table:style-name="ce13">
            <text:p>470</text:p>
          </table:table-cell>
          <table:table-cell office:value-type="percentage" office:value="0.57579460000000005" table:style-name="ce14">
            <text:p>57.6%</text:p>
          </table:table-cell>
          <table:table-cell office:value-type="float" office:value="670" table:style-name="ce13">
            <text:p>670</text:p>
          </table:table-cell>
          <table:table-cell office:value-type="percentage" office:value="0.81662590000000002" table:style-name="ce14">
            <text:p>81.7%</text:p>
          </table:table-cell>
          <table:table-cell office:value-type="float" office:value="760" table:style-name="ce13">
            <text:p>760</text:p>
          </table:table-cell>
          <table:table-cell office:value-type="percentage" office:value="0.93154029999999999" table:style-name="ce14">
            <text:p>93.2%</text:p>
          </table:table-cell>
          <table:table-cell office:value-type="float" office:value="805" table:style-name="ce13">
            <text:p>805</text:p>
          </table:table-cell>
          <table:table-cell office:value-type="percentage" office:value="0.98533009999999999" table:style-name="ce14">
            <text:p>98.5%</text:p>
          </table:table-cell>
          <table:table-cell office:value-type="float" office:value="10" table:style-name="ce13">
            <text:p>10</text:p>
          </table:table-cell>
          <table:table-cell office:value-type="percentage" office:value="1.46699E-2" table:style-name="ce14">
            <text:p>1.5%</text:p>
          </table:table-cell>
          <table:table-cell office:value-type="float" office:value="820" table:style-name="ce13">
            <text:p>820</text:p>
          </table:table-cell>
          <table:table-cell office:value-type="float" office:value="440" table:style-name="ce13">
            <text:p>440</text:p>
          </table:table-cell>
          <table:table-cell office:value-type="percentage" office:value="0.51650940000000001" table:style-name="ce14">
            <text:p>51.7%</text:p>
          </table:table-cell>
          <table:table-cell office:value-type="float" office:value="640" table:style-name="ce13">
            <text:p>640</text:p>
          </table:table-cell>
          <table:table-cell office:value-type="percentage" office:value="0.75589620000000002" table:style-name="ce14">
            <text:p>75.6%</text:p>
          </table:table-cell>
          <table:table-cell office:value-type="float" office:value="770" table:style-name="ce13">
            <text:p>770</text:p>
          </table:table-cell>
          <table:table-cell office:value-type="percentage" office:value="0.9103774" table:style-name="ce14">
            <text:p>91.0%</text:p>
          </table:table-cell>
          <table:table-cell office:value-type="float" office:value="815" table:style-name="ce13">
            <text:p>815</text:p>
          </table:table-cell>
          <table:table-cell office:value-type="percentage" office:value="0.95872639999999998" table:style-name="ce14">
            <text:p>95.9%</text:p>
          </table:table-cell>
          <table:table-cell office:value-type="float" office:value="35" table:style-name="ce13">
            <text:p>35</text:p>
          </table:table-cell>
          <table:table-cell office:value-type="percentage" office:value="4.1273600000000001E-2" table:style-name="ce14">
            <text:p>4.1%</text:p>
          </table:table-cell>
          <table:table-cell office:value-type="float" office:value="850" table:style-name="ce13">
            <text:p>850</text:p>
          </table:table-cell>
          <table:table-cell table:number-columns-repeated="16328"/>
        </table:table-row>
        <table:table-row table:style-name="ro11">
          <table:table-cell office:value-type="string" table:style-name="ce1">
            <text:p>Politics</text:p>
          </table:table-cell>
          <table:table-cell office:value-type="float" office:value="40" table:style-name="ce13">
            <text:p>40</text:p>
          </table:table-cell>
          <table:table-cell office:value-type="string" table:style-name="ce14">
            <text:p>[c]</text:p>
          </table:table-cell>
          <table:table-cell office:value-type="float" office:value="60" table:style-name="ce13">
            <text:p>60</text:p>
          </table:table-cell>
          <table:table-cell office:value-type="string" table:style-name="ce14">
            <text:p>[c]</text:p>
          </table:table-cell>
          <table:table-cell office:value-type="float" office:value="80" table:style-name="ce13">
            <text:p>80</text:p>
          </table:table-cell>
          <table:table-cell office:value-type="string" table:style-name="ce14">
            <text:p>[c]</text:p>
          </table:table-cell>
          <table:table-cell office:value-type="float" office:value="90" table:style-name="ce13">
            <text:p>9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90" table:style-name="ce13">
            <text:p>90</text:p>
          </table:table-cell>
          <table:table-cell office:value-type="float" office:value="45" table:style-name="ce13">
            <text:p>45</text:p>
          </table:table-cell>
          <table:table-cell office:value-type="string" table:style-name="ce14">
            <text:p>[c]</text:p>
          </table:table-cell>
          <table:table-cell office:value-type="float" office:value="65" table:style-name="ce13">
            <text:p>65</text:p>
          </table:table-cell>
          <table:table-cell office:value-type="string" table:style-name="ce14">
            <text:p>[c]</text:p>
          </table:table-cell>
          <table:table-cell office:value-type="float" office:value="70" table:style-name="ce13">
            <text:p>70</text:p>
          </table:table-cell>
          <table:table-cell office:value-type="string" table:style-name="ce14">
            <text:p>[c]</text:p>
          </table:table-cell>
          <table:table-cell office:value-type="float" office:value="70" table:style-name="ce13">
            <text:p>7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75" table:style-name="ce13">
            <text:p>75</text:p>
          </table:table-cell>
          <table:table-cell office:value-type="float" office:value="30" table:style-name="ce13">
            <text:p>30</text:p>
          </table:table-cell>
          <table:table-cell office:value-type="percentage" office:value="0.625" table:style-name="ce14">
            <text:p>62.5%</text:p>
          </table:table-cell>
          <table:table-cell office:value-type="float" office:value="45" table:style-name="ce13">
            <text:p>45</text:p>
          </table:table-cell>
          <table:table-cell office:value-type="percentage" office:value="0.91666669999999995" table:style-name="ce14">
            <text:p>91.7%</text:p>
          </table:table-cell>
          <table:table-cell office:value-type="float" office:value="50" table:style-name="ce13">
            <text:p>50</text:p>
          </table:table-cell>
          <table:table-cell office:value-type="percentage" office:value="1" table:style-name="ce14">
            <text:p>100.0%</text:p>
          </table:table-cell>
          <table:table-cell office:value-type="float" office:value="50" table:style-name="ce13">
            <text:p>5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50" table:style-name="ce13">
            <text:p>50</text:p>
          </table:table-cell>
          <table:table-cell office:value-type="float" office:value="25" table:style-name="ce13">
            <text:p>25</text:p>
          </table:table-cell>
          <table:table-cell office:value-type="percentage" office:value="0.63157890000000005" table:style-name="ce14">
            <text:p>63.2%</text:p>
          </table:table-cell>
          <table:table-cell office:value-type="float" office:value="30" table:style-name="ce13">
            <text:p>30</text:p>
          </table:table-cell>
          <table:table-cell office:value-type="percentage" office:value="0.84210529999999995" table:style-name="ce14">
            <text:p>84.2%</text:p>
          </table:table-cell>
          <table:table-cell office:value-type="float" office:value="35" table:style-name="ce13">
            <text:p>35</text:p>
          </table:table-cell>
          <table:table-cell office:value-type="percentage" office:value="0.9210526" table:style-name="ce14">
            <text:p>92.1%</text:p>
          </table:table-cell>
          <table:table-cell office:value-type="float" office:value="40" table:style-name="ce13">
            <text:p>4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40" table:style-name="ce13">
            <text:p>40</text:p>
          </table:table-cell>
          <table:table-cell office:value-type="float" office:value="20" table:style-name="ce13">
            <text:p>20</text:p>
          </table:table-cell>
          <table:table-cell office:value-type="string" table:style-name="ce14">
            <text:p>[c]</text:p>
          </table:table-cell>
          <table:table-cell office:value-type="float" office:value="30" table:style-name="ce13">
            <text:p>30</text:p>
          </table:table-cell>
          <table:table-cell office:value-type="string" table:style-name="ce14">
            <text:p>[c]</text:p>
          </table:table-cell>
          <table:table-cell office:value-type="float" office:value="35" table:style-name="ce13">
            <text:p>35</text:p>
          </table:table-cell>
          <table:table-cell office:value-type="string" table:style-name="ce14">
            <text:p>[c]</text:p>
          </table:table-cell>
          <table:table-cell office:value-type="float" office:value="35" table:style-name="ce13">
            <text:p>3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40" table:style-name="ce13">
            <text:p>40</text:p>
          </table:table-cell>
          <table:table-cell table:number-columns-repeated="16328"/>
        </table:table-row>
        <table:table-row table:style-name="ro11">
          <table:table-cell office:value-type="string" table:style-name="ce1">
            <text:p>Psychology</text:p>
          </table:table-cell>
          <table:table-cell office:value-type="float" office:value="85" table:style-name="ce13">
            <text:p>85</text:p>
          </table:table-cell>
          <table:table-cell office:value-type="percentage" office:value="0.32818530000000001" table:style-name="ce14">
            <text:p>32.8%</text:p>
          </table:table-cell>
          <table:table-cell office:value-type="float" office:value="160" table:style-name="ce13">
            <text:p>160</text:p>
          </table:table-cell>
          <table:table-cell office:value-type="percentage" office:value="0.6216216" table:style-name="ce14">
            <text:p>62.2%</text:p>
          </table:table-cell>
          <table:table-cell office:value-type="float" office:value="215" table:style-name="ce13">
            <text:p>215</text:p>
          </table:table-cell>
          <table:table-cell office:value-type="percentage" office:value="0.83397679999999996" table:style-name="ce14">
            <text:p>83.4%</text:p>
          </table:table-cell>
          <table:table-cell office:value-type="float" office:value="240" table:style-name="ce13">
            <text:p>240</text:p>
          </table:table-cell>
          <table:table-cell office:value-type="percentage" office:value="0.93050189999999999" table:style-name="ce14">
            <text:p>93.1%</text:p>
          </table:table-cell>
          <table:table-cell office:value-type="float" office:value="20" table:style-name="ce13">
            <text:p>20</text:p>
          </table:table-cell>
          <table:table-cell office:value-type="percentage" office:value="6.9498099999999993E-2" table:style-name="ce14">
            <text:p>6.9%</text:p>
          </table:table-cell>
          <table:table-cell office:value-type="float" office:value="260" table:style-name="ce13">
            <text:p>260</text:p>
          </table:table-cell>
          <table:table-cell office:value-type="float" office:value="145" table:style-name="ce13">
            <text:p>145</text:p>
          </table:table-cell>
          <table:table-cell office:value-type="percentage" office:value="0.74111680000000002" table:style-name="ce14">
            <text:p>74.1%</text:p>
          </table:table-cell>
          <table:table-cell office:value-type="float" office:value="180" table:style-name="ce13">
            <text:p>180</text:p>
          </table:table-cell>
          <table:table-cell office:value-type="percentage" office:value="0.92385790000000001" table:style-name="ce14">
            <text:p>92.4%</text:p>
          </table:table-cell>
          <table:table-cell office:value-type="float" office:value="195" table:style-name="ce13">
            <text:p>195</text:p>
          </table:table-cell>
          <table:table-cell office:value-type="percentage" office:value="0.98477159999999997" table:style-name="ce14">
            <text:p>98.5%</text:p>
          </table:table-cell>
          <table:table-cell office:value-type="float" office:value="195" table:style-name="ce13">
            <text:p>19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95" table:style-name="ce13">
            <text:p>195</text:p>
          </table:table-cell>
          <table:table-cell office:value-type="float" office:value="100" table:style-name="ce13">
            <text:p>100</text:p>
          </table:table-cell>
          <table:table-cell office:value-type="string" table:style-name="ce14">
            <text:p>[c]</text:p>
          </table:table-cell>
          <table:table-cell office:value-type="float" office:value="140" table:style-name="ce13">
            <text:p>140</text:p>
          </table:table-cell>
          <table:table-cell office:value-type="string" table:style-name="ce14">
            <text:p>[c]</text:p>
          </table:table-cell>
          <table:table-cell office:value-type="float" office:value="165" table:style-name="ce13">
            <text:p>165</text:p>
          </table:table-cell>
          <table:table-cell office:value-type="string" table:style-name="ce14">
            <text:p>[c]</text:p>
          </table:table-cell>
          <table:table-cell office:value-type="float" office:value="165" table:style-name="ce13">
            <text:p>16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70" table:style-name="ce13">
            <text:p>170</text:p>
          </table:table-cell>
          <table:table-cell office:value-type="float" office:value="65" table:style-name="ce13">
            <text:p>65</text:p>
          </table:table-cell>
          <table:table-cell office:value-type="percentage" office:value="0.36206899999999997" table:style-name="ce14">
            <text:p>36.2%</text:p>
          </table:table-cell>
          <table:table-cell office:value-type="float" office:value="110" table:style-name="ce13">
            <text:p>110</text:p>
          </table:table-cell>
          <table:table-cell office:value-type="percentage" office:value="0.62068970000000001" table:style-name="ce14">
            <text:p>62.1%</text:p>
          </table:table-cell>
          <table:table-cell office:value-type="float" office:value="145" table:style-name="ce13">
            <text:p>145</text:p>
          </table:table-cell>
          <table:table-cell office:value-type="percentage" office:value="0.82183910000000004" table:style-name="ce14">
            <text:p>82.2%</text:p>
          </table:table-cell>
          <table:table-cell office:value-type="float" office:value="165" table:style-name="ce13">
            <text:p>165</text:p>
          </table:table-cell>
          <table:table-cell office:value-type="percentage" office:value="0.9425287" table:style-name="ce14">
            <text:p>94.3%</text:p>
          </table:table-cell>
          <table:table-cell office:value-type="float" office:value="10" table:style-name="ce13">
            <text:p>10</text:p>
          </table:table-cell>
          <table:table-cell office:value-type="percentage" office:value="5.7471300000000003E-2" table:style-name="ce14">
            <text:p>5.7%</text:p>
          </table:table-cell>
          <table:table-cell office:value-type="float" office:value="175" table:style-name="ce13">
            <text:p>175</text:p>
          </table:table-cell>
          <table:table-cell office:value-type="float" office:value="40" table:style-name="ce13">
            <text:p>40</text:p>
          </table:table-cell>
          <table:table-cell office:value-type="percentage" office:value="0.26797389999999999" table:style-name="ce14">
            <text:p>26.8%</text:p>
          </table:table-cell>
          <table:table-cell office:value-type="float" office:value="80" table:style-name="ce13">
            <text:p>80</text:p>
          </table:table-cell>
          <table:table-cell office:value-type="percentage" office:value="0.51633989999999996" table:style-name="ce14">
            <text:p>51.6%</text:p>
          </table:table-cell>
          <table:table-cell office:value-type="float" office:value="120" table:style-name="ce13">
            <text:p>120</text:p>
          </table:table-cell>
          <table:table-cell office:value-type="percentage" office:value="0.77124179999999998" table:style-name="ce14">
            <text:p>77.1%</text:p>
          </table:table-cell>
          <table:table-cell office:value-type="float" office:value="130" table:style-name="ce13">
            <text:p>130</text:p>
          </table:table-cell>
          <table:table-cell office:value-type="percentage" office:value="0.86274510000000004" table:style-name="ce14">
            <text:p>86.3%</text:p>
          </table:table-cell>
          <table:table-cell office:value-type="float" office:value="20" table:style-name="ce13">
            <text:p>20</text:p>
          </table:table-cell>
          <table:table-cell office:value-type="percentage" office:value="0.13725490000000001" table:style-name="ce14">
            <text:p>13.7%</text:p>
          </table:table-cell>
          <table:table-cell office:value-type="float" office:value="155" table:style-name="ce13">
            <text:p>155</text:p>
          </table:table-cell>
          <table:table-cell table:number-columns-repeated="16328"/>
        </table:table-row>
        <table:table-row table:style-name="ro11">
          <table:table-cell office:value-type="string" table:style-name="ce1">
            <text:p>Religious, Moral and Philosophical Studies</text:p>
          </table:table-cell>
          <table:table-cell office:value-type="float" office:value="110" table:style-name="ce13">
            <text:p>110</text:p>
          </table:table-cell>
          <table:table-cell office:value-type="percentage" office:value="0.47033900000000001" table:style-name="ce14">
            <text:p>47.0%</text:p>
          </table:table-cell>
          <table:table-cell office:value-type="float" office:value="170" table:style-name="ce13">
            <text:p>170</text:p>
          </table:table-cell>
          <table:table-cell office:value-type="percentage" office:value="0.72881359999999995" table:style-name="ce14">
            <text:p>72.9%</text:p>
          </table:table-cell>
          <table:table-cell office:value-type="float" office:value="205" table:style-name="ce13">
            <text:p>205</text:p>
          </table:table-cell>
          <table:table-cell office:value-type="percentage" office:value="0.86864410000000003" table:style-name="ce14">
            <text:p>86.9%</text:p>
          </table:table-cell>
          <table:table-cell office:value-type="float" office:value="230" table:style-name="ce13">
            <text:p>230</text:p>
          </table:table-cell>
          <table:table-cell office:value-type="percentage" office:value="0.96610169999999995" table:style-name="ce14">
            <text:p>96.6%</text:p>
          </table:table-cell>
          <table:table-cell office:value-type="float" office:value="10" table:style-name="ce13">
            <text:p>10</text:p>
          </table:table-cell>
          <table:table-cell office:value-type="percentage" office:value="3.3898299999999999E-2" table:style-name="ce14">
            <text:p>3.4%</text:p>
          </table:table-cell>
          <table:table-cell office:value-type="float" office:value="235" table:style-name="ce13">
            <text:p>235</text:p>
          </table:table-cell>
          <table:table-cell office:value-type="float" office:value="170" table:style-name="ce13">
            <text:p>170</text:p>
          </table:table-cell>
          <table:table-cell office:value-type="percentage" office:value="0.77477479999999999" table:style-name="ce14">
            <text:p>77.5%</text:p>
          </table:table-cell>
          <table:table-cell office:value-type="float" office:value="210" table:style-name="ce13">
            <text:p>210</text:p>
          </table:table-cell>
          <table:table-cell office:value-type="percentage" office:value="0.954955" table:style-name="ce14">
            <text:p>95.5%</text:p>
          </table:table-cell>
          <table:table-cell office:value-type="float" office:value="220" table:style-name="ce13">
            <text:p>220</text:p>
          </table:table-cell>
          <table:table-cell office:value-type="percentage" office:value="0.99099099999999996" table:style-name="ce14">
            <text:p>99.1%</text:p>
          </table:table-cell>
          <table:table-cell office:value-type="float" office:value="220" table:style-name="ce13">
            <text:p>22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20" table:style-name="ce13">
            <text:p>220</text:p>
          </table:table-cell>
          <table:table-cell office:value-type="float" office:value="165" table:style-name="ce13">
            <text:p>165</text:p>
          </table:table-cell>
          <table:table-cell office:value-type="string" table:style-name="ce14">
            <text:p>[c]</text:p>
          </table:table-cell>
          <table:table-cell office:value-type="float" office:value="220" table:style-name="ce13">
            <text:p>220</text:p>
          </table:table-cell>
          <table:table-cell office:value-type="string" table:style-name="ce14">
            <text:p>[c]</text:p>
          </table:table-cell>
          <table:table-cell office:value-type="float" office:value="235" table:style-name="ce13">
            <text:p>235</text:p>
          </table:table-cell>
          <table:table-cell office:value-type="string" table:style-name="ce14">
            <text:p>[c]</text:p>
          </table:table-cell>
          <table:table-cell office:value-type="float" office:value="235" table:style-name="ce13">
            <text:p>23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40" table:style-name="ce13">
            <text:p>240</text:p>
          </table:table-cell>
          <table:table-cell office:value-type="float" office:value="120" table:style-name="ce13">
            <text:p>120</text:p>
          </table:table-cell>
          <table:table-cell office:value-type="percentage" office:value="0.50210969999999999" table:style-name="ce14">
            <text:p>50.2%</text:p>
          </table:table-cell>
          <table:table-cell office:value-type="float" office:value="175" table:style-name="ce13">
            <text:p>175</text:p>
          </table:table-cell>
          <table:table-cell office:value-type="percentage" office:value="0.74261600000000005" table:style-name="ce14">
            <text:p>74.3%</text:p>
          </table:table-cell>
          <table:table-cell office:value-type="float" office:value="210" table:style-name="ce13">
            <text:p>210</text:p>
          </table:table-cell>
          <table:table-cell office:value-type="percentage" office:value="0.89451480000000005" table:style-name="ce14">
            <text:p>89.5%</text:p>
          </table:table-cell>
          <table:table-cell office:value-type="float" office:value="225" table:style-name="ce13">
            <text:p>225</text:p>
          </table:table-cell>
          <table:table-cell office:value-type="percentage" office:value="0.9535865" table:style-name="ce14">
            <text:p>95.4%</text:p>
          </table:table-cell>
          <table:table-cell office:value-type="float" office:value="10" table:style-name="ce13">
            <text:p>10</text:p>
          </table:table-cell>
          <table:table-cell office:value-type="percentage" office:value="4.6413500000000003E-2" table:style-name="ce14">
            <text:p>4.6%</text:p>
          </table:table-cell>
          <table:table-cell office:value-type="float" office:value="235" table:style-name="ce13">
            <text:p>235</text:p>
          </table:table-cell>
          <table:table-cell office:value-type="float" office:value="140" table:style-name="ce13">
            <text:p>140</text:p>
          </table:table-cell>
          <table:table-cell office:value-type="percentage" office:value="0.6216216" table:style-name="ce14">
            <text:p>62.2%</text:p>
          </table:table-cell>
          <table:table-cell office:value-type="float" office:value="185" table:style-name="ce13">
            <text:p>185</text:p>
          </table:table-cell>
          <table:table-cell office:value-type="percentage" office:value="0.83333330000000005" table:style-name="ce14">
            <text:p>83.3%</text:p>
          </table:table-cell>
          <table:table-cell office:value-type="float" office:value="210" table:style-name="ce13">
            <text:p>210</text:p>
          </table:table-cell>
          <table:table-cell office:value-type="percentage" office:value="0.954955" table:style-name="ce14">
            <text:p>95.5%</text:p>
          </table:table-cell>
          <table:table-cell office:value-type="float" office:value="215" table:style-name="ce13">
            <text:p>215</text:p>
          </table:table-cell>
          <table:table-cell office:value-type="percentage" office:value="0.9774775" table:style-name="ce14">
            <text:p>97.7%</text:p>
          </table:table-cell>
          <table:table-cell office:value-type="float" office:value="5" table:style-name="ce13">
            <text:p>5</text:p>
          </table:table-cell>
          <table:table-cell office:value-type="percentage" office:value="2.2522500000000001E-2" table:style-name="ce14">
            <text:p>2.3%</text:p>
          </table:table-cell>
          <table:table-cell office:value-type="float" office:value="220" table:style-name="ce13">
            <text:p>220</text:p>
          </table:table-cell>
          <table:table-cell table:number-columns-repeated="16328"/>
        </table:table-row>
        <table:table-row table:style-name="ro11">
          <table:table-cell office:value-type="string" table:style-name="ce1">
            <text:p>Sociology</text:p>
          </table:table-cell>
          <table:table-cell office:value-type="float" office:value="15" table:style-name="ce13">
            <text:p>15</text:p>
          </table:table-cell>
          <table:table-cell office:value-type="string" table:style-name="ce14">
            <text:p>[c]</text:p>
          </table:table-cell>
          <table:table-cell office:value-type="float" office:value="20" table:style-name="ce13">
            <text:p>20</text:p>
          </table:table-cell>
          <table:table-cell office:value-type="string" table:style-name="ce14">
            <text:p>[c]</text:p>
          </table:table-cell>
          <table:table-cell office:value-type="float" office:value="25" table:style-name="ce13">
            <text:p>25</text:p>
          </table:table-cell>
          <table:table-cell office:value-type="string" table:style-name="ce14">
            <text:p>[c]</text:p>
          </table:table-cell>
          <table:table-cell office:value-type="float" office:value="25" table:style-name="ce13">
            <text:p>2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5" table:style-name="ce13">
            <text:p>25</text:p>
          </table:table-cell>
          <table:table-cell office:value-type="float" office:value="15" table:style-name="ce13">
            <text:p>15</text:p>
          </table:table-cell>
          <table:table-cell office:value-type="percentage" office:value="0.8823529" table:style-name="ce14">
            <text:p>88.2%</text:p>
          </table:table-cell>
          <table:table-cell office:value-type="float" office:value="15" table:style-name="ce13">
            <text:p>15</text:p>
          </table:table-cell>
          <table:table-cell office:value-type="percentage" office:value="0.94117649999999997" table:style-name="ce14">
            <text:p>94.1%</text:p>
          </table:table-cell>
          <table:table-cell office:value-type="float" office:value="15" table:style-name="ce13">
            <text:p>15</text:p>
          </table:table-cell>
          <table:table-cell office:value-type="percentage" office:value="1" table:style-name="ce14">
            <text:p>100.0%</text:p>
          </table:table-cell>
          <table:table-cell office:value-type="float" office:value="15" table:style-name="ce13">
            <text:p>1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5" table:style-name="ce13">
            <text:p>15</text:p>
          </table:table-cell>
          <table:table-cell office:value-type="float" office:value="20" table:style-name="ce13">
            <text:p>20</text:p>
          </table:table-cell>
          <table:table-cell office:value-type="percentage" office:value="0.59459459999999997" table:style-name="ce14">
            <text:p>59.5%</text:p>
          </table:table-cell>
          <table:table-cell office:value-type="float" office:value="35" table:style-name="ce13">
            <text:p>35</text:p>
          </table:table-cell>
          <table:table-cell office:value-type="percentage" office:value="0.91891889999999998" table:style-name="ce14">
            <text:p>91.9%</text:p>
          </table:table-cell>
          <table:table-cell office:value-type="float" office:value="35" table:style-name="ce13">
            <text:p>35</text:p>
          </table:table-cell>
          <table:table-cell office:value-type="percentage" office:value="1" table:style-name="ce14">
            <text:p>100.0%</text:p>
          </table:table-cell>
          <table:table-cell office:value-type="float" office:value="35" table:style-name="ce13">
            <text:p>3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5" table:style-name="ce13">
            <text:p>35</text:p>
          </table:table-cell>
          <table:table-cell office:value-type="float" office:value="10" table:style-name="ce13">
            <text:p>10</text:p>
          </table:table-cell>
          <table:table-cell office:value-type="string" table:style-name="ce14">
            <text:p>[c]</text:p>
          </table:table-cell>
          <table:table-cell office:value-type="float" office:value="15" table:style-name="ce13">
            <text:p>15</text:p>
          </table:table-cell>
          <table:table-cell office:value-type="string" table:style-name="ce14">
            <text:p>[c]</text:p>
          </table:table-cell>
          <table:table-cell office:value-type="float" office:value="15" table:style-name="ce13">
            <text:p>15</text:p>
          </table:table-cell>
          <table:table-cell office:value-type="string" table:style-name="ce14">
            <text:p>[c]</text:p>
          </table:table-cell>
          <table:table-cell office:value-type="float" office:value="20" table:style-name="ce13">
            <text:p>2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0" table:style-name="ce13">
            <text:p>20</text:p>
          </table:table-cell>
          <table:table-cell office:value-type="string" table:style-name="ce13">
            <text:p>[c]</text:p>
          </table:table-cell>
          <table:table-cell office:value-type="string" table:style-name="ce14">
            <text:p>[c]</text:p>
          </table:table-cell>
          <table:table-cell office:value-type="float" office:value="15" table:style-name="ce13">
            <text:p>15</text:p>
          </table:table-cell>
          <table:table-cell office:value-type="string" table:style-name="ce14">
            <text:p>[c]</text:p>
          </table:table-cell>
          <table:table-cell office:value-type="float" office:value="15" table:style-name="ce13">
            <text:p>15</text:p>
          </table:table-cell>
          <table:table-cell office:value-type="string" table:style-name="ce14">
            <text:p>[c]</text:p>
          </table:table-cell>
          <table:table-cell office:value-type="float" office:value="20" table:style-name="ce13">
            <text:p>2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0" table:style-name="ce13">
            <text:p>20</text:p>
          </table:table-cell>
          <table:table-cell table:number-columns-repeated="16328"/>
        </table:table-row>
        <table:table-row table:style-name="ro11">
          <table:table-cell office:value-type="string" table:style-name="ce1">
            <text:p>Spanish</text:p>
          </table:table-cell>
          <table:table-cell office:value-type="float" office:value="190" table:style-name="ce13">
            <text:p>190</text:p>
          </table:table-cell>
          <table:table-cell office:value-type="percentage" office:value="0.70260219999999995" table:style-name="ce14">
            <text:p>70.3%</text:p>
          </table:table-cell>
          <table:table-cell office:value-type="float" office:value="235" table:style-name="ce13">
            <text:p>235</text:p>
          </table:table-cell>
          <table:table-cell office:value-type="percentage" office:value="0.86617100000000002" table:style-name="ce14">
            <text:p>86.6%</text:p>
          </table:table-cell>
          <table:table-cell office:value-type="float" office:value="255" table:style-name="ce13">
            <text:p>255</text:p>
          </table:table-cell>
          <table:table-cell office:value-type="percentage" office:value="0.95167290000000004" table:style-name="ce14">
            <text:p>95.2%</text:p>
          </table:table-cell>
          <table:table-cell office:value-type="float" office:value="265" table:style-name="ce13">
            <text:p>265</text:p>
          </table:table-cell>
          <table:table-cell office:value-type="percentage" office:value="0.98141259999999997" table:style-name="ce14">
            <text:p>98.1%</text:p>
          </table:table-cell>
          <table:table-cell office:value-type="float" office:value="5" table:style-name="ce13">
            <text:p>5</text:p>
          </table:table-cell>
          <table:table-cell office:value-type="percentage" office:value="1.85874E-2" table:style-name="ce14">
            <text:p>1.9%</text:p>
          </table:table-cell>
          <table:table-cell office:value-type="float" office:value="270" table:style-name="ce13">
            <text:p>270</text:p>
          </table:table-cell>
          <table:table-cell office:value-type="float" office:value="290" table:style-name="ce13">
            <text:p>290</text:p>
          </table:table-cell>
          <table:table-cell office:value-type="string" table:style-name="ce14">
            <text:p>[c]</text:p>
          </table:table-cell>
          <table:table-cell office:value-type="float" office:value="325" table:style-name="ce13">
            <text:p>325</text:p>
          </table:table-cell>
          <table:table-cell office:value-type="string" table:style-name="ce14">
            <text:p>[c]</text:p>
          </table:table-cell>
          <table:table-cell office:value-type="float" office:value="340" table:style-name="ce13">
            <text:p>340</text:p>
          </table:table-cell>
          <table:table-cell office:value-type="string" table:style-name="ce14">
            <text:p>[c]</text:p>
          </table:table-cell>
          <table:table-cell office:value-type="float" office:value="345" table:style-name="ce13">
            <text:p>34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350" table:style-name="ce13">
            <text:p>350</text:p>
          </table:table-cell>
          <table:table-cell office:value-type="float" office:value="225" table:style-name="ce13">
            <text:p>225</text:p>
          </table:table-cell>
          <table:table-cell office:value-type="string" table:style-name="ce14">
            <text:p>[c]</text:p>
          </table:table-cell>
          <table:table-cell office:value-type="float" office:value="265" table:style-name="ce13">
            <text:p>265</text:p>
          </table:table-cell>
          <table:table-cell office:value-type="string" table:style-name="ce14">
            <text:p>[c]</text:p>
          </table:table-cell>
          <table:table-cell office:value-type="float" office:value="285" table:style-name="ce13">
            <text:p>285</text:p>
          </table:table-cell>
          <table:table-cell office:value-type="string" table:style-name="ce14">
            <text:p>[c]</text:p>
          </table:table-cell>
          <table:table-cell office:value-type="float" office:value="285" table:style-name="ce13">
            <text:p>28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85" table:style-name="ce13">
            <text:p>285</text:p>
          </table:table-cell>
          <table:table-cell office:value-type="float" office:value="225" table:style-name="ce13">
            <text:p>225</text:p>
          </table:table-cell>
          <table:table-cell office:value-type="percentage" office:value="0.69230769999999997" table:style-name="ce14">
            <text:p>69.2%</text:p>
          </table:table-cell>
          <table:table-cell office:value-type="float" office:value="275" table:style-name="ce13">
            <text:p>275</text:p>
          </table:table-cell>
          <table:table-cell office:value-type="percentage" office:value="0.84615379999999996" table:style-name="ce14">
            <text:p>84.6%</text:p>
          </table:table-cell>
          <table:table-cell office:value-type="float" office:value="305" table:style-name="ce13">
            <text:p>305</text:p>
          </table:table-cell>
          <table:table-cell office:value-type="percentage" office:value="0.93538460000000001" table:style-name="ce14">
            <text:p>93.5%</text:p>
          </table:table-cell>
          <table:table-cell office:value-type="float" office:value="320" table:style-name="ce13">
            <text:p>320</text:p>
          </table:table-cell>
          <table:table-cell office:value-type="percentage" office:value="0.97846149999999998" table:style-name="ce14">
            <text:p>97.8%</text:p>
          </table:table-cell>
          <table:table-cell office:value-type="float" office:value="5" table:style-name="ce13">
            <text:p>5</text:p>
          </table:table-cell>
          <table:table-cell office:value-type="percentage" office:value="2.1538499999999999E-2" table:style-name="ce14">
            <text:p>2.2%</text:p>
          </table:table-cell>
          <table:table-cell office:value-type="float" office:value="325" table:style-name="ce13">
            <text:p>325</text:p>
          </table:table-cell>
          <table:table-cell office:value-type="float" office:value="220" table:style-name="ce13">
            <text:p>220</text:p>
          </table:table-cell>
          <table:table-cell office:value-type="percentage" office:value="0.63428569999999995" table:style-name="ce14">
            <text:p>63.4%</text:p>
          </table:table-cell>
          <table:table-cell office:value-type="float" office:value="290" table:style-name="ce13">
            <text:p>290</text:p>
          </table:table-cell>
          <table:table-cell office:value-type="percentage" office:value="0.83142859999999996" table:style-name="ce14">
            <text:p>83.1%</text:p>
          </table:table-cell>
          <table:table-cell office:value-type="float" office:value="330" table:style-name="ce13">
            <text:p>330</text:p>
          </table:table-cell>
          <table:table-cell office:value-type="percentage" office:value="0.94857139999999995" table:style-name="ce14">
            <text:p>94.9%</text:p>
          </table:table-cell>
          <table:table-cell office:value-type="float" office:value="340" table:style-name="ce13">
            <text:p>340</text:p>
          </table:table-cell>
          <table:table-cell office:value-type="percentage" office:value="0.96571430000000003" table:style-name="ce14">
            <text:p>96.6%</text:p>
          </table:table-cell>
          <table:table-cell office:value-type="float" office:value="10" table:style-name="ce13">
            <text:p>10</text:p>
          </table:table-cell>
          <table:table-cell office:value-type="percentage" office:value="3.4285700000000002E-2" table:style-name="ce14">
            <text:p>3.4%</text:p>
          </table:table-cell>
          <table:table-cell office:value-type="float" office:value="350" table:style-name="ce13">
            <text:p>350</text:p>
          </table:table-cell>
          <table:table-cell table:number-columns-repeated="16328"/>
        </table:table-row>
        <table:table-row table:style-name="ro11">
          <table:table-cell office:value-type="string" table:style-name="ce26">
            <text:p>Urdu</text:p>
          </table:table-cell>
          <table:table-cell office:value-type="string" table:style-name="ce27">
            <text:p>[c]</text:p>
          </table:table-cell>
          <table:table-cell office:value-type="string" table:style-name="ce28">
            <text:p>[c]</text:p>
          </table:table-cell>
          <table:table-cell office:value-type="string" table:style-name="ce27">
            <text:p>[c]</text:p>
          </table:table-cell>
          <table:table-cell office:value-type="string" table:style-name="ce28">
            <text:p>[c]</text:p>
          </table:table-cell>
          <table:table-cell office:value-type="string" table:style-name="ce27">
            <text:p>[c]</text:p>
          </table:table-cell>
          <table:table-cell office:value-type="string" table:style-name="ce28">
            <text:p>[c]</text:p>
          </table:table-cell>
          <table:table-cell office:value-type="string" table:style-name="ce27">
            <text:p>[c]</text:p>
          </table:table-cell>
          <table:table-cell office:value-type="string" table:style-name="ce28">
            <text:p>[c]</text:p>
          </table:table-cell>
          <table:table-cell office:value-type="float" office:value="0" table:style-name="ce27">
            <text:p>0</text:p>
          </table:table-cell>
          <table:table-cell office:value-type="percentage" office:value="0" table:style-name="ce28">
            <text:p>0.0%</text:p>
          </table:table-cell>
          <table:table-cell office:value-type="string" table:style-name="ce27">
            <text:p>[c]</text:p>
          </table:table-cell>
          <table:table-cell office:value-type="float" office:value="5" table:style-name="ce27">
            <text:p>5</text:p>
          </table:table-cell>
          <table:table-cell office:value-type="percentage" office:value="1" table:style-name="ce28">
            <text:p>100.0%</text:p>
          </table:table-cell>
          <table:table-cell office:value-type="float" office:value="5" table:style-name="ce27">
            <text:p>5</text:p>
          </table:table-cell>
          <table:table-cell office:value-type="percentage" office:value="1" table:style-name="ce28">
            <text:p>100.0%</text:p>
          </table:table-cell>
          <table:table-cell office:value-type="float" office:value="5" table:style-name="ce27">
            <text:p>5</text:p>
          </table:table-cell>
          <table:table-cell office:value-type="percentage" office:value="1" table:style-name="ce28">
            <text:p>100.0%</text:p>
          </table:table-cell>
          <table:table-cell office:value-type="float" office:value="5" table:style-name="ce27">
            <text:p>5</text:p>
          </table:table-cell>
          <table:table-cell office:value-type="percentage" office:value="1" table:style-name="ce28">
            <text:p>100.0%</text:p>
          </table:table-cell>
          <table:table-cell office:value-type="float" office:value="0" table:style-name="ce27">
            <text:p>0</text:p>
          </table:table-cell>
          <table:table-cell office:value-type="percentage" office:value="0" table:style-name="ce28">
            <text:p>0.0%</text:p>
          </table:table-cell>
          <table:table-cell office:value-type="float" office:value="5" table:style-name="ce27">
            <text:p>5</text:p>
          </table:table-cell>
          <table:table-cell office:value-type="string" table:style-name="ce27">
            <text:p>[c]</text:p>
          </table:table-cell>
          <table:table-cell office:value-type="string" table:style-name="ce28">
            <text:p>[c]</text:p>
          </table:table-cell>
          <table:table-cell office:value-type="string" table:style-name="ce27">
            <text:p>[c]</text:p>
          </table:table-cell>
          <table:table-cell office:value-type="string" table:style-name="ce28">
            <text:p>[c]</text:p>
          </table:table-cell>
          <table:table-cell office:value-type="string" table:style-name="ce27">
            <text:p>[c]</text:p>
          </table:table-cell>
          <table:table-cell office:value-type="string" table:style-name="ce28">
            <text:p>[c]</text:p>
          </table:table-cell>
          <table:table-cell office:value-type="string" table:style-name="ce27">
            <text:p>[c]</text:p>
          </table:table-cell>
          <table:table-cell office:value-type="string" table:style-name="ce28">
            <text:p>[c]</text:p>
          </table:table-cell>
          <table:table-cell office:value-type="float" office:value="0" table:style-name="ce27">
            <text:p>0</text:p>
          </table:table-cell>
          <table:table-cell office:value-type="percentage" office:value="0" table:style-name="ce28">
            <text:p>0.0%</text:p>
          </table:table-cell>
          <table:table-cell office:value-type="string" table:style-name="ce27">
            <text:p>[c]</text:p>
          </table:table-cell>
          <table:table-cell office:value-type="string" table:style-name="ce27">
            <text:p>[z]</text:p>
          </table:table-cell>
          <table:table-cell office:value-type="string" table:style-name="ce28">
            <text:p>[z]</text:p>
          </table:table-cell>
          <table:table-cell office:value-type="string" table:style-name="ce27">
            <text:p>[z]</text:p>
          </table:table-cell>
          <table:table-cell office:value-type="string" table:style-name="ce28">
            <text:p>[z]</text:p>
          </table:table-cell>
          <table:table-cell office:value-type="string" table:style-name="ce27">
            <text:p>[z]</text:p>
          </table:table-cell>
          <table:table-cell office:value-type="string" table:style-name="ce28">
            <text:p>[z]</text:p>
          </table:table-cell>
          <table:table-cell office:value-type="string" table:style-name="ce27">
            <text:p>[z]</text:p>
          </table:table-cell>
          <table:table-cell office:value-type="string" table:style-name="ce28">
            <text:p>[z]</text:p>
          </table:table-cell>
          <table:table-cell office:value-type="string" table:style-name="ce27">
            <text:p>[z]</text:p>
          </table:table-cell>
          <table:table-cell office:value-type="string" table:style-name="ce28">
            <text:p>[z]</text:p>
          </table:table-cell>
          <table:table-cell office:value-type="float" office:value="0" table:style-name="ce27">
            <text:p>0</text:p>
          </table:table-cell>
          <table:table-cell office:value-type="string" table:style-name="ce27">
            <text:p>[c]</text:p>
          </table:table-cell>
          <table:table-cell office:value-type="string" table:style-name="ce28">
            <text:p>[c]</text:p>
          </table:table-cell>
          <table:table-cell office:value-type="string" table:style-name="ce27">
            <text:p>[c]</text:p>
          </table:table-cell>
          <table:table-cell office:value-type="string" table:style-name="ce28">
            <text:p>[c]</text:p>
          </table:table-cell>
          <table:table-cell office:value-type="string" table:style-name="ce27">
            <text:p>[c]</text:p>
          </table:table-cell>
          <table:table-cell office:value-type="string" table:style-name="ce28">
            <text:p>[c]</text:p>
          </table:table-cell>
          <table:table-cell office:value-type="string" table:style-name="ce27">
            <text:p>[c]</text:p>
          </table:table-cell>
          <table:table-cell office:value-type="string" table:style-name="ce28">
            <text:p>[c]</text:p>
          </table:table-cell>
          <table:table-cell office:value-type="float" office:value="0" table:style-name="ce27">
            <text:p>0</text:p>
          </table:table-cell>
          <table:table-cell office:value-type="percentage" office:value="0" table:style-name="ce28">
            <text:p>0.0%</text:p>
          </table:table-cell>
          <table:table-cell office:value-type="string" table:style-name="ce27">
            <text:p>[c]</text:p>
          </table:table-cell>
          <table:table-cell table:number-columns-repeated="16328"/>
        </table:table-row>
        <table:table-row table:style-name="ro11">
          <table:table-cell office:value-type="string" table:style-name="ce1">
            <text:p>Total</text:p>
          </table:table-cell>
          <table:table-cell office:value-type="float" office:value="9040" table:style-name="ce13">
            <text:p>9,040</text:p>
          </table:table-cell>
          <table:table-cell office:value-type="percentage" office:value="0.61978880000000003" table:style-name="ce14">
            <text:p>62.0%</text:p>
          </table:table-cell>
          <table:table-cell office:value-type="float" office:value="12125" table:style-name="ce13">
            <text:p>12,125</text:p>
          </table:table-cell>
          <table:table-cell office:value-type="percentage" office:value="0.83139059999999998" table:style-name="ce14">
            <text:p>83.1%</text:p>
          </table:table-cell>
          <table:table-cell office:value-type="float" office:value="13620" table:style-name="ce13">
            <text:p>13,620</text:p>
          </table:table-cell>
          <table:table-cell office:value-type="percentage" office:value="0.93376300000000001" table:style-name="ce14">
            <text:p>93.4%</text:p>
          </table:table-cell>
          <table:table-cell office:value-type="float" office:value="14260" table:style-name="ce13">
            <text:p>14,260</text:p>
          </table:table-cell>
          <table:table-cell office:value-type="percentage" office:value="0.97785239999999995" table:style-name="ce14">
            <text:p>97.8%</text:p>
          </table:table-cell>
          <table:table-cell office:value-type="float" office:value="325" table:style-name="ce13">
            <text:p>325</text:p>
          </table:table-cell>
          <table:table-cell office:value-type="percentage" office:value="2.21476E-2" table:style-name="ce14">
            <text:p>2.2%</text:p>
          </table:table-cell>
          <table:table-cell office:value-type="float" office:value="14585" table:style-name="ce13">
            <text:p>14,585</text:p>
          </table:table-cell>
          <table:table-cell office:value-type="float" office:value="10930" table:style-name="ce13">
            <text:p>10,930</text:p>
          </table:table-cell>
          <table:table-cell office:value-type="percentage" office:value="0.7556001" table:style-name="ce14">
            <text:p>75.6%</text:p>
          </table:table-cell>
          <table:table-cell office:value-type="float" office:value="13005" table:style-name="ce13">
            <text:p>13,005</text:p>
          </table:table-cell>
          <table:table-cell office:value-type="percentage" office:value="0.89912890000000001" table:style-name="ce14">
            <text:p>89.9%</text:p>
          </table:table-cell>
          <table:table-cell office:value-type="float" office:value="14060" table:style-name="ce13">
            <text:p>14,060</text:p>
          </table:table-cell>
          <table:table-cell office:value-type="percentage" office:value="0.97193030000000002" table:style-name="ce14">
            <text:p>97.2%</text:p>
          </table:table-cell>
          <table:table-cell office:value-type="float" office:value="14310" table:style-name="ce13">
            <text:p>14,310</text:p>
          </table:table-cell>
          <table:table-cell office:value-type="percentage" office:value="0.98949120000000002" table:style-name="ce14">
            <text:p>98.9%</text:p>
          </table:table-cell>
          <table:table-cell office:value-type="float" office:value="150" table:style-name="ce13">
            <text:p>150</text:p>
          </table:table-cell>
          <table:table-cell office:value-type="percentage" office:value="1.05088E-2" table:style-name="ce14">
            <text:p>1.1%</text:p>
          </table:table-cell>
          <table:table-cell office:value-type="float" office:value="14465" table:style-name="ce13">
            <text:p>14,465</text:p>
          </table:table-cell>
          <table:table-cell office:value-type="float" office:value="9495" table:style-name="ce13">
            <text:p>9,495</text:p>
          </table:table-cell>
          <table:table-cell office:value-type="percentage" office:value="0.67022029999999999" table:style-name="ce14">
            <text:p>67.0%</text:p>
          </table:table-cell>
          <table:table-cell office:value-type="float" office:value="12485" table:style-name="ce13">
            <text:p>12,485</text:p>
          </table:table-cell>
          <table:table-cell office:value-type="percentage" office:value="0.88153060000000005" table:style-name="ce14">
            <text:p>88.2%</text:p>
          </table:table-cell>
          <table:table-cell office:value-type="float" office:value="13845" table:style-name="ce13">
            <text:p>13,845</text:p>
          </table:table-cell>
          <table:table-cell office:value-type="percentage" office:value="0.97747810000000002" table:style-name="ce14">
            <text:p>97.7%</text:p>
          </table:table-cell>
          <table:table-cell office:value-type="float" office:value="14085" table:style-name="ce13">
            <text:p>14,085</text:p>
          </table:table-cell>
          <table:table-cell office:value-type="percentage" office:value="0.99456370000000005" table:style-name="ce14">
            <text:p>99.5%</text:p>
          </table:table-cell>
          <table:table-cell office:value-type="float" office:value="75" table:style-name="ce13">
            <text:p>75</text:p>
          </table:table-cell>
          <table:table-cell office:value-type="percentage" office:value="5.4362999999999998E-3" table:style-name="ce14">
            <text:p>0.5%</text:p>
          </table:table-cell>
          <table:table-cell office:value-type="float" office:value="14165" table:style-name="ce13">
            <text:p>14,165</text:p>
          </table:table-cell>
          <table:table-cell office:value-type="float" office:value="8470" table:style-name="ce13">
            <text:p>8,470</text:p>
          </table:table-cell>
          <table:table-cell office:value-type="percentage" office:value="0.58117200000000002" table:style-name="ce14">
            <text:p>58.1%</text:p>
          </table:table-cell>
          <table:table-cell office:value-type="float" office:value="11765" table:style-name="ce13">
            <text:p>11,765</text:p>
          </table:table-cell>
          <table:table-cell office:value-type="percentage" office:value="0.80739669999999997" table:style-name="ce14">
            <text:p>80.7%</text:p>
          </table:table-cell>
          <table:table-cell office:value-type="float" office:value="13520" table:style-name="ce13">
            <text:p>13,520</text:p>
          </table:table-cell>
          <table:table-cell office:value-type="percentage" office:value="0.92767940000000004" table:style-name="ce14">
            <text:p>92.8%</text:p>
          </table:table-cell>
          <table:table-cell office:value-type="float" office:value="14280" table:style-name="ce13">
            <text:p>14,280</text:p>
          </table:table-cell>
          <table:table-cell office:value-type="percentage" office:value="0.97982709999999995" table:style-name="ce14">
            <text:p>98.0%</text:p>
          </table:table-cell>
          <table:table-cell office:value-type="float" office:value="295" table:style-name="ce13">
            <text:p>295</text:p>
          </table:table-cell>
          <table:table-cell office:value-type="percentage" office:value="2.0172900000000001E-2" table:style-name="ce14">
            <text:p>2.0%</text:p>
          </table:table-cell>
          <table:table-cell office:value-type="float" office:value="14575" table:style-name="ce13">
            <text:p>14,575</text:p>
          </table:table-cell>
          <table:table-cell office:value-type="float" office:value="8065" table:style-name="ce13">
            <text:p>8,065</text:p>
          </table:table-cell>
          <table:table-cell office:value-type="percentage" office:value="0.54797499999999999" table:style-name="ce14">
            <text:p>54.8%</text:p>
          </table:table-cell>
          <table:table-cell office:value-type="float" office:value="11625" table:style-name="ce13">
            <text:p>11,625</text:p>
          </table:table-cell>
          <table:table-cell office:value-type="percentage" office:value="0.78982059999999998" table:style-name="ce14">
            <text:p>79.0%</text:p>
          </table:table-cell>
          <table:table-cell office:value-type="float" office:value="13630" table:style-name="ce13">
            <text:p>13,630</text:p>
          </table:table-cell>
          <table:table-cell office:value-type="percentage" office:value="0.92613480000000004" table:style-name="ce14">
            <text:p>92.6%</text:p>
          </table:table-cell>
          <table:table-cell office:value-type="float" office:value="14170" table:style-name="ce13">
            <text:p>14,170</text:p>
          </table:table-cell>
          <table:table-cell office:value-type="percentage" office:value="0.96282959999999995" table:style-name="ce14">
            <text:p>96.3%</text:p>
          </table:table-cell>
          <table:table-cell office:value-type="float" office:value="545" table:style-name="ce13">
            <text:p>545</text:p>
          </table:table-cell>
          <table:table-cell office:value-type="percentage" office:value="3.7170399999999999E-2" table:style-name="ce14">
            <text:p>3.7%</text:p>
          </table:table-cell>
          <table:table-cell office:value-type="float" office:value="14715" table:style-name="ce13">
            <text:p>14,715</text:p>
          </table:table-cell>
          <table:table-cell table:number-columns-repeated="16328"/>
        </table:table-row>
        <table:table-row table:style-name="ro11">
          <table:table-cell table:number-columns-repeated="16384"/>
        </table:table-row>
        <table:table-row table:number-rows-repeated="1048527" table:style-name="ro8">
          <table:table-cell table:number-columns-repeated="16384"/>
        </table:table-row>
      </table:table>
      <table:table table:name="Advanced_Higher" table:style-name="ta1">
        <table:table-column table:style-name="co3" table:default-cell-style-name="ce1"/>
        <table:table-column table:style-name="co8" table:default-cell-style-name="ce13"/>
        <table:table-column table:style-name="co9" table:default-cell-style-name="ce14"/>
        <table:table-column table:style-name="co10" table:default-cell-style-name="ce13"/>
        <table:table-column table:style-name="co11" table:default-cell-style-name="ce14"/>
        <table:table-column table:style-name="co10" table:default-cell-style-name="ce13"/>
        <table:table-column table:style-name="co11" table:default-cell-style-name="ce14"/>
        <table:table-column table:style-name="co10" table:default-cell-style-name="ce13"/>
        <table:table-column table:style-name="co11" table:default-cell-style-name="ce14"/>
        <table:table-column table:style-name="co12" table:default-cell-style-name="ce13"/>
        <table:table-column table:style-name="co13" table:default-cell-style-name="ce14"/>
        <table:table-column table:style-name="co6" table:default-cell-style-name="ce13"/>
        <table:table-column table:style-name="co8" table:default-cell-style-name="ce13"/>
        <table:table-column table:style-name="co9" table:default-cell-style-name="ce14"/>
        <table:table-column table:style-name="co10" table:default-cell-style-name="ce13"/>
        <table:table-column table:style-name="co11" table:default-cell-style-name="ce14"/>
        <table:table-column table:style-name="co10" table:default-cell-style-name="ce13"/>
        <table:table-column table:style-name="co11" table:default-cell-style-name="ce14"/>
        <table:table-column table:style-name="co10" table:default-cell-style-name="ce13"/>
        <table:table-column table:style-name="co11" table:default-cell-style-name="ce14"/>
        <table:table-column table:style-name="co12" table:default-cell-style-name="ce13"/>
        <table:table-column table:style-name="co13" table:default-cell-style-name="ce14"/>
        <table:table-column table:style-name="co6" table:default-cell-style-name="ce13"/>
        <table:table-column table:style-name="co8" table:default-cell-style-name="ce13"/>
        <table:table-column table:style-name="co9" table:default-cell-style-name="ce14"/>
        <table:table-column table:style-name="co10" table:default-cell-style-name="ce13"/>
        <table:table-column table:style-name="co11" table:default-cell-style-name="ce14"/>
        <table:table-column table:style-name="co10" table:default-cell-style-name="ce13"/>
        <table:table-column table:style-name="co11" table:default-cell-style-name="ce14"/>
        <table:table-column table:style-name="co10" table:default-cell-style-name="ce13"/>
        <table:table-column table:style-name="co11" table:default-cell-style-name="ce14"/>
        <table:table-column table:style-name="co12" table:default-cell-style-name="ce13"/>
        <table:table-column table:style-name="co13" table:default-cell-style-name="ce14"/>
        <table:table-column table:style-name="co6" table:default-cell-style-name="ce13"/>
        <table:table-column table:style-name="co8" table:default-cell-style-name="ce13"/>
        <table:table-column table:style-name="co9" table:default-cell-style-name="ce14"/>
        <table:table-column table:style-name="co10" table:default-cell-style-name="ce13"/>
        <table:table-column table:style-name="co11" table:default-cell-style-name="ce14"/>
        <table:table-column table:style-name="co10" table:default-cell-style-name="ce13"/>
        <table:table-column table:style-name="co11" table:default-cell-style-name="ce14"/>
        <table:table-column table:style-name="co10" table:default-cell-style-name="ce13"/>
        <table:table-column table:style-name="co11" table:default-cell-style-name="ce14"/>
        <table:table-column table:style-name="co12" table:default-cell-style-name="ce13"/>
        <table:table-column table:style-name="co13" table:default-cell-style-name="ce14"/>
        <table:table-column table:style-name="co6" table:default-cell-style-name="ce13"/>
        <table:table-column table:style-name="co8" table:default-cell-style-name="ce13"/>
        <table:table-column table:style-name="co9" table:default-cell-style-name="ce14"/>
        <table:table-column table:style-name="co10" table:default-cell-style-name="ce13"/>
        <table:table-column table:style-name="co11" table:default-cell-style-name="ce14"/>
        <table:table-column table:style-name="co10" table:default-cell-style-name="ce13"/>
        <table:table-column table:style-name="co11" table:default-cell-style-name="ce14"/>
        <table:table-column table:style-name="co10" table:default-cell-style-name="ce13"/>
        <table:table-column table:style-name="co11" table:default-cell-style-name="ce14"/>
        <table:table-column table:style-name="co12" table:default-cell-style-name="ce13"/>
        <table:table-column table:style-name="co13" table:default-cell-style-name="ce14"/>
        <table:table-column table:style-name="co6" table:default-cell-style-name="ce13"/>
        <table:table-column table:style-name="co14" table:number-columns-repeated="16328" table:default-cell-style-name="ce1"/>
        <table:table-row table:style-name="ro9">
          <table:table-cell office:value-type="string" table:style-name="ce10">
            <text:p>Table 6: Provisional Advanced Higher Attainment</text:p>
          </table:table-cell>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number-columns-repeated="2"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number-columns-repeated="2"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number-columns-repeated="2"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number-columns-repeated="2"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number-columns-repeated="16328"/>
        </table:table-row>
        <table:table-row table:style-name="ro10">
          <table:table-cell office:value-type="string" table:style-name="ce15">
            <text:p>Some shorthand is used in this table, [c] where the value is suppressed to protect against the risk of disclosure of personal information, [low] for a value less than 0.05% and [z] for not applicable</text:p>
          </table:table-cell>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number-columns-repeated="2"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number-columns-repeated="2"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number-columns-repeated="2"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number-columns-repeated="2"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number-columns-repeated="16328"/>
        </table:table-row>
        <table:table-row table:style-name="ro11">
          <table:table-cell office:value-type="string" table:style-name="ce21">
            <text:p>Subject</text:p>
          </table:table-cell>
          <table:table-cell office:value-type="string" table:style-name="ce22">
            <text:p>Grade A Count 2022</text:p>
          </table:table-cell>
          <table:table-cell office:value-type="string" table:style-name="ce23">
            <text:p>Grade A Percentage 2022</text:p>
          </table:table-cell>
          <table:table-cell office:value-type="string" table:style-name="ce22">
            <text:p>Grades A-B Count 2022</text:p>
          </table:table-cell>
          <table:table-cell office:value-type="string" table:style-name="ce23">
            <text:p>Grades A-B Percentage 2022</text:p>
          </table:table-cell>
          <table:table-cell office:value-type="string" table:style-name="ce22">
            <text:p>Grades A-C Count 2022</text:p>
          </table:table-cell>
          <table:table-cell office:value-type="string" table:style-name="ce23">
            <text:p>Grades A-C Percentage 2022</text:p>
          </table:table-cell>
          <table:table-cell office:value-type="string" table:style-name="ce22">
            <text:p>Grades A-D Count 2022</text:p>
          </table:table-cell>
          <table:table-cell office:value-type="string" table:style-name="ce23">
            <text:p>Grades A-D Percentage 2022</text:p>
          </table:table-cell>
          <table:table-cell office:value-type="string" table:style-name="ce22">
            <text:p>No Award Count 2022</text:p>
          </table:table-cell>
          <table:table-cell office:value-type="string" table:style-name="ce23">
            <text:p>No Award Percentage 2022</text:p>
          </table:table-cell>
          <table:table-cell office:value-type="string" table:style-name="ce22">
            <text:p>Entries 2022</text:p>
          </table:table-cell>
          <table:table-cell office:value-type="string" table:style-name="ce22">
            <text:p>Grade A Count 2021</text:p>
          </table:table-cell>
          <table:table-cell office:value-type="string" table:style-name="ce23">
            <text:p>Grade A Percentage 2021</text:p>
          </table:table-cell>
          <table:table-cell office:value-type="string" table:style-name="ce22">
            <text:p>Grades A-B Count 2021</text:p>
          </table:table-cell>
          <table:table-cell office:value-type="string" table:style-name="ce23">
            <text:p>Grades A-B Percentage 2021</text:p>
          </table:table-cell>
          <table:table-cell office:value-type="string" table:style-name="ce22">
            <text:p>Grades A-C Count 2021</text:p>
          </table:table-cell>
          <table:table-cell office:value-type="string" table:style-name="ce23">
            <text:p>Grades A-C Percentage 2021</text:p>
          </table:table-cell>
          <table:table-cell office:value-type="string" table:style-name="ce22">
            <text:p>Grades A-D Count 2021</text:p>
          </table:table-cell>
          <table:table-cell office:value-type="string" table:style-name="ce23">
            <text:p>Grades A-D Percentage 2021</text:p>
          </table:table-cell>
          <table:table-cell office:value-type="string" table:style-name="ce22">
            <text:p>No Award Count 2021</text:p>
          </table:table-cell>
          <table:table-cell office:value-type="string" table:style-name="ce23">
            <text:p>No Award Percentage 2021</text:p>
          </table:table-cell>
          <table:table-cell office:value-type="string" table:style-name="ce22">
            <text:p>Entries 2021</text:p>
          </table:table-cell>
          <table:table-cell office:value-type="string" table:style-name="ce22">
            <text:p>Grade A Count 2020</text:p>
          </table:table-cell>
          <table:table-cell office:value-type="string" table:style-name="ce23">
            <text:p>Grade A Percentage 2020</text:p>
          </table:table-cell>
          <table:table-cell office:value-type="string" table:style-name="ce22">
            <text:p>Grades A-B Count 2020</text:p>
          </table:table-cell>
          <table:table-cell office:value-type="string" table:style-name="ce23">
            <text:p>Grades A-B Percentage 2020</text:p>
          </table:table-cell>
          <table:table-cell office:value-type="string" table:style-name="ce22">
            <text:p>Grades A-C Count 2020</text:p>
          </table:table-cell>
          <table:table-cell office:value-type="string" table:style-name="ce23">
            <text:p>Grades A-C Percentage 2020</text:p>
          </table:table-cell>
          <table:table-cell office:value-type="string" table:style-name="ce22">
            <text:p>Grades A-D Count 2020</text:p>
          </table:table-cell>
          <table:table-cell office:value-type="string" table:style-name="ce23">
            <text:p>Grades A-D Percentage 2020</text:p>
          </table:table-cell>
          <table:table-cell office:value-type="string" table:style-name="ce22">
            <text:p>No Award Count 2020</text:p>
          </table:table-cell>
          <table:table-cell office:value-type="string" table:style-name="ce23">
            <text:p>No Award Percentage 2020</text:p>
          </table:table-cell>
          <table:table-cell office:value-type="string" table:style-name="ce22">
            <text:p>Entries 2020</text:p>
          </table:table-cell>
          <table:table-cell office:value-type="string" table:style-name="ce22">
            <text:p>Grade A Count 2019</text:p>
          </table:table-cell>
          <table:table-cell office:value-type="string" table:style-name="ce23">
            <text:p>Grade A Percentage 2019</text:p>
          </table:table-cell>
          <table:table-cell office:value-type="string" table:style-name="ce22">
            <text:p>Grades A-B Count 2019</text:p>
          </table:table-cell>
          <table:table-cell office:value-type="string" table:style-name="ce23">
            <text:p>Grades A-B Percentage 2019</text:p>
          </table:table-cell>
          <table:table-cell office:value-type="string" table:style-name="ce22">
            <text:p>Grades A-C Count 2019</text:p>
          </table:table-cell>
          <table:table-cell office:value-type="string" table:style-name="ce23">
            <text:p>Grades A-C Percentage 2019</text:p>
          </table:table-cell>
          <table:table-cell office:value-type="string" table:style-name="ce22">
            <text:p>Grades A-D Count 2019</text:p>
          </table:table-cell>
          <table:table-cell office:value-type="string" table:style-name="ce23">
            <text:p>Grades A-D Percentage 2019</text:p>
          </table:table-cell>
          <table:table-cell office:value-type="string" table:style-name="ce22">
            <text:p>No Award Count 2019</text:p>
          </table:table-cell>
          <table:table-cell office:value-type="string" table:style-name="ce23">
            <text:p>No Award Percentage 2019</text:p>
          </table:table-cell>
          <table:table-cell office:value-type="string" table:style-name="ce22">
            <text:p>Entries 2019</text:p>
          </table:table-cell>
          <table:table-cell office:value-type="string" table:style-name="ce22">
            <text:p>Grade A Count 2018</text:p>
          </table:table-cell>
          <table:table-cell office:value-type="string" table:style-name="ce23">
            <text:p>Grade A Percentage 2018</text:p>
          </table:table-cell>
          <table:table-cell office:value-type="string" table:style-name="ce22">
            <text:p>Grades A-B Count 2018</text:p>
          </table:table-cell>
          <table:table-cell office:value-type="string" table:style-name="ce23">
            <text:p>Grades A-B Percentage 2018</text:p>
          </table:table-cell>
          <table:table-cell office:value-type="string" table:style-name="ce22">
            <text:p>Grades A-C Count 2018</text:p>
          </table:table-cell>
          <table:table-cell office:value-type="string" table:style-name="ce23">
            <text:p>Grades A-C Percentage 2018</text:p>
          </table:table-cell>
          <table:table-cell office:value-type="string" table:style-name="ce22">
            <text:p>Grades A-D Count 2018</text:p>
          </table:table-cell>
          <table:table-cell office:value-type="string" table:style-name="ce23">
            <text:p>Grades A-D Percentage 2018</text:p>
          </table:table-cell>
          <table:table-cell office:value-type="string" table:style-name="ce22">
            <text:p>No Award Count 2018</text:p>
          </table:table-cell>
          <table:table-cell office:value-type="string" table:style-name="ce23">
            <text:p>No Award Percentage 2018</text:p>
          </table:table-cell>
          <table:table-cell office:value-type="string" table:style-name="ce22">
            <text:p>Entries 2018</text:p>
          </table:table-cell>
          <table:table-cell table:number-columns-repeated="16328" table:style-name="ce24"/>
        </table:table-row>
        <table:table-row table:style-name="ro11">
          <table:table-cell office:value-type="string" table:style-name="ce1">
            <text:p>Accounting</text:p>
          </table:table-cell>
          <table:table-cell office:value-type="float" office:value="10" table:style-name="ce13">
            <text:p>10</text:p>
          </table:table-cell>
          <table:table-cell office:value-type="percentage" office:value="0.75" table:style-name="ce14">
            <text:p>75.0%</text:p>
          </table:table-cell>
          <table:table-cell office:value-type="float" office:value="15" table:style-name="ce13">
            <text:p>15</text:p>
          </table:table-cell>
          <table:table-cell office:value-type="percentage" office:value="0.9375" table:style-name="ce14">
            <text:p>93.8%</text:p>
          </table:table-cell>
          <table:table-cell office:value-type="float" office:value="15" table:style-name="ce13">
            <text:p>15</text:p>
          </table:table-cell>
          <table:table-cell office:value-type="percentage" office:value="0.9375" table:style-name="ce14">
            <text:p>93.8%</text:p>
          </table:table-cell>
          <table:table-cell office:value-type="float" office:value="15" table:style-name="ce13">
            <text:p>1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5" table:style-name="ce13">
            <text:p>15</text:p>
          </table:table-cell>
          <table:table-cell office:value-type="float" office:value="20" table:style-name="ce13">
            <text:p>20</text:p>
          </table:table-cell>
          <table:table-cell office:value-type="percentage" office:value="0.84615379999999996" table:style-name="ce14">
            <text:p>84.6%</text:p>
          </table:table-cell>
          <table:table-cell office:value-type="float" office:value="25" table:style-name="ce13">
            <text:p>25</text:p>
          </table:table-cell>
          <table:table-cell office:value-type="percentage" office:value="0.92307689999999998" table:style-name="ce14">
            <text:p>92.3%</text:p>
          </table:table-cell>
          <table:table-cell office:value-type="float" office:value="25" table:style-name="ce13">
            <text:p>25</text:p>
          </table:table-cell>
          <table:table-cell office:value-type="percentage" office:value="1" table:style-name="ce14">
            <text:p>100.0%</text:p>
          </table:table-cell>
          <table:table-cell office:value-type="float" office:value="25" table:style-name="ce13">
            <text:p>2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5" table:style-name="ce13">
            <text:p>25</text:p>
          </table:table-cell>
          <table:table-cell office:value-type="float" office:value="15" table:style-name="ce13">
            <text:p>15</text:p>
          </table:table-cell>
          <table:table-cell office:value-type="percentage" office:value="0.72222220000000004" table:style-name="ce14">
            <text:p>72.2%</text:p>
          </table:table-cell>
          <table:table-cell office:value-type="float" office:value="15" table:style-name="ce13">
            <text:p>15</text:p>
          </table:table-cell>
          <table:table-cell office:value-type="percentage" office:value="0.88888889999999998" table:style-name="ce14">
            <text:p>88.9%</text:p>
          </table:table-cell>
          <table:table-cell office:value-type="float" office:value="20" table:style-name="ce13">
            <text:p>20</text:p>
          </table:table-cell>
          <table:table-cell office:value-type="percentage" office:value="1" table:style-name="ce14">
            <text:p>100.0%</text:p>
          </table:table-cell>
          <table:table-cell office:value-type="float" office:value="20" table:style-name="ce13">
            <text:p>2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0" table:style-name="ce13">
            <text:p>20</text:p>
          </table:table-cell>
          <table:table-cell office:value-type="float" office:value="10" table:style-name="ce13">
            <text:p>10</text:p>
          </table:table-cell>
          <table:table-cell office:value-type="percentage" office:value="0.6" table:style-name="ce14">
            <text:p>60.0%</text:p>
          </table:table-cell>
          <table:table-cell office:value-type="float" office:value="15" table:style-name="ce13">
            <text:p>15</text:p>
          </table:table-cell>
          <table:table-cell office:value-type="percentage" office:value="0.85" table:style-name="ce14">
            <text:p>85.0%</text:p>
          </table:table-cell>
          <table:table-cell office:value-type="float" office:value="20" table:style-name="ce13">
            <text:p>20</text:p>
          </table:table-cell>
          <table:table-cell office:value-type="percentage" office:value="1" table:style-name="ce14">
            <text:p>100.0%</text:p>
          </table:table-cell>
          <table:table-cell office:value-type="float" office:value="20" table:style-name="ce13">
            <text:p>2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0" table:style-name="ce13">
            <text:p>20</text:p>
          </table:table-cell>
          <table:table-cell office:value-type="float" office:value="15" table:style-name="ce13">
            <text:p>15</text:p>
          </table:table-cell>
          <table:table-cell office:value-type="percentage" office:value="0.82352939999999997" table:style-name="ce14">
            <text:p>82.4%</text:p>
          </table:table-cell>
          <table:table-cell office:value-type="float" office:value="15" table:style-name="ce13">
            <text:p>15</text:p>
          </table:table-cell>
          <table:table-cell office:value-type="percentage" office:value="0.8823529" table:style-name="ce14">
            <text:p>88.2%</text:p>
          </table:table-cell>
          <table:table-cell office:value-type="float" office:value="15" table:style-name="ce13">
            <text:p>15</text:p>
          </table:table-cell>
          <table:table-cell office:value-type="percentage" office:value="0.94117649999999997" table:style-name="ce14">
            <text:p>94.1%</text:p>
          </table:table-cell>
          <table:table-cell office:value-type="float" office:value="15" table:style-name="ce13">
            <text:p>1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5" table:style-name="ce13">
            <text:p>15</text:p>
          </table:table-cell>
          <table:table-cell table:number-columns-repeated="16328"/>
        </table:table-row>
        <table:table-row table:style-name="ro11">
          <table:table-cell office:value-type="string" table:style-name="ce1">
            <text:p>Art and Design (Design)</text:p>
          </table:table-cell>
          <table:table-cell office:value-type="float" office:value="40" table:style-name="ce13">
            <text:p>40</text:p>
          </table:table-cell>
          <table:table-cell office:value-type="percentage" office:value="0.63333329999999999" table:style-name="ce14">
            <text:p>63.3%</text:p>
          </table:table-cell>
          <table:table-cell office:value-type="float" office:value="50" table:style-name="ce13">
            <text:p>50</text:p>
          </table:table-cell>
          <table:table-cell office:value-type="percentage" office:value="0.85" table:style-name="ce14">
            <text:p>85.0%</text:p>
          </table:table-cell>
          <table:table-cell office:value-type="float" office:value="60" table:style-name="ce13">
            <text:p>60</text:p>
          </table:table-cell>
          <table:table-cell office:value-type="percentage" office:value="0.98333329999999997" table:style-name="ce14">
            <text:p>98.3%</text:p>
          </table:table-cell>
          <table:table-cell office:value-type="float" office:value="60" table:style-name="ce13">
            <text:p>6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60" table:style-name="ce13">
            <text:p>60</text:p>
          </table:table-cell>
          <table:table-cell office:value-type="float" office:value="35" table:style-name="ce13">
            <text:p>35</text:p>
          </table:table-cell>
          <table:table-cell office:value-type="percentage" office:value="0.80434779999999995" table:style-name="ce14">
            <text:p>80.4%</text:p>
          </table:table-cell>
          <table:table-cell office:value-type="float" office:value="45" table:style-name="ce13">
            <text:p>45</text:p>
          </table:table-cell>
          <table:table-cell office:value-type="percentage" office:value="1" table:style-name="ce14">
            <text:p>100.0%</text:p>
          </table:table-cell>
          <table:table-cell office:value-type="float" office:value="45" table:style-name="ce13">
            <text:p>45</text:p>
          </table:table-cell>
          <table:table-cell office:value-type="percentage" office:value="1" table:style-name="ce14">
            <text:p>100.0%</text:p>
          </table:table-cell>
          <table:table-cell office:value-type="float" office:value="45" table:style-name="ce13">
            <text:p>4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45" table:style-name="ce13">
            <text:p>45</text:p>
          </table:table-cell>
          <table:table-cell office:value-type="float" office:value="35" table:style-name="ce13">
            <text:p>35</text:p>
          </table:table-cell>
          <table:table-cell office:value-type="percentage" office:value="0.73333329999999997" table:style-name="ce14">
            <text:p>73.3%</text:p>
          </table:table-cell>
          <table:table-cell office:value-type="float" office:value="40" table:style-name="ce13">
            <text:p>40</text:p>
          </table:table-cell>
          <table:table-cell office:value-type="percentage" office:value="0.93333330000000003" table:style-name="ce14">
            <text:p>93.3%</text:p>
          </table:table-cell>
          <table:table-cell office:value-type="float" office:value="45" table:style-name="ce13">
            <text:p>45</text:p>
          </table:table-cell>
          <table:table-cell office:value-type="percentage" office:value="0.97777780000000003" table:style-name="ce14">
            <text:p>97.8%</text:p>
          </table:table-cell>
          <table:table-cell office:value-type="float" office:value="45" table:style-name="ce13">
            <text:p>4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45" table:style-name="ce13">
            <text:p>45</text:p>
          </table:table-cell>
          <table:table-cell office:value-type="float" office:value="25" table:style-name="ce13">
            <text:p>25</text:p>
          </table:table-cell>
          <table:table-cell office:value-type="percentage" office:value="0.57446810000000004" table:style-name="ce14">
            <text:p>57.4%</text:p>
          </table:table-cell>
          <table:table-cell office:value-type="float" office:value="40" table:style-name="ce13">
            <text:p>40</text:p>
          </table:table-cell>
          <table:table-cell office:value-type="percentage" office:value="0.87234040000000002" table:style-name="ce14">
            <text:p>87.2%</text:p>
          </table:table-cell>
          <table:table-cell office:value-type="float" office:value="45" table:style-name="ce13">
            <text:p>45</text:p>
          </table:table-cell>
          <table:table-cell office:value-type="percentage" office:value="1" table:style-name="ce14">
            <text:p>100.0%</text:p>
          </table:table-cell>
          <table:table-cell office:value-type="float" office:value="45" table:style-name="ce13">
            <text:p>4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45" table:style-name="ce13">
            <text:p>45</text:p>
          </table:table-cell>
          <table:table-cell office:value-type="float" office:value="25" table:style-name="ce13">
            <text:p>25</text:p>
          </table:table-cell>
          <table:table-cell office:value-type="percentage" office:value="0.46" table:style-name="ce14">
            <text:p>46.0%</text:p>
          </table:table-cell>
          <table:table-cell office:value-type="float" office:value="40" table:style-name="ce13">
            <text:p>40</text:p>
          </table:table-cell>
          <table:table-cell office:value-type="percentage" office:value="0.82" table:style-name="ce14">
            <text:p>82.0%</text:p>
          </table:table-cell>
          <table:table-cell office:value-type="float" office:value="50" table:style-name="ce13">
            <text:p>50</text:p>
          </table:table-cell>
          <table:table-cell office:value-type="percentage" office:value="0.98" table:style-name="ce14">
            <text:p>98.0%</text:p>
          </table:table-cell>
          <table:table-cell office:value-type="float" office:value="50" table:style-name="ce13">
            <text:p>5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50" table:style-name="ce13">
            <text:p>50</text:p>
          </table:table-cell>
          <table:table-cell table:number-columns-repeated="16328"/>
        </table:table-row>
        <table:table-row table:style-name="ro11">
          <table:table-cell office:value-type="string" table:style-name="ce1">
            <text:p>Art and Design (Expressive)</text:p>
          </table:table-cell>
          <table:table-cell office:value-type="float" office:value="65" table:style-name="ce13">
            <text:p>65</text:p>
          </table:table-cell>
          <table:table-cell office:value-type="percentage" office:value="0.69892469999999995" table:style-name="ce14">
            <text:p>69.9%</text:p>
          </table:table-cell>
          <table:table-cell office:value-type="float" office:value="85" table:style-name="ce13">
            <text:p>85</text:p>
          </table:table-cell>
          <table:table-cell office:value-type="percentage" office:value="0.91397850000000003" table:style-name="ce14">
            <text:p>91.4%</text:p>
          </table:table-cell>
          <table:table-cell office:value-type="float" office:value="90" table:style-name="ce13">
            <text:p>90</text:p>
          </table:table-cell>
          <table:table-cell office:value-type="percentage" office:value="0.98924730000000005" table:style-name="ce14">
            <text:p>98.9%</text:p>
          </table:table-cell>
          <table:table-cell office:value-type="float" office:value="95" table:style-name="ce13">
            <text:p>9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95" table:style-name="ce13">
            <text:p>95</text:p>
          </table:table-cell>
          <table:table-cell office:value-type="float" office:value="65" table:style-name="ce13">
            <text:p>65</text:p>
          </table:table-cell>
          <table:table-cell office:value-type="percentage" office:value="0.77647060000000001" table:style-name="ce14">
            <text:p>77.6%</text:p>
          </table:table-cell>
          <table:table-cell office:value-type="float" office:value="80" table:style-name="ce13">
            <text:p>80</text:p>
          </table:table-cell>
          <table:table-cell office:value-type="percentage" office:value="0.96470590000000001" table:style-name="ce14">
            <text:p>96.5%</text:p>
          </table:table-cell>
          <table:table-cell office:value-type="float" office:value="85" table:style-name="ce13">
            <text:p>85</text:p>
          </table:table-cell>
          <table:table-cell office:value-type="percentage" office:value="1" table:style-name="ce14">
            <text:p>100.0%</text:p>
          </table:table-cell>
          <table:table-cell office:value-type="float" office:value="85" table:style-name="ce13">
            <text:p>8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85" table:style-name="ce13">
            <text:p>85</text:p>
          </table:table-cell>
          <table:table-cell office:value-type="float" office:value="75" table:style-name="ce13">
            <text:p>75</text:p>
          </table:table-cell>
          <table:table-cell office:value-type="percentage" office:value="0.78494620000000004" table:style-name="ce14">
            <text:p>78.5%</text:p>
          </table:table-cell>
          <table:table-cell office:value-type="float" office:value="90" table:style-name="ce13">
            <text:p>90</text:p>
          </table:table-cell>
          <table:table-cell office:value-type="percentage" office:value="0.95698919999999998" table:style-name="ce14">
            <text:p>95.7%</text:p>
          </table:table-cell>
          <table:table-cell office:value-type="float" office:value="95" table:style-name="ce13">
            <text:p>95</text:p>
          </table:table-cell>
          <table:table-cell office:value-type="percentage" office:value="1" table:style-name="ce14">
            <text:p>100.0%</text:p>
          </table:table-cell>
          <table:table-cell office:value-type="float" office:value="95" table:style-name="ce13">
            <text:p>9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95" table:style-name="ce13">
            <text:p>95</text:p>
          </table:table-cell>
          <table:table-cell office:value-type="float" office:value="40" table:style-name="ce13">
            <text:p>40</text:p>
          </table:table-cell>
          <table:table-cell office:value-type="percentage" office:value="0.57575759999999998" table:style-name="ce14">
            <text:p>57.6%</text:p>
          </table:table-cell>
          <table:table-cell office:value-type="float" office:value="60" table:style-name="ce13">
            <text:p>60</text:p>
          </table:table-cell>
          <table:table-cell office:value-type="percentage" office:value="0.92424240000000002" table:style-name="ce14">
            <text:p>92.4%</text:p>
          </table:table-cell>
          <table:table-cell office:value-type="float" office:value="65" table:style-name="ce13">
            <text:p>65</text:p>
          </table:table-cell>
          <table:table-cell office:value-type="percentage" office:value="0.98484850000000002" table:style-name="ce14">
            <text:p>98.5%</text:p>
          </table:table-cell>
          <table:table-cell office:value-type="float" office:value="65" table:style-name="ce13">
            <text:p>6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65" table:style-name="ce13">
            <text:p>65</text:p>
          </table:table-cell>
          <table:table-cell office:value-type="float" office:value="45" table:style-name="ce13">
            <text:p>45</text:p>
          </table:table-cell>
          <table:table-cell office:value-type="string" table:style-name="ce14">
            <text:p>[c]</text:p>
          </table:table-cell>
          <table:table-cell office:value-type="float" office:value="55" table:style-name="ce13">
            <text:p>55</text:p>
          </table:table-cell>
          <table:table-cell office:value-type="string" table:style-name="ce14">
            <text:p>[c]</text:p>
          </table:table-cell>
          <table:table-cell office:value-type="float" office:value="65" table:style-name="ce13">
            <text:p>65</text:p>
          </table:table-cell>
          <table:table-cell office:value-type="string" table:style-name="ce14">
            <text:p>[c]</text:p>
          </table:table-cell>
          <table:table-cell office:value-type="float" office:value="65" table:style-name="ce13">
            <text:p>6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70" table:style-name="ce13">
            <text:p>70</text:p>
          </table:table-cell>
          <table:table-cell table:number-columns-repeated="16328"/>
        </table:table-row>
        <table:table-row table:style-name="ro11">
          <table:table-cell office:value-type="string" table:style-name="ce1">
            <text:p>Biology</text:p>
          </table:table-cell>
          <table:table-cell office:value-type="float" office:value="200" table:style-name="ce13">
            <text:p>200</text:p>
          </table:table-cell>
          <table:table-cell office:value-type="percentage" office:value="0.43010749999999998" table:style-name="ce14">
            <text:p>43.0%</text:p>
          </table:table-cell>
          <table:table-cell office:value-type="float" office:value="325" table:style-name="ce13">
            <text:p>325</text:p>
          </table:table-cell>
          <table:table-cell office:value-type="percentage" office:value="0.70322580000000001" table:style-name="ce14">
            <text:p>70.3%</text:p>
          </table:table-cell>
          <table:table-cell office:value-type="float" office:value="410" table:style-name="ce13">
            <text:p>410</text:p>
          </table:table-cell>
          <table:table-cell office:value-type="percentage" office:value="0.88172039999999996" table:style-name="ce14">
            <text:p>88.2%</text:p>
          </table:table-cell>
          <table:table-cell office:value-type="float" office:value="450" table:style-name="ce13">
            <text:p>450</text:p>
          </table:table-cell>
          <table:table-cell office:value-type="percentage" office:value="0.96989250000000005" table:style-name="ce14">
            <text:p>97.0%</text:p>
          </table:table-cell>
          <table:table-cell office:value-type="float" office:value="15" table:style-name="ce13">
            <text:p>15</text:p>
          </table:table-cell>
          <table:table-cell office:value-type="percentage" office:value="3.0107499999999999E-2" table:style-name="ce14">
            <text:p>3.0%</text:p>
          </table:table-cell>
          <table:table-cell office:value-type="float" office:value="465" table:style-name="ce13">
            <text:p>465</text:p>
          </table:table-cell>
          <table:table-cell office:value-type="float" office:value="320" table:style-name="ce13">
            <text:p>320</text:p>
          </table:table-cell>
          <table:table-cell office:value-type="percentage" office:value="0.65637860000000003" table:style-name="ce14">
            <text:p>65.6%</text:p>
          </table:table-cell>
          <table:table-cell office:value-type="float" office:value="415" table:style-name="ce13">
            <text:p>415</text:p>
          </table:table-cell>
          <table:table-cell office:value-type="percentage" office:value="0.8518519" table:style-name="ce14">
            <text:p>85.2%</text:p>
          </table:table-cell>
          <table:table-cell office:value-type="float" office:value="465" table:style-name="ce13">
            <text:p>465</text:p>
          </table:table-cell>
          <table:table-cell office:value-type="percentage" office:value="0.95473249999999998" table:style-name="ce14">
            <text:p>95.5%</text:p>
          </table:table-cell>
          <table:table-cell office:value-type="float" office:value="480" table:style-name="ce13">
            <text:p>480</text:p>
          </table:table-cell>
          <table:table-cell office:value-type="percentage" office:value="0.98765429999999999" table:style-name="ce14">
            <text:p>98.8%</text:p>
          </table:table-cell>
          <table:table-cell office:value-type="float" office:value="5" table:style-name="ce13">
            <text:p>5</text:p>
          </table:table-cell>
          <table:table-cell office:value-type="percentage" office:value="1.2345699999999999E-2" table:style-name="ce14">
            <text:p>1.2%</text:p>
          </table:table-cell>
          <table:table-cell office:value-type="float" office:value="485" table:style-name="ce13">
            <text:p>485</text:p>
          </table:table-cell>
          <table:table-cell office:value-type="float" office:value="250" table:style-name="ce13">
            <text:p>250</text:p>
          </table:table-cell>
          <table:table-cell office:value-type="string" table:style-name="ce14">
            <text:p>[c]</text:p>
          </table:table-cell>
          <table:table-cell office:value-type="float" office:value="365" table:style-name="ce13">
            <text:p>365</text:p>
          </table:table-cell>
          <table:table-cell office:value-type="string" table:style-name="ce14">
            <text:p>[c]</text:p>
          </table:table-cell>
          <table:table-cell office:value-type="float" office:value="420" table:style-name="ce13">
            <text:p>420</text:p>
          </table:table-cell>
          <table:table-cell office:value-type="string" table:style-name="ce14">
            <text:p>[c]</text:p>
          </table:table-cell>
          <table:table-cell office:value-type="float" office:value="430" table:style-name="ce13">
            <text:p>43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430" table:style-name="ce13">
            <text:p>430</text:p>
          </table:table-cell>
          <table:table-cell office:value-type="float" office:value="195" table:style-name="ce13">
            <text:p>195</text:p>
          </table:table-cell>
          <table:table-cell office:value-type="percentage" office:value="0.48009950000000001" table:style-name="ce14">
            <text:p>48.0%</text:p>
          </table:table-cell>
          <table:table-cell office:value-type="float" office:value="290" table:style-name="ce13">
            <text:p>290</text:p>
          </table:table-cell>
          <table:table-cell office:value-type="percentage" office:value="0.72636820000000002" table:style-name="ce14">
            <text:p>72.6%</text:p>
          </table:table-cell>
          <table:table-cell office:value-type="float" office:value="355" table:style-name="ce13">
            <text:p>355</text:p>
          </table:table-cell>
          <table:table-cell office:value-type="percentage" office:value="0.87810949999999999" table:style-name="ce14">
            <text:p>87.8%</text:p>
          </table:table-cell>
          <table:table-cell office:value-type="float" office:value="385" table:style-name="ce13">
            <text:p>385</text:p>
          </table:table-cell>
          <table:table-cell office:value-type="percentage" office:value="0.95273629999999998" table:style-name="ce14">
            <text:p>95.3%</text:p>
          </table:table-cell>
          <table:table-cell office:value-type="float" office:value="20" table:style-name="ce13">
            <text:p>20</text:p>
          </table:table-cell>
          <table:table-cell office:value-type="percentage" office:value="4.7263699999999999E-2" table:style-name="ce14">
            <text:p>4.7%</text:p>
          </table:table-cell>
          <table:table-cell office:value-type="float" office:value="400" table:style-name="ce13">
            <text:p>400</text:p>
          </table:table-cell>
          <table:table-cell office:value-type="float" office:value="170" table:style-name="ce13">
            <text:p>170</text:p>
          </table:table-cell>
          <table:table-cell office:value-type="percentage" office:value="0.43037969999999998" table:style-name="ce14">
            <text:p>43.0%</text:p>
          </table:table-cell>
          <table:table-cell office:value-type="float" office:value="280" table:style-name="ce13">
            <text:p>280</text:p>
          </table:table-cell>
          <table:table-cell office:value-type="percentage" office:value="0.71139240000000004" table:style-name="ce14">
            <text:p>71.1%</text:p>
          </table:table-cell>
          <table:table-cell office:value-type="float" office:value="355" table:style-name="ce13">
            <text:p>355</text:p>
          </table:table-cell>
          <table:table-cell office:value-type="percentage" office:value="0.89367090000000005" table:style-name="ce14">
            <text:p>89.4%</text:p>
          </table:table-cell>
          <table:table-cell office:value-type="float" office:value="375" table:style-name="ce13">
            <text:p>375</text:p>
          </table:table-cell>
          <table:table-cell office:value-type="percentage" office:value="0.94683539999999999" table:style-name="ce14">
            <text:p>94.7%</text:p>
          </table:table-cell>
          <table:table-cell office:value-type="float" office:value="20" table:style-name="ce13">
            <text:p>20</text:p>
          </table:table-cell>
          <table:table-cell office:value-type="percentage" office:value="5.3164599999999999E-2" table:style-name="ce14">
            <text:p>5.3%</text:p>
          </table:table-cell>
          <table:table-cell office:value-type="float" office:value="395" table:style-name="ce13">
            <text:p>395</text:p>
          </table:table-cell>
          <table:table-cell table:number-columns-repeated="16328"/>
        </table:table-row>
        <table:table-row table:style-name="ro11">
          <table:table-cell office:value-type="string" table:style-name="ce1">
            <text:p>Business Management</text:p>
          </table:table-cell>
          <table:table-cell office:value-type="float" office:value="90" table:style-name="ce13">
            <text:p>90</text:p>
          </table:table-cell>
          <table:table-cell office:value-type="percentage" office:value="0.37083329999999998" table:style-name="ce14">
            <text:p>37.1%</text:p>
          </table:table-cell>
          <table:table-cell office:value-type="float" office:value="155" table:style-name="ce13">
            <text:p>155</text:p>
          </table:table-cell>
          <table:table-cell office:value-type="percentage" office:value="0.63749999999999996" table:style-name="ce14">
            <text:p>63.8%</text:p>
          </table:table-cell>
          <table:table-cell office:value-type="float" office:value="200" table:style-name="ce13">
            <text:p>200</text:p>
          </table:table-cell>
          <table:table-cell office:value-type="percentage" office:value="0.82916670000000003" table:style-name="ce14">
            <text:p>82.9%</text:p>
          </table:table-cell>
          <table:table-cell office:value-type="float" office:value="230" table:style-name="ce13">
            <text:p>230</text:p>
          </table:table-cell>
          <table:table-cell office:value-type="percentage" office:value="0.95" table:style-name="ce14">
            <text:p>95.0%</text:p>
          </table:table-cell>
          <table:table-cell office:value-type="float" office:value="10" table:style-name="ce13">
            <text:p>10</text:p>
          </table:table-cell>
          <table:table-cell office:value-type="percentage" office:value="0.05" table:style-name="ce14">
            <text:p>5.0%</text:p>
          </table:table-cell>
          <table:table-cell office:value-type="float" office:value="240" table:style-name="ce13">
            <text:p>240</text:p>
          </table:table-cell>
          <table:table-cell office:value-type="float" office:value="110" table:style-name="ce13">
            <text:p>110</text:p>
          </table:table-cell>
          <table:table-cell office:value-type="string" table:style-name="ce14">
            <text:p>[c]</text:p>
          </table:table-cell>
          <table:table-cell office:value-type="float" office:value="140" table:style-name="ce13">
            <text:p>140</text:p>
          </table:table-cell>
          <table:table-cell office:value-type="string" table:style-name="ce14">
            <text:p>[c]</text:p>
          </table:table-cell>
          <table:table-cell office:value-type="float" office:value="160" table:style-name="ce13">
            <text:p>160</text:p>
          </table:table-cell>
          <table:table-cell office:value-type="string" table:style-name="ce14">
            <text:p>[c]</text:p>
          </table:table-cell>
          <table:table-cell office:value-type="float" office:value="165" table:style-name="ce13">
            <text:p>16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65" table:style-name="ce13">
            <text:p>165</text:p>
          </table:table-cell>
          <table:table-cell office:value-type="float" office:value="120" table:style-name="ce13">
            <text:p>120</text:p>
          </table:table-cell>
          <table:table-cell office:value-type="percentage" office:value="0.67415729999999996" table:style-name="ce14">
            <text:p>67.4%</text:p>
          </table:table-cell>
          <table:table-cell office:value-type="float" office:value="155" table:style-name="ce13">
            <text:p>155</text:p>
          </table:table-cell>
          <table:table-cell office:value-type="percentage" office:value="0.86516850000000001" table:style-name="ce14">
            <text:p>86.5%</text:p>
          </table:table-cell>
          <table:table-cell office:value-type="float" office:value="180" table:style-name="ce13">
            <text:p>180</text:p>
          </table:table-cell>
          <table:table-cell office:value-type="percentage" office:value="1" table:style-name="ce14">
            <text:p>100.0%</text:p>
          </table:table-cell>
          <table:table-cell office:value-type="float" office:value="180" table:style-name="ce13">
            <text:p>18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80" table:style-name="ce13">
            <text:p>180</text:p>
          </table:table-cell>
          <table:table-cell office:value-type="float" office:value="50" table:style-name="ce13">
            <text:p>50</text:p>
          </table:table-cell>
          <table:table-cell office:value-type="percentage" office:value="0.40163929999999998" table:style-name="ce14">
            <text:p>40.2%</text:p>
          </table:table-cell>
          <table:table-cell office:value-type="float" office:value="80" table:style-name="ce13">
            <text:p>80</text:p>
          </table:table-cell>
          <table:table-cell office:value-type="percentage" office:value="0.67213109999999998" table:style-name="ce14">
            <text:p>67.2%</text:p>
          </table:table-cell>
          <table:table-cell office:value-type="float" office:value="110" table:style-name="ce13">
            <text:p>110</text:p>
          </table:table-cell>
          <table:table-cell office:value-type="percentage" office:value="0.88524590000000003" table:style-name="ce14">
            <text:p>88.5%</text:p>
          </table:table-cell>
          <table:table-cell office:value-type="float" office:value="115" table:style-name="ce13">
            <text:p>115</text:p>
          </table:table-cell>
          <table:table-cell office:value-type="percentage" office:value="0.95901639999999999" table:style-name="ce14">
            <text:p>95.9%</text:p>
          </table:table-cell>
          <table:table-cell office:value-type="float" office:value="5" table:style-name="ce13">
            <text:p>5</text:p>
          </table:table-cell>
          <table:table-cell office:value-type="percentage" office:value="4.0983600000000002E-2" table:style-name="ce14">
            <text:p>4.1%</text:p>
          </table:table-cell>
          <table:table-cell office:value-type="float" office:value="120" table:style-name="ce13">
            <text:p>120</text:p>
          </table:table-cell>
          <table:table-cell office:value-type="float" office:value="50" table:style-name="ce13">
            <text:p>50</text:p>
          </table:table-cell>
          <table:table-cell office:value-type="percentage" office:value="0.39230769999999998" table:style-name="ce14">
            <text:p>39.2%</text:p>
          </table:table-cell>
          <table:table-cell office:value-type="float" office:value="90" table:style-name="ce13">
            <text:p>90</text:p>
          </table:table-cell>
          <table:table-cell office:value-type="percentage" office:value="0.68461539999999999" table:style-name="ce14">
            <text:p>68.5%</text:p>
          </table:table-cell>
          <table:table-cell office:value-type="float" office:value="115" table:style-name="ce13">
            <text:p>115</text:p>
          </table:table-cell>
          <table:table-cell office:value-type="percentage" office:value="0.89230770000000004" table:style-name="ce14">
            <text:p>89.2%</text:p>
          </table:table-cell>
          <table:table-cell office:value-type="float" office:value="125" table:style-name="ce13">
            <text:p>125</text:p>
          </table:table-cell>
          <table:table-cell office:value-type="percentage" office:value="0.96153849999999996" table:style-name="ce14">
            <text:p>96.2%</text:p>
          </table:table-cell>
          <table:table-cell office:value-type="float" office:value="5" table:style-name="ce13">
            <text:p>5</text:p>
          </table:table-cell>
          <table:table-cell office:value-type="percentage" office:value="3.8461500000000003E-2" table:style-name="ce14">
            <text:p>3.8%</text:p>
          </table:table-cell>
          <table:table-cell office:value-type="float" office:value="130" table:style-name="ce13">
            <text:p>130</text:p>
          </table:table-cell>
          <table:table-cell table:number-columns-repeated="16328"/>
        </table:table-row>
        <table:table-row table:style-name="ro11">
          <table:table-cell office:value-type="string" table:style-name="ce1">
            <text:p>Chemistry</text:p>
          </table:table-cell>
          <table:table-cell office:value-type="float" office:value="240" table:style-name="ce13">
            <text:p>240</text:p>
          </table:table-cell>
          <table:table-cell office:value-type="percentage" office:value="0.53363229999999995" table:style-name="ce14">
            <text:p>53.4%</text:p>
          </table:table-cell>
          <table:table-cell office:value-type="float" office:value="355" table:style-name="ce13">
            <text:p>355</text:p>
          </table:table-cell>
          <table:table-cell office:value-type="percentage" office:value="0.79147979999999996" table:style-name="ce14">
            <text:p>79.1%</text:p>
          </table:table-cell>
          <table:table-cell office:value-type="float" office:value="410" table:style-name="ce13">
            <text:p>410</text:p>
          </table:table-cell>
          <table:table-cell office:value-type="percentage" office:value="0.9237668" table:style-name="ce14">
            <text:p>92.4%</text:p>
          </table:table-cell>
          <table:table-cell office:value-type="float" office:value="435" table:style-name="ce13">
            <text:p>435</text:p>
          </table:table-cell>
          <table:table-cell office:value-type="percentage" office:value="0.97533630000000004" table:style-name="ce14">
            <text:p>97.5%</text:p>
          </table:table-cell>
          <table:table-cell office:value-type="float" office:value="10" table:style-name="ce13">
            <text:p>10</text:p>
          </table:table-cell>
          <table:table-cell office:value-type="percentage" office:value="2.46637E-2" table:style-name="ce14">
            <text:p>2.5%</text:p>
          </table:table-cell>
          <table:table-cell office:value-type="float" office:value="445" table:style-name="ce13">
            <text:p>445</text:p>
          </table:table-cell>
          <table:table-cell office:value-type="float" office:value="310" table:style-name="ce13">
            <text:p>310</text:p>
          </table:table-cell>
          <table:table-cell office:value-type="percentage" office:value="0.64329899999999995" table:style-name="ce14">
            <text:p>64.3%</text:p>
          </table:table-cell>
          <table:table-cell office:value-type="float" office:value="420" table:style-name="ce13">
            <text:p>420</text:p>
          </table:table-cell>
          <table:table-cell office:value-type="percentage" office:value="0.8639175" table:style-name="ce14">
            <text:p>86.4%</text:p>
          </table:table-cell>
          <table:table-cell office:value-type="float" office:value="460" table:style-name="ce13">
            <text:p>460</text:p>
          </table:table-cell>
          <table:table-cell office:value-type="percentage" office:value="0.94845360000000001" table:style-name="ce14">
            <text:p>94.8%</text:p>
          </table:table-cell>
          <table:table-cell office:value-type="float" office:value="475" table:style-name="ce13">
            <text:p>475</text:p>
          </table:table-cell>
          <table:table-cell office:value-type="percentage" office:value="0.97731959999999996" table:style-name="ce14">
            <text:p>97.7%</text:p>
          </table:table-cell>
          <table:table-cell office:value-type="float" office:value="10" table:style-name="ce13">
            <text:p>10</text:p>
          </table:table-cell>
          <table:table-cell office:value-type="percentage" office:value="2.26804E-2" table:style-name="ce14">
            <text:p>2.3%</text:p>
          </table:table-cell>
          <table:table-cell office:value-type="float" office:value="485" table:style-name="ce13">
            <text:p>485</text:p>
          </table:table-cell>
          <table:table-cell office:value-type="float" office:value="290" table:style-name="ce13">
            <text:p>290</text:p>
          </table:table-cell>
          <table:table-cell office:value-type="string" table:style-name="ce14">
            <text:p>[c]</text:p>
          </table:table-cell>
          <table:table-cell office:value-type="float" office:value="385" table:style-name="ce13">
            <text:p>385</text:p>
          </table:table-cell>
          <table:table-cell office:value-type="string" table:style-name="ce14">
            <text:p>[c]</text:p>
          </table:table-cell>
          <table:table-cell office:value-type="float" office:value="440" table:style-name="ce13">
            <text:p>440</text:p>
          </table:table-cell>
          <table:table-cell office:value-type="string" table:style-name="ce14">
            <text:p>[c]</text:p>
          </table:table-cell>
          <table:table-cell office:value-type="float" office:value="445" table:style-name="ce13">
            <text:p>44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450" table:style-name="ce13">
            <text:p>450</text:p>
          </table:table-cell>
          <table:table-cell office:value-type="float" office:value="225" table:style-name="ce13">
            <text:p>225</text:p>
          </table:table-cell>
          <table:table-cell office:value-type="percentage" office:value="0.53588519999999995" table:style-name="ce14">
            <text:p>53.6%</text:p>
          </table:table-cell>
          <table:table-cell office:value-type="float" office:value="335" table:style-name="ce13">
            <text:p>335</text:p>
          </table:table-cell>
          <table:table-cell office:value-type="percentage" office:value="0.79904310000000001" table:style-name="ce14">
            <text:p>79.9%</text:p>
          </table:table-cell>
          <table:table-cell office:value-type="float" office:value="395" table:style-name="ce13">
            <text:p>395</text:p>
          </table:table-cell>
          <table:table-cell office:value-type="percentage" office:value="0.94019140000000001" table:style-name="ce14">
            <text:p>94.0%</text:p>
          </table:table-cell>
          <table:table-cell office:value-type="float" office:value="405" table:style-name="ce13">
            <text:p>405</text:p>
          </table:table-cell>
          <table:table-cell office:value-type="percentage" office:value="0.97129189999999999" table:style-name="ce14">
            <text:p>97.1%</text:p>
          </table:table-cell>
          <table:table-cell office:value-type="float" office:value="10" table:style-name="ce13">
            <text:p>10</text:p>
          </table:table-cell>
          <table:table-cell office:value-type="percentage" office:value="2.87081E-2" table:style-name="ce14">
            <text:p>2.9%</text:p>
          </table:table-cell>
          <table:table-cell office:value-type="float" office:value="420" table:style-name="ce13">
            <text:p>420</text:p>
          </table:table-cell>
          <table:table-cell office:value-type="float" office:value="220" table:style-name="ce13">
            <text:p>220</text:p>
          </table:table-cell>
          <table:table-cell office:value-type="percentage" office:value="0.50454549999999998" table:style-name="ce14">
            <text:p>50.5%</text:p>
          </table:table-cell>
          <table:table-cell office:value-type="float" office:value="340" table:style-name="ce13">
            <text:p>340</text:p>
          </table:table-cell>
          <table:table-cell office:value-type="percentage" office:value="0.76818180000000003" table:style-name="ce14">
            <text:p>76.8%</text:p>
          </table:table-cell>
          <table:table-cell office:value-type="float" office:value="410" table:style-name="ce13">
            <text:p>410</text:p>
          </table:table-cell>
          <table:table-cell office:value-type="percentage" office:value="0.93409089999999995" table:style-name="ce14">
            <text:p>93.4%</text:p>
          </table:table-cell>
          <table:table-cell office:value-type="float" office:value="430" table:style-name="ce13">
            <text:p>430</text:p>
          </table:table-cell>
          <table:table-cell office:value-type="percentage" office:value="0.97272729999999996" table:style-name="ce14">
            <text:p>97.3%</text:p>
          </table:table-cell>
          <table:table-cell office:value-type="float" office:value="10" table:style-name="ce13">
            <text:p>10</text:p>
          </table:table-cell>
          <table:table-cell office:value-type="percentage" office:value="2.72727E-2" table:style-name="ce14">
            <text:p>2.7%</text:p>
          </table:table-cell>
          <table:table-cell office:value-type="float" office:value="440" table:style-name="ce13">
            <text:p>440</text:p>
          </table:table-cell>
          <table:table-cell table:number-columns-repeated="16328"/>
        </table:table-row>
        <table:table-row table:style-name="ro11">
          <table:table-cell office:value-type="string" table:style-name="ce1">
            <text:p>Chinese Languages</text:p>
          </table:table-cell>
          <table:table-cell office:value-type="float" office:value="30" table:style-name="ce13">
            <text:p>30</text:p>
          </table:table-cell>
          <table:table-cell office:value-type="percentage" office:value="0.83333330000000005" table:style-name="ce14">
            <text:p>83.3%</text:p>
          </table:table-cell>
          <table:table-cell office:value-type="float" office:value="30" table:style-name="ce13">
            <text:p>30</text:p>
          </table:table-cell>
          <table:table-cell office:value-type="percentage" office:value="0.88888889999999998" table:style-name="ce14">
            <text:p>88.9%</text:p>
          </table:table-cell>
          <table:table-cell office:value-type="float" office:value="35" table:style-name="ce13">
            <text:p>35</text:p>
          </table:table-cell>
          <table:table-cell office:value-type="percentage" office:value="1" table:style-name="ce14">
            <text:p>100.0%</text:p>
          </table:table-cell>
          <table:table-cell office:value-type="float" office:value="35" table:style-name="ce13">
            <text:p>3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5" table:style-name="ce13">
            <text:p>35</text:p>
          </table:table-cell>
          <table:table-cell office:value-type="float" office:value="30" table:style-name="ce13">
            <text:p>30</text:p>
          </table:table-cell>
          <table:table-cell office:value-type="percentage" office:value="0.96969700000000003" table:style-name="ce14">
            <text:p>97.0%</text:p>
          </table:table-cell>
          <table:table-cell office:value-type="float" office:value="35" table:style-name="ce13">
            <text:p>35</text:p>
          </table:table-cell>
          <table:table-cell office:value-type="percentage" office:value="1" table:style-name="ce14">
            <text:p>100.0%</text:p>
          </table:table-cell>
          <table:table-cell office:value-type="float" office:value="35" table:style-name="ce13">
            <text:p>35</text:p>
          </table:table-cell>
          <table:table-cell office:value-type="percentage" office:value="1" table:style-name="ce14">
            <text:p>100.0%</text:p>
          </table:table-cell>
          <table:table-cell office:value-type="float" office:value="35" table:style-name="ce13">
            <text:p>3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5" table:style-name="ce13">
            <text:p>35</text:p>
          </table:table-cell>
          <table:table-cell office:value-type="float" office:value="20" table:style-name="ce13">
            <text:p>20</text:p>
          </table:table-cell>
          <table:table-cell office:value-type="percentage" office:value="0.95238100000000003" table:style-name="ce14">
            <text:p>95.2%</text:p>
          </table:table-cell>
          <table:table-cell office:value-type="float" office:value="20" table:style-name="ce13">
            <text:p>20</text:p>
          </table:table-cell>
          <table:table-cell office:value-type="percentage" office:value="1" table:style-name="ce14">
            <text:p>100.0%</text:p>
          </table:table-cell>
          <table:table-cell office:value-type="float" office:value="20" table:style-name="ce13">
            <text:p>20</text:p>
          </table:table-cell>
          <table:table-cell office:value-type="percentage" office:value="1" table:style-name="ce14">
            <text:p>100.0%</text:p>
          </table:table-cell>
          <table:table-cell office:value-type="float" office:value="20" table:style-name="ce13">
            <text:p>2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0" table:style-name="ce13">
            <text:p>20</text:p>
          </table:table-cell>
          <table:table-cell office:value-type="float" office:value="25" table:style-name="ce13">
            <text:p>25</text:p>
          </table:table-cell>
          <table:table-cell office:value-type="percentage" office:value="0.77419349999999998" table:style-name="ce14">
            <text:p>77.4%</text:p>
          </table:table-cell>
          <table:table-cell office:value-type="float" office:value="30" table:style-name="ce13">
            <text:p>30</text:p>
          </table:table-cell>
          <table:table-cell office:value-type="percentage" office:value="0.93548390000000003" table:style-name="ce14">
            <text:p>93.5%</text:p>
          </table:table-cell>
          <table:table-cell office:value-type="float" office:value="30" table:style-name="ce13">
            <text:p>30</text:p>
          </table:table-cell>
          <table:table-cell office:value-type="percentage" office:value="1" table:style-name="ce14">
            <text:p>100.0%</text:p>
          </table:table-cell>
          <table:table-cell office:value-type="float" office:value="30" table:style-name="ce13">
            <text:p>3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0" table:style-name="ce13">
            <text:p>30</text:p>
          </table:table-cell>
          <table:table-cell office:value-type="float" office:value="25" table:style-name="ce13">
            <text:p>25</text:p>
          </table:table-cell>
          <table:table-cell office:value-type="percentage" office:value="1" table:style-name="ce14">
            <text:p>100.0%</text:p>
          </table:table-cell>
          <table:table-cell office:value-type="float" office:value="25" table:style-name="ce13">
            <text:p>25</text:p>
          </table:table-cell>
          <table:table-cell office:value-type="percentage" office:value="1" table:style-name="ce14">
            <text:p>100.0%</text:p>
          </table:table-cell>
          <table:table-cell office:value-type="float" office:value="25" table:style-name="ce13">
            <text:p>25</text:p>
          </table:table-cell>
          <table:table-cell office:value-type="percentage" office:value="1" table:style-name="ce14">
            <text:p>100.0%</text:p>
          </table:table-cell>
          <table:table-cell office:value-type="float" office:value="25" table:style-name="ce13">
            <text:p>2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5" table:style-name="ce13">
            <text:p>25</text:p>
          </table:table-cell>
          <table:table-cell table:number-columns-repeated="16328"/>
        </table:table-row>
        <table:table-row table:style-name="ro11">
          <table:table-cell office:value-type="string" table:style-name="ce1">
            <text:p>Classical Studies</text:p>
          </table:table-cell>
          <table:table-cell office:value-type="float" office:value="15" table:style-name="ce13">
            <text:p>15</text:p>
          </table:table-cell>
          <table:table-cell office:value-type="percentage" office:value="0.43589739999999999" table:style-name="ce14">
            <text:p>43.6%</text:p>
          </table:table-cell>
          <table:table-cell office:value-type="float" office:value="30" table:style-name="ce13">
            <text:p>30</text:p>
          </table:table-cell>
          <table:table-cell office:value-type="percentage" office:value="0.76923079999999999" table:style-name="ce14">
            <text:p>76.9%</text:p>
          </table:table-cell>
          <table:table-cell office:value-type="float" office:value="35" table:style-name="ce13">
            <text:p>35</text:p>
          </table:table-cell>
          <table:table-cell office:value-type="percentage" office:value="0.87179490000000004" table:style-name="ce14">
            <text:p>87.2%</text:p>
          </table:table-cell>
          <table:table-cell office:value-type="float" office:value="40" table:style-name="ce13">
            <text:p>4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40" table:style-name="ce13">
            <text:p>40</text:p>
          </table:table-cell>
          <table:table-cell office:value-type="float" office:value="20" table:style-name="ce13">
            <text:p>20</text:p>
          </table:table-cell>
          <table:table-cell office:value-type="percentage" office:value="0.75" table:style-name="ce14">
            <text:p>75.0%</text:p>
          </table:table-cell>
          <table:table-cell office:value-type="float" office:value="25" table:style-name="ce13">
            <text:p>25</text:p>
          </table:table-cell>
          <table:table-cell office:value-type="percentage" office:value="0.92857140000000005" table:style-name="ce14">
            <text:p>92.9%</text:p>
          </table:table-cell>
          <table:table-cell office:value-type="float" office:value="30" table:style-name="ce13">
            <text:p>30</text:p>
          </table:table-cell>
          <table:table-cell office:value-type="percentage" office:value="1" table:style-name="ce14">
            <text:p>100.0%</text:p>
          </table:table-cell>
          <table:table-cell office:value-type="float" office:value="30" table:style-name="ce13">
            <text:p>3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0" table:style-name="ce13">
            <text:p>30</text:p>
          </table:table-cell>
          <table:table-cell office:value-type="float" office:value="15" table:style-name="ce13">
            <text:p>15</text:p>
          </table:table-cell>
          <table:table-cell office:value-type="percentage" office:value="0.63636360000000003" table:style-name="ce14">
            <text:p>63.6%</text:p>
          </table:table-cell>
          <table:table-cell office:value-type="float" office:value="20" table:style-name="ce13">
            <text:p>20</text:p>
          </table:table-cell>
          <table:table-cell office:value-type="percentage" office:value="0.95454550000000005" table:style-name="ce14">
            <text:p>95.5%</text:p>
          </table:table-cell>
          <table:table-cell office:value-type="float" office:value="20" table:style-name="ce13">
            <text:p>20</text:p>
          </table:table-cell>
          <table:table-cell office:value-type="percentage" office:value="1" table:style-name="ce14">
            <text:p>100.0%</text:p>
          </table:table-cell>
          <table:table-cell office:value-type="float" office:value="20" table:style-name="ce13">
            <text:p>2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0" table:style-name="ce13">
            <text:p>20</text:p>
          </table:table-cell>
          <table:table-cell office:value-type="float" office:value="15" table:style-name="ce13">
            <text:p>15</text:p>
          </table:table-cell>
          <table:table-cell office:value-type="percentage" office:value="0.41935480000000003" table:style-name="ce14">
            <text:p>41.9%</text:p>
          </table:table-cell>
          <table:table-cell office:value-type="float" office:value="25" table:style-name="ce13">
            <text:p>25</text:p>
          </table:table-cell>
          <table:table-cell office:value-type="percentage" office:value="0.80645160000000005" table:style-name="ce14">
            <text:p>80.6%</text:p>
          </table:table-cell>
          <table:table-cell office:value-type="float" office:value="30" table:style-name="ce13">
            <text:p>30</text:p>
          </table:table-cell>
          <table:table-cell office:value-type="percentage" office:value="1" table:style-name="ce14">
            <text:p>100.0%</text:p>
          </table:table-cell>
          <table:table-cell office:value-type="float" office:value="30" table:style-name="ce13">
            <text:p>3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0" table:style-name="ce13">
            <text:p>30</text:p>
          </table:table-cell>
          <table:table-cell office:value-type="float" office:value="20" table:style-name="ce13">
            <text:p>20</text:p>
          </table:table-cell>
          <table:table-cell office:value-type="percentage" office:value="0.52941179999999999" table:style-name="ce14">
            <text:p>52.9%</text:p>
          </table:table-cell>
          <table:table-cell office:value-type="float" office:value="25" table:style-name="ce13">
            <text:p>25</text:p>
          </table:table-cell>
          <table:table-cell office:value-type="percentage" office:value="0.76470590000000005" table:style-name="ce14">
            <text:p>76.5%</text:p>
          </table:table-cell>
          <table:table-cell office:value-type="float" office:value="30" table:style-name="ce13">
            <text:p>30</text:p>
          </table:table-cell>
          <table:table-cell office:value-type="percentage" office:value="0.94117649999999997" table:style-name="ce14">
            <text:p>94.1%</text:p>
          </table:table-cell>
          <table:table-cell office:value-type="float" office:value="35" table:style-name="ce13">
            <text:p>3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5" table:style-name="ce13">
            <text:p>35</text:p>
          </table:table-cell>
          <table:table-cell table:number-columns-repeated="16328"/>
        </table:table-row>
        <table:table-row table:style-name="ro11">
          <table:table-cell office:value-type="string" table:style-name="ce1">
            <text:p>Computing Science</text:p>
          </table:table-cell>
          <table:table-cell office:value-type="float" office:value="70" table:style-name="ce13">
            <text:p>70</text:p>
          </table:table-cell>
          <table:table-cell office:value-type="string" table:style-name="ce14">
            <text:p>[c]</text:p>
          </table:table-cell>
          <table:table-cell office:value-type="float" office:value="100" table:style-name="ce13">
            <text:p>100</text:p>
          </table:table-cell>
          <table:table-cell office:value-type="string" table:style-name="ce14">
            <text:p>[c]</text:p>
          </table:table-cell>
          <table:table-cell office:value-type="float" office:value="115" table:style-name="ce13">
            <text:p>115</text:p>
          </table:table-cell>
          <table:table-cell office:value-type="string" table:style-name="ce14">
            <text:p>[c]</text:p>
          </table:table-cell>
          <table:table-cell office:value-type="float" office:value="125" table:style-name="ce13">
            <text:p>12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25" table:style-name="ce13">
            <text:p>125</text:p>
          </table:table-cell>
          <table:table-cell office:value-type="float" office:value="80" table:style-name="ce13">
            <text:p>80</text:p>
          </table:table-cell>
          <table:table-cell office:value-type="string" table:style-name="ce14">
            <text:p>[c]</text:p>
          </table:table-cell>
          <table:table-cell office:value-type="float" office:value="95" table:style-name="ce13">
            <text:p>95</text:p>
          </table:table-cell>
          <table:table-cell office:value-type="string" table:style-name="ce14">
            <text:p>[c]</text:p>
          </table:table-cell>
          <table:table-cell office:value-type="float" office:value="115" table:style-name="ce13">
            <text:p>115</text:p>
          </table:table-cell>
          <table:table-cell office:value-type="string" table:style-name="ce14">
            <text:p>[c]</text:p>
          </table:table-cell>
          <table:table-cell office:value-type="float" office:value="120" table:style-name="ce13">
            <text:p>12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20" table:style-name="ce13">
            <text:p>120</text:p>
          </table:table-cell>
          <table:table-cell office:value-type="float" office:value="65" table:style-name="ce13">
            <text:p>65</text:p>
          </table:table-cell>
          <table:table-cell office:value-type="percentage" office:value="0.56140350000000006" table:style-name="ce14">
            <text:p>56.1%</text:p>
          </table:table-cell>
          <table:table-cell office:value-type="float" office:value="100" table:style-name="ce13">
            <text:p>100</text:p>
          </table:table-cell>
          <table:table-cell office:value-type="percentage" office:value="0.85964910000000005" table:style-name="ce14">
            <text:p>86.0%</text:p>
          </table:table-cell>
          <table:table-cell office:value-type="float" office:value="110" table:style-name="ce13">
            <text:p>110</text:p>
          </table:table-cell>
          <table:table-cell office:value-type="percentage" office:value="0.98245610000000005" table:style-name="ce14">
            <text:p>98.2%</text:p>
          </table:table-cell>
          <table:table-cell office:value-type="float" office:value="115" table:style-name="ce13">
            <text:p>11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15" table:style-name="ce13">
            <text:p>115</text:p>
          </table:table-cell>
          <table:table-cell office:value-type="float" office:value="55" table:style-name="ce13">
            <text:p>55</text:p>
          </table:table-cell>
          <table:table-cell office:value-type="percentage" office:value="0.52293579999999995" table:style-name="ce14">
            <text:p>52.3%</text:p>
          </table:table-cell>
          <table:table-cell office:value-type="float" office:value="80" table:style-name="ce13">
            <text:p>80</text:p>
          </table:table-cell>
          <table:table-cell office:value-type="percentage" office:value="0.71559629999999996" table:style-name="ce14">
            <text:p>71.6%</text:p>
          </table:table-cell>
          <table:table-cell office:value-type="float" office:value="90" table:style-name="ce13">
            <text:p>90</text:p>
          </table:table-cell>
          <table:table-cell office:value-type="percentage" office:value="0.8348624" table:style-name="ce14">
            <text:p>83.5%</text:p>
          </table:table-cell>
          <table:table-cell office:value-type="float" office:value="95" table:style-name="ce13">
            <text:p>95</text:p>
          </table:table-cell>
          <table:table-cell office:value-type="percentage" office:value="0.88990829999999999" table:style-name="ce14">
            <text:p>89.0%</text:p>
          </table:table-cell>
          <table:table-cell office:value-type="float" office:value="10" table:style-name="ce13">
            <text:p>10</text:p>
          </table:table-cell>
          <table:table-cell office:value-type="percentage" office:value="0.1100917" table:style-name="ce14">
            <text:p>11.0%</text:p>
          </table:table-cell>
          <table:table-cell office:value-type="float" office:value="110" table:style-name="ce13">
            <text:p>110</text:p>
          </table:table-cell>
          <table:table-cell office:value-type="float" office:value="35" table:style-name="ce13">
            <text:p>35</text:p>
          </table:table-cell>
          <table:table-cell office:value-type="percentage" office:value="0.43529410000000002" table:style-name="ce14">
            <text:p>43.5%</text:p>
          </table:table-cell>
          <table:table-cell office:value-type="float" office:value="60" table:style-name="ce13">
            <text:p>60</text:p>
          </table:table-cell>
          <table:table-cell office:value-type="percentage" office:value="0.72941180000000005" table:style-name="ce14">
            <text:p>72.9%</text:p>
          </table:table-cell>
          <table:table-cell office:value-type="float" office:value="80" table:style-name="ce13">
            <text:p>80</text:p>
          </table:table-cell>
          <table:table-cell office:value-type="percentage" office:value="0.91764710000000005" table:style-name="ce14">
            <text:p>91.8%</text:p>
          </table:table-cell>
          <table:table-cell office:value-type="float" office:value="80" table:style-name="ce13">
            <text:p>80</text:p>
          </table:table-cell>
          <table:table-cell office:value-type="percentage" office:value="0.94117649999999997" table:style-name="ce14">
            <text:p>94.1%</text:p>
          </table:table-cell>
          <table:table-cell office:value-type="float" office:value="5" table:style-name="ce13">
            <text:p>5</text:p>
          </table:table-cell>
          <table:table-cell office:value-type="percentage" office:value="5.8823500000000001E-2" table:style-name="ce14">
            <text:p>5.9%</text:p>
          </table:table-cell>
          <table:table-cell office:value-type="float" office:value="85" table:style-name="ce13">
            <text:p>85</text:p>
          </table:table-cell>
          <table:table-cell table:number-columns-repeated="16328"/>
        </table:table-row>
        <table:table-row table:style-name="ro11">
          <table:table-cell office:value-type="string" table:style-name="ce1">
            <text:p>Design and Manufacture</text:p>
          </table:table-cell>
          <table:table-cell office:value-type="string" table:style-name="ce13">
            <text:p>[c]</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15" table:style-name="ce13">
            <text:p>1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5" table:style-name="ce13">
            <text:p>15</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float" office:value="5" table:style-name="ce13">
            <text:p>5</text:p>
          </table:table-cell>
          <table:table-cell office:value-type="float" office:value="0" table:style-name="ce13">
            <text:p>0</text:p>
          </table:table-cell>
          <table:table-cell office:value-type="percentage" office:value="0" table:style-name="ce14">
            <text:p>0.0%</text:p>
          </table:table-cell>
          <table:table-cell office:value-type="float" office:value="10" table:style-name="ce13">
            <text:p>10</text:p>
          </table:table-cell>
          <table:table-cell office:value-type="percentage" office:value="0.375" table:style-name="ce14">
            <text:p>37.5%</text:p>
          </table:table-cell>
          <table:table-cell office:value-type="float" office:value="15" table:style-name="ce13">
            <text:p>15</text:p>
          </table:table-cell>
          <table:table-cell office:value-type="percentage" office:value="0.54166669999999995" table:style-name="ce14">
            <text:p>54.2%</text:p>
          </table:table-cell>
          <table:table-cell office:value-type="float" office:value="20" table:style-name="ce13">
            <text:p>20</text:p>
          </table:table-cell>
          <table:table-cell office:value-type="percentage" office:value="0.79166669999999995" table:style-name="ce14">
            <text:p>79.2%</text:p>
          </table:table-cell>
          <table:table-cell office:value-type="float" office:value="5" table:style-name="ce13">
            <text:p>5</text:p>
          </table:table-cell>
          <table:table-cell office:value-type="percentage" office:value="0.2083333" table:style-name="ce14">
            <text:p>20.8%</text:p>
          </table:table-cell>
          <table:table-cell office:value-type="float" office:value="25" table:style-name="ce13">
            <text:p>25</text:p>
          </table:table-cell>
          <table:table-cell table:number-columns-repeated="16328"/>
        </table:table-row>
        <table:table-row table:style-name="ro11">
          <table:table-cell office:value-type="string" table:style-name="ce1">
            <text:p>Drama</text:p>
          </table:table-cell>
          <table:table-cell office:value-type="float" office:value="35" table:style-name="ce13">
            <text:p>35</text:p>
          </table:table-cell>
          <table:table-cell office:value-type="percentage" office:value="0.46250000000000002" table:style-name="ce14">
            <text:p>46.3%</text:p>
          </table:table-cell>
          <table:table-cell office:value-type="float" office:value="60" table:style-name="ce13">
            <text:p>60</text:p>
          </table:table-cell>
          <table:table-cell office:value-type="percentage" office:value="0.75" table:style-name="ce14">
            <text:p>75.0%</text:p>
          </table:table-cell>
          <table:table-cell office:value-type="float" office:value="75" table:style-name="ce13">
            <text:p>75</text:p>
          </table:table-cell>
          <table:table-cell office:value-type="percentage" office:value="0.95" table:style-name="ce14">
            <text:p>95.0%</text:p>
          </table:table-cell>
          <table:table-cell office:value-type="float" office:value="80" table:style-name="ce13">
            <text:p>8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80" table:style-name="ce13">
            <text:p>80</text:p>
          </table:table-cell>
          <table:table-cell office:value-type="float" office:value="65" table:style-name="ce13">
            <text:p>65</text:p>
          </table:table-cell>
          <table:table-cell office:value-type="string" table:style-name="ce14">
            <text:p>[c]</text:p>
          </table:table-cell>
          <table:table-cell office:value-type="float" office:value="80" table:style-name="ce13">
            <text:p>80</text:p>
          </table:table-cell>
          <table:table-cell office:value-type="string" table:style-name="ce14">
            <text:p>[c]</text:p>
          </table:table-cell>
          <table:table-cell office:value-type="float" office:value="85" table:style-name="ce13">
            <text:p>85</text:p>
          </table:table-cell>
          <table:table-cell office:value-type="string" table:style-name="ce14">
            <text:p>[c]</text:p>
          </table:table-cell>
          <table:table-cell office:value-type="float" office:value="85" table:style-name="ce13">
            <text:p>8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85" table:style-name="ce13">
            <text:p>85</text:p>
          </table:table-cell>
          <table:table-cell office:value-type="float" office:value="60" table:style-name="ce13">
            <text:p>60</text:p>
          </table:table-cell>
          <table:table-cell office:value-type="percentage" office:value="0.8" table:style-name="ce14">
            <text:p>80.0%</text:p>
          </table:table-cell>
          <table:table-cell office:value-type="float" office:value="70" table:style-name="ce13">
            <text:p>70</text:p>
          </table:table-cell>
          <table:table-cell office:value-type="percentage" office:value="0.93333330000000003" table:style-name="ce14">
            <text:p>93.3%</text:p>
          </table:table-cell>
          <table:table-cell office:value-type="float" office:value="75" table:style-name="ce13">
            <text:p>75</text:p>
          </table:table-cell>
          <table:table-cell office:value-type="percentage" office:value="1" table:style-name="ce14">
            <text:p>100.0%</text:p>
          </table:table-cell>
          <table:table-cell office:value-type="float" office:value="75" table:style-name="ce13">
            <text:p>7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75" table:style-name="ce13">
            <text:p>75</text:p>
          </table:table-cell>
          <table:table-cell office:value-type="float" office:value="30" table:style-name="ce13">
            <text:p>30</text:p>
          </table:table-cell>
          <table:table-cell office:value-type="string" table:style-name="ce14">
            <text:p>[c]</text:p>
          </table:table-cell>
          <table:table-cell office:value-type="float" office:value="60" table:style-name="ce13">
            <text:p>60</text:p>
          </table:table-cell>
          <table:table-cell office:value-type="string" table:style-name="ce14">
            <text:p>[c]</text:p>
          </table:table-cell>
          <table:table-cell office:value-type="float" office:value="70" table:style-name="ce13">
            <text:p>70</text:p>
          </table:table-cell>
          <table:table-cell office:value-type="string" table:style-name="ce14">
            <text:p>[c]</text:p>
          </table:table-cell>
          <table:table-cell office:value-type="float" office:value="70" table:style-name="ce13">
            <text:p>7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75" table:style-name="ce13">
            <text:p>75</text:p>
          </table:table-cell>
          <table:table-cell office:value-type="float" office:value="30" table:style-name="ce13">
            <text:p>30</text:p>
          </table:table-cell>
          <table:table-cell office:value-type="string" table:style-name="ce14">
            <text:p>[c]</text:p>
          </table:table-cell>
          <table:table-cell office:value-type="float" office:value="45" table:style-name="ce13">
            <text:p>45</text:p>
          </table:table-cell>
          <table:table-cell office:value-type="string" table:style-name="ce14">
            <text:p>[c]</text:p>
          </table:table-cell>
          <table:table-cell office:value-type="float" office:value="60" table:style-name="ce13">
            <text:p>60</text:p>
          </table:table-cell>
          <table:table-cell office:value-type="string" table:style-name="ce14">
            <text:p>[c]</text:p>
          </table:table-cell>
          <table:table-cell office:value-type="float" office:value="65" table:style-name="ce13">
            <text:p>6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70" table:style-name="ce13">
            <text:p>70</text:p>
          </table:table-cell>
          <table:table-cell table:number-columns-repeated="16328"/>
        </table:table-row>
        <table:table-row table:style-name="ro11">
          <table:table-cell office:value-type="string" table:style-name="ce1">
            <text:p>Economics</text:p>
          </table:table-cell>
          <table:table-cell office:value-type="float" office:value="70" table:style-name="ce13">
            <text:p>70</text:p>
          </table:table-cell>
          <table:table-cell office:value-type="string" table:style-name="ce14">
            <text:p>[c]</text:p>
          </table:table-cell>
          <table:table-cell office:value-type="float" office:value="100" table:style-name="ce13">
            <text:p>100</text:p>
          </table:table-cell>
          <table:table-cell office:value-type="string" table:style-name="ce14">
            <text:p>[c]</text:p>
          </table:table-cell>
          <table:table-cell office:value-type="float" office:value="115" table:style-name="ce13">
            <text:p>115</text:p>
          </table:table-cell>
          <table:table-cell office:value-type="string" table:style-name="ce14">
            <text:p>[c]</text:p>
          </table:table-cell>
          <table:table-cell office:value-type="float" office:value="120" table:style-name="ce13">
            <text:p>12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25" table:style-name="ce13">
            <text:p>125</text:p>
          </table:table-cell>
          <table:table-cell office:value-type="float" office:value="65" table:style-name="ce13">
            <text:p>65</text:p>
          </table:table-cell>
          <table:table-cell office:value-type="percentage" office:value="0.84210529999999995" table:style-name="ce14">
            <text:p>84.2%</text:p>
          </table:table-cell>
          <table:table-cell office:value-type="float" office:value="75" table:style-name="ce13">
            <text:p>75</text:p>
          </table:table-cell>
          <table:table-cell office:value-type="percentage" office:value="0.9736842" table:style-name="ce14">
            <text:p>97.4%</text:p>
          </table:table-cell>
          <table:table-cell office:value-type="float" office:value="75" table:style-name="ce13">
            <text:p>75</text:p>
          </table:table-cell>
          <table:table-cell office:value-type="percentage" office:value="1" table:style-name="ce14">
            <text:p>100.0%</text:p>
          </table:table-cell>
          <table:table-cell office:value-type="float" office:value="75" table:style-name="ce13">
            <text:p>7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75" table:style-name="ce13">
            <text:p>75</text:p>
          </table:table-cell>
          <table:table-cell office:value-type="float" office:value="70" table:style-name="ce13">
            <text:p>70</text:p>
          </table:table-cell>
          <table:table-cell office:value-type="percentage" office:value="0.67961170000000004" table:style-name="ce14">
            <text:p>68.0%</text:p>
          </table:table-cell>
          <table:table-cell office:value-type="float" office:value="90" table:style-name="ce13">
            <text:p>90</text:p>
          </table:table-cell>
          <table:table-cell office:value-type="percentage" office:value="0.88349509999999998" table:style-name="ce14">
            <text:p>88.3%</text:p>
          </table:table-cell>
          <table:table-cell office:value-type="float" office:value="100" table:style-name="ce13">
            <text:p>100</text:p>
          </table:table-cell>
          <table:table-cell office:value-type="percentage" office:value="0.99029129999999999" table:style-name="ce14">
            <text:p>99.0%</text:p>
          </table:table-cell>
          <table:table-cell office:value-type="float" office:value="105" table:style-name="ce13">
            <text:p>10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05" table:style-name="ce13">
            <text:p>105</text:p>
          </table:table-cell>
          <table:table-cell office:value-type="float" office:value="55" table:style-name="ce13">
            <text:p>55</text:p>
          </table:table-cell>
          <table:table-cell office:value-type="string" table:style-name="ce14">
            <text:p>[c]</text:p>
          </table:table-cell>
          <table:table-cell office:value-type="float" office:value="80" table:style-name="ce13">
            <text:p>80</text:p>
          </table:table-cell>
          <table:table-cell office:value-type="string" table:style-name="ce14">
            <text:p>[c]</text:p>
          </table:table-cell>
          <table:table-cell office:value-type="float" office:value="95" table:style-name="ce13">
            <text:p>95</text:p>
          </table:table-cell>
          <table:table-cell office:value-type="string" table:style-name="ce14">
            <text:p>[c]</text:p>
          </table:table-cell>
          <table:table-cell office:value-type="float" office:value="100" table:style-name="ce13">
            <text:p>10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05" table:style-name="ce13">
            <text:p>105</text:p>
          </table:table-cell>
          <table:table-cell office:value-type="float" office:value="40" table:style-name="ce13">
            <text:p>40</text:p>
          </table:table-cell>
          <table:table-cell office:value-type="string" table:style-name="ce14">
            <text:p>[c]</text:p>
          </table:table-cell>
          <table:table-cell office:value-type="float" office:value="60" table:style-name="ce13">
            <text:p>60</text:p>
          </table:table-cell>
          <table:table-cell office:value-type="string" table:style-name="ce14">
            <text:p>[c]</text:p>
          </table:table-cell>
          <table:table-cell office:value-type="float" office:value="85" table:style-name="ce13">
            <text:p>85</text:p>
          </table:table-cell>
          <table:table-cell office:value-type="string" table:style-name="ce14">
            <text:p>[c]</text:p>
          </table:table-cell>
          <table:table-cell office:value-type="float" office:value="85" table:style-name="ce13">
            <text:p>8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85" table:style-name="ce13">
            <text:p>85</text:p>
          </table:table-cell>
          <table:table-cell table:number-columns-repeated="16328"/>
        </table:table-row>
        <table:table-row table:style-name="ro11">
          <table:table-cell office:value-type="string" table:style-name="ce1">
            <text:p>Engineering Science</text:p>
          </table:table-cell>
          <table:table-cell office:value-type="float" office:value="5" table:style-name="ce13">
            <text:p>5</text:p>
          </table:table-cell>
          <table:table-cell office:value-type="string" table:style-name="ce14">
            <text:p>[c]</text:p>
          </table:table-cell>
          <table:table-cell office:value-type="float" office:value="10" table:style-name="ce13">
            <text:p>10</text:p>
          </table:table-cell>
          <table:table-cell office:value-type="string" table:style-name="ce14">
            <text:p>[c]</text:p>
          </table:table-cell>
          <table:table-cell office:value-type="float" office:value="15" table:style-name="ce13">
            <text:p>15</text:p>
          </table:table-cell>
          <table:table-cell office:value-type="string" table:style-name="ce14">
            <text:p>[c]</text:p>
          </table:table-cell>
          <table:table-cell office:value-type="float" office:value="20" table:style-name="ce13">
            <text:p>2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0" table:style-name="ce13">
            <text:p>20</text:p>
          </table:table-cell>
          <table:table-cell office:value-type="float" office:value="10" table:style-name="ce13">
            <text:p>10</text:p>
          </table:table-cell>
          <table:table-cell office:value-type="percentage" office:value="0.47619050000000002" table:style-name="ce14">
            <text:p>47.6%</text:p>
          </table:table-cell>
          <table:table-cell office:value-type="float" office:value="15" table:style-name="ce13">
            <text:p>15</text:p>
          </table:table-cell>
          <table:table-cell office:value-type="percentage" office:value="0.76190480000000005" table:style-name="ce14">
            <text:p>76.2%</text:p>
          </table:table-cell>
          <table:table-cell office:value-type="float" office:value="20" table:style-name="ce13">
            <text:p>20</text:p>
          </table:table-cell>
          <table:table-cell office:value-type="percentage" office:value="0.95238100000000003" table:style-name="ce14">
            <text:p>95.2%</text:p>
          </table:table-cell>
          <table:table-cell office:value-type="float" office:value="20" table:style-name="ce13">
            <text:p>2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0" table:style-name="ce13">
            <text:p>20</text:p>
          </table:table-cell>
          <table:table-cell office:value-type="string" table:style-name="ce13">
            <text:p>[c]</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10" table:style-name="ce13">
            <text:p>10</text:p>
          </table:table-cell>
          <table:table-cell office:value-type="string" table:style-name="ce14">
            <text:p>[c]</text:p>
          </table:table-cell>
          <table:table-cell office:value-type="float" office:value="10" table:style-name="ce13">
            <text:p>10</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float" office:value="10" table:style-name="ce13">
            <text:p>10</text:p>
          </table:table-cell>
          <table:table-cell office:value-type="string" table:style-name="ce13">
            <text:p>[c]</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10" table:style-name="ce13">
            <text:p>10</text:p>
          </table:table-cell>
          <table:table-cell office:value-type="string" table:style-name="ce14">
            <text:p>[c]</text:p>
          </table:table-cell>
          <table:table-cell office:value-type="float" office:value="10" table:style-name="ce13">
            <text:p>10</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float" office:value="10" table:style-name="ce13">
            <text:p>10</text:p>
          </table:table-cell>
          <table:table-cell office:value-type="string" table:style-name="ce13">
            <text:p>[c]</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10" table:style-name="ce13">
            <text:p>10</text:p>
          </table:table-cell>
          <table:table-cell office:value-type="string" table:style-name="ce14">
            <text:p>[c]</text:p>
          </table:table-cell>
          <table:table-cell office:value-type="float" office:value="10" table:style-name="ce13">
            <text:p>1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0" table:style-name="ce13">
            <text:p>10</text:p>
          </table:table-cell>
          <table:table-cell table:number-columns-repeated="16328"/>
        </table:table-row>
        <table:table-row table:style-name="ro11">
          <table:table-cell office:value-type="string" table:style-name="ce1">
            <text:p>English</text:p>
          </table:table-cell>
          <table:table-cell office:value-type="float" office:value="175" table:style-name="ce13">
            <text:p>175</text:p>
          </table:table-cell>
          <table:table-cell office:value-type="percentage" office:value="0.53822630000000005" table:style-name="ce14">
            <text:p>53.8%</text:p>
          </table:table-cell>
          <table:table-cell office:value-type="float" office:value="270" table:style-name="ce13">
            <text:p>270</text:p>
          </table:table-cell>
          <table:table-cell office:value-type="percentage" office:value="0.82262999999999997" table:style-name="ce14">
            <text:p>82.3%</text:p>
          </table:table-cell>
          <table:table-cell office:value-type="float" office:value="315" table:style-name="ce13">
            <text:p>315</text:p>
          </table:table-cell>
          <table:table-cell office:value-type="percentage" office:value="0.9602446" table:style-name="ce14">
            <text:p>96.0%</text:p>
          </table:table-cell>
          <table:table-cell office:value-type="float" office:value="325" table:style-name="ce13">
            <text:p>32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25" table:style-name="ce13">
            <text:p>325</text:p>
          </table:table-cell>
          <table:table-cell office:value-type="float" office:value="220" table:style-name="ce13">
            <text:p>220</text:p>
          </table:table-cell>
          <table:table-cell office:value-type="string" table:style-name="ce14">
            <text:p>[c]</text:p>
          </table:table-cell>
          <table:table-cell office:value-type="float" office:value="290" table:style-name="ce13">
            <text:p>290</text:p>
          </table:table-cell>
          <table:table-cell office:value-type="string" table:style-name="ce14">
            <text:p>[c]</text:p>
          </table:table-cell>
          <table:table-cell office:value-type="float" office:value="310" table:style-name="ce13">
            <text:p>310</text:p>
          </table:table-cell>
          <table:table-cell office:value-type="string" table:style-name="ce14">
            <text:p>[c]</text:p>
          </table:table-cell>
          <table:table-cell office:value-type="float" office:value="310" table:style-name="ce13">
            <text:p>31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315" table:style-name="ce13">
            <text:p>315</text:p>
          </table:table-cell>
          <table:table-cell office:value-type="float" office:value="185" table:style-name="ce13">
            <text:p>185</text:p>
          </table:table-cell>
          <table:table-cell office:value-type="string" table:style-name="ce14">
            <text:p>[c]</text:p>
          </table:table-cell>
          <table:table-cell office:value-type="float" office:value="270" table:style-name="ce13">
            <text:p>270</text:p>
          </table:table-cell>
          <table:table-cell office:value-type="string" table:style-name="ce14">
            <text:p>[c]</text:p>
          </table:table-cell>
          <table:table-cell office:value-type="float" office:value="300" table:style-name="ce13">
            <text:p>300</text:p>
          </table:table-cell>
          <table:table-cell office:value-type="string" table:style-name="ce14">
            <text:p>[c]</text:p>
          </table:table-cell>
          <table:table-cell office:value-type="float" office:value="305" table:style-name="ce13">
            <text:p>30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305" table:style-name="ce13">
            <text:p>305</text:p>
          </table:table-cell>
          <table:table-cell office:value-type="float" office:value="130" table:style-name="ce13">
            <text:p>130</text:p>
          </table:table-cell>
          <table:table-cell office:value-type="string" table:style-name="ce14">
            <text:p>[c]</text:p>
          </table:table-cell>
          <table:table-cell office:value-type="float" office:value="205" table:style-name="ce13">
            <text:p>205</text:p>
          </table:table-cell>
          <table:table-cell office:value-type="string" table:style-name="ce14">
            <text:p>[c]</text:p>
          </table:table-cell>
          <table:table-cell office:value-type="float" office:value="270" table:style-name="ce13">
            <text:p>270</text:p>
          </table:table-cell>
          <table:table-cell office:value-type="string" table:style-name="ce14">
            <text:p>[c]</text:p>
          </table:table-cell>
          <table:table-cell office:value-type="float" office:value="280" table:style-name="ce13">
            <text:p>28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85" table:style-name="ce13">
            <text:p>285</text:p>
          </table:table-cell>
          <table:table-cell office:value-type="float" office:value="135" table:style-name="ce13">
            <text:p>135</text:p>
          </table:table-cell>
          <table:table-cell office:value-type="percentage" office:value="0.43081760000000002" table:style-name="ce14">
            <text:p>43.1%</text:p>
          </table:table-cell>
          <table:table-cell office:value-type="float" office:value="245" table:style-name="ce13">
            <text:p>245</text:p>
          </table:table-cell>
          <table:table-cell office:value-type="percentage" office:value="0.76729559999999997" table:style-name="ce14">
            <text:p>76.7%</text:p>
          </table:table-cell>
          <table:table-cell office:value-type="float" office:value="305" table:style-name="ce13">
            <text:p>305</text:p>
          </table:table-cell>
          <table:table-cell office:value-type="percentage" office:value="0.95283019999999996" table:style-name="ce14">
            <text:p>95.3%</text:p>
          </table:table-cell>
          <table:table-cell office:value-type="float" office:value="315" table:style-name="ce13">
            <text:p>315</text:p>
          </table:table-cell>
          <table:table-cell office:value-type="percentage" office:value="0.9842767" table:style-name="ce14">
            <text:p>98.4%</text:p>
          </table:table-cell>
          <table:table-cell office:value-type="float" office:value="5" table:style-name="ce13">
            <text:p>5</text:p>
          </table:table-cell>
          <table:table-cell office:value-type="percentage" office:value="1.5723299999999999E-2" table:style-name="ce14">
            <text:p>1.6%</text:p>
          </table:table-cell>
          <table:table-cell office:value-type="float" office:value="320" table:style-name="ce13">
            <text:p>320</text:p>
          </table:table-cell>
          <table:table-cell table:number-columns-repeated="16328"/>
        </table:table-row>
        <table:table-row table:style-name="ro11">
          <table:table-cell office:value-type="string" table:style-name="ce1">
            <text:p>French</text:p>
          </table:table-cell>
          <table:table-cell office:value-type="float" office:value="60" table:style-name="ce13">
            <text:p>60</text:p>
          </table:table-cell>
          <table:table-cell office:value-type="string" table:style-name="ce14">
            <text:p>[c]</text:p>
          </table:table-cell>
          <table:table-cell office:value-type="float" office:value="75" table:style-name="ce13">
            <text:p>75</text:p>
          </table:table-cell>
          <table:table-cell office:value-type="string" table:style-name="ce14">
            <text:p>[c]</text:p>
          </table:table-cell>
          <table:table-cell office:value-type="float" office:value="85" table:style-name="ce13">
            <text:p>85</text:p>
          </table:table-cell>
          <table:table-cell office:value-type="string" table:style-name="ce14">
            <text:p>[c]</text:p>
          </table:table-cell>
          <table:table-cell office:value-type="float" office:value="90" table:style-name="ce13">
            <text:p>9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90" table:style-name="ce13">
            <text:p>90</text:p>
          </table:table-cell>
          <table:table-cell office:value-type="float" office:value="80" table:style-name="ce13">
            <text:p>80</text:p>
          </table:table-cell>
          <table:table-cell office:value-type="percentage" office:value="0.83157890000000001" table:style-name="ce14">
            <text:p>83.2%</text:p>
          </table:table-cell>
          <table:table-cell office:value-type="float" office:value="90" table:style-name="ce13">
            <text:p>90</text:p>
          </table:table-cell>
          <table:table-cell office:value-type="percentage" office:value="0.93684210000000001" table:style-name="ce14">
            <text:p>93.7%</text:p>
          </table:table-cell>
          <table:table-cell office:value-type="float" office:value="95" table:style-name="ce13">
            <text:p>95</text:p>
          </table:table-cell>
          <table:table-cell office:value-type="percentage" office:value="0.97894740000000002" table:style-name="ce14">
            <text:p>97.9%</text:p>
          </table:table-cell>
          <table:table-cell office:value-type="float" office:value="95" table:style-name="ce13">
            <text:p>9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95" table:style-name="ce13">
            <text:p>95</text:p>
          </table:table-cell>
          <table:table-cell office:value-type="float" office:value="85" table:style-name="ce13">
            <text:p>85</text:p>
          </table:table-cell>
          <table:table-cell office:value-type="percentage" office:value="0.70491800000000004" table:style-name="ce14">
            <text:p>70.5%</text:p>
          </table:table-cell>
          <table:table-cell office:value-type="float" office:value="115" table:style-name="ce13">
            <text:p>115</text:p>
          </table:table-cell>
          <table:table-cell office:value-type="percentage" office:value="0.93442619999999998" table:style-name="ce14">
            <text:p>93.4%</text:p>
          </table:table-cell>
          <table:table-cell office:value-type="float" office:value="120" table:style-name="ce13">
            <text:p>120</text:p>
          </table:table-cell>
          <table:table-cell office:value-type="percentage" office:value="0.99180330000000005" table:style-name="ce14">
            <text:p>99.2%</text:p>
          </table:table-cell>
          <table:table-cell office:value-type="float" office:value="120" table:style-name="ce13">
            <text:p>12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20" table:style-name="ce13">
            <text:p>120</text:p>
          </table:table-cell>
          <table:table-cell office:value-type="float" office:value="70" table:style-name="ce13">
            <text:p>70</text:p>
          </table:table-cell>
          <table:table-cell office:value-type="percentage" office:value="0.60869569999999995" table:style-name="ce14">
            <text:p>60.9%</text:p>
          </table:table-cell>
          <table:table-cell office:value-type="float" office:value="95" table:style-name="ce13">
            <text:p>95</text:p>
          </table:table-cell>
          <table:table-cell office:value-type="percentage" office:value="0.80869570000000002" table:style-name="ce14">
            <text:p>80.9%</text:p>
          </table:table-cell>
          <table:table-cell office:value-type="float" office:value="105" table:style-name="ce13">
            <text:p>105</text:p>
          </table:table-cell>
          <table:table-cell office:value-type="percentage" office:value="0.91304350000000001" table:style-name="ce14">
            <text:p>91.3%</text:p>
          </table:table-cell>
          <table:table-cell office:value-type="float" office:value="110" table:style-name="ce13">
            <text:p>110</text:p>
          </table:table-cell>
          <table:table-cell office:value-type="percentage" office:value="0.9478261" table:style-name="ce14">
            <text:p>94.8%</text:p>
          </table:table-cell>
          <table:table-cell office:value-type="float" office:value="5" table:style-name="ce13">
            <text:p>5</text:p>
          </table:table-cell>
          <table:table-cell office:value-type="percentage" office:value="5.2173900000000002E-2" table:style-name="ce14">
            <text:p>5.2%</text:p>
          </table:table-cell>
          <table:table-cell office:value-type="float" office:value="115" table:style-name="ce13">
            <text:p>115</text:p>
          </table:table-cell>
          <table:table-cell office:value-type="float" office:value="70" table:style-name="ce13">
            <text:p>70</text:p>
          </table:table-cell>
          <table:table-cell office:value-type="string" table:style-name="ce14">
            <text:p>[c]</text:p>
          </table:table-cell>
          <table:table-cell office:value-type="float" office:value="100" table:style-name="ce13">
            <text:p>100</text:p>
          </table:table-cell>
          <table:table-cell office:value-type="string" table:style-name="ce14">
            <text:p>[c]</text:p>
          </table:table-cell>
          <table:table-cell office:value-type="float" office:value="115" table:style-name="ce13">
            <text:p>115</text:p>
          </table:table-cell>
          <table:table-cell office:value-type="string" table:style-name="ce14">
            <text:p>[c]</text:p>
          </table:table-cell>
          <table:table-cell office:value-type="float" office:value="120" table:style-name="ce13">
            <text:p>12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25" table:style-name="ce13">
            <text:p>125</text:p>
          </table:table-cell>
          <table:table-cell table:number-columns-repeated="16328"/>
        </table:table-row>
        <table:table-row table:style-name="ro11">
          <table:table-cell office:value-type="string" table:style-name="ce1">
            <text:p>Geography</text:p>
          </table:table-cell>
          <table:table-cell office:value-type="float" office:value="100" table:style-name="ce13">
            <text:p>100</text:p>
          </table:table-cell>
          <table:table-cell office:value-type="percentage" office:value="0.42608699999999999" table:style-name="ce14">
            <text:p>42.6%</text:p>
          </table:table-cell>
          <table:table-cell office:value-type="float" office:value="180" table:style-name="ce13">
            <text:p>180</text:p>
          </table:table-cell>
          <table:table-cell office:value-type="percentage" office:value="0.77391299999999996" table:style-name="ce14">
            <text:p>77.4%</text:p>
          </table:table-cell>
          <table:table-cell office:value-type="float" office:value="220" table:style-name="ce13">
            <text:p>220</text:p>
          </table:table-cell>
          <table:table-cell office:value-type="percentage" office:value="0.96086959999999999" table:style-name="ce14">
            <text:p>96.1%</text:p>
          </table:table-cell>
          <table:table-cell office:value-type="float" office:value="230" table:style-name="ce13">
            <text:p>23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230" table:style-name="ce13">
            <text:p>230</text:p>
          </table:table-cell>
          <table:table-cell office:value-type="float" office:value="105" table:style-name="ce13">
            <text:p>105</text:p>
          </table:table-cell>
          <table:table-cell office:value-type="percentage" office:value="0.60693640000000004" table:style-name="ce14">
            <text:p>60.7%</text:p>
          </table:table-cell>
          <table:table-cell office:value-type="float" office:value="155" table:style-name="ce13">
            <text:p>155</text:p>
          </table:table-cell>
          <table:table-cell office:value-type="percentage" office:value="0.89595380000000002" table:style-name="ce14">
            <text:p>89.6%</text:p>
          </table:table-cell>
          <table:table-cell office:value-type="float" office:value="170" table:style-name="ce13">
            <text:p>170</text:p>
          </table:table-cell>
          <table:table-cell office:value-type="percentage" office:value="0.97687860000000004" table:style-name="ce14">
            <text:p>97.7%</text:p>
          </table:table-cell>
          <table:table-cell office:value-type="float" office:value="175" table:style-name="ce13">
            <text:p>17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75" table:style-name="ce13">
            <text:p>175</text:p>
          </table:table-cell>
          <table:table-cell office:value-type="float" office:value="115" table:style-name="ce13">
            <text:p>115</text:p>
          </table:table-cell>
          <table:table-cell office:value-type="percentage" office:value="0.59693879999999999" table:style-name="ce14">
            <text:p>59.7%</text:p>
          </table:table-cell>
          <table:table-cell office:value-type="float" office:value="170" table:style-name="ce13">
            <text:p>170</text:p>
          </table:table-cell>
          <table:table-cell office:value-type="percentage" office:value="0.86734690000000003" table:style-name="ce14">
            <text:p>86.7%</text:p>
          </table:table-cell>
          <table:table-cell office:value-type="float" office:value="195" table:style-name="ce13">
            <text:p>195</text:p>
          </table:table-cell>
          <table:table-cell office:value-type="percentage" office:value="0.98979589999999995" table:style-name="ce14">
            <text:p>99.0%</text:p>
          </table:table-cell>
          <table:table-cell office:value-type="float" office:value="195" table:style-name="ce13">
            <text:p>19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95" table:style-name="ce13">
            <text:p>195</text:p>
          </table:table-cell>
          <table:table-cell office:value-type="float" office:value="65" table:style-name="ce13">
            <text:p>65</text:p>
          </table:table-cell>
          <table:table-cell office:value-type="string" table:style-name="ce14">
            <text:p>[c]</text:p>
          </table:table-cell>
          <table:table-cell office:value-type="float" office:value="125" table:style-name="ce13">
            <text:p>125</text:p>
          </table:table-cell>
          <table:table-cell office:value-type="string" table:style-name="ce14">
            <text:p>[c]</text:p>
          </table:table-cell>
          <table:table-cell office:value-type="float" office:value="140" table:style-name="ce13">
            <text:p>140</text:p>
          </table:table-cell>
          <table:table-cell office:value-type="string" table:style-name="ce14">
            <text:p>[c]</text:p>
          </table:table-cell>
          <table:table-cell office:value-type="float" office:value="145" table:style-name="ce13">
            <text:p>14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45" table:style-name="ce13">
            <text:p>145</text:p>
          </table:table-cell>
          <table:table-cell office:value-type="float" office:value="80" table:style-name="ce13">
            <text:p>80</text:p>
          </table:table-cell>
          <table:table-cell office:value-type="string" table:style-name="ce14">
            <text:p>[c]</text:p>
          </table:table-cell>
          <table:table-cell office:value-type="float" office:value="150" table:style-name="ce13">
            <text:p>150</text:p>
          </table:table-cell>
          <table:table-cell office:value-type="string" table:style-name="ce14">
            <text:p>[c]</text:p>
          </table:table-cell>
          <table:table-cell office:value-type="float" office:value="185" table:style-name="ce13">
            <text:p>185</text:p>
          </table:table-cell>
          <table:table-cell office:value-type="string" table:style-name="ce14">
            <text:p>[c]</text:p>
          </table:table-cell>
          <table:table-cell office:value-type="float" office:value="185" table:style-name="ce13">
            <text:p>18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90" table:style-name="ce13">
            <text:p>190</text:p>
          </table:table-cell>
          <table:table-cell table:number-columns-repeated="16328"/>
        </table:table-row>
        <table:table-row table:style-name="ro11">
          <table:table-cell office:value-type="string" table:style-name="ce1">
            <text:p>German</text:p>
          </table:table-cell>
          <table:table-cell office:value-type="float" office:value="25" table:style-name="ce13">
            <text:p>25</text:p>
          </table:table-cell>
          <table:table-cell office:value-type="string" table:style-name="ce14">
            <text:p>[c]</text:p>
          </table:table-cell>
          <table:table-cell office:value-type="float" office:value="35" table:style-name="ce13">
            <text:p>35</text:p>
          </table:table-cell>
          <table:table-cell office:value-type="string" table:style-name="ce14">
            <text:p>[c]</text:p>
          </table:table-cell>
          <table:table-cell office:value-type="float" office:value="40" table:style-name="ce13">
            <text:p>40</text:p>
          </table:table-cell>
          <table:table-cell office:value-type="string" table:style-name="ce14">
            <text:p>[c]</text:p>
          </table:table-cell>
          <table:table-cell office:value-type="float" office:value="40" table:style-name="ce13">
            <text:p>4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40" table:style-name="ce13">
            <text:p>40</text:p>
          </table:table-cell>
          <table:table-cell office:value-type="float" office:value="35" table:style-name="ce13">
            <text:p>35</text:p>
          </table:table-cell>
          <table:table-cell office:value-type="string" table:style-name="ce14">
            <text:p>[c]</text:p>
          </table:table-cell>
          <table:table-cell office:value-type="float" office:value="40" table:style-name="ce13">
            <text:p>40</text:p>
          </table:table-cell>
          <table:table-cell office:value-type="string" table:style-name="ce14">
            <text:p>[c]</text:p>
          </table:table-cell>
          <table:table-cell office:value-type="float" office:value="40" table:style-name="ce13">
            <text:p>40</text:p>
          </table:table-cell>
          <table:table-cell office:value-type="string" table:style-name="ce14">
            <text:p>[c]</text:p>
          </table:table-cell>
          <table:table-cell office:value-type="float" office:value="40" table:style-name="ce13">
            <text:p>4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40" table:style-name="ce13">
            <text:p>40</text:p>
          </table:table-cell>
          <table:table-cell office:value-type="float" office:value="25" table:style-name="ce13">
            <text:p>25</text:p>
          </table:table-cell>
          <table:table-cell office:value-type="percentage" office:value="0.71875" table:style-name="ce14">
            <text:p>71.9%</text:p>
          </table:table-cell>
          <table:table-cell office:value-type="float" office:value="30" table:style-name="ce13">
            <text:p>30</text:p>
          </table:table-cell>
          <table:table-cell office:value-type="percentage" office:value="0.96875" table:style-name="ce14">
            <text:p>96.9%</text:p>
          </table:table-cell>
          <table:table-cell office:value-type="float" office:value="30" table:style-name="ce13">
            <text:p>30</text:p>
          </table:table-cell>
          <table:table-cell office:value-type="percentage" office:value="1" table:style-name="ce14">
            <text:p>100.0%</text:p>
          </table:table-cell>
          <table:table-cell office:value-type="float" office:value="30" table:style-name="ce13">
            <text:p>3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0" table:style-name="ce13">
            <text:p>30</text:p>
          </table:table-cell>
          <table:table-cell office:value-type="float" office:value="35" table:style-name="ce13">
            <text:p>35</text:p>
          </table:table-cell>
          <table:table-cell office:value-type="string" table:style-name="ce14">
            <text:p>[c]</text:p>
          </table:table-cell>
          <table:table-cell office:value-type="float" office:value="45" table:style-name="ce13">
            <text:p>45</text:p>
          </table:table-cell>
          <table:table-cell office:value-type="string" table:style-name="ce14">
            <text:p>[c]</text:p>
          </table:table-cell>
          <table:table-cell office:value-type="float" office:value="50" table:style-name="ce13">
            <text:p>50</text:p>
          </table:table-cell>
          <table:table-cell office:value-type="string" table:style-name="ce14">
            <text:p>[c]</text:p>
          </table:table-cell>
          <table:table-cell office:value-type="float" office:value="50" table:style-name="ce13">
            <text:p>5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50" table:style-name="ce13">
            <text:p>50</text:p>
          </table:table-cell>
          <table:table-cell office:value-type="float" office:value="30" table:style-name="ce13">
            <text:p>30</text:p>
          </table:table-cell>
          <table:table-cell office:value-type="percentage" office:value="0.8823529" table:style-name="ce14">
            <text:p>88.2%</text:p>
          </table:table-cell>
          <table:table-cell office:value-type="float" office:value="35" table:style-name="ce13">
            <text:p>35</text:p>
          </table:table-cell>
          <table:table-cell office:value-type="percentage" office:value="0.97058820000000001" table:style-name="ce14">
            <text:p>97.1%</text:p>
          </table:table-cell>
          <table:table-cell office:value-type="float" office:value="35" table:style-name="ce13">
            <text:p>35</text:p>
          </table:table-cell>
          <table:table-cell office:value-type="percentage" office:value="1" table:style-name="ce14">
            <text:p>100.0%</text:p>
          </table:table-cell>
          <table:table-cell office:value-type="float" office:value="35" table:style-name="ce13">
            <text:p>3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5" table:style-name="ce13">
            <text:p>35</text:p>
          </table:table-cell>
          <table:table-cell table:number-columns-repeated="16328"/>
        </table:table-row>
        <table:table-row table:style-name="ro11">
          <table:table-cell office:value-type="string" table:style-name="ce1">
            <text:p>Graphic Communication</text:p>
          </table:table-cell>
          <table:table-cell office:value-type="float" office:value="10" table:style-name="ce13">
            <text:p>10</text:p>
          </table:table-cell>
          <table:table-cell office:value-type="string" table:style-name="ce14">
            <text:p>[c]</text:p>
          </table:table-cell>
          <table:table-cell office:value-type="float" office:value="15" table:style-name="ce13">
            <text:p>15</text:p>
          </table:table-cell>
          <table:table-cell office:value-type="string" table:style-name="ce14">
            <text:p>[c]</text:p>
          </table:table-cell>
          <table:table-cell office:value-type="float" office:value="15" table:style-name="ce13">
            <text:p>15</text:p>
          </table:table-cell>
          <table:table-cell office:value-type="string" table:style-name="ce14">
            <text:p>[c]</text:p>
          </table:table-cell>
          <table:table-cell office:value-type="float" office:value="20" table:style-name="ce13">
            <text:p>2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0" table:style-name="ce13">
            <text:p>20</text:p>
          </table:table-cell>
          <table:table-cell office:value-type="float" office:value="5" table:style-name="ce13">
            <text:p>5</text:p>
          </table:table-cell>
          <table:table-cell office:value-type="percentage" office:value="0.54545449999999995" table:style-name="ce14">
            <text:p>54.5%</text:p>
          </table:table-cell>
          <table:table-cell office:value-type="float" office:value="10" table:style-name="ce13">
            <text:p>10</text:p>
          </table:table-cell>
          <table:table-cell office:value-type="percentage" office:value="0.72727269999999999" table:style-name="ce14">
            <text:p>72.7%</text:p>
          </table:table-cell>
          <table:table-cell office:value-type="float" office:value="10" table:style-name="ce13">
            <text:p>10</text:p>
          </table:table-cell>
          <table:table-cell office:value-type="percentage" office:value="0.90909090000000004" table:style-name="ce14">
            <text:p>90.9%</text:p>
          </table:table-cell>
          <table:table-cell office:value-type="float" office:value="10" table:style-name="ce13">
            <text:p>1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0" table:style-name="ce13">
            <text:p>10</text:p>
          </table:table-cell>
          <table:table-cell office:value-type="string" table:style-name="ce13">
            <text:p>[c]</text:p>
          </table:table-cell>
          <table:table-cell office:value-type="string" table:style-name="ce14">
            <text:p>[c]</text:p>
          </table:table-cell>
          <table:table-cell office:value-type="float" office:value="10" table:style-name="ce13">
            <text:p>10</text:p>
          </table:table-cell>
          <table:table-cell office:value-type="string" table:style-name="ce14">
            <text:p>[c]</text:p>
          </table:table-cell>
          <table:table-cell office:value-type="float" office:value="10" table:style-name="ce13">
            <text:p>10</text:p>
          </table:table-cell>
          <table:table-cell office:value-type="string" table:style-name="ce14">
            <text:p>[c]</text:p>
          </table:table-cell>
          <table:table-cell office:value-type="float" office:value="10" table:style-name="ce13">
            <text:p>10</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float" office:value="10" table:style-name="ce13">
            <text:p>10</text:p>
          </table:table-cell>
          <table:table-cell office:value-type="string" table:style-name="ce13">
            <text:p>[c]</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10" table:style-name="ce13">
            <text:p>1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0" table:style-name="ce13">
            <text:p>10</text:p>
          </table:table-cell>
          <table:table-cell office:value-type="float" office:value="10" table:style-name="ce13">
            <text:p>10</text:p>
          </table:table-cell>
          <table:table-cell office:value-type="string" table:style-name="ce14">
            <text:p>[c]</text:p>
          </table:table-cell>
          <table:table-cell office:value-type="float" office:value="20" table:style-name="ce13">
            <text:p>20</text:p>
          </table:table-cell>
          <table:table-cell office:value-type="string" table:style-name="ce14">
            <text:p>[c]</text:p>
          </table:table-cell>
          <table:table-cell office:value-type="float" office:value="20" table:style-name="ce13">
            <text:p>20</text:p>
          </table:table-cell>
          <table:table-cell office:value-type="string" table:style-name="ce14">
            <text:p>[c]</text:p>
          </table:table-cell>
          <table:table-cell office:value-type="float" office:value="20" table:style-name="ce13">
            <text:p>2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0" table:style-name="ce13">
            <text:p>20</text:p>
          </table:table-cell>
          <table:table-cell table:number-columns-repeated="16328"/>
        </table:table-row>
        <table:table-row table:style-name="ro11">
          <table:table-cell office:value-type="string" table:style-name="ce1">
            <text:p>Health and Food Technology</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float" office:value="5" table:style-name="ce13">
            <text:p>5</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float" office:value="5" table:style-name="ce13">
            <text:p>5</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5" table:style-name="ce13">
            <text:p>5</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float" office:value="5" table:style-name="ce13">
            <text:p>5</text:p>
          </table:table-cell>
          <table:table-cell office:value-type="float" office:value="0" table:style-name="ce13">
            <text:p>0</text:p>
          </table:table-cell>
          <table:table-cell office:value-type="percentage" office:value="0" table:style-name="ce14">
            <text:p>0.0%</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table:number-columns-repeated="16328"/>
        </table:table-row>
        <table:table-row table:style-name="ro11">
          <table:table-cell office:value-type="string" table:style-name="ce1">
            <text:p>History</text:p>
          </table:table-cell>
          <table:table-cell office:value-type="float" office:value="185" table:style-name="ce13">
            <text:p>185</text:p>
          </table:table-cell>
          <table:table-cell office:value-type="percentage" office:value="0.65034970000000003" table:style-name="ce14">
            <text:p>65.0%</text:p>
          </table:table-cell>
          <table:table-cell office:value-type="float" office:value="240" table:style-name="ce13">
            <text:p>240</text:p>
          </table:table-cell>
          <table:table-cell office:value-type="percentage" office:value="0.84615379999999996" table:style-name="ce14">
            <text:p>84.6%</text:p>
          </table:table-cell>
          <table:table-cell office:value-type="float" office:value="270" table:style-name="ce13">
            <text:p>270</text:p>
          </table:table-cell>
          <table:table-cell office:value-type="percentage" office:value="0.93706290000000003" table:style-name="ce14">
            <text:p>93.7%</text:p>
          </table:table-cell>
          <table:table-cell office:value-type="float" office:value="275" table:style-name="ce13">
            <text:p>275</text:p>
          </table:table-cell>
          <table:table-cell office:value-type="percentage" office:value="0.96853149999999999" table:style-name="ce14">
            <text:p>96.9%</text:p>
          </table:table-cell>
          <table:table-cell office:value-type="float" office:value="10" table:style-name="ce13">
            <text:p>10</text:p>
          </table:table-cell>
          <table:table-cell office:value-type="percentage" office:value="3.1468500000000003E-2" table:style-name="ce14">
            <text:p>3.1%</text:p>
          </table:table-cell>
          <table:table-cell office:value-type="float" office:value="285" table:style-name="ce13">
            <text:p>285</text:p>
          </table:table-cell>
          <table:table-cell office:value-type="float" office:value="165" table:style-name="ce13">
            <text:p>165</text:p>
          </table:table-cell>
          <table:table-cell office:value-type="string" table:style-name="ce14">
            <text:p>[c]</text:p>
          </table:table-cell>
          <table:table-cell office:value-type="float" office:value="210" table:style-name="ce13">
            <text:p>210</text:p>
          </table:table-cell>
          <table:table-cell office:value-type="string" table:style-name="ce14">
            <text:p>[c]</text:p>
          </table:table-cell>
          <table:table-cell office:value-type="float" office:value="220" table:style-name="ce13">
            <text:p>220</text:p>
          </table:table-cell>
          <table:table-cell office:value-type="string" table:style-name="ce14">
            <text:p>[c]</text:p>
          </table:table-cell>
          <table:table-cell office:value-type="float" office:value="225" table:style-name="ce13">
            <text:p>22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25" table:style-name="ce13">
            <text:p>225</text:p>
          </table:table-cell>
          <table:table-cell office:value-type="float" office:value="155" table:style-name="ce13">
            <text:p>155</text:p>
          </table:table-cell>
          <table:table-cell office:value-type="string" table:style-name="ce14">
            <text:p>[c]</text:p>
          </table:table-cell>
          <table:table-cell office:value-type="float" office:value="225" table:style-name="ce13">
            <text:p>225</text:p>
          </table:table-cell>
          <table:table-cell office:value-type="string" table:style-name="ce14">
            <text:p>[c]</text:p>
          </table:table-cell>
          <table:table-cell office:value-type="float" office:value="240" table:style-name="ce13">
            <text:p>240</text:p>
          </table:table-cell>
          <table:table-cell office:value-type="string" table:style-name="ce14">
            <text:p>[c]</text:p>
          </table:table-cell>
          <table:table-cell office:value-type="float" office:value="240" table:style-name="ce13">
            <text:p>24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40" table:style-name="ce13">
            <text:p>240</text:p>
          </table:table-cell>
          <table:table-cell office:value-type="float" office:value="155" table:style-name="ce13">
            <text:p>155</text:p>
          </table:table-cell>
          <table:table-cell office:value-type="percentage" office:value="0.59073359999999997" table:style-name="ce14">
            <text:p>59.1%</text:p>
          </table:table-cell>
          <table:table-cell office:value-type="float" office:value="220" table:style-name="ce13">
            <text:p>220</text:p>
          </table:table-cell>
          <table:table-cell office:value-type="percentage" office:value="0.84169879999999997" table:style-name="ce14">
            <text:p>84.2%</text:p>
          </table:table-cell>
          <table:table-cell office:value-type="float" office:value="245" table:style-name="ce13">
            <text:p>245</text:p>
          </table:table-cell>
          <table:table-cell office:value-type="percentage" office:value="0.94980690000000001" table:style-name="ce14">
            <text:p>95.0%</text:p>
          </table:table-cell>
          <table:table-cell office:value-type="float" office:value="250" table:style-name="ce13">
            <text:p>250</text:p>
          </table:table-cell>
          <table:table-cell office:value-type="percentage" office:value="0.97297299999999998" table:style-name="ce14">
            <text:p>97.3%</text:p>
          </table:table-cell>
          <table:table-cell office:value-type="float" office:value="5" table:style-name="ce13">
            <text:p>5</text:p>
          </table:table-cell>
          <table:table-cell office:value-type="percentage" office:value="2.7026999999999999E-2" table:style-name="ce14">
            <text:p>2.7%</text:p>
          </table:table-cell>
          <table:table-cell office:value-type="float" office:value="260" table:style-name="ce13">
            <text:p>260</text:p>
          </table:table-cell>
          <table:table-cell office:value-type="float" office:value="195" table:style-name="ce13">
            <text:p>195</text:p>
          </table:table-cell>
          <table:table-cell office:value-type="string" table:style-name="ce14">
            <text:p>[c]</text:p>
          </table:table-cell>
          <table:table-cell office:value-type="float" office:value="255" table:style-name="ce13">
            <text:p>255</text:p>
          </table:table-cell>
          <table:table-cell office:value-type="string" table:style-name="ce14">
            <text:p>[c]</text:p>
          </table:table-cell>
          <table:table-cell office:value-type="float" office:value="285" table:style-name="ce13">
            <text:p>285</text:p>
          </table:table-cell>
          <table:table-cell office:value-type="string" table:style-name="ce14">
            <text:p>[c]</text:p>
          </table:table-cell>
          <table:table-cell office:value-type="float" office:value="290" table:style-name="ce13">
            <text:p>29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95" table:style-name="ce13">
            <text:p>295</text:p>
          </table:table-cell>
          <table:table-cell table:number-columns-repeated="16328"/>
        </table:table-row>
        <table:table-row table:style-name="ro11">
          <table:table-cell office:value-type="string" table:style-name="ce1">
            <text:p>Italian</text:p>
          </table:table-cell>
          <table:table-cell office:value-type="float" office:value="10" table:style-name="ce13">
            <text:p>10</text:p>
          </table:table-cell>
          <table:table-cell office:value-type="percentage" office:value="0.8" table:style-name="ce14">
            <text:p>80.0%</text:p>
          </table:table-cell>
          <table:table-cell office:value-type="float" office:value="10" table:style-name="ce13">
            <text:p>10</text:p>
          </table:table-cell>
          <table:table-cell office:value-type="percentage" office:value="1" table:style-name="ce14">
            <text:p>100.0%</text:p>
          </table:table-cell>
          <table:table-cell office:value-type="float" office:value="10" table:style-name="ce13">
            <text:p>10</text:p>
          </table:table-cell>
          <table:table-cell office:value-type="percentage" office:value="1" table:style-name="ce14">
            <text:p>100.0%</text:p>
          </table:table-cell>
          <table:table-cell office:value-type="float" office:value="10" table:style-name="ce13">
            <text:p>1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0" table:style-name="ce13">
            <text:p>10</text:p>
          </table:table-cell>
          <table:table-cell office:value-type="float" office:value="10" table:style-name="ce13">
            <text:p>10</text:p>
          </table:table-cell>
          <table:table-cell office:value-type="percentage" office:value="0.92307689999999998" table:style-name="ce14">
            <text:p>92.3%</text:p>
          </table:table-cell>
          <table:table-cell office:value-type="float" office:value="10" table:style-name="ce13">
            <text:p>10</text:p>
          </table:table-cell>
          <table:table-cell office:value-type="percentage" office:value="0.92307689999999998" table:style-name="ce14">
            <text:p>92.3%</text:p>
          </table:table-cell>
          <table:table-cell office:value-type="float" office:value="15" table:style-name="ce13">
            <text:p>15</text:p>
          </table:table-cell>
          <table:table-cell office:value-type="percentage" office:value="1" table:style-name="ce14">
            <text:p>100.0%</text:p>
          </table:table-cell>
          <table:table-cell office:value-type="float" office:value="15" table:style-name="ce13">
            <text:p>1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5" table:style-name="ce13">
            <text:p>15</text:p>
          </table:table-cell>
          <table:table-cell office:value-type="float" office:value="10" table:style-name="ce13">
            <text:p>10</text:p>
          </table:table-cell>
          <table:table-cell office:value-type="percentage" office:value="0.75" table:style-name="ce14">
            <text:p>75.0%</text:p>
          </table:table-cell>
          <table:table-cell office:value-type="float" office:value="10" table:style-name="ce13">
            <text:p>10</text:p>
          </table:table-cell>
          <table:table-cell office:value-type="percentage" office:value="1" table:style-name="ce14">
            <text:p>100.0%</text:p>
          </table:table-cell>
          <table:table-cell office:value-type="float" office:value="10" table:style-name="ce13">
            <text:p>10</text:p>
          </table:table-cell>
          <table:table-cell office:value-type="percentage" office:value="1" table:style-name="ce14">
            <text:p>100.0%</text:p>
          </table:table-cell>
          <table:table-cell office:value-type="float" office:value="10" table:style-name="ce13">
            <text:p>1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0" table:style-name="ce13">
            <text:p>10</text:p>
          </table:table-cell>
          <table:table-cell office:value-type="float" office:value="5" table:style-name="ce13">
            <text:p>5</text:p>
          </table:table-cell>
          <table:table-cell office:value-type="percentage" office:value="0.66666669999999995" table:style-name="ce14">
            <text:p>66.7%</text:p>
          </table:table-cell>
          <table:table-cell office:value-type="float" office:value="10" table:style-name="ce13">
            <text:p>10</text:p>
          </table:table-cell>
          <table:table-cell office:value-type="percentage" office:value="0.88888889999999998" table:style-name="ce14">
            <text:p>88.9%</text:p>
          </table:table-cell>
          <table:table-cell office:value-type="float" office:value="10" table:style-name="ce13">
            <text:p>10</text:p>
          </table:table-cell>
          <table:table-cell office:value-type="percentage" office:value="0.88888889999999998" table:style-name="ce14">
            <text:p>88.9%</text:p>
          </table:table-cell>
          <table:table-cell office:value-type="float" office:value="10" table:style-name="ce13">
            <text:p>1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0" table:style-name="ce13">
            <text:p>10</text:p>
          </table:table-cell>
          <table:table-cell office:value-type="float" office:value="10" table:style-name="ce13">
            <text:p>10</text:p>
          </table:table-cell>
          <table:table-cell office:value-type="percentage" office:value="1" table:style-name="ce14">
            <text:p>100.0%</text:p>
          </table:table-cell>
          <table:table-cell office:value-type="float" office:value="10" table:style-name="ce13">
            <text:p>10</text:p>
          </table:table-cell>
          <table:table-cell office:value-type="percentage" office:value="1" table:style-name="ce14">
            <text:p>100.0%</text:p>
          </table:table-cell>
          <table:table-cell office:value-type="float" office:value="10" table:style-name="ce13">
            <text:p>10</text:p>
          </table:table-cell>
          <table:table-cell office:value-type="percentage" office:value="1" table:style-name="ce14">
            <text:p>100.0%</text:p>
          </table:table-cell>
          <table:table-cell office:value-type="float" office:value="10" table:style-name="ce13">
            <text:p>1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0" table:style-name="ce13">
            <text:p>10</text:p>
          </table:table-cell>
          <table:table-cell table:number-columns-repeated="16328"/>
        </table:table-row>
        <table:table-row table:style-name="ro11">
          <table:table-cell office:value-type="string" table:style-name="ce1">
            <text:p>Latin</text:p>
          </table:table-cell>
          <table:table-cell office:value-type="float" office:value="15" table:style-name="ce13">
            <text:p>15</text:p>
          </table:table-cell>
          <table:table-cell office:value-type="string" table:style-name="ce14">
            <text:p>[c]</text:p>
          </table:table-cell>
          <table:table-cell office:value-type="float" office:value="25" table:style-name="ce13">
            <text:p>25</text:p>
          </table:table-cell>
          <table:table-cell office:value-type="string" table:style-name="ce14">
            <text:p>[c]</text:p>
          </table:table-cell>
          <table:table-cell office:value-type="float" office:value="30" table:style-name="ce13">
            <text:p>30</text:p>
          </table:table-cell>
          <table:table-cell office:value-type="string" table:style-name="ce14">
            <text:p>[c]</text:p>
          </table:table-cell>
          <table:table-cell office:value-type="float" office:value="30" table:style-name="ce13">
            <text:p>3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30" table:style-name="ce13">
            <text:p>30</text:p>
          </table:table-cell>
          <table:table-cell office:value-type="float" office:value="25" table:style-name="ce13">
            <text:p>25</text:p>
          </table:table-cell>
          <table:table-cell office:value-type="percentage" office:value="0.73529409999999995" table:style-name="ce14">
            <text:p>73.5%</text:p>
          </table:table-cell>
          <table:table-cell office:value-type="float" office:value="30" table:style-name="ce13">
            <text:p>30</text:p>
          </table:table-cell>
          <table:table-cell office:value-type="percentage" office:value="0.94117649999999997" table:style-name="ce14">
            <text:p>94.1%</text:p>
          </table:table-cell>
          <table:table-cell office:value-type="float" office:value="35" table:style-name="ce13">
            <text:p>35</text:p>
          </table:table-cell>
          <table:table-cell office:value-type="percentage" office:value="1" table:style-name="ce14">
            <text:p>100.0%</text:p>
          </table:table-cell>
          <table:table-cell office:value-type="float" office:value="35" table:style-name="ce13">
            <text:p>3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5" table:style-name="ce13">
            <text:p>35</text:p>
          </table:table-cell>
          <table:table-cell office:value-type="float" office:value="25" table:style-name="ce13">
            <text:p>25</text:p>
          </table:table-cell>
          <table:table-cell office:value-type="percentage" office:value="0.72727269999999999" table:style-name="ce14">
            <text:p>72.7%</text:p>
          </table:table-cell>
          <table:table-cell office:value-type="float" office:value="30" table:style-name="ce13">
            <text:p>30</text:p>
          </table:table-cell>
          <table:table-cell office:value-type="percentage" office:value="0.96969700000000003" table:style-name="ce14">
            <text:p>97.0%</text:p>
          </table:table-cell>
          <table:table-cell office:value-type="float" office:value="35" table:style-name="ce13">
            <text:p>35</text:p>
          </table:table-cell>
          <table:table-cell office:value-type="percentage" office:value="1" table:style-name="ce14">
            <text:p>100.0%</text:p>
          </table:table-cell>
          <table:table-cell office:value-type="float" office:value="35" table:style-name="ce13">
            <text:p>3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5" table:style-name="ce13">
            <text:p>35</text:p>
          </table:table-cell>
          <table:table-cell office:value-type="float" office:value="20" table:style-name="ce13">
            <text:p>20</text:p>
          </table:table-cell>
          <table:table-cell office:value-type="string" table:style-name="ce14">
            <text:p>[c]</text:p>
          </table:table-cell>
          <table:table-cell office:value-type="float" office:value="30" table:style-name="ce13">
            <text:p>30</text:p>
          </table:table-cell>
          <table:table-cell office:value-type="string" table:style-name="ce14">
            <text:p>[c]</text:p>
          </table:table-cell>
          <table:table-cell office:value-type="float" office:value="40" table:style-name="ce13">
            <text:p>40</text:p>
          </table:table-cell>
          <table:table-cell office:value-type="string" table:style-name="ce14">
            <text:p>[c]</text:p>
          </table:table-cell>
          <table:table-cell office:value-type="float" office:value="45" table:style-name="ce13">
            <text:p>4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50" table:style-name="ce13">
            <text:p>50</text:p>
          </table:table-cell>
          <table:table-cell office:value-type="float" office:value="15" table:style-name="ce13">
            <text:p>15</text:p>
          </table:table-cell>
          <table:table-cell office:value-type="percentage" office:value="0.44444440000000002" table:style-name="ce14">
            <text:p>44.4%</text:p>
          </table:table-cell>
          <table:table-cell office:value-type="float" office:value="30" table:style-name="ce13">
            <text:p>30</text:p>
          </table:table-cell>
          <table:table-cell office:value-type="percentage" office:value="0.80555560000000004" table:style-name="ce14">
            <text:p>80.6%</text:p>
          </table:table-cell>
          <table:table-cell office:value-type="float" office:value="35" table:style-name="ce13">
            <text:p>35</text:p>
          </table:table-cell>
          <table:table-cell office:value-type="percentage" office:value="0.91666669999999995" table:style-name="ce14">
            <text:p>91.7%</text:p>
          </table:table-cell>
          <table:table-cell office:value-type="float" office:value="35" table:style-name="ce13">
            <text:p>3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35" table:style-name="ce13">
            <text:p>35</text:p>
          </table:table-cell>
          <table:table-cell table:number-columns-repeated="16328"/>
        </table:table-row>
        <table:table-row table:style-name="ro11">
          <table:table-cell office:value-type="string" table:style-name="ce1">
            <text:p>Mathematics</text:p>
          </table:table-cell>
          <table:table-cell office:value-type="float" office:value="375" table:style-name="ce13">
            <text:p>375</text:p>
          </table:table-cell>
          <table:table-cell office:value-type="percentage" office:value="0.60743130000000001" table:style-name="ce14">
            <text:p>60.7%</text:p>
          </table:table-cell>
          <table:table-cell office:value-type="float" office:value="500" table:style-name="ce13">
            <text:p>500</text:p>
          </table:table-cell>
          <table:table-cell office:value-type="percentage" office:value="0.81098550000000003" table:style-name="ce14">
            <text:p>81.1%</text:p>
          </table:table-cell>
          <table:table-cell office:value-type="float" office:value="570" table:style-name="ce13">
            <text:p>570</text:p>
          </table:table-cell>
          <table:table-cell office:value-type="percentage" office:value="0.92245560000000004" table:style-name="ce14">
            <text:p>92.2%</text:p>
          </table:table-cell>
          <table:table-cell office:value-type="float" office:value="600" table:style-name="ce13">
            <text:p>600</text:p>
          </table:table-cell>
          <table:table-cell office:value-type="percentage" office:value="0.97092080000000003" table:style-name="ce14">
            <text:p>97.1%</text:p>
          </table:table-cell>
          <table:table-cell office:value-type="float" office:value="20" table:style-name="ce13">
            <text:p>20</text:p>
          </table:table-cell>
          <table:table-cell office:value-type="percentage" office:value="2.9079199999999999E-2" table:style-name="ce14">
            <text:p>2.9%</text:p>
          </table:table-cell>
          <table:table-cell office:value-type="float" office:value="620" table:style-name="ce13">
            <text:p>620</text:p>
          </table:table-cell>
          <table:table-cell office:value-type="float" office:value="455" table:style-name="ce13">
            <text:p>455</text:p>
          </table:table-cell>
          <table:table-cell office:value-type="percentage" office:value="0.75412539999999995" table:style-name="ce14">
            <text:p>75.4%</text:p>
          </table:table-cell>
          <table:table-cell office:value-type="float" office:value="535" table:style-name="ce13">
            <text:p>535</text:p>
          </table:table-cell>
          <table:table-cell office:value-type="percentage" office:value="0.88118810000000003" table:style-name="ce14">
            <text:p>88.1%</text:p>
          </table:table-cell>
          <table:table-cell office:value-type="float" office:value="575" table:style-name="ce13">
            <text:p>575</text:p>
          </table:table-cell>
          <table:table-cell office:value-type="percentage" office:value="0.95049499999999998" table:style-name="ce14">
            <text:p>95.0%</text:p>
          </table:table-cell>
          <table:table-cell office:value-type="float" office:value="590" table:style-name="ce13">
            <text:p>590</text:p>
          </table:table-cell>
          <table:table-cell office:value-type="percentage" office:value="0.97359739999999995" table:style-name="ce14">
            <text:p>97.4%</text:p>
          </table:table-cell>
          <table:table-cell office:value-type="float" office:value="15" table:style-name="ce13">
            <text:p>15</text:p>
          </table:table-cell>
          <table:table-cell office:value-type="percentage" office:value="2.6402599999999998E-2" table:style-name="ce14">
            <text:p>2.6%</text:p>
          </table:table-cell>
          <table:table-cell office:value-type="float" office:value="605" table:style-name="ce13">
            <text:p>605</text:p>
          </table:table-cell>
          <table:table-cell office:value-type="float" office:value="445" table:style-name="ce13">
            <text:p>445</text:p>
          </table:table-cell>
          <table:table-cell office:value-type="percentage" office:value="0.68992249999999999" table:style-name="ce14">
            <text:p>69.0%</text:p>
          </table:table-cell>
          <table:table-cell office:value-type="float" office:value="555" table:style-name="ce13">
            <text:p>555</text:p>
          </table:table-cell>
          <table:table-cell office:value-type="percentage" office:value="0.85736429999999997" table:style-name="ce14">
            <text:p>85.7%</text:p>
          </table:table-cell>
          <table:table-cell office:value-type="float" office:value="615" table:style-name="ce13">
            <text:p>615</text:p>
          </table:table-cell>
          <table:table-cell office:value-type="percentage" office:value="0.95503879999999997" table:style-name="ce14">
            <text:p>95.5%</text:p>
          </table:table-cell>
          <table:table-cell office:value-type="float" office:value="635" table:style-name="ce13">
            <text:p>635</text:p>
          </table:table-cell>
          <table:table-cell office:value-type="percentage" office:value="0.98604650000000005" table:style-name="ce14">
            <text:p>98.6%</text:p>
          </table:table-cell>
          <table:table-cell office:value-type="float" office:value="10" table:style-name="ce13">
            <text:p>10</text:p>
          </table:table-cell>
          <table:table-cell office:value-type="percentage" office:value="1.3953500000000001E-2" table:style-name="ce14">
            <text:p>1.4%</text:p>
          </table:table-cell>
          <table:table-cell office:value-type="float" office:value="645" table:style-name="ce13">
            <text:p>645</text:p>
          </table:table-cell>
          <table:table-cell office:value-type="float" office:value="345" table:style-name="ce13">
            <text:p>345</text:p>
          </table:table-cell>
          <table:table-cell office:value-type="percentage" office:value="0.57453940000000003" table:style-name="ce14">
            <text:p>57.5%</text:p>
          </table:table-cell>
          <table:table-cell office:value-type="float" office:value="455" table:style-name="ce13">
            <text:p>455</text:p>
          </table:table-cell>
          <table:table-cell office:value-type="percentage" office:value="0.76381909999999997" table:style-name="ce14">
            <text:p>76.4%</text:p>
          </table:table-cell>
          <table:table-cell office:value-type="float" office:value="530" table:style-name="ce13">
            <text:p>530</text:p>
          </table:table-cell>
          <table:table-cell office:value-type="percentage" office:value="0.88442209999999999" table:style-name="ce14">
            <text:p>88.4%</text:p>
          </table:table-cell>
          <table:table-cell office:value-type="float" office:value="565" table:style-name="ce13">
            <text:p>565</text:p>
          </table:table-cell>
          <table:table-cell office:value-type="percentage" office:value="0.94807370000000002" table:style-name="ce14">
            <text:p>94.8%</text:p>
          </table:table-cell>
          <table:table-cell office:value-type="float" office:value="30" table:style-name="ce13">
            <text:p>30</text:p>
          </table:table-cell>
          <table:table-cell office:value-type="percentage" office:value="5.1926300000000002E-2" table:style-name="ce14">
            <text:p>5.2%</text:p>
          </table:table-cell>
          <table:table-cell office:value-type="float" office:value="595" table:style-name="ce13">
            <text:p>595</text:p>
          </table:table-cell>
          <table:table-cell office:value-type="float" office:value="365" table:style-name="ce13">
            <text:p>365</text:p>
          </table:table-cell>
          <table:table-cell office:value-type="percentage" office:value="0.62802769999999997" table:style-name="ce14">
            <text:p>62.8%</text:p>
          </table:table-cell>
          <table:table-cell office:value-type="float" office:value="465" table:style-name="ce13">
            <text:p>465</text:p>
          </table:table-cell>
          <table:table-cell office:value-type="percentage" office:value="0.8044983" table:style-name="ce14">
            <text:p>80.4%</text:p>
          </table:table-cell>
          <table:table-cell office:value-type="float" office:value="525" table:style-name="ce13">
            <text:p>525</text:p>
          </table:table-cell>
          <table:table-cell office:value-type="percentage" office:value="0.9065744" table:style-name="ce14">
            <text:p>90.7%</text:p>
          </table:table-cell>
          <table:table-cell office:value-type="float" office:value="545" table:style-name="ce13">
            <text:p>545</text:p>
          </table:table-cell>
          <table:table-cell office:value-type="percentage" office:value="0.94290660000000004" table:style-name="ce14">
            <text:p>94.3%</text:p>
          </table:table-cell>
          <table:table-cell office:value-type="float" office:value="35" table:style-name="ce13">
            <text:p>35</text:p>
          </table:table-cell>
          <table:table-cell office:value-type="percentage" office:value="5.7093400000000002E-2" table:style-name="ce14">
            <text:p>5.7%</text:p>
          </table:table-cell>
          <table:table-cell office:value-type="float" office:value="580" table:style-name="ce13">
            <text:p>580</text:p>
          </table:table-cell>
          <table:table-cell table:number-columns-repeated="16328"/>
        </table:table-row>
        <table:table-row table:style-name="ro11">
          <table:table-cell office:value-type="string" table:style-name="ce1">
            <text:p>Mathematics of Mechanics</text:p>
          </table:table-cell>
          <table:table-cell office:value-type="float" office:value="65" table:style-name="ce13">
            <text:p>65</text:p>
          </table:table-cell>
          <table:table-cell office:value-type="percentage" office:value="0.64646459999999994" table:style-name="ce14">
            <text:p>64.6%</text:p>
          </table:table-cell>
          <table:table-cell office:value-type="float" office:value="70" table:style-name="ce13">
            <text:p>70</text:p>
          </table:table-cell>
          <table:table-cell office:value-type="percentage" office:value="0.72727269999999999" table:style-name="ce14">
            <text:p>72.7%</text:p>
          </table:table-cell>
          <table:table-cell office:value-type="float" office:value="85" table:style-name="ce13">
            <text:p>85</text:p>
          </table:table-cell>
          <table:table-cell office:value-type="percentage" office:value="0.85858590000000001" table:style-name="ce14">
            <text:p>85.9%</text:p>
          </table:table-cell>
          <table:table-cell office:value-type="float" office:value="95" table:style-name="ce13">
            <text:p>95</text:p>
          </table:table-cell>
          <table:table-cell office:value-type="percentage" office:value="0.9393939" table:style-name="ce14">
            <text:p>93.9%</text:p>
          </table:table-cell>
          <table:table-cell office:value-type="float" office:value="5" table:style-name="ce13">
            <text:p>5</text:p>
          </table:table-cell>
          <table:table-cell office:value-type="percentage" office:value="6.0606100000000003E-2" table:style-name="ce14">
            <text:p>6.1%</text:p>
          </table:table-cell>
          <table:table-cell office:value-type="float" office:value="100" table:style-name="ce13">
            <text:p>100</text:p>
          </table:table-cell>
          <table:table-cell office:value-type="float" office:value="85" table:style-name="ce13">
            <text:p>85</text:p>
          </table:table-cell>
          <table:table-cell office:value-type="string" table:style-name="ce14">
            <text:p>[c]</text:p>
          </table:table-cell>
          <table:table-cell office:value-type="float" office:value="95" table:style-name="ce13">
            <text:p>95</text:p>
          </table:table-cell>
          <table:table-cell office:value-type="string" table:style-name="ce14">
            <text:p>[c]</text:p>
          </table:table-cell>
          <table:table-cell office:value-type="float" office:value="105" table:style-name="ce13">
            <text:p>105</text:p>
          </table:table-cell>
          <table:table-cell office:value-type="string" table:style-name="ce14">
            <text:p>[c]</text:p>
          </table:table-cell>
          <table:table-cell office:value-type="float" office:value="110" table:style-name="ce13">
            <text:p>11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10" table:style-name="ce13">
            <text:p>110</text:p>
          </table:table-cell>
          <table:table-cell office:value-type="float" office:value="100" table:style-name="ce13">
            <text:p>100</text:p>
          </table:table-cell>
          <table:table-cell office:value-type="string" table:style-name="ce14">
            <text:p>[c]</text:p>
          </table:table-cell>
          <table:table-cell office:value-type="float" office:value="110" table:style-name="ce13">
            <text:p>110</text:p>
          </table:table-cell>
          <table:table-cell office:value-type="string" table:style-name="ce14">
            <text:p>[c]</text:p>
          </table:table-cell>
          <table:table-cell office:value-type="float" office:value="125" table:style-name="ce13">
            <text:p>125</text:p>
          </table:table-cell>
          <table:table-cell office:value-type="string" table:style-name="ce14">
            <text:p>[c]</text:p>
          </table:table-cell>
          <table:table-cell office:value-type="float" office:value="130" table:style-name="ce13">
            <text:p>13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35" table:style-name="ce13">
            <text:p>135</text:p>
          </table:table-cell>
          <table:table-cell office:value-type="float" office:value="50" table:style-name="ce13">
            <text:p>50</text:p>
          </table:table-cell>
          <table:table-cell office:value-type="percentage" office:value="0.50515460000000001" table:style-name="ce14">
            <text:p>50.5%</text:p>
          </table:table-cell>
          <table:table-cell office:value-type="float" office:value="65" table:style-name="ce13">
            <text:p>65</text:p>
          </table:table-cell>
          <table:table-cell office:value-type="percentage" office:value="0.64948450000000002" table:style-name="ce14">
            <text:p>64.9%</text:p>
          </table:table-cell>
          <table:table-cell office:value-type="float" office:value="80" table:style-name="ce13">
            <text:p>80</text:p>
          </table:table-cell>
          <table:table-cell office:value-type="percentage" office:value="0.83505149999999995" table:style-name="ce14">
            <text:p>83.5%</text:p>
          </table:table-cell>
          <table:table-cell office:value-type="float" office:value="85" table:style-name="ce13">
            <text:p>85</text:p>
          </table:table-cell>
          <table:table-cell office:value-type="percentage" office:value="0.87628870000000003" table:style-name="ce14">
            <text:p>87.6%</text:p>
          </table:table-cell>
          <table:table-cell office:value-type="float" office:value="10" table:style-name="ce13">
            <text:p>10</text:p>
          </table:table-cell>
          <table:table-cell office:value-type="percentage" office:value="0.1237113" table:style-name="ce14">
            <text:p>12.4%</text:p>
          </table:table-cell>
          <table:table-cell office:value-type="float" office:value="95" table:style-name="ce13">
            <text:p>95</text:p>
          </table:table-cell>
          <table:table-cell office:value-type="float" office:value="65" table:style-name="ce13">
            <text:p>65</text:p>
          </table:table-cell>
          <table:table-cell office:value-type="percentage" office:value="0.56637170000000003" table:style-name="ce14">
            <text:p>56.6%</text:p>
          </table:table-cell>
          <table:table-cell office:value-type="float" office:value="80" table:style-name="ce13">
            <text:p>80</text:p>
          </table:table-cell>
          <table:table-cell office:value-type="percentage" office:value="0.72566370000000002" table:style-name="ce14">
            <text:p>72.6%</text:p>
          </table:table-cell>
          <table:table-cell office:value-type="float" office:value="100" table:style-name="ce13">
            <text:p>100</text:p>
          </table:table-cell>
          <table:table-cell office:value-type="percentage" office:value="0.87610619999999995" table:style-name="ce14">
            <text:p>87.6%</text:p>
          </table:table-cell>
          <table:table-cell office:value-type="float" office:value="105" table:style-name="ce13">
            <text:p>105</text:p>
          </table:table-cell>
          <table:table-cell office:value-type="percentage" office:value="0.92035400000000001" table:style-name="ce14">
            <text:p>92.0%</text:p>
          </table:table-cell>
          <table:table-cell office:value-type="float" office:value="10" table:style-name="ce13">
            <text:p>10</text:p>
          </table:table-cell>
          <table:table-cell office:value-type="percentage" office:value="7.9645999999999995E-2" table:style-name="ce14">
            <text:p>8.0%</text:p>
          </table:table-cell>
          <table:table-cell office:value-type="float" office:value="115" table:style-name="ce13">
            <text:p>115</text:p>
          </table:table-cell>
          <table:table-cell table:number-columns-repeated="16328"/>
        </table:table-row>
        <table:table-row table:style-name="ro11">
          <table:table-cell office:value-type="string" table:style-name="ce1">
            <text:p>Modern Studies</text:p>
          </table:table-cell>
          <table:table-cell office:value-type="float" office:value="110" table:style-name="ce13">
            <text:p>110</text:p>
          </table:table-cell>
          <table:table-cell office:value-type="string" table:style-name="ce14">
            <text:p>[c]</text:p>
          </table:table-cell>
          <table:table-cell office:value-type="float" office:value="165" table:style-name="ce13">
            <text:p>165</text:p>
          </table:table-cell>
          <table:table-cell office:value-type="string" table:style-name="ce14">
            <text:p>[c]</text:p>
          </table:table-cell>
          <table:table-cell office:value-type="float" office:value="190" table:style-name="ce13">
            <text:p>190</text:p>
          </table:table-cell>
          <table:table-cell office:value-type="string" table:style-name="ce14">
            <text:p>[c]</text:p>
          </table:table-cell>
          <table:table-cell office:value-type="float" office:value="195" table:style-name="ce13">
            <text:p>19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00" table:style-name="ce13">
            <text:p>200</text:p>
          </table:table-cell>
          <table:table-cell office:value-type="float" office:value="135" table:style-name="ce13">
            <text:p>135</text:p>
          </table:table-cell>
          <table:table-cell office:value-type="string" table:style-name="ce14">
            <text:p>[c]</text:p>
          </table:table-cell>
          <table:table-cell office:value-type="float" office:value="190" table:style-name="ce13">
            <text:p>190</text:p>
          </table:table-cell>
          <table:table-cell office:value-type="string" table:style-name="ce14">
            <text:p>[c]</text:p>
          </table:table-cell>
          <table:table-cell office:value-type="float" office:value="200" table:style-name="ce13">
            <text:p>200</text:p>
          </table:table-cell>
          <table:table-cell office:value-type="string" table:style-name="ce14">
            <text:p>[c]</text:p>
          </table:table-cell>
          <table:table-cell office:value-type="float" office:value="205" table:style-name="ce13">
            <text:p>20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05" table:style-name="ce13">
            <text:p>205</text:p>
          </table:table-cell>
          <table:table-cell office:value-type="float" office:value="120" table:style-name="ce13">
            <text:p>120</text:p>
          </table:table-cell>
          <table:table-cell office:value-type="string" table:style-name="ce14">
            <text:p>[c]</text:p>
          </table:table-cell>
          <table:table-cell office:value-type="float" office:value="175" table:style-name="ce13">
            <text:p>175</text:p>
          </table:table-cell>
          <table:table-cell office:value-type="string" table:style-name="ce14">
            <text:p>[c]</text:p>
          </table:table-cell>
          <table:table-cell office:value-type="float" office:value="190" table:style-name="ce13">
            <text:p>190</text:p>
          </table:table-cell>
          <table:table-cell office:value-type="string" table:style-name="ce14">
            <text:p>[c]</text:p>
          </table:table-cell>
          <table:table-cell office:value-type="float" office:value="195" table:style-name="ce13">
            <text:p>19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95" table:style-name="ce13">
            <text:p>195</text:p>
          </table:table-cell>
          <table:table-cell office:value-type="float" office:value="95" table:style-name="ce13">
            <text:p>95</text:p>
          </table:table-cell>
          <table:table-cell office:value-type="percentage" office:value="0.58490569999999997" table:style-name="ce14">
            <text:p>58.5%</text:p>
          </table:table-cell>
          <table:table-cell office:value-type="float" office:value="130" table:style-name="ce13">
            <text:p>130</text:p>
          </table:table-cell>
          <table:table-cell office:value-type="percentage" office:value="0.8301887" table:style-name="ce14">
            <text:p>83.0%</text:p>
          </table:table-cell>
          <table:table-cell office:value-type="float" office:value="150" table:style-name="ce13">
            <text:p>150</text:p>
          </table:table-cell>
          <table:table-cell office:value-type="percentage" office:value="0.93081760000000002" table:style-name="ce14">
            <text:p>93.1%</text:p>
          </table:table-cell>
          <table:table-cell office:value-type="float" office:value="150" table:style-name="ce13">
            <text:p>150</text:p>
          </table:table-cell>
          <table:table-cell office:value-type="percentage" office:value="0.93710689999999996" table:style-name="ce14">
            <text:p>93.7%</text:p>
          </table:table-cell>
          <table:table-cell office:value-type="float" office:value="10" table:style-name="ce13">
            <text:p>10</text:p>
          </table:table-cell>
          <table:table-cell office:value-type="percentage" office:value="6.2893099999999993E-2" table:style-name="ce14">
            <text:p>6.3%</text:p>
          </table:table-cell>
          <table:table-cell office:value-type="float" office:value="160" table:style-name="ce13">
            <text:p>160</text:p>
          </table:table-cell>
          <table:table-cell office:value-type="float" office:value="80" table:style-name="ce13">
            <text:p>80</text:p>
          </table:table-cell>
          <table:table-cell office:value-type="percentage" office:value="0.46285710000000002" table:style-name="ce14">
            <text:p>46.3%</text:p>
          </table:table-cell>
          <table:table-cell office:value-type="float" office:value="130" table:style-name="ce13">
            <text:p>130</text:p>
          </table:table-cell>
          <table:table-cell office:value-type="percentage" office:value="0.75428569999999995" table:style-name="ce14">
            <text:p>75.4%</text:p>
          </table:table-cell>
          <table:table-cell office:value-type="float" office:value="165" table:style-name="ce13">
            <text:p>165</text:p>
          </table:table-cell>
          <table:table-cell office:value-type="percentage" office:value="0.93142860000000005" table:style-name="ce14">
            <text:p>93.1%</text:p>
          </table:table-cell>
          <table:table-cell office:value-type="float" office:value="165" table:style-name="ce13">
            <text:p>165</text:p>
          </table:table-cell>
          <table:table-cell office:value-type="percentage" office:value="0.95428570000000001" table:style-name="ce14">
            <text:p>95.4%</text:p>
          </table:table-cell>
          <table:table-cell office:value-type="float" office:value="10" table:style-name="ce13">
            <text:p>10</text:p>
          </table:table-cell>
          <table:table-cell office:value-type="percentage" office:value="4.5714299999999999E-2" table:style-name="ce14">
            <text:p>4.6%</text:p>
          </table:table-cell>
          <table:table-cell office:value-type="float" office:value="175" table:style-name="ce13">
            <text:p>175</text:p>
          </table:table-cell>
          <table:table-cell table:number-columns-repeated="16328"/>
        </table:table-row>
        <table:table-row table:style-name="ro11">
          <table:table-cell office:value-type="string" table:style-name="ce1">
            <text:p>Music</text:p>
          </table:table-cell>
          <table:table-cell office:value-type="float" office:value="100" table:style-name="ce13">
            <text:p>100</text:p>
          </table:table-cell>
          <table:table-cell office:value-type="percentage" office:value="0.8015873" table:style-name="ce14">
            <text:p>80.2%</text:p>
          </table:table-cell>
          <table:table-cell office:value-type="float" office:value="115" table:style-name="ce13">
            <text:p>115</text:p>
          </table:table-cell>
          <table:table-cell office:value-type="percentage" office:value="0.92857140000000005" table:style-name="ce14">
            <text:p>92.9%</text:p>
          </table:table-cell>
          <table:table-cell office:value-type="float" office:value="125" table:style-name="ce13">
            <text:p>125</text:p>
          </table:table-cell>
          <table:table-cell office:value-type="percentage" office:value="0.97619049999999996" table:style-name="ce14">
            <text:p>97.6%</text:p>
          </table:table-cell>
          <table:table-cell office:value-type="float" office:value="125" table:style-name="ce13">
            <text:p>12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25" table:style-name="ce13">
            <text:p>125</text:p>
          </table:table-cell>
          <table:table-cell office:value-type="float" office:value="115" table:style-name="ce13">
            <text:p>115</text:p>
          </table:table-cell>
          <table:table-cell office:value-type="percentage" office:value="0.92682929999999997" table:style-name="ce14">
            <text:p>92.7%</text:p>
          </table:table-cell>
          <table:table-cell office:value-type="float" office:value="120" table:style-name="ce13">
            <text:p>120</text:p>
          </table:table-cell>
          <table:table-cell office:value-type="percentage" office:value="0.98373980000000005" table:style-name="ce14">
            <text:p>98.4%</text:p>
          </table:table-cell>
          <table:table-cell office:value-type="float" office:value="125" table:style-name="ce13">
            <text:p>125</text:p>
          </table:table-cell>
          <table:table-cell office:value-type="percentage" office:value="1" table:style-name="ce14">
            <text:p>100.0%</text:p>
          </table:table-cell>
          <table:table-cell office:value-type="float" office:value="125" table:style-name="ce13">
            <text:p>12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25" table:style-name="ce13">
            <text:p>125</text:p>
          </table:table-cell>
          <table:table-cell office:value-type="float" office:value="120" table:style-name="ce13">
            <text:p>120</text:p>
          </table:table-cell>
          <table:table-cell office:value-type="percentage" office:value="0.96721310000000005" table:style-name="ce14">
            <text:p>96.7%</text:p>
          </table:table-cell>
          <table:table-cell office:value-type="float" office:value="120" table:style-name="ce13">
            <text:p>120</text:p>
          </table:table-cell>
          <table:table-cell office:value-type="percentage" office:value="0.99180330000000005" table:style-name="ce14">
            <text:p>99.2%</text:p>
          </table:table-cell>
          <table:table-cell office:value-type="float" office:value="120" table:style-name="ce13">
            <text:p>120</text:p>
          </table:table-cell>
          <table:table-cell office:value-type="percentage" office:value="1" table:style-name="ce14">
            <text:p>100.0%</text:p>
          </table:table-cell>
          <table:table-cell office:value-type="float" office:value="120" table:style-name="ce13">
            <text:p>12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20" table:style-name="ce13">
            <text:p>120</text:p>
          </table:table-cell>
          <table:table-cell office:value-type="float" office:value="115" table:style-name="ce13">
            <text:p>115</text:p>
          </table:table-cell>
          <table:table-cell office:value-type="string" table:style-name="ce14">
            <text:p>[c]</text:p>
          </table:table-cell>
          <table:table-cell office:value-type="float" office:value="120" table:style-name="ce13">
            <text:p>120</text:p>
          </table:table-cell>
          <table:table-cell office:value-type="string" table:style-name="ce14">
            <text:p>[c]</text:p>
          </table:table-cell>
          <table:table-cell office:value-type="float" office:value="125" table:style-name="ce13">
            <text:p>125</text:p>
          </table:table-cell>
          <table:table-cell office:value-type="string" table:style-name="ce14">
            <text:p>[c]</text:p>
          </table:table-cell>
          <table:table-cell office:value-type="float" office:value="130" table:style-name="ce13">
            <text:p>13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30" table:style-name="ce13">
            <text:p>130</text:p>
          </table:table-cell>
          <table:table-cell office:value-type="float" office:value="120" table:style-name="ce13">
            <text:p>120</text:p>
          </table:table-cell>
          <table:table-cell office:value-type="string" table:style-name="ce14">
            <text:p>[c]</text:p>
          </table:table-cell>
          <table:table-cell office:value-type="float" office:value="135" table:style-name="ce13">
            <text:p>135</text:p>
          </table:table-cell>
          <table:table-cell office:value-type="string" table:style-name="ce14">
            <text:p>[c]</text:p>
          </table:table-cell>
          <table:table-cell office:value-type="float" office:value="140" table:style-name="ce13">
            <text:p>140</text:p>
          </table:table-cell>
          <table:table-cell office:value-type="string" table:style-name="ce14">
            <text:p>[c]</text:p>
          </table:table-cell>
          <table:table-cell office:value-type="float" office:value="140" table:style-name="ce13">
            <text:p>14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40" table:style-name="ce13">
            <text:p>140</text:p>
          </table:table-cell>
          <table:table-cell table:number-columns-repeated="16328"/>
        </table:table-row>
        <table:table-row table:style-name="ro11">
          <table:table-cell office:value-type="string" table:style-name="ce1">
            <text:p>Music Technology</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table:number-columns-repeated="16328"/>
        </table:table-row>
        <table:table-row table:style-name="ro11">
          <table:table-cell office:value-type="string" table:style-name="ce1">
            <text:p>Music: Portfolio</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table:number-columns-repeated="16328"/>
        </table:table-row>
        <table:table-row table:style-name="ro11">
          <table:table-cell office:value-type="string" table:style-name="ce1">
            <text:p>Physical Education</text:p>
          </table:table-cell>
          <table:table-cell office:value-type="float" office:value="55" table:style-name="ce13">
            <text:p>55</text:p>
          </table:table-cell>
          <table:table-cell office:value-type="percentage" office:value="0.4274194" table:style-name="ce14">
            <text:p>42.7%</text:p>
          </table:table-cell>
          <table:table-cell office:value-type="float" office:value="90" table:style-name="ce13">
            <text:p>90</text:p>
          </table:table-cell>
          <table:table-cell office:value-type="percentage" office:value="0.72580650000000002" table:style-name="ce14">
            <text:p>72.6%</text:p>
          </table:table-cell>
          <table:table-cell office:value-type="float" office:value="110" table:style-name="ce13">
            <text:p>110</text:p>
          </table:table-cell>
          <table:table-cell office:value-type="percentage" office:value="0.90322579999999997" table:style-name="ce14">
            <text:p>90.3%</text:p>
          </table:table-cell>
          <table:table-cell office:value-type="float" office:value="125" table:style-name="ce13">
            <text:p>12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125" table:style-name="ce13">
            <text:p>125</text:p>
          </table:table-cell>
          <table:table-cell office:value-type="float" office:value="80" table:style-name="ce13">
            <text:p>80</text:p>
          </table:table-cell>
          <table:table-cell office:value-type="percentage" office:value="0.8387097" table:style-name="ce14">
            <text:p>83.9%</text:p>
          </table:table-cell>
          <table:table-cell office:value-type="float" office:value="90" table:style-name="ce13">
            <text:p>90</text:p>
          </table:table-cell>
          <table:table-cell office:value-type="percentage" office:value="0.97849459999999999" table:style-name="ce14">
            <text:p>97.8%</text:p>
          </table:table-cell>
          <table:table-cell office:value-type="float" office:value="95" table:style-name="ce13">
            <text:p>95</text:p>
          </table:table-cell>
          <table:table-cell office:value-type="percentage" office:value="1" table:style-name="ce14">
            <text:p>100.0%</text:p>
          </table:table-cell>
          <table:table-cell office:value-type="float" office:value="95" table:style-name="ce13">
            <text:p>9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95" table:style-name="ce13">
            <text:p>95</text:p>
          </table:table-cell>
          <table:table-cell office:value-type="float" office:value="50" table:style-name="ce13">
            <text:p>50</text:p>
          </table:table-cell>
          <table:table-cell office:value-type="percentage" office:value="0.79365079999999999" table:style-name="ce14">
            <text:p>79.4%</text:p>
          </table:table-cell>
          <table:table-cell office:value-type="float" office:value="60" table:style-name="ce13">
            <text:p>60</text:p>
          </table:table-cell>
          <table:table-cell office:value-type="percentage" office:value="0.95238100000000003" table:style-name="ce14">
            <text:p>95.2%</text:p>
          </table:table-cell>
          <table:table-cell office:value-type="float" office:value="65" table:style-name="ce13">
            <text:p>65</text:p>
          </table:table-cell>
          <table:table-cell office:value-type="percentage" office:value="1" table:style-name="ce14">
            <text:p>100.0%</text:p>
          </table:table-cell>
          <table:table-cell office:value-type="float" office:value="65" table:style-name="ce13">
            <text:p>6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65" table:style-name="ce13">
            <text:p>65</text:p>
          </table:table-cell>
          <table:table-cell office:value-type="float" office:value="20" table:style-name="ce13">
            <text:p>20</text:p>
          </table:table-cell>
          <table:table-cell office:value-type="percentage" office:value="0.42857139999999999" table:style-name="ce14">
            <text:p>42.9%</text:p>
          </table:table-cell>
          <table:table-cell office:value-type="float" office:value="40" table:style-name="ce13">
            <text:p>40</text:p>
          </table:table-cell>
          <table:table-cell office:value-type="percentage" office:value="0.77551020000000004" table:style-name="ce14">
            <text:p>77.6%</text:p>
          </table:table-cell>
          <table:table-cell office:value-type="float" office:value="45" table:style-name="ce13">
            <text:p>45</text:p>
          </table:table-cell>
          <table:table-cell office:value-type="percentage" office:value="0.93877549999999998" table:style-name="ce14">
            <text:p>93.9%</text:p>
          </table:table-cell>
          <table:table-cell office:value-type="float" office:value="50" table:style-name="ce13">
            <text:p>5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50" table:style-name="ce13">
            <text:p>50</text:p>
          </table:table-cell>
          <table:table-cell office:value-type="float" office:value="20" table:style-name="ce13">
            <text:p>20</text:p>
          </table:table-cell>
          <table:table-cell office:value-type="string" table:style-name="ce14">
            <text:p>[c]</text:p>
          </table:table-cell>
          <table:table-cell office:value-type="float" office:value="35" table:style-name="ce13">
            <text:p>35</text:p>
          </table:table-cell>
          <table:table-cell office:value-type="string" table:style-name="ce14">
            <text:p>[c]</text:p>
          </table:table-cell>
          <table:table-cell office:value-type="float" office:value="45" table:style-name="ce13">
            <text:p>45</text:p>
          </table:table-cell>
          <table:table-cell office:value-type="string" table:style-name="ce14">
            <text:p>[c]</text:p>
          </table:table-cell>
          <table:table-cell office:value-type="float" office:value="45" table:style-name="ce13">
            <text:p>4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50" table:style-name="ce13">
            <text:p>50</text:p>
          </table:table-cell>
          <table:table-cell table:number-columns-repeated="16328"/>
        </table:table-row>
        <table:table-row table:style-name="ro11">
          <table:table-cell office:value-type="string" table:style-name="ce1">
            <text:p>Physics</text:p>
          </table:table-cell>
          <table:table-cell office:value-type="float" office:value="160" table:style-name="ce13">
            <text:p>160</text:p>
          </table:table-cell>
          <table:table-cell office:value-type="percentage" office:value="0.54452049999999996" table:style-name="ce14">
            <text:p>54.5%</text:p>
          </table:table-cell>
          <table:table-cell office:value-type="float" office:value="235" table:style-name="ce13">
            <text:p>235</text:p>
          </table:table-cell>
          <table:table-cell office:value-type="percentage" office:value="0.80821920000000003" table:style-name="ce14">
            <text:p>80.8%</text:p>
          </table:table-cell>
          <table:table-cell office:value-type="float" office:value="265" table:style-name="ce13">
            <text:p>265</text:p>
          </table:table-cell>
          <table:table-cell office:value-type="percentage" office:value="0.91095890000000002" table:style-name="ce14">
            <text:p>91.1%</text:p>
          </table:table-cell>
          <table:table-cell office:value-type="float" office:value="285" table:style-name="ce13">
            <text:p>285</text:p>
          </table:table-cell>
          <table:table-cell office:value-type="percentage" office:value="0.97602739999999999" table:style-name="ce14">
            <text:p>97.6%</text:p>
          </table:table-cell>
          <table:table-cell office:value-type="float" office:value="5" table:style-name="ce13">
            <text:p>5</text:p>
          </table:table-cell>
          <table:table-cell office:value-type="percentage" office:value="2.39726E-2" table:style-name="ce14">
            <text:p>2.4%</text:p>
          </table:table-cell>
          <table:table-cell office:value-type="float" office:value="290" table:style-name="ce13">
            <text:p>290</text:p>
          </table:table-cell>
          <table:table-cell office:value-type="float" office:value="215" table:style-name="ce13">
            <text:p>215</text:p>
          </table:table-cell>
          <table:table-cell office:value-type="string" table:style-name="ce14">
            <text:p>[c]</text:p>
          </table:table-cell>
          <table:table-cell office:value-type="float" office:value="270" table:style-name="ce13">
            <text:p>270</text:p>
          </table:table-cell>
          <table:table-cell office:value-type="string" table:style-name="ce14">
            <text:p>[c]</text:p>
          </table:table-cell>
          <table:table-cell office:value-type="float" office:value="290" table:style-name="ce13">
            <text:p>290</text:p>
          </table:table-cell>
          <table:table-cell office:value-type="string" table:style-name="ce14">
            <text:p>[c]</text:p>
          </table:table-cell>
          <table:table-cell office:value-type="float" office:value="290" table:style-name="ce13">
            <text:p>29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95" table:style-name="ce13">
            <text:p>295</text:p>
          </table:table-cell>
          <table:table-cell office:value-type="float" office:value="190" table:style-name="ce13">
            <text:p>190</text:p>
          </table:table-cell>
          <table:table-cell office:value-type="string" table:style-name="ce14">
            <text:p>[c]</text:p>
          </table:table-cell>
          <table:table-cell office:value-type="float" office:value="250" table:style-name="ce13">
            <text:p>250</text:p>
          </table:table-cell>
          <table:table-cell office:value-type="string" table:style-name="ce14">
            <text:p>[c]</text:p>
          </table:table-cell>
          <table:table-cell office:value-type="float" office:value="275" table:style-name="ce13">
            <text:p>275</text:p>
          </table:table-cell>
          <table:table-cell office:value-type="string" table:style-name="ce14">
            <text:p>[c]</text:p>
          </table:table-cell>
          <table:table-cell office:value-type="float" office:value="280" table:style-name="ce13">
            <text:p>28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280" table:style-name="ce13">
            <text:p>280</text:p>
          </table:table-cell>
          <table:table-cell office:value-type="float" office:value="110" table:style-name="ce13">
            <text:p>110</text:p>
          </table:table-cell>
          <table:table-cell office:value-type="percentage" office:value="0.50925929999999997" table:style-name="ce14">
            <text:p>50.9%</text:p>
          </table:table-cell>
          <table:table-cell office:value-type="float" office:value="165" table:style-name="ce13">
            <text:p>165</text:p>
          </table:table-cell>
          <table:table-cell office:value-type="percentage" office:value="0.75925929999999997" table:style-name="ce14">
            <text:p>75.9%</text:p>
          </table:table-cell>
          <table:table-cell office:value-type="float" office:value="195" table:style-name="ce13">
            <text:p>195</text:p>
          </table:table-cell>
          <table:table-cell office:value-type="percentage" office:value="0.8981481" table:style-name="ce14">
            <text:p>89.8%</text:p>
          </table:table-cell>
          <table:table-cell office:value-type="float" office:value="205" table:style-name="ce13">
            <text:p>205</text:p>
          </table:table-cell>
          <table:table-cell office:value-type="percentage" office:value="0.95370370000000004" table:style-name="ce14">
            <text:p>95.4%</text:p>
          </table:table-cell>
          <table:table-cell office:value-type="float" office:value="10" table:style-name="ce13">
            <text:p>10</text:p>
          </table:table-cell>
          <table:table-cell office:value-type="percentage" office:value="4.6296299999999999E-2" table:style-name="ce14">
            <text:p>4.6%</text:p>
          </table:table-cell>
          <table:table-cell office:value-type="float" office:value="215" table:style-name="ce13">
            <text:p>215</text:p>
          </table:table-cell>
          <table:table-cell office:value-type="float" office:value="140" table:style-name="ce13">
            <text:p>140</text:p>
          </table:table-cell>
          <table:table-cell office:value-type="percentage" office:value="0.53612170000000003" table:style-name="ce14">
            <text:p>53.6%</text:p>
          </table:table-cell>
          <table:table-cell office:value-type="float" office:value="215" table:style-name="ce13">
            <text:p>215</text:p>
          </table:table-cell>
          <table:table-cell office:value-type="percentage" office:value="0.81749050000000001" table:style-name="ce14">
            <text:p>81.7%</text:p>
          </table:table-cell>
          <table:table-cell office:value-type="float" office:value="250" table:style-name="ce13">
            <text:p>250</text:p>
          </table:table-cell>
          <table:table-cell office:value-type="percentage" office:value="0.95057029999999998" table:style-name="ce14">
            <text:p>95.1%</text:p>
          </table:table-cell>
          <table:table-cell office:value-type="float" office:value="255" table:style-name="ce13">
            <text:p>255</text:p>
          </table:table-cell>
          <table:table-cell office:value-type="percentage" office:value="0.97718629999999995" table:style-name="ce14">
            <text:p>97.7%</text:p>
          </table:table-cell>
          <table:table-cell office:value-type="float" office:value="5" table:style-name="ce13">
            <text:p>5</text:p>
          </table:table-cell>
          <table:table-cell office:value-type="percentage" office:value="2.2813699999999999E-2" table:style-name="ce14">
            <text:p>2.3%</text:p>
          </table:table-cell>
          <table:table-cell office:value-type="float" office:value="265" table:style-name="ce13">
            <text:p>265</text:p>
          </table:table-cell>
          <table:table-cell table:number-columns-repeated="16328"/>
        </table:table-row>
        <table:table-row table:style-name="ro11">
          <table:table-cell office:value-type="string" table:style-name="ce1">
            <text:p>Religious, Moral and Philosophical Studies</text:p>
          </table:table-cell>
          <table:table-cell office:value-type="float" office:value="50" table:style-name="ce13">
            <text:p>50</text:p>
          </table:table-cell>
          <table:table-cell office:value-type="string" table:style-name="ce14">
            <text:p>[c]</text:p>
          </table:table-cell>
          <table:table-cell office:value-type="float" office:value="85" table:style-name="ce13">
            <text:p>85</text:p>
          </table:table-cell>
          <table:table-cell office:value-type="string" table:style-name="ce14">
            <text:p>[c]</text:p>
          </table:table-cell>
          <table:table-cell office:value-type="float" office:value="95" table:style-name="ce13">
            <text:p>95</text:p>
          </table:table-cell>
          <table:table-cell office:value-type="string" table:style-name="ce14">
            <text:p>[c]</text:p>
          </table:table-cell>
          <table:table-cell office:value-type="float" office:value="100" table:style-name="ce13">
            <text:p>100</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00" table:style-name="ce13">
            <text:p>100</text:p>
          </table:table-cell>
          <table:table-cell office:value-type="float" office:value="80" table:style-name="ce13">
            <text:p>80</text:p>
          </table:table-cell>
          <table:table-cell office:value-type="percentage" office:value="0.82978719999999995" table:style-name="ce14">
            <text:p>83.0%</text:p>
          </table:table-cell>
          <table:table-cell office:value-type="float" office:value="90" table:style-name="ce13">
            <text:p>90</text:p>
          </table:table-cell>
          <table:table-cell office:value-type="percentage" office:value="0.94680850000000005" table:style-name="ce14">
            <text:p>94.7%</text:p>
          </table:table-cell>
          <table:table-cell office:value-type="float" office:value="95" table:style-name="ce13">
            <text:p>95</text:p>
          </table:table-cell>
          <table:table-cell office:value-type="percentage" office:value="1" table:style-name="ce14">
            <text:p>100.0%</text:p>
          </table:table-cell>
          <table:table-cell office:value-type="float" office:value="95" table:style-name="ce13">
            <text:p>9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95" table:style-name="ce13">
            <text:p>95</text:p>
          </table:table-cell>
          <table:table-cell office:value-type="float" office:value="60" table:style-name="ce13">
            <text:p>60</text:p>
          </table:table-cell>
          <table:table-cell office:value-type="percentage" office:value="0.62105259999999995" table:style-name="ce14">
            <text:p>62.1%</text:p>
          </table:table-cell>
          <table:table-cell office:value-type="float" office:value="85" table:style-name="ce13">
            <text:p>85</text:p>
          </table:table-cell>
          <table:table-cell office:value-type="percentage" office:value="0.8947368" table:style-name="ce14">
            <text:p>89.5%</text:p>
          </table:table-cell>
          <table:table-cell office:value-type="float" office:value="95" table:style-name="ce13">
            <text:p>95</text:p>
          </table:table-cell>
          <table:table-cell office:value-type="percentage" office:value="0.98947370000000001" table:style-name="ce14">
            <text:p>98.9%</text:p>
          </table:table-cell>
          <table:table-cell office:value-type="float" office:value="95" table:style-name="ce13">
            <text:p>9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95" table:style-name="ce13">
            <text:p>95</text:p>
          </table:table-cell>
          <table:table-cell office:value-type="float" office:value="40" table:style-name="ce13">
            <text:p>40</text:p>
          </table:table-cell>
          <table:table-cell office:value-type="percentage" office:value="0.55405409999999999" table:style-name="ce14">
            <text:p>55.4%</text:p>
          </table:table-cell>
          <table:table-cell office:value-type="float" office:value="55" table:style-name="ce13">
            <text:p>55</text:p>
          </table:table-cell>
          <table:table-cell office:value-type="percentage" office:value="0.77027029999999996" table:style-name="ce14">
            <text:p>77.0%</text:p>
          </table:table-cell>
          <table:table-cell office:value-type="float" office:value="75" table:style-name="ce13">
            <text:p>75</text:p>
          </table:table-cell>
          <table:table-cell office:value-type="percentage" office:value="0.98648650000000004" table:style-name="ce14">
            <text:p>98.6%</text:p>
          </table:table-cell>
          <table:table-cell office:value-type="float" office:value="75" table:style-name="ce13">
            <text:p>75</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75" table:style-name="ce13">
            <text:p>75</text:p>
          </table:table-cell>
          <table:table-cell office:value-type="float" office:value="25" table:style-name="ce13">
            <text:p>25</text:p>
          </table:table-cell>
          <table:table-cell office:value-type="percentage" office:value="0.40677970000000002" table:style-name="ce14">
            <text:p>40.7%</text:p>
          </table:table-cell>
          <table:table-cell office:value-type="float" office:value="40" table:style-name="ce13">
            <text:p>40</text:p>
          </table:table-cell>
          <table:table-cell office:value-type="percentage" office:value="0.64406779999999997" table:style-name="ce14">
            <text:p>64.4%</text:p>
          </table:table-cell>
          <table:table-cell office:value-type="float" office:value="50" table:style-name="ce13">
            <text:p>50</text:p>
          </table:table-cell>
          <table:table-cell office:value-type="percentage" office:value="0.86440680000000003" table:style-name="ce14">
            <text:p>86.4%</text:p>
          </table:table-cell>
          <table:table-cell office:value-type="float" office:value="55" table:style-name="ce13">
            <text:p>55</text:p>
          </table:table-cell>
          <table:table-cell office:value-type="percentage" office:value="0.89830509999999997" table:style-name="ce14">
            <text:p>89.8%</text:p>
          </table:table-cell>
          <table:table-cell office:value-type="float" office:value="5" table:style-name="ce13">
            <text:p>5</text:p>
          </table:table-cell>
          <table:table-cell office:value-type="percentage" office:value="0.1016949" table:style-name="ce14">
            <text:p>10.2%</text:p>
          </table:table-cell>
          <table:table-cell office:value-type="float" office:value="60" table:style-name="ce13">
            <text:p>60</text:p>
          </table:table-cell>
          <table:table-cell table:number-columns-repeated="16328"/>
        </table:table-row>
        <table:table-row table:style-name="ro11">
          <table:table-cell office:value-type="string" table:style-name="ce1">
            <text:p>Spanish</text:p>
          </table:table-cell>
          <table:table-cell office:value-type="float" office:value="55" table:style-name="ce13">
            <text:p>55</text:p>
          </table:table-cell>
          <table:table-cell office:value-type="string" table:style-name="ce14">
            <text:p>[c]</text:p>
          </table:table-cell>
          <table:table-cell office:value-type="float" office:value="70" table:style-name="ce13">
            <text:p>70</text:p>
          </table:table-cell>
          <table:table-cell office:value-type="string" table:style-name="ce14">
            <text:p>[c]</text:p>
          </table:table-cell>
          <table:table-cell office:value-type="float" office:value="80" table:style-name="ce13">
            <text:p>80</text:p>
          </table:table-cell>
          <table:table-cell office:value-type="string" table:style-name="ce14">
            <text:p>[c]</text:p>
          </table:table-cell>
          <table:table-cell office:value-type="float" office:value="85" table:style-name="ce13">
            <text:p>8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90" table:style-name="ce13">
            <text:p>90</text:p>
          </table:table-cell>
          <table:table-cell office:value-type="float" office:value="65" table:style-name="ce13">
            <text:p>65</text:p>
          </table:table-cell>
          <table:table-cell office:value-type="string" table:style-name="ce14">
            <text:p>[c]</text:p>
          </table:table-cell>
          <table:table-cell office:value-type="float" office:value="80" table:style-name="ce13">
            <text:p>80</text:p>
          </table:table-cell>
          <table:table-cell office:value-type="string" table:style-name="ce14">
            <text:p>[c]</text:p>
          </table:table-cell>
          <table:table-cell office:value-type="float" office:value="85" table:style-name="ce13">
            <text:p>85</text:p>
          </table:table-cell>
          <table:table-cell office:value-type="string" table:style-name="ce14">
            <text:p>[c]</text:p>
          </table:table-cell>
          <table:table-cell office:value-type="float" office:value="85" table:style-name="ce13">
            <text:p>8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85" table:style-name="ce13">
            <text:p>85</text:p>
          </table:table-cell>
          <table:table-cell office:value-type="float" office:value="65" table:style-name="ce13">
            <text:p>65</text:p>
          </table:table-cell>
          <table:table-cell office:value-type="percentage" office:value="0.78048779999999995" table:style-name="ce14">
            <text:p>78.0%</text:p>
          </table:table-cell>
          <table:table-cell office:value-type="float" office:value="75" table:style-name="ce13">
            <text:p>75</text:p>
          </table:table-cell>
          <table:table-cell office:value-type="percentage" office:value="0.92682929999999997" table:style-name="ce14">
            <text:p>92.7%</text:p>
          </table:table-cell>
          <table:table-cell office:value-type="float" office:value="80" table:style-name="ce13">
            <text:p>80</text:p>
          </table:table-cell>
          <table:table-cell office:value-type="percentage" office:value="1" table:style-name="ce14">
            <text:p>100.0%</text:p>
          </table:table-cell>
          <table:table-cell office:value-type="float" office:value="80" table:style-name="ce13">
            <text:p>80</text:p>
          </table:table-cell>
          <table:table-cell office:value-type="percentage" office:value="1" table:style-name="ce14">
            <text:p>100.0%</text:p>
          </table:table-cell>
          <table:table-cell office:value-type="float" office:value="0" table:style-name="ce13">
            <text:p>0</text:p>
          </table:table-cell>
          <table:table-cell office:value-type="percentage" office:value="0" table:style-name="ce14">
            <text:p>0.0%</text:p>
          </table:table-cell>
          <table:table-cell office:value-type="float" office:value="80" table:style-name="ce13">
            <text:p>80</text:p>
          </table:table-cell>
          <table:table-cell office:value-type="float" office:value="50" table:style-name="ce13">
            <text:p>50</text:p>
          </table:table-cell>
          <table:table-cell office:value-type="percentage" office:value="0.52577320000000005" table:style-name="ce14">
            <text:p>52.6%</text:p>
          </table:table-cell>
          <table:table-cell office:value-type="float" office:value="75" table:style-name="ce13">
            <text:p>75</text:p>
          </table:table-cell>
          <table:table-cell office:value-type="percentage" office:value="0.76288659999999997" table:style-name="ce14">
            <text:p>76.3%</text:p>
          </table:table-cell>
          <table:table-cell office:value-type="float" office:value="85" table:style-name="ce13">
            <text:p>85</text:p>
          </table:table-cell>
          <table:table-cell office:value-type="percentage" office:value="0.89690720000000002" table:style-name="ce14">
            <text:p>89.7%</text:p>
          </table:table-cell>
          <table:table-cell office:value-type="float" office:value="90" table:style-name="ce13">
            <text:p>90</text:p>
          </table:table-cell>
          <table:table-cell office:value-type="percentage" office:value="0.94845360000000001" table:style-name="ce14">
            <text:p>94.8%</text:p>
          </table:table-cell>
          <table:table-cell office:value-type="float" office:value="5" table:style-name="ce13">
            <text:p>5</text:p>
          </table:table-cell>
          <table:table-cell office:value-type="percentage" office:value="5.1546399999999999E-2" table:style-name="ce14">
            <text:p>5.2%</text:p>
          </table:table-cell>
          <table:table-cell office:value-type="float" office:value="95" table:style-name="ce13">
            <text:p>95</text:p>
          </table:table-cell>
          <table:table-cell office:value-type="float" office:value="45" table:style-name="ce13">
            <text:p>45</text:p>
          </table:table-cell>
          <table:table-cell office:value-type="percentage" office:value="0.46236559999999999" table:style-name="ce14">
            <text:p>46.2%</text:p>
          </table:table-cell>
          <table:table-cell office:value-type="float" office:value="65" table:style-name="ce13">
            <text:p>65</text:p>
          </table:table-cell>
          <table:table-cell office:value-type="percentage" office:value="0.69892469999999995" table:style-name="ce14">
            <text:p>69.9%</text:p>
          </table:table-cell>
          <table:table-cell office:value-type="float" office:value="85" table:style-name="ce13">
            <text:p>85</text:p>
          </table:table-cell>
          <table:table-cell office:value-type="percentage" office:value="0.91397850000000003" table:style-name="ce14">
            <text:p>91.4%</text:p>
          </table:table-cell>
          <table:table-cell office:value-type="float" office:value="90" table:style-name="ce13">
            <text:p>90</text:p>
          </table:table-cell>
          <table:table-cell office:value-type="percentage" office:value="0.94623659999999998" table:style-name="ce14">
            <text:p>94.6%</text:p>
          </table:table-cell>
          <table:table-cell office:value-type="float" office:value="5" table:style-name="ce13">
            <text:p>5</text:p>
          </table:table-cell>
          <table:table-cell office:value-type="percentage" office:value="5.3763400000000003E-2" table:style-name="ce14">
            <text:p>5.4%</text:p>
          </table:table-cell>
          <table:table-cell office:value-type="float" office:value="95" table:style-name="ce13">
            <text:p>95</text:p>
          </table:table-cell>
          <table:table-cell table:number-columns-repeated="16328"/>
        </table:table-row>
        <table:table-row table:style-name="ro11">
          <table:table-cell office:value-type="string" table:style-name="ce26">
            <text:p>Statistics</text:p>
          </table:table-cell>
          <table:table-cell office:value-type="float" office:value="45" table:style-name="ce13">
            <text:p>45</text:p>
          </table:table-cell>
          <table:table-cell office:value-type="percentage" office:value="0.45744679999999999" table:style-name="ce14">
            <text:p>45.7%</text:p>
          </table:table-cell>
          <table:table-cell office:value-type="float" office:value="65" table:style-name="ce13">
            <text:p>65</text:p>
          </table:table-cell>
          <table:table-cell office:value-type="percentage" office:value="0.70212770000000002" table:style-name="ce14">
            <text:p>70.2%</text:p>
          </table:table-cell>
          <table:table-cell office:value-type="float" office:value="80" table:style-name="ce13">
            <text:p>80</text:p>
          </table:table-cell>
          <table:table-cell office:value-type="percentage" office:value="0.84042550000000005" table:style-name="ce14">
            <text:p>84.0%</text:p>
          </table:table-cell>
          <table:table-cell office:value-type="float" office:value="90" table:style-name="ce13">
            <text:p>90</text:p>
          </table:table-cell>
          <table:table-cell office:value-type="percentage" office:value="0.93617019999999995" table:style-name="ce14">
            <text:p>93.6%</text:p>
          </table:table-cell>
          <table:table-cell office:value-type="float" office:value="5" table:style-name="ce13">
            <text:p>5</text:p>
          </table:table-cell>
          <table:table-cell office:value-type="percentage" office:value="6.3829800000000006E-2" table:style-name="ce14">
            <text:p>6.4%</text:p>
          </table:table-cell>
          <table:table-cell office:value-type="float" office:value="95" table:style-name="ce13">
            <text:p>95</text:p>
          </table:table-cell>
          <table:table-cell office:value-type="float" office:value="95" table:style-name="ce13">
            <text:p>95</text:p>
          </table:table-cell>
          <table:table-cell office:value-type="string" table:style-name="ce14">
            <text:p>[c]</text:p>
          </table:table-cell>
          <table:table-cell office:value-type="float" office:value="110" table:style-name="ce13">
            <text:p>110</text:p>
          </table:table-cell>
          <table:table-cell office:value-type="string" table:style-name="ce14">
            <text:p>[c]</text:p>
          </table:table-cell>
          <table:table-cell office:value-type="float" office:value="120" table:style-name="ce13">
            <text:p>120</text:p>
          </table:table-cell>
          <table:table-cell office:value-type="string" table:style-name="ce14">
            <text:p>[c]</text:p>
          </table:table-cell>
          <table:table-cell office:value-type="float" office:value="125" table:style-name="ce13">
            <text:p>125</text:p>
          </table:table-cell>
          <table:table-cell office:value-type="string" table:style-name="ce14">
            <text:p>[c]</text:p>
          </table:table-cell>
          <table:table-cell office:value-type="string" table:style-name="ce13">
            <text:p>[c]</text:p>
          </table:table-cell>
          <table:table-cell office:value-type="string" table:style-name="ce14">
            <text:p>[c]</text:p>
          </table:table-cell>
          <table:table-cell office:value-type="float" office:value="125" table:style-name="ce13">
            <text:p>125</text:p>
          </table:table-cell>
          <table:table-cell office:value-type="float" office:value="60" table:style-name="ce27">
            <text:p>60</text:p>
          </table:table-cell>
          <table:table-cell office:value-type="string" table:style-name="ce28">
            <text:p>[c]</text:p>
          </table:table-cell>
          <table:table-cell office:value-type="float" office:value="75" table:style-name="ce27">
            <text:p>75</text:p>
          </table:table-cell>
          <table:table-cell office:value-type="string" table:style-name="ce28">
            <text:p>[c]</text:p>
          </table:table-cell>
          <table:table-cell office:value-type="float" office:value="90" table:style-name="ce27">
            <text:p>90</text:p>
          </table:table-cell>
          <table:table-cell office:value-type="string" table:style-name="ce28">
            <text:p>[c]</text:p>
          </table:table-cell>
          <table:table-cell office:value-type="float" office:value="90" table:style-name="ce27">
            <text:p>90</text:p>
          </table:table-cell>
          <table:table-cell office:value-type="string" table:style-name="ce28">
            <text:p>[c]</text:p>
          </table:table-cell>
          <table:table-cell office:value-type="string" table:style-name="ce27">
            <text:p>[c]</text:p>
          </table:table-cell>
          <table:table-cell office:value-type="string" table:style-name="ce28">
            <text:p>[c]</text:p>
          </table:table-cell>
          <table:table-cell office:value-type="float" office:value="90" table:style-name="ce27">
            <text:p>90</text:p>
          </table:table-cell>
          <table:table-cell office:value-type="float" office:value="45" table:style-name="ce27">
            <text:p>45</text:p>
          </table:table-cell>
          <table:table-cell office:value-type="percentage" office:value="0.42201830000000001" table:style-name="ce28">
            <text:p>42.2%</text:p>
          </table:table-cell>
          <table:table-cell office:value-type="float" office:value="75" table:style-name="ce27">
            <text:p>75</text:p>
          </table:table-cell>
          <table:table-cell office:value-type="percentage" office:value="0.67889909999999998" table:style-name="ce28">
            <text:p>67.9%</text:p>
          </table:table-cell>
          <table:table-cell office:value-type="float" office:value="90" table:style-name="ce27">
            <text:p>90</text:p>
          </table:table-cell>
          <table:table-cell office:value-type="percentage" office:value="0.81651379999999996" table:style-name="ce28">
            <text:p>81.7%</text:p>
          </table:table-cell>
          <table:table-cell office:value-type="float" office:value="95" table:style-name="ce27">
            <text:p>95</text:p>
          </table:table-cell>
          <table:table-cell office:value-type="percentage" office:value="0.88990829999999999" table:style-name="ce28">
            <text:p>89.0%</text:p>
          </table:table-cell>
          <table:table-cell office:value-type="float" office:value="10" table:style-name="ce27">
            <text:p>10</text:p>
          </table:table-cell>
          <table:table-cell office:value-type="percentage" office:value="0.1100917" table:style-name="ce28">
            <text:p>11.0%</text:p>
          </table:table-cell>
          <table:table-cell office:value-type="float" office:value="110" table:style-name="ce27">
            <text:p>110</text:p>
          </table:table-cell>
          <table:table-cell office:value-type="float" office:value="50" table:style-name="ce27">
            <text:p>50</text:p>
          </table:table-cell>
          <table:table-cell office:value-type="string" table:style-name="ce28">
            <text:p>[c]</text:p>
          </table:table-cell>
          <table:table-cell office:value-type="float" office:value="65" table:style-name="ce27">
            <text:p>65</text:p>
          </table:table-cell>
          <table:table-cell office:value-type="string" table:style-name="ce28">
            <text:p>[c]</text:p>
          </table:table-cell>
          <table:table-cell office:value-type="float" office:value="85" table:style-name="ce27">
            <text:p>85</text:p>
          </table:table-cell>
          <table:table-cell office:value-type="string" table:style-name="ce28">
            <text:p>[c]</text:p>
          </table:table-cell>
          <table:table-cell office:value-type="float" office:value="90" table:style-name="ce27">
            <text:p>90</text:p>
          </table:table-cell>
          <table:table-cell office:value-type="string" table:style-name="ce28">
            <text:p>[c]</text:p>
          </table:table-cell>
          <table:table-cell office:value-type="string" table:style-name="ce27">
            <text:p>[c]</text:p>
          </table:table-cell>
          <table:table-cell office:value-type="string" table:style-name="ce28">
            <text:p>[c]</text:p>
          </table:table-cell>
          <table:table-cell office:value-type="float" office:value="95" table:style-name="ce27">
            <text:p>95</text:p>
          </table:table-cell>
          <table:table-cell table:number-columns-repeated="16328"/>
        </table:table-row>
        <table:table-row table:style-name="ro11">
          <table:table-cell office:value-type="string" table:style-name="ce1">
            <text:p>Total</text:p>
          </table:table-cell>
          <table:table-cell office:value-type="float" office:value="2470" table:style-name="ce31">
            <text:p>2,470</text:p>
          </table:table-cell>
          <table:table-cell office:value-type="percentage" office:value="0.54305800000000004" table:style-name="ce32">
            <text:p>54.3%</text:p>
          </table:table-cell>
          <table:table-cell office:value-type="float" office:value="3575" table:style-name="ce31">
            <text:p>3,575</text:p>
          </table:table-cell>
          <table:table-cell office:value-type="percentage" office:value="0.78580839999999996" table:style-name="ce32">
            <text:p>78.6%</text:p>
          </table:table-cell>
          <table:table-cell office:value-type="float" office:value="4185" table:style-name="ce31">
            <text:p>4,185</text:p>
          </table:table-cell>
          <table:table-cell office:value-type="percentage" office:value="0.91915639999999998" table:style-name="ce32">
            <text:p>91.9%</text:p>
          </table:table-cell>
          <table:table-cell office:value-type="float" office:value="4450" table:style-name="ce31">
            <text:p>4,450</text:p>
          </table:table-cell>
          <table:table-cell office:value-type="percentage" office:value="0.97737260000000004" table:style-name="ce32">
            <text:p>97.7%</text:p>
          </table:table-cell>
          <table:table-cell office:value-type="float" office:value="105" table:style-name="ce31">
            <text:p>105</text:p>
          </table:table-cell>
          <table:table-cell office:value-type="percentage" office:value="2.2627399999999999E-2" table:style-name="ce32">
            <text:p>2.3%</text:p>
          </table:table-cell>
          <table:table-cell office:value-type="float" office:value="4550" table:style-name="ce31">
            <text:p>4,550</text:p>
          </table:table-cell>
          <table:table-cell office:value-type="float" office:value="3120" table:style-name="ce31">
            <text:p>3,120</text:p>
          </table:table-cell>
          <table:table-cell office:value-type="percentage" office:value="0.72289159999999997" table:style-name="ce32">
            <text:p>72.3%</text:p>
          </table:table-cell>
          <table:table-cell office:value-type="float" office:value="3865" table:style-name="ce31">
            <text:p>3,865</text:p>
          </table:table-cell>
          <table:table-cell office:value-type="percentage" office:value="0.89596849999999995" table:style-name="ce32">
            <text:p>89.6%</text:p>
          </table:table-cell>
          <table:table-cell office:value-type="float" office:value="4185" table:style-name="ce31">
            <text:p>4,185</text:p>
          </table:table-cell>
          <table:table-cell office:value-type="percentage" office:value="0.9694161" table:style-name="ce32">
            <text:p>96.9%</text:p>
          </table:table-cell>
          <table:table-cell office:value-type="float" office:value="4265" table:style-name="ce31">
            <text:p>4,265</text:p>
          </table:table-cell>
          <table:table-cell office:value-type="percentage" office:value="0.98772009999999999" table:style-name="ce32">
            <text:p>98.8%</text:p>
          </table:table-cell>
          <table:table-cell office:value-type="float" office:value="55" table:style-name="ce31">
            <text:p>55</text:p>
          </table:table-cell>
          <table:table-cell office:value-type="percentage" office:value="1.22799E-2" table:style-name="ce32">
            <text:p>1.2%</text:p>
          </table:table-cell>
          <table:table-cell office:value-type="float" office:value="4315" table:style-name="ce31">
            <text:p>4,315</text:p>
          </table:table-cell>
          <table:table-cell office:value-type="float" office:value="2825" table:style-name="ce13">
            <text:p>2,825</text:p>
          </table:table-cell>
          <table:table-cell office:value-type="percentage" office:value="0.66816359999999997" table:style-name="ce14">
            <text:p>66.8%</text:p>
          </table:table-cell>
          <table:table-cell office:value-type="float" office:value="3745" table:style-name="ce13">
            <text:p>3,745</text:p>
          </table:table-cell>
          <table:table-cell office:value-type="percentage" office:value="0.88489720000000005" table:style-name="ce14">
            <text:p>88.5%</text:p>
          </table:table-cell>
          <table:table-cell office:value-type="float" office:value="4140" table:style-name="ce13">
            <text:p>4,140</text:p>
          </table:table-cell>
          <table:table-cell office:value-type="percentage" office:value="0.97872840000000005" table:style-name="ce14">
            <text:p>97.9%</text:p>
          </table:table-cell>
          <table:table-cell office:value-type="float" office:value="4205" table:style-name="ce13">
            <text:p>4,205</text:p>
          </table:table-cell>
          <table:table-cell office:value-type="percentage" office:value="0.99432759999999998" table:style-name="ce14">
            <text:p>99.4%</text:p>
          </table:table-cell>
          <table:table-cell office:value-type="float" office:value="25" table:style-name="ce13">
            <text:p>25</text:p>
          </table:table-cell>
          <table:table-cell office:value-type="percentage" office:value="5.6724000000000002E-3" table:style-name="ce14">
            <text:p>0.6%</text:p>
          </table:table-cell>
          <table:table-cell office:value-type="float" office:value="4230" table:style-name="ce13">
            <text:p>4,230</text:p>
          </table:table-cell>
          <table:table-cell office:value-type="float" office:value="2075" table:style-name="ce13">
            <text:p>2,075</text:p>
          </table:table-cell>
          <table:table-cell office:value-type="percentage" office:value="0.53326479999999998" table:style-name="ce14">
            <text:p>53.3%</text:p>
          </table:table-cell>
          <table:table-cell office:value-type="float" office:value="3015" table:style-name="ce13">
            <text:p>3,015</text:p>
          </table:table-cell>
          <table:table-cell office:value-type="percentage" office:value="0.77395320000000001" table:style-name="ce14">
            <text:p>77.4%</text:p>
          </table:table-cell>
          <table:table-cell office:value-type="float" office:value="3560" table:style-name="ce13">
            <text:p>3,560</text:p>
          </table:table-cell>
          <table:table-cell office:value-type="percentage" office:value="0.9149756" table:style-name="ce14">
            <text:p>91.5%</text:p>
          </table:table-cell>
          <table:table-cell office:value-type="float" office:value="3735" table:style-name="ce13">
            <text:p>3,735</text:p>
          </table:table-cell>
          <table:table-cell office:value-type="percentage" office:value="0.95941430000000005" table:style-name="ce14">
            <text:p>95.9%</text:p>
          </table:table-cell>
          <table:table-cell office:value-type="float" office:value="160" table:style-name="ce13">
            <text:p>160</text:p>
          </table:table-cell>
          <table:table-cell office:value-type="percentage" office:value="4.0585700000000002E-2" table:style-name="ce14">
            <text:p>4.1%</text:p>
          </table:table-cell>
          <table:table-cell office:value-type="float" office:value="3895" table:style-name="ce13">
            <text:p>3,895</text:p>
          </table:table-cell>
          <table:table-cell office:value-type="float" office:value="2125" table:style-name="ce13">
            <text:p>2,125</text:p>
          </table:table-cell>
          <table:table-cell office:value-type="percentage" office:value="0.52758450000000001" table:style-name="ce14">
            <text:p>52.8%</text:p>
          </table:table-cell>
          <table:table-cell office:value-type="float" office:value="3130" table:style-name="ce13">
            <text:p>3,130</text:p>
          </table:table-cell>
          <table:table-cell office:value-type="percentage" office:value="0.77733600000000003" table:style-name="ce14">
            <text:p>77.7%</text:p>
          </table:table-cell>
          <table:table-cell office:value-type="float" office:value="3745" table:style-name="ce13">
            <text:p>3,745</text:p>
          </table:table-cell>
          <table:table-cell office:value-type="percentage" office:value="0.93066599999999999" table:style-name="ce14">
            <text:p>93.1%</text:p>
          </table:table-cell>
          <table:table-cell office:value-type="float" office:value="3880" table:style-name="ce13">
            <text:p>3,880</text:p>
          </table:table-cell>
          <table:table-cell office:value-type="percentage" office:value="0.96446319999999996" table:style-name="ce14">
            <text:p>96.4%</text:p>
          </table:table-cell>
          <table:table-cell office:value-type="float" office:value="145" table:style-name="ce13">
            <text:p>145</text:p>
          </table:table-cell>
          <table:table-cell office:value-type="percentage" office:value="3.55368E-2" table:style-name="ce14">
            <text:p>3.6%</text:p>
          </table:table-cell>
          <table:table-cell office:value-type="float" office:value="4025" table:style-name="ce13">
            <text:p>4,025</text:p>
          </table:table-cell>
          <table:table-cell table:number-columns-repeated="16328"/>
        </table:table-row>
        <table:table-row table:style-name="ro11">
          <table:table-cell table:style-name="ce1"/>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number-columns-repeated="2"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number-columns-repeated="2"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number-columns-repeated="2"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number-columns-repeated="2"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style-name="ce14"/>
          <table:table-cell table:style-name="ce13"/>
          <table:table-cell table:number-columns-repeated="16328"/>
        </table:table-row>
        <table:table-row table:number-rows-repeated="1048538" table:style-name="ro8">
          <table:table-cell table:number-columns-repeated="16384"/>
        </table:table-row>
      </table:table>
      <table:table table:name="Scottish_Baccalaureate" table:style-name="ta1">
        <table:table-column table:style-name="co3" table:default-cell-style-name="ce1"/>
        <table:table-column table:style-name="co15" table:default-cell-style-name="ce25"/>
        <table:table-column table:style-name="co16" table:default-cell-style-name="ce14"/>
        <table:table-column table:style-name="co17" table:default-cell-style-name="ce25"/>
        <table:table-column table:style-name="co18" table:default-cell-style-name="ce14"/>
        <table:table-column table:style-name="co12" table:default-cell-style-name="ce25"/>
        <table:table-column table:style-name="co13" table:default-cell-style-name="ce14"/>
        <table:table-column table:style-name="co6" table:default-cell-style-name="ce25"/>
        <table:table-column table:style-name="co15" table:default-cell-style-name="ce25"/>
        <table:table-column table:style-name="co16" table:default-cell-style-name="ce14"/>
        <table:table-column table:style-name="co17" table:default-cell-style-name="ce25"/>
        <table:table-column table:style-name="co18" table:default-cell-style-name="ce14"/>
        <table:table-column table:style-name="co12" table:default-cell-style-name="ce25"/>
        <table:table-column table:style-name="co13" table:default-cell-style-name="ce14"/>
        <table:table-column table:style-name="co6" table:default-cell-style-name="ce25"/>
        <table:table-column table:style-name="co15" table:default-cell-style-name="ce25"/>
        <table:table-column table:style-name="co16" table:default-cell-style-name="ce14"/>
        <table:table-column table:style-name="co17" table:default-cell-style-name="ce25"/>
        <table:table-column table:style-name="co18" table:default-cell-style-name="ce14"/>
        <table:table-column table:style-name="co12" table:default-cell-style-name="ce25"/>
        <table:table-column table:style-name="co13" table:default-cell-style-name="ce14"/>
        <table:table-column table:style-name="co6" table:default-cell-style-name="ce25"/>
        <table:table-column table:style-name="co15" table:default-cell-style-name="ce25"/>
        <table:table-column table:style-name="co16" table:default-cell-style-name="ce14"/>
        <table:table-column table:style-name="co17" table:default-cell-style-name="ce25"/>
        <table:table-column table:style-name="co18" table:default-cell-style-name="ce14"/>
        <table:table-column table:style-name="co12" table:default-cell-style-name="ce25"/>
        <table:table-column table:style-name="co13" table:default-cell-style-name="ce14"/>
        <table:table-column table:style-name="co6" table:default-cell-style-name="ce25"/>
        <table:table-column table:style-name="co15" table:default-cell-style-name="ce25"/>
        <table:table-column table:style-name="co16" table:default-cell-style-name="ce14"/>
        <table:table-column table:style-name="co17" table:default-cell-style-name="ce25"/>
        <table:table-column table:style-name="co18" table:default-cell-style-name="ce14"/>
        <table:table-column table:style-name="co12" table:default-cell-style-name="ce25"/>
        <table:table-column table:style-name="co13" table:default-cell-style-name="ce14"/>
        <table:table-column table:style-name="co6" table:default-cell-style-name="ce25"/>
        <table:table-column table:style-name="co2" table:number-columns-repeated="16348" table:default-cell-style-name="ce1"/>
        <table:table-row table:style-name="ro9">
          <table:table-cell office:value-type="string" table:style-name="ce10">
            <text:p>Table 7: Provisional Scottish Baccalaureate Attainment</text:p>
          </table:table-cell>
          <table:table-cell table:style-name="ce25"/>
          <table:table-cell table:style-name="ce14"/>
          <table:table-cell table:style-name="ce25"/>
          <table:table-cell table:style-name="ce14"/>
          <table:table-cell table:style-name="ce25"/>
          <table:table-cell table:style-name="ce14"/>
          <table:table-cell table:number-columns-repeated="2" table:style-name="ce25"/>
          <table:table-cell table:style-name="ce14"/>
          <table:table-cell table:style-name="ce25"/>
          <table:table-cell table:style-name="ce14"/>
          <table:table-cell table:style-name="ce25"/>
          <table:table-cell table:style-name="ce14"/>
          <table:table-cell table:number-columns-repeated="2" table:style-name="ce25"/>
          <table:table-cell table:style-name="ce14"/>
          <table:table-cell table:style-name="ce25"/>
          <table:table-cell table:style-name="ce14"/>
          <table:table-cell table:style-name="ce25"/>
          <table:table-cell table:style-name="ce14"/>
          <table:table-cell table:number-columns-repeated="2" table:style-name="ce25"/>
          <table:table-cell table:style-name="ce14"/>
          <table:table-cell table:style-name="ce25"/>
          <table:table-cell table:style-name="ce14"/>
          <table:table-cell table:style-name="ce25"/>
          <table:table-cell table:style-name="ce14"/>
          <table:table-cell table:number-columns-repeated="2" table:style-name="ce25"/>
          <table:table-cell table:style-name="ce14"/>
          <table:table-cell table:style-name="ce25"/>
          <table:table-cell table:style-name="ce14"/>
          <table:table-cell table:style-name="ce25"/>
          <table:table-cell table:style-name="ce14"/>
          <table:table-cell table:style-name="ce25"/>
          <table:table-cell table:number-columns-repeated="16348"/>
        </table:table-row>
        <table:table-row table:style-name="ro10">
          <table:table-cell office:value-type="string" table:style-name="ce15">
            <text:p>Some shorthand is used in this table, [c] where the value is suppressed to protect against the risk of disclosure of personal information, [low] for a value less than 0.05% and [z] for not applicable</text:p>
          </table:table-cell>
          <table:table-cell table:style-name="ce25"/>
          <table:table-cell table:style-name="ce14"/>
          <table:table-cell table:style-name="ce25"/>
          <table:table-cell table:style-name="ce14"/>
          <table:table-cell table:style-name="ce25"/>
          <table:table-cell table:style-name="ce14"/>
          <table:table-cell table:number-columns-repeated="2" table:style-name="ce25"/>
          <table:table-cell table:style-name="ce14"/>
          <table:table-cell table:style-name="ce25"/>
          <table:table-cell table:style-name="ce14"/>
          <table:table-cell table:style-name="ce25"/>
          <table:table-cell table:style-name="ce14"/>
          <table:table-cell table:number-columns-repeated="2" table:style-name="ce25"/>
          <table:table-cell table:style-name="ce14"/>
          <table:table-cell table:style-name="ce25"/>
          <table:table-cell table:style-name="ce14"/>
          <table:table-cell table:style-name="ce25"/>
          <table:table-cell table:style-name="ce14"/>
          <table:table-cell table:number-columns-repeated="2" table:style-name="ce25"/>
          <table:table-cell table:style-name="ce14"/>
          <table:table-cell table:style-name="ce25"/>
          <table:table-cell table:style-name="ce14"/>
          <table:table-cell table:style-name="ce25"/>
          <table:table-cell table:style-name="ce14"/>
          <table:table-cell table:number-columns-repeated="2" table:style-name="ce25"/>
          <table:table-cell table:style-name="ce14"/>
          <table:table-cell table:style-name="ce25"/>
          <table:table-cell table:style-name="ce14"/>
          <table:table-cell table:style-name="ce25"/>
          <table:table-cell table:style-name="ce14"/>
          <table:table-cell table:style-name="ce25"/>
          <table:table-cell table:number-columns-repeated="16348"/>
        </table:table-row>
        <table:table-row table:style-name="ro11">
          <table:table-cell office:value-type="string" table:style-name="ce21">
            <text:p>Subject</text:p>
          </table:table-cell>
          <table:table-cell office:value-type="string" table:style-name="ce21">
            <text:p>Distinction Count 2022</text:p>
          </table:table-cell>
          <table:table-cell office:value-type="string" table:style-name="ce23">
            <text:p>Distinction Percentage 2022</text:p>
          </table:table-cell>
          <table:table-cell office:value-type="string" table:style-name="ce21">
            <text:p>Total Pass Count 2022</text:p>
          </table:table-cell>
          <table:table-cell office:value-type="string" table:style-name="ce23">
            <text:p>Total Pass Percentage 2022</text:p>
          </table:table-cell>
          <table:table-cell office:value-type="string" table:style-name="ce21">
            <text:p>No Award Count 2022</text:p>
          </table:table-cell>
          <table:table-cell office:value-type="string" table:style-name="ce23">
            <text:p>No Award Percentage 2022</text:p>
          </table:table-cell>
          <table:table-cell office:value-type="string" table:style-name="ce21">
            <text:p>Entries 2022</text:p>
          </table:table-cell>
          <table:table-cell office:value-type="string" table:style-name="ce21">
            <text:p>Distinction Count 2021</text:p>
          </table:table-cell>
          <table:table-cell office:value-type="string" table:style-name="ce23">
            <text:p>Distinction Percentage 2021</text:p>
          </table:table-cell>
          <table:table-cell office:value-type="string" table:style-name="ce21">
            <text:p>Total Pass Count 2021</text:p>
          </table:table-cell>
          <table:table-cell office:value-type="string" table:style-name="ce23">
            <text:p>Total Pass Percentage 2021</text:p>
          </table:table-cell>
          <table:table-cell office:value-type="string" table:style-name="ce21">
            <text:p>No Award Count 2021</text:p>
          </table:table-cell>
          <table:table-cell office:value-type="string" table:style-name="ce23">
            <text:p>No Award Percentage 2021</text:p>
          </table:table-cell>
          <table:table-cell office:value-type="string" table:style-name="ce21">
            <text:p>Entries 2021</text:p>
          </table:table-cell>
          <table:table-cell office:value-type="string" table:style-name="ce21">
            <text:p>Distinction Count 2020</text:p>
          </table:table-cell>
          <table:table-cell office:value-type="string" table:style-name="ce23">
            <text:p>Distinction Percentage 2020</text:p>
          </table:table-cell>
          <table:table-cell office:value-type="string" table:style-name="ce21">
            <text:p>Total Pass Count 2020</text:p>
          </table:table-cell>
          <table:table-cell office:value-type="string" table:style-name="ce23">
            <text:p>Total Pass Percentage 2020</text:p>
          </table:table-cell>
          <table:table-cell office:value-type="string" table:style-name="ce21">
            <text:p>No Award Count 2020</text:p>
          </table:table-cell>
          <table:table-cell office:value-type="string" table:style-name="ce23">
            <text:p>No Award Percentage 2020</text:p>
          </table:table-cell>
          <table:table-cell office:value-type="string" table:style-name="ce21">
            <text:p>Entries 2020</text:p>
          </table:table-cell>
          <table:table-cell office:value-type="string" table:style-name="ce21">
            <text:p>Distinction Count 2019</text:p>
          </table:table-cell>
          <table:table-cell office:value-type="string" table:style-name="ce23">
            <text:p>Distinction Percentage 2019</text:p>
          </table:table-cell>
          <table:table-cell office:value-type="string" table:style-name="ce21">
            <text:p>Total Pass Count 2019</text:p>
          </table:table-cell>
          <table:table-cell office:value-type="string" table:style-name="ce23">
            <text:p>Total Pass Percentage 2019</text:p>
          </table:table-cell>
          <table:table-cell office:value-type="string" table:style-name="ce21">
            <text:p>No Award Count 2019</text:p>
          </table:table-cell>
          <table:table-cell office:value-type="string" table:style-name="ce23">
            <text:p>No Award Percentage 2019</text:p>
          </table:table-cell>
          <table:table-cell office:value-type="string" table:style-name="ce21">
            <text:p>Entries 2019</text:p>
          </table:table-cell>
          <table:table-cell office:value-type="string" table:style-name="ce21">
            <text:p>Distinction Count 2018</text:p>
          </table:table-cell>
          <table:table-cell office:value-type="string" table:style-name="ce23">
            <text:p>Distinction Percentage 2018</text:p>
          </table:table-cell>
          <table:table-cell office:value-type="string" table:style-name="ce21">
            <text:p>Total Pass Count 2018</text:p>
          </table:table-cell>
          <table:table-cell office:value-type="string" table:style-name="ce23">
            <text:p>Total Pass Percentage 2018</text:p>
          </table:table-cell>
          <table:table-cell office:value-type="string" table:style-name="ce21">
            <text:p>No Award Count 2018</text:p>
          </table:table-cell>
          <table:table-cell office:value-type="string" table:style-name="ce23">
            <text:p>No Award Percentage 2018</text:p>
          </table:table-cell>
          <table:table-cell office:value-type="string" table:style-name="ce21">
            <text:p>Entries 2018</text:p>
          </table:table-cell>
          <table:table-cell table:number-columns-repeated="16348" table:style-name="ce24"/>
        </table:table-row>
        <table:table-row table:style-name="ro11">
          <table:table-cell office:value-type="string" table:style-name="ce1">
            <text:p>Expressive Arts</text:p>
          </table:table-cell>
          <table:table-cell office:value-type="string" table:style-name="ce25">
            <text:p>[z]</text:p>
          </table:table-cell>
          <table:table-cell office:value-type="string" table:style-name="ce14">
            <text:p>[z]</text:p>
          </table:table-cell>
          <table:table-cell office:value-type="string" table:style-name="ce25">
            <text:p>[z]</text:p>
          </table:table-cell>
          <table:table-cell office:value-type="string" table:style-name="ce14">
            <text:p>[z]</text:p>
          </table:table-cell>
          <table:table-cell office:value-type="string" table:style-name="ce25">
            <text:p>[z]</text:p>
          </table:table-cell>
          <table:table-cell office:value-type="string" table:style-name="ce14">
            <text:p>[z]</text:p>
          </table:table-cell>
          <table:table-cell office:value-type="float" office:value="0" table:style-name="ce25">
            <text:p>0</text:p>
          </table:table-cell>
          <table:table-cell office:value-type="string" table:style-name="ce25">
            <text:p>[z]</text:p>
          </table:table-cell>
          <table:table-cell office:value-type="string" table:style-name="ce14">
            <text:p>[z]</text:p>
          </table:table-cell>
          <table:table-cell office:value-type="string" table:style-name="ce25">
            <text:p>[z]</text:p>
          </table:table-cell>
          <table:table-cell office:value-type="string" table:style-name="ce14">
            <text:p>[z]</text:p>
          </table:table-cell>
          <table:table-cell office:value-type="string" table:style-name="ce25">
            <text:p>[z]</text:p>
          </table:table-cell>
          <table:table-cell office:value-type="string" table:style-name="ce14">
            <text:p>[z]</text:p>
          </table:table-cell>
          <table:table-cell office:value-type="float" office:value="0" table:style-name="ce25">
            <text:p>0</text:p>
          </table:table-cell>
          <table:table-cell office:value-type="string" table:style-name="ce25">
            <text:p>[c]</text:p>
          </table:table-cell>
          <table:table-cell office:value-type="string" table:style-name="ce14">
            <text:p>[c]</text:p>
          </table:table-cell>
          <table:table-cell office:value-type="string" table:style-name="ce25">
            <text:p>[c]</text:p>
          </table:table-cell>
          <table:table-cell office:value-type="string" table:style-name="ce14">
            <text:p>[c]</text:p>
          </table:table-cell>
          <table:table-cell office:value-type="float" office:value="0" table:style-name="ce25">
            <text:p>0</text:p>
          </table:table-cell>
          <table:table-cell office:value-type="percentage" office:value="0" table:style-name="ce14">
            <text:p>0.0%</text:p>
          </table:table-cell>
          <table:table-cell office:value-type="string" table:style-name="ce25">
            <text:p>[c]</text:p>
          </table:table-cell>
          <table:table-cell office:value-type="string" table:style-name="ce25">
            <text:p>[z]</text:p>
          </table:table-cell>
          <table:table-cell office:value-type="string" table:style-name="ce14">
            <text:p>[z]</text:p>
          </table:table-cell>
          <table:table-cell office:value-type="string" table:style-name="ce25">
            <text:p>[z]</text:p>
          </table:table-cell>
          <table:table-cell office:value-type="string" table:style-name="ce14">
            <text:p>[z]</text:p>
          </table:table-cell>
          <table:table-cell office:value-type="string" table:style-name="ce25">
            <text:p>[z]</text:p>
          </table:table-cell>
          <table:table-cell office:value-type="string" table:style-name="ce14">
            <text:p>[z]</text:p>
          </table:table-cell>
          <table:table-cell office:value-type="float" office:value="0" table:style-name="ce25">
            <text:p>0</text:p>
          </table:table-cell>
          <table:table-cell office:value-type="string" table:style-name="ce25">
            <text:p>[z]</text:p>
          </table:table-cell>
          <table:table-cell office:value-type="string" table:style-name="ce14">
            <text:p>[z]</text:p>
          </table:table-cell>
          <table:table-cell office:value-type="string" table:style-name="ce25">
            <text:p>[z]</text:p>
          </table:table-cell>
          <table:table-cell office:value-type="string" table:style-name="ce14">
            <text:p>[z]</text:p>
          </table:table-cell>
          <table:table-cell office:value-type="string" table:style-name="ce25">
            <text:p>[z]</text:p>
          </table:table-cell>
          <table:table-cell office:value-type="string" table:style-name="ce14">
            <text:p>[z]</text:p>
          </table:table-cell>
          <table:table-cell office:value-type="float" office:value="0" table:style-name="ce25">
            <text:p>0</text:p>
          </table:table-cell>
          <table:table-cell table:number-columns-repeated="16348"/>
        </table:table-row>
        <table:table-row table:style-name="ro11">
          <table:table-cell office:value-type="string" table:style-name="ce1">
            <text:p>Languages</text:p>
          </table:table-cell>
          <table:table-cell office:value-type="string" table:style-name="ce25">
            <text:p>[z]</text:p>
          </table:table-cell>
          <table:table-cell office:value-type="string" table:style-name="ce14">
            <text:p>[z]</text:p>
          </table:table-cell>
          <table:table-cell office:value-type="string" table:style-name="ce25">
            <text:p>[z]</text:p>
          </table:table-cell>
          <table:table-cell office:value-type="string" table:style-name="ce14">
            <text:p>[z]</text:p>
          </table:table-cell>
          <table:table-cell office:value-type="string" table:style-name="ce25">
            <text:p>[z]</text:p>
          </table:table-cell>
          <table:table-cell office:value-type="string" table:style-name="ce14">
            <text:p>[z]</text:p>
          </table:table-cell>
          <table:table-cell office:value-type="float" office:value="0" table:style-name="ce25">
            <text:p>0</text:p>
          </table:table-cell>
          <table:table-cell office:value-type="string" table:style-name="ce25">
            <text:p>[c]</text:p>
          </table:table-cell>
          <table:table-cell office:value-type="string" table:style-name="ce14">
            <text:p>[c]</text:p>
          </table:table-cell>
          <table:table-cell office:value-type="string" table:style-name="ce25">
            <text:p>[c]</text:p>
          </table:table-cell>
          <table:table-cell office:value-type="string" table:style-name="ce14">
            <text:p>[c]</text:p>
          </table:table-cell>
          <table:table-cell office:value-type="float" office:value="0" table:style-name="ce25">
            <text:p>0</text:p>
          </table:table-cell>
          <table:table-cell office:value-type="percentage" office:value="0" table:style-name="ce14">
            <text:p>0.0%</text:p>
          </table:table-cell>
          <table:table-cell office:value-type="string" table:style-name="ce25">
            <text:p>[c]</text:p>
          </table:table-cell>
          <table:table-cell office:value-type="string" table:style-name="ce25">
            <text:p>[c]</text:p>
          </table:table-cell>
          <table:table-cell office:value-type="string" table:style-name="ce14">
            <text:p>[c]</text:p>
          </table:table-cell>
          <table:table-cell office:value-type="string" table:style-name="ce25">
            <text:p>[c]</text:p>
          </table:table-cell>
          <table:table-cell office:value-type="string" table:style-name="ce14">
            <text:p>[c]</text:p>
          </table:table-cell>
          <table:table-cell office:value-type="float" office:value="0" table:style-name="ce25">
            <text:p>0</text:p>
          </table:table-cell>
          <table:table-cell office:value-type="percentage" office:value="0" table:style-name="ce14">
            <text:p>0.0%</text:p>
          </table:table-cell>
          <table:table-cell office:value-type="string" table:style-name="ce25">
            <text:p>[c]</text:p>
          </table:table-cell>
          <table:table-cell office:value-type="string" table:style-name="ce25">
            <text:p>[c]</text:p>
          </table:table-cell>
          <table:table-cell office:value-type="string" table:style-name="ce14">
            <text:p>[c]</text:p>
          </table:table-cell>
          <table:table-cell office:value-type="string" table:style-name="ce25">
            <text:p>[c]</text:p>
          </table:table-cell>
          <table:table-cell office:value-type="string" table:style-name="ce14">
            <text:p>[c]</text:p>
          </table:table-cell>
          <table:table-cell office:value-type="float" office:value="0" table:style-name="ce25">
            <text:p>0</text:p>
          </table:table-cell>
          <table:table-cell office:value-type="percentage" office:value="0" table:style-name="ce14">
            <text:p>0.0%</text:p>
          </table:table-cell>
          <table:table-cell office:value-type="string" table:style-name="ce25">
            <text:p>[c]</text:p>
          </table:table-cell>
          <table:table-cell office:value-type="string" table:style-name="ce25">
            <text:p>[z]</text:p>
          </table:table-cell>
          <table:table-cell office:value-type="string" table:style-name="ce14">
            <text:p>[z]</text:p>
          </table:table-cell>
          <table:table-cell office:value-type="string" table:style-name="ce25">
            <text:p>[z]</text:p>
          </table:table-cell>
          <table:table-cell office:value-type="string" table:style-name="ce14">
            <text:p>[z]</text:p>
          </table:table-cell>
          <table:table-cell office:value-type="string" table:style-name="ce25">
            <text:p>[z]</text:p>
          </table:table-cell>
          <table:table-cell office:value-type="string" table:style-name="ce14">
            <text:p>[z]</text:p>
          </table:table-cell>
          <table:table-cell office:value-type="float" office:value="0" table:style-name="ce25">
            <text:p>0</text:p>
          </table:table-cell>
          <table:table-cell table:number-columns-repeated="16348"/>
        </table:table-row>
        <table:table-row table:style-name="ro11">
          <table:table-cell office:value-type="string" table:style-name="ce1">
            <text:p>Science</text:p>
          </table:table-cell>
          <table:table-cell office:value-type="string" table:style-name="ce25">
            <text:p>[c]</text:p>
          </table:table-cell>
          <table:table-cell office:value-type="string" table:style-name="ce14">
            <text:p>[c]</text:p>
          </table:table-cell>
          <table:table-cell office:value-type="string" table:style-name="ce25">
            <text:p>[c]</text:p>
          </table:table-cell>
          <table:table-cell office:value-type="string" table:style-name="ce14">
            <text:p>[c]</text:p>
          </table:table-cell>
          <table:table-cell office:value-type="float" office:value="0" table:style-name="ce25">
            <text:p>0</text:p>
          </table:table-cell>
          <table:table-cell office:value-type="percentage" office:value="0" table:style-name="ce14">
            <text:p>0.0%</text:p>
          </table:table-cell>
          <table:table-cell office:value-type="string" table:style-name="ce25">
            <text:p>[c]</text:p>
          </table:table-cell>
          <table:table-cell office:value-type="string" table:style-name="ce25">
            <text:p>[c]</text:p>
          </table:table-cell>
          <table:table-cell office:value-type="string" table:style-name="ce14">
            <text:p>[c]</text:p>
          </table:table-cell>
          <table:table-cell office:value-type="float" office:value="5" table:style-name="ce25">
            <text:p>5</text:p>
          </table:table-cell>
          <table:table-cell office:value-type="string" table:style-name="ce14">
            <text:p>[c]</text:p>
          </table:table-cell>
          <table:table-cell office:value-type="float" office:value="0" table:style-name="ce25">
            <text:p>0</text:p>
          </table:table-cell>
          <table:table-cell office:value-type="percentage" office:value="0" table:style-name="ce14">
            <text:p>0.0%</text:p>
          </table:table-cell>
          <table:table-cell office:value-type="float" office:value="5" table:style-name="ce25">
            <text:p>5</text:p>
          </table:table-cell>
          <table:table-cell office:value-type="float" office:value="0" table:style-name="ce25">
            <text:p>0</text:p>
          </table:table-cell>
          <table:table-cell office:value-type="percentage" office:value="0" table:style-name="ce14">
            <text:p>0.0%</text:p>
          </table:table-cell>
          <table:table-cell office:value-type="string" table:style-name="ce25">
            <text:p>[c]</text:p>
          </table:table-cell>
          <table:table-cell office:value-type="string" table:style-name="ce14">
            <text:p>[c]</text:p>
          </table:table-cell>
          <table:table-cell office:value-type="float" office:value="0" table:style-name="ce25">
            <text:p>0</text:p>
          </table:table-cell>
          <table:table-cell office:value-type="percentage" office:value="0" table:style-name="ce14">
            <text:p>0.0%</text:p>
          </table:table-cell>
          <table:table-cell office:value-type="string" table:style-name="ce25">
            <text:p>[c]</text:p>
          </table:table-cell>
          <table:table-cell office:value-type="string" table:style-name="ce25">
            <text:p>[z]</text:p>
          </table:table-cell>
          <table:table-cell office:value-type="string" table:style-name="ce14">
            <text:p>[z]</text:p>
          </table:table-cell>
          <table:table-cell office:value-type="string" table:style-name="ce25">
            <text:p>[z]</text:p>
          </table:table-cell>
          <table:table-cell office:value-type="string" table:style-name="ce14">
            <text:p>[z]</text:p>
          </table:table-cell>
          <table:table-cell office:value-type="string" table:style-name="ce25">
            <text:p>[z]</text:p>
          </table:table-cell>
          <table:table-cell office:value-type="string" table:style-name="ce14">
            <text:p>[z]</text:p>
          </table:table-cell>
          <table:table-cell office:value-type="float" office:value="0" table:style-name="ce25">
            <text:p>0</text:p>
          </table:table-cell>
          <table:table-cell office:value-type="string" table:style-name="ce25">
            <text:p>[c]</text:p>
          </table:table-cell>
          <table:table-cell office:value-type="string" table:style-name="ce14">
            <text:p>[c]</text:p>
          </table:table-cell>
          <table:table-cell office:value-type="string" table:style-name="ce25">
            <text:p>[c]</text:p>
          </table:table-cell>
          <table:table-cell office:value-type="string" table:style-name="ce14">
            <text:p>[c]</text:p>
          </table:table-cell>
          <table:table-cell office:value-type="float" office:value="0" table:style-name="ce25">
            <text:p>0</text:p>
          </table:table-cell>
          <table:table-cell office:value-type="percentage" office:value="0" table:style-name="ce14">
            <text:p>0.0%</text:p>
          </table:table-cell>
          <table:table-cell office:value-type="string" table:style-name="ce25">
            <text:p>[c]</text:p>
          </table:table-cell>
          <table:table-cell table:number-columns-repeated="16348"/>
        </table:table-row>
        <table:table-row table:style-name="ro11">
          <table:table-cell office:value-type="string" table:style-name="ce26">
            <text:p>Social Sciences</text:p>
          </table:table-cell>
          <table:table-cell office:value-type="string" table:style-name="ce33">
            <text:p>[c]</text:p>
          </table:table-cell>
          <table:table-cell office:value-type="string" table:style-name="ce28">
            <text:p>[c]</text:p>
          </table:table-cell>
          <table:table-cell office:value-type="string" table:style-name="ce33">
            <text:p>[c]</text:p>
          </table:table-cell>
          <table:table-cell office:value-type="string" table:style-name="ce28">
            <text:p>[c]</text:p>
          </table:table-cell>
          <table:table-cell office:value-type="string" table:style-name="ce33">
            <text:p>[c]</text:p>
          </table:table-cell>
          <table:table-cell office:value-type="string" table:style-name="ce28">
            <text:p>[c]</text:p>
          </table:table-cell>
          <table:table-cell office:value-type="string" table:style-name="ce33">
            <text:p>[c]</text:p>
          </table:table-cell>
          <table:table-cell office:value-type="float" office:value="5" table:style-name="ce33">
            <text:p>5</text:p>
          </table:table-cell>
          <table:table-cell office:value-type="percentage" office:value="0.85714290000000004" table:style-name="ce28">
            <text:p>85.7%</text:p>
          </table:table-cell>
          <table:table-cell office:value-type="float" office:value="5" table:style-name="ce33">
            <text:p>5</text:p>
          </table:table-cell>
          <table:table-cell office:value-type="percentage" office:value="1" table:style-name="ce28">
            <text:p>100.0%</text:p>
          </table:table-cell>
          <table:table-cell office:value-type="float" office:value="0" table:style-name="ce33">
            <text:p>0</text:p>
          </table:table-cell>
          <table:table-cell office:value-type="percentage" office:value="0" table:style-name="ce28">
            <text:p>0.0%</text:p>
          </table:table-cell>
          <table:table-cell office:value-type="float" office:value="5" table:style-name="ce33">
            <text:p>5</text:p>
          </table:table-cell>
          <table:table-cell office:value-type="string" table:style-name="ce33">
            <text:p>[c]</text:p>
          </table:table-cell>
          <table:table-cell office:value-type="string" table:style-name="ce28">
            <text:p>[c]</text:p>
          </table:table-cell>
          <table:table-cell office:value-type="string" table:style-name="ce33">
            <text:p>[c]</text:p>
          </table:table-cell>
          <table:table-cell office:value-type="string" table:style-name="ce28">
            <text:p>[c]</text:p>
          </table:table-cell>
          <table:table-cell office:value-type="float" office:value="0" table:style-name="ce33">
            <text:p>0</text:p>
          </table:table-cell>
          <table:table-cell office:value-type="percentage" office:value="0" table:style-name="ce28">
            <text:p>0.0%</text:p>
          </table:table-cell>
          <table:table-cell office:value-type="string" table:style-name="ce33">
            <text:p>[c]</text:p>
          </table:table-cell>
          <table:table-cell office:value-type="string" table:style-name="ce33">
            <text:p>[c]</text:p>
          </table:table-cell>
          <table:table-cell office:value-type="string" table:style-name="ce28">
            <text:p>[c]</text:p>
          </table:table-cell>
          <table:table-cell office:value-type="string" table:style-name="ce33">
            <text:p>[c]</text:p>
          </table:table-cell>
          <table:table-cell office:value-type="string" table:style-name="ce28">
            <text:p>[c]</text:p>
          </table:table-cell>
          <table:table-cell office:value-type="float" office:value="0" table:style-name="ce33">
            <text:p>0</text:p>
          </table:table-cell>
          <table:table-cell office:value-type="percentage" office:value="0" table:style-name="ce28">
            <text:p>0.0%</text:p>
          </table:table-cell>
          <table:table-cell office:value-type="string" table:style-name="ce33">
            <text:p>[c]</text:p>
          </table:table-cell>
          <table:table-cell office:value-type="string" table:style-name="ce33">
            <text:p>[z]</text:p>
          </table:table-cell>
          <table:table-cell office:value-type="string" table:style-name="ce28">
            <text:p>[z]</text:p>
          </table:table-cell>
          <table:table-cell office:value-type="string" table:style-name="ce33">
            <text:p>[z]</text:p>
          </table:table-cell>
          <table:table-cell office:value-type="string" table:style-name="ce28">
            <text:p>[z]</text:p>
          </table:table-cell>
          <table:table-cell office:value-type="string" table:style-name="ce33">
            <text:p>[z]</text:p>
          </table:table-cell>
          <table:table-cell office:value-type="string" table:style-name="ce28">
            <text:p>[z]</text:p>
          </table:table-cell>
          <table:table-cell office:value-type="float" office:value="0" table:style-name="ce33">
            <text:p>0</text:p>
          </table:table-cell>
          <table:table-cell table:number-columns-repeated="16348"/>
        </table:table-row>
        <table:table-row table:style-name="ro11">
          <table:table-cell office:value-type="string" table:style-name="ce1">
            <text:p>Total</text:p>
          </table:table-cell>
          <table:table-cell office:value-type="string" table:style-name="ce25">
            <text:p>[c]</text:p>
          </table:table-cell>
          <table:table-cell office:value-type="string" table:style-name="ce14">
            <text:p>[c]</text:p>
          </table:table-cell>
          <table:table-cell office:value-type="float" office:value="5" table:style-name="ce25">
            <text:p>5</text:p>
          </table:table-cell>
          <table:table-cell office:value-type="string" table:style-name="ce14">
            <text:p>[c]</text:p>
          </table:table-cell>
          <table:table-cell office:value-type="string" table:style-name="ce25">
            <text:p>[c]</text:p>
          </table:table-cell>
          <table:table-cell office:value-type="string" table:style-name="ce14">
            <text:p>[c]</text:p>
          </table:table-cell>
          <table:table-cell office:value-type="float" office:value="5" table:style-name="ce25">
            <text:p>5</text:p>
          </table:table-cell>
          <table:table-cell office:value-type="float" office:value="10" table:style-name="ce25">
            <text:p>10</text:p>
          </table:table-cell>
          <table:table-cell office:value-type="percentage" office:value="0.84615379999999996" table:style-name="ce14">
            <text:p>84.6%</text:p>
          </table:table-cell>
          <table:table-cell office:value-type="float" office:value="15" table:style-name="ce25">
            <text:p>15</text:p>
          </table:table-cell>
          <table:table-cell office:value-type="percentage" office:value="1" table:style-name="ce14">
            <text:p>100.0%</text:p>
          </table:table-cell>
          <table:table-cell office:value-type="float" office:value="0" table:style-name="ce25">
            <text:p>0</text:p>
          </table:table-cell>
          <table:table-cell office:value-type="percentage" office:value="0" table:style-name="ce14">
            <text:p>0.0%</text:p>
          </table:table-cell>
          <table:table-cell office:value-type="float" office:value="15" table:style-name="ce25">
            <text:p>15</text:p>
          </table:table-cell>
          <table:table-cell office:value-type="float" office:value="5" table:style-name="ce25">
            <text:p>5</text:p>
          </table:table-cell>
          <table:table-cell office:value-type="percentage" office:value="0.85714290000000004" table:style-name="ce14">
            <text:p>85.7%</text:p>
          </table:table-cell>
          <table:table-cell office:value-type="float" office:value="5" table:style-name="ce25">
            <text:p>5</text:p>
          </table:table-cell>
          <table:table-cell office:value-type="percentage" office:value="1" table:style-name="ce14">
            <text:p>100.0%</text:p>
          </table:table-cell>
          <table:table-cell office:value-type="float" office:value="0" table:style-name="ce25">
            <text:p>0</text:p>
          </table:table-cell>
          <table:table-cell office:value-type="percentage" office:value="0" table:style-name="ce14">
            <text:p>0.0%</text:p>
          </table:table-cell>
          <table:table-cell office:value-type="float" office:value="5" table:style-name="ce25">
            <text:p>5</text:p>
          </table:table-cell>
          <table:table-cell office:value-type="string" table:style-name="ce25">
            <text:p>[c]</text:p>
          </table:table-cell>
          <table:table-cell office:value-type="string" table:style-name="ce14">
            <text:p>[c]</text:p>
          </table:table-cell>
          <table:table-cell office:value-type="string" table:style-name="ce25">
            <text:p>[c]</text:p>
          </table:table-cell>
          <table:table-cell office:value-type="string" table:style-name="ce14">
            <text:p>[c]</text:p>
          </table:table-cell>
          <table:table-cell office:value-type="float" office:value="0" table:style-name="ce25">
            <text:p>0</text:p>
          </table:table-cell>
          <table:table-cell office:value-type="percentage" office:value="0" table:style-name="ce14">
            <text:p>0.0%</text:p>
          </table:table-cell>
          <table:table-cell office:value-type="string" table:style-name="ce25">
            <text:p>[c]</text:p>
          </table:table-cell>
          <table:table-cell office:value-type="string" table:style-name="ce25">
            <text:p>[c]</text:p>
          </table:table-cell>
          <table:table-cell office:value-type="string" table:style-name="ce14">
            <text:p>[c]</text:p>
          </table:table-cell>
          <table:table-cell office:value-type="string" table:style-name="ce25">
            <text:p>[c]</text:p>
          </table:table-cell>
          <table:table-cell office:value-type="string" table:style-name="ce14">
            <text:p>[c]</text:p>
          </table:table-cell>
          <table:table-cell office:value-type="float" office:value="0" table:style-name="ce25">
            <text:p>0</text:p>
          </table:table-cell>
          <table:table-cell office:value-type="percentage" office:value="0" table:style-name="ce14">
            <text:p>0.0%</text:p>
          </table:table-cell>
          <table:table-cell office:value-type="string" table:style-name="ce25">
            <text:p>[c]</text:p>
          </table:table-cell>
          <table:table-cell table:number-columns-repeated="16348"/>
        </table:table-row>
        <table:table-row table:style-name="ro11">
          <table:table-cell table:style-name="ce1"/>
          <table:table-cell table:style-name="ce25"/>
          <table:table-cell table:style-name="ce14"/>
          <table:table-cell table:style-name="ce25"/>
          <table:table-cell table:style-name="ce14"/>
          <table:table-cell table:style-name="ce25"/>
          <table:table-cell table:style-name="ce14"/>
          <table:table-cell table:number-columns-repeated="2" table:style-name="ce25"/>
          <table:table-cell table:style-name="ce14"/>
          <table:table-cell table:style-name="ce25"/>
          <table:table-cell table:style-name="ce14"/>
          <table:table-cell table:style-name="ce25"/>
          <table:table-cell table:style-name="ce14"/>
          <table:table-cell table:number-columns-repeated="2" table:style-name="ce25"/>
          <table:table-cell table:style-name="ce14"/>
          <table:table-cell table:style-name="ce25"/>
          <table:table-cell table:style-name="ce14"/>
          <table:table-cell table:style-name="ce25"/>
          <table:table-cell table:style-name="ce14"/>
          <table:table-cell table:number-columns-repeated="2" table:style-name="ce25"/>
          <table:table-cell table:style-name="ce14"/>
          <table:table-cell table:style-name="ce25"/>
          <table:table-cell table:style-name="ce14"/>
          <table:table-cell table:style-name="ce25"/>
          <table:table-cell table:style-name="ce14"/>
          <table:table-cell table:number-columns-repeated="2" table:style-name="ce25"/>
          <table:table-cell table:style-name="ce14"/>
          <table:table-cell table:style-name="ce25"/>
          <table:table-cell table:style-name="ce14"/>
          <table:table-cell table:style-name="ce25"/>
          <table:table-cell table:style-name="ce14"/>
          <table:table-cell table:style-name="ce25"/>
          <table:table-cell table:number-columns-repeated="16348"/>
        </table:table-row>
        <table:table-row table:number-rows-repeated="1048567" table:style-name="ro8">
          <table:table-cell table:number-columns-repeated="16384"/>
        </table:table-row>
      </table:table>
      <table:table table:name="Skills_for_Work" table:style-name="ta1">
        <table:table-column table:style-name="co19" table:default-cell-style-name="ce1"/>
        <table:table-column table:style-name="co3" table:default-cell-style-name="ce1"/>
        <table:table-column table:style-name="co4" table:default-cell-style-name="ce13"/>
        <table:table-column table:style-name="co5" table:default-cell-style-name="ce25"/>
        <table:table-column table:style-name="co6" table:default-cell-style-name="ce13"/>
        <table:table-column table:style-name="co4" table:default-cell-style-name="ce13"/>
        <table:table-column table:style-name="co5" table:default-cell-style-name="ce25"/>
        <table:table-column table:style-name="co6" table:default-cell-style-name="ce13"/>
        <table:table-column table:style-name="co4" table:default-cell-style-name="ce13"/>
        <table:table-column table:style-name="co5" table:default-cell-style-name="ce25"/>
        <table:table-column table:style-name="co6" table:default-cell-style-name="ce13"/>
        <table:table-column table:style-name="co4" table:default-cell-style-name="ce13"/>
        <table:table-column table:style-name="co5" table:default-cell-style-name="ce25"/>
        <table:table-column table:style-name="co6" table:default-cell-style-name="ce13"/>
        <table:table-column table:style-name="co4" table:default-cell-style-name="ce13"/>
        <table:table-column table:style-name="co5" table:default-cell-style-name="ce25"/>
        <table:table-column table:style-name="co6" table:default-cell-style-name="ce13"/>
        <table:table-column table:style-name="co2" table:number-columns-repeated="16367" table:default-cell-style-name="ce1"/>
        <table:table-row table:style-name="ro9">
          <table:table-cell office:value-type="string" table:style-name="ce10">
            <text:p>Table 8: Provisional Skills for Work Attainment</text:p>
          </table:table-cell>
          <table:table-cell table:style-name="ce10"/>
          <table:table-cell table:style-name="ce13"/>
          <table:table-cell table:style-name="ce25"/>
          <table:table-cell table:number-columns-repeated="2" table:style-name="ce13"/>
          <table:table-cell table:style-name="ce25"/>
          <table:table-cell table:number-columns-repeated="2" table:style-name="ce13"/>
          <table:table-cell table:style-name="ce25"/>
          <table:table-cell table:number-columns-repeated="2" table:style-name="ce13"/>
          <table:table-cell table:style-name="ce25"/>
          <table:table-cell table:number-columns-repeated="2" table:style-name="ce13"/>
          <table:table-cell table:style-name="ce25"/>
          <table:table-cell table:style-name="ce13"/>
          <table:table-cell table:number-columns-repeated="16367"/>
        </table:table-row>
        <table:table-row table:style-name="ro10">
          <table:table-cell office:value-type="string" table:style-name="ce15">
            <text:p>Some shorthand is used in this table, [c] where the value is suppressed to protect against the risk of disclosure of personal information, [low] for a value less than 0.05% and [z] for not applicable</text:p>
          </table:table-cell>
          <table:table-cell table:style-name="ce10"/>
          <table:table-cell table:style-name="ce13"/>
          <table:table-cell table:style-name="ce25"/>
          <table:table-cell table:number-columns-repeated="2" table:style-name="ce13"/>
          <table:table-cell table:style-name="ce25"/>
          <table:table-cell table:number-columns-repeated="2" table:style-name="ce13"/>
          <table:table-cell table:style-name="ce25"/>
          <table:table-cell table:number-columns-repeated="2" table:style-name="ce13"/>
          <table:table-cell table:style-name="ce25"/>
          <table:table-cell table:number-columns-repeated="2" table:style-name="ce13"/>
          <table:table-cell table:style-name="ce25"/>
          <table:table-cell table:style-name="ce13"/>
          <table:table-cell table:number-columns-repeated="16367"/>
        </table:table-row>
        <table:table-row table:style-name="ro11">
          <table:table-cell office:value-type="string" table:style-name="ce21">
            <text:p>Level</text:p>
          </table:table-cell>
          <table:table-cell office:value-type="string" table:style-name="ce21">
            <text:p>Subject</text:p>
          </table:table-cell>
          <table:table-cell office:value-type="string" table:style-name="ce22">
            <text:p>Awarded Count 2022</text:p>
          </table:table-cell>
          <table:table-cell office:value-type="string" table:style-name="ce21">
            <text:p>Awarded Percentage 2022</text:p>
          </table:table-cell>
          <table:table-cell office:value-type="string" table:style-name="ce22">
            <text:p>Entries 2022</text:p>
          </table:table-cell>
          <table:table-cell office:value-type="string" table:style-name="ce22">
            <text:p>Awarded Count 2021</text:p>
          </table:table-cell>
          <table:table-cell office:value-type="string" table:style-name="ce21">
            <text:p>Awarded Percentage 2021</text:p>
          </table:table-cell>
          <table:table-cell office:value-type="string" table:style-name="ce22">
            <text:p>Entries 2021</text:p>
          </table:table-cell>
          <table:table-cell office:value-type="string" table:style-name="ce22">
            <text:p>Awarded Count 2020</text:p>
          </table:table-cell>
          <table:table-cell office:value-type="string" table:style-name="ce21">
            <text:p>Awarded Percentage 2020</text:p>
          </table:table-cell>
          <table:table-cell office:value-type="string" table:style-name="ce22">
            <text:p>Entries 2020</text:p>
          </table:table-cell>
          <table:table-cell office:value-type="string" table:style-name="ce22">
            <text:p>Awarded Count 2019</text:p>
          </table:table-cell>
          <table:table-cell office:value-type="string" table:style-name="ce21">
            <text:p>Awarded Percentage 2019</text:p>
          </table:table-cell>
          <table:table-cell office:value-type="string" table:style-name="ce22">
            <text:p>Entries 2019</text:p>
          </table:table-cell>
          <table:table-cell office:value-type="string" table:style-name="ce22">
            <text:p>Awarded Count 2018</text:p>
          </table:table-cell>
          <table:table-cell office:value-type="string" table:style-name="ce21">
            <text:p>Awarded Percentage 2018</text:p>
          </table:table-cell>
          <table:table-cell office:value-type="string" table:style-name="ce22">
            <text:p>Entries 2018</text:p>
          </table:table-cell>
          <table:table-cell table:number-columns-repeated="16367" table:style-name="ce24"/>
        </table:table-row>
        <table:table-row table:style-name="ro11">
          <table:table-cell office:value-type="string" table:style-name="ce24">
            <text:p>SCQF4</text:p>
          </table:table-cell>
          <table:table-cell office:value-type="string" table:style-name="ce1">
            <text:p>Total - SCQF4</text:p>
          </table:table-cell>
          <table:table-cell office:value-type="float" office:value="10" table:style-name="ce13">
            <text:p>10</text:p>
          </table:table-cell>
          <table:table-cell office:value-type="percentage" office:value="0.8" table:style-name="ce14">
            <text:p>80.0%</text:p>
          </table:table-cell>
          <table:table-cell office:value-type="float" office:value="15" table:style-name="ce13">
            <text:p>15</text:p>
          </table:table-cell>
          <table:table-cell office:value-type="float" office:value="15" table:style-name="ce13">
            <text:p>15</text:p>
          </table:table-cell>
          <table:table-cell office:value-type="percentage" office:value="1" table:style-name="ce14">
            <text:p>100.0%</text:p>
          </table:table-cell>
          <table:table-cell office:value-type="float" office:value="15" table:style-name="ce13">
            <text:p>15</text:p>
          </table:table-cell>
          <table:table-cell office:value-type="float" office:value="10" table:style-name="ce13">
            <text:p>10</text:p>
          </table:table-cell>
          <table:table-cell office:value-type="percentage" office:value="0.64285709999999996" table:style-name="ce14">
            <text:p>64.3%</text:p>
          </table:table-cell>
          <table:table-cell office:value-type="float" office:value="15" table:style-name="ce13">
            <text:p>15</text:p>
          </table:table-cell>
          <table:table-cell office:value-type="float" office:value="20" table:style-name="ce13">
            <text:p>20</text:p>
          </table:table-cell>
          <table:table-cell office:value-type="percentage" office:value="0.9" table:style-name="ce14">
            <text:p>90.0%</text:p>
          </table:table-cell>
          <table:table-cell office:value-type="float" office:value="20" table:style-name="ce13">
            <text:p>20</text:p>
          </table:table-cell>
          <table:table-cell office:value-type="string" table:style-name="ce13">
            <text:p>[c]</text:p>
          </table:table-cell>
          <table:table-cell office:value-type="string" table:style-name="ce14">
            <text:p>[c]</text:p>
          </table:table-cell>
          <table:table-cell office:value-type="float" office:value="10" table:style-name="ce13">
            <text:p>10</text:p>
          </table:table-cell>
          <table:table-cell table:number-columns-repeated="16367"/>
        </table:table-row>
        <table:table-row table:style-name="ro11">
          <table:table-cell office:value-type="string" table:style-name="ce34">
            <text:p>SCQF5</text:p>
          </table:table-cell>
          <table:table-cell office:value-type="string" table:style-name="ce26">
            <text:p>Total - SCQF5</text:p>
          </table:table-cell>
          <table:table-cell office:value-type="float" office:value="40" table:style-name="ce27">
            <text:p>40</text:p>
          </table:table-cell>
          <table:table-cell office:value-type="percentage" office:value="0.79166669999999995" table:style-name="ce28">
            <text:p>79.2%</text:p>
          </table:table-cell>
          <table:table-cell office:value-type="float" office:value="50" table:style-name="ce27">
            <text:p>50</text:p>
          </table:table-cell>
          <table:table-cell office:value-type="float" office:value="40" table:style-name="ce27">
            <text:p>40</text:p>
          </table:table-cell>
          <table:table-cell office:value-type="percentage" office:value="0.95" table:style-name="ce28">
            <text:p>95.0%</text:p>
          </table:table-cell>
          <table:table-cell office:value-type="float" office:value="40" table:style-name="ce27">
            <text:p>40</text:p>
          </table:table-cell>
          <table:table-cell office:value-type="float" office:value="20" table:style-name="ce27">
            <text:p>20</text:p>
          </table:table-cell>
          <table:table-cell office:value-type="percentage" office:value="1" table:style-name="ce28">
            <text:p>100.0%</text:p>
          </table:table-cell>
          <table:table-cell office:value-type="float" office:value="20" table:style-name="ce27">
            <text:p>20</text:p>
          </table:table-cell>
          <table:table-cell office:value-type="float" office:value="25" table:style-name="ce27">
            <text:p>25</text:p>
          </table:table-cell>
          <table:table-cell office:value-type="percentage" office:value="1" table:style-name="ce28">
            <text:p>100.0%</text:p>
          </table:table-cell>
          <table:table-cell office:value-type="float" office:value="25" table:style-name="ce27">
            <text:p>25</text:p>
          </table:table-cell>
          <table:table-cell office:value-type="float" office:value="5" table:style-name="ce27">
            <text:p>5</text:p>
          </table:table-cell>
          <table:table-cell office:value-type="percentage" office:value="0.77777779999999996" table:style-name="ce28">
            <text:p>77.8%</text:p>
          </table:table-cell>
          <table:table-cell office:value-type="float" office:value="10" table:style-name="ce27">
            <text:p>10</text:p>
          </table:table-cell>
          <table:table-cell table:number-columns-repeated="16367"/>
        </table:table-row>
        <table:table-row table:style-name="ro11">
          <table:table-cell office:value-type="string" table:style-name="ce24">
            <text:p>SCQF4</text:p>
          </table:table-cell>
          <table:table-cell office:value-type="string" table:style-name="ce1">
            <text:p>Automotive Skills</text:p>
          </table:table-cell>
          <table:table-cell office:value-type="string" table:style-name="ce13">
            <text:p>[c]</text:p>
          </table:table-cell>
          <table:table-cell office:value-type="string" table:style-name="ce14">
            <text:p>[c]</text:p>
          </table:table-cell>
          <table:table-cell office:value-type="float" office:value="5" table:style-name="ce13">
            <text:p>5</text:p>
          </table:table-cell>
          <table:table-cell office:value-type="float" office:value="5" table:style-name="ce13">
            <text:p>5</text:p>
          </table:table-cell>
          <table:table-cell office:value-type="percentage" office:value="1" table:style-name="ce14">
            <text:p>100.0%</text:p>
          </table:table-cell>
          <table:table-cell office:value-type="float" office:value="5" table:style-name="ce13">
            <text:p>5</text:p>
          </table:table-cell>
          <table:table-cell office:value-type="string" table:style-name="ce13">
            <text:p>[c]</text:p>
          </table:table-cell>
          <table:table-cell office:value-type="string" table:style-name="ce14">
            <text:p>[c]</text:p>
          </table:table-cell>
          <table:table-cell office:value-type="float" office:value="5" table:style-name="ce13">
            <text:p>5</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table:number-columns-repeated="16367"/>
        </table:table-row>
        <table:table-row table:style-name="ro11">
          <table:table-cell office:value-type="string" table:style-name="ce24">
            <text:p>SCQF4</text:p>
          </table:table-cell>
          <table:table-cell office:value-type="string" table:style-name="ce1">
            <text:p>Construction Crafts</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string" table:style-name="ce13">
            <text:p>[z]</text:p>
          </table:table-cell>
          <table:table-cell office:value-type="string" table:style-name="ce14">
            <text:p>[z]</text:p>
          </table:table-cell>
          <table:table-cell office:value-type="string" table:style-name="ce13">
            <text:p>[z]</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float" office:value="5" table:style-name="ce13">
            <text:p>5</text:p>
          </table:table-cell>
          <table:table-cell office:value-type="percentage" office:value="0.83333330000000005" table:style-name="ce14">
            <text:p>83.3%</text:p>
          </table:table-cell>
          <table:table-cell office:value-type="float" office:value="5" table:style-name="ce13">
            <text:p>5</text:p>
          </table:table-cell>
          <table:table-cell office:value-type="string" table:style-name="ce13">
            <text:p>[c]</text:p>
          </table:table-cell>
          <table:table-cell office:value-type="string" table:style-name="ce14">
            <text:p>[c]</text:p>
          </table:table-cell>
          <table:table-cell office:value-type="float" office:value="5" table:style-name="ce13">
            <text:p>5</text:p>
          </table:table-cell>
          <table:table-cell table:number-columns-repeated="16367"/>
        </table:table-row>
        <table:table-row table:style-name="ro11">
          <table:table-cell office:value-type="string" table:style-name="ce24">
            <text:p>SCQF4</text:p>
          </table:table-cell>
          <table:table-cell office:value-type="string" table:style-name="ce1">
            <text:p>Hairdressing</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table:number-columns-repeated="16367"/>
        </table:table-row>
        <table:table-row table:style-name="ro11">
          <table:table-cell office:value-type="string" table:style-name="ce24">
            <text:p>SCQF4</text:p>
          </table:table-cell>
          <table:table-cell office:value-type="string" table:style-name="ce1">
            <text:p>Rural Skills</text:p>
          </table:table-cell>
          <table:table-cell office:value-type="float" office:value="10" table:style-name="ce13">
            <text:p>10</text:p>
          </table:table-cell>
          <table:table-cell office:value-type="percentage" office:value="1" table:style-name="ce14">
            <text:p>100.0%</text:p>
          </table:table-cell>
          <table:table-cell office:value-type="float" office:value="10" table:style-name="ce13">
            <text:p>10</text:p>
          </table:table-cell>
          <table:table-cell office:value-type="float" office:value="5" table:style-name="ce13">
            <text:p>5</text:p>
          </table:table-cell>
          <table:table-cell office:value-type="percentage" office:value="1" table:style-name="ce14">
            <text:p>100.0%</text:p>
          </table:table-cell>
          <table:table-cell office:value-type="float" office:value="5" table:style-name="ce13">
            <text:p>5</text:p>
          </table:table-cell>
          <table:table-cell office:value-type="float" office:value="5" table:style-name="ce13">
            <text:p>5</text:p>
          </table:table-cell>
          <table:table-cell office:value-type="percentage" office:value="1" table:style-name="ce14">
            <text:p>100.0%</text:p>
          </table:table-cell>
          <table:table-cell office:value-type="float" office:value="5" table:style-name="ce13">
            <text:p>5</text:p>
          </table:table-cell>
          <table:table-cell office:value-type="float" office:value="10" table:style-name="ce13">
            <text:p>10</text:p>
          </table:table-cell>
          <table:table-cell office:value-type="percentage" office:value="1" table:style-name="ce14">
            <text:p>100.0%</text:p>
          </table:table-cell>
          <table:table-cell office:value-type="float" office:value="10" table:style-name="ce13">
            <text:p>10</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table:number-columns-repeated="16367"/>
        </table:table-row>
        <table:table-row table:style-name="ro11">
          <table:table-cell office:value-type="string" table:style-name="ce24">
            <text:p>SCQF4</text:p>
          </table:table-cell>
          <table:table-cell office:value-type="string" table:style-name="ce1">
            <text:p>Sport and Recreation</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table:number-columns-repeated="16367"/>
        </table:table-row>
        <table:table-row table:style-name="ro11">
          <table:table-cell office:value-type="string" table:style-name="ce24">
            <text:p>SCQF4</text:p>
          </table:table-cell>
          <table:table-cell office:value-type="string" table:style-name="ce1">
            <text:p>Travel and Tourism</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table:number-columns-repeated="16367"/>
        </table:table-row>
        <table:table-row table:style-name="ro11">
          <table:table-cell office:value-type="string" table:style-name="ce24">
            <text:p>SCQF5</text:p>
          </table:table-cell>
          <table:table-cell office:value-type="string" table:style-name="ce1">
            <text:p>Creative Industries</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float" office:value="5" table:style-name="ce13">
            <text:p>5</text:p>
          </table:table-cell>
          <table:table-cell office:value-type="percentage" office:value="1" table:style-name="ce14">
            <text:p>100.0%</text:p>
          </table:table-cell>
          <table:table-cell office:value-type="float" office:value="5" table:style-name="ce13">
            <text:p>5</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table:number-columns-repeated="16367"/>
        </table:table-row>
        <table:table-row table:style-name="ro11">
          <table:table-cell office:value-type="string" table:style-name="ce24">
            <text:p>SCQF5</text:p>
          </table:table-cell>
          <table:table-cell office:value-type="string" table:style-name="ce1">
            <text:p>Engineering Skills</text:p>
          </table:table-cell>
          <table:table-cell office:value-type="float" office:value="15" table:style-name="ce13">
            <text:p>15</text:p>
          </table:table-cell>
          <table:table-cell office:value-type="percentage" office:value="0.61904760000000003" table:style-name="ce14">
            <text:p>61.9%</text:p>
          </table:table-cell>
          <table:table-cell office:value-type="float" office:value="20" table:style-name="ce13">
            <text:p>20</text:p>
          </table:table-cell>
          <table:table-cell office:value-type="float" office:value="0" table:style-name="ce13">
            <text:p>0</text:p>
          </table:table-cell>
          <table:table-cell office:value-type="percentage" office:value="0" table:style-name="ce14">
            <text:p>0.0%</text:p>
          </table:table-cell>
          <table:table-cell office:value-type="string" table:style-name="ce13">
            <text:p>[c]</text:p>
          </table:table-cell>
          <table:table-cell office:value-type="float" office:value="10" table:style-name="ce13">
            <text:p>10</text:p>
          </table:table-cell>
          <table:table-cell office:value-type="percentage" office:value="1" table:style-name="ce14">
            <text:p>100.0%</text:p>
          </table:table-cell>
          <table:table-cell office:value-type="float" office:value="10" table:style-name="ce13">
            <text:p>10</text:p>
          </table:table-cell>
          <table:table-cell office:value-type="float" office:value="20" table:style-name="ce13">
            <text:p>20</text:p>
          </table:table-cell>
          <table:table-cell office:value-type="percentage" office:value="1" table:style-name="ce14">
            <text:p>100.0%</text:p>
          </table:table-cell>
          <table:table-cell office:value-type="float" office:value="20" table:style-name="ce13">
            <text:p>2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table:number-columns-repeated="16367"/>
        </table:table-row>
        <table:table-row table:style-name="ro11">
          <table:table-cell office:value-type="string" table:style-name="ce24">
            <text:p>SCQF5</text:p>
          </table:table-cell>
          <table:table-cell office:value-type="string" table:style-name="ce1">
            <text:p>Hospitality</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float" office:value="5" table:style-name="ce13">
            <text:p>5</text:p>
          </table:table-cell>
          <table:table-cell office:value-type="percentage" office:value="0.875" table:style-name="ce14">
            <text:p>87.5%</text:p>
          </table:table-cell>
          <table:table-cell office:value-type="float" office:value="10" table:style-name="ce13">
            <text:p>1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table:number-columns-repeated="16367"/>
        </table:table-row>
        <table:table-row table:style-name="ro11">
          <table:table-cell office:value-type="string" table:style-name="ce24">
            <text:p>SCQF5</text:p>
          </table:table-cell>
          <table:table-cell office:value-type="string" table:style-name="ce1">
            <text:p>Laboratory Science</text:p>
          </table:table-cell>
          <table:table-cell office:value-type="float" office:value="10" table:style-name="ce13">
            <text:p>10</text:p>
          </table:table-cell>
          <table:table-cell office:value-type="percentage" office:value="1" table:style-name="ce14">
            <text:p>100.0%</text:p>
          </table:table-cell>
          <table:table-cell office:value-type="float" office:value="10" table:style-name="ce13">
            <text:p>10</text:p>
          </table:table-cell>
          <table:table-cell office:value-type="float" office:value="15" table:style-name="ce13">
            <text:p>15</text:p>
          </table:table-cell>
          <table:table-cell office:value-type="percentage" office:value="1" table:style-name="ce14">
            <text:p>100.0%</text:p>
          </table:table-cell>
          <table:table-cell office:value-type="float" office:value="15" table:style-name="ce13">
            <text:p>15</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float" office:value="5" table:style-name="ce13">
            <text:p>5</text:p>
          </table:table-cell>
          <table:table-cell office:value-type="percentage" office:value="0.77777779999999996" table:style-name="ce14">
            <text:p>77.8%</text:p>
          </table:table-cell>
          <table:table-cell office:value-type="float" office:value="10" table:style-name="ce13">
            <text:p>10</text:p>
          </table:table-cell>
          <table:table-cell table:number-columns-repeated="16367"/>
        </table:table-row>
        <table:table-row table:style-name="ro11">
          <table:table-cell office:value-type="string" table:style-name="ce24">
            <text:p>SCQF5</text:p>
          </table:table-cell>
          <table:table-cell office:value-type="string" table:style-name="ce1">
            <text:p>Sport and Recreation</text:p>
          </table:table-cell>
          <table:table-cell office:value-type="float" office:value="10" table:style-name="ce13">
            <text:p>10</text:p>
          </table:table-cell>
          <table:table-cell office:value-type="percentage" office:value="1" table:style-name="ce14">
            <text:p>100.0%</text:p>
          </table:table-cell>
          <table:table-cell office:value-type="float" office:value="10" table:style-name="ce13">
            <text:p>10</text:p>
          </table:table-cell>
          <table:table-cell office:value-type="float" office:value="10" table:style-name="ce13">
            <text:p>10</text:p>
          </table:table-cell>
          <table:table-cell office:value-type="percentage" office:value="1" table:style-name="ce14">
            <text:p>100.0%</text:p>
          </table:table-cell>
          <table:table-cell office:value-type="float" office:value="10" table:style-name="ce13">
            <text:p>1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table:number-columns-repeated="16367"/>
        </table:table-row>
        <table:table-row table:style-name="ro11">
          <table:table-cell office:value-type="string" table:style-name="ce24">
            <text:p>SCQF5</text:p>
          </table:table-cell>
          <table:table-cell office:value-type="string" table:style-name="ce1">
            <text:p>Travel and Tourism</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float" office:value="5" table:style-name="ce13">
            <text:p>5</text:p>
          </table:table-cell>
          <table:table-cell office:value-type="percentage" office:value="1" table:style-name="ce14">
            <text:p>100.0%</text:p>
          </table:table-cell>
          <table:table-cell office:value-type="float" office:value="5" table:style-name="ce13">
            <text:p>5</text:p>
          </table:table-cell>
          <table:table-cell office:value-type="string" table:style-name="ce13">
            <text:p>[c]</text:p>
          </table:table-cell>
          <table:table-cell office:value-type="string" table:style-name="ce14">
            <text:p>[c]</text:p>
          </table:table-cell>
          <table:table-cell office:value-type="string" table:style-name="ce13">
            <text:p>[c]</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office:value-type="string" table:style-name="ce13">
            <text:p>[z]</text:p>
          </table:table-cell>
          <table:table-cell office:value-type="string" table:style-name="ce14">
            <text:p>[z]</text:p>
          </table:table-cell>
          <table:table-cell office:value-type="float" office:value="0" table:style-name="ce13">
            <text:p>0</text:p>
          </table:table-cell>
          <table:table-cell table:number-columns-repeated="16367"/>
        </table:table-row>
        <table:table-row table:number-rows-repeated="1048559" table:style-name="ro7">
          <table:table-cell table:number-columns-repeated="16384"/>
        </table:table-row>
      </table:table>
      <table:table table:name="Awards" table:style-name="ta1">
        <table:table-column table:style-name="co19" table:default-cell-style-name="ce1"/>
        <table:table-column table:style-name="co20" table:default-cell-style-name="ce1"/>
        <table:table-column table:style-name="co4" table:default-cell-style-name="ce25"/>
        <table:table-column table:style-name="co4" table:number-columns-repeated="4" table:default-cell-style-name="ce13"/>
        <table:table-column table:style-name="co4" table:default-cell-style-name="ce39"/>
        <table:table-column table:style-name="co2" table:number-columns-repeated="16376" table:default-cell-style-name="ce1"/>
        <table:table-row table:style-name="ro9">
          <table:table-cell office:value-type="string" table:style-name="ce10">
            <text:p>Table 9: Provisional Awards Attainment</text:p>
          </table:table-cell>
          <table:table-cell table:style-name="ce10"/>
          <table:table-cell table:style-name="ce35"/>
          <table:table-cell table:number-columns-repeated="4" table:style-name="ce18"/>
          <table:table-cell table:style-name="ce36"/>
          <table:table-cell table:number-columns-repeated="16376" table:style-name="ce20"/>
        </table:table-row>
        <table:table-row table:style-name="ro10">
          <table:table-cell office:value-type="string" table:style-name="ce15">
            <text:p>Some shorthand is used in this table, [c] where the value is suppressed to protect against the risk of disclosure of personal information and [z] for not applicable</text:p>
          </table:table-cell>
          <table:table-cell table:style-name="ce10"/>
          <table:table-cell table:style-name="ce35"/>
          <table:table-cell table:number-columns-repeated="4" table:style-name="ce18"/>
          <table:table-cell table:style-name="ce36"/>
          <table:table-cell table:number-columns-repeated="16376" table:style-name="ce20"/>
        </table:table-row>
        <table:table-row table:style-name="ro11">
          <table:table-cell office:value-type="string" table:style-name="ce21">
            <text:p>Level</text:p>
          </table:table-cell>
          <table:table-cell office:value-type="string" table:style-name="ce21">
            <text:p>Subject</text:p>
          </table:table-cell>
          <table:table-cell office:value-type="string" table:style-name="ce22">
            <text:p>Awarded Count 2022</text:p>
          </table:table-cell>
          <table:table-cell office:value-type="string" table:style-name="ce22">
            <text:p>Awarded Count 2021</text:p>
          </table:table-cell>
          <table:table-cell office:value-type="string" table:style-name="ce22">
            <text:p>Awarded Count 2020</text:p>
          </table:table-cell>
          <table:table-cell office:value-type="string" table:style-name="ce22">
            <text:p>Awarded Count 2019</text:p>
          </table:table-cell>
          <table:table-cell office:value-type="string" table:style-name="ce22">
            <text:p>Awarded Count 2018</text:p>
          </table:table-cell>
          <table:table-cell table:number-columns-repeated="16377" table:style-name="ce24"/>
        </table:table-row>
        <table:table-row table:style-name="ro11">
          <table:table-cell office:value-type="string" table:style-name="ce37">
            <text:p>SCQF1</text:p>
          </table:table-cell>
          <table:table-cell office:value-type="string" table:style-name="ce38">
            <text:p>Total - SCQF1</text:p>
          </table:table-cell>
          <table:table-cell office:value-type="float" office:value="10" table:style-name="ce31">
            <text:p>10</text:p>
          </table:table-cell>
          <table:table-cell office:value-type="float" office:value="15" table:style-name="ce31">
            <text:p>15</text:p>
          </table:table-cell>
          <table:table-cell office:value-type="string" table:style-name="ce31">
            <text:p>[c]</text:p>
          </table:table-cell>
          <table:table-cell office:value-type="float" office:value="5" table:style-name="ce31">
            <text:p>5</text:p>
          </table:table-cell>
          <table:table-cell office:value-type="string" table:style-name="ce31">
            <text:p>[c]</text:p>
          </table:table-cell>
          <table:table-cell table:number-columns-repeated="16377" table:style-name="ce1"/>
        </table:table-row>
        <table:table-row table:style-name="ro11">
          <table:table-cell office:value-type="string" table:style-name="ce24">
            <text:p>SCQF2</text:p>
          </table:table-cell>
          <table:table-cell office:value-type="string" table:style-name="ce1">
            <text:p>Total - SCQF2</text:p>
          </table:table-cell>
          <table:table-cell office:value-type="float" office:value="15" table:style-name="ce13">
            <text:p>15</text:p>
          </table:table-cell>
          <table:table-cell office:value-type="float" office:value="25" table:style-name="ce13">
            <text:p>25</text:p>
          </table:table-cell>
          <table:table-cell office:value-type="float" office:value="10" table:style-name="ce13">
            <text:p>10</text:p>
          </table:table-cell>
          <table:table-cell office:value-type="float" office:value="5" table:style-name="ce13">
            <text:p>5</text:p>
          </table:table-cell>
          <table:table-cell office:value-type="string" table:style-name="ce13">
            <text:p>[c]</text:p>
          </table:table-cell>
          <table:table-cell table:number-columns-repeated="16377" table:style-name="ce1"/>
        </table:table-row>
        <table:table-row table:style-name="ro11">
          <table:table-cell office:value-type="string" table:style-name="ce24">
            <text:p>SCQF3</text:p>
          </table:table-cell>
          <table:table-cell office:value-type="string" table:style-name="ce1">
            <text:p>Total - SCQF3</text:p>
          </table:table-cell>
          <table:table-cell office:value-type="float" office:value="55" table:style-name="ce13">
            <text:p>55</text:p>
          </table:table-cell>
          <table:table-cell office:value-type="float" office:value="50" table:style-name="ce13">
            <text:p>50</text:p>
          </table:table-cell>
          <table:table-cell office:value-type="float" office:value="25" table:style-name="ce13">
            <text:p>25</text:p>
          </table:table-cell>
          <table:table-cell office:value-type="float" office:value="35" table:style-name="ce13">
            <text:p>35</text:p>
          </table:table-cell>
          <table:table-cell office:value-type="float" office:value="50" table:style-name="ce13">
            <text:p>50</text:p>
          </table:table-cell>
          <table:table-cell table:number-columns-repeated="16377" table:style-name="ce1"/>
        </table:table-row>
        <table:table-row table:style-name="ro11">
          <table:table-cell office:value-type="string" table:style-name="ce24">
            <text:p>SCQF4</text:p>
          </table:table-cell>
          <table:table-cell office:value-type="string" table:style-name="ce1">
            <text:p>Total - SCQF4</text:p>
          </table:table-cell>
          <table:table-cell office:value-type="float" office:value="50" table:style-name="ce13">
            <text:p>50</text:p>
          </table:table-cell>
          <table:table-cell office:value-type="float" office:value="40" table:style-name="ce13">
            <text:p>40</text:p>
          </table:table-cell>
          <table:table-cell office:value-type="float" office:value="110" table:style-name="ce13">
            <text:p>110</text:p>
          </table:table-cell>
          <table:table-cell office:value-type="float" office:value="85" table:style-name="ce13">
            <text:p>85</text:p>
          </table:table-cell>
          <table:table-cell office:value-type="float" office:value="55" table:style-name="ce13">
            <text:p>55</text:p>
          </table:table-cell>
          <table:table-cell table:number-columns-repeated="16377" table:style-name="ce1"/>
        </table:table-row>
        <table:table-row table:style-name="ro11">
          <table:table-cell office:value-type="string" table:style-name="ce24">
            <text:p>SCQF5</text:p>
          </table:table-cell>
          <table:table-cell office:value-type="string" table:style-name="ce1">
            <text:p>Total - SCQF5</text:p>
          </table:table-cell>
          <table:table-cell office:value-type="string" table:style-name="ce13">
            <text:p>[c]</text:p>
          </table:table-cell>
          <table:table-cell office:value-type="float" office:value="20" table:style-name="ce13">
            <text:p>20</text:p>
          </table:table-cell>
          <table:table-cell office:value-type="float" office:value="30" table:style-name="ce13">
            <text:p>30</text:p>
          </table:table-cell>
          <table:table-cell office:value-type="float" office:value="15" table:style-name="ce13">
            <text:p>15</text:p>
          </table:table-cell>
          <table:table-cell office:value-type="string" table:style-name="ce13">
            <text:p>[c]</text:p>
          </table:table-cell>
          <table:table-cell table:number-columns-repeated="16377" table:style-name="ce1"/>
        </table:table-row>
        <table:table-row table:style-name="ro11">
          <table:table-cell office:value-type="string" table:style-name="ce34">
            <text:p>SCQF6</text:p>
          </table:table-cell>
          <table:table-cell office:value-type="string" table:style-name="ce26">
            <text:p>Total - SCQF6</text:p>
          </table:table-cell>
          <table:table-cell office:value-type="float" office:value="60" table:style-name="ce27">
            <text:p>60</text:p>
          </table:table-cell>
          <table:table-cell office:value-type="float" office:value="55" table:style-name="ce27">
            <text:p>55</text:p>
          </table:table-cell>
          <table:table-cell office:value-type="float" office:value="85" table:style-name="ce27">
            <text:p>85</text:p>
          </table:table-cell>
          <table:table-cell office:value-type="float" office:value="120" table:style-name="ce27">
            <text:p>120</text:p>
          </table:table-cell>
          <table:table-cell office:value-type="float" office:value="25" table:style-name="ce27">
            <text:p>25</text:p>
          </table:table-cell>
          <table:table-cell table:number-columns-repeated="16377" table:style-name="ce1"/>
        </table:table-row>
        <table:table-row table:style-name="ro11">
          <table:table-cell office:value-type="string" table:style-name="ce24">
            <text:p>SCQF1</text:p>
          </table:table-cell>
          <table:table-cell office:value-type="string" table:style-name="ce1">
            <text:p>Cycling Award</text:p>
          </table:table-cell>
          <table:table-cell office:value-type="float" office:value="10" table:style-name="ce13">
            <text:p>10</text:p>
          </table:table-cell>
          <table:table-cell office:value-type="float" office:value="10" table:style-name="ce13">
            <text:p>10</text:p>
          </table:table-cell>
          <table:table-cell office:value-type="string" table:style-name="ce13">
            <text:p>[c]</text:p>
          </table:table-cell>
          <table:table-cell office:value-type="string" table:style-name="ce13">
            <text:p>[c]</text:p>
          </table:table-cell>
          <table:table-cell office:value-type="float" office:value="0" table:style-name="ce13">
            <text:p>0</text:p>
          </table:table-cell>
          <table:table-cell table:number-columns-repeated="16377" table:style-name="ce1"/>
        </table:table-row>
        <table:table-row table:style-name="ro11">
          <table:table-cell office:value-type="string" table:style-name="ce24">
            <text:p>SCQF1</text:p>
          </table:table-cell>
          <table:table-cell office:value-type="string" table:style-name="ce1">
            <text:p>Personal Achievement Bronze Award</text:p>
          </table:table-cell>
          <table:table-cell office:value-type="float" office:value="0" table:style-name="ce13">
            <text:p>0</text:p>
          </table:table-cell>
          <table:table-cell office:value-type="float" office:value="0" table:style-name="ce13">
            <text:p>0</text:p>
          </table:table-cell>
          <table:table-cell office:value-type="string" table:style-name="ce13">
            <text:p>[c]</text:p>
          </table:table-cell>
          <table:table-cell office:value-type="string" table:style-name="ce13">
            <text:p>[c]</text:p>
          </table:table-cell>
          <table:table-cell office:value-type="string" table:style-name="ce13">
            <text:p>[c]</text:p>
          </table:table-cell>
          <table:table-cell table:number-columns-repeated="16377" table:style-name="ce1"/>
        </table:table-row>
        <table:table-row table:style-name="ro11">
          <table:table-cell office:value-type="string" table:style-name="ce24">
            <text:p>SCQF1</text:p>
          </table:table-cell>
          <table:table-cell office:value-type="string" table:style-name="ce1">
            <text:p>Personal Achievement Gold Award</text:p>
          </table:table-cell>
          <table:table-cell office:value-type="float" office:value="0" table:style-name="ce13">
            <text:p>0</text:p>
          </table:table-cell>
          <table:table-cell office:value-type="string" table:style-name="ce13">
            <text:p>[c]</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number-columns-repeated="16377" table:style-name="ce1"/>
        </table:table-row>
        <table:table-row table:style-name="ro11">
          <table:table-cell office:value-type="string" table:style-name="ce24">
            <text:p>SCQF1</text:p>
          </table:table-cell>
          <table:table-cell office:value-type="string" table:style-name="ce1">
            <text:p>Personal Achievement Silver Award</text:p>
          </table:table-cell>
          <table:table-cell office:value-type="float" office:value="0" table:style-name="ce13">
            <text:p>0</text:p>
          </table:table-cell>
          <table:table-cell office:value-type="string" table:style-name="ce13">
            <text:p>[c]</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number-columns-repeated="16377" table:style-name="ce1"/>
        </table:table-row>
        <table:table-row table:style-name="ro11">
          <table:table-cell office:value-type="string" table:style-name="ce24">
            <text:p>SCQF2</text:p>
          </table:table-cell>
          <table:table-cell office:value-type="string" table:style-name="ce1">
            <text:p>Cycling Award</text:p>
          </table:table-cell>
          <table:table-cell office:value-type="float" office:value="5" table:style-name="ce13">
            <text:p>5</text:p>
          </table:table-cell>
          <table:table-cell office:value-type="string" table:style-name="ce13">
            <text:p>[c]</text:p>
          </table:table-cell>
          <table:table-cell office:value-type="float" office:value="0" table:style-name="ce13">
            <text:p>0</text:p>
          </table:table-cell>
          <table:table-cell office:value-type="string" table:style-name="ce13">
            <text:p>[c]</text:p>
          </table:table-cell>
          <table:table-cell office:value-type="float" office:value="0" table:style-name="ce13">
            <text:p>0</text:p>
          </table:table-cell>
          <table:table-cell table:number-columns-repeated="16377" table:style-name="ce1"/>
        </table:table-row>
        <table:table-row table:style-name="ro11">
          <table:table-cell office:value-type="string" table:style-name="ce24">
            <text:p>SCQF2</text:p>
          </table:table-cell>
          <table:table-cell office:value-type="string" table:style-name="ce1">
            <text:p>Personal Achievement Bronze Award</text:p>
          </table:table-cell>
          <table:table-cell office:value-type="string" table:style-name="ce13">
            <text:p>[c]</text:p>
          </table:table-cell>
          <table:table-cell office:value-type="float" office:value="10" table:style-name="ce13">
            <text:p>10</text:p>
          </table:table-cell>
          <table:table-cell office:value-type="float" office:value="5" table:style-name="ce13">
            <text:p>5</text:p>
          </table:table-cell>
          <table:table-cell office:value-type="string" table:style-name="ce13">
            <text:p>[c]</text:p>
          </table:table-cell>
          <table:table-cell office:value-type="string" table:style-name="ce13">
            <text:p>[c]</text:p>
          </table:table-cell>
          <table:table-cell table:number-columns-repeated="16377" table:style-name="ce1"/>
        </table:table-row>
        <table:table-row table:style-name="ro11">
          <table:table-cell office:value-type="string" table:style-name="ce24">
            <text:p>SCQF2</text:p>
          </table:table-cell>
          <table:table-cell office:value-type="string" table:style-name="ce1">
            <text:p>Personal Achievement Gold Award</text:p>
          </table:table-cell>
          <table:table-cell office:value-type="string" table:style-name="ce13">
            <text:p>[c]</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number-columns-repeated="16377" table:style-name="ce1"/>
        </table:table-row>
        <table:table-row table:style-name="ro11">
          <table:table-cell office:value-type="string" table:style-name="ce24">
            <text:p>SCQF2</text:p>
          </table:table-cell>
          <table:table-cell office:value-type="string" table:style-name="ce1">
            <text:p>Personal Achievement Silver Award</text:p>
          </table:table-cell>
          <table:table-cell office:value-type="float" office:value="0" table:style-name="ce13">
            <text:p>0</text:p>
          </table:table-cell>
          <table:table-cell office:value-type="float" office:value="10" table:style-name="ce13">
            <text:p>10</text:p>
          </table:table-cell>
          <table:table-cell office:value-type="string" table:style-name="ce13">
            <text:p>[c]</text:p>
          </table:table-cell>
          <table:table-cell office:value-type="float" office:value="0" table:style-name="ce13">
            <text:p>0</text:p>
          </table:table-cell>
          <table:table-cell office:value-type="float" office:value="0" table:style-name="ce13">
            <text:p>0</text:p>
          </table:table-cell>
          <table:table-cell table:number-columns-repeated="16377" table:style-name="ce1"/>
        </table:table-row>
        <table:table-row table:style-name="ro11">
          <table:table-cell office:value-type="string" table:style-name="ce24">
            <text:p>SCQF2</text:p>
          </table:table-cell>
          <table:table-cell office:value-type="string" table:style-name="ce1">
            <text:p>Scottish Studies Award</text:p>
          </table:table-cell>
          <table:table-cell office:value-type="float" office:value="0" table:style-name="ce13">
            <text:p>0</text:p>
          </table:table-cell>
          <table:table-cell office:value-type="float" office:value="0" table:style-name="ce13">
            <text:p>0</text:p>
          </table:table-cell>
          <table:table-cell office:value-type="string" table:style-name="ce13">
            <text:p>[c]</text:p>
          </table:table-cell>
          <table:table-cell office:value-type="float" office:value="0" table:style-name="ce13">
            <text:p>0</text:p>
          </table:table-cell>
          <table:table-cell office:value-type="float" office:value="0" table:style-name="ce13">
            <text:p>0</text:p>
          </table:table-cell>
          <table:table-cell table:number-columns-repeated="16377" table:style-name="ce1"/>
        </table:table-row>
        <table:table-row table:style-name="ro11">
          <table:table-cell office:value-type="string" table:style-name="ce24">
            <text:p>SCQF2</text:p>
          </table:table-cell>
          <table:table-cell office:value-type="string" table:style-name="ce1">
            <text:p>Steps to Work Award</text:p>
          </table:table-cell>
          <table:table-cell office:value-type="string" table:style-name="ce13">
            <text:p>[c]</text:p>
          </table:table-cell>
          <table:table-cell office:value-type="float" office:value="0" table:style-name="ce13">
            <text:p>0</text:p>
          </table:table-cell>
          <table:table-cell office:value-type="float" office:value="0" table:style-name="ce13">
            <text:p>0</text:p>
          </table:table-cell>
          <table:table-cell office:value-type="string" table:style-name="ce13">
            <text:p>[c]</text:p>
          </table:table-cell>
          <table:table-cell office:value-type="float" office:value="0" table:style-name="ce13">
            <text:p>0</text:p>
          </table:table-cell>
          <table:table-cell table:number-columns-repeated="16377" table:style-name="ce1"/>
        </table:table-row>
        <table:table-row table:style-name="ro11">
          <table:table-cell office:value-type="string" table:style-name="ce24">
            <text:p>SCQF3</text:p>
          </table:table-cell>
          <table:table-cell office:value-type="string" table:style-name="ce1">
            <text:p>Employability Award</text:p>
          </table:table-cell>
          <table:table-cell office:value-type="float" office:value="5" table:style-name="ce13">
            <text:p>5</text:p>
          </table:table-cell>
          <table:table-cell office:value-type="float" office:value="10" table:style-name="ce13">
            <text:p>10</text:p>
          </table:table-cell>
          <table:table-cell office:value-type="float" office:value="15" table:style-name="ce13">
            <text:p>15</text:p>
          </table:table-cell>
          <table:table-cell office:value-type="float" office:value="10" table:style-name="ce13">
            <text:p>10</text:p>
          </table:table-cell>
          <table:table-cell office:value-type="float" office:value="10" table:style-name="ce13">
            <text:p>10</text:p>
          </table:table-cell>
          <table:table-cell table:number-columns-repeated="16377" table:style-name="ce1"/>
        </table:table-row>
        <table:table-row table:style-name="ro11">
          <table:table-cell office:value-type="string" table:style-name="ce24">
            <text:p>SCQF3</text:p>
          </table:table-cell>
          <table:table-cell office:value-type="string" table:style-name="ce1">
            <text:p>Modern Languages for Life and Work Award</text:p>
          </table:table-cell>
          <table:table-cell office:value-type="float" office:value="40" table:style-name="ce13">
            <text:p>40</text:p>
          </table:table-cell>
          <table:table-cell office:value-type="float" office:value="35" table:style-name="ce13">
            <text:p>35</text:p>
          </table:table-cell>
          <table:table-cell office:value-type="float" office:value="0" table:style-name="ce13">
            <text:p>0</text:p>
          </table:table-cell>
          <table:table-cell office:value-type="float" office:value="20" table:style-name="ce13">
            <text:p>20</text:p>
          </table:table-cell>
          <table:table-cell office:value-type="float" office:value="30" table:style-name="ce13">
            <text:p>30</text:p>
          </table:table-cell>
          <table:table-cell table:number-columns-repeated="16377" table:style-name="ce1"/>
        </table:table-row>
        <table:table-row table:style-name="ro11">
          <table:table-cell office:value-type="string" table:style-name="ce24">
            <text:p>SCQF3</text:p>
          </table:table-cell>
          <table:table-cell office:value-type="string" table:style-name="ce1">
            <text:p>Personal Development Award</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string" table:style-name="ce13">
            <text:p>[c]</text:p>
          </table:table-cell>
          <table:table-cell office:value-type="string" table:style-name="ce13">
            <text:p>[c]</text:p>
          </table:table-cell>
          <table:table-cell table:number-columns-repeated="16377" table:style-name="ce1"/>
        </table:table-row>
        <table:table-row table:style-name="ro11">
          <table:table-cell office:value-type="string" table:style-name="ce24">
            <text:p>SCQF3</text:p>
          </table:table-cell>
          <table:table-cell office:value-type="string" table:style-name="ce1">
            <text:p>Scottish Studies Award</text:p>
          </table:table-cell>
          <table:table-cell office:value-type="string" table:style-name="ce13">
            <text:p>[c]</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string" table:style-name="ce13">
            <text:p>[c]</text:p>
          </table:table-cell>
          <table:table-cell table:number-columns-repeated="16377" table:style-name="ce1"/>
        </table:table-row>
        <table:table-row table:style-name="ro11">
          <table:table-cell office:value-type="string" table:style-name="ce24">
            <text:p>SCQF3</text:p>
          </table:table-cell>
          <table:table-cell office:value-type="string" table:style-name="ce1">
            <text:p>Steps to Work Award</text:p>
          </table:table-cell>
          <table:table-cell office:value-type="string" table:style-name="ce13">
            <text:p>[c]</text:p>
          </table:table-cell>
          <table:table-cell office:value-type="float" office:value="0" table:style-name="ce13">
            <text:p>0</text:p>
          </table:table-cell>
          <table:table-cell office:value-type="string" table:style-name="ce13">
            <text:p>[c]</text:p>
          </table:table-cell>
          <table:table-cell office:value-type="float" office:value="0" table:style-name="ce13">
            <text:p>0</text:p>
          </table:table-cell>
          <table:table-cell office:value-type="float" office:value="0" table:style-name="ce13">
            <text:p>0</text:p>
          </table:table-cell>
          <table:table-cell table:number-columns-repeated="16377" table:style-name="ce1"/>
        </table:table-row>
        <table:table-row table:style-name="ro11">
          <table:table-cell office:value-type="string" table:style-name="ce24">
            <text:p>SCQF3</text:p>
          </table:table-cell>
          <table:table-cell office:value-type="string" table:style-name="ce1">
            <text:p>Wellbeing Award</text:p>
          </table:table-cell>
          <table:table-cell office:value-type="float" office:value="5" table:style-name="ce13">
            <text:p>5</text:p>
          </table:table-cell>
          <table:table-cell office:value-type="float" office:value="0" table:style-name="ce13">
            <text:p>0</text:p>
          </table:table-cell>
          <table:table-cell office:value-type="float" office:value="10" table:style-name="ce13">
            <text:p>10</text:p>
          </table:table-cell>
          <table:table-cell office:value-type="string" table:style-name="ce13">
            <text:p>[c]</text:p>
          </table:table-cell>
          <table:table-cell office:value-type="string" table:style-name="ce13">
            <text:p>[c]</text:p>
          </table:table-cell>
          <table:table-cell table:number-columns-repeated="16377" table:style-name="ce1"/>
        </table:table-row>
        <table:table-row table:style-name="ro11">
          <table:table-cell office:value-type="string" table:style-name="ce24">
            <text:p>SCQF4</text:p>
          </table:table-cell>
          <table:table-cell office:value-type="string" table:style-name="ce1">
            <text:p>Cyber Security Fundamentals</text:p>
          </table:table-cell>
          <table:table-cell office:value-type="float" office:value="0" table:style-name="ce13">
            <text:p>0</text:p>
          </table:table-cell>
          <table:table-cell office:value-type="float" office:value="0" table:style-name="ce13">
            <text:p>0</text:p>
          </table:table-cell>
          <table:table-cell office:value-type="float" office:value="30" table:style-name="ce13">
            <text:p>30</text:p>
          </table:table-cell>
          <table:table-cell office:value-type="float" office:value="45" table:style-name="ce13">
            <text:p>45</text:p>
          </table:table-cell>
          <table:table-cell office:value-type="float" office:value="0" table:style-name="ce13">
            <text:p>0</text:p>
          </table:table-cell>
          <table:table-cell table:number-columns-repeated="16377" table:style-name="ce1"/>
        </table:table-row>
        <table:table-row table:style-name="ro11">
          <table:table-cell office:value-type="string" table:style-name="ce24">
            <text:p>SCQF4</text:p>
          </table:table-cell>
          <table:table-cell office:value-type="string" table:style-name="ce1">
            <text:p>Employability Award</text:p>
          </table:table-cell>
          <table:table-cell office:value-type="float" office:value="20" table:style-name="ce13">
            <text:p>20</text:p>
          </table:table-cell>
          <table:table-cell office:value-type="float" office:value="10" table:style-name="ce13">
            <text:p>10</text:p>
          </table:table-cell>
          <table:table-cell office:value-type="float" office:value="5" table:style-name="ce13">
            <text:p>5</text:p>
          </table:table-cell>
          <table:table-cell office:value-type="float" office:value="15" table:style-name="ce13">
            <text:p>15</text:p>
          </table:table-cell>
          <table:table-cell office:value-type="float" office:value="20" table:style-name="ce13">
            <text:p>20</text:p>
          </table:table-cell>
          <table:table-cell table:number-columns-repeated="16377" table:style-name="ce1"/>
        </table:table-row>
        <table:table-row table:style-name="ro11">
          <table:table-cell office:value-type="string" table:style-name="ce24">
            <text:p>SCQF4</text:p>
          </table:table-cell>
          <table:table-cell office:value-type="string" table:style-name="ce1">
            <text:p>Mental Health and Wellbeing</text:p>
          </table:table-cell>
          <table:table-cell office:value-type="float" office:value="10" table:style-name="ce13">
            <text:p>10</text:p>
          </table:table-cell>
          <table:table-cell office:value-type="float" office:value="5" table:style-name="ce13">
            <text:p>5</text:p>
          </table:table-cell>
          <table:table-cell office:value-type="float" office:value="10" table:style-name="ce13">
            <text:p>10</text:p>
          </table:table-cell>
          <table:table-cell office:value-type="string" table:style-name="ce13">
            <text:p>[c]</text:p>
          </table:table-cell>
          <table:table-cell office:value-type="string" table:style-name="ce13">
            <text:p>[z]</text:p>
          </table:table-cell>
          <table:table-cell table:number-columns-repeated="16377" table:style-name="ce1"/>
        </table:table-row>
        <table:table-row table:style-name="ro11">
          <table:table-cell office:value-type="string" table:style-name="ce24">
            <text:p>SCQF4</text:p>
          </table:table-cell>
          <table:table-cell office:value-type="string" table:style-name="ce1">
            <text:p>Mentoring</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string" table:style-name="ce13">
            <text:p>[c]</text:p>
          </table:table-cell>
          <table:table-cell office:value-type="float" office:value="0" table:style-name="ce13">
            <text:p>0</text:p>
          </table:table-cell>
          <table:table-cell table:number-columns-repeated="16377" table:style-name="ce1"/>
        </table:table-row>
        <table:table-row table:style-name="ro11">
          <table:table-cell office:value-type="string" table:style-name="ce24">
            <text:p>SCQF4</text:p>
          </table:table-cell>
          <table:table-cell office:value-type="string" table:style-name="ce1">
            <text:p>Modern Languages for Life and Work Award</text:p>
          </table:table-cell>
          <table:table-cell office:value-type="float" office:value="5" table:style-name="ce13">
            <text:p>5</text:p>
          </table:table-cell>
          <table:table-cell office:value-type="float" office:value="5" table:style-name="ce13">
            <text:p>5</text:p>
          </table:table-cell>
          <table:table-cell office:value-type="float" office:value="10" table:style-name="ce13">
            <text:p>10</text:p>
          </table:table-cell>
          <table:table-cell office:value-type="float" office:value="0" table:style-name="ce13">
            <text:p>0</text:p>
          </table:table-cell>
          <table:table-cell office:value-type="float" office:value="0" table:style-name="ce13">
            <text:p>0</text:p>
          </table:table-cell>
          <table:table-cell table:number-columns-repeated="16377" table:style-name="ce1"/>
        </table:table-row>
        <table:table-row table:style-name="ro11">
          <table:table-cell office:value-type="string" table:style-name="ce24">
            <text:p>SCQF4</text:p>
          </table:table-cell>
          <table:table-cell office:value-type="string" table:style-name="ce1">
            <text:p>Personal Development Award</text:p>
          </table:table-cell>
          <table:table-cell office:value-type="string" table:style-name="ce13">
            <text:p>[c]</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string" table:style-name="ce13">
            <text:p>[c]</text:p>
          </table:table-cell>
          <table:table-cell table:number-columns-repeated="16377" table:style-name="ce1"/>
        </table:table-row>
        <table:table-row table:style-name="ro11">
          <table:table-cell office:value-type="string" table:style-name="ce24">
            <text:p>SCQF4</text:p>
          </table:table-cell>
          <table:table-cell office:value-type="string" table:style-name="ce1">
            <text:p>Personal Finance Award</text:p>
          </table:table-cell>
          <table:table-cell office:value-type="float" office:value="5" table:style-name="ce13">
            <text:p>5</text:p>
          </table:table-cell>
          <table:table-cell office:value-type="float" office:value="15" table:style-name="ce13">
            <text:p>15</text:p>
          </table:table-cell>
          <table:table-cell office:value-type="float" office:value="0" table:style-name="ce13">
            <text:p>0</text:p>
          </table:table-cell>
          <table:table-cell office:value-type="float" office:value="5" table:style-name="ce13">
            <text:p>5</text:p>
          </table:table-cell>
          <table:table-cell office:value-type="float" office:value="5" table:style-name="ce13">
            <text:p>5</text:p>
          </table:table-cell>
          <table:table-cell table:number-columns-repeated="16377" table:style-name="ce1"/>
        </table:table-row>
        <table:table-row table:style-name="ro11">
          <table:table-cell office:value-type="string" table:style-name="ce24">
            <text:p>SCQF4</text:p>
          </table:table-cell>
          <table:table-cell office:value-type="string" table:style-name="ce1">
            <text:p>Safe Road User Award</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5" table:style-name="ce13">
            <text:p>5</text:p>
          </table:table-cell>
          <table:table-cell office:value-type="string" table:style-name="ce13">
            <text:p>[c]</text:p>
          </table:table-cell>
          <table:table-cell table:number-columns-repeated="16377" table:style-name="ce1"/>
        </table:table-row>
        <table:table-row table:style-name="ro11">
          <table:table-cell office:value-type="string" table:style-name="ce24">
            <text:p>SCQF4</text:p>
          </table:table-cell>
          <table:table-cell office:value-type="string" table:style-name="ce1">
            <text:p>Scots Language Award</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string" table:style-name="ce13">
            <text:p>[c]</text:p>
          </table:table-cell>
          <table:table-cell office:value-type="float" office:value="0" table:style-name="ce13">
            <text:p>0</text:p>
          </table:table-cell>
          <table:table-cell table:number-columns-repeated="16377" table:style-name="ce1"/>
        </table:table-row>
        <table:table-row table:style-name="ro11">
          <table:table-cell office:value-type="string" table:style-name="ce24">
            <text:p>SCQF4</text:p>
          </table:table-cell>
          <table:table-cell office:value-type="string" table:style-name="ce1">
            <text:p>Scottish Studies Award</text:p>
          </table:table-cell>
          <table:table-cell office:value-type="string" table:style-name="ce13">
            <text:p>[c]</text:p>
          </table:table-cell>
          <table:table-cell office:value-type="float" office:value="0" table:style-name="ce13">
            <text:p>0</text:p>
          </table:table-cell>
          <table:table-cell office:value-type="string" table:style-name="ce13">
            <text:p>[c]</text:p>
          </table:table-cell>
          <table:table-cell office:value-type="float" office:value="0" table:style-name="ce13">
            <text:p>0</text:p>
          </table:table-cell>
          <table:table-cell office:value-type="string" table:style-name="ce13">
            <text:p>[c]</text:p>
          </table:table-cell>
          <table:table-cell table:number-columns-repeated="16377" table:style-name="ce1"/>
        </table:table-row>
        <table:table-row table:style-name="ro11">
          <table:table-cell office:value-type="string" table:style-name="ce24">
            <text:p>SCQF4</text:p>
          </table:table-cell>
          <table:table-cell office:value-type="string" table:style-name="ce1">
            <text:p>Steps to Work Award</text:p>
          </table:table-cell>
          <table:table-cell office:value-type="string" table:style-name="ce13">
            <text:p>[c]</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number-columns-repeated="16377" table:style-name="ce1"/>
        </table:table-row>
        <table:table-row table:style-name="ro11">
          <table:table-cell office:value-type="string" table:style-name="ce24">
            <text:p>SCQF4</text:p>
          </table:table-cell>
          <table:table-cell office:value-type="string" table:style-name="ce1">
            <text:p>Wellbeing Award</text:p>
          </table:table-cell>
          <table:table-cell office:value-type="float" office:value="10" table:style-name="ce13">
            <text:p>10</text:p>
          </table:table-cell>
          <table:table-cell office:value-type="string" table:style-name="ce13">
            <text:p>[c]</text:p>
          </table:table-cell>
          <table:table-cell office:value-type="float" office:value="50" table:style-name="ce13">
            <text:p>50</text:p>
          </table:table-cell>
          <table:table-cell office:value-type="float" office:value="10" table:style-name="ce13">
            <text:p>10</text:p>
          </table:table-cell>
          <table:table-cell office:value-type="float" office:value="30" table:style-name="ce13">
            <text:p>30</text:p>
          </table:table-cell>
          <table:table-cell table:number-columns-repeated="16377" table:style-name="ce1"/>
        </table:table-row>
        <table:table-row table:style-name="ro11">
          <table:table-cell office:value-type="string" table:style-name="ce24">
            <text:p>SCQF5</text:p>
          </table:table-cell>
          <table:table-cell office:value-type="string" table:style-name="ce1">
            <text:p>Leadership Award</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string" table:style-name="ce13">
            <text:p>[c]</text:p>
          </table:table-cell>
          <table:table-cell office:value-type="string" table:style-name="ce13">
            <text:p>[c]</text:p>
          </table:table-cell>
          <table:table-cell table:number-columns-repeated="16377" table:style-name="ce1"/>
        </table:table-row>
        <table:table-row table:style-name="ro11">
          <table:table-cell office:value-type="string" table:style-name="ce24">
            <text:p>SCQF5</text:p>
          </table:table-cell>
          <table:table-cell office:value-type="string" table:style-name="ce1">
            <text:p>Mental Health and Wellbeing</text:p>
          </table:table-cell>
          <table:table-cell office:value-type="string" table:style-name="ce13">
            <text:p>[c]</text:p>
          </table:table-cell>
          <table:table-cell office:value-type="float" office:value="15" table:style-name="ce13">
            <text:p>15</text:p>
          </table:table-cell>
          <table:table-cell office:value-type="float" office:value="20" table:style-name="ce13">
            <text:p>20</text:p>
          </table:table-cell>
          <table:table-cell office:value-type="float" office:value="15" table:style-name="ce13">
            <text:p>15</text:p>
          </table:table-cell>
          <table:table-cell office:value-type="string" table:style-name="ce13">
            <text:p>[z]</text:p>
          </table:table-cell>
          <table:table-cell table:number-columns-repeated="16377" table:style-name="ce1"/>
        </table:table-row>
        <table:table-row table:style-name="ro11">
          <table:table-cell office:value-type="string" table:style-name="ce24">
            <text:p>SCQF5</text:p>
          </table:table-cell>
          <table:table-cell office:value-type="string" table:style-name="ce1">
            <text:p>Personal Finance Award</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string" table:style-name="ce13">
            <text:p>[c]</text:p>
          </table:table-cell>
          <table:table-cell office:value-type="float" office:value="0" table:style-name="ce13">
            <text:p>0</text:p>
          </table:table-cell>
          <table:table-cell table:number-columns-repeated="16377" table:style-name="ce1"/>
        </table:table-row>
        <table:table-row table:style-name="ro11">
          <table:table-cell office:value-type="string" table:style-name="ce24">
            <text:p>SCQF5</text:p>
          </table:table-cell>
          <table:table-cell office:value-type="string" table:style-name="ce1">
            <text:p>Scottish Studies Award</text:p>
          </table:table-cell>
          <table:table-cell office:value-type="float" office:value="0" table:style-name="ce13">
            <text:p>0</text:p>
          </table:table-cell>
          <table:table-cell office:value-type="string" table:style-name="ce13">
            <text:p>[c]</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number-columns-repeated="16377" table:style-name="ce1"/>
        </table:table-row>
        <table:table-row table:style-name="ro11">
          <table:table-cell office:value-type="string" table:style-name="ce24">
            <text:p>SCQF5</text:p>
          </table:table-cell>
          <table:table-cell office:value-type="string" table:style-name="ce1">
            <text:p>Wellbeing Award</text:p>
          </table:table-cell>
          <table:table-cell office:value-type="float" office:value="0" table:style-name="ce13">
            <text:p>0</text:p>
          </table:table-cell>
          <table:table-cell office:value-type="float" office:value="0" table:style-name="ce13">
            <text:p>0</text:p>
          </table:table-cell>
          <table:table-cell office:value-type="float" office:value="5" table:style-name="ce13">
            <text:p>5</text:p>
          </table:table-cell>
          <table:table-cell office:value-type="float" office:value="0" table:style-name="ce13">
            <text:p>0</text:p>
          </table:table-cell>
          <table:table-cell office:value-type="string" table:style-name="ce13">
            <text:p>[c]</text:p>
          </table:table-cell>
          <table:table-cell table:number-columns-repeated="16377" table:style-name="ce1"/>
        </table:table-row>
        <table:table-row table:style-name="ro11">
          <table:table-cell office:value-type="string" table:style-name="ce24">
            <text:p>SCQF6</text:p>
          </table:table-cell>
          <table:table-cell office:value-type="string" table:style-name="ce1">
            <text:p>Award in Religion, Belief and Values</text:p>
          </table:table-cell>
          <table:table-cell office:value-type="float" office:value="35" table:style-name="ce13">
            <text:p>35</text:p>
          </table:table-cell>
          <table:table-cell office:value-type="float" office:value="0" table:style-name="ce13">
            <text:p>0</text:p>
          </table:table-cell>
          <table:table-cell office:value-type="float" office:value="50" table:style-name="ce13">
            <text:p>50</text:p>
          </table:table-cell>
          <table:table-cell office:value-type="float" office:value="70" table:style-name="ce13">
            <text:p>70</text:p>
          </table:table-cell>
          <table:table-cell office:value-type="float" office:value="0" table:style-name="ce13">
            <text:p>0</text:p>
          </table:table-cell>
          <table:table-cell table:number-columns-repeated="16377" table:style-name="ce1"/>
        </table:table-row>
        <table:table-row table:style-name="ro11">
          <table:table-cell office:value-type="string" table:style-name="ce24">
            <text:p>SCQF6</text:p>
          </table:table-cell>
          <table:table-cell office:value-type="string" table:style-name="ce1">
            <text:p>Leadership Award</text:p>
          </table:table-cell>
          <table:table-cell office:value-type="float" office:value="20" table:style-name="ce13">
            <text:p>20</text:p>
          </table:table-cell>
          <table:table-cell office:value-type="float" office:value="30" table:style-name="ce13">
            <text:p>30</text:p>
          </table:table-cell>
          <table:table-cell office:value-type="float" office:value="20" table:style-name="ce13">
            <text:p>20</text:p>
          </table:table-cell>
          <table:table-cell office:value-type="float" office:value="30" table:style-name="ce13">
            <text:p>30</text:p>
          </table:table-cell>
          <table:table-cell office:value-type="float" office:value="20" table:style-name="ce13">
            <text:p>20</text:p>
          </table:table-cell>
          <table:table-cell table:number-columns-repeated="16377" table:style-name="ce1"/>
        </table:table-row>
        <table:table-row table:style-name="ro11">
          <table:table-cell office:value-type="string" table:style-name="ce24">
            <text:p>SCQF6</text:p>
          </table:table-cell>
          <table:table-cell office:value-type="string" table:style-name="ce1">
            <text:p>Personal Development Award</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string" table:style-name="ce13">
            <text:p>[c]</text:p>
          </table:table-cell>
          <table:table-cell table:number-columns-repeated="16377" table:style-name="ce1"/>
        </table:table-row>
        <table:table-row table:style-name="ro11">
          <table:table-cell office:value-type="string" table:style-name="ce24">
            <text:p>SCQF6</text:p>
          </table:table-cell>
          <table:table-cell office:value-type="string" table:style-name="ce1">
            <text:p>Statistics Award</text:p>
          </table:table-cell>
          <table:table-cell office:value-type="float" office:value="5" table:style-name="ce13">
            <text:p>5</text:p>
          </table:table-cell>
          <table:table-cell office:value-type="float" office:value="30" table:style-name="ce13">
            <text:p>30</text:p>
          </table:table-cell>
          <table:table-cell office:value-type="float" office:value="10" table:style-name="ce13">
            <text:p>10</text:p>
          </table:table-cell>
          <table:table-cell office:value-type="float" office:value="20" table:style-name="ce13">
            <text:p>20</text:p>
          </table:table-cell>
          <table:table-cell office:value-type="float" office:value="5" table:style-name="ce13">
            <text:p>5</text:p>
          </table:table-cell>
          <table:table-cell table:number-columns-repeated="16377" table:style-name="ce1"/>
        </table:table-row>
        <table:table-row table:number-rows-repeated="2" table:style-name="ro11">
          <table:table-cell table:number-columns-repeated="2" table:style-name="ce1"/>
          <table:table-cell table:style-name="ce25"/>
          <table:table-cell table:number-columns-repeated="4" table:style-name="ce13"/>
          <table:table-cell table:number-columns-repeated="16377"/>
        </table:table-row>
        <table:table-row table:number-rows-repeated="3" table:style-name="ro11">
          <table:table-cell table:number-columns-repeated="16384"/>
        </table:table-row>
        <table:table-row table:number-rows-repeated="1048525" table:style-name="ro7">
          <table:table-cell table:number-columns-repeated="16384"/>
        </table:table-row>
      </table:table>
      <table:table table:name="National_Progression_Awards" table:style-name="ta1">
        <table:table-column table:style-name="co19" table:default-cell-style-name="ce1"/>
        <table:table-column table:style-name="co21" table:default-cell-style-name="ce1"/>
        <table:table-column table:style-name="co4" table:number-columns-repeated="5" table:default-cell-style-name="ce13"/>
        <table:table-column table:style-name="co2" table:number-columns-repeated="16377" table:default-cell-style-name="ce1"/>
        <table:table-row table:style-name="ro9">
          <table:table-cell office:value-type="string" table:style-name="ce10">
            <text:p>Table 10: Provisional National Progression Awards Attainment</text:p>
          </table:table-cell>
          <table:table-cell table:style-name="ce1"/>
          <table:table-cell table:number-columns-repeated="5" table:style-name="ce13"/>
          <table:table-cell table:number-columns-repeated="16377"/>
        </table:table-row>
        <table:table-row table:style-name="ro10">
          <table:table-cell office:value-type="string" table:style-name="ce15">
            <text:p>Some shorthand is used in this table, [c] where the value is suppressed to protect against the risk of disclosure of personal information and [z] for not applicable</text:p>
          </table:table-cell>
          <table:table-cell table:style-name="ce1"/>
          <table:table-cell table:number-columns-repeated="5" table:style-name="ce13"/>
          <table:table-cell table:number-columns-repeated="16377"/>
        </table:table-row>
        <table:table-row table:style-name="ro11">
          <table:table-cell office:value-type="string" table:style-name="ce21">
            <text:p>Level</text:p>
          </table:table-cell>
          <table:table-cell office:value-type="string" table:style-name="ce21">
            <text:p>Subject</text:p>
          </table:table-cell>
          <table:table-cell office:value-type="string" table:style-name="ce22">
            <text:p>Awarded Count 2022</text:p>
          </table:table-cell>
          <table:table-cell office:value-type="string" table:style-name="ce22">
            <text:p>Awarded Count 2021</text:p>
          </table:table-cell>
          <table:table-cell office:value-type="string" table:style-name="ce22">
            <text:p>Awarded Count 2020</text:p>
          </table:table-cell>
          <table:table-cell office:value-type="string" table:style-name="ce22">
            <text:p>Awarded Count 2019</text:p>
          </table:table-cell>
          <table:table-cell office:value-type="string" table:style-name="ce22">
            <text:p>Awarded Count 2018</text:p>
          </table:table-cell>
          <table:table-cell table:number-columns-repeated="16377" table:style-name="ce24"/>
        </table:table-row>
        <table:table-row table:style-name="ro11">
          <table:table-cell office:value-type="string" table:style-name="ce24">
            <text:p>SCQF3</text:p>
          </table:table-cell>
          <table:table-cell office:value-type="string" table:style-name="ce1">
            <text:p>Total - SCQF3</text:p>
          </table:table-cell>
          <table:table-cell office:value-type="string" table:style-name="ce13">
            <text:p>[c]</text:p>
          </table:table-cell>
          <table:table-cell office:value-type="string" table:style-name="ce13">
            <text:p>[c]</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number-columns-repeated="16377"/>
        </table:table-row>
        <table:table-row table:style-name="ro11">
          <table:table-cell office:value-type="string" table:style-name="ce24">
            <text:p>SCQF4</text:p>
          </table:table-cell>
          <table:table-cell office:value-type="string" table:style-name="ce1">
            <text:p>Total - SCQF4</text:p>
          </table:table-cell>
          <table:table-cell office:value-type="float" office:value="20" table:style-name="ce13">
            <text:p>20</text:p>
          </table:table-cell>
          <table:table-cell office:value-type="float" office:value="30" table:style-name="ce13">
            <text:p>30</text:p>
          </table:table-cell>
          <table:table-cell office:value-type="float" office:value="20" table:style-name="ce13">
            <text:p>20</text:p>
          </table:table-cell>
          <table:table-cell office:value-type="float" office:value="40" table:style-name="ce13">
            <text:p>40</text:p>
          </table:table-cell>
          <table:table-cell office:value-type="float" office:value="40" table:style-name="ce13">
            <text:p>40</text:p>
          </table:table-cell>
          <table:table-cell table:number-columns-repeated="16377"/>
        </table:table-row>
        <table:table-row table:style-name="ro11">
          <table:table-cell office:value-type="string" table:style-name="ce24">
            <text:p>SCQF5</text:p>
          </table:table-cell>
          <table:table-cell office:value-type="string" table:style-name="ce1">
            <text:p>Total - SCQF5</text:p>
          </table:table-cell>
          <table:table-cell office:value-type="float" office:value="100" table:style-name="ce13">
            <text:p>100</text:p>
          </table:table-cell>
          <table:table-cell office:value-type="float" office:value="95" table:style-name="ce13">
            <text:p>95</text:p>
          </table:table-cell>
          <table:table-cell office:value-type="float" office:value="155" table:style-name="ce13">
            <text:p>155</text:p>
          </table:table-cell>
          <table:table-cell office:value-type="float" office:value="215" table:style-name="ce13">
            <text:p>215</text:p>
          </table:table-cell>
          <table:table-cell office:value-type="float" office:value="100" table:style-name="ce13">
            <text:p>100</text:p>
          </table:table-cell>
          <table:table-cell table:number-columns-repeated="16377"/>
        </table:table-row>
        <table:table-row table:style-name="ro11">
          <table:table-cell office:value-type="string" table:style-name="ce34">
            <text:p>SCQF6</text:p>
          </table:table-cell>
          <table:table-cell office:value-type="string" table:style-name="ce26">
            <text:p>Total - SCQF6</text:p>
          </table:table-cell>
          <table:table-cell office:value-type="float" office:value="45" table:style-name="ce27">
            <text:p>45</text:p>
          </table:table-cell>
          <table:table-cell office:value-type="float" office:value="85" table:style-name="ce27">
            <text:p>85</text:p>
          </table:table-cell>
          <table:table-cell office:value-type="float" office:value="40" table:style-name="ce27">
            <text:p>40</text:p>
          </table:table-cell>
          <table:table-cell office:value-type="float" office:value="55" table:style-name="ce27">
            <text:p>55</text:p>
          </table:table-cell>
          <table:table-cell office:value-type="float" office:value="10" table:style-name="ce27">
            <text:p>10</text:p>
          </table:table-cell>
          <table:table-cell table:number-columns-repeated="16377"/>
        </table:table-row>
        <table:table-row table:style-name="ro11">
          <table:table-cell office:value-type="string" table:style-name="ce24">
            <text:p>SCQF3</text:p>
          </table:table-cell>
          <table:table-cell office:value-type="string" table:style-name="ce1">
            <text:p>Digital Literacy</text:p>
          </table:table-cell>
          <table:table-cell office:value-type="string" table:style-name="ce13">
            <text:p>[c]</text:p>
          </table:table-cell>
          <table:table-cell office:value-type="string" table:style-name="ce13">
            <text:p>[c]</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number-columns-repeated="16377"/>
        </table:table-row>
        <table:table-row table:style-name="ro11">
          <table:table-cell office:value-type="string" table:style-name="ce24">
            <text:p>SCQF4</text:p>
          </table:table-cell>
          <table:table-cell office:value-type="string" table:style-name="ce1">
            <text:p>Computer Games Development</text:p>
          </table:table-cell>
          <table:table-cell office:value-type="string" table:style-name="ce13">
            <text:p>[c]</text:p>
          </table:table-cell>
          <table:table-cell office:value-type="float" office:value="5" table:style-name="ce13">
            <text:p>5</text:p>
          </table:table-cell>
          <table:table-cell office:value-type="float" office:value="10" table:style-name="ce13">
            <text:p>10</text:p>
          </table:table-cell>
          <table:table-cell office:value-type="float" office:value="0" table:style-name="ce13">
            <text:p>0</text:p>
          </table:table-cell>
          <table:table-cell office:value-type="float" office:value="10" table:style-name="ce13">
            <text:p>10</text:p>
          </table:table-cell>
          <table:table-cell table:number-columns-repeated="16377"/>
        </table:table-row>
        <table:table-row table:style-name="ro11">
          <table:table-cell office:value-type="string" table:style-name="ce24">
            <text:p>SCQF4</text:p>
          </table:table-cell>
          <table:table-cell office:value-type="string" table:style-name="ce1">
            <text:p>Computer Refurbishment</text:p>
          </table:table-cell>
          <table:table-cell office:value-type="string" table:style-name="ce13">
            <text:p>[c]</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string" table:style-name="ce13">
            <text:p>[c]</text:p>
          </table:table-cell>
          <table:table-cell table:number-columns-repeated="16377"/>
        </table:table-row>
        <table:table-row table:style-name="ro11">
          <table:table-cell office:value-type="string" table:style-name="ce24">
            <text:p>SCQF4</text:p>
          </table:table-cell>
          <table:table-cell office:value-type="string" table:style-name="ce1">
            <text:p>Construction Craft and Technician</text:p>
          </table:table-cell>
          <table:table-cell office:value-type="string" table:style-name="ce13">
            <text:p>[c]</text:p>
          </table:table-cell>
          <table:table-cell office:value-type="string" table:style-name="ce13">
            <text:p>[c]</text:p>
          </table:table-cell>
          <table:table-cell office:value-type="float" office:value="0" table:style-name="ce13">
            <text:p>0</text:p>
          </table:table-cell>
          <table:table-cell office:value-type="string" table:style-name="ce13">
            <text:p>[z]</text:p>
          </table:table-cell>
          <table:table-cell office:value-type="string" table:style-name="ce13">
            <text:p>[z]</text:p>
          </table:table-cell>
          <table:table-cell table:number-columns-repeated="16377"/>
        </table:table-row>
        <table:table-row table:style-name="ro11">
          <table:table-cell office:value-type="string" table:style-name="ce24">
            <text:p>SCQF4</text:p>
          </table:table-cell>
          <table:table-cell office:value-type="string" table:style-name="ce1">
            <text:p>Cyber Security</text:p>
          </table:table-cell>
          <table:table-cell office:value-type="float" office:value="5" table:style-name="ce13">
            <text:p>5</text:p>
          </table:table-cell>
          <table:table-cell office:value-type="float" office:value="10" table:style-name="ce13">
            <text:p>10</text:p>
          </table:table-cell>
          <table:table-cell office:value-type="string" table:style-name="ce13">
            <text:p>[c]</text:p>
          </table:table-cell>
          <table:table-cell office:value-type="float" office:value="25" table:style-name="ce13">
            <text:p>25</text:p>
          </table:table-cell>
          <table:table-cell office:value-type="string" table:style-name="ce13">
            <text:p>[c]</text:p>
          </table:table-cell>
          <table:table-cell table:number-columns-repeated="16377"/>
        </table:table-row>
        <table:table-row table:style-name="ro11">
          <table:table-cell office:value-type="string" table:style-name="ce24">
            <text:p>SCQF4</text:p>
          </table:table-cell>
          <table:table-cell office:value-type="string" table:style-name="ce1">
            <text:p>Dance</text:p>
          </table:table-cell>
          <table:table-cell office:value-type="float" office:value="0" table:style-name="ce13">
            <text:p>0</text:p>
          </table:table-cell>
          <table:table-cell office:value-type="string" table:style-name="ce13">
            <text:p>[c]</text:p>
          </table:table-cell>
          <table:table-cell office:value-type="string" table:style-name="ce13">
            <text:p>[c]</text:p>
          </table:table-cell>
          <table:table-cell office:value-type="float" office:value="0" table:style-name="ce13">
            <text:p>0</text:p>
          </table:table-cell>
          <table:table-cell office:value-type="string" table:style-name="ce13">
            <text:p>[c]</text:p>
          </table:table-cell>
          <table:table-cell table:number-columns-repeated="16377"/>
        </table:table-row>
        <table:table-row table:style-name="ro11">
          <table:table-cell office:value-type="string" table:style-name="ce24">
            <text:p>SCQF4</text:p>
          </table:table-cell>
          <table:table-cell office:value-type="string" table:style-name="ce1">
            <text:p>Digital Media</text:p>
          </table:table-cell>
          <table:table-cell office:value-type="float" office:value="0" table:style-name="ce13">
            <text:p>0</text:p>
          </table:table-cell>
          <table:table-cell office:value-type="float" office:value="0" table:style-name="ce13">
            <text:p>0</text:p>
          </table:table-cell>
          <table:table-cell office:value-type="string" table:style-name="ce13">
            <text:p>[c]</text:p>
          </table:table-cell>
          <table:table-cell office:value-type="float" office:value="0" table:style-name="ce13">
            <text:p>0</text:p>
          </table:table-cell>
          <table:table-cell office:value-type="float" office:value="0" table:style-name="ce13">
            <text:p>0</text:p>
          </table:table-cell>
          <table:table-cell table:number-columns-repeated="16377"/>
        </table:table-row>
        <table:table-row table:style-name="ro11">
          <table:table-cell office:value-type="string" table:style-name="ce24">
            <text:p>SCQF4</text:p>
          </table:table-cell>
          <table:table-cell office:value-type="string" table:style-name="ce1">
            <text:p>Enterprise and Employability</text:p>
          </table:table-cell>
          <table:table-cell office:value-type="string" table:style-name="ce13">
            <text:p>[c]</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number-columns-repeated="16377"/>
        </table:table-row>
        <table:table-row table:style-name="ro11">
          <table:table-cell office:value-type="string" table:style-name="ce24">
            <text:p>SCQF4</text:p>
          </table:table-cell>
          <table:table-cell office:value-type="string" table:style-name="ce1">
            <text:p>Horticulture</text:p>
          </table:table-cell>
          <table:table-cell office:value-type="float" office:value="0" table:style-name="ce13">
            <text:p>0</text:p>
          </table:table-cell>
          <table:table-cell office:value-type="string" table:style-name="ce13">
            <text:p>[c]</text:p>
          </table:table-cell>
          <table:table-cell office:value-type="float" office:value="0" table:style-name="ce13">
            <text:p>0</text:p>
          </table:table-cell>
          <table:table-cell office:value-type="float" office:value="10" table:style-name="ce13">
            <text:p>10</text:p>
          </table:table-cell>
          <table:table-cell office:value-type="float" office:value="0" table:style-name="ce13">
            <text:p>0</text:p>
          </table:table-cell>
          <table:table-cell table:number-columns-repeated="16377"/>
        </table:table-row>
        <table:table-row table:style-name="ro11">
          <table:table-cell office:value-type="string" table:style-name="ce24">
            <text:p>SCQF4</text:p>
          </table:table-cell>
          <table:table-cell office:value-type="string" table:style-name="ce1">
            <text:p>PC Passport</text:p>
          </table:table-cell>
          <table:table-cell office:value-type="float" office:value="0" table:style-name="ce13">
            <text:p>0</text:p>
          </table:table-cell>
          <table:table-cell office:value-type="string" table:style-name="ce13">
            <text:p>[c]</text:p>
          </table:table-cell>
          <table:table-cell office:value-type="string" table:style-name="ce13">
            <text:p>[c]</text:p>
          </table:table-cell>
          <table:table-cell office:value-type="string" table:style-name="ce13">
            <text:p>[c]</text:p>
          </table:table-cell>
          <table:table-cell office:value-type="float" office:value="15" table:style-name="ce13">
            <text:p>15</text:p>
          </table:table-cell>
          <table:table-cell table:number-columns-repeated="16377"/>
        </table:table-row>
        <table:table-row table:style-name="ro11">
          <table:table-cell office:value-type="string" table:style-name="ce24">
            <text:p>SCQF4</text:p>
          </table:table-cell>
          <table:table-cell office:value-type="string" table:style-name="ce1">
            <text:p>PC Passport: Beginner</text:p>
          </table:table-cell>
          <table:table-cell office:value-type="string" table:style-name="ce13">
            <text:p>[z]</text:p>
          </table:table-cell>
          <table:table-cell office:value-type="string" table:style-name="ce13">
            <text:p>[z]</text:p>
          </table:table-cell>
          <table:table-cell office:value-type="float" office:value="0" table:style-name="ce13">
            <text:p>0</text:p>
          </table:table-cell>
          <table:table-cell office:value-type="float" office:value="0" table:style-name="ce13">
            <text:p>0</text:p>
          </table:table-cell>
          <table:table-cell office:value-type="string" table:style-name="ce13">
            <text:p>[c]</text:p>
          </table:table-cell>
          <table:table-cell table:number-columns-repeated="16377"/>
        </table:table-row>
        <table:table-row table:style-name="ro11">
          <table:table-cell office:value-type="string" table:style-name="ce24">
            <text:p>SCQF4</text:p>
          </table:table-cell>
          <table:table-cell office:value-type="string" table:style-name="ce1">
            <text:p>Photography</text:p>
          </table:table-cell>
          <table:table-cell office:value-type="float" office:value="5" table:style-name="ce13">
            <text:p>5</text:p>
          </table:table-cell>
          <table:table-cell office:value-type="string" table:style-name="ce13">
            <text:p>[c]</text:p>
          </table:table-cell>
          <table:table-cell office:value-type="float" office:value="0" table:style-name="ce13">
            <text:p>0</text:p>
          </table:table-cell>
          <table:table-cell office:value-type="string" table:style-name="ce13">
            <text:p>[c]</text:p>
          </table:table-cell>
          <table:table-cell office:value-type="string" table:style-name="ce13">
            <text:p>[c]</text:p>
          </table:table-cell>
          <table:table-cell table:number-columns-repeated="16377"/>
        </table:table-row>
        <table:table-row table:style-name="ro11">
          <table:table-cell office:value-type="string" table:style-name="ce24">
            <text:p>SCQF4</text:p>
          </table:table-cell>
          <table:table-cell office:value-type="string" table:style-name="ce1">
            <text:p>Tenancy and Citizenship</text:p>
          </table:table-cell>
          <table:table-cell office:value-type="float" office:value="0" table:style-name="ce13">
            <text:p>0</text:p>
          </table:table-cell>
          <table:table-cell office:value-type="string" table:style-name="ce13">
            <text:p>[c]</text:p>
          </table:table-cell>
          <table:table-cell office:value-type="string" table:style-name="ce13">
            <text:p>[c]</text:p>
          </table:table-cell>
          <table:table-cell office:value-type="string" table:style-name="ce13">
            <text:p>[c]</text:p>
          </table:table-cell>
          <table:table-cell office:value-type="float" office:value="0" table:style-name="ce13">
            <text:p>0</text:p>
          </table:table-cell>
          <table:table-cell table:number-columns-repeated="16377"/>
        </table:table-row>
        <table:table-row table:style-name="ro11">
          <table:table-cell office:value-type="string" table:style-name="ce24">
            <text:p>SCQF5</text:p>
          </table:table-cell>
          <table:table-cell office:value-type="string" table:style-name="ce1">
            <text:p>Applied Sciences</text:p>
          </table:table-cell>
          <table:table-cell office:value-type="string" table:style-name="ce13">
            <text:p>[c]</text:p>
          </table:table-cell>
          <table:table-cell office:value-type="float" office:value="0" table:style-name="ce13">
            <text:p>0</text:p>
          </table:table-cell>
          <table:table-cell office:value-type="float" office:value="0" table:style-name="ce13">
            <text:p>0</text:p>
          </table:table-cell>
          <table:table-cell office:value-type="string" table:style-name="ce13">
            <text:p>[z]</text:p>
          </table:table-cell>
          <table:table-cell office:value-type="string" table:style-name="ce13">
            <text:p>[z]</text:p>
          </table:table-cell>
          <table:table-cell table:number-columns-repeated="16377"/>
        </table:table-row>
        <table:table-row table:style-name="ro11">
          <table:table-cell office:value-type="string" table:style-name="ce24">
            <text:p>SCQF5</text:p>
          </table:table-cell>
          <table:table-cell office:value-type="string" table:style-name="ce1">
            <text:p>Computer Games Development</text:p>
          </table:table-cell>
          <table:table-cell office:value-type="string" table:style-name="ce13">
            <text:p>[c]</text:p>
          </table:table-cell>
          <table:table-cell office:value-type="string" table:style-name="ce13">
            <text:p>[c]</text:p>
          </table:table-cell>
          <table:table-cell office:value-type="string" table:style-name="ce13">
            <text:p>[c]</text:p>
          </table:table-cell>
          <table:table-cell office:value-type="string" table:style-name="ce13">
            <text:p>[c]</text:p>
          </table:table-cell>
          <table:table-cell office:value-type="float" office:value="5" table:style-name="ce13">
            <text:p>5</text:p>
          </table:table-cell>
          <table:table-cell table:number-columns-repeated="16377"/>
        </table:table-row>
        <table:table-row table:style-name="ro11">
          <table:table-cell office:value-type="string" table:style-name="ce24">
            <text:p>SCQF5</text:p>
          </table:table-cell>
          <table:table-cell office:value-type="string" table:style-name="ce1">
            <text:p>Computer Networks and Systems</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string" table:style-name="ce13">
            <text:p>[c]</text:p>
          </table:table-cell>
          <table:table-cell office:value-type="float" office:value="0" table:style-name="ce13">
            <text:p>0</text:p>
          </table:table-cell>
          <table:table-cell table:number-columns-repeated="16377"/>
        </table:table-row>
        <table:table-row table:style-name="ro11">
          <table:table-cell office:value-type="string" table:style-name="ce24">
            <text:p>SCQF5</text:p>
          </table:table-cell>
          <table:table-cell office:value-type="string" table:style-name="ce1">
            <text:p>Cyber Security</text:p>
          </table:table-cell>
          <table:table-cell office:value-type="float" office:value="5" table:style-name="ce13">
            <text:p>5</text:p>
          </table:table-cell>
          <table:table-cell office:value-type="float" office:value="10" table:style-name="ce13">
            <text:p>10</text:p>
          </table:table-cell>
          <table:table-cell office:value-type="float" office:value="0" table:style-name="ce13">
            <text:p>0</text:p>
          </table:table-cell>
          <table:table-cell office:value-type="string" table:style-name="ce13">
            <text:p>[c]</text:p>
          </table:table-cell>
          <table:table-cell office:value-type="string" table:style-name="ce13">
            <text:p>[c]</text:p>
          </table:table-cell>
          <table:table-cell table:number-columns-repeated="16377"/>
        </table:table-row>
        <table:table-row table:style-name="ro11">
          <table:table-cell office:value-type="string" table:style-name="ce24">
            <text:p>SCQF5</text:p>
          </table:table-cell>
          <table:table-cell office:value-type="string" table:style-name="ce1">
            <text:p>Data Science</text:p>
          </table:table-cell>
          <table:table-cell office:value-type="float" office:value="35" table:style-name="ce13">
            <text:p>35</text:p>
          </table:table-cell>
          <table:table-cell office:value-type="float" office:value="0" table:style-name="ce13">
            <text:p>0</text:p>
          </table:table-cell>
          <table:table-cell office:value-type="float" office:value="0" table:style-name="ce13">
            <text:p>0</text:p>
          </table:table-cell>
          <table:table-cell office:value-type="string" table:style-name="ce13">
            <text:p>[z]</text:p>
          </table:table-cell>
          <table:table-cell office:value-type="string" table:style-name="ce13">
            <text:p>[z]</text:p>
          </table:table-cell>
          <table:table-cell table:number-columns-repeated="16377"/>
        </table:table-row>
        <table:table-row table:style-name="ro11">
          <table:table-cell office:value-type="string" table:style-name="ce24">
            <text:p>SCQF5</text:p>
          </table:table-cell>
          <table:table-cell office:value-type="string" table:style-name="ce1">
            <text:p>Digital Media</text:p>
          </table:table-cell>
          <table:table-cell office:value-type="float" office:value="0" table:style-name="ce13">
            <text:p>0</text:p>
          </table:table-cell>
          <table:table-cell office:value-type="string" table:style-name="ce13">
            <text:p>[c]</text:p>
          </table:table-cell>
          <table:table-cell office:value-type="float" office:value="30" table:style-name="ce13">
            <text:p>30</text:p>
          </table:table-cell>
          <table:table-cell office:value-type="float" office:value="45" table:style-name="ce13">
            <text:p>45</text:p>
          </table:table-cell>
          <table:table-cell office:value-type="float" office:value="0" table:style-name="ce13">
            <text:p>0</text:p>
          </table:table-cell>
          <table:table-cell table:number-columns-repeated="16377"/>
        </table:table-row>
        <table:table-row table:style-name="ro11">
          <table:table-cell office:value-type="string" table:style-name="ce24">
            <text:p>SCQF5</text:p>
          </table:table-cell>
          <table:table-cell office:value-type="string" table:style-name="ce1">
            <text:p>Digital Passport</text:p>
          </table:table-cell>
          <table:table-cell office:value-type="string" table:style-name="ce13">
            <text:p>[c]</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number-columns-repeated="16377"/>
        </table:table-row>
        <table:table-row table:style-name="ro11">
          <table:table-cell office:value-type="string" table:style-name="ce24">
            <text:p>SCQF5</text:p>
          </table:table-cell>
          <table:table-cell office:value-type="string" table:style-name="ce1">
            <text:p>Enterprise and Employability</text:p>
          </table:table-cell>
          <table:table-cell office:value-type="float" office:value="10" table:style-name="ce13">
            <text:p>10</text:p>
          </table:table-cell>
          <table:table-cell office:value-type="string" table:style-name="ce13">
            <text:p>[c]</text:p>
          </table:table-cell>
          <table:table-cell office:value-type="string" table:style-name="ce13">
            <text:p>[c]</text:p>
          </table:table-cell>
          <table:table-cell office:value-type="float" office:value="5" table:style-name="ce13">
            <text:p>5</text:p>
          </table:table-cell>
          <table:table-cell office:value-type="float" office:value="0" table:style-name="ce13">
            <text:p>0</text:p>
          </table:table-cell>
          <table:table-cell table:number-columns-repeated="16377"/>
        </table:table-row>
        <table:table-row table:style-name="ro11">
          <table:table-cell office:value-type="string" table:style-name="ce24">
            <text:p>SCQF5</text:p>
          </table:table-cell>
          <table:table-cell office:value-type="string" table:style-name="ce1">
            <text:p>Jewellery: Basic Techniques 1</text:p>
          </table:table-cell>
          <table:table-cell office:value-type="string" table:style-name="ce13">
            <text:p>[c]</text:p>
          </table:table-cell>
          <table:table-cell office:value-type="string" table:style-name="ce13">
            <text:p>[c]</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number-columns-repeated="16377"/>
        </table:table-row>
        <table:table-row table:style-name="ro11">
          <table:table-cell office:value-type="string" table:style-name="ce24">
            <text:p>SCQF5</text:p>
          </table:table-cell>
          <table:table-cell office:value-type="string" table:style-name="ce1">
            <text:p>PC Passport</text:p>
          </table:table-cell>
          <table:table-cell office:value-type="float" office:value="40" table:style-name="ce13">
            <text:p>40</text:p>
          </table:table-cell>
          <table:table-cell office:value-type="float" office:value="80" table:style-name="ce13">
            <text:p>80</text:p>
          </table:table-cell>
          <table:table-cell office:value-type="float" office:value="115" table:style-name="ce13">
            <text:p>115</text:p>
          </table:table-cell>
          <table:table-cell office:value-type="float" office:value="160" table:style-name="ce13">
            <text:p>160</text:p>
          </table:table-cell>
          <table:table-cell office:value-type="float" office:value="90" table:style-name="ce13">
            <text:p>90</text:p>
          </table:table-cell>
          <table:table-cell table:number-columns-repeated="16377"/>
        </table:table-row>
        <table:table-row table:style-name="ro11">
          <table:table-cell office:value-type="string" table:style-name="ce24">
            <text:p>SCQF5</text:p>
          </table:table-cell>
          <table:table-cell office:value-type="string" table:style-name="ce1">
            <text:p>PC Passport: Intermediate</text:p>
          </table:table-cell>
          <table:table-cell office:value-type="string" table:style-name="ce13">
            <text:p>[z]</text:p>
          </table:table-cell>
          <table:table-cell office:value-type="string" table:style-name="ce13">
            <text:p>[z]</text:p>
          </table:table-cell>
          <table:table-cell office:value-type="float" office:value="0" table:style-name="ce13">
            <text:p>0</text:p>
          </table:table-cell>
          <table:table-cell office:value-type="float" office:value="0" table:style-name="ce13">
            <text:p>0</text:p>
          </table:table-cell>
          <table:table-cell office:value-type="string" table:style-name="ce13">
            <text:p>[c]</text:p>
          </table:table-cell>
          <table:table-cell table:number-columns-repeated="16377"/>
        </table:table-row>
        <table:table-row table:style-name="ro11">
          <table:table-cell office:value-type="string" table:style-name="ce24">
            <text:p>SCQF5</text:p>
          </table:table-cell>
          <table:table-cell office:value-type="string" table:style-name="ce1">
            <text:p>Photography</text:p>
          </table:table-cell>
          <table:table-cell office:value-type="string" table:style-name="ce13">
            <text:p>[c]</text:p>
          </table:table-cell>
          <table:table-cell office:value-type="float" office:value="0" table:style-name="ce13">
            <text:p>0</text:p>
          </table:table-cell>
          <table:table-cell office:value-type="string" table:style-name="ce13">
            <text:p>[c]</text:p>
          </table:table-cell>
          <table:table-cell office:value-type="string" table:style-name="ce13">
            <text:p>[c]</text:p>
          </table:table-cell>
          <table:table-cell office:value-type="string" table:style-name="ce13">
            <text:p>[c]</text:p>
          </table:table-cell>
          <table:table-cell table:number-columns-repeated="16377"/>
        </table:table-row>
        <table:table-row table:style-name="ro11">
          <table:table-cell office:value-type="string" table:style-name="ce24">
            <text:p>SCQF6</text:p>
          </table:table-cell>
          <table:table-cell office:value-type="string" table:style-name="ce1">
            <text:p>Acting and Performance</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15" table:style-name="ce13">
            <text:p>15</text:p>
          </table:table-cell>
          <table:table-cell office:value-type="float" office:value="0" table:style-name="ce13">
            <text:p>0</text:p>
          </table:table-cell>
          <table:table-cell table:number-columns-repeated="16377"/>
        </table:table-row>
        <table:table-row table:style-name="ro11">
          <table:table-cell office:value-type="string" table:style-name="ce24">
            <text:p>SCQF6</text:p>
          </table:table-cell>
          <table:table-cell office:value-type="string" table:style-name="ce1">
            <text:p>Computer Games Development</text:p>
          </table:table-cell>
          <table:table-cell office:value-type="float" office:value="0" table:style-name="ce13">
            <text:p>0</text:p>
          </table:table-cell>
          <table:table-cell office:value-type="string" table:style-name="ce13">
            <text:p>[c]</text:p>
          </table:table-cell>
          <table:table-cell office:value-type="float" office:value="0" table:style-name="ce13">
            <text:p>0</text:p>
          </table:table-cell>
          <table:table-cell office:value-type="float" office:value="0" table:style-name="ce13">
            <text:p>0</text:p>
          </table:table-cell>
          <table:table-cell office:value-type="string" table:style-name="ce13">
            <text:p>[c]</text:p>
          </table:table-cell>
          <table:table-cell table:number-columns-repeated="16377"/>
        </table:table-row>
        <table:table-row table:style-name="ro11">
          <table:table-cell office:value-type="string" table:style-name="ce24">
            <text:p>SCQF6</text:p>
          </table:table-cell>
          <table:table-cell office:value-type="string" table:style-name="ce1">
            <text:p>Cyber Security</text:p>
          </table:table-cell>
          <table:table-cell office:value-type="float" office:value="10" table:style-name="ce13">
            <text:p>10</text:p>
          </table:table-cell>
          <table:table-cell office:value-type="float" office:value="10" table:style-name="ce13">
            <text:p>10</text:p>
          </table:table-cell>
          <table:table-cell office:value-type="float" office:value="15" table:style-name="ce13">
            <text:p>15</text:p>
          </table:table-cell>
          <table:table-cell office:value-type="float" office:value="5" table:style-name="ce13">
            <text:p>5</text:p>
          </table:table-cell>
          <table:table-cell office:value-type="float" office:value="0" table:style-name="ce13">
            <text:p>0</text:p>
          </table:table-cell>
          <table:table-cell table:number-columns-repeated="16377"/>
        </table:table-row>
        <table:table-row table:style-name="ro11">
          <table:table-cell office:value-type="string" table:style-name="ce24">
            <text:p>SCQF6</text:p>
          </table:table-cell>
          <table:table-cell office:value-type="string" table:style-name="ce1">
            <text:p>Digital Media Production</text:p>
          </table:table-cell>
          <table:table-cell office:value-type="string" table:style-name="ce13">
            <text:p>[c]</text:p>
          </table:table-cell>
          <table:table-cell office:value-type="float" office:value="10" table:style-name="ce13">
            <text:p>10</text:p>
          </table:table-cell>
          <table:table-cell office:value-type="float" office:value="10" table:style-name="ce13">
            <text:p>10</text:p>
          </table:table-cell>
          <table:table-cell office:value-type="float" office:value="5" table:style-name="ce13">
            <text:p>5</text:p>
          </table:table-cell>
          <table:table-cell office:value-type="float" office:value="0" table:style-name="ce13">
            <text:p>0</text:p>
          </table:table-cell>
          <table:table-cell table:number-columns-repeated="16377"/>
        </table:table-row>
        <table:table-row table:style-name="ro11">
          <table:table-cell office:value-type="string" table:style-name="ce24">
            <text:p>SCQF6</text:p>
          </table:table-cell>
          <table:table-cell office:value-type="string" table:style-name="ce1">
            <text:p>Enterprise and Business</text:p>
          </table:table-cell>
          <table:table-cell office:value-type="string" table:style-name="ce13">
            <text:p>[c]</text:p>
          </table:table-cell>
          <table:table-cell office:value-type="string" table:style-name="ce13">
            <text:p>[c]</text:p>
          </table:table-cell>
          <table:table-cell office:value-type="float" office:value="0" table:style-name="ce13">
            <text:p>0</text:p>
          </table:table-cell>
          <table:table-cell office:value-type="string" table:style-name="ce13">
            <text:p>[c]</text:p>
          </table:table-cell>
          <table:table-cell office:value-type="float" office:value="0" table:style-name="ce13">
            <text:p>0</text:p>
          </table:table-cell>
          <table:table-cell table:number-columns-repeated="16377"/>
        </table:table-row>
        <table:table-row table:style-name="ro11">
          <table:table-cell office:value-type="string" table:style-name="ce24">
            <text:p>SCQF6</text:p>
          </table:table-cell>
          <table:table-cell office:value-type="string" table:style-name="ce1">
            <text:p>Musical Theatre</text:p>
          </table:table-cell>
          <table:table-cell office:value-type="float" office:value="10" table:style-name="ce13">
            <text:p>10</text:p>
          </table:table-cell>
          <table:table-cell office:value-type="float" office:value="15" table:style-name="ce13">
            <text:p>15</text:p>
          </table:table-cell>
          <table:table-cell office:value-type="float" office:value="10" table:style-name="ce13">
            <text:p>10</text:p>
          </table:table-cell>
          <table:table-cell office:value-type="float" office:value="10" table:style-name="ce13">
            <text:p>10</text:p>
          </table:table-cell>
          <table:table-cell office:value-type="float" office:value="10" table:style-name="ce13">
            <text:p>10</text:p>
          </table:table-cell>
          <table:table-cell table:number-columns-repeated="16377"/>
        </table:table-row>
        <table:table-row table:style-name="ro11">
          <table:table-cell office:value-type="string" table:style-name="ce24">
            <text:p>SCQF6</text:p>
          </table:table-cell>
          <table:table-cell office:value-type="string" table:style-name="ce1">
            <text:p>PC Passport</text:p>
          </table:table-cell>
          <table:table-cell office:value-type="float" office:value="20" table:style-name="ce13">
            <text:p>20</text:p>
          </table:table-cell>
          <table:table-cell office:value-type="float" office:value="45" table:style-name="ce13">
            <text:p>45</text:p>
          </table:table-cell>
          <table:table-cell office:value-type="float" office:value="5" table:style-name="ce13">
            <text:p>5</text:p>
          </table:table-cell>
          <table:table-cell office:value-type="float" office:value="10" table:style-name="ce13">
            <text:p>10</text:p>
          </table:table-cell>
          <table:table-cell office:value-type="float" office:value="0" table:style-name="ce13">
            <text:p>0</text:p>
          </table:table-cell>
          <table:table-cell table:number-columns-repeated="16377"/>
        </table:table-row>
        <table:table-row table:style-name="ro11">
          <table:table-cell office:value-type="string" table:style-name="ce24">
            <text:p>SCQF6</text:p>
          </table:table-cell>
          <table:table-cell office:value-type="string" table:style-name="ce1">
            <text:p>Play in a Sports Environment</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string" table:style-name="ce13">
            <text:p>[c]</text:p>
          </table:table-cell>
          <table:table-cell office:value-type="float" office:value="0" table:style-name="ce13">
            <text:p>0</text:p>
          </table:table-cell>
          <table:table-cell table:number-columns-repeated="16377"/>
        </table:table-row>
        <table:table-row table:style-name="ro11">
          <table:table-cell office:value-type="string" table:style-name="ce24">
            <text:p>SCQF6</text:p>
          </table:table-cell>
          <table:table-cell office:value-type="string" table:style-name="ce1">
            <text:p>Sports Development</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string" table:style-name="ce13">
            <text:p>[c]</text:p>
          </table:table-cell>
          <table:table-cell office:value-type="float" office:value="0" table:style-name="ce13">
            <text:p>0</text:p>
          </table:table-cell>
          <table:table-cell table:number-columns-repeated="16377"/>
        </table:table-row>
        <table:table-row table:style-name="ro11">
          <table:table-cell office:value-type="string" table:style-name="ce24">
            <text:p>SCQF6</text:p>
          </table:table-cell>
          <table:table-cell office:value-type="string" table:style-name="ce1">
            <text:p>Technical Theatre in Practice</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string" table:style-name="ce13">
            <text:p>[c]</text:p>
          </table:table-cell>
          <table:table-cell office:value-type="float" office:value="0" table:style-name="ce13">
            <text:p>0</text:p>
          </table:table-cell>
          <table:table-cell table:number-columns-repeated="16377"/>
        </table:table-row>
        <table:table-row table:number-rows-repeated="1048534" table:style-name="ro7">
          <table:table-cell table:number-columns-repeated="16384"/>
        </table:table-row>
      </table:table>
      <table:table table:name="National_Certificates" table:style-name="ta1">
        <table:table-column table:style-name="co19" table:default-cell-style-name="ce1"/>
        <table:table-column table:style-name="co22" table:default-cell-style-name="ce1"/>
        <table:table-column table:style-name="co4" table:number-columns-repeated="4" table:default-cell-style-name="ce39"/>
        <table:table-column table:style-name="co23" table:default-cell-style-name="ce39"/>
        <table:table-column table:style-name="co2" table:number-columns-repeated="16377" table:default-cell-style-name="ce1"/>
        <table:table-row table:style-name="ro9">
          <table:table-cell office:value-type="string" table:style-name="ce10">
            <text:p>Table 11: Provisional National Certificates Attainment</text:p>
          </table:table-cell>
          <table:table-cell table:number-columns-repeated="16383"/>
        </table:table-row>
        <table:table-row table:style-name="ro10">
          <table:table-cell office:value-type="string" table:style-name="ce15">
            <text:p>There are no attainment for National Certificates</text:p>
          </table:table-cell>
          <table:table-cell table:number-columns-repeated="16383"/>
        </table:table-row>
        <table:table-row table:number-rows-repeated="1048574" table:style-name="ro7">
          <table:table-cell table:number-columns-repeated="16384"/>
        </table:table-row>
      </table:table>
      <table:table table:name="Stage_Breakdowns" table:style-name="ta1">
        <table:table-column table:style-name="co19" table:default-cell-style-name="ce1"/>
        <table:table-column table:style-name="co3" table:default-cell-style-name="ce1"/>
        <table:table-column table:style-name="co24" table:default-cell-style-name="ce1"/>
        <table:table-column table:style-name="co25" table:default-cell-style-name="ce40"/>
        <table:table-column table:style-name="co26" table:default-cell-style-name="ce40"/>
        <table:table-column table:style-name="co27" table:default-cell-style-name="ce40"/>
        <table:table-column table:style-name="co28" table:default-cell-style-name="ce40"/>
        <table:table-column table:style-name="co29" table:default-cell-style-name="ce40"/>
        <table:table-column table:style-name="co30" table:default-cell-style-name="ce40"/>
        <table:table-column table:style-name="co31" table:default-cell-style-name="ce40"/>
        <table:table-column table:style-name="co2" table:number-columns-repeated="16374" table:default-cell-style-name="ce1"/>
        <table:table-row table:style-name="ro9">
          <table:table-cell office:value-type="string" table:style-name="ce10">
            <text:p>Table 12: Provisional Stage Breakdowns for all qualifications</text:p>
          </table:table-cell>
          <table:table-cell table:number-columns-repeated="2" table:style-name="ce1"/>
          <table:table-cell table:number-columns-repeated="7" table:style-name="ce40"/>
          <table:table-cell table:number-columns-repeated="16374"/>
        </table:table-row>
        <table:table-row table:style-name="ro10">
          <table:table-cell office:value-type="string" table:style-name="ce15">
            <text:p>Some shorthand is used in this table, [low] for a value less than 0.05%</text:p>
          </table:table-cell>
          <table:table-cell table:number-columns-repeated="2" table:style-name="ce1"/>
          <table:table-cell table:number-columns-repeated="7" table:style-name="ce40"/>
          <table:table-cell table:number-columns-repeated="16374"/>
        </table:table-row>
        <table:table-row table:style-name="ro11">
          <table:table-cell office:value-type="string" table:style-name="ce21">
            <text:p>Level</text:p>
          </table:table-cell>
          <table:table-cell office:value-type="string" table:style-name="ce21">
            <text:p>Qualification</text:p>
          </table:table-cell>
          <table:table-cell office:value-type="string" table:style-name="ce21">
            <text:p>Year</text:p>
          </table:table-cell>
          <table:table-cell office:value-type="string" table:style-name="ce23">
            <text:p>Third Year</text:p>
          </table:table-cell>
          <table:table-cell office:value-type="string" table:style-name="ce23">
            <text:p>Fourth Year</text:p>
          </table:table-cell>
          <table:table-cell office:value-type="string" table:style-name="ce23">
            <text:p>Fifth Year</text:p>
          </table:table-cell>
          <table:table-cell office:value-type="string" table:style-name="ce23">
            <text:p>Sixth Year</text:p>
          </table:table-cell>
          <table:table-cell office:value-type="string" table:style-name="ce23">
            <text:p>Other School</text:p>
          </table:table-cell>
          <table:table-cell office:value-type="string" table:style-name="ce23">
            <text:p>FE College</text:p>
          </table:table-cell>
          <table:table-cell office:value-type="string" table:style-name="ce23">
            <text:p>Remaining Candidates</text:p>
          </table:table-cell>
          <table:table-cell table:number-columns-repeated="16374" table:style-name="ce24"/>
        </table:table-row>
        <table:table-row table:style-name="ro11">
          <table:table-cell office:value-type="string" table:style-name="ce24">
            <text:p>SCQF1</text:p>
          </table:table-cell>
          <table:table-cell office:value-type="string" table:style-name="ce1">
            <text:p>Award</text:p>
          </table:table-cell>
          <table:table-cell office:value-type="float" office:value="2022" table:style-name="ce25">
            <text:p>2022</text:p>
          </table:table-cell>
          <table:table-cell office:value-type="percentage" office:value="9.0909100000000007E-2" table:style-name="ce14">
            <text:p>9.1%</text:p>
          </table:table-cell>
          <table:table-cell office:value-type="percentage" office:value="0.81818179999999996" table:style-name="ce14">
            <text:p>81.8%</text:p>
          </table:table-cell>
          <table:table-cell office:value-type="percentage" office:value="0" table:style-name="ce14">
            <text:p>0.0%</text:p>
          </table:table-cell>
          <table:table-cell office:value-type="percentage" office:value="0" table:style-name="ce14">
            <text:p>0.0%</text:p>
          </table:table-cell>
          <table:table-cell office:value-type="percentage" office:value="9.0909100000000007E-2" table:style-name="ce14">
            <text:p>9.1%</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1</text:p>
          </table:table-cell>
          <table:table-cell office:value-type="string" table:style-name="ce1">
            <text:p>Award</text:p>
          </table:table-cell>
          <table:table-cell office:value-type="float" office:value="2021" table:style-name="ce25">
            <text:p>2021</text:p>
          </table:table-cell>
          <table:table-cell office:value-type="percentage" office:value="0" table:style-name="ce14">
            <text:p>0.0%</text:p>
          </table:table-cell>
          <table:table-cell office:value-type="percentage" office:value="0.57142859999999995" table:style-name="ce14">
            <text:p>57.1%</text:p>
          </table:table-cell>
          <table:table-cell office:value-type="percentage" office:value="0.35714289999999999" table:style-name="ce14">
            <text:p>35.7%</text:p>
          </table:table-cell>
          <table:table-cell office:value-type="percentage" office:value="0" table:style-name="ce14">
            <text:p>0.0%</text:p>
          </table:table-cell>
          <table:table-cell office:value-type="percentage" office:value="7.1428599999999995E-2" table:style-name="ce14">
            <text:p>7.1%</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1</text:p>
          </table:table-cell>
          <table:table-cell office:value-type="string" table:style-name="ce1">
            <text:p>Award</text:p>
          </table:table-cell>
          <table:table-cell office:value-type="float" office:value="2020" table:style-name="ce25">
            <text:p>2020</text:p>
          </table:table-cell>
          <table:table-cell office:value-type="percentage" office:value="0" table:style-name="ce14">
            <text:p>0.0%</text:p>
          </table:table-cell>
          <table:table-cell office:value-type="percentage" office:value="0" table:style-name="ce14">
            <text:p>0.0%</text:p>
          </table:table-cell>
          <table:table-cell office:value-type="percentage" office:value="0.3333333" table:style-name="ce14">
            <text:p>33.3%</text:p>
          </table:table-cell>
          <table:table-cell office:value-type="percentage" office:value="0" table:style-name="ce14">
            <text:p>0.0%</text:p>
          </table:table-cell>
          <table:table-cell office:value-type="percentage" office:value="0.66666669999999995" table:style-name="ce14">
            <text:p>66.7%</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1</text:p>
          </table:table-cell>
          <table:table-cell office:value-type="string" table:style-name="ce1">
            <text:p>Award</text:p>
          </table:table-cell>
          <table:table-cell office:value-type="float" office:value="2019" table:style-name="ce25">
            <text:p>2019</text:p>
          </table:table-cell>
          <table:table-cell office:value-type="percentage" office:value="0.4" table:style-name="ce14">
            <text:p>40.0%</text:p>
          </table:table-cell>
          <table:table-cell office:value-type="percentage" office:value="0.2" table:style-name="ce14">
            <text:p>20.0%</text:p>
          </table:table-cell>
          <table:table-cell office:value-type="percentage" office:value="0" table:style-name="ce14">
            <text:p>0.0%</text:p>
          </table:table-cell>
          <table:table-cell office:value-type="percentage" office:value="0.2" table:style-name="ce14">
            <text:p>20.0%</text:p>
          </table:table-cell>
          <table:table-cell office:value-type="percentage" office:value="0.2" table:style-name="ce14">
            <text:p>20.0%</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1</text:p>
          </table:table-cell>
          <table:table-cell office:value-type="string" table:style-name="ce1">
            <text:p>Award</text:p>
          </table:table-cell>
          <table:table-cell office:value-type="float" office:value="2018" table:style-name="ce25">
            <text:p>2018</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office:value-type="percentage" office:value="0.3333333" table:style-name="ce14">
            <text:p>33.3%</text:p>
          </table:table-cell>
          <table:table-cell office:value-type="percentage" office:value="0.66666669999999995" table:style-name="ce14">
            <text:p>66.7%</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2</text:p>
          </table:table-cell>
          <table:table-cell office:value-type="string" table:style-name="ce1">
            <text:p>Award</text:p>
          </table:table-cell>
          <table:table-cell office:value-type="float" office:value="2022" table:style-name="ce25">
            <text:p>2022</text:p>
          </table:table-cell>
          <table:table-cell office:value-type="percentage" office:value="7.6923099999999994E-2" table:style-name="ce14">
            <text:p>7.7%</text:p>
          </table:table-cell>
          <table:table-cell office:value-type="percentage" office:value="0.46153850000000002" table:style-name="ce14">
            <text:p>46.2%</text:p>
          </table:table-cell>
          <table:table-cell office:value-type="percentage" office:value="0.30769229999999997" table:style-name="ce14">
            <text:p>30.8%</text:p>
          </table:table-cell>
          <table:table-cell office:value-type="percentage" office:value="0.15384619999999999" table:style-name="ce14">
            <text:p>15.4%</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2</text:p>
          </table:table-cell>
          <table:table-cell office:value-type="string" table:style-name="ce1">
            <text:p>Award</text:p>
          </table:table-cell>
          <table:table-cell office:value-type="float" office:value="2021" table:style-name="ce25">
            <text:p>2021</text:p>
          </table:table-cell>
          <table:table-cell office:value-type="percentage" office:value="8.3333299999999999E-2" table:style-name="ce14">
            <text:p>8.3%</text:p>
          </table:table-cell>
          <table:table-cell office:value-type="percentage" office:value="0.2916667" table:style-name="ce14">
            <text:p>29.2%</text:p>
          </table:table-cell>
          <table:table-cell office:value-type="percentage" office:value="0.25" table:style-name="ce14">
            <text:p>25.0%</text:p>
          </table:table-cell>
          <table:table-cell office:value-type="percentage" office:value="0.2083333" table:style-name="ce14">
            <text:p>20.8%</text:p>
          </table:table-cell>
          <table:table-cell office:value-type="percentage" office:value="0.1666667" table:style-name="ce14">
            <text:p>16.7%</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2</text:p>
          </table:table-cell>
          <table:table-cell office:value-type="string" table:style-name="ce1">
            <text:p>Award</text:p>
          </table:table-cell>
          <table:table-cell office:value-type="float" office:value="2020" table:style-name="ce25">
            <text:p>2020</text:p>
          </table:table-cell>
          <table:table-cell office:value-type="percentage" office:value="0.28571429999999998" table:style-name="ce14">
            <text:p>28.6%</text:p>
          </table:table-cell>
          <table:table-cell office:value-type="percentage" office:value="0.42857139999999999" table:style-name="ce14">
            <text:p>42.9%</text:p>
          </table:table-cell>
          <table:table-cell office:value-type="percentage" office:value="0" table:style-name="ce14">
            <text:p>0.0%</text:p>
          </table:table-cell>
          <table:table-cell office:value-type="percentage" office:value="0.14285709999999999" table:style-name="ce14">
            <text:p>14.3%</text:p>
          </table:table-cell>
          <table:table-cell office:value-type="percentage" office:value="0.14285709999999999" table:style-name="ce14">
            <text:p>14.3%</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2</text:p>
          </table:table-cell>
          <table:table-cell office:value-type="string" table:style-name="ce1">
            <text:p>Award</text:p>
          </table:table-cell>
          <table:table-cell office:value-type="float" office:value="2019" table:style-name="ce25">
            <text:p>2019</text:p>
          </table:table-cell>
          <table:table-cell office:value-type="percentage" office:value="0.2" table:style-name="ce14">
            <text:p>20.0%</text:p>
          </table:table-cell>
          <table:table-cell office:value-type="percentage" office:value="0.2" table:style-name="ce14">
            <text:p>20.0%</text:p>
          </table:table-cell>
          <table:table-cell office:value-type="percentage" office:value="0.4" table:style-name="ce14">
            <text:p>40.0%</text:p>
          </table:table-cell>
          <table:table-cell office:value-type="percentage" office:value="0" table:style-name="ce14">
            <text:p>0.0%</text:p>
          </table:table-cell>
          <table:table-cell office:value-type="percentage" office:value="0.2" table:style-name="ce14">
            <text:p>20.0%</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2</text:p>
          </table:table-cell>
          <table:table-cell office:value-type="string" table:style-name="ce1">
            <text:p>Award</text:p>
          </table:table-cell>
          <table:table-cell office:value-type="float" office:value="2018" table:style-name="ce25">
            <text:p>2018</text:p>
          </table:table-cell>
          <table:table-cell office:value-type="percentage" office:value="0" table:style-name="ce14">
            <text:p>0.0%</text:p>
          </table:table-cell>
          <table:table-cell office:value-type="percentage" office:value="1" table:style-name="ce14">
            <text:p>100.0%</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2</text:p>
          </table:table-cell>
          <table:table-cell office:value-type="string" table:style-name="ce1">
            <text:p>National 2</text:p>
          </table:table-cell>
          <table:table-cell office:value-type="float" office:value="2022" table:style-name="ce25">
            <text:p>2022</text:p>
          </table:table-cell>
          <table:table-cell office:value-type="percentage" office:value="0.21818180000000001" table:style-name="ce14">
            <text:p>21.8%</text:p>
          </table:table-cell>
          <table:table-cell office:value-type="percentage" office:value="0.25454549999999998" table:style-name="ce14">
            <text:p>25.5%</text:p>
          </table:table-cell>
          <table:table-cell office:value-type="percentage" office:value="0.23636360000000001" table:style-name="ce14">
            <text:p>23.6%</text:p>
          </table:table-cell>
          <table:table-cell office:value-type="percentage" office:value="0.12727269999999999" table:style-name="ce14">
            <text:p>12.7%</text:p>
          </table:table-cell>
          <table:table-cell office:value-type="percentage" office:value="0.16363639999999999" table:style-name="ce14">
            <text:p>16.4%</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2</text:p>
          </table:table-cell>
          <table:table-cell office:value-type="string" table:style-name="ce1">
            <text:p>National 2</text:p>
          </table:table-cell>
          <table:table-cell office:value-type="float" office:value="2021" table:style-name="ce25">
            <text:p>2021</text:p>
          </table:table-cell>
          <table:table-cell office:value-type="percentage" office:value="0.1219512" table:style-name="ce14">
            <text:p>12.2%</text:p>
          </table:table-cell>
          <table:table-cell office:value-type="percentage" office:value="0.2682927" table:style-name="ce14">
            <text:p>26.8%</text:p>
          </table:table-cell>
          <table:table-cell office:value-type="percentage" office:value="0.24390239999999999" table:style-name="ce14">
            <text:p>24.4%</text:p>
          </table:table-cell>
          <table:table-cell office:value-type="percentage" office:value="0.14634150000000001" table:style-name="ce14">
            <text:p>14.6%</text:p>
          </table:table-cell>
          <table:table-cell office:value-type="percentage" office:value="0.21951219999999999" table:style-name="ce14">
            <text:p>22.0%</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2</text:p>
          </table:table-cell>
          <table:table-cell office:value-type="string" table:style-name="ce1">
            <text:p>National 2</text:p>
          </table:table-cell>
          <table:table-cell office:value-type="float" office:value="2020" table:style-name="ce25">
            <text:p>2020</text:p>
          </table:table-cell>
          <table:table-cell office:value-type="percentage" office:value="0.17857139999999999" table:style-name="ce14">
            <text:p>17.9%</text:p>
          </table:table-cell>
          <table:table-cell office:value-type="percentage" office:value="0.28571429999999998" table:style-name="ce14">
            <text:p>28.6%</text:p>
          </table:table-cell>
          <table:table-cell office:value-type="percentage" office:value="0.14285709999999999" table:style-name="ce14">
            <text:p>14.3%</text:p>
          </table:table-cell>
          <table:table-cell office:value-type="percentage" office:value="0" table:style-name="ce14">
            <text:p>0.0%</text:p>
          </table:table-cell>
          <table:table-cell office:value-type="percentage" office:value="0.39285710000000001" table:style-name="ce14">
            <text:p>39.3%</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2</text:p>
          </table:table-cell>
          <table:table-cell office:value-type="string" table:style-name="ce1">
            <text:p>National 2</text:p>
          </table:table-cell>
          <table:table-cell office:value-type="float" office:value="2019" table:style-name="ce25">
            <text:p>2019</text:p>
          </table:table-cell>
          <table:table-cell office:value-type="percentage" office:value="0.29032259999999999" table:style-name="ce14">
            <text:p>29.0%</text:p>
          </table:table-cell>
          <table:table-cell office:value-type="percentage" office:value="0.3225806" table:style-name="ce14">
            <text:p>32.3%</text:p>
          </table:table-cell>
          <table:table-cell office:value-type="percentage" office:value="6.4516100000000007E-2" table:style-name="ce14">
            <text:p>6.5%</text:p>
          </table:table-cell>
          <table:table-cell office:value-type="percentage" office:value="6.4516100000000007E-2" table:style-name="ce14">
            <text:p>6.5%</text:p>
          </table:table-cell>
          <table:table-cell office:value-type="percentage" office:value="0.25806449999999997" table:style-name="ce14">
            <text:p>25.8%</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2</text:p>
          </table:table-cell>
          <table:table-cell office:value-type="string" table:style-name="ce1">
            <text:p>National 2</text:p>
          </table:table-cell>
          <table:table-cell office:value-type="float" office:value="2018" table:style-name="ce25">
            <text:p>2018</text:p>
          </table:table-cell>
          <table:table-cell office:value-type="percentage" office:value="0.1612903" table:style-name="ce14">
            <text:p>16.1%</text:p>
          </table:table-cell>
          <table:table-cell office:value-type="percentage" office:value="0.41935480000000003" table:style-name="ce14">
            <text:p>41.9%</text:p>
          </table:table-cell>
          <table:table-cell office:value-type="percentage" office:value="0.25806449999999997" table:style-name="ce14">
            <text:p>25.8%</text:p>
          </table:table-cell>
          <table:table-cell office:value-type="percentage" office:value="6.4516100000000007E-2" table:style-name="ce14">
            <text:p>6.5%</text:p>
          </table:table-cell>
          <table:table-cell office:value-type="percentage" office:value="9.6774200000000005E-2" table:style-name="ce14">
            <text:p>9.7%</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3</text:p>
          </table:table-cell>
          <table:table-cell office:value-type="string" table:style-name="ce1">
            <text:p>Award</text:p>
          </table:table-cell>
          <table:table-cell office:value-type="float" office:value="2022" table:style-name="ce25">
            <text:p>2022</text:p>
          </table:table-cell>
          <table:table-cell office:value-type="percentage" office:value="9.2592599999999997E-2" table:style-name="ce14">
            <text:p>9.3%</text:p>
          </table:table-cell>
          <table:table-cell office:value-type="percentage" office:value="7.4074100000000004E-2" table:style-name="ce14">
            <text:p>7.4%</text:p>
          </table:table-cell>
          <table:table-cell office:value-type="percentage" office:value="3.7037E-2" table:style-name="ce14">
            <text:p>3.7%</text:p>
          </table:table-cell>
          <table:table-cell office:value-type="percentage" office:value="3.7037E-2" table:style-name="ce14">
            <text:p>3.7%</text:p>
          </table:table-cell>
          <table:table-cell office:value-type="percentage" office:value="0.75925929999999997" table:style-name="ce14">
            <text:p>75.9%</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3</text:p>
          </table:table-cell>
          <table:table-cell office:value-type="string" table:style-name="ce1">
            <text:p>Award</text:p>
          </table:table-cell>
          <table:table-cell office:value-type="float" office:value="2021" table:style-name="ce25">
            <text:p>2021</text:p>
          </table:table-cell>
          <table:table-cell office:value-type="percentage" office:value="4.1666700000000001E-2" table:style-name="ce14">
            <text:p>4.2%</text:p>
          </table:table-cell>
          <table:table-cell office:value-type="percentage" office:value="6.25E-2" table:style-name="ce14">
            <text:p>6.3%</text:p>
          </table:table-cell>
          <table:table-cell office:value-type="percentage" office:value="0.1458333" table:style-name="ce14">
            <text:p>14.6%</text:p>
          </table:table-cell>
          <table:table-cell office:value-type="percentage" office:value="2.0833299999999999E-2" table:style-name="ce14">
            <text:p>2.1%</text:p>
          </table:table-cell>
          <table:table-cell office:value-type="percentage" office:value="0.72916669999999995" table:style-name="ce14">
            <text:p>72.9%</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3</text:p>
          </table:table-cell>
          <table:table-cell office:value-type="string" table:style-name="ce1">
            <text:p>Award</text:p>
          </table:table-cell>
          <table:table-cell office:value-type="float" office:value="2020" table:style-name="ce25">
            <text:p>2020</text:p>
          </table:table-cell>
          <table:table-cell office:value-type="percentage" office:value="7.4074100000000004E-2" table:style-name="ce14">
            <text:p>7.4%</text:p>
          </table:table-cell>
          <table:table-cell office:value-type="percentage" office:value="0.37037039999999999" table:style-name="ce14">
            <text:p>37.0%</text:p>
          </table:table-cell>
          <table:table-cell office:value-type="percentage" office:value="0.29629630000000001" table:style-name="ce14">
            <text:p>29.6%</text:p>
          </table:table-cell>
          <table:table-cell office:value-type="percentage" office:value="3.7037E-2" table:style-name="ce14">
            <text:p>3.7%</text:p>
          </table:table-cell>
          <table:table-cell office:value-type="percentage" office:value="0.22222220000000001" table:style-name="ce14">
            <text:p>22.2%</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3</text:p>
          </table:table-cell>
          <table:table-cell office:value-type="string" table:style-name="ce1">
            <text:p>Award</text:p>
          </table:table-cell>
          <table:table-cell office:value-type="float" office:value="2019" table:style-name="ce25">
            <text:p>2019</text:p>
          </table:table-cell>
          <table:table-cell office:value-type="percentage" office:value="0.27777780000000002" table:style-name="ce14">
            <text:p>27.8%</text:p>
          </table:table-cell>
          <table:table-cell office:value-type="percentage" office:value="0.1111111" table:style-name="ce14">
            <text:p>11.1%</text:p>
          </table:table-cell>
          <table:table-cell office:value-type="percentage" office:value="0.1111111" table:style-name="ce14">
            <text:p>11.1%</text:p>
          </table:table-cell>
          <table:table-cell office:value-type="percentage" office:value="0" table:style-name="ce14">
            <text:p>0.0%</text:p>
          </table:table-cell>
          <table:table-cell office:value-type="percentage" office:value="0.5" table:style-name="ce14">
            <text:p>50.0%</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3</text:p>
          </table:table-cell>
          <table:table-cell office:value-type="string" table:style-name="ce1">
            <text:p>Award</text:p>
          </table:table-cell>
          <table:table-cell office:value-type="float" office:value="2018" table:style-name="ce25">
            <text:p>2018</text:p>
          </table:table-cell>
          <table:table-cell office:value-type="percentage" office:value="2.0408200000000001E-2" table:style-name="ce14">
            <text:p>2.0%</text:p>
          </table:table-cell>
          <table:table-cell office:value-type="percentage" office:value="0.22448979999999999" table:style-name="ce14">
            <text:p>22.4%</text:p>
          </table:table-cell>
          <table:table-cell office:value-type="percentage" office:value="6.1224500000000001E-2" table:style-name="ce14">
            <text:p>6.1%</text:p>
          </table:table-cell>
          <table:table-cell office:value-type="percentage" office:value="2.0408200000000001E-2" table:style-name="ce14">
            <text:p>2.0%</text:p>
          </table:table-cell>
          <table:table-cell office:value-type="percentage" office:value="0.6734694" table:style-name="ce14">
            <text:p>67.3%</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3</text:p>
          </table:table-cell>
          <table:table-cell office:value-type="string" table:style-name="ce1">
            <text:p>National 3</text:p>
          </table:table-cell>
          <table:table-cell office:value-type="float" office:value="2022" table:style-name="ce25">
            <text:p>2022</text:p>
          </table:table-cell>
          <table:table-cell office:value-type="percentage" office:value="0.1404494" table:style-name="ce14">
            <text:p>14.0%</text:p>
          </table:table-cell>
          <table:table-cell office:value-type="percentage" office:value="0.35393259999999999" table:style-name="ce14">
            <text:p>35.4%</text:p>
          </table:table-cell>
          <table:table-cell office:value-type="percentage" office:value="0.28089890000000001" table:style-name="ce14">
            <text:p>28.1%</text:p>
          </table:table-cell>
          <table:table-cell office:value-type="percentage" office:value="0.1404494" table:style-name="ce14">
            <text:p>14.0%</text:p>
          </table:table-cell>
          <table:table-cell office:value-type="percentage" office:value="8.4269700000000003E-2" table:style-name="ce14">
            <text:p>8.4%</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3</text:p>
          </table:table-cell>
          <table:table-cell office:value-type="string" table:style-name="ce1">
            <text:p>National 3</text:p>
          </table:table-cell>
          <table:table-cell office:value-type="float" office:value="2021" table:style-name="ce25">
            <text:p>2021</text:p>
          </table:table-cell>
          <table:table-cell office:value-type="percentage" office:value="0.134715" table:style-name="ce14">
            <text:p>13.5%</text:p>
          </table:table-cell>
          <table:table-cell office:value-type="percentage" office:value="0.39378239999999998" table:style-name="ce14">
            <text:p>39.4%</text:p>
          </table:table-cell>
          <table:table-cell office:value-type="percentage" office:value="0.21761659999999999" table:style-name="ce14">
            <text:p>21.8%</text:p>
          </table:table-cell>
          <table:table-cell office:value-type="percentage" office:value="0.15025910000000001" table:style-name="ce14">
            <text:p>15.0%</text:p>
          </table:table-cell>
          <table:table-cell office:value-type="percentage" office:value="0.10362689999999999" table:style-name="ce14">
            <text:p>10.4%</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3</text:p>
          </table:table-cell>
          <table:table-cell office:value-type="string" table:style-name="ce1">
            <text:p>National 3</text:p>
          </table:table-cell>
          <table:table-cell office:value-type="float" office:value="2020" table:style-name="ce25">
            <text:p>2020</text:p>
          </table:table-cell>
          <table:table-cell office:value-type="percentage" office:value="0.18285709999999999" table:style-name="ce14">
            <text:p>18.3%</text:p>
          </table:table-cell>
          <table:table-cell office:value-type="percentage" office:value="0.42857139999999999" table:style-name="ce14">
            <text:p>42.9%</text:p>
          </table:table-cell>
          <table:table-cell office:value-type="percentage" office:value="0.24" table:style-name="ce14">
            <text:p>24.0%</text:p>
          </table:table-cell>
          <table:table-cell office:value-type="percentage" office:value="0.04" table:style-name="ce14">
            <text:p>4.0%</text:p>
          </table:table-cell>
          <table:table-cell office:value-type="percentage" office:value="0.1085714" table:style-name="ce14">
            <text:p>10.9%</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3</text:p>
          </table:table-cell>
          <table:table-cell office:value-type="string" table:style-name="ce1">
            <text:p>National 3</text:p>
          </table:table-cell>
          <table:table-cell office:value-type="float" office:value="2019" table:style-name="ce25">
            <text:p>2019</text:p>
          </table:table-cell>
          <table:table-cell office:value-type="percentage" office:value="0.16363639999999999" table:style-name="ce14">
            <text:p>16.4%</text:p>
          </table:table-cell>
          <table:table-cell office:value-type="percentage" office:value="0.44242419999999999" table:style-name="ce14">
            <text:p>44.2%</text:p>
          </table:table-cell>
          <table:table-cell office:value-type="percentage" office:value="0.18787880000000001" table:style-name="ce14">
            <text:p>18.8%</text:p>
          </table:table-cell>
          <table:table-cell office:value-type="percentage" office:value="7.8787899999999994E-2" table:style-name="ce14">
            <text:p>7.9%</text:p>
          </table:table-cell>
          <table:table-cell office:value-type="percentage" office:value="0.1212121" table:style-name="ce14">
            <text:p>12.1%</text:p>
          </table:table-cell>
          <table:table-cell office:value-type="percentage" office:value="6.0606000000000002E-3" table:style-name="ce14">
            <text:p>0.6%</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3</text:p>
          </table:table-cell>
          <table:table-cell office:value-type="string" table:style-name="ce1">
            <text:p>National 3</text:p>
          </table:table-cell>
          <table:table-cell office:value-type="float" office:value="2018" table:style-name="ce25">
            <text:p>2018</text:p>
          </table:table-cell>
          <table:table-cell office:value-type="percentage" office:value="8.8050299999999998E-2" table:style-name="ce14">
            <text:p>8.8%</text:p>
          </table:table-cell>
          <table:table-cell office:value-type="percentage" office:value="0.42767300000000003" table:style-name="ce14">
            <text:p>42.8%</text:p>
          </table:table-cell>
          <table:table-cell office:value-type="percentage" office:value="0.25786160000000002" table:style-name="ce14">
            <text:p>25.8%</text:p>
          </table:table-cell>
          <table:table-cell office:value-type="percentage" office:value="7.5471700000000003E-2" table:style-name="ce14">
            <text:p>7.5%</text:p>
          </table:table-cell>
          <table:table-cell office:value-type="percentage" office:value="0.15094340000000001" table:style-name="ce14">
            <text:p>15.1%</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3</text:p>
          </table:table-cell>
          <table:table-cell office:value-type="string" table:style-name="ce1">
            <text:p>National Progression Award</text:p>
          </table:table-cell>
          <table:table-cell office:value-type="float" office:value="2022" table:style-name="ce25">
            <text:p>2022</text:p>
          </table:table-cell>
          <table:table-cell office:value-type="percentage" office:value="0" table:style-name="ce14">
            <text:p>0.0%</text:p>
          </table:table-cell>
          <table:table-cell office:value-type="percentage" office:value="0" table:style-name="ce14">
            <text:p>0.0%</text:p>
          </table:table-cell>
          <table:table-cell office:value-type="percentage" office:value="1" table:style-name="ce14">
            <text:p>100.0%</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3</text:p>
          </table:table-cell>
          <table:table-cell office:value-type="string" table:style-name="ce1">
            <text:p>National Progression Award</text:p>
          </table:table-cell>
          <table:table-cell office:value-type="float" office:value="2021" table:style-name="ce25">
            <text:p>2021</text:p>
          </table:table-cell>
          <table:table-cell office:value-type="percentage" office:value="0" table:style-name="ce14">
            <text:p>0.0%</text:p>
          </table:table-cell>
          <table:table-cell office:value-type="percentage" office:value="1" table:style-name="ce14">
            <text:p>100.0%</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4</text:p>
          </table:table-cell>
          <table:table-cell office:value-type="string" table:style-name="ce1">
            <text:p>Award</text:p>
          </table:table-cell>
          <table:table-cell office:value-type="float" office:value="2022" table:style-name="ce25">
            <text:p>2022</text:p>
          </table:table-cell>
          <table:table-cell office:value-type="percentage" office:value="0.13043479999999999" table:style-name="ce14">
            <text:p>13.0%</text:p>
          </table:table-cell>
          <table:table-cell office:value-type="percentage" office:value="0.28260869999999999" table:style-name="ce14">
            <text:p>28.3%</text:p>
          </table:table-cell>
          <table:table-cell office:value-type="percentage" office:value="0.32608700000000002" table:style-name="ce14">
            <text:p>32.6%</text:p>
          </table:table-cell>
          <table:table-cell office:value-type="percentage" office:value="0.13043479999999999" table:style-name="ce14">
            <text:p>13.0%</text:p>
          </table:table-cell>
          <table:table-cell office:value-type="percentage" office:value="0.13043479999999999" table:style-name="ce14">
            <text:p>13.0%</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4</text:p>
          </table:table-cell>
          <table:table-cell office:value-type="string" table:style-name="ce1">
            <text:p>Award</text:p>
          </table:table-cell>
          <table:table-cell office:value-type="float" office:value="2021" table:style-name="ce25">
            <text:p>2021</text:p>
          </table:table-cell>
          <table:table-cell office:value-type="percentage" office:value="0" table:style-name="ce14">
            <text:p>0.0%</text:p>
          </table:table-cell>
          <table:table-cell office:value-type="percentage" office:value="0.10256410000000001" table:style-name="ce14">
            <text:p>10.3%</text:p>
          </table:table-cell>
          <table:table-cell office:value-type="percentage" office:value="0.15384619999999999" table:style-name="ce14">
            <text:p>15.4%</text:p>
          </table:table-cell>
          <table:table-cell office:value-type="percentage" office:value="0.53846150000000004" table:style-name="ce14">
            <text:p>53.8%</text:p>
          </table:table-cell>
          <table:table-cell office:value-type="percentage" office:value="0.20512820000000001" table:style-name="ce14">
            <text:p>20.5%</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4</text:p>
          </table:table-cell>
          <table:table-cell office:value-type="string" table:style-name="ce1">
            <text:p>Award</text:p>
          </table:table-cell>
          <table:table-cell office:value-type="float" office:value="2020" table:style-name="ce25">
            <text:p>2020</text:p>
          </table:table-cell>
          <table:table-cell office:value-type="percentage" office:value="0.26923079999999999" table:style-name="ce14">
            <text:p>26.9%</text:p>
          </table:table-cell>
          <table:table-cell office:value-type="percentage" office:value="0.30769229999999997" table:style-name="ce14">
            <text:p>30.8%</text:p>
          </table:table-cell>
          <table:table-cell office:value-type="percentage" office:value="0.20192309999999999" table:style-name="ce14">
            <text:p>20.2%</text:p>
          </table:table-cell>
          <table:table-cell office:value-type="percentage" office:value="0.1346154" table:style-name="ce14">
            <text:p>13.5%</text:p>
          </table:table-cell>
          <table:table-cell office:value-type="percentage" office:value="8.6538500000000004E-2" table:style-name="ce14">
            <text:p>8.7%</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4</text:p>
          </table:table-cell>
          <table:table-cell office:value-type="string" table:style-name="ce1">
            <text:p>Award</text:p>
          </table:table-cell>
          <table:table-cell office:value-type="float" office:value="2019" table:style-name="ce25">
            <text:p>2019</text:p>
          </table:table-cell>
          <table:table-cell office:value-type="percentage" office:value="2.3809500000000001E-2" table:style-name="ce14">
            <text:p>2.4%</text:p>
          </table:table-cell>
          <table:table-cell office:value-type="percentage" office:value="0.27380949999999998" table:style-name="ce14">
            <text:p>27.4%</text:p>
          </table:table-cell>
          <table:table-cell office:value-type="percentage" office:value="8.3333299999999999E-2" table:style-name="ce14">
            <text:p>8.3%</text:p>
          </table:table-cell>
          <table:table-cell office:value-type="percentage" office:value="1.19048E-2" table:style-name="ce14">
            <text:p>1.2%</text:p>
          </table:table-cell>
          <table:table-cell office:value-type="percentage" office:value="0.60714290000000004" table:style-name="ce14">
            <text:p>60.7%</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4</text:p>
          </table:table-cell>
          <table:table-cell office:value-type="string" table:style-name="ce1">
            <text:p>Award</text:p>
          </table:table-cell>
          <table:table-cell office:value-type="float" office:value="2018" table:style-name="ce25">
            <text:p>2018</text:p>
          </table:table-cell>
          <table:table-cell office:value-type="percentage" office:value="5.3571399999999998E-2" table:style-name="ce14">
            <text:p>5.4%</text:p>
          </table:table-cell>
          <table:table-cell office:value-type="percentage" office:value="0.375" table:style-name="ce14">
            <text:p>37.5%</text:p>
          </table:table-cell>
          <table:table-cell office:value-type="percentage" office:value="0.25" table:style-name="ce14">
            <text:p>25.0%</text:p>
          </table:table-cell>
          <table:table-cell office:value-type="percentage" office:value="0.14285709999999999" table:style-name="ce14">
            <text:p>14.3%</text:p>
          </table:table-cell>
          <table:table-cell office:value-type="percentage" office:value="0.17857139999999999" table:style-name="ce14">
            <text:p>17.9%</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4</text:p>
          </table:table-cell>
          <table:table-cell office:value-type="string" table:style-name="ce1">
            <text:p>National 4</text:p>
          </table:table-cell>
          <table:table-cell office:value-type="float" office:value="2022" table:style-name="ce25">
            <text:p>2022</text:p>
          </table:table-cell>
          <table:table-cell office:value-type="percentage" office:value="5.2631600000000001E-2" table:style-name="ce14">
            <text:p>5.3%</text:p>
          </table:table-cell>
          <table:table-cell office:value-type="percentage" office:value="0.63157890000000005" table:style-name="ce14">
            <text:p>63.2%</text:p>
          </table:table-cell>
          <table:table-cell office:value-type="percentage" office:value="0.1223684" table:style-name="ce14">
            <text:p>12.2%</text:p>
          </table:table-cell>
          <table:table-cell office:value-type="percentage" office:value="4.2105299999999998E-2" table:style-name="ce14">
            <text:p>4.2%</text:p>
          </table:table-cell>
          <table:table-cell office:value-type="percentage" office:value="0.1513158" table:style-name="ce14">
            <text:p>15.1%</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4</text:p>
          </table:table-cell>
          <table:table-cell office:value-type="string" table:style-name="ce1">
            <text:p>National 4</text:p>
          </table:table-cell>
          <table:table-cell office:value-type="float" office:value="2021" table:style-name="ce25">
            <text:p>2021</text:p>
          </table:table-cell>
          <table:table-cell office:value-type="percentage" office:value="7.7025200000000002E-2" table:style-name="ce14">
            <text:p>7.7%</text:p>
          </table:table-cell>
          <table:table-cell office:value-type="percentage" office:value="0.59362550000000003" table:style-name="ce14">
            <text:p>59.4%</text:p>
          </table:table-cell>
          <table:table-cell office:value-type="percentage" office:value="0.15272240000000001" table:style-name="ce14">
            <text:p>15.3%</text:p>
          </table:table-cell>
          <table:table-cell office:value-type="percentage" office:value="4.3824700000000001E-2" table:style-name="ce14">
            <text:p>4.4%</text:p>
          </table:table-cell>
          <table:table-cell office:value-type="percentage" office:value="0.13280210000000001" table:style-name="ce14">
            <text:p>13.3%</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4</text:p>
          </table:table-cell>
          <table:table-cell office:value-type="string" table:style-name="ce1">
            <text:p>National 4</text:p>
          </table:table-cell>
          <table:table-cell office:value-type="float" office:value="2020" table:style-name="ce25">
            <text:p>2020</text:p>
          </table:table-cell>
          <table:table-cell office:value-type="percentage" office:value="2.85714E-2" table:style-name="ce14">
            <text:p>2.9%</text:p>
          </table:table-cell>
          <table:table-cell office:value-type="percentage" office:value="0.71587299999999998" table:style-name="ce14">
            <text:p>71.6%</text:p>
          </table:table-cell>
          <table:table-cell office:value-type="percentage" office:value="0.1571429" table:style-name="ce14">
            <text:p>15.7%</text:p>
          </table:table-cell>
          <table:table-cell office:value-type="percentage" office:value="3.01587E-2" table:style-name="ce14">
            <text:p>3.0%</text:p>
          </table:table-cell>
          <table:table-cell office:value-type="percentage" office:value="6.8253999999999995E-2" table:style-name="ce14">
            <text:p>6.8%</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4</text:p>
          </table:table-cell>
          <table:table-cell office:value-type="string" table:style-name="ce1">
            <text:p>National 4</text:p>
          </table:table-cell>
          <table:table-cell office:value-type="float" office:value="2019" table:style-name="ce25">
            <text:p>2019</text:p>
          </table:table-cell>
          <table:table-cell office:value-type="percentage" office:value="0.122571" table:style-name="ce14">
            <text:p>12.3%</text:p>
          </table:table-cell>
          <table:table-cell office:value-type="percentage" office:value="0.60388640000000005" table:style-name="ce14">
            <text:p>60.4%</text:p>
          </table:table-cell>
          <table:table-cell office:value-type="percentage" office:value="0.15545590000000001" table:style-name="ce14">
            <text:p>15.5%</text:p>
          </table:table-cell>
          <table:table-cell office:value-type="percentage" office:value="6.2780299999999997E-2" table:style-name="ce14">
            <text:p>6.3%</text:p>
          </table:table-cell>
          <table:table-cell office:value-type="percentage" office:value="5.5306399999999999E-2" table:style-name="ce14">
            <text:p>5.5%</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4</text:p>
          </table:table-cell>
          <table:table-cell office:value-type="string" table:style-name="ce1">
            <text:p>National 4</text:p>
          </table:table-cell>
          <table:table-cell office:value-type="float" office:value="2018" table:style-name="ce25">
            <text:p>2018</text:p>
          </table:table-cell>
          <table:table-cell office:value-type="percentage" office:value="0.1086449" table:style-name="ce14">
            <text:p>10.9%</text:p>
          </table:table-cell>
          <table:table-cell office:value-type="percentage" office:value="0.51985979999999998" table:style-name="ce14">
            <text:p>52.0%</text:p>
          </table:table-cell>
          <table:table-cell office:value-type="percentage" office:value="0.1577103" table:style-name="ce14">
            <text:p>15.8%</text:p>
          </table:table-cell>
          <table:table-cell office:value-type="percentage" office:value="6.5420599999999995E-2" table:style-name="ce14">
            <text:p>6.5%</text:p>
          </table:table-cell>
          <table:table-cell office:value-type="percentage" office:value="0.14836450000000001" table:style-name="ce14">
            <text:p>14.8%</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4</text:p>
          </table:table-cell>
          <table:table-cell office:value-type="string" table:style-name="ce1">
            <text:p>National Progression Award</text:p>
          </table:table-cell>
          <table:table-cell office:value-type="float" office:value="2022" table:style-name="ce25">
            <text:p>2022</text:p>
          </table:table-cell>
          <table:table-cell office:value-type="percentage" office:value="6.25E-2" table:style-name="ce14">
            <text:p>6.3%</text:p>
          </table:table-cell>
          <table:table-cell office:value-type="percentage" office:value="0.1875" table:style-name="ce14">
            <text:p>18.8%</text:p>
          </table:table-cell>
          <table:table-cell office:value-type="percentage" office:value="0.125" table:style-name="ce14">
            <text:p>12.5%</text:p>
          </table:table-cell>
          <table:table-cell office:value-type="percentage" office:value="0.375" table:style-name="ce14">
            <text:p>37.5%</text:p>
          </table:table-cell>
          <table:table-cell office:value-type="percentage" office:value="0.25" table:style-name="ce14">
            <text:p>25.0%</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4</text:p>
          </table:table-cell>
          <table:table-cell office:value-type="string" table:style-name="ce1">
            <text:p>National Progression Award</text:p>
          </table:table-cell>
          <table:table-cell office:value-type="float" office:value="2021" table:style-name="ce25">
            <text:p>2021</text:p>
          </table:table-cell>
          <table:table-cell office:value-type="percentage" office:value="3.3333300000000003E-2" table:style-name="ce14">
            <text:p>3.3%</text:p>
          </table:table-cell>
          <table:table-cell office:value-type="percentage" office:value="0.1666667" table:style-name="ce14">
            <text:p>16.7%</text:p>
          </table:table-cell>
          <table:table-cell office:value-type="percentage" office:value="0.26666669999999998" table:style-name="ce14">
            <text:p>26.7%</text:p>
          </table:table-cell>
          <table:table-cell office:value-type="percentage" office:value="0.43333329999999998" table:style-name="ce14">
            <text:p>43.3%</text:p>
          </table:table-cell>
          <table:table-cell office:value-type="percentage" office:value="0.1" table:style-name="ce14">
            <text:p>10.0%</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4</text:p>
          </table:table-cell>
          <table:table-cell office:value-type="string" table:style-name="ce1">
            <text:p>National Progression Award</text:p>
          </table:table-cell>
          <table:table-cell office:value-type="float" office:value="2020" table:style-name="ce25">
            <text:p>2020</text:p>
          </table:table-cell>
          <table:table-cell office:value-type="percentage" office:value="0.1363636" table:style-name="ce14">
            <text:p>13.6%</text:p>
          </table:table-cell>
          <table:table-cell office:value-type="percentage" office:value="0.1363636" table:style-name="ce14">
            <text:p>13.6%</text:p>
          </table:table-cell>
          <table:table-cell office:value-type="percentage" office:value="0.40909089999999998" table:style-name="ce14">
            <text:p>40.9%</text:p>
          </table:table-cell>
          <table:table-cell office:value-type="percentage" office:value="9.0909100000000007E-2" table:style-name="ce14">
            <text:p>9.1%</text:p>
          </table:table-cell>
          <table:table-cell office:value-type="percentage" office:value="0.22727269999999999" table:style-name="ce14">
            <text:p>22.7%</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4</text:p>
          </table:table-cell>
          <table:table-cell office:value-type="string" table:style-name="ce1">
            <text:p>National Progression Award</text:p>
          </table:table-cell>
          <table:table-cell office:value-type="float" office:value="2019" table:style-name="ce25">
            <text:p>2019</text:p>
          </table:table-cell>
          <table:table-cell office:value-type="percentage" office:value="0.68421050000000005" table:style-name="ce14">
            <text:p>68.4%</text:p>
          </table:table-cell>
          <table:table-cell office:value-type="percentage" office:value="2.63158E-2" table:style-name="ce14">
            <text:p>2.6%</text:p>
          </table:table-cell>
          <table:table-cell office:value-type="percentage" office:value="5.2631600000000001E-2" table:style-name="ce14">
            <text:p>5.3%</text:p>
          </table:table-cell>
          <table:table-cell office:value-type="percentage" office:value="2.63158E-2" table:style-name="ce14">
            <text:p>2.6%</text:p>
          </table:table-cell>
          <table:table-cell office:value-type="percentage" office:value="0.2105263" table:style-name="ce14">
            <text:p>21.1%</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4</text:p>
          </table:table-cell>
          <table:table-cell office:value-type="string" table:style-name="ce1">
            <text:p>National Progression Award</text:p>
          </table:table-cell>
          <table:table-cell office:value-type="float" office:value="2018" table:style-name="ce25">
            <text:p>2018</text:p>
          </table:table-cell>
          <table:table-cell office:value-type="percentage" office:value="7.4999999999999997E-2" table:style-name="ce14">
            <text:p>7.5%</text:p>
          </table:table-cell>
          <table:table-cell office:value-type="percentage" office:value="0.5" table:style-name="ce14">
            <text:p>50.0%</text:p>
          </table:table-cell>
          <table:table-cell office:value-type="percentage" office:value="0.2" table:style-name="ce14">
            <text:p>20.0%</text:p>
          </table:table-cell>
          <table:table-cell office:value-type="percentage" office:value="0.15" table:style-name="ce14">
            <text:p>15.0%</text:p>
          </table:table-cell>
          <table:table-cell office:value-type="percentage" office:value="7.4999999999999997E-2" table:style-name="ce14">
            <text:p>7.5%</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4</text:p>
          </table:table-cell>
          <table:table-cell office:value-type="string" table:style-name="ce1">
            <text:p>Skills for Work</text:p>
          </table:table-cell>
          <table:table-cell office:value-type="float" office:value="2022" table:style-name="ce25">
            <text:p>2022</text:p>
          </table:table-cell>
          <table:table-cell office:value-type="percentage" office:value="6.6666699999999995E-2" table:style-name="ce14">
            <text:p>6.7%</text:p>
          </table:table-cell>
          <table:table-cell office:value-type="percentage" office:value="0.66666669999999995" table:style-name="ce14">
            <text:p>66.7%</text:p>
          </table:table-cell>
          <table:table-cell office:value-type="percentage" office:value="0" table:style-name="ce14">
            <text:p>0.0%</text:p>
          </table:table-cell>
          <table:table-cell office:value-type="percentage" office:value="0.13333329999999999" table:style-name="ce14">
            <text:p>13.3%</text:p>
          </table:table-cell>
          <table:table-cell office:value-type="percentage" office:value="0.13333329999999999" table:style-name="ce14">
            <text:p>13.3%</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4</text:p>
          </table:table-cell>
          <table:table-cell office:value-type="string" table:style-name="ce1">
            <text:p>Skills for Work</text:p>
          </table:table-cell>
          <table:table-cell office:value-type="float" office:value="2021" table:style-name="ce25">
            <text:p>2021</text:p>
          </table:table-cell>
          <table:table-cell office:value-type="percentage" office:value="0" table:style-name="ce14">
            <text:p>0.0%</text:p>
          </table:table-cell>
          <table:table-cell office:value-type="percentage" office:value="0.3846154" table:style-name="ce14">
            <text:p>38.5%</text:p>
          </table:table-cell>
          <table:table-cell office:value-type="percentage" office:value="0.3846154" table:style-name="ce14">
            <text:p>38.5%</text:p>
          </table:table-cell>
          <table:table-cell office:value-type="percentage" office:value="7.6923099999999994E-2" table:style-name="ce14">
            <text:p>7.7%</text:p>
          </table:table-cell>
          <table:table-cell office:value-type="percentage" office:value="0.15384619999999999" table:style-name="ce14">
            <text:p>15.4%</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4</text:p>
          </table:table-cell>
          <table:table-cell office:value-type="string" table:style-name="ce1">
            <text:p>Skills for Work</text:p>
          </table:table-cell>
          <table:table-cell office:value-type="float" office:value="2020" table:style-name="ce25">
            <text:p>2020</text:p>
          </table:table-cell>
          <table:table-cell office:value-type="percentage" office:value="0" table:style-name="ce14">
            <text:p>0.0%</text:p>
          </table:table-cell>
          <table:table-cell office:value-type="percentage" office:value="0.5" table:style-name="ce14">
            <text:p>50.0%</text:p>
          </table:table-cell>
          <table:table-cell office:value-type="percentage" office:value="0.42857139999999999" table:style-name="ce14">
            <text:p>42.9%</text:p>
          </table:table-cell>
          <table:table-cell office:value-type="percentage" office:value="0" table:style-name="ce14">
            <text:p>0.0%</text:p>
          </table:table-cell>
          <table:table-cell office:value-type="percentage" office:value="7.1428599999999995E-2" table:style-name="ce14">
            <text:p>7.1%</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4</text:p>
          </table:table-cell>
          <table:table-cell office:value-type="string" table:style-name="ce1">
            <text:p>Skills for Work</text:p>
          </table:table-cell>
          <table:table-cell office:value-type="float" office:value="2019" table:style-name="ce25">
            <text:p>2019</text:p>
          </table:table-cell>
          <table:table-cell office:value-type="percentage" office:value="5.8823500000000001E-2" table:style-name="ce14">
            <text:p>5.9%</text:p>
          </table:table-cell>
          <table:table-cell office:value-type="percentage" office:value="0.58823530000000002" table:style-name="ce14">
            <text:p>58.8%</text:p>
          </table:table-cell>
          <table:table-cell office:value-type="percentage" office:value="5.8823500000000001E-2" table:style-name="ce14">
            <text:p>5.9%</text:p>
          </table:table-cell>
          <table:table-cell office:value-type="percentage" office:value="0.17647060000000001" table:style-name="ce14">
            <text:p>17.6%</text:p>
          </table:table-cell>
          <table:table-cell office:value-type="percentage" office:value="0.1176471" table:style-name="ce14">
            <text:p>11.8%</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4</text:p>
          </table:table-cell>
          <table:table-cell office:value-type="string" table:style-name="ce1">
            <text:p>Skills for Work</text:p>
          </table:table-cell>
          <table:table-cell office:value-type="float" office:value="2018" table:style-name="ce25">
            <text:p>2018</text:p>
          </table:table-cell>
          <table:table-cell office:value-type="percentage" office:value="0.125" table:style-name="ce14">
            <text:p>12.5%</text:p>
          </table:table-cell>
          <table:table-cell office:value-type="percentage" office:value="0.375" table:style-name="ce14">
            <text:p>37.5%</text:p>
          </table:table-cell>
          <table:table-cell office:value-type="percentage" office:value="0.25" table:style-name="ce14">
            <text:p>25.0%</text:p>
          </table:table-cell>
          <table:table-cell office:value-type="percentage" office:value="0.125" table:style-name="ce14">
            <text:p>12.5%</text:p>
          </table:table-cell>
          <table:table-cell office:value-type="percentage" office:value="0.125" table:style-name="ce14">
            <text:p>12.5%</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5</text:p>
          </table:table-cell>
          <table:table-cell office:value-type="string" table:style-name="ce1">
            <text:p>Award</text:p>
          </table:table-cell>
          <table:table-cell office:value-type="float" office:value="2022" table:style-name="ce25">
            <text:p>2022</text:p>
          </table:table-cell>
          <table:table-cell office:value-type="percentage" office:value="0.25" table:style-name="ce14">
            <text:p>25.0%</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office:value-type="percentage" office:value="0.75" table:style-name="ce14">
            <text:p>75.0%</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5</text:p>
          </table:table-cell>
          <table:table-cell office:value-type="string" table:style-name="ce1">
            <text:p>Award</text:p>
          </table:table-cell>
          <table:table-cell office:value-type="float" office:value="2021" table:style-name="ce25">
            <text:p>2021</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office:value-type="percentage" office:value="0.8947368" table:style-name="ce14">
            <text:p>89.5%</text:p>
          </table:table-cell>
          <table:table-cell office:value-type="percentage" office:value="0.1052632" table:style-name="ce14">
            <text:p>10.5%</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5</text:p>
          </table:table-cell>
          <table:table-cell office:value-type="string" table:style-name="ce1">
            <text:p>Award</text:p>
          </table:table-cell>
          <table:table-cell office:value-type="float" office:value="2020" table:style-name="ce25">
            <text:p>2020</text:p>
          </table:table-cell>
          <table:table-cell office:value-type="percentage" office:value="3.5714299999999997E-2" table:style-name="ce14">
            <text:p>3.6%</text:p>
          </table:table-cell>
          <table:table-cell office:value-type="percentage" office:value="0.14285709999999999" table:style-name="ce14">
            <text:p>14.3%</text:p>
          </table:table-cell>
          <table:table-cell office:value-type="percentage" office:value="0.35714289999999999" table:style-name="ce14">
            <text:p>35.7%</text:p>
          </table:table-cell>
          <table:table-cell office:value-type="percentage" office:value="0.46428570000000002" table:style-name="ce14">
            <text:p>46.4%</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5</text:p>
          </table:table-cell>
          <table:table-cell office:value-type="string" table:style-name="ce1">
            <text:p>Award</text:p>
          </table:table-cell>
          <table:table-cell office:value-type="float" office:value="2019" table:style-name="ce25">
            <text:p>2019</text:p>
          </table:table-cell>
          <table:table-cell office:value-type="percentage" office:value="0" table:style-name="ce14">
            <text:p>0.0%</text:p>
          </table:table-cell>
          <table:table-cell office:value-type="percentage" office:value="6.25E-2" table:style-name="ce14">
            <text:p>6.3%</text:p>
          </table:table-cell>
          <table:table-cell office:value-type="percentage" office:value="0.8125" table:style-name="ce14">
            <text:p>81.3%</text:p>
          </table:table-cell>
          <table:table-cell office:value-type="percentage" office:value="0.125" table:style-name="ce14">
            <text:p>12.5%</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5</text:p>
          </table:table-cell>
          <table:table-cell office:value-type="string" table:style-name="ce1">
            <text:p>Award</text:p>
          </table:table-cell>
          <table:table-cell office:value-type="float" office:value="2018" table:style-name="ce1">
            <text:p>2018</text:p>
          </table:table-cell>
          <table:table-cell office:value-type="percentage" office:value="0" table:style-name="ce14">
            <text:p>0.0%</text:p>
          </table:table-cell>
          <table:table-cell office:value-type="percentage" office:value="0.25" table:style-name="ce14">
            <text:p>25.0%</text:p>
          </table:table-cell>
          <table:table-cell office:value-type="percentage" office:value="0.75" table:style-name="ce14">
            <text:p>75.0%</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5</text:p>
          </table:table-cell>
          <table:table-cell office:value-type="string" table:style-name="ce1">
            <text:p>National 5</text:p>
          </table:table-cell>
          <table:table-cell office:value-type="float" office:value="2022" table:style-name="ce1">
            <text:p>2022</text:p>
          </table:table-cell>
          <table:table-cell office:value-type="percentage" office:value="3.1362300000000003E-2" table:style-name="ce14">
            <text:p>3.1%</text:p>
          </table:table-cell>
          <table:table-cell office:value-type="percentage" office:value="0.70107810000000004" table:style-name="ce14">
            <text:p>70.1%</text:p>
          </table:table-cell>
          <table:table-cell office:value-type="percentage" office:value="0.11368830000000001" table:style-name="ce14">
            <text:p>11.4%</text:p>
          </table:table-cell>
          <table:table-cell office:value-type="percentage" office:value="5.0963700000000001E-2" table:style-name="ce14">
            <text:p>5.1%</text:p>
          </table:table-cell>
          <table:table-cell office:value-type="percentage" office:value="0.1029075" table:style-name="ce14">
            <text:p>10.3%</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5</text:p>
          </table:table-cell>
          <table:table-cell office:value-type="string" table:style-name="ce1">
            <text:p>National 5</text:p>
          </table:table-cell>
          <table:table-cell office:value-type="float" office:value="2021" table:style-name="ce1">
            <text:p>2021</text:p>
          </table:table-cell>
          <table:table-cell office:value-type="percentage" office:value="2.5432E-2" table:style-name="ce14">
            <text:p>2.5%</text:p>
          </table:table-cell>
          <table:table-cell office:value-type="percentage" office:value="0.69677210000000001" table:style-name="ce14">
            <text:p>69.7%</text:p>
          </table:table-cell>
          <table:table-cell office:value-type="percentage" office:value="0.13465930000000001" table:style-name="ce14">
            <text:p>13.5%</text:p>
          </table:table-cell>
          <table:table-cell office:value-type="percentage" office:value="3.4561500000000002E-2" table:style-name="ce14">
            <text:p>3.5%</text:p>
          </table:table-cell>
          <table:table-cell office:value-type="percentage" office:value="0.1085752" table:style-name="ce14">
            <text:p>10.9%</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5</text:p>
          </table:table-cell>
          <table:table-cell office:value-type="string" table:style-name="ce1">
            <text:p>National 5</text:p>
          </table:table-cell>
          <table:table-cell office:value-type="float" office:value="2020" table:style-name="ce1">
            <text:p>2020</text:p>
          </table:table-cell>
          <table:table-cell office:value-type="percentage" office:value="3.4922799999999997E-2" table:style-name="ce14">
            <text:p>3.5%</text:p>
          </table:table-cell>
          <table:table-cell office:value-type="percentage" office:value="0.68938889999999997" table:style-name="ce14">
            <text:p>68.9%</text:p>
          </table:table-cell>
          <table:table-cell office:value-type="percentage" office:value="0.12424449999999999" table:style-name="ce14">
            <text:p>12.4%</text:p>
          </table:table-cell>
          <table:table-cell office:value-type="percentage" office:value="4.0967099999999999E-2" table:style-name="ce14">
            <text:p>4.1%</text:p>
          </table:table-cell>
          <table:table-cell office:value-type="percentage" office:value="0.1104768" table:style-name="ce14">
            <text:p>11.0%</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5</text:p>
          </table:table-cell>
          <table:table-cell office:value-type="string" table:style-name="ce1">
            <text:p>National 5</text:p>
          </table:table-cell>
          <table:table-cell office:value-type="float" office:value="2019" table:style-name="ce1">
            <text:p>2019</text:p>
          </table:table-cell>
          <table:table-cell office:value-type="percentage" office:value="3.2418099999999998E-2" table:style-name="ce14">
            <text:p>3.2%</text:p>
          </table:table-cell>
          <table:table-cell office:value-type="percentage" office:value="0.67912669999999997" table:style-name="ce14">
            <text:p>67.9%</text:p>
          </table:table-cell>
          <table:table-cell office:value-type="percentage" office:value="0.13000329999999999" table:style-name="ce14">
            <text:p>13.0%</text:p>
          </table:table-cell>
          <table:table-cell office:value-type="percentage" office:value="6.2851500000000005E-2" table:style-name="ce14">
            <text:p>6.3%</text:p>
          </table:table-cell>
          <table:table-cell office:value-type="percentage" office:value="9.5269599999999996E-2" table:style-name="ce14">
            <text:p>9.5%</text:p>
          </table:table-cell>
          <table:table-cell office:value-type="string" table:style-name="ce14">
            <text:p>[low]</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5</text:p>
          </table:table-cell>
          <table:table-cell office:value-type="string" table:style-name="ce1">
            <text:p>National 5</text:p>
          </table:table-cell>
          <table:table-cell office:value-type="float" office:value="2018" table:style-name="ce1">
            <text:p>2018</text:p>
          </table:table-cell>
          <table:table-cell office:value-type="percentage" office:value="3.2587900000000003E-2" table:style-name="ce14">
            <text:p>3.3%</text:p>
          </table:table-cell>
          <table:table-cell office:value-type="percentage" office:value="0.68051119999999998" table:style-name="ce14">
            <text:p>68.1%</text:p>
          </table:table-cell>
          <table:table-cell office:value-type="percentage" office:value="0.14025560000000001" table:style-name="ce14">
            <text:p>14.0%</text:p>
          </table:table-cell>
          <table:table-cell office:value-type="percentage" office:value="6.3258800000000004E-2" table:style-name="ce14">
            <text:p>6.3%</text:p>
          </table:table-cell>
          <table:table-cell office:value-type="percentage" office:value="8.3386600000000005E-2" table:style-name="ce14">
            <text:p>8.3%</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5</text:p>
          </table:table-cell>
          <table:table-cell office:value-type="string" table:style-name="ce1">
            <text:p>National Progression Award</text:p>
          </table:table-cell>
          <table:table-cell office:value-type="float" office:value="2022" table:style-name="ce1">
            <text:p>2022</text:p>
          </table:table-cell>
          <table:table-cell office:value-type="percentage" office:value="0.115942" table:style-name="ce14">
            <text:p>11.6%</text:p>
          </table:table-cell>
          <table:table-cell office:value-type="percentage" office:value="0.60869569999999995" table:style-name="ce14">
            <text:p>60.9%</text:p>
          </table:table-cell>
          <table:table-cell office:value-type="percentage" office:value="0.14492749999999999" table:style-name="ce14">
            <text:p>14.5%</text:p>
          </table:table-cell>
          <table:table-cell office:value-type="percentage" office:value="0.115942" table:style-name="ce14">
            <text:p>11.6%</text:p>
          </table:table-cell>
          <table:table-cell office:value-type="percentage" office:value="1.44928E-2" table:style-name="ce14">
            <text:p>1.4%</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5</text:p>
          </table:table-cell>
          <table:table-cell office:value-type="string" table:style-name="ce1">
            <text:p>National Progression Award</text:p>
          </table:table-cell>
          <table:table-cell office:value-type="float" office:value="2021" table:style-name="ce1">
            <text:p>2021</text:p>
          </table:table-cell>
          <table:table-cell office:value-type="percentage" office:value="0.3854167" table:style-name="ce14">
            <text:p>38.5%</text:p>
          </table:table-cell>
          <table:table-cell office:value-type="percentage" office:value="0.3854167" table:style-name="ce14">
            <text:p>38.5%</text:p>
          </table:table-cell>
          <table:table-cell office:value-type="percentage" office:value="6.25E-2" table:style-name="ce14">
            <text:p>6.3%</text:p>
          </table:table-cell>
          <table:table-cell office:value-type="percentage" office:value="8.3333299999999999E-2" table:style-name="ce14">
            <text:p>8.3%</text:p>
          </table:table-cell>
          <table:table-cell office:value-type="percentage" office:value="8.3333299999999999E-2" table:style-name="ce14">
            <text:p>8.3%</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5</text:p>
          </table:table-cell>
          <table:table-cell office:value-type="string" table:style-name="ce1">
            <text:p>National Progression Award</text:p>
          </table:table-cell>
          <table:table-cell office:value-type="float" office:value="2020" table:style-name="ce1">
            <text:p>2020</text:p>
          </table:table-cell>
          <table:table-cell office:value-type="percentage" office:value="0.1895425" table:style-name="ce14">
            <text:p>19.0%</text:p>
          </table:table-cell>
          <table:table-cell office:value-type="percentage" office:value="0.6928105" table:style-name="ce14">
            <text:p>69.3%</text:p>
          </table:table-cell>
          <table:table-cell office:value-type="percentage" office:value="1.9607800000000002E-2" table:style-name="ce14">
            <text:p>2.0%</text:p>
          </table:table-cell>
          <table:table-cell office:value-type="percentage" office:value="0" table:style-name="ce14">
            <text:p>0.0%</text:p>
          </table:table-cell>
          <table:table-cell office:value-type="percentage" office:value="9.8039200000000007E-2" table:style-name="ce14">
            <text:p>9.8%</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5</text:p>
          </table:table-cell>
          <table:table-cell office:value-type="string" table:style-name="ce1">
            <text:p>National Progression Award</text:p>
          </table:table-cell>
          <table:table-cell office:value-type="float" office:value="2019" table:style-name="ce1">
            <text:p>2019</text:p>
          </table:table-cell>
          <table:table-cell office:value-type="percentage" office:value="0" table:style-name="ce14">
            <text:p>0.0%</text:p>
          </table:table-cell>
          <table:table-cell office:value-type="percentage" office:value="0.40588239999999998" table:style-name="ce14">
            <text:p>40.6%</text:p>
          </table:table-cell>
          <table:table-cell office:value-type="percentage" office:value="0.4" table:style-name="ce14">
            <text:p>40.0%</text:p>
          </table:table-cell>
          <table:table-cell office:value-type="percentage" office:value="4.7058799999999998E-2" table:style-name="ce14">
            <text:p>4.7%</text:p>
          </table:table-cell>
          <table:table-cell office:value-type="percentage" office:value="0.14705879999999999" table:style-name="ce14">
            <text:p>14.7%</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5</text:p>
          </table:table-cell>
          <table:table-cell office:value-type="string" table:style-name="ce1">
            <text:p>National Progression Award</text:p>
          </table:table-cell>
          <table:table-cell office:value-type="float" office:value="2018" table:style-name="ce1">
            <text:p>2018</text:p>
          </table:table-cell>
          <table:table-cell office:value-type="percentage" office:value="0" table:style-name="ce14">
            <text:p>0.0%</text:p>
          </table:table-cell>
          <table:table-cell office:value-type="percentage" office:value="4.9019600000000003E-2" table:style-name="ce14">
            <text:p>4.9%</text:p>
          </table:table-cell>
          <table:table-cell office:value-type="percentage" office:value="0.70588240000000002" table:style-name="ce14">
            <text:p>70.6%</text:p>
          </table:table-cell>
          <table:table-cell office:value-type="percentage" office:value="2.9411799999999998E-2" table:style-name="ce14">
            <text:p>2.9%</text:p>
          </table:table-cell>
          <table:table-cell office:value-type="percentage" office:value="0.2156863" table:style-name="ce14">
            <text:p>21.6%</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5</text:p>
          </table:table-cell>
          <table:table-cell office:value-type="string" table:style-name="ce1">
            <text:p>Skills for Work</text:p>
          </table:table-cell>
          <table:table-cell office:value-type="float" office:value="2022" table:style-name="ce1">
            <text:p>2022</text:p>
          </table:table-cell>
          <table:table-cell office:value-type="percentage" office:value="0" table:style-name="ce14">
            <text:p>0.0%</text:p>
          </table:table-cell>
          <table:table-cell office:value-type="percentage" office:value="0.88095239999999997" table:style-name="ce14">
            <text:p>88.1%</text:p>
          </table:table-cell>
          <table:table-cell office:value-type="percentage" office:value="2.3809500000000001E-2" table:style-name="ce14">
            <text:p>2.4%</text:p>
          </table:table-cell>
          <table:table-cell office:value-type="percentage" office:value="4.7619000000000002E-2" table:style-name="ce14">
            <text:p>4.8%</text:p>
          </table:table-cell>
          <table:table-cell office:value-type="percentage" office:value="4.7619000000000002E-2" table:style-name="ce14">
            <text:p>4.8%</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5</text:p>
          </table:table-cell>
          <table:table-cell office:value-type="string" table:style-name="ce1">
            <text:p>Skills for Work</text:p>
          </table:table-cell>
          <table:table-cell office:value-type="float" office:value="2021" table:style-name="ce1">
            <text:p>2021</text:p>
          </table:table-cell>
          <table:table-cell office:value-type="percentage" office:value="0" table:style-name="ce14">
            <text:p>0.0%</text:p>
          </table:table-cell>
          <table:table-cell office:value-type="percentage" office:value="0.45945950000000002" table:style-name="ce14">
            <text:p>45.9%</text:p>
          </table:table-cell>
          <table:table-cell office:value-type="percentage" office:value="0.32432430000000001" table:style-name="ce14">
            <text:p>32.4%</text:p>
          </table:table-cell>
          <table:table-cell office:value-type="percentage" office:value="0.2162162" table:style-name="ce14">
            <text:p>21.6%</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5</text:p>
          </table:table-cell>
          <table:table-cell office:value-type="string" table:style-name="ce1">
            <text:p>Skills for Work</text:p>
          </table:table-cell>
          <table:table-cell office:value-type="float" office:value="2020" table:style-name="ce1">
            <text:p>2020</text:p>
          </table:table-cell>
          <table:table-cell office:value-type="percentage" office:value="4.7619000000000002E-2" table:style-name="ce14">
            <text:p>4.8%</text:p>
          </table:table-cell>
          <table:table-cell office:value-type="percentage" office:value="0.19047620000000001" table:style-name="ce14">
            <text:p>19.0%</text:p>
          </table:table-cell>
          <table:table-cell office:value-type="percentage" office:value="0.71428570000000002" table:style-name="ce14">
            <text:p>71.4%</text:p>
          </table:table-cell>
          <table:table-cell office:value-type="percentage" office:value="4.7619000000000002E-2" table:style-name="ce14">
            <text:p>4.8%</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5</text:p>
          </table:table-cell>
          <table:table-cell office:value-type="string" table:style-name="ce1">
            <text:p>Skills for Work</text:p>
          </table:table-cell>
          <table:table-cell office:value-type="float" office:value="2019" table:style-name="ce1">
            <text:p>2019</text:p>
          </table:table-cell>
          <table:table-cell office:value-type="percentage" office:value="0" table:style-name="ce14">
            <text:p>0.0%</text:p>
          </table:table-cell>
          <table:table-cell office:value-type="percentage" office:value="0.43478260000000002" table:style-name="ce14">
            <text:p>43.5%</text:p>
          </table:table-cell>
          <table:table-cell office:value-type="percentage" office:value="0.56521739999999998" table:style-name="ce14">
            <text:p>56.5%</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5</text:p>
          </table:table-cell>
          <table:table-cell office:value-type="string" table:style-name="ce1">
            <text:p>Skills for Work</text:p>
          </table:table-cell>
          <table:table-cell office:value-type="float" office:value="2018" table:style-name="ce1">
            <text:p>2018</text:p>
          </table:table-cell>
          <table:table-cell office:value-type="percentage" office:value="0" table:style-name="ce14">
            <text:p>0.0%</text:p>
          </table:table-cell>
          <table:table-cell office:value-type="percentage" office:value="0.1111111" table:style-name="ce14">
            <text:p>11.1%</text:p>
          </table:table-cell>
          <table:table-cell office:value-type="percentage" office:value="0.1111111" table:style-name="ce14">
            <text:p>11.1%</text:p>
          </table:table-cell>
          <table:table-cell office:value-type="percentage" office:value="0.44444440000000002" table:style-name="ce14">
            <text:p>44.4%</text:p>
          </table:table-cell>
          <table:table-cell office:value-type="percentage" office:value="0.3333333" table:style-name="ce14">
            <text:p>33.3%</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6</text:p>
          </table:table-cell>
          <table:table-cell office:value-type="string" table:style-name="ce1">
            <text:p>Award</text:p>
          </table:table-cell>
          <table:table-cell office:value-type="float" office:value="2022" table:style-name="ce1">
            <text:p>2022</text:p>
          </table:table-cell>
          <table:table-cell office:value-type="percentage" office:value="0" table:style-name="ce14">
            <text:p>0.0%</text:p>
          </table:table-cell>
          <table:table-cell office:value-type="percentage" office:value="0" table:style-name="ce14">
            <text:p>0.0%</text:p>
          </table:table-cell>
          <table:table-cell office:value-type="percentage" office:value="0.26666669999999998" table:style-name="ce14">
            <text:p>26.7%</text:p>
          </table:table-cell>
          <table:table-cell office:value-type="percentage" office:value="0.58333330000000005" table:style-name="ce14">
            <text:p>58.3%</text:p>
          </table:table-cell>
          <table:table-cell office:value-type="percentage" office:value="0.15" table:style-name="ce14">
            <text:p>15.0%</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6</text:p>
          </table:table-cell>
          <table:table-cell office:value-type="string" table:style-name="ce1">
            <text:p>Award</text:p>
          </table:table-cell>
          <table:table-cell office:value-type="float" office:value="2021" table:style-name="ce1">
            <text:p>2021</text:p>
          </table:table-cell>
          <table:table-cell office:value-type="percentage" office:value="0" table:style-name="ce14">
            <text:p>0.0%</text:p>
          </table:table-cell>
          <table:table-cell office:value-type="percentage" office:value="0" table:style-name="ce14">
            <text:p>0.0%</text:p>
          </table:table-cell>
          <table:table-cell office:value-type="percentage" office:value="0.25" table:style-name="ce14">
            <text:p>25.0%</text:p>
          </table:table-cell>
          <table:table-cell office:value-type="percentage" office:value="0.71428570000000002" table:style-name="ce14">
            <text:p>71.4%</text:p>
          </table:table-cell>
          <table:table-cell office:value-type="percentage" office:value="3.5714299999999997E-2" table:style-name="ce14">
            <text:p>3.6%</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6</text:p>
          </table:table-cell>
          <table:table-cell office:value-type="string" table:style-name="ce1">
            <text:p>Award</text:p>
          </table:table-cell>
          <table:table-cell office:value-type="float" office:value="2020" table:style-name="ce1">
            <text:p>2020</text:p>
          </table:table-cell>
          <table:table-cell office:value-type="percentage" office:value="0" table:style-name="ce14">
            <text:p>0.0%</text:p>
          </table:table-cell>
          <table:table-cell office:value-type="percentage" office:value="3.6144599999999999E-2" table:style-name="ce14">
            <text:p>3.6%</text:p>
          </table:table-cell>
          <table:table-cell office:value-type="percentage" office:value="0.14457829999999999" table:style-name="ce14">
            <text:p>14.5%</text:p>
          </table:table-cell>
          <table:table-cell office:value-type="percentage" office:value="0.313253" table:style-name="ce14">
            <text:p>31.3%</text:p>
          </table:table-cell>
          <table:table-cell office:value-type="percentage" office:value="0.50602409999999998" table:style-name="ce14">
            <text:p>50.6%</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6</text:p>
          </table:table-cell>
          <table:table-cell office:value-type="string" table:style-name="ce1">
            <text:p>Award</text:p>
          </table:table-cell>
          <table:table-cell office:value-type="float" office:value="2019" table:style-name="ce1">
            <text:p>2019</text:p>
          </table:table-cell>
          <table:table-cell office:value-type="percentage" office:value="0" table:style-name="ce14">
            <text:p>0.0%</text:p>
          </table:table-cell>
          <table:table-cell office:value-type="percentage" office:value="0.14285709999999999" table:style-name="ce14">
            <text:p>14.3%</text:p>
          </table:table-cell>
          <table:table-cell office:value-type="percentage" office:value="0.28571429999999998" table:style-name="ce14">
            <text:p>28.6%</text:p>
          </table:table-cell>
          <table:table-cell office:value-type="percentage" office:value="0.28571429999999998" table:style-name="ce14">
            <text:p>28.6%</text:p>
          </table:table-cell>
          <table:table-cell office:value-type="percentage" office:value="0.28571429999999998" table:style-name="ce14">
            <text:p>28.6%</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6</text:p>
          </table:table-cell>
          <table:table-cell office:value-type="string" table:style-name="ce1">
            <text:p>Award</text:p>
          </table:table-cell>
          <table:table-cell office:value-type="float" office:value="2018" table:style-name="ce1">
            <text:p>2018</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office:value-type="percentage" office:value="1" table:style-name="ce14">
            <text:p>100.0%</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6</text:p>
          </table:table-cell>
          <table:table-cell office:value-type="string" table:style-name="ce1">
            <text:p>Higher</text:p>
          </table:table-cell>
          <table:table-cell office:value-type="float" office:value="2022" table:style-name="ce1">
            <text:p>2022</text:p>
          </table:table-cell>
          <table:table-cell office:value-type="percentage" office:value="5.6029000000000001E-3" table:style-name="ce14">
            <text:p>0.6%</text:p>
          </table:table-cell>
          <table:table-cell office:value-type="percentage" office:value="2.19245E-2" table:style-name="ce14">
            <text:p>2.2%</text:p>
          </table:table-cell>
          <table:table-cell office:value-type="percentage" office:value="0.52691840000000001" table:style-name="ce14">
            <text:p>52.7%</text:p>
          </table:table-cell>
          <table:table-cell office:value-type="percentage" office:value="0.32375150000000003" table:style-name="ce14">
            <text:p>32.4%</text:p>
          </table:table-cell>
          <table:table-cell office:value-type="percentage" office:value="0.1215591" table:style-name="ce14">
            <text:p>12.2%</text:p>
          </table:table-cell>
          <table:table-cell office:value-type="string" table:style-name="ce14">
            <text:p>[low]</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6</text:p>
          </table:table-cell>
          <table:table-cell office:value-type="string" table:style-name="ce1">
            <text:p>Higher</text:p>
          </table:table-cell>
          <table:table-cell office:value-type="float" office:value="2021" table:style-name="ce1">
            <text:p>2021</text:p>
          </table:table-cell>
          <table:table-cell office:value-type="percentage" office:value="2.2523E-3" table:style-name="ce14">
            <text:p>0.2%</text:p>
          </table:table-cell>
          <table:table-cell office:value-type="percentage" office:value="2.6526500000000001E-2" table:style-name="ce14">
            <text:p>2.7%</text:p>
          </table:table-cell>
          <table:table-cell office:value-type="percentage" office:value="0.52402400000000005" table:style-name="ce14">
            <text:p>52.4%</text:p>
          </table:table-cell>
          <table:table-cell office:value-type="percentage" office:value="0.32982980000000001" table:style-name="ce14">
            <text:p>33.0%</text:p>
          </table:table-cell>
          <table:table-cell office:value-type="percentage" office:value="0.1173674" table:style-name="ce14">
            <text:p>11.7%</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6</text:p>
          </table:table-cell>
          <table:table-cell office:value-type="string" table:style-name="ce1">
            <text:p>Higher</text:p>
          </table:table-cell>
          <table:table-cell office:value-type="float" office:value="2020" table:style-name="ce1">
            <text:p>2020</text:p>
          </table:table-cell>
          <table:table-cell office:value-type="percentage" office:value="3.8352999999999998E-3" table:style-name="ce14">
            <text:p>0.4%</text:p>
          </table:table-cell>
          <table:table-cell office:value-type="percentage" office:value="2.5568899999999999E-2" table:style-name="ce14">
            <text:p>2.6%</text:p>
          </table:table-cell>
          <table:table-cell office:value-type="percentage" office:value="0.53362310000000002" table:style-name="ce14">
            <text:p>53.4%</text:p>
          </table:table-cell>
          <table:table-cell office:value-type="percentage" office:value="0.31449759999999999" table:style-name="ce14">
            <text:p>31.4%</text:p>
          </table:table-cell>
          <table:table-cell office:value-type="percentage" office:value="0.1224751" table:style-name="ce14">
            <text:p>12.2%</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6</text:p>
          </table:table-cell>
          <table:table-cell office:value-type="string" table:style-name="ce1">
            <text:p>Higher</text:p>
          </table:table-cell>
          <table:table-cell office:value-type="float" office:value="2019" table:style-name="ce1">
            <text:p>2019</text:p>
          </table:table-cell>
          <table:table-cell office:value-type="percentage" office:value="9.4833999999999995E-3" table:style-name="ce14">
            <text:p>0.9%</text:p>
          </table:table-cell>
          <table:table-cell office:value-type="percentage" office:value="2.2959799999999999E-2" table:style-name="ce14">
            <text:p>2.3%</text:p>
          </table:table-cell>
          <table:table-cell office:value-type="percentage" office:value="0.51634639999999998" table:style-name="ce14">
            <text:p>51.6%</text:p>
          </table:table-cell>
          <table:table-cell office:value-type="percentage" office:value="0.33865729999999999" table:style-name="ce14">
            <text:p>33.9%</text:p>
          </table:table-cell>
          <table:table-cell office:value-type="percentage" office:value="0.1123035" table:style-name="ce14">
            <text:p>11.2%</text:p>
          </table:table-cell>
          <table:table-cell office:value-type="string" table:style-name="ce14">
            <text:p>[low]</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6</text:p>
          </table:table-cell>
          <table:table-cell office:value-type="string" table:style-name="ce1">
            <text:p>Higher</text:p>
          </table:table-cell>
          <table:table-cell office:value-type="float" office:value="2018" table:style-name="ce1">
            <text:p>2018</text:p>
          </table:table-cell>
          <table:table-cell office:value-type="percentage" office:value="3.4163000000000002E-3" table:style-name="ce14">
            <text:p>0.3%</text:p>
          </table:table-cell>
          <table:table-cell office:value-type="percentage" office:value="1.2445100000000001E-2" table:style-name="ce14">
            <text:p>1.2%</text:p>
          </table:table-cell>
          <table:table-cell office:value-type="percentage" office:value="0.53245489999999995" table:style-name="ce14">
            <text:p>53.2%</text:p>
          </table:table-cell>
          <table:table-cell office:value-type="percentage" office:value="0.34480230000000001" table:style-name="ce14">
            <text:p>34.5%</text:p>
          </table:table-cell>
          <table:table-cell office:value-type="percentage" office:value="0.1068814" table:style-name="ce14">
            <text:p>10.7%</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6</text:p>
          </table:table-cell>
          <table:table-cell office:value-type="string" table:style-name="ce1">
            <text:p>National Progression Award</text:p>
          </table:table-cell>
          <table:table-cell office:value-type="float" office:value="2022" table:style-name="ce1">
            <text:p>2022</text:p>
          </table:table-cell>
          <table:table-cell office:value-type="percentage" office:value="0" table:style-name="ce14">
            <text:p>0.0%</text:p>
          </table:table-cell>
          <table:table-cell office:value-type="percentage" office:value="6.9767399999999993E-2" table:style-name="ce14">
            <text:p>7.0%</text:p>
          </table:table-cell>
          <table:table-cell office:value-type="percentage" office:value="2.32558E-2" table:style-name="ce14">
            <text:p>2.3%</text:p>
          </table:table-cell>
          <table:table-cell office:value-type="percentage" office:value="0.79069769999999995" table:style-name="ce14">
            <text:p>79.1%</text:p>
          </table:table-cell>
          <table:table-cell office:value-type="percentage" office:value="9.3023300000000003E-2" table:style-name="ce14">
            <text:p>9.3%</text:p>
          </table:table-cell>
          <table:table-cell office:value-type="percentage" office:value="2.32558E-2" table:style-name="ce14">
            <text:p>2.3%</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6</text:p>
          </table:table-cell>
          <table:table-cell office:value-type="string" table:style-name="ce1">
            <text:p>National Progression Award</text:p>
          </table:table-cell>
          <table:table-cell office:value-type="float" office:value="2021" table:style-name="ce1">
            <text:p>2021</text:p>
          </table:table-cell>
          <table:table-cell office:value-type="percentage" office:value="0" table:style-name="ce14">
            <text:p>0.0%</text:p>
          </table:table-cell>
          <table:table-cell office:value-type="percentage" office:value="0" table:style-name="ce14">
            <text:p>0.0%</text:p>
          </table:table-cell>
          <table:table-cell office:value-type="percentage" office:value="0.358209" table:style-name="ce14">
            <text:p>35.8%</text:p>
          </table:table-cell>
          <table:table-cell office:value-type="percentage" office:value="0.641791" table:style-name="ce14">
            <text:p>64.2%</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6</text:p>
          </table:table-cell>
          <table:table-cell office:value-type="string" table:style-name="ce1">
            <text:p>National Progression Award</text:p>
          </table:table-cell>
          <table:table-cell office:value-type="float" office:value="2020" table:style-name="ce1">
            <text:p>2020</text:p>
          </table:table-cell>
          <table:table-cell office:value-type="percentage" office:value="0" table:style-name="ce14">
            <text:p>0.0%</text:p>
          </table:table-cell>
          <table:table-cell office:value-type="percentage" office:value="0" table:style-name="ce14">
            <text:p>0.0%</text:p>
          </table:table-cell>
          <table:table-cell office:value-type="percentage" office:value="0.24" table:style-name="ce14">
            <text:p>24.0%</text:p>
          </table:table-cell>
          <table:table-cell office:value-type="percentage" office:value="0.76" table:style-name="ce14">
            <text:p>76.0%</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6</text:p>
          </table:table-cell>
          <table:table-cell office:value-type="string" table:style-name="ce1">
            <text:p>National Progression Award</text:p>
          </table:table-cell>
          <table:table-cell office:value-type="float" office:value="2019" table:style-name="ce1">
            <text:p>2019</text:p>
          </table:table-cell>
          <table:table-cell office:value-type="percentage" office:value="0" table:style-name="ce14">
            <text:p>0.0%</text:p>
          </table:table-cell>
          <table:table-cell office:value-type="percentage" office:value="2.1739100000000001E-2" table:style-name="ce14">
            <text:p>2.2%</text:p>
          </table:table-cell>
          <table:table-cell office:value-type="percentage" office:value="0.1956522" table:style-name="ce14">
            <text:p>19.6%</text:p>
          </table:table-cell>
          <table:table-cell office:value-type="percentage" office:value="0.76086960000000003" table:style-name="ce14">
            <text:p>76.1%</text:p>
          </table:table-cell>
          <table:table-cell office:value-type="percentage" office:value="2.1739100000000001E-2" table:style-name="ce14">
            <text:p>2.2%</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6</text:p>
          </table:table-cell>
          <table:table-cell office:value-type="string" table:style-name="ce1">
            <text:p>National Progression Award</text:p>
          </table:table-cell>
          <table:table-cell office:value-type="float" office:value="2018" table:style-name="ce1">
            <text:p>2018</text:p>
          </table:table-cell>
          <table:table-cell office:value-type="percentage" office:value="0" table:style-name="ce14">
            <text:p>0.0%</text:p>
          </table:table-cell>
          <table:table-cell office:value-type="percentage" office:value="0" table:style-name="ce14">
            <text:p>0.0%</text:p>
          </table:table-cell>
          <table:table-cell office:value-type="percentage" office:value="0.1" table:style-name="ce14">
            <text:p>10.0%</text:p>
          </table:table-cell>
          <table:table-cell office:value-type="percentage" office:value="0.7" table:style-name="ce14">
            <text:p>70.0%</text:p>
          </table:table-cell>
          <table:table-cell office:value-type="percentage" office:value="0.2" table:style-name="ce14">
            <text:p>20.0%</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7</text:p>
          </table:table-cell>
          <table:table-cell office:value-type="string" table:style-name="ce1">
            <text:p>Advanced Higher</text:p>
          </table:table-cell>
          <table:table-cell office:value-type="float" office:value="2022" table:style-name="ce1">
            <text:p>2022</text:p>
          </table:table-cell>
          <table:table-cell office:value-type="percentage" office:value="1.06693E-2" table:style-name="ce14">
            <text:p>1.1%</text:p>
          </table:table-cell>
          <table:table-cell office:value-type="percentage" office:value="1.9399E-3" table:style-name="ce14">
            <text:p>0.2%</text:p>
          </table:table-cell>
          <table:table-cell office:value-type="percentage" office:value="4.89816E-2" table:style-name="ce14">
            <text:p>4.9%</text:p>
          </table:table-cell>
          <table:table-cell office:value-type="percentage" office:value="0.78903979999999996" table:style-name="ce14">
            <text:p>78.9%</text:p>
          </table:table-cell>
          <table:table-cell office:value-type="percentage" office:value="0.14936949999999999" table:style-name="ce14">
            <text:p>14.9%</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7</text:p>
          </table:table-cell>
          <table:table-cell office:value-type="string" table:style-name="ce1">
            <text:p>Advanced Higher</text:p>
          </table:table-cell>
          <table:table-cell office:value-type="float" office:value="2021" table:style-name="ce1">
            <text:p>2021</text:p>
          </table:table-cell>
          <table:table-cell office:value-type="percentage" office:value="5.1730000000000005E-4" table:style-name="ce14">
            <text:p>0.1%</text:p>
          </table:table-cell>
          <table:table-cell office:value-type="percentage" office:value="3.104E-3" table:style-name="ce14">
            <text:p>0.3%</text:p>
          </table:table-cell>
          <table:table-cell office:value-type="percentage" office:value="3.6213099999999998E-2" table:style-name="ce14">
            <text:p>3.6%</text:p>
          </table:table-cell>
          <table:table-cell office:value-type="percentage" office:value="0.82152099999999995" table:style-name="ce14">
            <text:p>82.2%</text:p>
          </table:table-cell>
          <table:table-cell office:value-type="percentage" office:value="0.13864460000000001" table:style-name="ce14">
            <text:p>13.9%</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7</text:p>
          </table:table-cell>
          <table:table-cell office:value-type="string" table:style-name="ce1">
            <text:p>Advanced Higher</text:p>
          </table:table-cell>
          <table:table-cell office:value-type="float" office:value="2020" table:style-name="ce1">
            <text:p>2020</text:p>
          </table:table-cell>
          <table:table-cell office:value-type="percentage" office:value="6.2272999999999998E-3" table:style-name="ce14">
            <text:p>0.6%</text:p>
          </table:table-cell>
          <table:table-cell office:value-type="percentage" office:value="7.2652000000000003E-3" table:style-name="ce14">
            <text:p>0.7%</text:p>
          </table:table-cell>
          <table:table-cell office:value-type="percentage" office:value="3.5806999999999999E-2" table:style-name="ce14">
            <text:p>3.6%</text:p>
          </table:table-cell>
          <table:table-cell office:value-type="percentage" office:value="0.82667360000000001" table:style-name="ce14">
            <text:p>82.7%</text:p>
          </table:table-cell>
          <table:table-cell office:value-type="percentage" office:value="0.124027" table:style-name="ce14">
            <text:p>12.4%</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7</text:p>
          </table:table-cell>
          <table:table-cell office:value-type="string" table:style-name="ce1">
            <text:p>Advanced Higher</text:p>
          </table:table-cell>
          <table:table-cell office:value-type="float" office:value="2019" table:style-name="ce1">
            <text:p>2019</text:p>
          </table:table-cell>
          <table:table-cell office:value-type="percentage" office:value="3.2894999999999999E-3" table:style-name="ce14">
            <text:p>0.3%</text:p>
          </table:table-cell>
          <table:table-cell office:value-type="percentage" office:value="4.3860000000000001E-3" table:style-name="ce14">
            <text:p>0.4%</text:p>
          </table:table-cell>
          <table:table-cell office:value-type="percentage" office:value="2.0833299999999999E-2" table:style-name="ce14">
            <text:p>2.1%</text:p>
          </table:table-cell>
          <table:table-cell office:value-type="percentage" office:value="0.841557" table:style-name="ce14">
            <text:p>84.2%</text:p>
          </table:table-cell>
          <table:table-cell office:value-type="percentage" office:value="0.1299342" table:style-name="ce14">
            <text:p>13.0%</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7</text:p>
          </table:table-cell>
          <table:table-cell office:value-type="string" table:style-name="ce1">
            <text:p>Advanced Higher</text:p>
          </table:table-cell>
          <table:table-cell office:value-type="float" office:value="2018" table:style-name="ce1">
            <text:p>2018</text:p>
          </table:table-cell>
          <table:table-cell office:value-type="percentage" office:value="1.0549000000000001E-3" table:style-name="ce14">
            <text:p>0.1%</text:p>
          </table:table-cell>
          <table:table-cell office:value-type="percentage" office:value="1.5823E-3" table:style-name="ce14">
            <text:p>0.2%</text:p>
          </table:table-cell>
          <table:table-cell office:value-type="percentage" office:value="3.1645600000000003E-2" table:style-name="ce14">
            <text:p>3.2%</text:p>
          </table:table-cell>
          <table:table-cell office:value-type="percentage" office:value="0.86708859999999999" table:style-name="ce14">
            <text:p>86.7%</text:p>
          </table:table-cell>
          <table:table-cell office:value-type="percentage" office:value="9.86287E-2" table:style-name="ce14">
            <text:p>9.9%</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7</text:p>
          </table:table-cell>
          <table:table-cell office:value-type="string" table:style-name="ce1">
            <text:p>Scottish Baccalaureate</text:p>
          </table:table-cell>
          <table:table-cell office:value-type="float" office:value="2022" table:style-name="ce1">
            <text:p>2022</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office:value-type="percentage" office:value="1" table:style-name="ce14">
            <text:p>100.0%</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7</text:p>
          </table:table-cell>
          <table:table-cell office:value-type="string" table:style-name="ce1">
            <text:p>Scottish Baccalaureate</text:p>
          </table:table-cell>
          <table:table-cell office:value-type="float" office:value="2021" table:style-name="ce1">
            <text:p>2021</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office:value-type="percentage" office:value="1" table:style-name="ce14">
            <text:p>100.0%</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7</text:p>
          </table:table-cell>
          <table:table-cell office:value-type="string" table:style-name="ce1">
            <text:p>Scottish Baccalaureate</text:p>
          </table:table-cell>
          <table:table-cell office:value-type="float" office:value="2020" table:style-name="ce1">
            <text:p>2020</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office:value-type="percentage" office:value="1" table:style-name="ce14">
            <text:p>100.0%</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7</text:p>
          </table:table-cell>
          <table:table-cell office:value-type="string" table:style-name="ce1">
            <text:p>Scottish Baccalaureate</text:p>
          </table:table-cell>
          <table:table-cell office:value-type="float" office:value="2019" table:style-name="ce1">
            <text:p>2019</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office:value-type="percentage" office:value="1" table:style-name="ce14">
            <text:p>100.0%</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style-name="ro11">
          <table:table-cell office:value-type="string" table:style-name="ce24">
            <text:p>SCQF7</text:p>
          </table:table-cell>
          <table:table-cell office:value-type="string" table:style-name="ce1">
            <text:p>Scottish Baccalaureate</text:p>
          </table:table-cell>
          <table:table-cell office:value-type="float" office:value="2018" table:style-name="ce1">
            <text:p>2018</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office:value-type="percentage" office:value="1" table:style-name="ce14">
            <text:p>100.0%</text:p>
          </table:table-cell>
          <table:table-cell office:value-type="percentage" office:value="0" table:style-name="ce14">
            <text:p>0.0%</text:p>
          </table:table-cell>
          <table:table-cell office:value-type="percentage" office:value="0" table:style-name="ce14">
            <text:p>0.0%</text:p>
          </table:table-cell>
          <table:table-cell office:value-type="percentage" office:value="0" table:style-name="ce14">
            <text:p>0.0%</text:p>
          </table:table-cell>
          <table:table-cell table:number-columns-repeated="16374"/>
        </table:table-row>
        <table:table-row table:number-rows-repeated="1048481" table:style-name="ro8">
          <table:table-cell table:number-columns-repeated="16384"/>
        </table:table-row>
      </table:table>
      <table:table table:name="Notes" table:style-name="ta1">
        <table:table-column table:style-name="co32" table:default-cell-style-name="ce1"/>
        <table:table-column table:style-name="co33" table:default-cell-style-name="ce1"/>
        <table:table-column table:style-name="co2" table:number-columns-repeated="16382" table:default-cell-style-name="ce1"/>
        <table:table-row table:style-name="ro13">
          <table:table-cell office:value-type="string" table:style-name="ce10">
            <text:p>Notes accompanying this release</text:p>
          </table:table-cell>
          <table:table-cell table:number-columns-repeated="16383" table:style-name="ce1"/>
        </table:table-row>
        <table:table-row table:style-name="ro4">
          <table:table-cell office:value-type="string" table:style-name="ce41">
            <text:p>Note number</text:p>
          </table:table-cell>
          <table:table-cell office:value-type="string" table:style-name="ce41">
            <text:p>Note text</text:p>
          </table:table-cell>
          <table:table-cell table:number-columns-repeated="16382"/>
        </table:table-row>
        <table:table-row table:style-name="ro14">
          <table:table-cell office:value-type="string" table:style-name="ce42">
            <text:p>[note 1]</text:p>
          </table:table-cell>
          <table:table-cell office:value-type="string" table:style-name="ce43">
            <text:p>All figures are rounded to the nearest five. Figures between one and four inclusive have been suppressed to protect against the risk of disclosure of personal information. All percentage figures for a course have been suppressed where values between one and four inclusive have been suppressed. Cells containing suppressed figures are marked up with the shorthand [c].<text:s/></text:p>
          </table:table-cell>
          <table:table-cell table:number-columns-repeated="16382"/>
        </table:table-row>
        <table:table-row table:style-name="ro15">
          <table:table-cell office:value-type="string" table:style-name="ce42">
            <text:p>[note 2]</text:p>
          </table:table-cell>
          <table:table-cell office:value-type="string" table:style-name="ce43">
            <text:p>National Course (National 2 to National 5, Higher, Advanced Higher and Scottish Baccalaureate) statistics relate to information as of 26 July 2022 and are therefore provisional subject to appeals and other post certification procedures. These statistics report overall attainment for whole courses, which may contain multiple forms of assessment including examinations, coursework, and units (internally assessed units enabling learners to demonstrate acquisition of skills).<text:s/></text:p>
          </table:table-cell>
          <table:table-cell table:number-columns-repeated="16382"/>
        </table:table-row>
        <table:table-row table:style-name="ro16">
          <table:table-cell office:value-type="string" table:style-name="ce42">
            <text:p>[note 3]</text:p>
          </table:table-cell>
          <table:table-cell office:value-type="string" table:style-name="ce43">
            <text:p>National 2, National 3 and Skills for Work Courses are a flexible provision. Candidates may complete the courses over more than one academic year. The results are not directly comparable with other courses because of this flexibility. </text:p>
          </table:table-cell>
          <table:table-cell table:number-columns-repeated="16382"/>
        </table:table-row>
        <table:table-row table:style-name="ro14">
          <table:table-cell office:value-type="string" table:style-name="ce42">
            <text:p>[note 4]</text:p>
          </table:table-cell>
          <table:table-cell office:value-type="string" table:style-name="ce43">
            <text:p>Attainment information for SQA's Awards, National Certificate and National Progression Award qualifications in 2022 detail the number of successfully certificated entries between 1 August 2021 and 30 June 2022. The statistics are therefore subject to change when attainment across the complete academic year is published in the December release of the attainment statistics. </text:p>
          </table:table-cell>
          <table:table-cell table:number-columns-repeated="16382"/>
        </table:table-row>
        <table:table-row table:style-name="ro17">
          <table:table-cell office:value-type="string" table:style-name="ce42">
            <text:p>[note 5]</text:p>
          </table:table-cell>
          <table:table-cell office:value-type="string" table:style-name="ce43">
            <text:p>Figures for courses available in different languages are combined and reported as a single course for reporting purposes. These courses are as follows:</text:p>
            <text:p>Mandarin (Traditional), Mandarin (Simplified) and Cantonese for all levels are reported as Chinese Languages.</text:p>
            <text:p>Mathematics and Matamataig for all levels are reported as Mathematics.</text:p>
            <text:p>Applications of Mathematics and Gniomhachas Matamataigs for National 4, National 5 and Higher are reported as Applications of Mathematics.</text:p>
            <text:p>Geography and Cruinn-eolas for all levels are reported as Geography.</text:p>
            <text:p>History and Eachdraidh for all levels are reported as History.</text:p>
            <text:p>Modern Studies and Nuadh-Eolas for all levels are reported as Modern Studies.</text:p>
            <text:p>Biology and Bith-eolas at National 4 are reported as Biology.</text:p>
            <text:p>Lifeskills Mathematics and Matamataig Fad-bheatha at National 2 are reported as Lifeskills Mathematics.</text:p>
            <text:p>SCQF level 4 Skills for Work courses Creative Digital Media and Na Meadhanan Cruthachail Didseatach are reported as Creative Digital Media.</text:p>
          </table:table-cell>
          <table:table-cell table:number-columns-repeated="16382"/>
        </table:table-row>
        <table:table-row table:style-name="ro14">
          <table:table-cell office:value-type="string" table:style-name="ce42">
            <text:p>[note 6]</text:p>
          </table:table-cell>
          <table:table-cell office:value-type="string" table:style-name="ce43">
            <text:p>Grade D, like grades A to C, is reported on the Scottish Qualifications Certificate as a Course award in its own right. Grade D indicates that the learner has achieved all the National Units for the course at that level (if applicable) and has demonstrated sufficient knowledge to achieve the grade. </text:p>
          </table:table-cell>
          <table:table-cell table:number-columns-repeated="16382"/>
        </table:table-row>
        <table:table-row table:style-name="ro15">
          <table:table-cell office:value-type="string" table:style-name="ce42">
            <text:p>[note 7]</text:p>
          </table:table-cell>
          <table:table-cell office:value-type="string" table:style-name="ce43">
            <text:p>With the phased introduction of the Revised National Qualifications, grade D was extended from a notional 45 to 49% to a notional 40 to 49%. No Award was reduced from a notional 0 to 44% to 0 to 39% as a result of this change to grade D. These changes were implemented for National 5 from the 2017 to 2018 academic year, for Higher from the 2018 to 2019 academic year, and for Advanced Higher from the 2019 to 2020 academic year.</text:p>
          </table:table-cell>
          <table:table-cell table:number-columns-repeated="16382"/>
        </table:table-row>
        <table:table-row table:style-name="ro18">
          <table:table-cell office:value-type="string" table:style-name="ce42">
            <text:p>[note 8]</text:p>
          </table:table-cell>
          <table:table-cell office:value-type="string" table:style-name="ce43">
            <text:p>A Distinction in The Scottish Baccalaureate requires a grade A in one of the eligible Advanced Higher courses, a further grade A in one other component and a grade B or above in all the remaining components. A Pass is awarded to those who achieve at least a grade C in all mandatory components and who do not meet the criteria for Distinction. Further details on The Scottish Baccalaureate, including eligible courses, can be found on the following page on the SQA website, https://www.sqa.org.uk/sqa/34638.html</text:p>
          </table:table-cell>
          <table:table-cell table:number-columns-repeated="16382"/>
        </table:table-row>
        <table:table-row table:style-name="ro14">
          <table:table-cell office:value-type="string" table:style-name="ce42">
            <text:p>[note 9]</text:p>
          </table:table-cell>
          <table:table-cell office:value-type="string" table:style-name="ce43">
            <text:p>The stage groups used in the “Stage breakdowns” table cover third, fourth, fifth, and sixth year school candidates, 'Other School' candidates (which includes first year, second year and adults attending secondary school), Further Education (FE) College, and 'Remaining Candidates' (which covers candidates who are not affiliated to a school or college, for example workplace learners).</text:p>
          </table:table-cell>
          <table:table-cell table:number-columns-repeated="16382"/>
        </table:table-row>
        <table:table-row table:style-name="ro14">
          <table:table-cell office:value-type="string" table:style-name="ce42">
            <text:p>[note 10]</text:p>
          </table:table-cell>
          <table:table-cell office:value-type="string" table:style-name="ce43">
            <text:p>These statistics do not include 465 entries that were registered for the Incomplete Evidence Contingency (IEC) process, introduced as part of the alternative certification model 2021 to allow candidates who met specific criteria to undertake assessments and be resulted post-August 2021.</text:p>
          </table:table-cell>
          <table:table-cell table:number-columns-repeated="16382"/>
        </table:table-row>
        <table:table-row table:style-name="ro16">
          <table:table-cell office:value-type="string" table:style-name="ce42">
            <text:p>[note 11]</text:p>
          </table:table-cell>
          <table:table-cell office:value-type="string" table:style-name="ce43">
            <text:p>The number entered for and resulted may change after results day due to completion of post-certification procedures such as appeals and malpractice. </text:p>
          </table:table-cell>
          <table:table-cell table:number-columns-repeated="16382"/>
        </table:table-row>
        <table:table-row table:style-name="ro7">
          <table:table-cell office:value-type="string" table:style-name="ce42">
            <text:p>[note 12]</text:p>
          </table:table-cell>
          <table:table-cell office:value-type="string" table:style-name="ce43">
            <text:p>Qualifications with no entries in the five-year reporting period are not included. </text:p>
          </table:table-cell>
          <table:table-cell table:number-columns-repeated="16382"/>
        </table:table-row>
        <table:table-row table:style-name="ro18">
          <table:table-cell office:value-type="string" table:style-name="ce42">
            <text:p>[note 13]</text:p>
          </table:table-cell>
          <table:table-cell office:value-type="string" table:style-name="ce43">
            <text:p>In some cases, the centre type categories used in these statistics result from the grouping of some related centre types. ‘Education Authority - Secondary School’ and ‘Education Authority - Special School’ are grouped as ‘Education Authority’. 'Independent - Secondary School' and 'Independent - Special School' are grouped as ‘Independent’. ‘Further Education College’ is reported as ‘FE College’. All remaining centre types, including training providers, voluntary sector organisations, HM Armed Forces, prisons and primary schools are reported as ‘Other’. </text:p>
          </table:table-cell>
          <table:table-cell table:number-columns-repeated="16382"/>
        </table:table-row>
        <table:table-row table:style-name="ro7">
          <table:table-cell office:value-type="string" table:style-name="ce42">
            <text:p>[note 14]</text:p>
          </table:table-cell>
          <table:table-cell office:value-type="string" table:style-name="ce44">
            <text:p><text:a xlink:href="https://www.sqa.org.uk/sqa/102188.html">Refer to the background information document for additional information such as data sources, methodology and limitations. </text:a></text:p>
          </table:table-cell>
          <table:table-cell table:number-columns-repeated="16382"/>
        </table:table-row>
        <table:table-row table:style-name="ro16">
          <table:table-cell office:value-type="string" table:style-name="ce42">
            <text:p>[note 15]</text:p>
          </table:table-cell>
          <table:table-cell office:value-type="string" table:style-name="ce43">
            <text:p>We welcome your feedback on our publications. Should you have any comments on this statistical release and how to improve it to meet your needs please contact us using data.analytics@sqa.org.uk. </text:p>
          </table:table-cell>
          <table:table-cell table:number-columns-repeated="16382"/>
        </table:table-row>
        <table:table-row table:number-rows-repeated="1048559" table:style-name="ro8">
          <table:table-cell table:number-columns-repeated="16384"/>
        </table:table-row>
      </table:table>
      <table:database-ranges>
        <table:database-range table:target-range-address="National_2.A3:National_2.P17" table:name="table_1_provisional_national_2_attainment"/>
        <table:database-range table:target-range-address="National_3.A3:National_3.P34" table:name="table_2_provisional_national_3_attainment"/>
        <table:database-range table:target-range-address="National_4.A3:National_4.P41" table:name="table_3_provisional_national_4_attainment"/>
        <table:database-range table:target-range-address="National_5.A3:National_5.BD50" table:name="table_4_provisional_national_5_attainment"/>
        <table:database-range table:target-range-address="Higher.A3:Higher.BD48" table:name="table_4_provisional_national_5_attainment14"/>
        <table:database-range table:target-range-address="Advanced_Higher.A3:Advanced_Higher.BD37" table:name="table_4_provisional_national_5_attainment1415"/>
        <table:database-range table:target-range-address="Scottish_Baccalaureate.A3:Scottish_Baccalaureate.AJ8" table:name="table_7_provisional_scottish_baccalaureate_attainment"/>
        <table:database-range table:target-range-address="Skills_for_Work.A3:Skills_for_Work.Q17" table:name="table_9_provisional_skills_for_work_attainment"/>
        <table:database-range table:target-range-address="Awards.A3:Awards.G46" table:name="table_8_provisional_awards_attainment">
          <table:sort>
            <table:sort-by table:field-number="0"/>
          </table:sort>
        </table:database-range>
        <table:database-range table:target-range-address="National_Progression_Awards.A3:National_Progression_Awards.G42" table:name="table_10_provisional_national_progression_awards_attainment"/>
        <table:database-range table:target-range-address="Stage_Breakdowns.A3:Stage_Breakdowns.J95" table:name="table_12_provisional_stage_breakdowns_for_all_qualifications"/>
        <table:database-range table:target-range-address="Notes.A2:Notes.B17" table:name="table_13_notes_accompanying_this_release14"/>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Segoe UI" svg:font-family="&quot;Segoe UI&quot;"/>
  </office:font-face-decls>
  <office:styles>
    <number:number-style style:name="N0">
      <number:number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percentage-style style:name="N36">
      <number:number number:decimal-places="1" number:min-decimal-places="1" number:min-integer-digits="1"/>
      <number:text>%</number:text>
    </number:percentage-style>
    <style:style style:name="Heading_32_1" style:display-name="Heading 1" style:family="table-cell" style:data-style-name="N0">
      <style:text-properties style:font-name="Calibri" style:font-name-asian="Calibri" style:font-name-complex="Calibri" fo:font-size="15pt" style:font-size-asian="15pt" style:font-size-complex="15pt" fo:font-weight="bold" style:font-weight-asian="bold" style:font-weight-complex="bold"/>
    </style: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Percent_32_2" style:display-name="Percent 2" style:family="table-cell" style:data-style-name="N13"/>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330</meta:generator>
    <meta:initial-creator>pri11322</meta:initial-creator>
    <dc:creator>Ryan MacGregor</dc:creator>
    <meta:creation-date>2022-07-17T18:44:53Z</meta:creation-date>
    <dc:date>2022-08-09T07:13:23Z</dc:date>
  </office:meta>
</office:document-meta>
</file>